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Division</text:p>
          </table:table-cell>
          <table:table-cell office:value-type="string" table:style-name="ce1">
            <text:p>Squad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tchesPlayed</text:p>
          </table:table-cell>
          <table:table-cell office:value-type="string" table:style-name="ce1">
            <text:p>Creativity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Assisting</text:p>
          </table:table-cell>
          <table:table-cell office:value-type="string" table:style-name="ce1">
            <text:p>AttPassing</text:p>
          </table:table-cell>
          <table:table-cell office:value-type="string" table:style-name="ce1">
            <text:p>AdvancedTouches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Progression</text:p>
          </table:table-cell>
          <table:table-cell office:value-type="string" table:style-name="ce1">
            <text:p>ShootAcc</text:p>
          </table:table-cell>
          <table:table-cell office:value-type="string" table:style-name="ce1">
            <text:p>Scoring</text:p>
          </table:table-cell>
          <table:table-cell office:value-type="string" table:style-name="ce1">
            <text:p>Blocking</text:p>
          </table:table-cell>
          <table:table-cell office:value-type="string" table:style-name="ce1">
            <text:p>Tackling</text:p>
          </table:table-cell>
        </table:table-row>
        <table:table-row table:style-name="ro1">
          <table:table-cell office:value-type="string" table:style-name="ce1">
            <text:p>Tyler Adam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27</text:p>
          </table:table-cell>
          <table:table-cell office:value-type="float" office:value="13.3" table:style-name="ce1">
            <text:p>13.3</text:p>
          </table:table-cell>
          <table:table-cell office:value-type="float" office:value="7.40650792473403" table:style-name="ce1">
            <text:p>7.40650792473403</text:p>
          </table:table-cell>
          <table:table-cell office:value-type="float" office:value="14.4994024931298" table:style-name="ce1">
            <text:p>14.4994024931298</text:p>
          </table:table-cell>
          <table:table-cell office:value-type="float" office:value="7.74712485810508" table:style-name="ce1">
            <text:p>7.74712485810508</text:p>
          </table:table-cell>
          <table:table-cell office:value-type="float" office:value="12.1298469472591" table:style-name="ce1">
            <text:p>12.1298469472591</text:p>
          </table:table-cell>
          <table:table-cell office:value-type="float" office:value="10.6891925169348" table:style-name="ce1">
            <text:p>10.6891925169348</text:p>
          </table:table-cell>
          <table:table-cell office:value-type="float" office:value="8.76784511450028" table:style-name="ce1">
            <text:p>8.76784511450028</text:p>
          </table:table-cell>
          <table:table-cell office:value-type="float" office:value="7.86295621355623" table:style-name="ce1">
            <text:p>7.86295621355623</text:p>
          </table:table-cell>
          <table:table-cell office:value-type="float" office:value="9.41474179577227" table:style-name="ce1">
            <text:p>9.41474179577227</text:p>
          </table:table-cell>
          <table:table-cell office:value-type="float" office:value="10.2169960339767" table:style-name="ce1">
            <text:p>10.2169960339767</text:p>
          </table:table-cell>
          <table:table-cell office:value-type="float" office:value="15.8826934298428" table:style-name="ce1">
            <text:p>15.8826934298428</text:p>
          </table:table-cell>
          <table:table-cell office:value-type="float" office:value="12.8896630844011" table:style-name="ce1">
            <text:p>12.8896630844011</text:p>
          </table:table-cell>
        </table:table-row>
        <table:table-row table:style-name="ro1">
          <table:table-cell office:value-type="string" table:style-name="ce1">
            <text:p>Carlos Alcara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38</text:p>
          </table:table-cell>
          <table:table-cell office:value-type="float" office:value="7.4" table:style-name="ce1">
            <text:p>7.4</text:p>
          </table:table-cell>
          <table:table-cell office:value-type="float" office:value="8.91169163928836" table:style-name="ce1">
            <text:p>8.91169163928836</text:p>
          </table:table-cell>
          <table:table-cell office:value-type="float" office:value="8.42458819506337" table:style-name="ce1">
            <text:p>8.42458819506337</text:p>
          </table:table-cell>
          <table:table-cell office:value-type="float" office:value="8.81685103266971" table:style-name="ce1">
            <text:p>8.81685103266971</text:p>
          </table:table-cell>
          <table:table-cell office:value-type="float" office:value="7.81755083123368" table:style-name="ce1">
            <text:p>7.81755083123368</text:p>
          </table:table-cell>
          <table:table-cell office:value-type="float" office:value="9.40903416265799" table:style-name="ce1">
            <text:p>9.40903416265799</text:p>
          </table:table-cell>
          <table:table-cell office:value-type="float" office:value="8.49551083239251" table:style-name="ce1">
            <text:p>8.49551083239251</text:p>
          </table:table-cell>
          <table:table-cell office:value-type="float" office:value="9.47896420429122" table:style-name="ce1">
            <text:p>9.47896420429122</text:p>
          </table:table-cell>
          <table:table-cell office:value-type="float" office:value="10.748336286321" table:style-name="ce1">
            <text:p>10.748336286321</text:p>
          </table:table-cell>
          <table:table-cell office:value-type="float" office:value="7.97668655836132" table:style-name="ce1">
            <text:p>7.97668655836132</text:p>
          </table:table-cell>
          <table:table-cell office:value-type="float" office:value="7.9599233093521" table:style-name="ce1">
            <text:p>7.9599233093521</text:p>
          </table:table-cell>
          <table:table-cell office:value-type="float" office:value="6.97623698375948" table:style-name="ce1">
            <text:p>6.97623698375948</text:p>
          </table:table-cell>
        </table:table-row>
        <table:table-row table:style-name="ro1">
          <table:table-cell office:value-type="string" table:style-name="ce1">
            <text:p>Ethan Ampadu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15</text:p>
          </table:table-cell>
          <table:table-cell office:value-type="float" office:value="16.7" table:style-name="ce1">
            <text:p>16.7</text:p>
          </table:table-cell>
          <table:table-cell office:value-type="float" office:value="8.43059706100228" table:style-name="ce1">
            <text:p>8.43059706100228</text:p>
          </table:table-cell>
          <table:table-cell office:value-type="float" office:value="16.2525846808643" table:style-name="ce1">
            <text:p>16.2525846808643</text:p>
          </table:table-cell>
          <table:table-cell office:value-type="float" office:value="7.113346611159" table:style-name="ce1">
            <text:p>7.113346611159</text:p>
          </table:table-cell>
          <table:table-cell office:value-type="float" office:value="12.7567496971645" table:style-name="ce1">
            <text:p>12.7567496971645</text:p>
          </table:table-cell>
          <table:table-cell office:value-type="float" office:value="10.367971654693" table:style-name="ce1">
            <text:p>10.367971654693</text:p>
          </table:table-cell>
          <table:table-cell office:value-type="float" office:value="13.13487734675" table:style-name="ce1">
            <text:p>13.13487734675</text:p>
          </table:table-cell>
          <table:table-cell office:value-type="float" office:value="8.81962870719395" table:style-name="ce1">
            <text:p>8.81962870719395</text:p>
          </table:table-cell>
          <table:table-cell office:value-type="float" office:value="7.90629791424711" table:style-name="ce1">
            <text:p>7.90629791424711</text:p>
          </table:table-cell>
          <table:table-cell office:value-type="float" office:value="10.3813620965357" table:style-name="ce1">
            <text:p>10.3813620965357</text:p>
          </table:table-cell>
          <table:table-cell office:value-type="float" office:value="17.7613577751266" table:style-name="ce1">
            <text:p>17.7613577751266</text:p>
          </table:table-cell>
          <table:table-cell office:value-type="float" office:value="14.5118522028749" table:style-name="ce1">
            <text:p>14.5118522028749</text:p>
          </table:table-cell>
        </table:table-row>
        <table:table-row table:style-name="ro1">
          <table:table-cell office:value-type="string" table:style-name="ce1">
            <text:p>Elliot Ander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62</text:p>
          </table:table-cell>
          <table:table-cell office:value-type="float" office:value="21" table:style-name="ce1">
            <text:p>21</text:p>
          </table:table-cell>
          <table:table-cell office:value-type="float" office:value="10.1216884925019" table:style-name="ce1">
            <text:p>10.1216884925019</text:p>
          </table:table-cell>
          <table:table-cell office:value-type="float" office:value="19.2794456676439" table:style-name="ce1">
            <text:p>19.2794456676439</text:p>
          </table:table-cell>
          <table:table-cell office:value-type="float" office:value="14.3675186081483" table:style-name="ce1">
            <text:p>14.3675186081483</text:p>
          </table:table-cell>
          <table:table-cell office:value-type="float" office:value="19.4648688798467" table:style-name="ce1">
            <text:p>19.4648688798467</text:p>
          </table:table-cell>
          <table:table-cell office:value-type="float" office:value="15.7923972887271" table:style-name="ce1">
            <text:p>15.7923972887271</text:p>
          </table:table-cell>
          <table:table-cell office:value-type="float" office:value="10.637012615968" table:style-name="ce1">
            <text:p>10.637012615968</text:p>
          </table:table-cell>
          <table:table-cell office:value-type="float" office:value="14.9369519219305" table:style-name="ce1">
            <text:p>14.9369519219305</text:p>
          </table:table-cell>
          <table:table-cell office:value-type="float" office:value="7.96024151885997" table:style-name="ce1">
            <text:p>7.96024151885997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18.2913977581922" table:style-name="ce1">
            <text:p>18.2913977581922</text:p>
          </table:table-cell>
          <table:table-cell office:value-type="float" office:value="14.5676033864057" table:style-name="ce1">
            <text:p>14.5676033864057</text:p>
          </table:table-cell>
        </table:table-row>
        <table:table-row table:style-name="ro1">
          <table:table-cell office:value-type="string" table:style-name="ce1">
            <text:p>André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75</text:p>
          </table:table-cell>
          <table:table-cell office:value-type="float" office:value="15.3" table:style-name="ce1">
            <text:p>15.3</text:p>
          </table:table-cell>
          <table:table-cell office:value-type="float" office:value="7.66296283456091" table:style-name="ce1">
            <text:p>7.66296283456091</text:p>
          </table:table-cell>
          <table:table-cell office:value-type="float" office:value="14.5970354813255" table:style-name="ce1">
            <text:p>14.5970354813255</text:p>
          </table:table-cell>
          <table:table-cell office:value-type="float" office:value="7.36317229971574" table:style-name="ce1">
            <text:p>7.36317229971574</text:p>
          </table:table-cell>
          <table:table-cell office:value-type="float" office:value="11.897878288077" table:style-name="ce1">
            <text:p>11.897878288077</text:p>
          </table:table-cell>
          <table:table-cell office:value-type="float" office:value="8.47210843851904" table:style-name="ce1">
            <text:p>8.47210843851904</text:p>
          </table:table-cell>
          <table:table-cell office:value-type="float" office:value="9.15401473845615" table:style-name="ce1">
            <text:p>9.15401473845615</text:p>
          </table:table-cell>
          <table:table-cell office:value-type="float" office:value="7.05798009929876" table:style-name="ce1">
            <text:p>7.05798009929876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6.66593183687365" table:style-name="ce1">
            <text:p>6.66593183687365</text:p>
          </table:table-cell>
          <table:table-cell office:value-type="float" office:value="16.7718748228506" table:style-name="ce1">
            <text:p>16.7718748228506</text:p>
          </table:table-cell>
          <table:table-cell office:value-type="float" office:value="11.0528306916777" table:style-name="ce1">
            <text:p>11.0528306916777</text:p>
          </table:table-cell>
        </table:table-row>
        <table:table-row table:style-name="ro1">
          <table:table-cell office:value-type="string" table:style-name="ce1">
            <text:p>Jaidon Anthon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37</text:p>
          </table:table-cell>
          <table:table-cell office:value-type="float" office:value="13.6" table:style-name="ce1">
            <text:p>13.6</text:p>
          </table:table-cell>
          <table:table-cell office:value-type="float" office:value="8.78815241774243" table:style-name="ce1">
            <text:p>8.78815241774243</text:p>
          </table:table-cell>
          <table:table-cell office:value-type="float" office:value="9.18308195034401" table:style-name="ce1">
            <text:p>9.18308195034401</text:p>
          </table:table-cell>
          <table:table-cell office:value-type="float" office:value="9.7915575525496" table:style-name="ce1">
            <text:p>9.7915575525496</text:p>
          </table:table-cell>
          <table:table-cell office:value-type="float" office:value="8.038113617042" table:style-name="ce1">
            <text:p>8.038113617042</text:p>
          </table:table-cell>
          <table:table-cell office:value-type="float" office:value="12.2744119086545" table:style-name="ce1">
            <text:p>12.2744119086545</text:p>
          </table:table-cell>
          <table:table-cell office:value-type="float" office:value="7.02781668008218" table:style-name="ce1">
            <text:p>7.02781668008218</text:p>
          </table:table-cell>
          <table:table-cell office:value-type="float" office:value="14.8487390749845" table:style-name="ce1">
            <text:p>14.8487390749845</text:p>
          </table:table-cell>
          <table:table-cell office:value-type="float" office:value="10.6320009566622" table:style-name="ce1">
            <text:p>10.6320009566622</text:p>
          </table:table-cell>
          <table:table-cell office:value-type="float" office:value="15.9006343486765" table:style-name="ce1">
            <text:p>15.9006343486765</text:p>
          </table:table-cell>
          <table:table-cell office:value-type="float" office:value="12.2882582434606" table:style-name="ce1">
            <text:p>12.2882582434606</text:p>
          </table:table-cell>
          <table:table-cell office:value-type="float" office:value="9.89727862540268" table:style-name="ce1">
            <text:p>9.89727862540268</text:p>
          </table:table-cell>
        </table:table-row>
        <table:table-row table:style-name="ro1">
          <table:table-cell office:value-type="string" table:style-name="ce1">
            <text:p>Yasin Ayar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93</text:p>
          </table:table-cell>
          <table:table-cell office:value-type="float" office:value="16" table:style-name="ce1">
            <text:p>16</text:p>
          </table:table-cell>
          <table:table-cell office:value-type="float" office:value="8.46796576447258" table:style-name="ce1">
            <text:p>8.46796576447258</text:p>
          </table:table-cell>
          <table:table-cell office:value-type="float" office:value="14.9769240630201" table:style-name="ce1">
            <text:p>14.9769240630201</text:p>
          </table:table-cell>
          <table:table-cell office:value-type="float" office:value="8.14115286558898" table:style-name="ce1">
            <text:p>8.14115286558898</text:p>
          </table:table-cell>
          <table:table-cell office:value-type="float" office:value="10.4204390882322" table:style-name="ce1">
            <text:p>10.4204390882322</text:p>
          </table:table-cell>
          <table:table-cell office:value-type="float" office:value="12.2744119086545" table:style-name="ce1">
            <text:p>12.2744119086545</text:p>
          </table:table-cell>
          <table:table-cell office:value-type="float" office:value="7.44415063925802" table:style-name="ce1">
            <text:p>7.44415063925802</text:p>
          </table:table-cell>
          <table:table-cell office:value-type="float" office:value="10.2604999284497" table:style-name="ce1">
            <text:p>10.2604999284497</text:p>
          </table:table-cell>
          <table:table-cell office:value-type="float" office:value="10.0504283968546" table:style-name="ce1">
            <text:p>10.0504283968546</text:p>
          </table:table-cell>
          <table:table-cell office:value-type="float" office:value="13.2595442079616" table:style-name="ce1">
            <text:p>13.2595442079616</text:p>
          </table:table-cell>
          <table:table-cell office:value-type="float" office:value="14.0393340110741" table:style-name="ce1">
            <text:p>14.0393340110741</text:p>
          </table:table-cell>
          <table:table-cell office:value-type="float" office:value="9.29054354825241" table:style-name="ce1">
            <text:p>9.29054354825241</text:p>
          </table:table-cell>
        </table:table-row>
        <table:table-row table:style-name="ro1">
          <table:table-cell office:value-type="string" table:style-name="ce1">
            <text:p>Carlos Baleb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04</text:p>
          </table:table-cell>
          <table:table-cell office:value-type="float" office:value="10" table:style-name="ce1">
            <text:p>10</text:p>
          </table:table-cell>
          <table:table-cell office:value-type="float" office:value="7.13784383061291" table:style-name="ce1">
            <text:p>7.13784383061291</text:p>
          </table:table-cell>
          <table:table-cell office:value-type="float" office:value="9.82331182031304" table:style-name="ce1">
            <text:p>9.82331182031304</text:p>
          </table:table-cell>
          <table:table-cell office:value-type="float" office:value="6.39638534122938" table:style-name="ce1">
            <text:p>6.39638534122938</text:p>
          </table:table-cell>
          <table:table-cell office:value-type="float" office:value="8.038113617042" table:style-name="ce1">
            <text:p>8.038113617042</text:p>
          </table:table-cell>
          <table:table-cell office:value-type="float" office:value="9.09336264634696" table:style-name="ce1">
            <text:p>9.09336264634696</text:p>
          </table:table-cell>
          <table:table-cell office:value-type="float" office:value="11.3524535293843" table:style-name="ce1">
            <text:p>11.3524535293843</text:p>
          </table:table-cell>
          <table:table-cell office:value-type="float" office:value="7.45437648916906" table:style-name="ce1">
            <text:p>7.45437648916906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6.66593183687365" table:style-name="ce1">
            <text:p>6.66593183687365</text:p>
          </table:table-cell>
          <table:table-cell office:value-type="float" office:value="11.4715056038103" table:style-name="ce1">
            <text:p>11.4715056038103</text:p>
          </table:table-cell>
          <table:table-cell office:value-type="float" office:value="6.61562667895393" table:style-name="ce1">
            <text:p>6.61562667895393</text:p>
          </table:table-cell>
        </table:table-row>
        <table:table-row table:style-name="ro1">
          <table:table-cell office:value-type="string" table:style-name="ce1">
            <text:p>Jean-Ricner Bellegar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4</text:p>
          </table:table-cell>
          <table:table-cell office:value-type="float" office:value="7.7" table:style-name="ce1">
            <text:p>7.7</text:p>
          </table:table-cell>
          <table:table-cell office:value-type="float" office:value="7.96039321392632" table:style-name="ce1">
            <text:p>7.96039321392632</text:p>
          </table:table-cell>
          <table:table-cell office:value-type="float" office:value="8.02306289920506" table:style-name="ce1">
            <text:p>8.02306289920506</text:p>
          </table:table-cell>
          <table:table-cell office:value-type="float" office:value="7.23762003462274" table:style-name="ce1">
            <text:p>7.23762003462274</text:p>
          </table:table-cell>
          <table:table-cell office:value-type="float" office:value="8.48765727631341" table:style-name="ce1">
            <text:p>8.48765727631341</text:p>
          </table:table-cell>
          <table:table-cell office:value-type="float" office:value="12.8858496486161" table:style-name="ce1">
            <text:p>12.8858496486161</text:p>
          </table:table-cell>
          <table:table-cell office:value-type="float" office:value="10.2593207535651" table:style-name="ce1">
            <text:p>10.2593207535651</text:p>
          </table:table-cell>
          <table:table-cell office:value-type="float" office:value="10.2604999284497" table:style-name="ce1">
            <text:p>10.2604999284497</text:p>
          </table:table-cell>
          <table:table-cell office:value-type="float" office:value="9.81849816725553" table:style-name="ce1">
            <text:p>9.81849816725553</text:p>
          </table:table-cell>
          <table:table-cell office:value-type="float" office:value="9.0766039503969" table:style-name="ce1">
            <text:p>9.0766039503969</text:p>
          </table:table-cell>
          <table:table-cell office:value-type="float" office:value="10.0439614943162" table:style-name="ce1">
            <text:p>10.0439614943162</text:p>
          </table:table-cell>
          <table:table-cell office:value-type="float" office:value="16.8823363746692" table:style-name="ce1">
            <text:p>16.8823363746692</text:p>
          </table:table-cell>
        </table:table-row>
        <table:table-row table:style-name="ro1">
          <table:table-cell office:value-type="string" table:style-name="ce1">
            <text:p>Rodrigo Bentancu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196</text:p>
          </table:table-cell>
          <table:table-cell office:value-type="float" office:value="14.7" table:style-name="ce1">
            <text:p>14.7</text:p>
          </table:table-cell>
          <table:table-cell office:value-type="float" office:value="7.60062399496179" table:style-name="ce1">
            <text:p>7.60062399496179</text:p>
          </table:table-cell>
          <table:table-cell office:value-type="float" office:value="14.2580033499324" table:style-name="ce1">
            <text:p>14.2580033499324</text:p>
          </table:table-cell>
          <table:table-cell office:value-type="float" office:value="9.23138264496961" table:style-name="ce1">
            <text:p>9.23138264496961</text:p>
          </table:table-cell>
          <table:table-cell office:value-type="float" office:value="10.4799437773842" table:style-name="ce1">
            <text:p>10.4799437773842</text:p>
          </table:table-cell>
          <table:table-cell office:value-type="float" office:value="8.16780497765622" table:style-name="ce1">
            <text:p>8.16780497765622</text:p>
          </table:table-cell>
          <table:table-cell office:value-type="float" office:value="11.9662331926758" table:style-name="ce1">
            <text:p>11.9662331926758</text:p>
          </table:table-cell>
          <table:table-cell office:value-type="float" office:value="8.28238669371884" table:style-name="ce1">
            <text:p>8.28238669371884</text:p>
          </table:table-cell>
          <table:table-cell office:value-type="float" office:value="7.6923556319295" table:style-name="ce1">
            <text:p>7.6923556319295</text:p>
          </table:table-cell>
          <table:table-cell office:value-type="float" office:value="8.59849763382962" table:style-name="ce1">
            <text:p>8.59849763382962</text:p>
          </table:table-cell>
          <table:table-cell office:value-type="float" office:value="17.0945185412143" table:style-name="ce1">
            <text:p>17.0945185412143</text:p>
          </table:table-cell>
          <table:table-cell office:value-type="float" office:value="13.7122637865946" table:style-name="ce1">
            <text:p>13.7122637865946</text:p>
          </table:table-cell>
        </table:table-row>
        <table:table-row table:style-name="ro1">
          <table:table-cell office:value-type="string" table:style-name="ce1">
            <text:p>Sander Berg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27</text:p>
          </table:table-cell>
          <table:table-cell office:value-type="float" office:value="18.1" table:style-name="ce1">
            <text:p>18.1</text:p>
          </table:table-cell>
          <table:table-cell office:value-type="float" office:value="8.1525450256744" table:style-name="ce1">
            <text:p>8.1525450256744</text:p>
          </table:table-cell>
          <table:table-cell office:value-type="float" office:value="17.1392771439989" table:style-name="ce1">
            <text:p>17.1392771439989</text:p>
          </table:table-cell>
          <table:table-cell office:value-type="float" office:value="8.95437853742183" table:style-name="ce1">
            <text:p>8.95437853742183</text:p>
          </table:table-cell>
          <table:table-cell office:value-type="float" office:value="15.9665159486107" table:style-name="ce1">
            <text:p>15.9665159486107</text:p>
          </table:table-cell>
          <table:table-cell office:value-type="float" office:value="11.9625139470641" table:style-name="ce1">
            <text:p>11.9625139470641</text:p>
          </table:table-cell>
          <table:table-cell office:value-type="float" office:value="5.52068668920715" table:style-name="ce1">
            <text:p>5.52068668920715</text:p>
          </table:table-cell>
          <table:table-cell office:value-type="float" office:value="9.03789144877196" table:style-name="ce1">
            <text:p>9.03789144877196</text:p>
          </table:table-cell>
          <table:table-cell office:value-type="float" office:value="7.53390708995276" table:style-name="ce1">
            <text:p>7.53390708995276</text:p>
          </table:table-cell>
          <table:table-cell office:value-type="float" office:value="7.23146686946934" table:style-name="ce1">
            <text:p>7.23146686946934</text:p>
          </table:table-cell>
          <table:table-cell office:value-type="float" office:value="14.9228580698307" table:style-name="ce1">
            <text:p>14.9228580698307</text:p>
          </table:table-cell>
          <table:table-cell office:value-type="float" office:value="13.9362134329092" table:style-name="ce1">
            <text:p>13.9362134329092</text:p>
          </table:table-cell>
        </table:table-row>
        <table:table-row table:style-name="ro1">
          <table:table-cell office:value-type="string" table:style-name="ce1">
            <text:p>Lucas Bergval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9-339</text:p>
          </table:table-cell>
          <table:table-cell office:value-type="float" office:value="8.3" table:style-name="ce1">
            <text:p>8.3</text:p>
          </table:table-cell>
          <table:table-cell office:value-type="float" office:value="8.1525450256744" table:style-name="ce1">
            <text:p>8.1525450256744</text:p>
          </table:table-cell>
          <table:table-cell office:value-type="float" office:value="8.15060314992044" table:style-name="ce1">
            <text:p>8.15060314992044</text:p>
          </table:table-cell>
          <table:table-cell office:value-type="float" office:value="9.37074427538295" table:style-name="ce1">
            <text:p>9.37074427538295</text:p>
          </table:table-cell>
          <table:table-cell office:value-type="float" office:value="8.71616808470795" table:style-name="ce1">
            <text:p>8.71616808470795</text:p>
          </table:table-cell>
          <table:table-cell office:value-type="float" office:value="10.367971654693" table:style-name="ce1">
            <text:p>10.367971654693</text:p>
          </table:table-cell>
          <table:table-cell office:value-type="float" office:value="14.9753278761214" table:style-name="ce1">
            <text:p>14.9753278761214</text:p>
          </table:table-cell>
          <table:table-cell office:value-type="float" office:value="10.4848617265614" table:style-name="ce1">
            <text:p>10.4848617265614</text:p>
          </table:table-cell>
          <table:table-cell office:value-type="float" office:value="8.90160253706176" table:style-name="ce1">
            <text:p>8.90160253706176</text:p>
          </table:table-cell>
          <table:table-cell office:value-type="float" office:value="9.0766039503969" table:style-name="ce1">
            <text:p>9.0766039503969</text:p>
          </table:table-cell>
          <table:table-cell office:value-type="float" office:value="8.86722653314396" table:style-name="ce1">
            <text:p>8.86722653314396</text:p>
          </table:table-cell>
          <table:table-cell office:value-type="float" office:value="9.89727862540268" table:style-name="ce1">
            <text:p>9.89727862540268</text:p>
          </table:table-cell>
        </table:table-row>
        <table:table-row table:style-name="ro1">
          <table:table-cell office:value-type="string" table:style-name="ce1">
            <text:p>Moisés Caiced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66</text:p>
          </table:table-cell>
          <table:table-cell office:value-type="float" office:value="13.9" table:style-name="ce1">
            <text:p>13.9</text:p>
          </table:table-cell>
          <table:table-cell office:value-type="float" office:value="8.94028101094879" table:style-name="ce1">
            <text:p>8.94028101094879</text:p>
          </table:table-cell>
          <table:table-cell office:value-type="float" office:value="16.5557713040386" table:style-name="ce1">
            <text:p>16.5557713040386</text:p>
          </table:table-cell>
          <table:table-cell office:value-type="float" office:value="10.0737662098453" table:style-name="ce1">
            <text:p>10.0737662098453</text:p>
          </table:table-cell>
          <table:table-cell office:value-type="float" office:value="14.8356336838833" table:style-name="ce1">
            <text:p>14.8356336838833</text:p>
          </table:table-cell>
          <table:table-cell office:value-type="float" office:value="9.72716605831482" table:style-name="ce1">
            <text:p>9.72716605831482</text:p>
          </table:table-cell>
          <table:table-cell office:value-type="float" office:value="7.58030238006426" table:style-name="ce1">
            <text:p>7.58030238006426</text:p>
          </table:table-cell>
          <table:table-cell office:value-type="float" office:value="8.07140524814588" table:style-name="ce1">
            <text:p>8.07140524814588</text:p>
          </table:table-cell>
          <table:table-cell office:value-type="float" office:value="8.50886593775297" table:style-name="ce1">
            <text:p>8.50886593775297</text:p>
          </table:table-cell>
          <table:table-cell office:value-type="float" office:value="12.172624086515" table:style-name="ce1">
            <text:p>12.172624086515</text:p>
          </table:table-cell>
          <table:table-cell office:value-type="float" office:value="16.0423557417199" table:style-name="ce1">
            <text:p>16.0423557417199</text:p>
          </table:table-cell>
          <table:table-cell office:value-type="float" office:value="14.8007122247879" table:style-name="ce1">
            <text:p>14.8007122247879</text:p>
          </table:table-cell>
        </table:table-row>
        <table:table-row table:style-name="ro1">
          <table:table-cell office:value-type="string" table:style-name="ce1">
            <text:p>Casemi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318</text:p>
          </table:table-cell>
          <table:table-cell office:value-type="float" office:value="13.6" table:style-name="ce1">
            <text:p>13.6</text:p>
          </table:table-cell>
          <table:table-cell office:value-type="float" office:value="8.78815241774243" table:style-name="ce1">
            <text:p>8.78815241774243</text:p>
          </table:table-cell>
          <table:table-cell office:value-type="float" office:value="14.4290284424169" table:style-name="ce1">
            <text:p>14.4290284424169</text:p>
          </table:table-cell>
          <table:table-cell office:value-type="float" office:value="11.3458140444207" table:style-name="ce1">
            <text:p>11.3458140444207</text:p>
          </table:table-cell>
          <table:table-cell office:value-type="float" office:value="14.1503938385339" table:style-name="ce1">
            <text:p>14.1503938385339</text:p>
          </table:table-cell>
          <table:table-cell office:value-type="float" office:value="9.72716605831482" table:style-name="ce1">
            <text:p>9.72716605831482</text:p>
          </table:table-cell>
          <table:table-cell office:value-type="float" office:value="14.9753278761214" table:style-name="ce1">
            <text:p>14.9753278761214</text:p>
          </table:table-cell>
          <table:table-cell office:value-type="float" office:value="9.03789144877196" table:style-name="ce1">
            <text:p>9.03789144877196</text:p>
          </table:table-cell>
          <table:table-cell office:value-type="float" office:value="9.35735037894127" table:style-name="ce1">
            <text:p>9.35735037894127</text:p>
          </table:table-cell>
          <table:table-cell office:value-type="float" office:value="16.4297740214623" table:style-name="ce1">
            <text:p>16.4297740214623</text:p>
          </table:table-cell>
          <table:table-cell office:value-type="float" office:value="17.3332031088365" table:style-name="ce1">
            <text:p>17.3332031088365</text:p>
          </table:table-cell>
          <table:table-cell office:value-type="float" office:value="11.7605884495834" table:style-name="ce1">
            <text:p>11.7605884495834</text:p>
          </table:table-cell>
        </table:table-row>
        <table:table-row table:style-name="ro1">
          <table:table-cell office:value-type="string" table:style-name="ce1">
            <text:p>Rayan Cherk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43</text:p>
          </table:table-cell>
          <table:table-cell office:value-type="float" office:value="9.1" table:style-name="ce1">
            <text:p>9.1</text:p>
          </table:table-cell>
          <table:table-cell office:value-type="float" office:value="12.7065486413071" table:style-name="ce1">
            <text:p>12.7065486413071</text:p>
          </table:table-cell>
          <table:table-cell office:value-type="float" office:value="12.9205127106691" table:style-name="ce1">
            <text:p>12.9205127106691</text:p>
          </table:table-cell>
          <table:table-cell office:value-type="float" office:value="19.6358208786871" table:style-name="ce1">
            <text:p>19.6358208786871</text:p>
          </table:table-cell>
          <table:table-cell office:value-type="float" office:value="11.8396072384462" table:style-name="ce1">
            <text:p>11.8396072384462</text:p>
          </table:table-cell>
          <table:table-cell office:value-type="float" office:value="19.4729284671497" table:style-name="ce1">
            <text:p>19.4729284671497</text:p>
          </table:table-cell>
          <table:table-cell office:value-type="float" office:value="8.64035877913609" table:style-name="ce1">
            <text:p>8.64035877913609</text:p>
          </table:table-cell>
          <table:table-cell office:value-type="float" office:value="18.7649790911972" table:style-name="ce1">
            <text:p>18.7649790911972</text:p>
          </table:table-cell>
          <table:table-cell office:value-type="float" office:value="10.6320009566622" table:style-name="ce1">
            <text:p>10.6320009566622</text:p>
          </table:table-cell>
          <table:table-cell office:value-type="float" office:value="11.528415698566" table:style-name="ce1">
            <text:p>11.528415698566</text:p>
          </table:table-cell>
          <table:table-cell office:value-type="float" office:value="7.73994996907176" table:style-name="ce1">
            <text:p>7.73994996907176</text:p>
          </table:table-cell>
          <table:table-cell office:value-type="float" office:value="7.36417109448849" table:style-name="ce1">
            <text:p>7.36417109448849</text:p>
          </table:table-cell>
        </table:table-row>
        <table:table-row table:style-name="ro1">
          <table:table-cell office:value-type="string" table:style-name="ce1">
            <text:p>Josh Cull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75</text:p>
          </table:table-cell>
          <table:table-cell office:value-type="float" office:value="16.8" table:style-name="ce1">
            <text:p>16.8</text:p>
          </table:table-cell>
          <table:table-cell office:value-type="float" office:value="8.3003421809496" table:style-name="ce1">
            <text:p>8.3003421809496</text:p>
          </table:table-cell>
          <table:table-cell office:value-type="float" office:value="16.0880408380634" table:style-name="ce1">
            <text:p>16.0880408380634</text:p>
          </table:table-cell>
          <table:table-cell office:value-type="float" office:value="13.3790205617935" table:style-name="ce1">
            <text:p>13.3790205617935</text:p>
          </table:table-cell>
          <table:table-cell office:value-type="float" office:value="13.9455832387444" table:style-name="ce1">
            <text:p>13.9455832387444</text:p>
          </table:table-cell>
          <table:table-cell office:value-type="float" office:value="8.16780497765622" table:style-name="ce1">
            <text:p>8.16780497765622</text:p>
          </table:table-cell>
          <table:table-cell office:value-type="float" office:value="6.24077638697209" table:style-name="ce1">
            <text:p>6.24077638697209</text:p>
          </table:table-cell>
          <table:table-cell office:value-type="float" office:value="7.45437648916906" table:style-name="ce1">
            <text:p>7.45437648916906</text:p>
          </table:table-cell>
          <table:table-cell office:value-type="float" office:value="8.90160253706176" table:style-name="ce1">
            <text:p>8.90160253706176</text:p>
          </table:table-cell>
          <table:table-cell office:value-type="float" office:value="10.8744927313016" table:style-name="ce1">
            <text:p>10.8744927313016</text:p>
          </table:table-cell>
          <table:table-cell office:value-type="float" office:value="16.4213691237962" table:style-name="ce1">
            <text:p>16.4213691237962</text:p>
          </table:table-cell>
          <table:table-cell office:value-type="float" office:value="10.151841918463" table:style-name="ce1">
            <text:p>10.151841918463</text:p>
          </table:table-cell>
        </table:table-row>
        <table:table-row table:style-name="ro1">
          <table:table-cell office:value-type="string" table:style-name="ce1">
            <text:p>Matheus Cunh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25</text:p>
          </table:table-cell>
          <table:table-cell office:value-type="float" office:value="14.4" table:style-name="ce1">
            <text:p>14.4</text:p>
          </table:table-cell>
          <table:table-cell office:value-type="float" office:value="10.5820295402267" table:style-name="ce1">
            <text:p>10.5820295402267</text:p>
          </table:table-cell>
          <table:table-cell office:value-type="float" office:value="10.5890749188741" table:style-name="ce1">
            <text:p>10.5890749188741</text:p>
          </table:table-cell>
          <table:table-cell office:value-type="float" office:value="11.7653559752672" table:style-name="ce1">
            <text:p>11.7653559752672</text:p>
          </table:table-cell>
          <table:table-cell office:value-type="float" office:value="11.2519522005702" table:style-name="ce1">
            <text:p>11.2519522005702</text:p>
          </table:table-cell>
          <table:table-cell office:value-type="float" office:value="18.4297919777344" table:style-name="ce1">
            <text:p>18.4297919777344</text:p>
          </table:table-cell>
          <table:table-cell office:value-type="float" office:value="10.4670334550041" table:style-name="ce1">
            <text:p>10.4670334550041</text:p>
          </table:table-cell>
          <table:table-cell office:value-type="float" office:value="17.3945826801772" table:style-name="ce1">
            <text:p>17.3945826801772</text:p>
          </table:table-cell>
          <table:table-cell office:value-type="float" office:value="14.2562225306706" table:style-name="ce1">
            <text:p>14.2562225306706</text:p>
          </table:table-cell>
          <table:table-cell office:value-type="float" office:value="17.9664316930115" table:style-name="ce1">
            <text:p>17.9664316930115</text:p>
          </table:table-cell>
          <table:table-cell office:value-type="float" office:value="11.4715056038103" table:style-name="ce1">
            <text:p>11.4715056038103</text:p>
          </table:table-cell>
          <table:table-cell office:value-type="float" office:value="7.77981978898483" table:style-name="ce1">
            <text:p>7.77981978898483</text:p>
          </table:table-cell>
        </table:table-row>
        <table:table-row table:style-name="ro1">
          <table:table-cell office:value-type="string" table:style-name="ce1">
            <text:p>Mikkel Damsgaa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88</text:p>
          </table:table-cell>
          <table:table-cell office:value-type="float" office:value="12.6" table:style-name="ce1">
            <text:p>12.6</text:p>
          </table:table-cell>
          <table:table-cell office:value-type="float" office:value="10.2195577572219" table:style-name="ce1">
            <text:p>10.2195577572219</text:p>
          </table:table-cell>
          <table:table-cell office:value-type="float" office:value="10.4527377135946" table:style-name="ce1">
            <text:p>10.4527377135946</text:p>
          </table:table-cell>
          <table:table-cell office:value-type="float" office:value="16.9881046914548" table:style-name="ce1">
            <text:p>16.9881046914548</text:p>
          </table:table-cell>
          <table:table-cell office:value-type="float" office:value="12.5875689123995" table:style-name="ce1">
            <text:p>12.5875689123995</text:p>
          </table:table-cell>
          <table:table-cell office:value-type="float" office:value="14.8402402417754" table:style-name="ce1">
            <text:p>14.8402402417754</text:p>
          </table:table-cell>
          <table:table-cell office:value-type="float" office:value="6.93006031882554" table:style-name="ce1">
            <text:p>6.93006031882554</text:p>
          </table:table-cell>
          <table:table-cell office:value-type="float" office:value="14.4863967405736" table:style-name="ce1">
            <text:p>14.4863967405736</text:p>
          </table:table-cell>
          <table:table-cell office:value-type="float" office:value="9.12867066515932" table:style-name="ce1">
            <text:p>9.12867066515932</text:p>
          </table:table-cell>
          <table:table-cell office:value-type="float" office:value="9.39965459457268" table:style-name="ce1">
            <text:p>9.39965459457268</text:p>
          </table:table-cell>
          <table:table-cell office:value-type="float" office:value="13.188601019084" table:style-name="ce1">
            <text:p>13.188601019084</text:p>
          </table:table-cell>
          <table:table-cell office:value-type="float" office:value="7.15370778032069" table:style-name="ce1">
            <text:p>7.15370778032069</text:p>
          </table:table-cell>
        </table:table-row>
        <table:table-row table:style-name="ro1">
          <table:table-cell office:value-type="string" table:style-name="ce1">
            <text:p>Kiernan Dewsbury-Hal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23</text:p>
          </table:table-cell>
          <table:table-cell office:value-type="float" office:value="14" table:style-name="ce1">
            <text:p>14</text:p>
          </table:table-cell>
          <table:table-cell office:value-type="float" office:value="9.47872969247622" table:style-name="ce1">
            <text:p>9.47872969247622</text:p>
          </table:table-cell>
          <table:table-cell office:value-type="float" office:value="11.4043718622523" table:style-name="ce1">
            <text:p>11.4043718622523</text:p>
          </table:table-cell>
          <table:table-cell office:value-type="float" office:value="15.8719893613454" table:style-name="ce1">
            <text:p>15.8719893613454</text:p>
          </table:table-cell>
          <table:table-cell office:value-type="float" office:value="13.0353284670252" table:style-name="ce1">
            <text:p>13.0353284670252</text:p>
          </table:table-cell>
          <table:table-cell office:value-type="float" office:value="14.8402402417754" table:style-name="ce1">
            <text:p>14.8402402417754</text:p>
          </table:table-cell>
          <table:table-cell office:value-type="float" office:value="12.4956296470648" table:style-name="ce1">
            <text:p>12.4956296470648</text:p>
          </table:table-cell>
          <table:table-cell office:value-type="float" office:value="14.75956720447" table:style-name="ce1">
            <text:p>14.75956720447</text:p>
          </table:table-cell>
          <table:table-cell office:value-type="float" office:value="8.90160253706176" table:style-name="ce1">
            <text:p>8.90160253706176</text:p>
          </table:table-cell>
          <table:table-cell office:value-type="float" office:value="14.9408088477471" table:style-name="ce1">
            <text:p>14.9408088477471</text:p>
          </table:table-cell>
          <table:table-cell office:value-type="float" office:value="12.5172256723836" table:style-name="ce1">
            <text:p>12.5172256723836</text:p>
          </table:table-cell>
          <table:table-cell office:value-type="float" office:value="12.8097955605335" table:style-name="ce1">
            <text:p>12.8097955605335</text:p>
          </table:table-cell>
        </table:table-row>
        <table:table-row table:style-name="ro1">
          <table:table-cell office:value-type="string" table:style-name="ce1">
            <text:p>Jeremy Doku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25</text:p>
          </table:table-cell>
          <table:table-cell office:value-type="float" office:value="11.1" table:style-name="ce1">
            <text:p>11.1</text:p>
          </table:table-cell>
          <table:table-cell office:value-type="float" office:value="13.8170115244893" table:style-name="ce1">
            <text:p>13.8170115244893</text:p>
          </table:table-cell>
          <table:table-cell office:value-type="float" office:value="10.4186542604239" table:style-name="ce1">
            <text:p>10.4186542604239</text:p>
          </table:table-cell>
          <table:table-cell office:value-type="float" office:value="19.2697685693781" table:style-name="ce1">
            <text:p>19.2697685693781</text:p>
          </table:table-cell>
          <table:table-cell office:value-type="float" office:value="11.7227603739265" table:style-name="ce1">
            <text:p>11.7227603739265</text:p>
          </table:table-cell>
          <table:table-cell office:value-type="float" office:value="19.9419944448916" table:style-name="ce1">
            <text:p>19.9419944448916</text:p>
          </table:table-cell>
          <table:table-cell office:value-type="float" office:value="11.2962174067132" table:style-name="ce1">
            <text:p>11.2962174067132</text:p>
          </table:table-cell>
          <table:table-cell office:value-type="float" office:value="19.6994775146414" table:style-name="ce1">
            <text:p>19.6994775146414</text:p>
          </table:table-cell>
          <table:table-cell office:value-type="float" office:value="10.9807487085234" table:style-name="ce1">
            <text:p>10.9807487085234</text:p>
          </table:table-cell>
          <table:table-cell office:value-type="float" office:value="10.5457992290482" table:style-name="ce1">
            <text:p>10.5457992290482</text:p>
          </table:table-cell>
          <table:table-cell office:value-type="float" office:value="7.2043843148703" table:style-name="ce1">
            <text:p>7.2043843148703</text:p>
          </table:table-cell>
          <table:table-cell office:value-type="float" office:value="8.30351795545324" table:style-name="ce1">
            <text:p>8.30351795545324</text:p>
          </table:table-cell>
        </table:table-row>
        <table:table-row table:style-name="ro1">
          <table:table-cell office:value-type="string" table:style-name="ce1">
            <text:p>Eberechi Ez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2</text:p>
          </table:table-cell>
          <table:table-cell office:value-type="float" office:value="10.1" table:style-name="ce1">
            <text:p>10.1</text:p>
          </table:table-cell>
          <table:table-cell office:value-type="float" office:value="9.01666005197459" table:style-name="ce1">
            <text:p>9.01666005197459</text:p>
          </table:table-cell>
          <table:table-cell office:value-type="float" office:value="9.26675890644044" table:style-name="ce1">
            <text:p>9.26675890644044</text:p>
          </table:table-cell>
          <table:table-cell office:value-type="float" office:value="12.1799325587981" table:style-name="ce1">
            <text:p>12.1799325587981</text:p>
          </table:table-cell>
          <table:table-cell office:value-type="float" office:value="9.00481331937539" table:style-name="ce1">
            <text:p>9.00481331937539</text:p>
          </table:table-cell>
          <table:table-cell office:value-type="float" office:value="11.9625139470641" table:style-name="ce1">
            <text:p>11.9625139470641</text:p>
          </table:table-cell>
          <table:table-cell office:value-type="float" office:value="11.8923932270556" table:style-name="ce1">
            <text:p>11.8923932270556</text:p>
          </table:table-cell>
          <table:table-cell office:value-type="float" office:value="12.3677300286224" table:style-name="ce1">
            <text:p>12.3677300286224</text:p>
          </table:table-cell>
          <table:table-cell office:value-type="float" office:value="12.5209925480055" table:style-name="ce1">
            <text:p>12.5209925480055</text:p>
          </table:table-cell>
          <table:table-cell office:value-type="float" office:value="15.7882405526843" table:style-name="ce1">
            <text:p>15.7882405526843</text:p>
          </table:table-cell>
          <table:table-cell office:value-type="float" office:value="7.4160257202851" table:style-name="ce1">
            <text:p>7.4160257202851</text:p>
          </table:table-cell>
          <table:table-cell office:value-type="float" office:value="6.33643570095502" table:style-name="ce1">
            <text:p>6.33643570095502</text:p>
          </table:table-cell>
        </table:table-row>
        <table:table-row table:style-name="ro1">
          <table:table-cell office:value-type="string" table:style-name="ce1">
            <text:p>Bruno Fernand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21</text:p>
          </table:table-cell>
          <table:table-cell office:value-type="float" office:value="16.4" table:style-name="ce1">
            <text:p>16.4</text:p>
          </table:table-cell>
          <table:table-cell office:value-type="float" office:value="12.9277156942363" table:style-name="ce1">
            <text:p>12.9277156942363</text:p>
          </table:table-cell>
          <table:table-cell office:value-type="float" office:value="17.0865711184137" table:style-name="ce1">
            <text:p>17.0865711184137</text:p>
          </table:table-cell>
          <table:table-cell office:value-type="float" office:value="19.5400977623449" table:style-name="ce1">
            <text:p>19.5400977623449</text:p>
          </table:table-cell>
          <table:table-cell office:value-type="float" office:value="18.748136817028" table:style-name="ce1">
            <text:p>18.748136817028</text:p>
          </table:table-cell>
          <table:table-cell office:value-type="float" office:value="13.7634575860767" table:style-name="ce1">
            <text:p>13.7634575860767</text:p>
          </table:table-cell>
          <table:table-cell office:value-type="float" office:value="8.315820750805" table:style-name="ce1">
            <text:p>8.315820750805</text:p>
          </table:table-cell>
          <table:table-cell office:value-type="float" office:value="14.0129708814463" table:style-name="ce1">
            <text:p>14.0129708814463</text:p>
          </table:table-cell>
          <table:table-cell office:value-type="float" office:value="10.3410657270595" table:style-name="ce1">
            <text:p>10.3410657270595</text:p>
          </table:table-cell>
          <table:table-cell office:value-type="float" office:value="19.2765033931131" table:style-name="ce1">
            <text:p>19.2765033931131</text:p>
          </table:table-cell>
          <table:table-cell office:value-type="float" office:value="14.4423333336582" table:style-name="ce1">
            <text:p>14.4423333336582</text:p>
          </table:table-cell>
          <table:table-cell office:value-type="float" office:value="8.38420774787214" table:style-name="ce1">
            <text:p>8.38420774787214</text:p>
          </table:table-cell>
        </table:table-row>
        <table:table-row table:style-name="ro1">
          <table:table-cell office:value-type="string" table:style-name="ce1">
            <text:p>Mateus Fernand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81</text:p>
          </table:table-cell>
          <table:table-cell office:value-type="float" office:value="16.6" table:style-name="ce1">
            <text:p>16.6</text:p>
          </table:table-cell>
          <table:table-cell office:value-type="float" office:value="8.49603567385715" table:style-name="ce1">
            <text:p>8.49603567385715</text:p>
          </table:table-cell>
          <table:table-cell office:value-type="float" office:value="14.8026907074798" table:style-name="ce1">
            <text:p>14.8026907074798</text:p>
          </table:table-cell>
          <table:table-cell office:value-type="float" office:value="10.9229199827756" table:style-name="ce1">
            <text:p>10.9229199827756</text:p>
          </table:table-cell>
          <table:table-cell office:value-type="float" office:value="14.0484677067489" table:style-name="ce1">
            <text:p>14.0484677067489</text:p>
          </table:table-cell>
          <table:table-cell office:value-type="float" office:value="10.6891925169348" table:style-name="ce1">
            <text:p>10.6891925169348</text:p>
          </table:table-cell>
          <table:table-cell office:value-type="float" office:value="10.3159552025502" table:style-name="ce1">
            <text:p>10.3159552025502</text:p>
          </table:table-cell>
          <table:table-cell office:value-type="float" office:value="10.8213578721595" table:style-name="ce1">
            <text:p>10.8213578721595</text:p>
          </table:table-cell>
          <table:table-cell office:value-type="float" office:value="7.58652615995649" table:style-name="ce1">
            <text:p>7.58652615995649</text:p>
          </table:table-cell>
          <table:table-cell office:value-type="float" office:value="11.0385525146524" table:style-name="ce1">
            <text:p>11.0385525146524</text:p>
          </table:table-cell>
          <table:table-cell office:value-type="float" office:value="16.564963811319" table:style-name="ce1">
            <text:p>16.564963811319</text:p>
          </table:table-cell>
          <table:table-cell office:value-type="float" office:value="13.9509923325642" table:style-name="ce1">
            <text:p>13.9509923325642</text:p>
          </table:table-cell>
        </table:table-row>
        <table:table-row table:style-name="ro1">
          <table:table-cell office:value-type="string" table:style-name="ce1">
            <text:p>Enzo Fernánd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55</text:p>
          </table:table-cell>
          <table:table-cell office:value-type="float" office:value="18.2" table:style-name="ce1">
            <text:p>18.2</text:p>
          </table:table-cell>
          <table:table-cell office:value-type="float" office:value="9.71175544277995" table:style-name="ce1">
            <text:p>9.71175544277995</text:p>
          </table:table-cell>
          <table:table-cell office:value-type="float" office:value="17.1911961642333" table:style-name="ce1">
            <text:p>17.1911961642333</text:p>
          </table:table-cell>
          <table:table-cell office:value-type="float" office:value="16.5065908299647" table:style-name="ce1">
            <text:p>16.5065908299647</text:p>
          </table:table-cell>
          <table:table-cell office:value-type="float" office:value="18.2700358488553" table:style-name="ce1">
            <text:p>18.2700358488553</text:p>
          </table:table-cell>
          <table:table-cell office:value-type="float" office:value="13.1841943038757" table:style-name="ce1">
            <text:p>13.1841943038757</text:p>
          </table:table-cell>
          <table:table-cell office:value-type="float" office:value="5.43900837428697" table:style-name="ce1">
            <text:p>5.43900837428697</text:p>
          </table:table-cell>
          <table:table-cell office:value-type="float" office:value="14.9369519219305" table:style-name="ce1">
            <text:p>14.9369519219305</text:p>
          </table:table-cell>
          <table:table-cell office:value-type="float" office:value="12.1851691628956" table:style-name="ce1">
            <text:p>12.1851691628956</text:p>
          </table:table-cell>
          <table:table-cell office:value-type="float" office:value="19.6050505572007" table:style-name="ce1">
            <text:p>19.6050505572007</text:p>
          </table:table-cell>
          <table:table-cell office:value-type="float" office:value="13.9361371225848" table:style-name="ce1">
            <text:p>13.9361371225848</text:p>
          </table:table-cell>
          <table:table-cell office:value-type="float" office:value="12.6651628570291" table:style-name="ce1">
            <text:p>12.6651628570291</text:p>
          </table:table-cell>
        </table:table-row>
        <table:table-row table:style-name="ro1">
          <table:table-cell office:value-type="string" table:style-name="ce1">
            <text:p>Phil Fod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24</text:p>
          </table:table-cell>
          <table:table-cell office:value-type="float" office:value="16.6" table:style-name="ce1">
            <text:p>16.6</text:p>
          </table:table-cell>
          <table:table-cell office:value-type="float" office:value="10.8170847743985" table:style-name="ce1">
            <text:p>10.8170847743985</text:p>
          </table:table-cell>
          <table:table-cell office:value-type="float" office:value="16.4534377270218" table:style-name="ce1">
            <text:p>16.4534377270218</text:p>
          </table:table-cell>
          <table:table-cell office:value-type="float" office:value="16.5065908299647" table:style-name="ce1">
            <text:p>16.5065908299647</text:p>
          </table:table-cell>
          <table:table-cell office:value-type="float" office:value="13.9971440892196" table:style-name="ce1">
            <text:p>13.9971440892196</text:p>
          </table:table-cell>
          <table:table-cell office:value-type="float" office:value="16.6118614349747" table:style-name="ce1">
            <text:p>16.6118614349747</text:p>
          </table:table-cell>
          <table:table-cell office:value-type="float" office:value="11.5394509211879" table:style-name="ce1">
            <text:p>11.5394509211879</text:p>
          </table:table-cell>
          <table:table-cell office:value-type="float" office:value="17.4472353856767" table:style-name="ce1">
            <text:p>17.4472353856767</text:p>
          </table:table-cell>
          <table:table-cell office:value-type="float" office:value="11.3282021971735" table:style-name="ce1">
            <text:p>11.3282021971735</text:p>
          </table:table-cell>
          <table:table-cell office:value-type="float" office:value="19.3002153131236" table:style-name="ce1">
            <text:p>19.3002153131236</text:p>
          </table:table-cell>
          <table:table-cell office:value-type="float" office:value="10.4014399811931" table:style-name="ce1">
            <text:p>10.4014399811931</text:p>
          </table:table-cell>
          <table:table-cell office:value-type="float" office:value="10.1348513742385" table:style-name="ce1">
            <text:p>10.1348513742385</text:p>
          </table:table-cell>
        </table:table-row>
        <table:table-row table:style-name="ro1">
          <table:table-cell office:value-type="string" table:style-name="ce1">
            <text:p>Idrissa Gana Guey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6-103</text:p>
          </table:table-cell>
          <table:table-cell office:value-type="float" office:value="11.7" table:style-name="ce1">
            <text:p>11.7</text:p>
          </table:table-cell>
          <table:table-cell office:value-type="float" office:value="7.93312025851707" table:style-name="ce1">
            <text:p>7.93312025851707</text:p>
          </table:table-cell>
          <table:table-cell office:value-type="float" office:value="12.1072995818499" table:style-name="ce1">
            <text:p>12.1072995818499</text:p>
          </table:table-cell>
          <table:table-cell office:value-type="float" office:value="6.99038696706726" table:style-name="ce1">
            <text:p>6.99038696706726</text:p>
          </table:table-cell>
          <table:table-cell office:value-type="float" office:value="10.598953207706" table:style-name="ce1">
            <text:p>10.598953207706</text:p>
          </table:table-cell>
          <table:table-cell office:value-type="float" office:value="9.40903416265799" table:style-name="ce1">
            <text:p>9.40903416265799</text:p>
          </table:table-cell>
          <table:table-cell office:value-type="float" office:value="4.57424946133365" table:style-name="ce1">
            <text:p>4.57424946133365</text:p>
          </table:table-cell>
          <table:table-cell office:value-type="float" office:value="8.49570740853374" table:style-name="ce1">
            <text:p>8.49570740853374</text:p>
          </table:table-cell>
          <table:table-cell office:value-type="float" office:value="8.34261878117015" table:style-name="ce1">
            <text:p>8.34261878117015</text:p>
          </table:table-cell>
          <table:table-cell office:value-type="float" office:value="11.2022906648504" table:style-name="ce1">
            <text:p>11.2022906648504</text:p>
          </table:table-cell>
          <table:table-cell office:value-type="float" office:value="12.2882582434606" table:style-name="ce1">
            <text:p>12.2882582434606</text:p>
          </table:table-cell>
          <table:table-cell office:value-type="float" office:value="12.7777503675003" table:style-name="ce1">
            <text:p>12.7777503675003</text:p>
          </table:table-cell>
        </table:table-row>
        <table:table-row table:style-name="ro1">
          <table:table-cell office:value-type="string" table:style-name="ce1">
            <text:p>James Garn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300</text:p>
          </table:table-cell>
          <table:table-cell office:value-type="float" office:value="19.9" table:style-name="ce1">
            <text:p>19.9</text:p>
          </table:table-cell>
          <table:table-cell office:value-type="float" office:value="9.06449763861408" table:style-name="ce1">
            <text:p>9.06449763861408</text:p>
          </table:table-cell>
          <table:table-cell office:value-type="float" office:value="17.208328599984" table:style-name="ce1">
            <text:p>17.208328599984</text:p>
          </table:table-cell>
          <table:table-cell office:value-type="float" office:value="15.9675127329363" table:style-name="ce1">
            <text:p>15.9675127329363</text:p>
          </table:table-cell>
          <table:table-cell office:value-type="float" office:value="16.9695182035762" table:style-name="ce1">
            <text:p>16.9695182035762</text:p>
          </table:table-cell>
          <table:table-cell office:value-type="float" office:value="12.2744119086545" table:style-name="ce1">
            <text:p>12.2744119086545</text:p>
          </table:table-cell>
          <table:table-cell office:value-type="float" office:value="10.0141541091821" table:style-name="ce1">
            <text:p>10.0141541091821</text:p>
          </table:table-cell>
          <table:table-cell office:value-type="float" office:value="11.1570486606729" table:style-name="ce1">
            <text:p>11.1570486606729</text:p>
          </table:table-cell>
          <table:table-cell office:value-type="float" office:value="8.84511708825091" table:style-name="ce1">
            <text:p>8.84511708825091</text:p>
          </table:table-cell>
          <table:table-cell office:value-type="float" office:value="11.8521063692085" table:style-name="ce1">
            <text:p>11.8521063692085</text:p>
          </table:table-cell>
          <table:table-cell office:value-type="float" office:value="18.8759562435485" table:style-name="ce1">
            <text:p>18.8759562435485</text:p>
          </table:table-cell>
          <table:table-cell office:value-type="float" office:value="14.6780803226695" table:style-name="ce1">
            <text:p>14.6780803226695</text:p>
          </table:table-cell>
        </table:table-row>
        <table:table-row table:style-name="ro1">
          <table:table-cell office:value-type="string" table:style-name="ce1">
            <text:p>Morgan Gibbs-Whit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45</text:p>
          </table:table-cell>
          <table:table-cell office:value-type="float" office:value="19.8" table:style-name="ce1">
            <text:p>19.8</text:p>
          </table:table-cell>
          <table:table-cell office:value-type="float" office:value="9.27583729954142" table:style-name="ce1">
            <text:p>9.27583729954142</text:p>
          </table:table-cell>
          <table:table-cell office:value-type="float" office:value="14.8701476587325" table:style-name="ce1">
            <text:p>14.8701476587325</text:p>
          </table:table-cell>
          <table:table-cell office:value-type="float" office:value="11.2051403872011" table:style-name="ce1">
            <text:p>11.2051403872011</text:p>
          </table:table-cell>
          <table:table-cell office:value-type="float" office:value="16.6711951355383" table:style-name="ce1">
            <text:p>16.6711951355383</text:p>
          </table:table-cell>
          <table:table-cell office:value-type="float" office:value="17.8688562886778" table:style-name="ce1">
            <text:p>17.8688562886778</text:p>
          </table:table-cell>
          <table:table-cell office:value-type="float" office:value="8.49551083239251" table:style-name="ce1">
            <text:p>8.49551083239251</text:p>
          </table:table-cell>
          <table:table-cell office:value-type="float" office:value="19.2283564505448" table:style-name="ce1">
            <text:p>19.2283564505448</text:p>
          </table:table-cell>
          <table:table-cell office:value-type="float" office:value="10.6320009566622" table:style-name="ce1">
            <text:p>10.6320009566622</text:p>
          </table:table-cell>
          <table:table-cell office:value-type="float" office:value="18.9595402724712" table:style-name="ce1">
            <text:p>18.9595402724712</text:p>
          </table:table-cell>
          <table:table-cell office:value-type="float" office:value="10.7591978313968" table:style-name="ce1">
            <text:p>10.7591978313968</text:p>
          </table:table-cell>
          <table:table-cell office:value-type="float" office:value="6.47497201770455" table:style-name="ce1">
            <text:p>6.47497201770455</text:p>
          </table:table-cell>
        </table:table-row>
        <table:table-row table:style-name="ro1">
          <table:table-cell office:value-type="string" table:style-name="ce1">
            <text:p>João Gom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9</text:p>
          </table:table-cell>
          <table:table-cell office:value-type="float" office:value="16.7" table:style-name="ce1">
            <text:p>16.7</text:p>
          </table:table-cell>
          <table:table-cell office:value-type="float" office:value="7.98771132719012" table:style-name="ce1">
            <text:p>7.98771132719012</text:p>
          </table:table-cell>
          <table:table-cell office:value-type="float" office:value="15.3139713010082" table:style-name="ce1">
            <text:p>15.3139713010082</text:p>
          </table:table-cell>
          <table:table-cell office:value-type="float" office:value="7.74712485810508" table:style-name="ce1">
            <text:p>7.74712485810508</text:p>
          </table:table-cell>
          <table:table-cell office:value-type="float" office:value="13.524859452017" table:style-name="ce1">
            <text:p>13.524859452017</text:p>
          </table:table-cell>
          <table:table-cell office:value-type="float" office:value="14.316454821726" table:style-name="ce1">
            <text:p>14.316454821726</text:p>
          </table:table-cell>
          <table:table-cell office:value-type="float" office:value="12.6036787998949" table:style-name="ce1">
            <text:p>12.6036787998949</text:p>
          </table:table-cell>
          <table:table-cell office:value-type="float" office:value="11.6019420941946" table:style-name="ce1">
            <text:p>11.6019420941946</text:p>
          </table:table-cell>
          <table:table-cell office:value-type="float" office:value="7.58652615995649" table:style-name="ce1">
            <text:p>7.58652615995649</text:p>
          </table:table-cell>
          <table:table-cell office:value-type="float" office:value="7.08736178757952" table:style-name="ce1">
            <text:p>7.08736178757952</text:p>
          </table:table-cell>
          <table:table-cell office:value-type="float" office:value="17.2751158030161" table:style-name="ce1">
            <text:p>17.2751158030161</text:p>
          </table:table-cell>
          <table:table-cell office:value-type="float" office:value="12.8896630844011" table:style-name="ce1">
            <text:p>12.8896630844011</text:p>
          </table:table-cell>
        </table:table-row>
        <table:table-row table:style-name="ro1">
          <table:table-cell office:value-type="string" table:style-name="ce1">
            <text:p>Diego Góm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86</text:p>
          </table:table-cell>
          <table:table-cell office:value-type="float" office:value="13.3" table:style-name="ce1">
            <text:p>13.3</text:p>
          </table:table-cell>
          <table:table-cell office:value-type="float" office:value="8.77867355752576" table:style-name="ce1">
            <text:p>8.77867355752576</text:p>
          </table:table-cell>
          <table:table-cell office:value-type="float" office:value="10.282350159403" table:style-name="ce1">
            <text:p>10.282350159403</text:p>
          </table:table-cell>
          <table:table-cell office:value-type="float" office:value="8.81685103266971" table:style-name="ce1">
            <text:p>8.81685103266971</text:p>
          </table:table-cell>
          <table:table-cell office:value-type="float" office:value="9.2378133135451" table:style-name="ce1">
            <text:p>9.2378133135451</text:p>
          </table:table-cell>
          <table:table-cell office:value-type="float" office:value="10.6891925169348" table:style-name="ce1">
            <text:p>10.6891925169348</text:p>
          </table:table-cell>
          <table:table-cell office:value-type="float" office:value="8.315820750805" table:style-name="ce1">
            <text:p>8.315820750805</text:p>
          </table:table-cell>
          <table:table-cell office:value-type="float" office:value="11.0452930336069" table:style-name="ce1">
            <text:p>11.0452930336069</text:p>
          </table:table-cell>
          <table:table-cell office:value-type="float" office:value="11.1546954374521" table:style-name="ce1">
            <text:p>11.1546954374521</text:p>
          </table:table-cell>
          <table:table-cell office:value-type="float" office:value="16.4297740214623" table:style-name="ce1">
            <text:p>16.4297740214623</text:p>
          </table:table-cell>
          <table:table-cell office:value-type="float" office:value="14.343086649044" table:style-name="ce1">
            <text:p>14.343086649044</text:p>
          </table:table-cell>
          <table:table-cell office:value-type="float" office:value="12.4217701999631" table:style-name="ce1">
            <text:p>12.4217701999631</text:p>
          </table:table-cell>
        </table:table-row>
        <table:table-row table:style-name="ro1">
          <table:table-cell office:value-type="string" table:style-name="ce1">
            <text:p>Nicolás Gonzál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04</text:p>
          </table:table-cell>
          <table:table-cell office:value-type="float" office:value="14.1" table:style-name="ce1">
            <text:p>14.1</text:p>
          </table:table-cell>
          <table:table-cell office:value-type="float" office:value="8.61808964901545" table:style-name="ce1">
            <text:p>8.61808964901545</text:p>
          </table:table-cell>
          <table:table-cell office:value-type="float" office:value="17.9530316868122" table:style-name="ce1">
            <text:p>17.9530316868122</text:p>
          </table:table-cell>
          <table:table-cell office:value-type="float" office:value="7.87740609587058" table:style-name="ce1">
            <text:p>7.87740609587058</text:p>
          </table:table-cell>
          <table:table-cell office:value-type="float" office:value="14.9757521336335" table:style-name="ce1">
            <text:p>14.9757521336335</text:p>
          </table:table-cell>
          <table:table-cell office:value-type="float" office:value="11.0099811821483" table:style-name="ce1">
            <text:p>11.0099811821483</text:p>
          </table:table-cell>
          <table:table-cell office:value-type="float" office:value="11.0895669276899" table:style-name="ce1">
            <text:p>11.0895669276899</text:p>
          </table:table-cell>
          <table:table-cell office:value-type="float" office:value="8.49570740853374" table:style-name="ce1">
            <text:p>8.49570740853374</text:p>
          </table:table-cell>
          <table:table-cell office:value-type="float" office:value="7.6923556319295" table:style-name="ce1">
            <text:p>7.6923556319295</text:p>
          </table:table-cell>
          <table:table-cell office:value-type="float" office:value="8.59849763382962" table:style-name="ce1">
            <text:p>8.59849763382962</text:p>
          </table:table-cell>
          <table:table-cell office:value-type="float" office:value="15.3761271202351" table:style-name="ce1">
            <text:p>15.3761271202351</text:p>
          </table:table-cell>
          <table:table-cell office:value-type="float" office:value="13.921415372794" table:style-name="ce1">
            <text:p>13.921415372794</text:p>
          </table:table-cell>
        </table:table-row>
        <table:table-row table:style-name="ro1">
          <table:table-cell office:value-type="string" table:style-name="ce1">
            <text:p>Ryan Gravenberc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36</text:p>
          </table:table-cell>
          <table:table-cell office:value-type="float" office:value="17.7" table:style-name="ce1">
            <text:p>17.7</text:p>
          </table:table-cell>
          <table:table-cell office:value-type="float" office:value="9.32404934498048" table:style-name="ce1">
            <text:p>9.32404934498048</text:p>
          </table:table-cell>
          <table:table-cell office:value-type="float" office:value="18.286552336996" table:style-name="ce1">
            <text:p>18.286552336996</text:p>
          </table:table-cell>
          <table:table-cell office:value-type="float" office:value="12.1799325587981" table:style-name="ce1">
            <text:p>12.1799325587981</text:p>
          </table:table-cell>
          <table:table-cell office:value-type="float" office:value="16.7731268260659" table:style-name="ce1">
            <text:p>16.7731268260659</text:p>
          </table:table-cell>
          <table:table-cell office:value-type="float" office:value="15.5666793297065" table:style-name="ce1">
            <text:p>15.5666793297065</text:p>
          </table:table-cell>
          <table:table-cell office:value-type="float" office:value="10.9389117236462" table:style-name="ce1">
            <text:p>10.9389117236462</text:p>
          </table:table-cell>
          <table:table-cell office:value-type="float" office:value="12.2596148146571" table:style-name="ce1">
            <text:p>12.2596148146571</text:p>
          </table:table-cell>
          <table:table-cell office:value-type="float" office:value="9.12867066515932" table:style-name="ce1">
            <text:p>9.12867066515932</text:p>
          </table:table-cell>
          <table:table-cell office:value-type="float" office:value="14.1334492801973" table:style-name="ce1">
            <text:p>14.1334492801973</text:p>
          </table:table-cell>
          <table:table-cell office:value-type="float" office:value="15.1981671622534" table:style-name="ce1">
            <text:p>15.1981671622534</text:p>
          </table:table-cell>
          <table:table-cell office:value-type="float" office:value="12.0766233942838" table:style-name="ce1">
            <text:p>12.0766233942838</text:p>
          </table:table-cell>
        </table:table-row>
        <table:table-row table:style-name="ro1">
          <table:table-cell office:value-type="string" table:style-name="ce1">
            <text:p>Brajan Grud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21</text:p>
          </table:table-cell>
          <table:table-cell office:value-type="float" office:value="7.1" table:style-name="ce1">
            <text:p>7.1</text:p>
          </table:table-cell>
          <table:table-cell office:value-type="float" office:value="10.9344847941309" table:style-name="ce1">
            <text:p>10.9344847941309</text:p>
          </table:table-cell>
          <table:table-cell office:value-type="float" office:value="7.41565890526322" table:style-name="ce1">
            <text:p>7.41565890526322</text:p>
          </table:table-cell>
          <table:table-cell office:value-type="float" office:value="9.51060065015575" table:style-name="ce1">
            <text:p>9.51060065015575</text:p>
          </table:table-cell>
          <table:table-cell office:value-type="float" office:value="7.70841832105361" table:style-name="ce1">
            <text:p>7.70841832105361</text:p>
          </table:table-cell>
          <table:table-cell office:value-type="float" office:value="14.0434424231269" table:style-name="ce1">
            <text:p>14.0434424231269</text:p>
          </table:table-cell>
          <table:table-cell office:value-type="float" office:value="6.80107840671787" table:style-name="ce1">
            <text:p>6.80107840671787</text:p>
          </table:table-cell>
          <table:table-cell office:value-type="float" office:value="14.2996830432667" table:style-name="ce1">
            <text:p>14.2996830432667</text:p>
          </table:table-cell>
          <table:table-cell office:value-type="float" office:value="10.8645971316459" table:style-name="ce1">
            <text:p>10.8645971316459</text:p>
          </table:table-cell>
          <table:table-cell office:value-type="float" office:value="10.5457992290482" table:style-name="ce1">
            <text:p>10.5457992290482</text:p>
          </table:table-cell>
          <table:table-cell office:value-type="float" office:value="7.2043843148703" table:style-name="ce1">
            <text:p>7.2043843148703</text:p>
          </table:table-cell>
          <table:table-cell office:value-type="float" office:value="9.4751089034961" table:style-name="ce1">
            <text:p>9.4751089034961</text:p>
          </table:table-cell>
        </table:table-row>
        <table:table-row table:style-name="ro1">
          <table:table-cell office:value-type="string" table:style-name="ce1">
            <text:p>Bruno Guimarã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52</text:p>
          </table:table-cell>
          <table:table-cell office:value-type="float" office:value="18.4" table:style-name="ce1">
            <text:p>18.4</text:p>
          </table:table-cell>
          <table:table-cell office:value-type="float" office:value="9.98481116697279" table:style-name="ce1">
            <text:p>9.98481116697279</text:p>
          </table:table-cell>
          <table:table-cell office:value-type="float" office:value="17.0777098744911" table:style-name="ce1">
            <text:p>17.0777098744911</text:p>
          </table:table-cell>
          <table:table-cell office:value-type="float" office:value="14.3675186081483" table:style-name="ce1">
            <text:p>14.3675186081483</text:p>
          </table:table-cell>
          <table:table-cell office:value-type="float" office:value="18.2302317658547" table:style-name="ce1">
            <text:p>18.2302317658547</text:p>
          </table:table-cell>
          <table:table-cell office:value-type="float" office:value="15.7923972887271" table:style-name="ce1">
            <text:p>15.7923972887271</text:p>
          </table:table-cell>
          <table:table-cell office:value-type="float" office:value="7.58030238006426" table:style-name="ce1">
            <text:p>7.58030238006426</text:p>
          </table:table-cell>
          <table:table-cell office:value-type="float" office:value="14.75956720447" table:style-name="ce1">
            <text:p>14.75956720447</text:p>
          </table:table-cell>
          <table:table-cell office:value-type="float" office:value="11.21258561602" table:style-name="ce1">
            <text:p>11.21258561602</text:p>
          </table:table-cell>
          <table:table-cell office:value-type="float" office:value="18.6510904885668" table:style-name="ce1">
            <text:p>18.6510904885668</text:p>
          </table:table-cell>
          <table:table-cell office:value-type="float" office:value="14.7338433970712" table:style-name="ce1">
            <text:p>14.7338433970712</text:p>
          </table:table-cell>
          <table:table-cell office:value-type="float" office:value="12.1757182600832" table:style-name="ce1">
            <text:p>12.1757182600832</text:p>
          </table:table-cell>
        </table:table-row>
        <table:table-row table:style-name="ro1">
          <table:table-cell office:value-type="string" table:style-name="ce1">
            <text:p>Jordan Hender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5-204</text:p>
          </table:table-cell>
          <table:table-cell office:value-type="float" office:value="14.9" table:style-name="ce1">
            <text:p>14.9</text:p>
          </table:table-cell>
          <table:table-cell office:value-type="float" office:value="8.82610291797111" table:style-name="ce1">
            <text:p>8.82610291797111</text:p>
          </table:table-cell>
          <table:table-cell office:value-type="float" office:value="14.9503638741278" table:style-name="ce1">
            <text:p>14.9503638741278</text:p>
          </table:table-cell>
          <table:table-cell office:value-type="float" office:value="15.1581040308503" table:style-name="ce1">
            <text:p>15.1581040308503</text:p>
          </table:table-cell>
          <table:table-cell office:value-type="float" office:value="15.0219134478467" table:style-name="ce1">
            <text:p>15.0219134478467</text:p>
          </table:table-cell>
          <table:table-cell office:value-type="float" office:value="8.47210843851904" table:style-name="ce1">
            <text:p>8.47210843851904</text:p>
          </table:table-cell>
          <table:table-cell office:value-type="float" office:value="8.315820750805" table:style-name="ce1">
            <text:p>8.315820750805</text:p>
          </table:table-cell>
          <table:table-cell office:value-type="float" office:value="8.49570740853374" table:style-name="ce1">
            <text:p>8.49570740853374</text:p>
          </table:table-cell>
          <table:table-cell office:value-type="float" office:value="7.32546697726026" table:style-name="ce1">
            <text:p>7.32546697726026</text:p>
          </table:table-cell>
          <table:table-cell office:value-type="float" office:value="8.28508360683345" table:style-name="ce1">
            <text:p>8.28508360683345</text:p>
          </table:table-cell>
          <table:table-cell office:value-type="float" office:value="12.1729428562592" table:style-name="ce1">
            <text:p>12.1729428562592</text:p>
          </table:table-cell>
          <table:table-cell office:value-type="float" office:value="13.6669743668847" table:style-name="ce1">
            <text:p>13.6669743668847</text:p>
          </table:table-cell>
        </table:table-row>
        <table:table-row table:style-name="ro1">
          <table:table-cell office:value-type="string" table:style-name="ce1">
            <text:p>Will Hugh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65</text:p>
          </table:table-cell>
          <table:table-cell office:value-type="float" office:value="8.7" table:style-name="ce1">
            <text:p>8.7</text:p>
          </table:table-cell>
          <table:table-cell office:value-type="float" office:value="9.25657027529085" table:style-name="ce1">
            <text:p>9.25657027529085</text:p>
          </table:table-cell>
          <table:table-cell office:value-type="float" office:value="8.91677420235414" table:style-name="ce1">
            <text:p>8.91677420235414</text:p>
          </table:table-cell>
          <table:table-cell office:value-type="float" office:value="7.87740609587058" table:style-name="ce1">
            <text:p>7.87740609587058</text:p>
          </table:table-cell>
          <table:table-cell office:value-type="float" office:value="9.59014332438707" table:style-name="ce1">
            <text:p>9.59014332438707</text:p>
          </table:table-cell>
          <table:table-cell office:value-type="float" office:value="8.47210843851904" table:style-name="ce1">
            <text:p>8.47210843851904</text:p>
          </table:table-cell>
          <table:table-cell office:value-type="float" office:value="14.6301231980768" table:style-name="ce1">
            <text:p>14.6301231980768</text:p>
          </table:table-cell>
          <table:table-cell office:value-type="float" office:value="7.55542823140125" table:style-name="ce1">
            <text:p>7.55542823140125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7.37729851528518" table:style-name="ce1">
            <text:p>7.37729851528518</text:p>
          </table:table-cell>
          <table:table-cell office:value-type="float" office:value="9.6877727893804" table:style-name="ce1">
            <text:p>9.6877727893804</text:p>
          </table:table-cell>
          <table:table-cell office:value-type="float" office:value="12.0435120497487" table:style-name="ce1">
            <text:p>12.0435120497487</text:p>
          </table:table-cell>
        </table:table-row>
        <table:table-row table:style-name="ro1">
          <table:table-cell office:value-type="string" table:style-name="ce1">
            <text:p>Tim Iroegbunam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91</text:p>
          </table:table-cell>
          <table:table-cell office:value-type="float" office:value="9.3" table:style-name="ce1">
            <text:p>9.3</text:p>
          </table:table-cell>
          <table:table-cell office:value-type="float" office:value="7.75248446548542" table:style-name="ce1">
            <text:p>7.75248446548542</text:p>
          </table:table-cell>
          <table:table-cell office:value-type="float" office:value="8.60385833482261" table:style-name="ce1">
            <text:p>8.60385833482261</text:p>
          </table:table-cell>
          <table:table-cell office:value-type="float" office:value="8.54402413277781" table:style-name="ce1">
            <text:p>8.54402413277781</text:p>
          </table:table-cell>
          <table:table-cell office:value-type="float" office:value="8.038113617042" table:style-name="ce1">
            <text:p>8.038113617042</text:p>
          </table:table-cell>
          <table:table-cell office:value-type="float" office:value="8.78083536934141" table:style-name="ce1">
            <text:p>8.78083536934141</text:p>
          </table:table-cell>
          <table:table-cell office:value-type="float" office:value="6.24077638697209" table:style-name="ce1">
            <text:p>6.24077638697209</text:p>
          </table:table-cell>
          <table:table-cell office:value-type="float" office:value="8.17659125889154" table:style-name="ce1">
            <text:p>8.17659125889154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6.80454513152784" table:style-name="ce1">
            <text:p>6.80454513152784</text:p>
          </table:table-cell>
          <table:table-cell office:value-type="float" office:value="13.4064508526245" table:style-name="ce1">
            <text:p>13.4064508526245</text:p>
          </table:table-cell>
          <table:table-cell office:value-type="float" office:value="15.273255265977" table:style-name="ce1">
            <text:p>15.273255265977</text:p>
          </table:table-cell>
        </table:table-row>
        <table:table-row table:style-name="ro1">
          <table:table-cell office:value-type="string" table:style-name="ce1">
            <text:p>Alex Iwob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49</text:p>
          </table:table-cell>
          <table:table-cell office:value-type="float" office:value="14.8" table:style-name="ce1">
            <text:p>14.8</text:p>
          </table:table-cell>
          <table:table-cell office:value-type="float" office:value="9.03578598100819" table:style-name="ce1">
            <text:p>9.03578598100819</text:p>
          </table:table-cell>
          <table:table-cell office:value-type="float" office:value="14.5831519879108" table:style-name="ce1">
            <text:p>14.5831519879108</text:p>
          </table:table-cell>
          <table:table-cell office:value-type="float" office:value="14.248657653044" table:style-name="ce1">
            <text:p>14.248657653044</text:p>
          </table:table-cell>
          <table:table-cell office:value-type="float" office:value="14.548165053323" table:style-name="ce1">
            <text:p>14.548165053323</text:p>
          </table:table-cell>
          <table:table-cell office:value-type="float" office:value="17.4537082792217" table:style-name="ce1">
            <text:p>17.4537082792217</text:p>
          </table:table-cell>
          <table:table-cell office:value-type="float" office:value="7.37659157117719" table:style-name="ce1">
            <text:p>7.37659157117719</text:p>
          </table:table-cell>
          <table:table-cell office:value-type="float" office:value="16.6244181406449" table:style-name="ce1">
            <text:p>16.6244181406449</text:p>
          </table:table-cell>
          <table:table-cell office:value-type="float" office:value="9.52976160263898" table:style-name="ce1">
            <text:p>9.52976160263898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9.6877727893804" table:style-name="ce1">
            <text:p>9.6877727893804</text:p>
          </table:table-cell>
          <table:table-cell office:value-type="float" office:value="9.72802860862593" table:style-name="ce1">
            <text:p>9.72802860862593</text:p>
          </table:table-cell>
        </table:table-row>
        <table:table-row table:style-name="ro1">
          <table:table-cell office:value-type="string" table:style-name="ce1">
            <text:p>Vitaly Janel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42</text:p>
          </table:table-cell>
          <table:table-cell office:value-type="float" office:value="7.5" table:style-name="ce1">
            <text:p>7.5</text:p>
          </table:table-cell>
          <table:table-cell office:value-type="float" office:value="9.75069388162293" table:style-name="ce1">
            <text:p>9.75069388162293</text:p>
          </table:table-cell>
          <table:table-cell office:value-type="float" office:value="10.3504945137312" table:style-name="ce1">
            <text:p>10.3504945137312</text:p>
          </table:table-cell>
          <table:table-cell office:value-type="float" office:value="13.7594507515047" table:style-name="ce1">
            <text:p>13.7594507515047</text:p>
          </table:table-cell>
          <table:table-cell office:value-type="float" office:value="8.9468387488701" table:style-name="ce1">
            <text:p>8.9468387488701</text:p>
          </table:table-cell>
          <table:table-cell office:value-type="float" office:value="7.0058931970257" table:style-name="ce1">
            <text:p>7.0058931970257</text:p>
          </table:table-cell>
          <table:table-cell office:value-type="float" office:value="10.637012615968" table:style-name="ce1">
            <text:p>10.637012615968</text:p>
          </table:table-cell>
          <table:table-cell office:value-type="float" office:value="6.58135013997367" table:style-name="ce1">
            <text:p>6.58135013997367</text:p>
          </table:table-cell>
          <table:table-cell office:value-type="float" office:value="8.39788566801868" table:style-name="ce1">
            <text:p>8.39788566801868</text:p>
          </table:table-cell>
          <table:table-cell office:value-type="float" office:value="7.08736178757952" table:style-name="ce1">
            <text:p>7.08736178757952</text:p>
          </table:table-cell>
          <table:table-cell office:value-type="float" office:value="11.4715056038103" table:style-name="ce1">
            <text:p>11.4715056038103</text:p>
          </table:table-cell>
          <table:table-cell office:value-type="float" office:value="11.6098445739469" table:style-name="ce1">
            <text:p>11.6098445739469</text:p>
          </table:table-cell>
        </table:table-row>
        <table:table-row table:style-name="ro1">
          <table:table-cell office:value-type="string" table:style-name="ce1">
            <text:p>Mathias Jen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006</text:p>
          </table:table-cell>
          <table:table-cell office:value-type="float" office:value="7.7" table:style-name="ce1">
            <text:p>7.7</text:p>
          </table:table-cell>
          <table:table-cell office:value-type="float" office:value="8.90216839417116" table:style-name="ce1">
            <text:p>8.90216839417116</text:p>
          </table:table-cell>
          <table:table-cell office:value-type="float" office:value="9.28351811821378" table:style-name="ce1">
            <text:p>9.28351811821378</text:p>
          </table:table-cell>
          <table:table-cell office:value-type="float" office:value="8.95437853742183" table:style-name="ce1">
            <text:p>8.95437853742183</text:p>
          </table:table-cell>
          <table:table-cell office:value-type="float" office:value="10.3609406417422" table:style-name="ce1">
            <text:p>10.3609406417422</text:p>
          </table:table-cell>
          <table:table-cell office:value-type="float" office:value="7.28707924845008" table:style-name="ce1">
            <text:p>7.28707924845008</text:p>
          </table:table-cell>
          <table:table-cell office:value-type="float" office:value="13.665608422307" table:style-name="ce1">
            <text:p>13.665608422307</text:p>
          </table:table-cell>
          <table:table-cell office:value-type="float" office:value="9.03789144877196" table:style-name="ce1">
            <text:p>9.03789144877196</text:p>
          </table:table-cell>
          <table:table-cell office:value-type="float" office:value="8.34261878117015" table:style-name="ce1">
            <text:p>8.34261878117015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9.21657862908722" table:style-name="ce1">
            <text:p>9.21657862908722</text:p>
          </table:table-cell>
          <table:table-cell office:value-type="float" office:value="6.80157293133184" table:style-name="ce1">
            <text:p>6.80157293133184</text:p>
          </table:table-cell>
        </table:table-row>
        <table:table-row table:style-name="ro1">
          <table:table-cell office:value-type="string" table:style-name="ce1">
            <text:p>Joelint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46</text:p>
          </table:table-cell>
          <table:table-cell office:value-type="float" office:value="12.6" table:style-name="ce1">
            <text:p>12.6</text:p>
          </table:table-cell>
          <table:table-cell office:value-type="float" office:value="8.69352539572402" table:style-name="ce1">
            <text:p>8.69352539572402</text:p>
          </table:table-cell>
          <table:table-cell office:value-type="float" office:value="11.2352203505248" table:style-name="ce1">
            <text:p>11.2352203505248</text:p>
          </table:table-cell>
          <table:table-cell office:value-type="float" office:value="8.95437853742183" table:style-name="ce1">
            <text:p>8.95437853742183</text:p>
          </table:table-cell>
          <table:table-cell office:value-type="float" office:value="11.9560420218854" table:style-name="ce1">
            <text:p>11.9560420218854</text:p>
          </table:table-cell>
          <table:table-cell office:value-type="float" office:value="8.16780497765622" table:style-name="ce1">
            <text:p>8.16780497765622</text:p>
          </table:table-cell>
          <table:table-cell office:value-type="float" office:value="7.58030238006426" table:style-name="ce1">
            <text:p>7.58030238006426</text:p>
          </table:table-cell>
          <table:table-cell office:value-type="float" office:value="11.6019420941946" table:style-name="ce1">
            <text:p>11.6019420941946</text:p>
          </table:table-cell>
          <table:table-cell office:value-type="float" office:value="9.58738166491668" table:style-name="ce1">
            <text:p>9.58738166491668</text:p>
          </table:table-cell>
          <table:table-cell office:value-type="float" office:value="9.39965459457268" table:style-name="ce1">
            <text:p>9.39965459457268</text:p>
          </table:table-cell>
          <table:table-cell office:value-type="float" office:value="13.620979684657" table:style-name="ce1">
            <text:p>13.620979684657</text:p>
          </table:table-cell>
          <table:table-cell office:value-type="float" office:value="7.77981978898483" table:style-name="ce1">
            <text:p>7.77981978898483</text:p>
          </table:table-cell>
        </table:table-row>
        <table:table-row table:style-name="ro1">
          <table:table-cell office:value-type="string" table:style-name="ce1">
            <text:p>Curtis Jon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42</text:p>
          </table:table-cell>
          <table:table-cell office:value-type="float" office:value="10.8" table:style-name="ce1">
            <text:p>10.8</text:p>
          </table:table-cell>
          <table:table-cell office:value-type="float" office:value="9.38198488875507" table:style-name="ce1">
            <text:p>9.38198488875507</text:p>
          </table:table-cell>
          <table:table-cell office:value-type="float" office:value="16.8864951439164" table:style-name="ce1">
            <text:p>16.8864951439164</text:p>
          </table:table-cell>
          <table:table-cell office:value-type="float" office:value="9.7915575525496" table:style-name="ce1">
            <text:p>9.7915575525496</text:p>
          </table:table-cell>
          <table:table-cell office:value-type="float" office:value="16.6018423954914" table:style-name="ce1">
            <text:p>16.6018423954914</text:p>
          </table:table-cell>
          <table:table-cell office:value-type="float" office:value="15.5666793297065" table:style-name="ce1">
            <text:p>15.5666793297065</text:p>
          </table:table-cell>
          <table:table-cell office:value-type="float" office:value="13.665608422307" table:style-name="ce1">
            <text:p>13.665608422307</text:p>
          </table:table-cell>
          <table:table-cell office:value-type="float" office:value="13.0049997880761" table:style-name="ce1">
            <text:p>13.0049997880761</text:p>
          </table:table-cell>
          <table:table-cell office:value-type="float" office:value="8.95820453463473" table:style-name="ce1">
            <text:p>8.95820453463473</text:p>
          </table:table-cell>
          <table:table-cell office:value-type="float" office:value="7.52479900861987" table:style-name="ce1">
            <text:p>7.52479900861987</text:p>
          </table:table-cell>
          <table:table-cell office:value-type="float" office:value="9.09968471625614" table:style-name="ce1">
            <text:p>9.09968471625614</text:p>
          </table:table-cell>
          <table:table-cell office:value-type="float" office:value="11.9439497809777" table:style-name="ce1">
            <text:p>11.9439497809777</text:p>
          </table:table-cell>
        </table:table-row>
        <table:table-row table:style-name="ro1">
          <table:table-cell office:value-type="string" table:style-name="ce1">
            <text:p>Daichi Kamad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55</text:p>
          </table:table-cell>
          <table:table-cell office:value-type="float" office:value="12.9" table:style-name="ce1">
            <text:p>12.9</text:p>
          </table:table-cell>
          <table:table-cell office:value-type="float" office:value="8.47731829794398" table:style-name="ce1">
            <text:p>8.47731829794398</text:p>
          </table:table-cell>
          <table:table-cell office:value-type="float" office:value="10.7934944092886" table:style-name="ce1">
            <text:p>10.7934944092886</text:p>
          </table:table-cell>
          <table:table-cell office:value-type="float" office:value="9.51060065015575" table:style-name="ce1">
            <text:p>9.51060065015575</text:p>
          </table:table-cell>
          <table:table-cell office:value-type="float" office:value="11.6055360990264" table:style-name="ce1">
            <text:p>11.6055360990264</text:p>
          </table:table-cell>
          <table:table-cell office:value-type="float" office:value="9.72716605831482" table:style-name="ce1">
            <text:p>9.72716605831482</text:p>
          </table:table-cell>
          <table:table-cell office:value-type="float" office:value="9.58218575388877" table:style-name="ce1">
            <text:p>9.58218575388877</text:p>
          </table:table-cell>
          <table:table-cell office:value-type="float" office:value="11.0452930336069" table:style-name="ce1">
            <text:p>11.0452930336069</text:p>
          </table:table-cell>
          <table:table-cell office:value-type="float" office:value="8.62041757425565" table:style-name="ce1">
            <text:p>8.62041757425565</text:p>
          </table:table-cell>
          <table:table-cell office:value-type="float" office:value="7.67390728273404" table:style-name="ce1">
            <text:p>7.67390728273404</text:p>
          </table:table-cell>
          <table:table-cell office:value-type="float" office:value="12.9676333577435" table:style-name="ce1">
            <text:p>12.9676333577435</text:p>
          </table:table-cell>
          <table:table-cell office:value-type="float" office:value="10.0669136728514" table:style-name="ce1">
            <text:p>10.0669136728514</text:p>
          </table:table-cell>
        </table:table-row>
        <table:table-row table:style-name="ro1">
          <table:table-cell office:value-type="string" table:style-name="ce1">
            <text:p>Boubacar Kamar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45</text:p>
          </table:table-cell>
          <table:table-cell office:value-type="float" office:value="14.8" table:style-name="ce1">
            <text:p>14.8</text:p>
          </table:table-cell>
          <table:table-cell office:value-type="float" office:value="8.71242173745271" table:style-name="ce1">
            <text:p>8.71242173745271</text:p>
          </table:table-cell>
          <table:table-cell office:value-type="float" office:value="15.3012934295429" table:style-name="ce1">
            <text:p>15.3012934295429</text:p>
          </table:table-cell>
          <table:table-cell office:value-type="float" office:value="12.0423887322875" table:style-name="ce1">
            <text:p>12.0423887322875</text:p>
          </table:table-cell>
          <table:table-cell office:value-type="float" office:value="14.2009917993436" table:style-name="ce1">
            <text:p>14.2009917993436</text:p>
          </table:table-cell>
          <table:table-cell office:value-type="float" office:value="7.57476889873545" table:style-name="ce1">
            <text:p>7.57476889873545</text:p>
          </table:table-cell>
          <table:table-cell office:value-type="float" office:value="8.76784511450028" table:style-name="ce1">
            <text:p>8.76784511450028</text:p>
          </table:table-cell>
          <table:table-cell office:value-type="float" office:value="7.05798009929876" table:style-name="ce1">
            <text:p>7.05798009929876</text:p>
          </table:table-cell>
          <table:table-cell office:value-type="float" office:value="8.39788566801868" table:style-name="ce1">
            <text:p>8.39788566801868</text:p>
          </table:table-cell>
          <table:table-cell office:value-type="float" office:value="8.44120282174613" table:style-name="ce1">
            <text:p>8.44120282174613</text:p>
          </table:table-cell>
          <table:table-cell office:value-type="float" office:value="15.1981671622534" table:style-name="ce1">
            <text:p>15.1981671622534</text:p>
          </table:table-cell>
          <table:table-cell office:value-type="float" office:value="10.0159891298759" table:style-name="ce1">
            <text:p>10.0159891298759</text:p>
          </table:table-cell>
        </table:table-row>
        <table:table-row table:style-name="ro1">
          <table:table-cell office:value-type="string" table:style-name="ce1">
            <text:p>Joshua King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9-004</text:p>
          </table:table-cell>
          <table:table-cell office:value-type="float" office:value="9.7" table:style-name="ce1">
            <text:p>9.7</text:p>
          </table:table-cell>
          <table:table-cell office:value-type="float" office:value="8.57106676174971" table:style-name="ce1">
            <text:p>8.57106676174971</text:p>
          </table:table-cell>
          <table:table-cell office:value-type="float" office:value="7.56899645677678" table:style-name="ce1">
            <text:p>7.56899645677678</text:p>
          </table:table-cell>
          <table:table-cell office:value-type="float" office:value="8.27452537819386" table:style-name="ce1">
            <text:p>8.27452537819386</text:p>
          </table:table-cell>
          <table:table-cell office:value-type="float" office:value="7.76288610053403" table:style-name="ce1">
            <text:p>7.76288610053403</text:p>
          </table:table-cell>
          <table:table-cell office:value-type="float" office:value="14.0434424231269" table:style-name="ce1">
            <text:p>14.0434424231269</text:p>
          </table:table-cell>
          <table:table-cell office:value-type="float" office:value="8.64035877913609" table:style-name="ce1">
            <text:p>8.64035877913609</text:p>
          </table:table-cell>
          <table:table-cell office:value-type="float" office:value="14.2996830432667" table:style-name="ce1">
            <text:p>14.2996830432667</text:p>
          </table:table-cell>
          <table:table-cell office:value-type="float" office:value="9.81849816725553" table:style-name="ce1">
            <text:p>9.81849816725553</text:p>
          </table:table-cell>
          <table:table-cell office:value-type="float" office:value="8.13021932687382" table:style-name="ce1">
            <text:p>8.13021932687382</text:p>
          </table:table-cell>
          <table:table-cell office:value-type="float" office:value="9.80629715238646" table:style-name="ce1">
            <text:p>9.80629715238646</text:p>
          </table:table-cell>
          <table:table-cell office:value-type="float" office:value="12.0435120497487" table:style-name="ce1">
            <text:p>12.0435120497487</text:p>
          </table:table-cell>
        </table:table-row>
        <table:table-row table:style-name="ro1">
          <table:table-cell office:value-type="string" table:style-name="ce1">
            <text:p>Justin Kluiver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47</text:p>
          </table:table-cell>
          <table:table-cell office:value-type="float" office:value="10.2" table:style-name="ce1">
            <text:p>10.2</text:p>
          </table:table-cell>
          <table:table-cell office:value-type="float" office:value="10.2293483053958" table:style-name="ce1">
            <text:p>10.2293483053958</text:p>
          </table:table-cell>
          <table:table-cell office:value-type="float" office:value="9.18308195034401" table:style-name="ce1">
            <text:p>9.18308195034401</text:p>
          </table:table-cell>
          <table:table-cell office:value-type="float" office:value="9.93253624245031" table:style-name="ce1">
            <text:p>9.93253624245031</text:p>
          </table:table-cell>
          <table:table-cell office:value-type="float" office:value="9.59014332438707" table:style-name="ce1">
            <text:p>9.59014332438707</text:p>
          </table:table-cell>
          <table:table-cell office:value-type="float" office:value="12.2744119086545" table:style-name="ce1">
            <text:p>12.2744119086545</text:p>
          </table:table-cell>
          <table:table-cell office:value-type="float" office:value="8.89598006085972" table:style-name="ce1">
            <text:p>8.89598006085972</text:p>
          </table:table-cell>
          <table:table-cell office:value-type="float" office:value="15.3633471974322" table:style-name="ce1">
            <text:p>15.3633471974322</text:p>
          </table:table-cell>
          <table:table-cell office:value-type="float" office:value="8.50886593775297" table:style-name="ce1">
            <text:p>8.50886593775297</text:p>
          </table:table-cell>
          <table:table-cell office:value-type="float" office:value="12.9554712685399" table:style-name="ce1">
            <text:p>12.9554712685399</text:p>
          </table:table-cell>
          <table:table-cell office:value-type="float" office:value="7.2043843148703" table:style-name="ce1">
            <text:p>7.2043843148703</text:p>
          </table:table-cell>
          <table:table-cell office:value-type="float" office:value="3.01271085052243" table:style-name="ce1">
            <text:p>3.01271085052243</text:p>
          </table:table-cell>
        </table:table-row>
        <table:table-row table:style-name="ro1">
          <table:table-cell office:value-type="string" table:style-name="ce1">
            <text:p>Enzo Le Fé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38</text:p>
          </table:table-cell>
          <table:table-cell office:value-type="float" office:value="16.5" table:style-name="ce1">
            <text:p>16.5</text:p>
          </table:table-cell>
          <table:table-cell office:value-type="float" office:value="9.43032920142001" table:style-name="ce1">
            <text:p>9.43032920142001</text:p>
          </table:table-cell>
          <table:table-cell office:value-type="float" office:value="11.8244984562097" table:style-name="ce1">
            <text:p>11.8244984562097</text:p>
          </table:table-cell>
          <table:table-cell office:value-type="float" office:value="16.4207836808602" table:style-name="ce1">
            <text:p>16.4207836808602</text:p>
          </table:table-cell>
          <table:table-cell office:value-type="float" office:value="11.4290690110677" table:style-name="ce1">
            <text:p>11.4290690110677</text:p>
          </table:table-cell>
          <table:table-cell office:value-type="float" office:value="13.4768938768139" table:style-name="ce1">
            <text:p>13.4768938768139</text:p>
          </table:table-cell>
          <table:table-cell office:value-type="float" office:value="6.50117135463468" table:style-name="ce1">
            <text:p>6.50117135463468</text:p>
          </table:table-cell>
          <table:table-cell office:value-type="float" office:value="16.2128690942092" table:style-name="ce1">
            <text:p>16.2128690942092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13.1082302089455" table:style-name="ce1">
            <text:p>13.1082302089455</text:p>
          </table:table-cell>
          <table:table-cell office:value-type="float" office:value="16.0423557417199" table:style-name="ce1">
            <text:p>16.0423557417199</text:p>
          </table:table-cell>
          <table:table-cell office:value-type="float" office:value="12.0435120497487" table:style-name="ce1">
            <text:p>12.0435120497487</text:p>
          </table:table-cell>
        </table:table-row>
        <table:table-row table:style-name="ro1">
          <table:table-cell office:value-type="string" table:style-name="ce1">
            <text:p>Jefferson Lerm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1-074</text:p>
          </table:table-cell>
          <table:table-cell office:value-type="float" office:value="8.4" table:style-name="ce1">
            <text:p>8.4</text:p>
          </table:table-cell>
          <table:table-cell office:value-type="float" office:value="8.68408277309575" table:style-name="ce1">
            <text:p>8.68408277309575</text:p>
          </table:table-cell>
          <table:table-cell office:value-type="float" office:value="10.265317297496" table:style-name="ce1">
            <text:p>10.265317297496</text:p>
          </table:table-cell>
          <table:table-cell office:value-type="float" office:value="8.95437853742183" table:style-name="ce1">
            <text:p>8.95437853742183</text:p>
          </table:table-cell>
          <table:table-cell office:value-type="float" office:value="10.3014531048234" table:style-name="ce1">
            <text:p>10.3014531048234</text:p>
          </table:table-cell>
          <table:table-cell office:value-type="float" office:value="7.28707924845008" table:style-name="ce1">
            <text:p>7.28707924845008</text:p>
          </table:table-cell>
          <table:table-cell office:value-type="float" office:value="6.24077638697209" table:style-name="ce1">
            <text:p>6.24077638697209</text:p>
          </table:table-cell>
          <table:table-cell office:value-type="float" office:value="6.76937659225202" table:style-name="ce1">
            <text:p>6.76937659225202</text:p>
          </table:table-cell>
          <table:table-cell office:value-type="float" office:value="8.23254911233551" table:style-name="ce1">
            <text:p>8.23254911233551</text:p>
          </table:table-cell>
          <table:table-cell office:value-type="float" office:value="7.23146686946934" table:style-name="ce1">
            <text:p>7.23146686946934</text:p>
          </table:table-cell>
          <table:table-cell office:value-type="float" office:value="10.0439614943162" table:style-name="ce1">
            <text:p>10.0439614943162</text:p>
          </table:table-cell>
          <table:table-cell office:value-type="float" office:value="6.33643570095502" table:style-name="ce1">
            <text:p>6.33643570095502</text:p>
          </table:table-cell>
        </table:table-row>
        <table:table-row table:style-name="ro1">
          <table:table-cell office:value-type="string" table:style-name="ce1">
            <text:p>Sean Longstaff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69</text:p>
          </table:table-cell>
          <table:table-cell office:value-type="float" office:value="9.8" table:style-name="ce1">
            <text:p>9.8</text:p>
          </table:table-cell>
          <table:table-cell office:value-type="float" office:value="9.43032920142001" table:style-name="ce1">
            <text:p>9.43032920142001</text:p>
          </table:table-cell>
          <table:table-cell office:value-type="float" office:value="10.5038649005883" table:style-name="ce1">
            <text:p>10.5038649005883</text:p>
          </table:table-cell>
          <table:table-cell office:value-type="float" office:value="13.2498332126457" table:style-name="ce1">
            <text:p>13.2498332126457</text:p>
          </table:table-cell>
          <table:table-cell office:value-type="float" office:value="9.76732339514063" table:style-name="ce1">
            <text:p>9.76732339514063</text:p>
          </table:table-cell>
          <table:table-cell office:value-type="float" office:value="7.0058931970257" table:style-name="ce1">
            <text:p>7.0058931970257</text:p>
          </table:table-cell>
          <table:table-cell office:value-type="float" office:value="3.34725960146158" table:style-name="ce1">
            <text:p>3.34725960146158</text:p>
          </table:table-cell>
          <table:table-cell office:value-type="float" office:value="7.35408710402296" table:style-name="ce1">
            <text:p>7.35408710402296</text:p>
          </table:table-cell>
          <table:table-cell office:value-type="float" office:value="8.06865640840852" table:style-name="ce1">
            <text:p>8.06865640840852</text:p>
          </table:table-cell>
          <table:table-cell office:value-type="float" office:value="8.91628376417961" table:style-name="ce1">
            <text:p>8.91628376417961</text:p>
          </table:table-cell>
          <table:table-cell office:value-type="float" office:value="12.403029876443" table:style-name="ce1">
            <text:p>12.403029876443</text:p>
          </table:table-cell>
          <table:table-cell office:value-type="float" office:value="11.357378270057" table:style-name="ce1">
            <text:p>11.357378270057</text:p>
          </table:table-cell>
        </table:table-row>
        <table:table-row table:style-name="ro1">
          <table:table-cell office:value-type="string" table:style-name="ce1">
            <text:p>Florentino Luí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41</text:p>
          </table:table-cell>
          <table:table-cell office:value-type="float" office:value="13.6" table:style-name="ce1">
            <text:p>13.6</text:p>
          </table:table-cell>
          <table:table-cell office:value-type="float" office:value="7.3105092074839" table:style-name="ce1">
            <text:p>7.3105092074839</text:p>
          </table:table-cell>
          <table:table-cell office:value-type="float" office:value="13.3296932447001" table:style-name="ce1">
            <text:p>13.3296932447001</text:p>
          </table:table-cell>
          <table:table-cell office:value-type="float" office:value="8.14115286558898" table:style-name="ce1">
            <text:p>8.14115286558898</text:p>
          </table:table-cell>
          <table:table-cell office:value-type="float" office:value="12.473995999863" table:style-name="ce1">
            <text:p>12.473995999863</text:p>
          </table:table-cell>
          <table:table-cell office:value-type="float" office:value="6.73161320075723" table:style-name="ce1">
            <text:p>6.73161320075723</text:p>
          </table:table-cell>
          <table:table-cell office:value-type="float" office:value="8.76784511450028" table:style-name="ce1">
            <text:p>8.76784511450028</text:p>
          </table:table-cell>
          <table:table-cell office:value-type="float" office:value="6.67491629189154" table:style-name="ce1">
            <text:p>6.67491629189154</text:p>
          </table:table-cell>
          <table:table-cell office:value-type="float" office:value="7.32546697726026" table:style-name="ce1">
            <text:p>7.32546697726026</text:p>
          </table:table-cell>
          <table:table-cell office:value-type="float" office:value="7.08736178757952" table:style-name="ce1">
            <text:p>7.08736178757952</text:p>
          </table:table-cell>
          <table:table-cell office:value-type="float" office:value="18.2116812275354" table:style-name="ce1">
            <text:p>18.2116812275354</text:p>
          </table:table-cell>
          <table:table-cell office:value-type="float" office:value="15.0406230772064" table:style-name="ce1">
            <text:p>15.0406230772064</text:p>
          </table:table-cell>
        </table:table-row>
        <table:table-row table:style-name="ro1">
          <table:table-cell office:value-type="string" table:style-name="ce1">
            <text:p>Saša Lukić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47</text:p>
          </table:table-cell>
          <table:table-cell office:value-type="float" office:value="12.5" table:style-name="ce1">
            <text:p>12.5</text:p>
          </table:table-cell>
          <table:table-cell office:value-type="float" office:value="8.85460209367476" table:style-name="ce1">
            <text:p>8.85460209367476</text:p>
          </table:table-cell>
          <table:table-cell office:value-type="float" office:value="11.319861574758" table:style-name="ce1">
            <text:p>11.319861574758</text:p>
          </table:table-cell>
          <table:table-cell office:value-type="float" office:value="12.3167531746734" table:style-name="ce1">
            <text:p>12.3167531746734</text:p>
          </table:table-cell>
          <table:table-cell office:value-type="float" office:value="9.94501771608746" table:style-name="ce1">
            <text:p>9.94501771608746</text:p>
          </table:table-cell>
          <table:table-cell office:value-type="float" office:value="11.3296077242562" table:style-name="ce1">
            <text:p>11.3296077242562</text:p>
          </table:table-cell>
          <table:table-cell office:value-type="float" office:value="7.58030238006426" table:style-name="ce1">
            <text:p>7.58030238006426</text:p>
          </table:table-cell>
          <table:table-cell office:value-type="float" office:value="12.1510255385781" table:style-name="ce1">
            <text:p>12.1510255385781</text:p>
          </table:table-cell>
          <table:table-cell office:value-type="float" office:value="7.37726615881042" table:style-name="ce1">
            <text:p>7.37726615881042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14.2428267117151" table:style-name="ce1">
            <text:p>14.2428267117151</text:p>
          </table:table-cell>
          <table:table-cell office:value-type="float" office:value="15.473818940417" table:style-name="ce1">
            <text:p>15.473818940417</text:p>
          </table:table-cell>
        </table:table-row>
        <table:table-row table:style-name="ro1">
          <table:table-cell office:value-type="string" table:style-name="ce1">
            <text:p>Alexis Mac Allis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014</text:p>
          </table:table-cell>
          <table:table-cell office:value-type="float" office:value="14.4" table:style-name="ce1">
            <text:p>14.4</text:p>
          </table:table-cell>
          <table:table-cell office:value-type="float" office:value="8.76919823967483" table:style-name="ce1">
            <text:p>8.76919823967483</text:p>
          </table:table-cell>
          <table:table-cell office:value-type="float" office:value="14.748328717506" table:style-name="ce1">
            <text:p>14.748328717506</text:p>
          </table:table-cell>
          <table:table-cell office:value-type="float" office:value="11.9041775423598" table:style-name="ce1">
            <text:p>11.9041775423598</text:p>
          </table:table-cell>
          <table:table-cell office:value-type="float" office:value="13.6313761899195" table:style-name="ce1">
            <text:p>13.6313761899195</text:p>
          </table:table-cell>
          <table:table-cell office:value-type="float" office:value="12.8858496486161" table:style-name="ce1">
            <text:p>12.8858496486161</text:p>
          </table:table-cell>
          <table:table-cell office:value-type="float" office:value="6.50117135463468" table:style-name="ce1">
            <text:p>6.50117135463468</text:p>
          </table:table-cell>
          <table:table-cell office:value-type="float" office:value="12.5824313420912" table:style-name="ce1">
            <text:p>12.5824313420912</text:p>
          </table:table-cell>
          <table:table-cell office:value-type="float" office:value="8.84511708825091" table:style-name="ce1">
            <text:p>8.84511708825091</text:p>
          </table:table-cell>
          <table:table-cell office:value-type="float" office:value="8.91628376417961" table:style-name="ce1">
            <text:p>8.91628376417961</text:p>
          </table:table-cell>
          <table:table-cell office:value-type="float" office:value="12.6308142307154" table:style-name="ce1">
            <text:p>12.6308142307154</text:p>
          </table:table-cell>
          <table:table-cell office:value-type="float" office:value="7.45545538214127" table:style-name="ce1">
            <text:p>7.45545538214127</text:p>
          </table:table-cell>
        </table:table-row>
        <table:table-row table:style-name="ro1">
          <table:table-cell office:value-type="string" table:style-name="ce1">
            <text:p>Soungoutou Magass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91</text:p>
          </table:table-cell>
          <table:table-cell office:value-type="float" office:value="8.2" table:style-name="ce1">
            <text:p>8.2</text:p>
          </table:table-cell>
          <table:table-cell office:value-type="float" office:value="7.52087750796716" table:style-name="ce1">
            <text:p>7.52087750796716</text:p>
          </table:table-cell>
          <table:table-cell office:value-type="float" office:value="8.76806458451936" table:style-name="ce1">
            <text:p>8.76806458451936</text:p>
          </table:table-cell>
          <table:table-cell office:value-type="float" office:value="6.74853930518718" table:style-name="ce1">
            <text:p>6.74853930518718</text:p>
          </table:table-cell>
          <table:table-cell office:value-type="float" office:value="7.6000863146016" table:style-name="ce1">
            <text:p>7.6000863146016</text:p>
          </table:table-cell>
          <table:table-cell office:value-type="float" office:value="6.464591443352" table:style-name="ce1">
            <text:p>6.464591443352</text:p>
          </table:table-cell>
          <table:table-cell office:value-type="float" office:value="10.637012615968" table:style-name="ce1">
            <text:p>10.637012615968</text:p>
          </table:table-cell>
          <table:table-cell office:value-type="float" office:value="6.58135013997367" table:style-name="ce1">
            <text:p>6.58135013997367</text:p>
          </table:table-cell>
          <table:table-cell office:value-type="float" office:value="8.23254911233551" table:style-name="ce1">
            <text:p>8.23254911233551</text:p>
          </table:table-cell>
          <table:table-cell office:value-type="float" office:value="8.28508360683345" table:style-name="ce1">
            <text:p>8.28508360683345</text:p>
          </table:table-cell>
          <table:table-cell office:value-type="float" office:value="12.9676333577435" table:style-name="ce1">
            <text:p>12.9676333577435</text:p>
          </table:table-cell>
          <table:table-cell office:value-type="float" office:value="12.5194636483198" table:style-name="ce1">
            <text:p>12.5194636483198</text:p>
          </table:table-cell>
        </table:table-row>
        <table:table-row table:style-name="ro1">
          <table:table-cell office:value-type="string" table:style-name="ce1">
            <text:p>Pape Matar Sar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115</text:p>
          </table:table-cell>
          <table:table-cell office:value-type="float" office:value="7.9" table:style-name="ce1">
            <text:p>7.9</text:p>
          </table:table-cell>
          <table:table-cell office:value-type="float" office:value="8.02420501089603" table:style-name="ce1">
            <text:p>8.02420501089603</text:p>
          </table:table-cell>
          <table:table-cell office:value-type="float" office:value="9.08294504518444" table:style-name="ce1">
            <text:p>9.08294504518444</text:p>
          </table:table-cell>
          <table:table-cell office:value-type="float" office:value="10.0737662098453" table:style-name="ce1">
            <text:p>10.0737662098453</text:p>
          </table:table-cell>
          <table:table-cell office:value-type="float" office:value="8.60162666934327" table:style-name="ce1">
            <text:p>8.60162666934327</text:p>
          </table:table-cell>
          <table:table-cell office:value-type="float" office:value="10.0470524632608" table:style-name="ce1">
            <text:p>10.0470524632608</text:p>
          </table:table-cell>
          <table:table-cell office:value-type="float" office:value="8.76784511450028" table:style-name="ce1">
            <text:p>8.76784511450028</text:p>
          </table:table-cell>
          <table:table-cell office:value-type="float" office:value="9.59001013865704" table:style-name="ce1">
            <text:p>9.59001013865704</text:p>
          </table:table-cell>
          <table:table-cell office:value-type="float" office:value="9.76063207365852" table:style-name="ce1">
            <text:p>9.76063207365852</text:p>
          </table:table-cell>
          <table:table-cell office:value-type="float" office:value="11.0385525146524" table:style-name="ce1">
            <text:p>11.0385525146524</text:p>
          </table:table-cell>
          <table:table-cell office:value-type="float" office:value="9.80629715238646" table:style-name="ce1">
            <text:p>9.80629715238646</text:p>
          </table:table-cell>
          <table:table-cell office:value-type="float" office:value="5.17846459769424" table:style-name="ce1">
            <text:p>5.17846459769424</text:p>
          </table:table-cell>
        </table:table-row>
        <table:table-row table:style-name="ro1">
          <table:table-cell office:value-type="string" table:style-name="ce1">
            <text:p>Bryan Mbeum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53</text:p>
          </table:table-cell>
          <table:table-cell office:value-type="float" office:value="15.6" table:style-name="ce1">
            <text:p>15.6</text:p>
          </table:table-cell>
          <table:table-cell office:value-type="float" office:value="9.62424336991243" table:style-name="ce1">
            <text:p>9.62424336991243</text:p>
          </table:table-cell>
          <table:table-cell office:value-type="float" office:value="11.2521584308747" table:style-name="ce1">
            <text:p>11.2521584308747</text:p>
          </table:table-cell>
          <table:table-cell office:value-type="float" office:value="15.7748419519583" table:style-name="ce1">
            <text:p>15.7748419519583</text:p>
          </table:table-cell>
          <table:table-cell office:value-type="float" office:value="10.6584486111226" table:style-name="ce1">
            <text:p>10.6584486111226</text:p>
          </table:table-cell>
          <table:table-cell office:value-type="float" office:value="17.9935068256271" table:style-name="ce1">
            <text:p>17.9935068256271</text:p>
          </table:table-cell>
          <table:table-cell office:value-type="float" office:value="7.29263891540958" table:style-name="ce1">
            <text:p>7.29263891540958</text:p>
          </table:table-cell>
          <table:table-cell office:value-type="float" office:value="19.3993493466543" table:style-name="ce1">
            <text:p>19.3993493466543</text:p>
          </table:table-cell>
          <table:table-cell office:value-type="float" office:value="15.0101056447544" table:style-name="ce1">
            <text:p>15.0101056447544</text:p>
          </table:table-cell>
          <table:table-cell office:value-type="float" office:value="19.1459207754662" table:style-name="ce1">
            <text:p>19.1459207754662</text:p>
          </table:table-cell>
          <table:table-cell office:value-type="float" office:value="8.29538783646462" table:style-name="ce1">
            <text:p>8.29538783646462</text:p>
          </table:table-cell>
          <table:table-cell office:value-type="float" office:value="7.15370778032069" table:style-name="ce1">
            <text:p>7.15370778032069</text:p>
          </table:table-cell>
        </table:table-row>
        <table:table-row table:style-name="ro1">
          <table:table-cell office:value-type="string" table:style-name="ce1">
            <text:p>Mikel Meri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99</text:p>
          </table:table-cell>
          <table:table-cell office:value-type="float" office:value="10.4" table:style-name="ce1">
            <text:p>10.4</text:p>
          </table:table-cell>
          <table:table-cell office:value-type="float" office:value="8.65577731287636" table:style-name="ce1">
            <text:p>8.65577731287636</text:p>
          </table:table-cell>
          <table:table-cell office:value-type="float" office:value="8.80103819256383" table:style-name="ce1">
            <text:p>8.80103819256383</text:p>
          </table:table-cell>
          <table:table-cell office:value-type="float" office:value="13.1195262209994" table:style-name="ce1">
            <text:p>13.1195262209994</text:p>
          </table:table-cell>
          <table:table-cell office:value-type="float" office:value="9.70820016088463" table:style-name="ce1">
            <text:p>9.70820016088463</text:p>
          </table:table-cell>
          <table:table-cell office:value-type="float" office:value="8.78083536934141" table:style-name="ce1">
            <text:p>8.78083536934141</text:p>
          </table:table-cell>
          <table:table-cell office:value-type="float" office:value="9.08006564540446" table:style-name="ce1">
            <text:p>9.08006564540446</text:p>
          </table:table-cell>
          <table:table-cell office:value-type="float" office:value="10.0364051511991" table:style-name="ce1">
            <text:p>10.0364051511991</text:p>
          </table:table-cell>
          <table:table-cell office:value-type="float" office:value="10.1085058968213" table:style-name="ce1">
            <text:p>10.1085058968213</text:p>
          </table:table-cell>
          <table:table-cell office:value-type="float" office:value="14.2729006214014" table:style-name="ce1">
            <text:p>14.2729006214014</text:p>
          </table:table-cell>
          <table:table-cell office:value-type="float" office:value="11.3533322057151" table:style-name="ce1">
            <text:p>11.3533322057151</text:p>
          </table:table-cell>
          <table:table-cell office:value-type="float" office:value="11.5930587686662" table:style-name="ce1">
            <text:p>11.5930587686662</text:p>
          </table:table-cell>
        </table:table-row>
        <table:table-row table:style-name="ro1">
          <table:table-cell office:value-type="string" table:style-name="ce1">
            <text:p>Lewis Mile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19-251</text:p>
          </table:table-cell>
          <table:table-cell office:value-type="float" office:value="10.4" table:style-name="ce1">
            <text:p>10.4</text:p>
          </table:table-cell>
          <table:table-cell office:value-type="float" office:value="8.31889793483175" table:style-name="ce1">
            <text:p>8.31889793483175</text:p>
          </table:table-cell>
          <table:table-cell office:value-type="float" office:value="12.9205127106691" table:style-name="ce1">
            <text:p>12.9205127106691</text:p>
          </table:table-cell>
          <table:table-cell office:value-type="float" office:value="13.6338689368936" table:style-name="ce1">
            <text:p>13.6338689368936</text:p>
          </table:table-cell>
          <table:table-cell office:value-type="float" office:value="10.1231025604777" table:style-name="ce1">
            <text:p>10.1231025604777</text:p>
          </table:table-cell>
          <table:table-cell office:value-type="float" office:value="6.73161320075723" table:style-name="ce1">
            <text:p>6.73161320075723</text:p>
          </table:table-cell>
          <table:table-cell office:value-type="float" office:value="16.0976804940297" table:style-name="ce1">
            <text:p>16.0976804940297</text:p>
          </table:table-cell>
          <table:table-cell office:value-type="float" office:value="7.96685249946998" table:style-name="ce1">
            <text:p>7.96685249946998</text:p>
          </table:table-cell>
          <table:table-cell office:value-type="float" office:value="8.50886593775297" table:style-name="ce1">
            <text:p>8.50886593775297</text:p>
          </table:table-cell>
          <table:table-cell office:value-type="float" office:value="8.91628376417961" table:style-name="ce1">
            <text:p>8.91628376417961</text:p>
          </table:table-cell>
          <table:table-cell office:value-type="float" office:value="11.4715056038103" table:style-name="ce1">
            <text:p>11.4715056038103</text:p>
          </table:table-cell>
          <table:table-cell office:value-type="float" office:value="10.2028265000748" table:style-name="ce1">
            <text:p>10.2028265000748</text:p>
          </table:table-cell>
        </table:table-row>
        <table:table-row table:style-name="ro1">
          <table:table-cell office:value-type="string" table:style-name="ce1">
            <text:p>Mason Moun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62</text:p>
          </table:table-cell>
          <table:table-cell office:value-type="float" office:value="8.7" table:style-name="ce1">
            <text:p>8.7</text:p>
          </table:table-cell>
          <table:table-cell office:value-type="float" office:value="8.81661007051026" table:style-name="ce1">
            <text:p>8.81661007051026</text:p>
          </table:table-cell>
          <table:table-cell office:value-type="float" office:value="8.68582082740709" table:style-name="ce1">
            <text:p>8.68582082740709</text:p>
          </table:table-cell>
          <table:table-cell office:value-type="float" office:value="9.23138264496961" table:style-name="ce1">
            <text:p>9.23138264496961</text:p>
          </table:table-cell>
          <table:table-cell office:value-type="float" office:value="10.896259333355" table:style-name="ce1">
            <text:p>10.896259333355</text:p>
          </table:table-cell>
          <table:table-cell office:value-type="float" office:value="10.6891925169348" table:style-name="ce1">
            <text:p>10.6891925169348</text:p>
          </table:table-cell>
          <table:table-cell office:value-type="float" office:value="7.99657745930293" table:style-name="ce1">
            <text:p>7.99657745930293</text:p>
          </table:table-cell>
          <table:table-cell office:value-type="float" office:value="12.3677300286224" table:style-name="ce1">
            <text:p>12.3677300286224</text:p>
          </table:table-cell>
          <table:table-cell office:value-type="float" office:value="10.1085058968213" table:style-name="ce1">
            <text:p>10.1085058968213</text:p>
          </table:table-cell>
          <table:table-cell office:value-type="float" office:value="13.4093443146271" table:style-name="ce1">
            <text:p>13.4093443146271</text:p>
          </table:table-cell>
          <table:table-cell office:value-type="float" office:value="7.63114518652915" table:style-name="ce1">
            <text:p>7.63114518652915</text:p>
          </table:table-cell>
          <table:table-cell office:value-type="float" office:value="6.61562667895393" table:style-name="ce1">
            <text:p>6.61562667895393</text:p>
          </table:table-cell>
        </table:table-row>
        <table:table-row table:style-name="ro1">
          <table:table-cell office:value-type="string" table:style-name="ce1">
            <text:p>Marshall Munets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99</text:p>
          </table:table-cell>
          <table:table-cell office:value-type="float" office:value="9.7" table:style-name="ce1">
            <text:p>9.7</text:p>
          </table:table-cell>
          <table:table-cell office:value-type="float" office:value="7.43281366865386" table:style-name="ce1">
            <text:p>7.43281366865386</text:p>
          </table:table-cell>
          <table:table-cell office:value-type="float" office:value="6.66257812101038" table:style-name="ce1">
            <text:p>6.66257812101038</text:p>
          </table:table-cell>
          <table:table-cell office:value-type="float" office:value="8.40883261458227" table:style-name="ce1">
            <text:p>8.40883261458227</text:p>
          </table:table-cell>
          <table:table-cell office:value-type="float" office:value="7.22757891735702" table:style-name="ce1">
            <text:p>7.22757891735702</text:p>
          </table:table-cell>
          <table:table-cell office:value-type="float" office:value="9.09336264634696" table:style-name="ce1">
            <text:p>9.09336264634696</text:p>
          </table:table-cell>
          <table:table-cell office:value-type="float" office:value="10.637012615968" table:style-name="ce1">
            <text:p>10.637012615968</text:p>
          </table:table-cell>
          <table:table-cell office:value-type="float" office:value="10.5970646081019" table:style-name="ce1">
            <text:p>10.5970646081019</text:p>
          </table:table-cell>
          <table:table-cell office:value-type="float" office:value="10.3992463855702" table:style-name="ce1">
            <text:p>10.3992463855702</text:p>
          </table:table-cell>
          <table:table-cell office:value-type="float" office:value="10.3813620965357" table:style-name="ce1">
            <text:p>10.3813620965357</text:p>
          </table:table-cell>
          <table:table-cell office:value-type="float" office:value="12.6308142307154" table:style-name="ce1">
            <text:p>12.6308142307154</text:p>
          </table:table-cell>
          <table:table-cell office:value-type="float" office:value="10.3388612061096" table:style-name="ce1">
            <text:p>10.3388612061096</text:p>
          </table:table-cell>
        </table:table-row>
        <table:table-row table:style-name="ro1">
          <table:table-cell office:value-type="string" table:style-name="ce1">
            <text:p>Amadou Onan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44</text:p>
          </table:table-cell>
          <table:table-cell office:value-type="float" office:value="9.9" table:style-name="ce1">
            <text:p>9.9</text:p>
          </table:table-cell>
          <table:table-cell office:value-type="float" office:value="7.68082362323752" table:style-name="ce1">
            <text:p>7.68082362323752</text:p>
          </table:table-cell>
          <table:table-cell office:value-type="float" office:value="10.5379497503578" table:style-name="ce1">
            <text:p>10.5379497503578</text:p>
          </table:table-cell>
          <table:table-cell office:value-type="float" office:value="6.39638534122938" table:style-name="ce1">
            <text:p>6.39638534122938</text:p>
          </table:table-cell>
          <table:table-cell office:value-type="float" office:value="8.83124962453529" table:style-name="ce1">
            <text:p>8.83124962453529</text:p>
          </table:table-cell>
          <table:table-cell office:value-type="float" office:value="8.47210843851904" table:style-name="ce1">
            <text:p>8.47210843851904</text:p>
          </table:table-cell>
          <table:table-cell office:value-type="float" office:value="9.9200138517303" table:style-name="ce1">
            <text:p>9.9200138517303</text:p>
          </table:table-cell>
          <table:table-cell office:value-type="float" office:value="6.86471718997963" table:style-name="ce1">
            <text:p>6.86471718997963</text:p>
          </table:table-cell>
          <table:table-cell office:value-type="float" office:value="8.56457215244926" table:style-name="ce1">
            <text:p>8.56457215244926</text:p>
          </table:table-cell>
          <table:table-cell office:value-type="float" office:value="10.0527993807534" table:style-name="ce1">
            <text:p>10.0527993807534</text:p>
          </table:table-cell>
          <table:table-cell office:value-type="float" office:value="14.4423333336582" table:style-name="ce1">
            <text:p>14.4423333336582</text:p>
          </table:table-cell>
          <table:table-cell office:value-type="float" office:value="13.4227294166695" table:style-name="ce1">
            <text:p>13.4227294166695</text:p>
          </table:table-cell>
        </table:table-row>
        <table:table-row table:style-name="ro1">
          <table:table-cell office:value-type="string" table:style-name="ce1">
            <text:p>João Palhinh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82</text:p>
          </table:table-cell>
          <table:table-cell office:value-type="float" office:value="13.5" table:style-name="ce1">
            <text:p>13.5</text:p>
          </table:table-cell>
          <table:table-cell office:value-type="float" office:value="7.64512403880571" table:style-name="ce1">
            <text:p>7.64512403880571</text:p>
          </table:table-cell>
          <table:table-cell office:value-type="float" office:value="12.4689003188122" table:style-name="ce1">
            <text:p>12.4689003188122</text:p>
          </table:table-cell>
          <table:table-cell office:value-type="float" office:value="9.65089193929777" table:style-name="ce1">
            <text:p>9.65089193929777</text:p>
          </table:table-cell>
          <table:table-cell office:value-type="float" office:value="10.0637052405751" table:style-name="ce1">
            <text:p>10.0637052405751</text:p>
          </table:table-cell>
          <table:table-cell office:value-type="float" office:value="7.0058931970257" table:style-name="ce1">
            <text:p>7.0058931970257</text:p>
          </table:table-cell>
          <table:table-cell office:value-type="float" office:value="7.24253620718823" table:style-name="ce1">
            <text:p>7.24253620718823</text:p>
          </table:table-cell>
          <table:table-cell office:value-type="float" office:value="7.35408710402296" table:style-name="ce1">
            <text:p>7.35408710402296</text:p>
          </table:table-cell>
          <table:table-cell office:value-type="float" office:value="8.56457215244926" table:style-name="ce1">
            <text:p>8.56457215244926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17.905899065792" table:style-name="ce1">
            <text:p>17.905899065792</text:p>
          </table:table-cell>
          <table:table-cell office:value-type="float" office:value="17.520993773281" table:style-name="ce1">
            <text:p>17.520993773281</text:p>
          </table:table-cell>
        </table:table-row>
        <table:table-row table:style-name="ro1">
          <table:table-cell office:value-type="string" table:style-name="ce1">
            <text:p>Lucas Paquetá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33</text:p>
          </table:table-cell>
          <table:table-cell office:value-type="float" office:value="16.8" table:style-name="ce1">
            <text:p>16.8</text:p>
          </table:table-cell>
          <table:table-cell office:value-type="float" office:value="8.52414225145834" table:style-name="ce1">
            <text:p>8.52414225145834</text:p>
          </table:table-cell>
          <table:table-cell office:value-type="float" office:value="14.6523544053757" table:style-name="ce1">
            <text:p>14.6523544053757</text:p>
          </table:table-cell>
          <table:table-cell office:value-type="float" office:value="13.2498332126457" table:style-name="ce1">
            <text:p>13.2498332126457</text:p>
          </table:table-cell>
          <table:table-cell office:value-type="float" office:value="15.4682645955181" table:style-name="ce1">
            <text:p>15.4682645955181</text:p>
          </table:table-cell>
          <table:table-cell office:value-type="float" office:value="11.9625139470641" table:style-name="ce1">
            <text:p>11.9625139470641</text:p>
          </table:table-cell>
          <table:table-cell office:value-type="float" office:value="7.70053405746891" table:style-name="ce1">
            <text:p>7.70053405746891</text:p>
          </table:table-cell>
          <table:table-cell office:value-type="float" office:value="13.9156875454458" table:style-name="ce1">
            <text:p>13.9156875454458</text:p>
          </table:table-cell>
          <table:table-cell office:value-type="float" office:value="9.93437870057026" table:style-name="ce1">
            <text:p>9.93437870057026</text:p>
          </table:table-cell>
          <table:table-cell office:value-type="float" office:value="16.3283129975368" table:style-name="ce1">
            <text:p>16.3283129975368</text:p>
          </table:table-cell>
          <table:table-cell office:value-type="float" office:value="14.4423333336582" table:style-name="ce1">
            <text:p>14.4423333336582</text:p>
          </table:table-cell>
          <table:table-cell office:value-type="float" office:value="9.89727862540268" table:style-name="ce1">
            <text:p>9.89727862540268</text:p>
          </table:table-cell>
        </table:table-row>
        <table:table-row table:style-name="ro1">
          <table:table-cell office:value-type="string" table:style-name="ce1">
            <text:p>Yeremi Pi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79</text:p>
          </table:table-cell>
          <table:table-cell office:value-type="float" office:value="14" table:style-name="ce1">
            <text:p>14</text:p>
          </table:table-cell>
          <table:table-cell office:value-type="float" office:value="10.4546476192012" table:style-name="ce1">
            <text:p>10.4546476192012</text:p>
          </table:table-cell>
          <table:table-cell office:value-type="float" office:value="10.333456708172" table:style-name="ce1">
            <text:p>10.333456708172</text:p>
          </table:table-cell>
          <table:table-cell office:value-type="float" office:value="15.8719893613454" table:style-name="ce1">
            <text:p>15.8719893613454</text:p>
          </table:table-cell>
          <table:table-cell office:value-type="float" office:value="11.7227603739265" table:style-name="ce1">
            <text:p>11.7227603739265</text:p>
          </table:table-cell>
          <table:table-cell office:value-type="float" office:value="15.7923972887271" table:style-name="ce1">
            <text:p>15.7923972887271</text:p>
          </table:table-cell>
          <table:table-cell office:value-type="float" office:value="8.65852972037497" table:style-name="ce1">
            <text:p>8.65852972037497</text:p>
          </table:table-cell>
          <table:table-cell office:value-type="float" office:value="17.3945826801772" table:style-name="ce1">
            <text:p>17.3945826801772</text:p>
          </table:table-cell>
          <table:table-cell office:value-type="float" office:value="9.30004346638108" table:style-name="ce1">
            <text:p>9.30004346638108</text:p>
          </table:table-cell>
          <table:table-cell office:value-type="float" office:value="12.6459096082213" table:style-name="ce1">
            <text:p>12.6459096082213</text:p>
          </table:table-cell>
          <table:table-cell office:value-type="float" office:value="11.4715056038103" table:style-name="ce1">
            <text:p>11.4715056038103</text:p>
          </table:table-cell>
          <table:table-cell office:value-type="float" office:value="7.30367252362449" table:style-name="ce1">
            <text:p>7.30367252362449</text:p>
          </table:table-cell>
        </table:table-row>
        <table:table-row table:style-name="ro1">
          <table:table-cell office:value-type="string" table:style-name="ce1">
            <text:p>Freddie Pott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17</text:p>
          </table:table-cell>
          <table:table-cell office:value-type="float" office:value="10.8" table:style-name="ce1">
            <text:p>10.8</text:p>
          </table:table-cell>
          <table:table-cell office:value-type="float" office:value="7.81546919245594" table:style-name="ce1">
            <text:p>7.81546919245594</text:p>
          </table:table-cell>
          <table:table-cell office:value-type="float" office:value="11.048614635333" table:style-name="ce1">
            <text:p>11.048614635333</text:p>
          </table:table-cell>
          <table:table-cell office:value-type="float" office:value="9.23138264496961" table:style-name="ce1">
            <text:p>9.23138264496961</text:p>
          </table:table-cell>
          <table:table-cell office:value-type="float" office:value="9.53121876272947" table:style-name="ce1">
            <text:p>9.53121876272947</text:p>
          </table:table-cell>
          <table:table-cell office:value-type="float" office:value="8.78083536934141" table:style-name="ce1">
            <text:p>8.78083536934141</text:p>
          </table:table-cell>
          <table:table-cell office:value-type="float" office:value="5.82893074565128" table:style-name="ce1">
            <text:p>5.82893074565128</text:p>
          </table:table-cell>
          <table:table-cell office:value-type="float" office:value="7.25457914178838" table:style-name="ce1">
            <text:p>7.25457914178838</text:p>
          </table:table-cell>
          <table:table-cell office:value-type="float" office:value="7.42927435257497" table:style-name="ce1">
            <text:p>7.42927435257497</text:p>
          </table:table-cell>
          <table:table-cell office:value-type="float" office:value="6.66593183687365" table:style-name="ce1">
            <text:p>6.66593183687365</text:p>
          </table:table-cell>
          <table:table-cell office:value-type="float" office:value="12.403029876443" table:style-name="ce1">
            <text:p>12.403029876443</text:p>
          </table:table-cell>
          <table:table-cell office:value-type="float" office:value="12.8577585734727" table:style-name="ce1">
            <text:p>12.8577585734727</text:p>
          </table:table-cell>
        </table:table-row>
        <table:table-row table:style-name="ro1">
          <table:table-cell office:value-type="string" table:style-name="ce1">
            <text:p>Tijjani Reijnder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62</text:p>
          </table:table-cell>
          <table:table-cell office:value-type="float" office:value="13.8" table:style-name="ce1">
            <text:p>13.8</text:p>
          </table:table-cell>
          <table:table-cell office:value-type="float" office:value="8.67464387316939" table:style-name="ce1">
            <text:p>8.67464387316939</text:p>
          </table:table-cell>
          <table:table-cell office:value-type="float" office:value="13.8327409625198" table:style-name="ce1">
            <text:p>13.8327409625198</text:p>
          </table:table-cell>
          <table:table-cell office:value-type="float" office:value="14.128390157703" table:style-name="ce1">
            <text:p>14.128390157703</text:p>
          </table:table-cell>
          <table:table-cell office:value-type="float" office:value="12.0140941847503" table:style-name="ce1">
            <text:p>12.0140941847503</text:p>
          </table:table-cell>
          <table:table-cell office:value-type="float" office:value="17.4537082792217" table:style-name="ce1">
            <text:p>17.4537082792217</text:p>
          </table:table-cell>
          <table:table-cell office:value-type="float" office:value="9.15401473845615" table:style-name="ce1">
            <text:p>9.15401473845615</text:p>
          </table:table-cell>
          <table:table-cell office:value-type="float" office:value="15.9933961519068" table:style-name="ce1">
            <text:p>15.9933961519068</text:p>
          </table:table-cell>
          <table:table-cell office:value-type="float" office:value="12.2414679444256" table:style-name="ce1">
            <text:p>12.2414679444256</text:p>
          </table:table-cell>
          <table:table-cell office:value-type="float" office:value="17.7699913552004" table:style-name="ce1">
            <text:p>17.7699913552004</text:p>
          </table:table-cell>
          <table:table-cell office:value-type="float" office:value="8.63676578527436" table:style-name="ce1">
            <text:p>8.63676578527436</text:p>
          </table:table-cell>
          <table:table-cell office:value-type="float" office:value="3.95375879182211" table:style-name="ce1">
            <text:p>3.95375879182211</text:p>
          </table:table-cell>
        </table:table-row>
        <table:table-row table:style-name="ro1">
          <table:table-cell office:value-type="string" table:style-name="ce1">
            <text:p>Declan Ric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58</text:p>
          </table:table-cell>
          <table:table-cell office:value-type="float" office:value="17.8" table:style-name="ce1">
            <text:p>17.8</text:p>
          </table:table-cell>
          <table:table-cell office:value-type="float" office:value="9.77991441843298" table:style-name="ce1">
            <text:p>9.77991441843298</text:p>
          </table:table-cell>
          <table:table-cell office:value-type="float" office:value="18.6712367725583" table:style-name="ce1">
            <text:p>18.6712367725583</text:p>
          </table:table-cell>
          <table:table-cell office:value-type="float" office:value="17.4801965694853" table:style-name="ce1">
            <text:p>17.4801965694853</text:p>
          </table:table-cell>
          <table:table-cell office:value-type="float" office:value="17.9737561656172" table:style-name="ce1">
            <text:p>17.9737561656172</text:p>
          </table:table-cell>
          <table:table-cell office:value-type="float" office:value="17.4537082792217" table:style-name="ce1">
            <text:p>17.4537082792217</text:p>
          </table:table-cell>
          <table:table-cell office:value-type="float" office:value="9.58218575388877" table:style-name="ce1">
            <text:p>9.58218575388877</text:p>
          </table:table-cell>
          <table:table-cell office:value-type="float" office:value="15.1957517001177" table:style-name="ce1">
            <text:p>15.1957517001177</text:p>
          </table:table-cell>
          <table:table-cell office:value-type="float" office:value="10.0504283968546" table:style-name="ce1">
            <text:p>10.0504283968546</text:p>
          </table:table-cell>
          <table:table-cell office:value-type="float" office:value="15.9006343486765" table:style-name="ce1">
            <text:p>15.9006343486765</text:p>
          </table:table-cell>
          <table:table-cell office:value-type="float" office:value="16.4937351714642" table:style-name="ce1">
            <text:p>16.4937351714642</text:p>
          </table:table-cell>
          <table:table-cell office:value-type="float" office:value="12.6005355217779" table:style-name="ce1">
            <text:p>12.6005355217779</text:p>
          </table:table-cell>
        </table:table-row>
        <table:table-row table:style-name="ro1">
          <table:table-cell office:value-type="string" table:style-name="ce1">
            <text:p>Georginio Rut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2</text:p>
          </table:table-cell>
          <table:table-cell office:value-type="float" office:value="14" table:style-name="ce1">
            <text:p>14</text:p>
          </table:table-cell>
          <table:table-cell office:value-type="float" office:value="9.60481604806291" table:style-name="ce1">
            <text:p>9.60481604806291</text:p>
          </table:table-cell>
          <table:table-cell office:value-type="float" office:value="8.1666104438816" table:style-name="ce1">
            <text:p>8.1666104438816</text:p>
          </table:table-cell>
          <table:table-cell office:value-type="float" office:value="14.4849456620614" table:style-name="ce1">
            <text:p>14.4849456620614</text:p>
          </table:table-cell>
          <table:table-cell office:value-type="float" office:value="12.1298469472591" table:style-name="ce1">
            <text:p>12.1298469472591</text:p>
          </table:table-cell>
          <table:table-cell office:value-type="float" office:value="14.8402402417754" table:style-name="ce1">
            <text:p>14.8402402417754</text:p>
          </table:table-cell>
          <table:table-cell office:value-type="float" office:value="8.96947394840477" table:style-name="ce1">
            <text:p>8.96947394840477</text:p>
          </table:table-cell>
          <table:table-cell office:value-type="float" office:value="15.4456457172467" table:style-name="ce1">
            <text:p>15.4456457172467</text:p>
          </table:table-cell>
          <table:table-cell office:value-type="float" office:value="11.3859200953432" table:style-name="ce1">
            <text:p>11.3859200953432</text:p>
          </table:table-cell>
          <table:table-cell office:value-type="float" office:value="12.4892596856981" table:style-name="ce1">
            <text:p>12.4892596856981</text:p>
          </table:table-cell>
          <table:table-cell office:value-type="float" office:value="10.9973575173586" table:style-name="ce1">
            <text:p>10.9973575173586</text:p>
          </table:table-cell>
          <table:table-cell office:value-type="float" office:value="9.72802860862593" table:style-name="ce1">
            <text:p>9.72802860862593</text:p>
          </table:table-cell>
        </table:table-row>
        <table:table-row table:style-name="ro1">
          <table:table-cell office:value-type="string" table:style-name="ce1">
            <text:p>Noah Sadik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21</text:p>
          </table:table-cell>
          <table:table-cell office:value-type="float" office:value="15.7" table:style-name="ce1">
            <text:p>15.7</text:p>
          </table:table-cell>
          <table:table-cell office:value-type="float" office:value="7.63621292297114" table:style-name="ce1">
            <text:p>7.63621292297114</text:p>
          </table:table-cell>
          <table:table-cell office:value-type="float" office:value="12.0741702486768" table:style-name="ce1">
            <text:p>12.0741702486768</text:p>
          </table:table-cell>
          <table:table-cell office:value-type="float" office:value="7.36317229971574" table:style-name="ce1">
            <text:p>7.36317229971574</text:p>
          </table:table-cell>
          <table:table-cell office:value-type="float" office:value="10.1231025604777" table:style-name="ce1">
            <text:p>10.1231025604777</text:p>
          </table:table-cell>
          <table:table-cell office:value-type="float" office:value="11.9625139470641" table:style-name="ce1">
            <text:p>11.9625139470641</text:p>
          </table:table-cell>
          <table:table-cell office:value-type="float" office:value="11.6884712069166" table:style-name="ce1">
            <text:p>11.6884712069166</text:p>
          </table:table-cell>
          <table:table-cell office:value-type="float" office:value="11.8226893432984" table:style-name="ce1">
            <text:p>11.8226893432984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6.80454513152784" table:style-name="ce1">
            <text:p>6.80454513152784</text:p>
          </table:table-cell>
          <table:table-cell office:value-type="float" office:value="14.8288913912812" table:style-name="ce1">
            <text:p>14.8288913912812</text:p>
          </table:table-cell>
          <table:table-cell office:value-type="float" office:value="11.6769165354074" table:style-name="ce1">
            <text:p>11.6769165354074</text:p>
          </table:table-cell>
        </table:table-row>
        <table:table-row table:style-name="ro1">
          <table:table-cell office:value-type="string" table:style-name="ce1">
            <text:p>Ibrahim Sangaré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36</text:p>
          </table:table-cell>
          <table:table-cell office:value-type="float" office:value="9.6" table:style-name="ce1">
            <text:p>9.6</text:p>
          </table:table-cell>
          <table:table-cell office:value-type="float" office:value="7.25845231435482" table:style-name="ce1">
            <text:p>7.25845231435482</text:p>
          </table:table-cell>
          <table:table-cell office:value-type="float" office:value="11.3874809175283" table:style-name="ce1">
            <text:p>11.3874809175283</text:p>
          </table:table-cell>
          <table:table-cell office:value-type="float" office:value="11.3458140444207" table:style-name="ce1">
            <text:p>11.3458140444207</text:p>
          </table:table-cell>
          <table:table-cell office:value-type="float" office:value="11.897878288077" table:style-name="ce1">
            <text:p>11.897878288077</text:p>
          </table:table-cell>
          <table:table-cell office:value-type="float" office:value="8.78083536934141" table:style-name="ce1">
            <text:p>8.78083536934141</text:p>
          </table:table-cell>
          <table:table-cell office:value-type="float" office:value="9.58218575388877" table:style-name="ce1">
            <text:p>9.58218575388877</text:p>
          </table:table-cell>
          <table:table-cell office:value-type="float" office:value="7.05798009929876" table:style-name="ce1">
            <text:p>7.05798009929876</text:p>
          </table:table-cell>
          <table:table-cell office:value-type="float" office:value="8.62041757425565" table:style-name="ce1">
            <text:p>8.62041757425565</text:p>
          </table:table-cell>
          <table:table-cell office:value-type="float" office:value="10.5457992290482" table:style-name="ce1">
            <text:p>10.5457992290482</text:p>
          </table:table-cell>
          <table:table-cell office:value-type="float" office:value="12.9676333577435" table:style-name="ce1">
            <text:p>12.9676333577435</text:p>
          </table:table-cell>
          <table:table-cell office:value-type="float" office:value="12.0766233942838" table:style-name="ce1">
            <text:p>12.0766233942838</text:p>
          </table:table-cell>
        </table:table-row>
        <table:table-row table:style-name="ro1">
          <table:table-cell office:value-type="string" table:style-name="ce1">
            <text:p>Ismaila Sar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16</text:p>
          </table:table-cell>
          <table:table-cell office:value-type="float" office:value="11.2" table:style-name="ce1">
            <text:p>11.2</text:p>
          </table:table-cell>
          <table:table-cell office:value-type="float" office:value="8.49603567385715" table:style-name="ce1">
            <text:p>8.49603567385715</text:p>
          </table:table-cell>
          <table:table-cell office:value-type="float" office:value="7.33965183768418" table:style-name="ce1">
            <text:p>7.33965183768418</text:p>
          </table:table-cell>
          <table:table-cell office:value-type="float" office:value="9.23138264496961" table:style-name="ce1">
            <text:p>9.23138264496961</text:p>
          </table:table-cell>
          <table:table-cell office:value-type="float" office:value="8.31784383645686" table:style-name="ce1">
            <text:p>8.31784383645686</text:p>
          </table:table-cell>
          <table:table-cell office:value-type="float" office:value="15.3326732322326" table:style-name="ce1">
            <text:p>15.3326732322326</text:p>
          </table:table-cell>
          <table:table-cell office:value-type="float" office:value="6.67368407906897" table:style-name="ce1">
            <text:p>6.67368407906897</text:p>
          </table:table-cell>
          <table:table-cell office:value-type="float" office:value="14.8487390749845" table:style-name="ce1">
            <text:p>14.8487390749845</text:p>
          </table:table-cell>
          <table:table-cell office:value-type="float" office:value="9.41474179577227" table:style-name="ce1">
            <text:p>9.41474179577227</text:p>
          </table:table-cell>
          <table:table-cell office:value-type="float" office:value="16.6262007615319" table:style-name="ce1">
            <text:p>16.6262007615319</text:p>
          </table:table-cell>
          <table:table-cell office:value-type="float" office:value="9.56950259943996" table:style-name="ce1">
            <text:p>9.56950259943996</text:p>
          </table:table-cell>
          <table:table-cell office:value-type="float" office:value="6.06587156016264" table:style-name="ce1">
            <text:p>6.06587156016264</text:p>
          </table:table-cell>
        </table:table-row>
        <table:table-row table:style-name="ro1">
          <table:table-cell office:value-type="string" table:style-name="ce1">
            <text:p>Alex Scot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39</text:p>
          </table:table-cell>
          <table:table-cell office:value-type="float" office:value="14.7" table:style-name="ce1">
            <text:p>14.7</text:p>
          </table:table-cell>
          <table:table-cell office:value-type="float" office:value="8.85460209367476" table:style-name="ce1">
            <text:p>8.85460209367476</text:p>
          </table:table-cell>
          <table:table-cell office:value-type="float" office:value="13.1578703380892" table:style-name="ce1">
            <text:p>13.1578703380892</text:p>
          </table:table-cell>
          <table:table-cell office:value-type="float" office:value="8.40883261458227" table:style-name="ce1">
            <text:p>8.40883261458227</text:p>
          </table:table-cell>
          <table:table-cell office:value-type="float" office:value="10.836841599027" table:style-name="ce1">
            <text:p>10.836841599027</text:p>
          </table:table-cell>
          <table:table-cell office:value-type="float" office:value="14.5821516051495" table:style-name="ce1">
            <text:p>14.5821516051495</text:p>
          </table:table-cell>
          <table:table-cell office:value-type="float" office:value="10.0518380613201" table:style-name="ce1">
            <text:p>10.0518380613201</text:p>
          </table:table-cell>
          <table:table-cell office:value-type="float" office:value="11.6019420941946" table:style-name="ce1">
            <text:p>11.6019420941946</text:p>
          </table:table-cell>
          <table:table-cell office:value-type="float" office:value="8.78875205404912" table:style-name="ce1">
            <text:p>8.78875205404912</text:p>
          </table:table-cell>
          <table:table-cell office:value-type="float" office:value="9.72530540043276" table:style-name="ce1">
            <text:p>9.72530540043276</text:p>
          </table:table-cell>
          <table:table-cell office:value-type="float" office:value="16.1204579872788" table:style-name="ce1">
            <text:p>16.1204579872788</text:p>
          </table:table-cell>
          <table:table-cell office:value-type="float" office:value="11.4248372769194" table:style-name="ce1">
            <text:p>11.4248372769194</text:p>
          </table:table-cell>
        </table:table-row>
        <table:table-row table:style-name="ro1">
          <table:table-cell office:value-type="string" table:style-name="ce1">
            <text:p>Bernardo Silv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50</text:p>
          </table:table-cell>
          <table:table-cell office:value-type="float" office:value="15.6" table:style-name="ce1">
            <text:p>15.6</text:p>
          </table:table-cell>
          <table:table-cell office:value-type="float" office:value="8.33747127382289" table:style-name="ce1">
            <text:p>8.33747127382289</text:p>
          </table:table-cell>
          <table:table-cell office:value-type="float" office:value="16.8205593406535" table:style-name="ce1">
            <text:p>16.8205593406535</text:p>
          </table:table-cell>
          <table:table-cell office:value-type="float" office:value="14.0067453990497" table:style-name="ce1">
            <text:p>14.0067453990497</text:p>
          </table:table-cell>
          <table:table-cell office:value-type="float" office:value="13.6843074438002" table:style-name="ce1">
            <text:p>13.6843074438002</text:p>
          </table:table-cell>
          <table:table-cell office:value-type="float" office:value="16.6118614349747" table:style-name="ce1">
            <text:p>16.6118614349747</text:p>
          </table:table-cell>
          <table:table-cell office:value-type="float" office:value="8.76784511450028" table:style-name="ce1">
            <text:p>8.76784511450028</text:p>
          </table:table-cell>
          <table:table-cell office:value-type="float" office:value="16.0675733125084" table:style-name="ce1">
            <text:p>16.0675733125084</text:p>
          </table:table-cell>
          <table:table-cell office:value-type="float" office:value="6.96893726215009" table:style-name="ce1">
            <text:p>6.96893726215009</text:p>
          </table:table-cell>
          <table:table-cell office:value-type="float" office:value="6.80454513152784" table:style-name="ce1">
            <text:p>6.80454513152784</text:p>
          </table:table-cell>
          <table:table-cell office:value-type="float" office:value="11.9408123610331" table:style-name="ce1">
            <text:p>11.9408123610331</text:p>
          </table:table-cell>
          <table:table-cell office:value-type="float" office:value="8.80873870362863" table:style-name="ce1">
            <text:p>8.80873870362863</text:p>
          </table:table-cell>
        </table:table-row>
        <table:table-row table:style-name="ro1">
          <table:table-cell office:value-type="string" table:style-name="ce1">
            <text:p>Xavi Simo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61</text:p>
          </table:table-cell>
          <table:table-cell office:value-type="float" office:value="9.3" table:style-name="ce1">
            <text:p>9.3</text:p>
          </table:table-cell>
          <table:table-cell office:value-type="float" office:value="8.86410863547437" table:style-name="ce1">
            <text:p>8.86410863547437</text:p>
          </table:table-cell>
          <table:table-cell office:value-type="float" office:value="9.75552340877511" table:style-name="ce1">
            <text:p>9.75552340877511</text:p>
          </table:table-cell>
          <table:table-cell office:value-type="float" office:value="12.588007591635" table:style-name="ce1">
            <text:p>12.588007591635</text:p>
          </table:table-cell>
          <table:table-cell office:value-type="float" office:value="10.3609406417422" table:style-name="ce1">
            <text:p>10.3609406417422</text:p>
          </table:table-cell>
          <table:table-cell office:value-type="float" office:value="15.5666793297065" table:style-name="ce1">
            <text:p>15.5666793297065</text:p>
          </table:table-cell>
          <table:table-cell office:value-type="float" office:value="7.25921449969066" table:style-name="ce1">
            <text:p>7.25921449969066</text:p>
          </table:table-cell>
          <table:table-cell office:value-type="float" office:value="13.8175744647967" table:style-name="ce1">
            <text:p>13.8175744647967</text:p>
          </table:table-cell>
          <table:table-cell office:value-type="float" office:value="9.30004346638108" table:style-name="ce1">
            <text:p>9.30004346638108</text:p>
          </table:table-cell>
          <table:table-cell office:value-type="float" office:value="9.0766039503969" table:style-name="ce1">
            <text:p>9.0766039503969</text:p>
          </table:table-cell>
          <table:table-cell office:value-type="float" office:value="10.0439614943162" table:style-name="ce1">
            <text:p>10.0439614943162</text:p>
          </table:table-cell>
          <table:table-cell office:value-type="float" office:value="10.7811414041947" table:style-name="ce1">
            <text:p>10.7811414041947</text:p>
          </table:table-cell>
        </table:table-row>
        <table:table-row table:style-name="ro1">
          <table:table-cell office:value-type="string" table:style-name="ce1">
            <text:p>Emile Smith Row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63</text:p>
          </table:table-cell>
          <table:table-cell office:value-type="float" office:value="9.2" table:style-name="ce1">
            <text:p>9.2</text:p>
          </table:table-cell>
          <table:table-cell office:value-type="float" office:value="8.76919823967483" table:style-name="ce1">
            <text:p>8.76919823967483</text:p>
          </table:table-cell>
          <table:table-cell office:value-type="float" office:value="11.4043718622523" table:style-name="ce1">
            <text:p>11.4043718622523</text:p>
          </table:table-cell>
          <table:table-cell office:value-type="float" office:value="7.36317229971574" table:style-name="ce1">
            <text:p>7.36317229971574</text:p>
          </table:table-cell>
          <table:table-cell office:value-type="float" office:value="10.7179315846248" table:style-name="ce1">
            <text:p>10.7179315846248</text:p>
          </table:table-cell>
          <table:table-cell office:value-type="float" office:value="12.8858496486161" table:style-name="ce1">
            <text:p>12.8858496486161</text:p>
          </table:table-cell>
          <table:table-cell office:value-type="float" office:value="7.15948730379031" table:style-name="ce1">
            <text:p>7.15948730379031</text:p>
          </table:table-cell>
          <table:table-cell office:value-type="float" office:value="13.9156875454458" table:style-name="ce1">
            <text:p>13.9156875454458</text:p>
          </table:table-cell>
          <table:table-cell office:value-type="float" office:value="10.5738162558053" table:style-name="ce1">
            <text:p>10.5738162558053</text:p>
          </table:table-cell>
          <table:table-cell office:value-type="float" office:value="15.193637507146" table:style-name="ce1">
            <text:p>15.193637507146</text:p>
          </table:table-cell>
          <table:table-cell office:value-type="float" office:value="8.63676578527436" table:style-name="ce1">
            <text:p>8.63676578527436</text:p>
          </table:table-cell>
          <table:table-cell office:value-type="float" office:value="9.05699544404939" table:style-name="ce1">
            <text:p>9.05699544404939</text:p>
          </table:table-cell>
        </table:table-row>
        <table:table-row table:style-name="ro1">
          <table:table-cell office:value-type="string" table:style-name="ce1">
            <text:p>Tomáš Souče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314</text:p>
          </table:table-cell>
          <table:table-cell office:value-type="float" office:value="8.1" table:style-name="ce1">
            <text:p>8.1</text:p>
          </table:table-cell>
          <table:table-cell office:value-type="float" office:value="7.86966126864164" table:style-name="ce1">
            <text:p>7.86966126864164</text:p>
          </table:table-cell>
          <table:table-cell office:value-type="float" office:value="8.13461005300389" table:style-name="ce1">
            <text:p>8.13461005300389</text:p>
          </table:table-cell>
          <table:table-cell office:value-type="float" office:value="6.28193555351644" table:style-name="ce1">
            <text:p>6.28193555351644</text:p>
          </table:table-cell>
          <table:table-cell office:value-type="float" office:value="8.20543954650317" table:style-name="ce1">
            <text:p>8.20543954650317</text:p>
          </table:table-cell>
          <table:table-cell office:value-type="float" office:value="6.73161320075723" table:style-name="ce1">
            <text:p>6.73161320075723</text:p>
          </table:table-cell>
          <table:table-cell office:value-type="float" office:value="6.24077638697209" table:style-name="ce1">
            <text:p>6.24077638697209</text:p>
          </table:table-cell>
          <table:table-cell office:value-type="float" office:value="7.75973893676543" table:style-name="ce1">
            <text:p>7.75973893676543</text:p>
          </table:table-cell>
          <table:table-cell office:value-type="float" office:value="11.8449402955423" table:style-name="ce1">
            <text:p>11.8449402955423</text:p>
          </table:table-cell>
          <table:table-cell office:value-type="float" office:value="13.4093443146271" table:style-name="ce1">
            <text:p>13.4093443146271</text:p>
          </table:table-cell>
          <table:table-cell office:value-type="float" office:value="11.8240645232561" table:style-name="ce1">
            <text:p>11.8240645232561</text:p>
          </table:table-cell>
          <table:table-cell office:value-type="float" office:value="9.69423423155286" table:style-name="ce1">
            <text:p>9.69423423155286</text:p>
          </table:table-cell>
        </table:table-row>
        <table:table-row table:style-name="ro1">
          <table:table-cell office:value-type="string" table:style-name="ce1">
            <text:p>Anton Stac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053</text:p>
          </table:table-cell>
          <table:table-cell office:value-type="float" office:value="16.1" table:style-name="ce1">
            <text:p>16.1</text:p>
          </table:table-cell>
          <table:table-cell office:value-type="float" office:value="10.9638154387625" table:style-name="ce1">
            <text:p>10.9638154387625</text:p>
          </table:table-cell>
          <table:table-cell office:value-type="float" office:value="13.2985991916671" table:style-name="ce1">
            <text:p>13.2985991916671</text:p>
          </table:table-cell>
          <table:table-cell office:value-type="float" office:value="16.0614110622437" table:style-name="ce1">
            <text:p>16.0614110622437</text:p>
          </table:table-cell>
          <table:table-cell office:value-type="float" office:value="14.4008992692973" table:style-name="ce1">
            <text:p>14.4008992692973</text:p>
          </table:table-cell>
          <table:table-cell office:value-type="float" office:value="16.6118614349747" table:style-name="ce1">
            <text:p>16.6118614349747</text:p>
          </table:table-cell>
          <table:table-cell office:value-type="float" office:value="7.99657745930293" table:style-name="ce1">
            <text:p>7.99657745930293</text:p>
          </table:table-cell>
          <table:table-cell office:value-type="float" office:value="14.4863967405736" table:style-name="ce1">
            <text:p>14.4863967405736</text:p>
          </table:table-cell>
          <table:table-cell office:value-type="float" office:value="9.30004346638108" table:style-name="ce1">
            <text:p>9.30004346638108</text:p>
          </table:table-cell>
          <table:table-cell office:value-type="float" office:value="14.1334492801973" table:style-name="ce1">
            <text:p>14.1334492801973</text:p>
          </table:table-cell>
          <table:table-cell office:value-type="float" office:value="15.1981671622534" table:style-name="ce1">
            <text:p>15.1981671622534</text:p>
          </table:table-cell>
          <table:table-cell office:value-type="float" office:value="13.6820889853728" table:style-name="ce1">
            <text:p>13.6820889853728</text:p>
          </table:table-cell>
        </table:table-row>
        <table:table-row table:style-name="ro1">
          <table:table-cell office:value-type="string" table:style-name="ce1">
            <text:p>Dominik Szoboszla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5-074</text:p>
          </table:table-cell>
          <table:table-cell office:value-type="float" office:value="18.9" table:style-name="ce1">
            <text:p>18.9</text:p>
          </table:table-cell>
          <table:table-cell office:value-type="float" office:value="10.7681374011583" table:style-name="ce1">
            <text:p>10.7681374011583</text:p>
          </table:table-cell>
          <table:table-cell office:value-type="float" office:value="18.7062743128954" table:style-name="ce1">
            <text:p>18.7062743128954</text:p>
          </table:table-cell>
          <table:table-cell office:value-type="float" office:value="14.3675186081483" table:style-name="ce1">
            <text:p>14.3675186081483</text:p>
          </table:table-cell>
          <table:table-cell office:value-type="float" office:value="18.4923403476985" table:style-name="ce1">
            <text:p>18.4923403476985</text:p>
          </table:table-cell>
          <table:table-cell office:value-type="float" office:value="18.6983883080893" table:style-name="ce1">
            <text:p>18.6983883080893</text:p>
          </table:table-cell>
          <table:table-cell office:value-type="float" office:value="11.3524535293843" table:style-name="ce1">
            <text:p>11.3524535293843</text:p>
          </table:table-cell>
          <table:table-cell office:value-type="float" office:value="17.7445328719147" table:style-name="ce1">
            <text:p>17.7445328719147</text:p>
          </table:table-cell>
          <table:table-cell office:value-type="float" office:value="10.4574346038054" table:style-name="ce1">
            <text:p>10.4574346038054</text:p>
          </table:table-cell>
          <table:table-cell office:value-type="float" office:value="12.9554712685399" table:style-name="ce1">
            <text:p>12.9554712685399</text:p>
          </table:table-cell>
          <table:table-cell office:value-type="float" office:value="14.7338433970712" table:style-name="ce1">
            <text:p>14.7338433970712</text:p>
          </table:table-cell>
          <table:table-cell office:value-type="float" office:value="11.9937729724513" table:style-name="ce1">
            <text:p>11.9937729724513</text:p>
          </table:table-cell>
        </table:table-row>
        <table:table-row table:style-name="ro1">
          <table:table-cell office:value-type="string" table:style-name="ce1">
            <text:p>Ao Tana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19</text:p>
          </table:table-cell>
          <table:table-cell office:value-type="float" office:value="7.9" table:style-name="ce1">
            <text:p>7.9</text:p>
          </table:table-cell>
          <table:table-cell office:value-type="float" office:value="8.49603567385715" table:style-name="ce1">
            <text:p>8.49603567385715</text:p>
          </table:table-cell>
          <table:table-cell office:value-type="float" office:value="9.68781119314303" table:style-name="ce1">
            <text:p>9.68781119314303</text:p>
          </table:table-cell>
          <table:table-cell office:value-type="float" office:value="7.48996659796521" table:style-name="ce1">
            <text:p>7.48996659796521</text:p>
          </table:table-cell>
          <table:table-cell office:value-type="float" office:value="9.12110148872023" table:style-name="ce1">
            <text:p>9.12110148872023</text:p>
          </table:table-cell>
          <table:table-cell office:value-type="float" office:value="8.16780497765622" table:style-name="ce1">
            <text:p>8.16780497765622</text:p>
          </table:table-cell>
          <table:table-cell office:value-type="float" office:value="5.08425997400835" table:style-name="ce1">
            <text:p>5.08425997400835</text:p>
          </table:table-cell>
          <table:table-cell office:value-type="float" office:value="8.38876709568724" table:style-name="ce1">
            <text:p>8.38876709568724</text:p>
          </table:table-cell>
          <table:table-cell office:value-type="float" office:value="9.01491918162678" table:style-name="ce1">
            <text:p>9.01491918162678</text:p>
          </table:table-cell>
          <table:table-cell office:value-type="float" office:value="10.7102089219238" table:style-name="ce1">
            <text:p>10.7102089219238</text:p>
          </table:table-cell>
          <table:table-cell office:value-type="float" office:value="9.80629715238646" table:style-name="ce1">
            <text:p>9.80629715238646</text:p>
          </table:table-cell>
          <table:table-cell office:value-type="float" office:value="7.31877005059815" table:style-name="ce1">
            <text:p>7.31877005059815</text:p>
          </table:table-cell>
        </table:table-row>
        <table:table-row table:style-name="ro1">
          <table:table-cell office:value-type="string" table:style-name="ce1">
            <text:p>Marcus Taverni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91</text:p>
          </table:table-cell>
          <table:table-cell office:value-type="float" office:value="17.8" table:style-name="ce1">
            <text:p>17.8</text:p>
          </table:table-cell>
          <table:table-cell office:value-type="float" office:value="9.89692815877046" table:style-name="ce1">
            <text:p>9.89692815877046</text:p>
          </table:table-cell>
          <table:table-cell office:value-type="float" office:value="14.0986478168553" table:style-name="ce1">
            <text:p>14.0986478168553</text:p>
          </table:table-cell>
          <table:table-cell office:value-type="float" office:value="14.3675186081483" table:style-name="ce1">
            <text:p>14.3675186081483</text:p>
          </table:table-cell>
          <table:table-cell office:value-type="float" office:value="14.8826109803631" table:style-name="ce1">
            <text:p>14.8826109803631</text:p>
          </table:table-cell>
          <table:table-cell office:value-type="float" office:value="18.1116826965582" table:style-name="ce1">
            <text:p>18.1116826965582</text:p>
          </table:table-cell>
          <table:table-cell office:value-type="float" office:value="7.94393267427883" table:style-name="ce1">
            <text:p>7.94393267427883</text:p>
          </table:table-cell>
          <table:table-cell office:value-type="float" office:value="18.5597392170692" table:style-name="ce1">
            <text:p>18.5597392170692</text:p>
          </table:table-cell>
          <table:table-cell office:value-type="float" office:value="10.3992463855702" table:style-name="ce1">
            <text:p>10.3992463855702</text:p>
          </table:table-cell>
          <table:table-cell office:value-type="float" office:value="17.5573071103024" table:style-name="ce1">
            <text:p>17.5573071103024</text:p>
          </table:table-cell>
          <table:table-cell office:value-type="float" office:value="13.7269391538037" table:style-name="ce1">
            <text:p>13.7269391538037</text:p>
          </table:table-cell>
          <table:table-cell office:value-type="float" office:value="11.1714363302305" table:style-name="ce1">
            <text:p>11.1714363302305</text:p>
          </table:table-cell>
        </table:table-row>
        <table:table-row table:style-name="ro1">
          <table:table-cell office:value-type="string" table:style-name="ce1">
            <text:p>Loum Tchaoun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21</text:p>
          </table:table-cell>
          <table:table-cell office:value-type="float" office:value="8.4" table:style-name="ce1">
            <text:p>8.4</text:p>
          </table:table-cell>
          <table:table-cell office:value-type="float" office:value="8.13415344396318" table:style-name="ce1">
            <text:p>8.13415344396318</text:p>
          </table:table-cell>
          <table:table-cell office:value-type="float" office:value="7.09950746174365" table:style-name="ce1">
            <text:p>7.09950746174365</text:p>
          </table:table-cell>
          <table:table-cell office:value-type="float" office:value="6.86877415029822" table:style-name="ce1">
            <text:p>6.86877415029822</text:p>
          </table:table-cell>
          <table:table-cell office:value-type="float" office:value="6.96823317909532" table:style-name="ce1">
            <text:p>6.96823317909532</text:p>
          </table:table-cell>
          <table:table-cell office:value-type="float" office:value="10.6891925169348" table:style-name="ce1">
            <text:p>10.6891925169348</text:p>
          </table:table-cell>
          <table:table-cell office:value-type="float" office:value="5.52068668920715" table:style-name="ce1">
            <text:p>5.52068668920715</text:p>
          </table:table-cell>
          <table:table-cell office:value-type="float" office:value="10.4848617265614" table:style-name="ce1">
            <text:p>10.4848617265614</text:p>
          </table:table-cell>
          <table:table-cell office:value-type="float" office:value="10.2247445392445" table:style-name="ce1">
            <text:p>10.2247445392445</text:p>
          </table:table-cell>
          <table:table-cell office:value-type="float" office:value="9.0766039503969" table:style-name="ce1">
            <text:p>9.0766039503969</text:p>
          </table:table-cell>
          <table:table-cell office:value-type="float" office:value="8.29538783646462" table:style-name="ce1">
            <text:p>8.29538783646462</text:p>
          </table:table-cell>
          <table:table-cell office:value-type="float" office:value="6.8160187821244" table:style-name="ce1">
            <text:p>6.8160187821244</text:p>
          </table:table-cell>
        </table:table-row>
        <table:table-row table:style-name="ro1">
          <table:table-cell office:value-type="string" table:style-name="ce1">
            <text:p>Youri Tielema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245</text:p>
          </table:table-cell>
          <table:table-cell office:value-type="float" office:value="11.6" table:style-name="ce1">
            <text:p>11.6</text:p>
          </table:table-cell>
          <table:table-cell office:value-type="float" office:value="9.99458168504229" table:style-name="ce1">
            <text:p>9.99458168504229</text:p>
          </table:table-cell>
          <table:table-cell office:value-type="float" office:value="13.6520633610484" table:style-name="ce1">
            <text:p>13.6520633610484</text:p>
          </table:table-cell>
          <table:table-cell office:value-type="float" office:value="16.1536847983034" table:style-name="ce1">
            <text:p>16.1536847983034</text:p>
          </table:table-cell>
          <table:table-cell office:value-type="float" office:value="13.8937875806229" table:style-name="ce1">
            <text:p>13.8937875806229</text:p>
          </table:table-cell>
          <table:table-cell office:value-type="float" office:value="9.72716605831482" table:style-name="ce1">
            <text:p>9.72716605831482</text:p>
          </table:table-cell>
          <table:table-cell office:value-type="float" office:value="11.8183809273061" table:style-name="ce1">
            <text:p>11.8183809273061</text:p>
          </table:table-cell>
          <table:table-cell office:value-type="float" office:value="9.47896420429122" table:style-name="ce1">
            <text:p>9.47896420429122</text:p>
          </table:table-cell>
          <table:table-cell office:value-type="float" office:value="8.78875205404912" table:style-name="ce1">
            <text:p>8.78875205404912</text:p>
          </table:table-cell>
          <table:table-cell office:value-type="float" office:value="7.37729851528518" table:style-name="ce1">
            <text:p>7.37729851528518</text:p>
          </table:table-cell>
          <table:table-cell office:value-type="float" office:value="12.2882582434606" table:style-name="ce1">
            <text:p>12.2882582434606</text:p>
          </table:table-cell>
          <table:table-cell office:value-type="float" office:value="12.0269418674074" table:style-name="ce1">
            <text:p>12.0269418674074</text:p>
          </table:table-cell>
        </table:table-row>
        <table:table-row table:style-name="ro1">
          <table:table-cell office:value-type="string" table:style-name="ce1">
            <text:p>Sandro Tonal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44</text:p>
          </table:table-cell>
          <table:table-cell office:value-type="float" office:value="15.4" table:style-name="ce1">
            <text:p>15.4</text:p>
          </table:table-cell>
          <table:table-cell office:value-type="float" office:value="8.56167391949466" table:style-name="ce1">
            <text:p>8.56167391949466</text:p>
          </table:table-cell>
          <table:table-cell office:value-type="float" office:value="15.9867750956386" table:style-name="ce1">
            <text:p>15.9867750956386</text:p>
          </table:table-cell>
          <table:table-cell office:value-type="float" office:value="11.9041775423598" table:style-name="ce1">
            <text:p>11.9041775423598</text:p>
          </table:table-cell>
          <table:table-cell office:value-type="float" office:value="16.636659071851" table:style-name="ce1">
            <text:p>16.636659071851</text:p>
          </table:table-cell>
          <table:table-cell office:value-type="float" office:value="11.6473527766862" table:style-name="ce1">
            <text:p>11.6473527766862</text:p>
          </table:table-cell>
          <table:table-cell office:value-type="float" office:value="9.50739939584016" table:style-name="ce1">
            <text:p>9.50739939584016</text:p>
          </table:table-cell>
          <table:table-cell office:value-type="float" office:value="10.4848617265614" table:style-name="ce1">
            <text:p>10.4848617265614</text:p>
          </table:table-cell>
          <table:table-cell office:value-type="float" office:value="8.73251126580647" table:style-name="ce1">
            <text:p>8.73251126580647</text:p>
          </table:table-cell>
          <table:table-cell office:value-type="float" office:value="7.23146686946934" table:style-name="ce1">
            <text:p>7.23146686946934</text:p>
          </table:table-cell>
          <table:table-cell office:value-type="float" office:value="13.9361371225848" table:style-name="ce1">
            <text:p>13.9361371225848</text:p>
          </table:table-cell>
          <table:table-cell office:value-type="float" office:value="7.76420826235741" table:style-name="ce1">
            <text:p>7.76420826235741</text:p>
          </table:table-cell>
        </table:table-row>
        <table:table-row table:style-name="ro1">
          <table:table-cell office:value-type="string" table:style-name="ce1">
            <text:p>Manuel Ugart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71</text:p>
          </table:table-cell>
          <table:table-cell office:value-type="float" office:value="7.2" table:style-name="ce1">
            <text:p>7.2</text:p>
          </table:table-cell>
          <table:table-cell office:value-type="float" office:value="7.69870629323616" table:style-name="ce1">
            <text:p>7.69870629323616</text:p>
          </table:table-cell>
          <table:table-cell office:value-type="float" office:value="9.2500074986575" table:style-name="ce1">
            <text:p>9.2500074986575</text:p>
          </table:table-cell>
          <table:table-cell office:value-type="float" office:value="6.39638534122938" table:style-name="ce1">
            <text:p>6.39638534122938</text:p>
          </table:table-cell>
          <table:table-cell office:value-type="float" office:value="8.9468387488701" table:style-name="ce1">
            <text:p>8.9468387488701</text:p>
          </table:table-cell>
          <table:table-cell office:value-type="float" office:value="9.09336264634696" table:style-name="ce1">
            <text:p>9.09336264634696</text:p>
          </table:table-cell>
          <table:table-cell office:value-type="float" office:value="14.428774938974" table:style-name="ce1">
            <text:p>14.428774938974</text:p>
          </table:table-cell>
          <table:table-cell office:value-type="float" office:value="7.25457914178838" table:style-name="ce1">
            <text:p>7.25457914178838</text:p>
          </table:table-cell>
          <table:table-cell office:value-type="float" office:value="7.6923556319295" table:style-name="ce1">
            <text:p>7.6923556319295</text:p>
          </table:table-cell>
          <table:table-cell office:value-type="float" office:value="6.66593183687365" table:style-name="ce1">
            <text:p>6.66593183687365</text:p>
          </table:table-cell>
          <table:table-cell office:value-type="float" office:value="12.6308142307154" table:style-name="ce1">
            <text:p>12.6308142307154</text:p>
          </table:table-cell>
          <table:table-cell office:value-type="float" office:value="11.8940451456611" table:style-name="ce1">
            <text:p>11.8940451456611</text:p>
          </table:table-cell>
        </table:table-row>
        <table:table-row table:style-name="ro1">
          <table:table-cell office:value-type="string" table:style-name="ce1">
            <text:p>Lesley Ugochukwu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87</text:p>
          </table:table-cell>
          <table:table-cell office:value-type="float" office:value="13.3" table:style-name="ce1">
            <text:p>13.3</text:p>
          </table:table-cell>
          <table:table-cell office:value-type="float" office:value="8.07909252958474" table:style-name="ce1">
            <text:p>8.07909252958474</text:p>
          </table:table-cell>
          <table:table-cell office:value-type="float" office:value="10.0950897442288" table:style-name="ce1">
            <text:p>10.0950897442288</text:p>
          </table:table-cell>
          <table:table-cell office:value-type="float" office:value="6.6297116637608" table:style-name="ce1">
            <text:p>6.6297116637608</text:p>
          </table:table-cell>
          <table:table-cell office:value-type="float" office:value="9.88573674843304" table:style-name="ce1">
            <text:p>9.88573674843304</text:p>
          </table:table-cell>
          <table:table-cell office:value-type="float" office:value="11.0099811821483" table:style-name="ce1">
            <text:p>11.0099811821483</text:p>
          </table:table-cell>
          <table:table-cell office:value-type="float" office:value="5.52068668920715" table:style-name="ce1">
            <text:p>5.52068668920715</text:p>
          </table:table-cell>
          <table:table-cell office:value-type="float" office:value="10.4848617265614" table:style-name="ce1">
            <text:p>10.4848617265614</text:p>
          </table:table-cell>
          <table:table-cell office:value-type="float" office:value="9.41474179577227" table:style-name="ce1">
            <text:p>9.41474179577227</text:p>
          </table:table-cell>
          <table:table-cell office:value-type="float" office:value="14.2729006214014" table:style-name="ce1">
            <text:p>14.2729006214014</text:p>
          </table:table-cell>
          <table:table-cell office:value-type="float" office:value="12.9676333577435" table:style-name="ce1">
            <text:p>12.9676333577435</text:p>
          </table:table-cell>
          <table:table-cell office:value-type="float" office:value="10.4069068484348" table:style-name="ce1">
            <text:p>10.4069068484348</text:p>
          </table:table-cell>
        </table:table-row>
        <table:table-row table:style-name="ro1">
          <table:table-cell office:value-type="string" table:style-name="ce1">
            <text:p>Adam Whart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35</text:p>
          </table:table-cell>
          <table:table-cell office:value-type="float" office:value="16.4" table:style-name="ce1">
            <text:p>16.4</text:p>
          </table:table-cell>
          <table:table-cell office:value-type="float" office:value="10.063004182832" table:style-name="ce1">
            <text:p>10.063004182832</text:p>
          </table:table-cell>
          <table:table-cell office:value-type="float" office:value="13.7878213339736" table:style-name="ce1">
            <text:p>13.7878213339736</text:p>
          </table:table-cell>
          <table:table-cell office:value-type="float" office:value="17.4801965694853" table:style-name="ce1">
            <text:p>17.4801965694853</text:p>
          </table:table-cell>
          <table:table-cell office:value-type="float" office:value="15.8050082684787" table:style-name="ce1">
            <text:p>15.8050082684787</text:p>
          </table:table-cell>
          <table:table-cell office:value-type="float" office:value="11.9625139470641" table:style-name="ce1">
            <text:p>11.9625139470641</text:p>
          </table:table-cell>
          <table:table-cell office:value-type="float" office:value="9.30240457401668" table:style-name="ce1">
            <text:p>9.30240457401668</text:p>
          </table:table-cell>
          <table:table-cell office:value-type="float" office:value="9.14763426793023" table:style-name="ce1">
            <text:p>9.14763426793023</text:p>
          </table:table-cell>
          <table:table-cell office:value-type="float" office:value="7.90629791424711" table:style-name="ce1">
            <text:p>7.90629791424711</text:p>
          </table:table-cell>
          <table:table-cell office:value-type="float" office:value="7.67390728273404" table:style-name="ce1">
            <text:p>7.67390728273404</text:p>
          </table:table-cell>
          <table:table-cell office:value-type="float" office:value="15.1981671622534" table:style-name="ce1">
            <text:p>15.1981671622534</text:p>
          </table:table-cell>
          <table:table-cell office:value-type="float" office:value="11.9937729724513" table:style-name="ce1">
            <text:p>11.9937729724513</text:p>
          </table:table-cell>
        </table:table-row>
        <table:table-row table:style-name="ro1">
          <table:table-cell office:value-type="string" table:style-name="ce1">
            <text:p>Florian Wirt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49</text:p>
          </table:table-cell>
          <table:table-cell office:value-type="float" office:value="14.6" table:style-name="ce1">
            <text:p>14.6</text:p>
          </table:table-cell>
          <table:table-cell office:value-type="float" office:value="10.5330374825877" table:style-name="ce1">
            <text:p>10.5330374825877</text:p>
          </table:table-cell>
          <table:table-cell office:value-type="float" office:value="15.2631218331763" table:style-name="ce1">
            <text:p>15.2631218331763</text:p>
          </table:table-cell>
          <table:table-cell office:value-type="float" office:value="14.128390157703" table:style-name="ce1">
            <text:p>14.128390157703</text:p>
          </table:table-cell>
          <table:table-cell office:value-type="float" office:value="15.4682645955181" table:style-name="ce1">
            <text:p>15.4682645955181</text:p>
          </table:table-cell>
          <table:table-cell office:value-type="float" office:value="17.9935068256271" table:style-name="ce1">
            <text:p>17.9935068256271</text:p>
          </table:table-cell>
          <table:table-cell office:value-type="float" office:value="11.4460447810607" table:style-name="ce1">
            <text:p>11.4460447810607</text:p>
          </table:table-cell>
          <table:table-cell office:value-type="float" office:value="19.511428832951" table:style-name="ce1">
            <text:p>19.511428832951</text:p>
          </table:table-cell>
          <table:table-cell office:value-type="float" office:value="10.3992463855702" table:style-name="ce1">
            <text:p>10.3992463855702</text:p>
          </table:table-cell>
          <table:table-cell office:value-type="float" office:value="15.5568986911696" table:style-name="ce1">
            <text:p>15.5568986911696</text:p>
          </table:table-cell>
          <table:table-cell office:value-type="float" office:value="11.2348919754572" table:style-name="ce1">
            <text:p>11.2348919754572</text:p>
          </table:table-cell>
          <table:table-cell office:value-type="float" office:value="11.4248372769194" table:style-name="ce1">
            <text:p>11.4248372769194</text:p>
          </table:table-cell>
        </table:table-row>
        <table:table-row table:style-name="ro1">
          <table:table-cell office:value-type="string" table:style-name="ce1">
            <text:p>Granit Xha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102</text:p>
          </table:table-cell>
          <table:table-cell office:value-type="float" office:value="19.8" table:style-name="ce1">
            <text:p>19.8</text:p>
          </table:table-cell>
          <table:table-cell office:value-type="float" office:value="9.13159508258653" table:style-name="ce1">
            <text:p>9.13159508258653</text:p>
          </table:table-cell>
          <table:table-cell office:value-type="float" office:value="17.4629483040285" table:style-name="ce1">
            <text:p>17.4629483040285</text:p>
          </table:table-cell>
          <table:table-cell office:value-type="float" office:value="16.9881046914548" table:style-name="ce1">
            <text:p>16.9881046914548</text:p>
          </table:table-cell>
          <table:table-cell office:value-type="float" office:value="17.8575454565983" table:style-name="ce1">
            <text:p>17.8575454565983</text:p>
          </table:table-cell>
          <table:table-cell office:value-type="float" office:value="10.367971654693" table:style-name="ce1">
            <text:p>10.367971654693</text:p>
          </table:table-cell>
          <table:table-cell office:value-type="float" office:value="9.08006564540446" table:style-name="ce1">
            <text:p>9.08006564540446</text:p>
          </table:table-cell>
          <table:table-cell office:value-type="float" office:value="8.92854687132071" table:style-name="ce1">
            <text:p>8.92854687132071</text:p>
          </table:table-cell>
          <table:table-cell office:value-type="float" office:value="8.01436208653998" table:style-name="ce1">
            <text:p>8.01436208653998</text:p>
          </table:table-cell>
          <table:table-cell office:value-type="float" office:value="8.59849763382962" table:style-name="ce1">
            <text:p>8.59849763382962</text:p>
          </table:table-cell>
          <table:table-cell office:value-type="float" office:value="18.367897783577" table:style-name="ce1">
            <text:p>18.367897783577</text:p>
          </table:table-cell>
          <table:table-cell office:value-type="float" office:value="13.2366790336795" table:style-name="ce1">
            <text:p>13.2366790336795</text:p>
          </table:table-cell>
        </table:table-row>
        <table:table-row table:style-name="ro1">
          <table:table-cell office:value-type="string" table:style-name="ce1">
            <text:p>Yehor Yarmoliu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12</text:p>
          </table:table-cell>
          <table:table-cell office:value-type="float" office:value="16.4" table:style-name="ce1">
            <text:p>16.4</text:p>
          </table:table-cell>
          <table:table-cell office:value-type="float" office:value="8.06993247692141" table:style-name="ce1">
            <text:p>8.06993247692141</text:p>
          </table:table-cell>
          <table:table-cell office:value-type="float" office:value="13.9516945668728" table:style-name="ce1">
            <text:p>13.9516945668728</text:p>
          </table:table-cell>
          <table:table-cell office:value-type="float" office:value="11.7653559752672" table:style-name="ce1">
            <text:p>11.7653559752672</text:p>
          </table:table-cell>
          <table:table-cell office:value-type="float" office:value="12.3025349356817" table:style-name="ce1">
            <text:p>12.3025349356817</text:p>
          </table:table-cell>
          <table:table-cell office:value-type="float" office:value="9.40903416265799" table:style-name="ce1">
            <text:p>9.40903416265799</text:p>
          </table:table-cell>
          <table:table-cell office:value-type="float" office:value="8.49551083239251" table:style-name="ce1">
            <text:p>8.49551083239251</text:p>
          </table:table-cell>
          <table:table-cell office:value-type="float" office:value="9.03789144877196" table:style-name="ce1">
            <text:p>9.03789144877196</text:p>
          </table:table-cell>
          <table:table-cell office:value-type="float" office:value="7.90629791424711" table:style-name="ce1">
            <text:p>7.90629791424711</text:p>
          </table:table-cell>
          <table:table-cell office:value-type="float" office:value="7.08736178757952" table:style-name="ce1">
            <text:p>7.08736178757952</text:p>
          </table:table-cell>
          <table:table-cell office:value-type="float" office:value="16.3478615676765" table:style-name="ce1">
            <text:p>16.3478615676765</text:p>
          </table:table-cell>
          <table:table-cell office:value-type="float" office:value="12.5681446000742" table:style-name="ce1">
            <text:p>12.5681446000742</text:p>
          </table:table-cell>
        </table:table-row>
        <table:table-row table:style-name="ro1">
          <table:table-cell office:value-type="string" table:style-name="ce1">
            <text:p>Martín Zubimend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39</text:p>
          </table:table-cell>
          <table:table-cell office:value-type="float" office:value="18.7" table:style-name="ce1">
            <text:p>18.7</text:p>
          </table:table-cell>
          <table:table-cell office:value-type="float" office:value="8.49603567385715" table:style-name="ce1">
            <text:p>8.49603567385715</text:p>
          </table:table-cell>
          <table:table-cell office:value-type="float" office:value="18.6578728671537" table:style-name="ce1">
            <text:p>18.6578728671537</text:p>
          </table:table-cell>
          <table:table-cell office:value-type="float" office:value="10.4983397801839" table:style-name="ce1">
            <text:p>10.4983397801839</text:p>
          </table:table-cell>
          <table:table-cell office:value-type="float" office:value="16.9695182035762" table:style-name="ce1">
            <text:p>16.9695182035762</text:p>
          </table:table-cell>
          <table:table-cell office:value-type="float" office:value="13.7634575860767" table:style-name="ce1">
            <text:p>13.7634575860767</text:p>
          </table:table-cell>
          <table:table-cell office:value-type="float" office:value="10.637012615968" table:style-name="ce1">
            <text:p>10.637012615968</text:p>
          </table:table-cell>
          <table:table-cell office:value-type="float" office:value="10.5970646081019" table:style-name="ce1">
            <text:p>10.5970646081019</text:p>
          </table:table-cell>
          <table:table-cell office:value-type="float" office:value="8.39788566801868" table:style-name="ce1">
            <text:p>8.39788566801868</text:p>
          </table:table-cell>
          <table:table-cell office:value-type="float" office:value="13.9921393522403" table:style-name="ce1">
            <text:p>13.9921393522403</text:p>
          </table:table-cell>
          <table:table-cell office:value-type="float" office:value="16.9042285967994" table:style-name="ce1">
            <text:p>16.9042285967994</text:p>
          </table:table-cell>
          <table:table-cell office:value-type="float" office:value="12.7617070696124" table:style-name="ce1">
            <text:p>12.7617070696124</text:p>
          </table:table-cell>
        </table:table-row>
        <table:table-row table:style-name="ro1">
          <table:table-cell office:value-type="string" table:style-name="ce1">
            <text:p>Martin Ødegaa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021</text:p>
          </table:table-cell>
          <table:table-cell office:value-type="float" office:value="8.9" table:style-name="ce1">
            <text:p>8.9</text:p>
          </table:table-cell>
          <table:table-cell office:value-type="float" office:value="12.8082480495248" table:style-name="ce1">
            <text:p>12.8082480495248</text:p>
          </table:table-cell>
          <table:table-cell office:value-type="float" office:value="11.974548900056" table:style-name="ce1">
            <text:p>11.974548900056</text:p>
          </table:table-cell>
          <table:table-cell office:value-type="float" office:value="15.6760730115447" table:style-name="ce1">
            <text:p>15.6760730115447</text:p>
          </table:table-cell>
          <table:table-cell office:value-type="float" office:value="15.0678003209639" table:style-name="ce1">
            <text:p>15.0678003209639</text:p>
          </table:table-cell>
          <table:table-cell office:value-type="float" office:value="16.7960694850379" table:style-name="ce1">
            <text:p>16.7960694850379</text:p>
          </table:table-cell>
          <table:table-cell office:value-type="float" office:value="12.4956296470648" table:style-name="ce1">
            <text:p>12.4956296470648</text:p>
          </table:table-cell>
          <table:table-cell office:value-type="float" office:value="12.1510255385781" table:style-name="ce1">
            <text:p>12.1510255385781</text:p>
          </table:table-cell>
          <table:table-cell office:value-type="float" office:value="11.3859200953432" table:style-name="ce1">
            <text:p>11.3859200953432</text:p>
          </table:table-cell>
          <table:table-cell office:value-type="float" office:value="9.23775781437479" table:style-name="ce1">
            <text:p>9.23775781437479</text:p>
          </table:table-cell>
          <table:table-cell office:value-type="float" office:value="7.4160257202851" table:style-name="ce1">
            <text:p>7.4160257202851</text:p>
          </table:table-cell>
          <table:table-cell office:value-type="float" office:value="6.20005707854358" table:style-name="ce1">
            <text:p>6.20005707854358</text:p>
          </table:table-cell>
        </table:table-row>
        <table:table-row table:style-name="ro1">
          <table:table-cell office:value-type="string" table:style-name="ce1">
            <text:p>Ebou Adam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357</text:p>
          </table:table-cell>
          <table:table-cell office:value-type="float" office:value="16.7" table:style-name="ce1">
            <text:p>16.7</text:p>
          </table:table-cell>
          <table:table-cell office:value-type="float" office:value="6.465634457116" table:style-name="ce1">
            <text:p>6.465634457116</text:p>
          </table:table-cell>
          <table:table-cell office:value-type="float" office:value="9.80477459292229" table:style-name="ce1">
            <text:p>9.80477459292229</text:p>
          </table:table-cell>
          <table:table-cell office:value-type="float" office:value="6.10959820921678" table:style-name="ce1">
            <text:p>6.10959820921678</text:p>
          </table:table-cell>
          <table:table-cell office:value-type="float" office:value="8.69194548386044" table:style-name="ce1">
            <text:p>8.69194548386044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7.42524827505849" table:style-name="ce1">
            <text:p>7.42524827505849</text:p>
          </table:table-cell>
          <table:table-cell office:value-type="float" office:value="6.35737060783448" table:style-name="ce1">
            <text:p>6.35737060783448</text:p>
          </table:table-cell>
          <table:table-cell office:value-type="float" office:value="7.24116307237244" table:style-name="ce1">
            <text:p>7.24116307237244</text:p>
          </table:table-cell>
          <table:table-cell office:value-type="float" office:value="16.5205400198833" table:style-name="ce1">
            <text:p>16.5205400198833</text:p>
          </table:table-cell>
          <table:table-cell office:value-type="float" office:value="13.3041991016012" table:style-name="ce1">
            <text:p>13.3041991016012</text:p>
          </table:table-cell>
        </table:table-row>
        <table:table-row table:style-name="ro1">
          <table:table-cell office:value-type="string" table:style-name="ce1">
            <text:p>Chuba Akpo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090</text:p>
          </table:table-cell>
          <table:table-cell office:value-type="float" office:value="8.5" table:style-name="ce1">
            <text:p>8.5</text:p>
          </table:table-cell>
          <table:table-cell office:value-type="float" office:value="8.64991521076538" table:style-name="ce1">
            <text:p>8.64991521076538</text:p>
          </table:table-cell>
          <table:table-cell office:value-type="float" office:value="6.54810409398492" table:style-name="ce1">
            <text:p>6.54810409398492</text:p>
          </table:table-cell>
          <table:table-cell office:value-type="float" office:value="6.10959820921678" table:style-name="ce1">
            <text:p>6.10959820921678</text:p>
          </table:table-cell>
          <table:table-cell office:value-type="float" office:value="6.83253942649824" table:style-name="ce1">
            <text:p>6.83253942649824</text:p>
          </table:table-cell>
          <table:table-cell office:value-type="float" office:value="10.727836008164" table:style-name="ce1">
            <text:p>10.727836008164</text:p>
          </table:table-cell>
          <table:table-cell office:value-type="float" office:value="6.32997664508252" table:style-name="ce1">
            <text:p>6.32997664508252</text:p>
          </table:table-cell>
          <table:table-cell office:value-type="float" office:value="11.5477058878167" table:style-name="ce1">
            <text:p>11.5477058878167</text:p>
          </table:table-cell>
          <table:table-cell office:value-type="float" office:value="8.93642672729973" table:style-name="ce1">
            <text:p>8.93642672729973</text:p>
          </table:table-cell>
          <table:table-cell office:value-type="float" office:value="12.9450438201994" table:style-name="ce1">
            <text:p>12.9450438201994</text:p>
          </table:table-cell>
          <table:table-cell office:value-type="float" office:value="5.76142412260096" table:style-name="ce1">
            <text:p>5.76142412260096</text:p>
          </table:table-cell>
          <table:table-cell office:value-type="float" office:value="10.0882850583305" table:style-name="ce1">
            <text:p>10.0882850583305</text:p>
          </table:table-cell>
        </table:table-row>
        <table:table-row table:style-name="ro1">
          <table:table-cell office:value-type="string" table:style-name="ce1">
            <text:p>Harrison Armstr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8-353</text:p>
          </table:table-cell>
          <table:table-cell office:value-type="float" office:value="12.5" table:style-name="ce1">
            <text:p>12.5</text:p>
          </table:table-cell>
          <table:table-cell office:value-type="float" office:value="7.41735389768538" table:style-name="ce1">
            <text:p>7.41735389768538</text:p>
          </table:table-cell>
          <table:table-cell office:value-type="float" office:value="8.9718873180115" table:style-name="ce1">
            <text:p>8.9718873180115</text:p>
          </table:table-cell>
          <table:table-cell office:value-type="float" office:value="7.94691031259999" table:style-name="ce1">
            <text:p>7.94691031259999</text:p>
          </table:table-cell>
          <table:table-cell office:value-type="float" office:value="10.5003183174718" table:style-name="ce1">
            <text:p>10.5003183174718</text:p>
          </table:table-cell>
          <table:table-cell office:value-type="float" office:value="9.90207715099996" table:style-name="ce1">
            <text:p>9.90207715099996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10.429035360407" table:style-name="ce1">
            <text:p>10.429035360407</text:p>
          </table:table-cell>
          <table:table-cell office:value-type="float" office:value="6.81628596383876" table:style-name="ce1">
            <text:p>6.81628596383876</text:p>
          </table:table-cell>
          <table:table-cell office:value-type="float" office:value="7.65351844037068" table:style-name="ce1">
            <text:p>7.65351844037068</text:p>
          </table:table-cell>
          <table:table-cell office:value-type="float" office:value="11.6223896784186" table:style-name="ce1">
            <text:p>11.6223896784186</text:p>
          </table:table-cell>
          <table:table-cell office:value-type="float" office:value="9.68980840247772" table:style-name="ce1">
            <text:p>9.68980840247772</text:p>
          </table:table-cell>
        </table:table-row>
        <table:table-row table:style-name="ro1">
          <table:table-cell office:value-type="string" table:style-name="ce1">
            <text:p>Finn Azaz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122</text:p>
          </table:table-cell>
          <table:table-cell office:value-type="float" office:value="16.1" table:style-name="ce1">
            <text:p>16.1</text:p>
          </table:table-cell>
          <table:table-cell office:value-type="float" office:value="9.20587475978161" table:style-name="ce1">
            <text:p>9.20587475978161</text:p>
          </table:table-cell>
          <table:table-cell office:value-type="float" office:value="10.3053858916726" table:style-name="ce1">
            <text:p>10.3053858916726</text:p>
          </table:table-cell>
          <table:table-cell office:value-type="float" office:value="15.7875999435628" table:style-name="ce1">
            <text:p>15.7875999435628</text:p>
          </table:table-cell>
          <table:table-cell office:value-type="float" office:value="13.9547349390858" table:style-name="ce1">
            <text:p>13.9547349390858</text:p>
          </table:table-cell>
          <table:table-cell office:value-type="float" office:value="14.1752185211991" table:style-name="ce1">
            <text:p>14.1752185211991</text:p>
          </table:table-cell>
          <table:table-cell office:value-type="float" office:value="8.22791653371798" table:style-name="ce1">
            <text:p>8.22791653371798</text:p>
          </table:table-cell>
          <table:table-cell office:value-type="float" office:value="14.6426223318663" table:style-name="ce1">
            <text:p>14.6426223318663</text:p>
          </table:table-cell>
          <table:table-cell office:value-type="float" office:value="10.6498378483708" table:style-name="ce1">
            <text:p>10.6498378483708</text:p>
          </table:table-cell>
          <table:table-cell office:value-type="float" office:value="16.5706381981398" table:style-name="ce1">
            <text:p>16.5706381981398</text:p>
          </table:table-cell>
          <table:table-cell office:value-type="float" office:value="11.2361856293976" table:style-name="ce1">
            <text:p>11.2361856293976</text:p>
          </table:table-cell>
          <table:table-cell office:value-type="float" office:value="10.4825575779224" table:style-name="ce1">
            <text:p>10.4825575779224</text:p>
          </table:table-cell>
        </table:table-row>
        <table:table-row table:style-name="ro1">
          <table:table-cell office:value-type="string" table:style-name="ce1">
            <text:p>Lewis Bak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57</text:p>
          </table:table-cell>
          <table:table-cell office:value-type="float" office:value="11.1" table:style-name="ce1">
            <text:p>11.1</text:p>
          </table:table-cell>
          <table:table-cell office:value-type="float" office:value="7.89727694740116" table:style-name="ce1">
            <text:p>7.89727694740116</text:p>
          </table:table-cell>
          <table:table-cell office:value-type="float" office:value="9.31442188042768" table:style-name="ce1">
            <text:p>9.31442188042768</text:p>
          </table:table-cell>
          <table:table-cell office:value-type="float" office:value="8.31226496823612" table:style-name="ce1">
            <text:p>8.31226496823612</text:p>
          </table:table-cell>
          <table:table-cell office:value-type="float" office:value="9.52333065735228" table:style-name="ce1">
            <text:p>9.52333065735228</text:p>
          </table:table-cell>
          <table:table-cell office:value-type="float" office:value="6.87707817084986" table:style-name="ce1">
            <text:p>6.87707817084986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7.70835549008751" table:style-name="ce1">
            <text:p>7.70835549008751</text:p>
          </table:table-cell>
          <table:table-cell office:value-type="float" office:value="7.78000061739197" table:style-name="ce1">
            <text:p>7.78000061739197</text:p>
          </table:table-cell>
          <table:table-cell office:value-type="float" office:value="13.492782246097" table:style-name="ce1">
            <text:p>13.492782246097</text:p>
          </table:table-cell>
          <table:table-cell office:value-type="float" office:value="8.05528972182223" table:style-name="ce1">
            <text:p>8.05528972182223</text:p>
          </table:table-cell>
          <table:table-cell office:value-type="float" office:value="2.69024616275185" table:style-name="ce1">
            <text:p>2.69024616275185</text:p>
          </table:table-cell>
        </table:table-row>
        <table:table-row table:style-name="ro1">
          <table:table-cell office:value-type="string" table:style-name="ce1">
            <text:p>Barry Bann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6-037</text:p>
          </table:table-cell>
          <table:table-cell office:value-type="float" office:value="24.3" table:style-name="ce1">
            <text:p>24.3</text:p>
          </table:table-cell>
          <table:table-cell office:value-type="float" office:value="8.65844539866643" table:style-name="ce1">
            <text:p>8.65844539866643</text:p>
          </table:table-cell>
          <table:table-cell office:value-type="float" office:value="16.8716171552593" table:style-name="ce1">
            <text:p>16.8716171552593</text:p>
          </table:table-cell>
          <table:table-cell office:value-type="float" office:value="16.7006114358708" table:style-name="ce1">
            <text:p>16.7006114358708</text:p>
          </table:table-cell>
          <table:table-cell office:value-type="float" office:value="17.1826782866174" table:style-name="ce1">
            <text:p>17.1826782866174</text:p>
          </table:table-cell>
          <table:table-cell office:value-type="float" office:value="14.1752185211991" table:style-name="ce1">
            <text:p>14.1752185211991</text:p>
          </table:table-cell>
          <table:table-cell office:value-type="float" office:value="11.3112697966155" table:style-name="ce1">
            <text:p>11.3112697966155</text:p>
          </table:table-cell>
          <table:table-cell office:value-type="float" office:value="12.7415088101523" table:style-name="ce1">
            <text:p>12.7415088101523</text:p>
          </table:table-cell>
          <table:table-cell office:value-type="float" office:value="8.22848432950497" table:style-name="ce1">
            <text:p>8.22848432950497</text:p>
          </table:table-cell>
          <table:table-cell office:value-type="float" office:value="11.8493115879112" table:style-name="ce1">
            <text:p>11.8493115879112</text:p>
          </table:table-cell>
          <table:table-cell office:value-type="float" office:value="14.1565350756182" table:style-name="ce1">
            <text:p>14.1565350756182</text:p>
          </table:table-cell>
          <table:table-cell office:value-type="float" office:value="9.46728309791165" table:style-name="ce1">
            <text:p>9.46728309791165</text:p>
          </table:table-cell>
        </table:table-row>
        <table:table-row table:style-name="ro1">
          <table:table-cell office:value-type="string" table:style-name="ce1">
            <text:p>Cameron Brannag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43</text:p>
          </table:table-cell>
          <table:table-cell office:value-type="float" office:value="14.9" table:style-name="ce1">
            <text:p>14.9</text:p>
          </table:table-cell>
          <table:table-cell office:value-type="float" office:value="7.87220688312794" table:style-name="ce1">
            <text:p>7.87220688312794</text:p>
          </table:table-cell>
          <table:table-cell office:value-type="float" office:value="10.9831574017452" table:style-name="ce1">
            <text:p>10.9831574017452</text:p>
          </table:table-cell>
          <table:table-cell office:value-type="float" office:value="8.55782130092835" table:style-name="ce1">
            <text:p>8.55782130092835</text:p>
          </table:table-cell>
          <table:table-cell office:value-type="float" office:value="11.8207271610629" table:style-name="ce1">
            <text:p>11.8207271610629</text:p>
          </table:table-cell>
          <table:table-cell office:value-type="float" office:value="8.50154313496715" table:style-name="ce1">
            <text:p>8.50154313496715</text:p>
          </table:table-cell>
          <table:table-cell office:value-type="float" office:value="6.14231177839183" table:style-name="ce1">
            <text:p>6.14231177839183</text:p>
          </table:table-cell>
          <table:table-cell office:value-type="float" office:value="8.18780665218482" table:style-name="ce1">
            <text:p>8.18780665218482</text:p>
          </table:table-cell>
          <table:table-cell office:value-type="float" office:value="10.352477818304" table:style-name="ce1">
            <text:p>10.352477818304</text:p>
          </table:table-cell>
          <table:table-cell office:value-type="float" office:value="12.4745151431048" table:style-name="ce1">
            <text:p>12.4745151431048</text:p>
          </table:table-cell>
          <table:table-cell office:value-type="float" office:value="10.2318370655125" table:style-name="ce1">
            <text:p>10.2318370655125</text:p>
          </table:table-cell>
          <table:table-cell office:value-type="float" office:value="7.62695719251333" table:style-name="ce1">
            <text:p>7.62695719251333</text:p>
          </table:table-cell>
        </table:table-row>
        <table:table-row table:style-name="ro1">
          <table:table-cell office:value-type="string" table:style-name="ce1">
            <text:p>Ben Brere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64</text:p>
          </table:table-cell>
          <table:table-cell office:value-type="float" office:value="16.6" table:style-name="ce1">
            <text:p>16.6</text:p>
          </table:table-cell>
          <table:table-cell office:value-type="float" office:value="6.89390817738652" table:style-name="ce1">
            <text:p>6.89390817738652</text:p>
          </table:table-cell>
          <table:table-cell office:value-type="float" office:value="7.39148075481173" table:style-name="ce1">
            <text:p>7.39148075481173</text:p>
          </table:table-cell>
          <table:table-cell office:value-type="float" office:value="8.1900304966847" table:style-name="ce1">
            <text:p>8.1900304966847</text:p>
          </table:table-cell>
          <table:table-cell office:value-type="float" office:value="7.61793090603475" table:style-name="ce1">
            <text:p>7.61793090603475</text:p>
          </table:table-cell>
          <table:table-cell office:value-type="float" office:value="12.0292619302311" table:style-name="ce1">
            <text:p>12.0292619302311</text:p>
          </table:table-cell>
          <table:table-cell office:value-type="float" office:value="7.74303388120617" table:style-name="ce1">
            <text:p>7.74303388120617</text:p>
          </table:table-cell>
          <table:table-cell office:value-type="float" office:value="13.7783873050561" table:style-name="ce1">
            <text:p>13.7783873050561</text:p>
          </table:table-cell>
          <table:table-cell office:value-type="float" office:value="9.29236883612277" table:style-name="ce1">
            <text:p>9.29236883612277</text:p>
          </table:table-cell>
          <table:table-cell office:value-type="float" office:value="11.9774209565775" table:style-name="ce1">
            <text:p>11.9774209565775</text:p>
          </table:table-cell>
          <table:table-cell office:value-type="float" office:value="6.66962089302648" table:style-name="ce1">
            <text:p>6.66962089302648</text:p>
          </table:table-cell>
          <table:table-cell office:value-type="float" office:value="4.06899103164712" table:style-name="ce1">
            <text:p>4.06899103164712</text:p>
          </table:table-cell>
        </table:table-row>
        <table:table-row table:style-name="ro1">
          <table:table-cell office:value-type="string" table:style-name="ce1">
            <text:p>Rhian Brewst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81</text:p>
          </table:table-cell>
          <table:table-cell office:value-type="float" office:value="8.1" table:style-name="ce1">
            <text:p>8.1</text:p>
          </table:table-cell>
          <table:table-cell office:value-type="float" office:value="7.98940179890822" table:style-name="ce1">
            <text:p>7.98940179890822</text:p>
          </table:table-cell>
          <table:table-cell office:value-type="float" office:value="5.87309643867695" table:style-name="ce1">
            <text:p>5.87309643867695</text:p>
          </table:table-cell>
          <table:table-cell office:value-type="float" office:value="8.68103667590157" table:style-name="ce1">
            <text:p>8.68103667590157</text:p>
          </table:table-cell>
          <table:table-cell office:value-type="float" office:value="6.54851462250241" table:style-name="ce1">
            <text:p>6.54851462250241</text:p>
          </table:table-cell>
          <table:table-cell office:value-type="float" office:value="6.87707817084986" table:style-name="ce1">
            <text:p>6.87707817084986</text:p>
          </table:table-cell>
          <table:table-cell office:value-type="float" office:value="9.92204438468186" table:style-name="ce1">
            <text:p>9.92204438468186</text:p>
          </table:table-cell>
          <table:table-cell office:value-type="float" office:value="7.51918106587154" table:style-name="ce1">
            <text:p>7.51918106587154</text:p>
          </table:table-cell>
          <table:table-cell office:value-type="float" office:value="7.82947076327076" table:style-name="ce1">
            <text:p>7.82947076327076</text:p>
          </table:table-cell>
          <table:table-cell office:value-type="float" office:value="10.0758353205467" table:style-name="ce1">
            <text:p>10.0758353205467</text:p>
          </table:table-cell>
          <table:table-cell office:value-type="float" office:value="6.29663189119664" table:style-name="ce1">
            <text:p>6.29663189119664</text:p>
          </table:table-cell>
          <table:table-cell office:value-type="float" office:value="8.65022151860194" table:style-name="ce1">
            <text:p>8.65022151860194</text:p>
          </table:table-cell>
        </table:table-row>
        <table:table-row table:style-name="ro1">
          <table:table-cell office:value-type="string" table:style-name="ce1">
            <text:p>Andre Brook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40</text:p>
          </table:table-cell>
          <table:table-cell office:value-type="float" office:value="12.4" table:style-name="ce1">
            <text:p>12.4</text:p>
          </table:table-cell>
          <table:table-cell office:value-type="float" office:value="8.0902424206042" table:style-name="ce1">
            <text:p>8.0902424206042</text:p>
          </table:table-cell>
          <table:table-cell office:value-type="float" office:value="8.02601362460067" table:style-name="ce1">
            <text:p>8.02601362460067</text:p>
          </table:table-cell>
          <table:table-cell office:value-type="float" office:value="11.001918635089" table:style-name="ce1">
            <text:p>11.001918635089</text:p>
          </table:table-cell>
          <table:table-cell office:value-type="float" office:value="7.81953706651246" table:style-name="ce1">
            <text:p>7.81953706651246</text:p>
          </table:table-cell>
          <table:table-cell office:value-type="float" office:value="15.9274490892982" table:style-name="ce1">
            <text:p>15.9274490892982</text:p>
          </table:table-cell>
          <table:table-cell office:value-type="float" office:value="7.72702397493282" table:style-name="ce1">
            <text:p>7.72702397493282</text:p>
          </table:table-cell>
          <table:table-cell office:value-type="float" office:value="15.6285490640031" table:style-name="ce1">
            <text:p>15.6285490640031</text:p>
          </table:table-cell>
          <table:table-cell office:value-type="float" office:value="7.97845816134924" table:style-name="ce1">
            <text:p>7.97845816134924</text:p>
          </table:table-cell>
          <table:table-cell office:value-type="float" office:value="10.0758353205467" table:style-name="ce1">
            <text:p>10.0758353205467</text:p>
          </table:table-cell>
          <table:table-cell office:value-type="float" office:value="12.0891668866566" table:style-name="ce1">
            <text:p>12.0891668866566</text:p>
          </table:table-cell>
          <table:table-cell office:value-type="float" office:value="9.82299004929925" table:style-name="ce1">
            <text:p>9.82299004929925</text:p>
          </table:table-cell>
        </table:table-row>
        <table:table-row table:style-name="ro1">
          <table:table-cell office:value-type="string" table:style-name="ce1">
            <text:p>Alan Brow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0-267</text:p>
          </table:table-cell>
          <table:table-cell office:value-type="float" office:value="12.3" table:style-name="ce1">
            <text:p>12.3</text:p>
          </table:table-cell>
          <table:table-cell office:value-type="float" office:value="7.44190840911144" table:style-name="ce1">
            <text:p>7.44190840911144</text:p>
          </table:table-cell>
          <table:table-cell office:value-type="float" office:value="13.1590014636145" table:style-name="ce1">
            <text:p>13.1590014636145</text:p>
          </table:table-cell>
          <table:table-cell office:value-type="float" office:value="6.88485292779089" table:style-name="ce1">
            <text:p>6.88485292779089</text:p>
          </table:table-cell>
          <table:table-cell office:value-type="float" office:value="12.1884397506626" table:style-name="ce1">
            <text:p>12.1884397506626</text:p>
          </table:table-cell>
          <table:table-cell office:value-type="float" office:value="10.727836008164" table:style-name="ce1">
            <text:p>10.727836008164</text:p>
          </table:table-cell>
          <table:table-cell office:value-type="float" office:value="8.00060888141067" table:style-name="ce1">
            <text:p>8.00060888141067</text:p>
          </table:table-cell>
          <table:table-cell office:value-type="float" office:value="8.67404426018778" table:style-name="ce1">
            <text:p>8.67404426018778</text:p>
          </table:table-cell>
          <table:table-cell office:value-type="float" office:value="7.58317230595225" table:style-name="ce1">
            <text:p>7.58317230595225</text:p>
          </table:table-cell>
          <table:table-cell office:value-type="float" office:value="8.49991691997823" table:style-name="ce1">
            <text:p>8.49991691997823</text:p>
          </table:table-cell>
          <table:table-cell office:value-type="float" office:value="13.8814740576826" table:style-name="ce1">
            <text:p>13.8814740576826</text:p>
          </table:table-cell>
          <table:table-cell office:value-type="float" office:value="8.93212732509762" table:style-name="ce1">
            <text:p>8.93212732509762</text:p>
          </table:table-cell>
        </table:table-row>
        <table:table-row table:style-name="ro1">
          <table:table-cell office:value-type="string" table:style-name="ce1">
            <text:p>Jens Cajust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50</text:p>
          </table:table-cell>
          <table:table-cell office:value-type="float" office:value="10.7" table:style-name="ce1">
            <text:p>10.7</text:p>
          </table:table-cell>
          <table:table-cell office:value-type="float" office:value="8.3691524257871" table:style-name="ce1">
            <text:p>8.3691524257871</text:p>
          </table:table-cell>
          <table:table-cell office:value-type="float" office:value="9.09100999301524" table:style-name="ce1">
            <text:p>9.09100999301524</text:p>
          </table:table-cell>
          <table:table-cell office:value-type="float" office:value="9.79329269841377" table:style-name="ce1">
            <text:p>9.79329269841377</text:p>
          </table:table-cell>
          <table:table-cell office:value-type="float" office:value="9.88586279073431" table:style-name="ce1">
            <text:p>9.88586279073431</text:p>
          </table:table-cell>
          <table:table-cell office:value-type="float" office:value="10.9970141554145" table:style-name="ce1">
            <text:p>10.9970141554145</text:p>
          </table:table-cell>
          <table:table-cell office:value-type="float" office:value="8.37483034889878" table:style-name="ce1">
            <text:p>8.37483034889878</text:p>
          </table:table-cell>
          <table:table-cell office:value-type="float" office:value="9.84877550521022" table:style-name="ce1">
            <text:p>9.84877550521022</text:p>
          </table:table-cell>
          <table:table-cell office:value-type="float" office:value="8.32901164070647" table:style-name="ce1">
            <text:p>8.32901164070647</text:p>
          </table:table-cell>
          <table:table-cell office:value-type="float" office:value="9.07331047237224" table:style-name="ce1">
            <text:p>9.07331047237224</text:p>
          </table:table-cell>
          <table:table-cell office:value-type="float" office:value="9.92281234779501" table:style-name="ce1">
            <text:p>9.92281234779501</text:p>
          </table:table-cell>
          <table:table-cell office:value-type="float" office:value="7.27135625866114" table:style-name="ce1">
            <text:p>7.27135625866114</text:p>
          </table:table-cell>
        </table:table-row>
        <table:table-row table:style-name="ro1">
          <table:table-cell office:value-type="string" table:style-name="ce1">
            <text:p>Todd Cantw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14</text:p>
          </table:table-cell>
          <table:table-cell office:value-type="float" office:value="13.4" table:style-name="ce1">
            <text:p>13.4</text:p>
          </table:table-cell>
          <table:table-cell office:value-type="float" office:value="9.608001932485" table:style-name="ce1">
            <text:p>9.608001932485</text:p>
          </table:table-cell>
          <table:table-cell office:value-type="float" office:value="12.1289273899654" table:style-name="ce1">
            <text:p>12.1289273899654</text:p>
          </table:table-cell>
          <table:table-cell office:value-type="float" office:value="13.6131500852228" table:style-name="ce1">
            <text:p>13.6131500852228</text:p>
          </table:table-cell>
          <table:table-cell office:value-type="float" office:value="11.9138227899896" table:style-name="ce1">
            <text:p>11.9138227899896</text:p>
          </table:table-cell>
          <table:table-cell office:value-type="float" office:value="10.4552371897341" table:style-name="ce1">
            <text:p>10.4552371897341</text:p>
          </table:table-cell>
          <table:table-cell office:value-type="float" office:value="9.08216004620415" table:style-name="ce1">
            <text:p>9.08216004620415</text:p>
          </table:table-cell>
          <table:table-cell office:value-type="float" office:value="11.3663698147785" table:style-name="ce1">
            <text:p>11.3663698147785</text:p>
          </table:table-cell>
          <table:table-cell office:value-type="float" office:value="10.1022702191401" table:style-name="ce1">
            <text:p>10.1022702191401</text:p>
          </table:table-cell>
          <table:table-cell office:value-type="float" office:value="13.9934723304263" table:style-name="ce1">
            <text:p>13.9934723304263</text:p>
          </table:table-cell>
          <table:table-cell office:value-type="float" office:value="9.81929558654956" table:style-name="ce1">
            <text:p>9.81929558654956</text:p>
          </table:table-cell>
          <table:table-cell office:value-type="float" office:value="7.48392633572566" table:style-name="ce1">
            <text:p>7.48392633572566</text:p>
          </table:table-cell>
        </table:table-row>
        <table:table-row table:style-name="ro1">
          <table:table-cell office:value-type="string" table:style-name="ce1">
            <text:p>Sonny Car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52</text:p>
          </table:table-cell>
          <table:table-cell office:value-type="float" office:value="19.8" table:style-name="ce1">
            <text:p>19.8</text:p>
          </table:table-cell>
          <table:table-cell office:value-type="float" office:value="8.32675871188808" table:style-name="ce1">
            <text:p>8.32675871188808</text:p>
          </table:table-cell>
          <table:table-cell office:value-type="float" office:value="9.53763490181487" table:style-name="ce1">
            <text:p>9.53763490181487</text:p>
          </table:table-cell>
          <table:table-cell office:value-type="float" office:value="9.42302863912154" table:style-name="ce1">
            <text:p>9.42302863912154</text:p>
          </table:table-cell>
          <table:table-cell office:value-type="float" office:value="12.0061527701716" table:style-name="ce1">
            <text:p>12.0061527701716</text:p>
          </table:table-cell>
          <table:table-cell office:value-type="float" office:value="15.1209428173117" table:style-name="ce1">
            <text:p>15.1209428173117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14.2322072989674" table:style-name="ce1">
            <text:p>14.2322072989674</text:p>
          </table:table-cell>
          <table:table-cell office:value-type="float" office:value="11.0402058555881" table:style-name="ce1">
            <text:p>11.0402058555881</text:p>
          </table:table-cell>
          <table:table-cell office:value-type="float" office:value="15.2798459850205" table:style-name="ce1">
            <text:p>15.2798459850205</text:p>
          </table:table-cell>
          <table:table-cell office:value-type="float" office:value="11.4306034685937" table:style-name="ce1">
            <text:p>11.4306034685937</text:p>
          </table:table-cell>
          <table:table-cell office:value-type="float" office:value="5.30157174358215" table:style-name="ce1">
            <text:p>5.30157174358215</text:p>
          </table:table-cell>
        </table:table-row>
        <table:table-row table:style-name="ro1">
          <table:table-cell office:value-type="string" table:style-name="ce1">
            <text:p>Conor Chapl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25</text:p>
          </table:table-cell>
          <table:table-cell office:value-type="float" office:value="13.2" table:style-name="ce1">
            <text:p>13.2</text:p>
          </table:table-cell>
          <table:table-cell office:value-type="float" office:value="8.39460922600698" table:style-name="ce1">
            <text:p>8.39460922600698</text:p>
          </table:table-cell>
          <table:table-cell office:value-type="float" office:value="8.86772256423906" table:style-name="ce1">
            <text:p>8.86772256423906</text:p>
          </table:table-cell>
          <table:table-cell office:value-type="float" office:value="10.6452610563895" table:style-name="ce1">
            <text:p>10.6452610563895</text:p>
          </table:table-cell>
          <table:table-cell office:value-type="float" office:value="8.53664064735291" table:style-name="ce1">
            <text:p>8.53664064735291</text:p>
          </table:table-cell>
          <table:table-cell office:value-type="float" office:value="10.4552371897341" table:style-name="ce1">
            <text:p>10.4552371897341</text:p>
          </table:table-cell>
          <table:table-cell office:value-type="float" office:value="13.7000006705374" table:style-name="ce1">
            <text:p>13.7000006705374</text:p>
          </table:table-cell>
          <table:table-cell office:value-type="float" office:value="11.2748393485227" table:style-name="ce1">
            <text:p>11.2748393485227</text:p>
          </table:table-cell>
          <table:table-cell office:value-type="float" office:value="7.8790393647418" table:style-name="ce1">
            <text:p>7.8790393647418</text:p>
          </table:table-cell>
          <table:table-cell office:value-type="float" office:value="8.78614665877843" table:style-name="ce1">
            <text:p>8.78614665877843</text:p>
          </table:table-cell>
          <table:table-cell office:value-type="float" office:value="7.85133659225425" table:style-name="ce1">
            <text:p>7.85133659225425</text:p>
          </table:table-cell>
          <table:table-cell office:value-type="float" office:value="6.12291461217297" table:style-name="ce1">
            <text:p>6.12291461217297</text:p>
          </table:table-cell>
        </table:table-row>
        <table:table-row table:style-name="ro1">
          <table:table-cell office:value-type="string" table:style-name="ce1">
            <text:p>Shea Charl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63</text:p>
          </table:table-cell>
          <table:table-cell office:value-type="float" office:value="11.3" table:style-name="ce1">
            <text:p>11.3</text:p>
          </table:table-cell>
          <table:table-cell office:value-type="float" office:value="8.14078728681135" table:style-name="ce1">
            <text:p>8.14078728681135</text:p>
          </table:table-cell>
          <table:table-cell office:value-type="float" office:value="11.2227294742269" table:style-name="ce1">
            <text:p>11.2227294742269</text:p>
          </table:table-cell>
          <table:table-cell office:value-type="float" office:value="9.05178260478819" table:style-name="ce1">
            <text:p>9.05178260478819</text:p>
          </table:table-cell>
          <table:table-cell office:value-type="float" office:value="11.8673694493392" table:style-name="ce1">
            <text:p>11.8673694493392</text:p>
          </table:table-cell>
          <table:table-cell office:value-type="float" office:value="11.5229858215874" table:style-name="ce1">
            <text:p>11.5229858215874</text:p>
          </table:table-cell>
          <table:table-cell office:value-type="float" office:value="6.8058573008398" table:style-name="ce1">
            <text:p>6.8058573008398</text:p>
          </table:table-cell>
          <table:table-cell office:value-type="float" office:value="9.45786678026743" table:style-name="ce1">
            <text:p>9.45786678026743</text:p>
          </table:table-cell>
          <table:table-cell office:value-type="float" office:value="7.29144881474271" table:style-name="ce1">
            <text:p>7.29144881474271</text:p>
          </table:table-cell>
          <table:table-cell office:value-type="float" office:value="7.24116307237244" table:style-name="ce1">
            <text:p>7.24116307237244</text:p>
          </table:table-cell>
          <table:table-cell office:value-type="float" office:value="11.9047362443902" table:style-name="ce1">
            <text:p>11.9047362443902</text:p>
          </table:table-cell>
          <table:table-cell office:value-type="float" office:value="11.71799494528" table:style-name="ce1">
            <text:p>11.71799494528</text:p>
          </table:table-cell>
        </table:table-row>
        <table:table-row table:style-name="ro1">
          <table:table-cell office:value-type="string" table:style-name="ce1">
            <text:p>Bobby Clar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334</text:p>
          </table:table-cell>
          <table:table-cell office:value-type="float" office:value="19.9" table:style-name="ce1">
            <text:p>19.9</text:p>
          </table:table-cell>
          <table:table-cell office:value-type="float" office:value="7.42553517895115" table:style-name="ce1">
            <text:p>7.42553517895115</text:p>
          </table:table-cell>
          <table:table-cell office:value-type="float" office:value="10.2468495420014" table:style-name="ce1">
            <text:p>10.2468495420014</text:p>
          </table:table-cell>
          <table:table-cell office:value-type="float" office:value="9.05178260478819" table:style-name="ce1">
            <text:p>9.05178260478819</text:p>
          </table:table-cell>
          <table:table-cell office:value-type="float" office:value="10.7022202241478" table:style-name="ce1">
            <text:p>10.7022202241478</text:p>
          </table:table-cell>
          <table:table-cell office:value-type="float" office:value="13.8025552303475" table:style-name="ce1">
            <text:p>13.8025552303475</text:p>
          </table:table-cell>
          <table:table-cell office:value-type="float" office:value="7.05058231560893" table:style-name="ce1">
            <text:p>7.05058231560893</text:p>
          </table:table-cell>
          <table:table-cell office:value-type="float" office:value="12.0765600822323" table:style-name="ce1">
            <text:p>12.0765600822323</text:p>
          </table:table-cell>
          <table:table-cell office:value-type="float" office:value="6.76961966087919" table:style-name="ce1">
            <text:p>6.76961966087919</text:p>
          </table:table-cell>
          <table:table-cell office:value-type="float" office:value="9.36072259776144" table:style-name="ce1">
            <text:p>9.36072259776144</text:p>
          </table:table-cell>
          <table:table-cell office:value-type="float" office:value="14.3522766141979" table:style-name="ce1">
            <text:p>14.3522766141979</text:p>
          </table:table-cell>
          <table:table-cell office:value-type="float" office:value="10.4244810182063" table:style-name="ce1">
            <text:p>10.4244810182063</text:p>
          </table:table-cell>
        </table:table-row>
        <table:table-row table:style-name="ro1">
          <table:table-cell office:value-type="string" table:style-name="ce1">
            <text:p>Conor Coventr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88</text:p>
          </table:table-cell>
          <table:table-cell office:value-type="float" office:value="22.6" table:style-name="ce1">
            <text:p>22.6</text:p>
          </table:table-cell>
          <table:table-cell office:value-type="float" office:value="7.36834183131599" table:style-name="ce1">
            <text:p>7.36834183131599</text:p>
          </table:table-cell>
          <table:table-cell office:value-type="float" office:value="14.0218172420211" table:style-name="ce1">
            <text:p>14.0218172420211</text:p>
          </table:table-cell>
          <table:table-cell office:value-type="float" office:value="8.92807187480959" table:style-name="ce1">
            <text:p>8.92807187480959</text:p>
          </table:table-cell>
          <table:table-cell office:value-type="float" office:value="15.4567823210434" table:style-name="ce1">
            <text:p>15.4567823210434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9.92204438468186" table:style-name="ce1">
            <text:p>9.92204438468186</text:p>
          </table:table-cell>
          <table:table-cell office:value-type="float" office:value="7.8035499655343" table:style-name="ce1">
            <text:p>7.8035499655343</text:p>
          </table:table-cell>
          <table:table-cell office:value-type="float" office:value="6.26775928991014" table:style-name="ce1">
            <text:p>6.26775928991014</text:p>
          </table:table-cell>
          <table:table-cell office:value-type="float" office:value="6.70699496510955" table:style-name="ce1">
            <text:p>6.70699496510955</text:p>
          </table:table-cell>
          <table:table-cell office:value-type="float" office:value="15.7688809753891" table:style-name="ce1">
            <text:p>15.7688809753891</text:p>
          </table:table-cell>
          <table:table-cell office:value-type="float" office:value="12.3341322779002" table:style-name="ce1">
            <text:p>12.3341322779002</text:p>
          </table:table-cell>
        </table:table-row>
        <table:table-row table:style-name="ro1">
          <table:table-cell office:value-type="string" table:style-name="ce1">
            <text:p>Matt Crook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52</text:p>
          </table:table-cell>
          <table:table-cell office:value-type="float" office:value="16.4" table:style-name="ce1">
            <text:p>16.4</text:p>
          </table:table-cell>
          <table:table-cell office:value-type="float" office:value="7.68913281706287" table:style-name="ce1">
            <text:p>7.68913281706287</text:p>
          </table:table-cell>
          <table:table-cell office:value-type="float" office:value="11.9319033775563" table:style-name="ce1">
            <text:p>11.9319033775563</text:p>
          </table:table-cell>
          <table:table-cell office:value-type="float" office:value="12.9600028019351" table:style-name="ce1">
            <text:p>12.9600028019351</text:p>
          </table:table-cell>
          <table:table-cell office:value-type="float" office:value="12.841761870588" table:style-name="ce1">
            <text:p>12.841761870588</text:p>
          </table:table-cell>
          <table:table-cell office:value-type="float" office:value="9.34235425980104" table:style-name="ce1">
            <text:p>9.34235425980104</text:p>
          </table:table-cell>
          <table:table-cell office:value-type="float" office:value="8.27682563413858" table:style-name="ce1">
            <text:p>8.27682563413858</text:p>
          </table:table-cell>
          <table:table-cell office:value-type="float" office:value="10.5246988804572" table:style-name="ce1">
            <text:p>10.5246988804572</text:p>
          </table:table-cell>
          <table:table-cell office:value-type="float" office:value="7.19524792418124" table:style-name="ce1">
            <text:p>7.19524792418124</text:p>
          </table:table-cell>
          <table:table-cell office:value-type="float" office:value="10.6388734516141" table:style-name="ce1">
            <text:p>10.6388734516141</text:p>
          </table:table-cell>
          <table:table-cell office:value-type="float" office:value="14.2227846687177" table:style-name="ce1">
            <text:p>14.2227846687177</text:p>
          </table:table-cell>
          <table:table-cell office:value-type="float" office:value="11.4867866661199" table:style-name="ce1">
            <text:p>11.4867866661199</text:p>
          </table:table-cell>
        </table:table-row>
        <table:table-row table:style-name="ro1">
          <table:table-cell office:value-type="string" table:style-name="ce1">
            <text:p>Liam Cull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59</text:p>
          </table:table-cell>
          <table:table-cell office:value-type="float" office:value="10.6" table:style-name="ce1">
            <text:p>10.6</text:p>
          </table:table-cell>
          <table:table-cell office:value-type="float" office:value="7.14946642328372" table:style-name="ce1">
            <text:p>7.14946642328372</text:p>
          </table:table-cell>
          <table:table-cell office:value-type="float" office:value="6.75081153780828" table:style-name="ce1">
            <text:p>6.75081153780828</text:p>
          </table:table-cell>
          <table:table-cell office:value-type="float" office:value="6.21706493815297" table:style-name="ce1">
            <text:p>6.21706493815297</text:p>
          </table:table-cell>
          <table:table-cell office:value-type="float" office:value="7.41821245949792" table:style-name="ce1">
            <text:p>7.41821245949792</text:p>
          </table:table-cell>
          <table:table-cell office:value-type="float" office:value="6.62034801749478" table:style-name="ce1">
            <text:p>6.62034801749478</text:p>
          </table:table-cell>
          <table:table-cell office:value-type="float" office:value="4.61362700830959" table:style-name="ce1">
            <text:p>4.61362700830959</text:p>
          </table:table-cell>
          <table:table-cell office:value-type="float" office:value="8.47894285554844" table:style-name="ce1">
            <text:p>8.47894285554844</text:p>
          </table:table-cell>
          <table:table-cell office:value-type="float" office:value="9.29236883612277" table:style-name="ce1">
            <text:p>9.29236883612277</text:p>
          </table:table-cell>
          <table:table-cell office:value-type="float" office:value="11.8493115879112" table:style-name="ce1">
            <text:p>11.8493115879112</text:p>
          </table:table-cell>
          <table:table-cell office:value-type="float" office:value="8.67448411278203" table:style-name="ce1">
            <text:p>8.67448411278203</text:p>
          </table:table-cell>
          <table:table-cell office:value-type="float" office:value="6.51606800399147" table:style-name="ce1">
            <text:p>6.51606800399147</text:p>
          </table:table-cell>
        </table:table-row>
        <table:table-row table:style-name="ro1">
          <table:table-cell office:value-type="string" table:style-name="ce1">
            <text:p>Luke Cund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56</text:p>
          </table:table-cell>
          <table:table-cell office:value-type="float" office:value="8.6" table:style-name="ce1">
            <text:p>8.6</text:p>
          </table:table-cell>
          <table:table-cell office:value-type="float" office:value="7.55690962745302" table:style-name="ce1">
            <text:p>7.55690962745302</text:p>
          </table:table-cell>
          <table:table-cell office:value-type="float" office:value="7.92393412828465" table:style-name="ce1">
            <text:p>7.92393412828465</text:p>
          </table:table-cell>
          <table:table-cell office:value-type="float" office:value="6.43541258995155" table:style-name="ce1">
            <text:p>6.43541258995155</text:p>
          </table:table-cell>
          <table:table-cell office:value-type="float" office:value="6.83253942649824" table:style-name="ce1">
            <text:p>6.83253942649824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11.9437417610963" table:style-name="ce1">
            <text:p>11.9437417610963</text:p>
          </table:table-cell>
          <table:table-cell office:value-type="float" office:value="7.8035499655343" table:style-name="ce1">
            <text:p>7.8035499655343</text:p>
          </table:table-cell>
          <table:table-cell office:value-type="float" office:value="8.88561952139469" table:style-name="ce1">
            <text:p>8.88561952139469</text:p>
          </table:table-cell>
          <table:table-cell office:value-type="float" office:value="9.21702852618814" table:style-name="ce1">
            <text:p>9.21702852618814</text:p>
          </table:table-cell>
          <table:table-cell office:value-type="float" office:value="8.05528972182223" table:style-name="ce1">
            <text:p>8.05528972182223</text:p>
          </table:table-cell>
          <table:table-cell office:value-type="float" office:value="14.5014841349144" table:style-name="ce1">
            <text:p>14.5014841349144</text:p>
          </table:table-cell>
        </table:table-row>
        <table:table-row table:style-name="ro1">
          <table:table-cell office:value-type="string" table:style-name="ce1">
            <text:p>Bobby De Cordova-Rei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339</text:p>
          </table:table-cell>
          <table:table-cell office:value-type="float" office:value="10.1" table:style-name="ce1">
            <text:p>10.1</text:p>
          </table:table-cell>
          <table:table-cell office:value-type="float" office:value="7.30319824448538" table:style-name="ce1">
            <text:p>7.30319824448538</text:p>
          </table:table-cell>
          <table:table-cell office:value-type="float" office:value="8.34900967257808" table:style-name="ce1">
            <text:p>8.34900967257808</text:p>
          </table:table-cell>
          <table:table-cell office:value-type="float" office:value="7.58636198135284" table:style-name="ce1">
            <text:p>7.58636198135284</text:p>
          </table:table-cell>
          <table:table-cell office:value-type="float" office:value="8.17619508761003" table:style-name="ce1">
            <text:p>8.17619508761003</text:p>
          </table:table-cell>
          <table:table-cell office:value-type="float" office:value="8.22349585816308" table:style-name="ce1">
            <text:p>8.22349585816308</text:p>
          </table:table-cell>
          <table:table-cell office:value-type="float" office:value="10.2157238348451" table:style-name="ce1">
            <text:p>10.2157238348451</text:p>
          </table:table-cell>
          <table:table-cell office:value-type="float" office:value="9.1637691490147" table:style-name="ce1">
            <text:p>9.1637691490147</text:p>
          </table:table-cell>
          <table:table-cell office:value-type="float" office:value="8.93642672729973" table:style-name="ce1">
            <text:p>8.93642672729973</text:p>
          </table:table-cell>
          <table:table-cell office:value-type="float" office:value="14.8522806258059" table:style-name="ce1">
            <text:p>14.8522806258059</text:p>
          </table:table-cell>
          <table:table-cell office:value-type="float" office:value="6.95697297237374" table:style-name="ce1">
            <text:p>6.95697297237374</text:p>
          </table:table-cell>
          <table:table-cell office:value-type="float" office:value="3.51072632745492" table:style-name="ce1">
            <text:p>3.51072632745492</text:p>
          </table:table-cell>
        </table:table-row>
        <table:table-row table:style-name="ro1">
          <table:table-cell office:value-type="string" table:style-name="ce1">
            <text:p>Brian De Keersmaeck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46</text:p>
          </table:table-cell>
          <table:table-cell office:value-type="float" office:value="22.7" table:style-name="ce1">
            <text:p>22.7</text:p>
          </table:table-cell>
          <table:table-cell office:value-type="float" office:value="8.50508751412544" table:style-name="ce1">
            <text:p>8.50508751412544</text:p>
          </table:table-cell>
          <table:table-cell office:value-type="float" office:value="13.9325705358802" table:style-name="ce1">
            <text:p>13.9325705358802</text:p>
          </table:table-cell>
          <table:table-cell office:value-type="float" office:value="16.4467283132662" table:style-name="ce1">
            <text:p>16.4467283132662</text:p>
          </table:table-cell>
          <table:table-cell office:value-type="float" office:value="13.9547349390858" table:style-name="ce1">
            <text:p>13.9547349390858</text:p>
          </table:table-cell>
          <table:table-cell office:value-type="float" office:value="12.5125815141885" table:style-name="ce1">
            <text:p>12.5125815141885</text:p>
          </table:table-cell>
          <table:table-cell office:value-type="float" office:value="8.00060888141067" table:style-name="ce1">
            <text:p>8.00060888141067</text:p>
          </table:table-cell>
          <table:table-cell office:value-type="float" office:value="10.5246988804572" table:style-name="ce1">
            <text:p>10.5246988804572</text:p>
          </table:table-cell>
          <table:table-cell office:value-type="float" office:value="8.37937157513718" table:style-name="ce1">
            <text:p>8.37937157513718</text:p>
          </table:table-cell>
          <table:table-cell office:value-type="float" office:value="10.0758353205467" table:style-name="ce1">
            <text:p>10.0758353205467</text:p>
          </table:table-cell>
          <table:table-cell office:value-type="float" office:value="16.4256005211492" table:style-name="ce1">
            <text:p>16.4256005211492</text:p>
          </table:table-cell>
          <table:table-cell office:value-type="float" office:value="12.0632522727683" table:style-name="ce1">
            <text:p>12.0632522727683</text:p>
          </table:table-cell>
        </table:table-row>
        <table:table-row table:style-name="ro1">
          <table:table-cell office:value-type="string" table:style-name="ce1">
            <text:p>Siriki Dembél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22</text:p>
          </table:table-cell>
          <table:table-cell office:value-type="float" office:value="7.2" table:style-name="ce1">
            <text:p>7.2</text:p>
          </table:table-cell>
          <table:table-cell office:value-type="float" office:value="8.92333706178736" table:style-name="ce1">
            <text:p>8.92333706178736</text:p>
          </table:table-cell>
          <table:table-cell office:value-type="float" office:value="5.84805889347199" table:style-name="ce1">
            <text:p>5.84805889347199</text:p>
          </table:table-cell>
          <table:table-cell office:value-type="float" office:value="7.34931970514491" table:style-name="ce1">
            <text:p>7.34931970514491</text:p>
          </table:table-cell>
          <table:table-cell office:value-type="float" office:value="6.31690397377003" table:style-name="ce1">
            <text:p>6.31690397377003</text:p>
          </table:table-cell>
          <table:table-cell office:value-type="float" office:value="11.5229858215874" table:style-name="ce1">
            <text:p>11.5229858215874</text:p>
          </table:table-cell>
          <table:table-cell office:value-type="float" office:value="9.49469576238902" table:style-name="ce1">
            <text:p>9.49469576238902</text:p>
          </table:table-cell>
          <table:table-cell office:value-type="float" office:value="10.0432203573911" table:style-name="ce1">
            <text:p>10.0432203573911</text:p>
          </table:table-cell>
          <table:table-cell office:value-type="float" office:value="6.09085116711918" table:style-name="ce1">
            <text:p>6.09085116711918</text:p>
          </table:table-cell>
          <table:table-cell office:value-type="float" office:value="6.70699496510955" table:style-name="ce1">
            <text:p>6.70699496510955</text:p>
          </table:table-cell>
          <table:table-cell office:value-type="float" office:value="6.76471627296872" table:style-name="ce1">
            <text:p>6.76471627296872</text:p>
          </table:table-cell>
          <table:table-cell office:value-type="float" office:value="4.60826934209953" table:style-name="ce1">
            <text:p>4.60826934209953</text:p>
          </table:table-cell>
        </table:table-row>
        <table:table-row table:style-name="ro1">
          <table:table-cell office:value-type="string" table:style-name="ce1">
            <text:p>Alfie Devi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59</text:p>
          </table:table-cell>
          <table:table-cell office:value-type="float" office:value="17.9" table:style-name="ce1">
            <text:p>17.9</text:p>
          </table:table-cell>
          <table:table-cell office:value-type="float" office:value="8.39460922600698" table:style-name="ce1">
            <text:p>8.39460922600698</text:p>
          </table:table-cell>
          <table:table-cell office:value-type="float" office:value="11.8387324238388" table:style-name="ce1">
            <text:p>11.8387324238388</text:p>
          </table:table-cell>
          <table:table-cell office:value-type="float" office:value="14.7128131731623" table:style-name="ce1">
            <text:p>14.7128131731623</text:p>
          </table:table-cell>
          <table:table-cell office:value-type="float" office:value="12.5430354950551" table:style-name="ce1">
            <text:p>12.5430354950551</text:p>
          </table:table-cell>
          <table:table-cell office:value-type="float" office:value="15.9274490892982" table:style-name="ce1">
            <text:p>15.9274490892982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15.2941140778053" table:style-name="ce1">
            <text:p>15.2941140778053</text:p>
          </table:table-cell>
          <table:table-cell office:value-type="float" office:value="9.03809144544998" table:style-name="ce1">
            <text:p>9.03809144544998</text:p>
          </table:table-cell>
          <table:table-cell office:value-type="float" office:value="15.4706237145607" table:style-name="ce1">
            <text:p>15.4706237145607</text:p>
          </table:table-cell>
          <table:table-cell office:value-type="float" office:value="13.3614586544251" table:style-name="ce1">
            <text:p>13.3614586544251</text:p>
          </table:table-cell>
          <table:table-cell office:value-type="float" office:value="12.3975180382939" table:style-name="ce1">
            <text:p>12.3975180382939</text:p>
          </table:table-cell>
        </table:table-row>
        <table:table-row table:style-name="ro1">
          <table:table-cell office:value-type="string" table:style-name="ce1">
            <text:p>Ousmane Diakit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66</text:p>
          </table:table-cell>
          <table:table-cell office:value-type="float" office:value="12.8" table:style-name="ce1">
            <text:p>12.8</text:p>
          </table:table-cell>
          <table:table-cell office:value-type="float" office:value="6.80709997903825" table:style-name="ce1">
            <text:p>6.80709997903825</text:p>
          </table:table-cell>
          <table:table-cell office:value-type="float" office:value="11.3064499284386" table:style-name="ce1">
            <text:p>11.3064499284386</text:p>
          </table:table-cell>
          <table:table-cell office:value-type="float" office:value="6.21706493815297" table:style-name="ce1">
            <text:p>6.21706493815297</text:p>
          </table:table-cell>
          <table:table-cell office:value-type="float" office:value="10.5003183174718" table:style-name="ce1">
            <text:p>10.5003183174718</text:p>
          </table:table-cell>
          <table:table-cell office:value-type="float" office:value="8.22349585816308" table:style-name="ce1">
            <text:p>8.22349585816308</text:p>
          </table:table-cell>
          <table:table-cell office:value-type="float" office:value="5.09448547169922" table:style-name="ce1">
            <text:p>5.09448547169922</text:p>
          </table:table-cell>
          <table:table-cell office:value-type="float" office:value="7.42524827505849" table:style-name="ce1">
            <text:p>7.42524827505849</text:p>
          </table:table-cell>
          <table:table-cell office:value-type="float" office:value="7.92870298539579" table:style-name="ce1">
            <text:p>7.92870298539579</text:p>
          </table:table-cell>
          <table:table-cell office:value-type="float" office:value="9.79080204107928" table:style-name="ce1">
            <text:p>9.79080204107928</text:p>
          </table:table-cell>
          <table:table-cell office:value-type="float" office:value="12.5358577312644" table:style-name="ce1">
            <text:p>12.5358577312644</text:p>
          </table:table-cell>
          <table:table-cell office:value-type="float" office:value="8.31065166336253" table:style-name="ce1">
            <text:p>8.31065166336253</text:p>
          </table:table-cell>
        </table:table-row>
        <table:table-row table:style-name="ro1">
          <table:table-cell office:value-type="string" table:style-name="ce1">
            <text:p>George Dob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53</text:p>
          </table:table-cell>
          <table:table-cell office:value-type="float" office:value="20.3" table:style-name="ce1">
            <text:p>20.3</text:p>
          </table:table-cell>
          <table:table-cell office:value-type="float" office:value="7.46649469647769" table:style-name="ce1">
            <text:p>7.46649469647769</text:p>
          </table:table-cell>
          <table:table-cell office:value-type="float" office:value="13.9724414335881" table:style-name="ce1">
            <text:p>13.9724414335881</text:p>
          </table:table-cell>
          <table:table-cell office:value-type="float" office:value="9.91624147482366" table:style-name="ce1">
            <text:p>9.91624147482366</text:p>
          </table:table-cell>
          <table:table-cell office:value-type="float" office:value="15.3193928419465" table:style-name="ce1">
            <text:p>15.3193928419465</text:p>
          </table:table-cell>
          <table:table-cell office:value-type="float" office:value="9.90207715099996" table:style-name="ce1">
            <text:p>9.90207715099996</text:p>
          </table:table-cell>
          <table:table-cell office:value-type="float" office:value="11.3112697966155" table:style-name="ce1">
            <text:p>11.3112697966155</text:p>
          </table:table-cell>
          <table:table-cell office:value-type="float" office:value="8.967676937465" table:style-name="ce1">
            <text:p>8.967676937465</text:p>
          </table:table-cell>
          <table:table-cell office:value-type="float" office:value="6.76961966087919" table:style-name="ce1">
            <text:p>6.76961966087919</text:p>
          </table:table-cell>
          <table:table-cell office:value-type="float" office:value="8.92965453369561" table:style-name="ce1">
            <text:p>8.92965453369561</text:p>
          </table:table-cell>
          <table:table-cell office:value-type="float" office:value="16.5429901188315" table:style-name="ce1">
            <text:p>16.5429901188315</text:p>
          </table:table-cell>
          <table:table-cell office:value-type="float" office:value="14.6305606547332" table:style-name="ce1">
            <text:p>14.6305606547332</text:p>
          </table:table-cell>
        </table:table-row>
        <table:table-row table:style-name="ro1">
          <table:table-cell office:value-type="string" table:style-name="ce1">
            <text:p>Greg Dochert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19</text:p>
          </table:table-cell>
          <table:table-cell office:value-type="float" office:value="17.2" table:style-name="ce1">
            <text:p>17.2</text:p>
          </table:table-cell>
          <table:table-cell office:value-type="float" office:value="6.88599381127529" table:style-name="ce1">
            <text:p>6.88599381127529</text:p>
          </table:table-cell>
          <table:table-cell office:value-type="float" office:value="8.29006469106286" table:style-name="ce1">
            <text:p>8.29006469106286</text:p>
          </table:table-cell>
          <table:table-cell office:value-type="float" office:value="9.42302863912154" table:style-name="ce1">
            <text:p>9.42302863912154</text:p>
          </table:table-cell>
          <table:table-cell office:value-type="float" office:value="8.95149151720105" table:style-name="ce1">
            <text:p>8.95149151720105</text:p>
          </table:table-cell>
          <table:table-cell office:value-type="float" office:value="6.12315065420046" table:style-name="ce1">
            <text:p>6.12315065420046</text:p>
          </table:table-cell>
          <table:table-cell office:value-type="float" office:value="8.13030159769058" table:style-name="ce1">
            <text:p>8.13030159769058</text:p>
          </table:table-cell>
          <table:table-cell office:value-type="float" office:value="7.51918106587154" table:style-name="ce1">
            <text:p>7.51918106587154</text:p>
          </table:table-cell>
          <table:table-cell office:value-type="float" office:value="7.14735633688508" table:style-name="ce1">
            <text:p>7.14735633688508</text:p>
          </table:table-cell>
          <table:table-cell office:value-type="float" office:value="7.93295185264689" table:style-name="ce1">
            <text:p>7.93295185264689</text:p>
          </table:table-cell>
          <table:table-cell office:value-type="float" office:value="14.7169416921897" table:style-name="ce1">
            <text:p>14.7169416921897</text:p>
          </table:table-cell>
          <table:table-cell office:value-type="float" office:value="8.70949080992374" table:style-name="ce1">
            <text:p>8.70949080992374</text:p>
          </table:table-cell>
        </table:table-row>
        <table:table-row table:style-name="ro1">
          <table:table-cell office:value-type="string" table:style-name="ce1">
            <text:p>Alfie Dought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017</text:p>
          </table:table-cell>
          <table:table-cell office:value-type="float" office:value="9.2" table:style-name="ce1">
            <text:p>9.2</text:p>
          </table:table-cell>
          <table:table-cell office:value-type="float" office:value="10.0674163421528" table:style-name="ce1">
            <text:p>10.0674163421528</text:p>
          </table:table-cell>
          <table:table-cell office:value-type="float" office:value="9.37397813383646" table:style-name="ce1">
            <text:p>9.37397813383646</text:p>
          </table:table-cell>
          <table:table-cell office:value-type="float" office:value="14.7808863711814" table:style-name="ce1">
            <text:p>14.7808863711814</text:p>
          </table:table-cell>
          <table:table-cell office:value-type="float" office:value="11.1983994653497" table:style-name="ce1">
            <text:p>11.1983994653497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11.3112697966155" table:style-name="ce1">
            <text:p>11.3112697966155</text:p>
          </table:table-cell>
          <table:table-cell office:value-type="float" office:value="8.28461471455052" table:style-name="ce1">
            <text:p>8.28461471455052</text:p>
          </table:table-cell>
          <table:table-cell office:value-type="float" office:value="6.58463479661871" table:style-name="ce1">
            <text:p>6.58463479661871</text:p>
          </table:table-cell>
          <table:table-cell office:value-type="float" office:value="5.82602442542757" table:style-name="ce1">
            <text:p>5.82602442542757</text:p>
          </table:table-cell>
          <table:table-cell office:value-type="float" office:value="9.71557756114284" table:style-name="ce1">
            <text:p>9.71557756114284</text:p>
          </table:table-cell>
          <table:table-cell office:value-type="float" office:value="9.95583809910926" table:style-name="ce1">
            <text:p>9.95583809910926</text:p>
          </table:table-cell>
        </table:table-row>
        <table:table-row table:style-name="ro1">
          <table:table-cell office:value-type="string" table:style-name="ce1">
            <text:p>Flynn Down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52</text:p>
          </table:table-cell>
          <table:table-cell office:value-type="float" office:value="14.8" table:style-name="ce1">
            <text:p>14.8</text:p>
          </table:table-cell>
          <table:table-cell office:value-type="float" office:value="6.48094653822326" table:style-name="ce1">
            <text:p>6.48094653822326</text:p>
          </table:table-cell>
          <table:table-cell office:value-type="float" office:value="12.4865878602712" table:style-name="ce1">
            <text:p>12.4865878602712</text:p>
          </table:table-cell>
          <table:table-cell office:value-type="float" office:value="6.32567991026027" table:style-name="ce1">
            <text:p>6.32567991026027</text:p>
          </table:table-cell>
          <table:table-cell office:value-type="float" office:value="8.53664064735291" table:style-name="ce1">
            <text:p>8.53664064735291</text:p>
          </table:table-cell>
          <table:table-cell office:value-type="float" office:value="8.50154313496715" table:style-name="ce1">
            <text:p>8.50154313496715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7.23880597031027" table:style-name="ce1">
            <text:p>7.23880597031027</text:p>
          </table:table-cell>
          <table:table-cell office:value-type="float" office:value="6.40245813812546" table:style-name="ce1">
            <text:p>6.40245813812546</text:p>
          </table:table-cell>
          <table:table-cell office:value-type="float" office:value="7.93295185264689" table:style-name="ce1">
            <text:p>7.93295185264689</text:p>
          </table:table-cell>
          <table:table-cell office:value-type="float" office:value="13.042577953032" table:style-name="ce1">
            <text:p>13.042577953032</text:p>
          </table:table-cell>
          <table:table-cell office:value-type="float" office:value="10.3079580233616" table:style-name="ce1">
            <text:p>10.3079580233616</text:p>
          </table:table-cell>
        </table:table-row>
        <table:table-row table:style-name="ro1">
          <table:table-cell office:value-type="string" table:style-name="ce1">
            <text:p>Tommy Doy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82</text:p>
          </table:table-cell>
          <table:table-cell office:value-type="float" office:value="13.9" table:style-name="ce1">
            <text:p>13.9</text:p>
          </table:table-cell>
          <table:table-cell office:value-type="float" office:value="9.20587475978161" table:style-name="ce1">
            <text:p>9.20587475978161</text:p>
          </table:table-cell>
          <table:table-cell office:value-type="float" office:value="12.8422210124339" table:style-name="ce1">
            <text:p>12.8422210124339</text:p>
          </table:table-cell>
          <table:table-cell office:value-type="float" office:value="13.6131500852228" table:style-name="ce1">
            <text:p>13.6131500852228</text:p>
          </table:table-cell>
          <table:table-cell office:value-type="float" office:value="13.6314995198724" table:style-name="ce1">
            <text:p>13.6314995198724</text:p>
          </table:table-cell>
          <table:table-cell office:value-type="float" office:value="7.94759895290724" table:style-name="ce1">
            <text:p>7.94759895290724</text:p>
          </table:table-cell>
          <table:table-cell office:value-type="float" office:value="11.9437417610963" table:style-name="ce1">
            <text:p>11.9437417610963</text:p>
          </table:table-cell>
          <table:table-cell office:value-type="float" office:value="7.1463407602712" table:style-name="ce1">
            <text:p>7.1463407602712</text:p>
          </table:table-cell>
          <table:table-cell office:value-type="float" office:value="6.72311882230638" table:style-name="ce1">
            <text:p>6.72311882230638</text:p>
          </table:table-cell>
          <table:table-cell office:value-type="float" office:value="6.44775890235924" table:style-name="ce1">
            <text:p>6.44775890235924</text:p>
          </table:table-cell>
          <table:table-cell office:value-type="float" office:value="11.9973448204245" table:style-name="ce1">
            <text:p>11.9973448204245</text:p>
          </table:table-cell>
          <table:table-cell office:value-type="float" office:value="9.40785914035899" table:style-name="ce1">
            <text:p>9.40785914035899</text:p>
          </table:table-cell>
        </table:table-row>
        <table:table-row table:style-name="ro1">
          <table:table-cell office:value-type="string" table:style-name="ce1">
            <text:p>Andre Dozz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50</text:p>
          </table:table-cell>
          <table:table-cell office:value-type="float" office:value="22.2" table:style-name="ce1">
            <text:p>22.2</text:p>
          </table:table-cell>
          <table:table-cell office:value-type="float" office:value="7.01315517952313" table:style-name="ce1">
            <text:p>7.01315517952313</text:p>
          </table:table-cell>
          <table:table-cell office:value-type="float" office:value="13.7178529664295" table:style-name="ce1">
            <text:p>13.7178529664295</text:p>
          </table:table-cell>
          <table:table-cell office:value-type="float" office:value="9.17554896788073" table:style-name="ce1">
            <text:p>9.17554896788073</text:p>
          </table:table-cell>
          <table:table-cell office:value-type="float" office:value="13.9893975785717" table:style-name="ce1">
            <text:p>13.9893975785717</text:p>
          </table:table-cell>
          <table:table-cell office:value-type="float" office:value="8.50154313496715" table:style-name="ce1">
            <text:p>8.50154313496715</text:p>
          </table:table-cell>
          <table:table-cell office:value-type="float" office:value="11.7214764849261" table:style-name="ce1">
            <text:p>11.7214764849261</text:p>
          </table:table-cell>
          <table:table-cell office:value-type="float" office:value="8.47894285554844" table:style-name="ce1">
            <text:p>8.47894285554844</text:p>
          </table:table-cell>
          <table:table-cell office:value-type="float" office:value="6.49318578415053" table:style-name="ce1">
            <text:p>6.49318578415053</text:p>
          </table:table-cell>
          <table:table-cell office:value-type="float" office:value="7.51508693196709" table:style-name="ce1">
            <text:p>7.51508693196709</text:p>
          </table:table-cell>
          <table:table-cell office:value-type="float" office:value="12.7084417815503" table:style-name="ce1">
            <text:p>12.7084417815503</text:p>
          </table:table-cell>
          <table:table-cell office:value-type="float" office:value="8.9469858587125" table:style-name="ce1">
            <text:p>8.9469858587125</text:p>
          </table:table-cell>
        </table:table-row>
        <table:table-row table:style-name="ro1">
          <table:table-cell office:value-type="string" table:style-name="ce1">
            <text:p>Josh Eccl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76</text:p>
          </table:table-cell>
          <table:table-cell office:value-type="float" office:value="8.5" table:style-name="ce1">
            <text:p>8.5</text:p>
          </table:table-cell>
          <table:table-cell office:value-type="float" office:value="7.75554261696766" table:style-name="ce1">
            <text:p>7.75554261696766</text:p>
          </table:table-cell>
          <table:table-cell office:value-type="float" office:value="6.99828088885971" table:style-name="ce1">
            <text:p>6.99828088885971</text:p>
          </table:table-cell>
          <table:table-cell office:value-type="float" office:value="6.21706493815297" table:style-name="ce1">
            <text:p>6.21706493815297</text:p>
          </table:table-cell>
          <table:table-cell office:value-type="float" office:value="6.5954035340448" table:style-name="ce1">
            <text:p>6.5954035340448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7.9359773740835" table:style-name="ce1">
            <text:p>7.9359773740835</text:p>
          </table:table-cell>
          <table:table-cell office:value-type="float" office:value="7.1463407602712" table:style-name="ce1">
            <text:p>7.1463407602712</text:p>
          </table:table-cell>
          <table:table-cell office:value-type="float" office:value="11.7939914819104" table:style-name="ce1">
            <text:p>11.7939914819104</text:p>
          </table:table-cell>
          <table:table-cell office:value-type="float" office:value="11.4565932026183" table:style-name="ce1">
            <text:p>11.4565932026183</text:p>
          </table:table-cell>
          <table:table-cell office:value-type="float" office:value="7.74995598996782" table:style-name="ce1">
            <text:p>7.74995598996782</text:p>
          </table:table-cell>
          <table:table-cell office:value-type="float" office:value="7.27135625866114" table:style-name="ce1">
            <text:p>7.27135625866114</text:p>
          </table:table-cell>
        </table:table-row>
        <table:table-row table:style-name="ro1">
          <table:table-cell office:value-type="string" table:style-name="ce1">
            <text:p>Sam Fie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244</text:p>
          </table:table-cell>
          <table:table-cell office:value-type="float" office:value="9.2" table:style-name="ce1">
            <text:p>9.2</text:p>
          </table:table-cell>
          <table:table-cell office:value-type="float" office:value="6.38178887399401" table:style-name="ce1">
            <text:p>6.38178887399401</text:p>
          </table:table-cell>
          <table:table-cell office:value-type="float" office:value="7.44839299895232" table:style-name="ce1">
            <text:p>7.44839299895232</text:p>
          </table:table-cell>
          <table:table-cell office:value-type="float" office:value="7.4674770920478" table:style-name="ce1">
            <text:p>7.4674770920478</text:p>
          </table:table-cell>
          <table:table-cell office:value-type="float" office:value="7.07390551620569" table:style-name="ce1">
            <text:p>7.07390551620569</text:p>
          </table:table-cell>
          <table:table-cell office:value-type="float" office:value="5.65005292148964" table:style-name="ce1">
            <text:p>5.65005292148964</text:p>
          </table:table-cell>
          <table:table-cell office:value-type="float" office:value="2.92550489167742" table:style-name="ce1">
            <text:p>2.92550489167742</text:p>
          </table:table-cell>
          <table:table-cell office:value-type="float" office:value="6.69241250469247" table:style-name="ce1">
            <text:p>6.69241250469247</text:p>
          </table:table-cell>
          <table:table-cell office:value-type="float" office:value="6.58463479661871" table:style-name="ce1">
            <text:p>6.58463479661871</text:p>
          </table:table-cell>
          <table:table-cell office:value-type="float" office:value="5.94717244495534" table:style-name="ce1">
            <text:p>5.94717244495534</text:p>
          </table:table-cell>
          <table:table-cell office:value-type="float" office:value="11.7172380451938" table:style-name="ce1">
            <text:p>11.7172380451938</text:p>
          </table:table-cell>
          <table:table-cell office:value-type="float" office:value="9.11050610156876" table:style-name="ce1">
            <text:p>9.11050610156876</text:p>
          </table:table-cell>
        </table:table-row>
        <table:table-row table:style-name="ro1">
          <table:table-cell office:value-type="string" table:style-name="ce1">
            <text:p>Gonçalo Franc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51</text:p>
          </table:table-cell>
          <table:table-cell office:value-type="float" office:value="20.5" table:style-name="ce1">
            <text:p>20.5</text:p>
          </table:table-cell>
          <table:table-cell office:value-type="float" office:value="7.02113981186569" table:style-name="ce1">
            <text:p>7.02113981186569</text:p>
          </table:table-cell>
          <table:table-cell office:value-type="float" office:value="13.3733304574205" table:style-name="ce1">
            <text:p>13.3733304574205</text:p>
          </table:table-cell>
          <table:table-cell office:value-type="float" office:value="11.6932639710075" table:style-name="ce1">
            <text:p>11.6932639710075</text:p>
          </table:table-cell>
          <table:table-cell office:value-type="float" office:value="12.0061527701716" table:style-name="ce1">
            <text:p>12.0061527701716</text:p>
          </table:table-cell>
          <table:table-cell office:value-type="float" office:value="9.34235425980104" table:style-name="ce1">
            <text:p>9.34235425980104</text:p>
          </table:table-cell>
          <table:table-cell office:value-type="float" office:value="9.57707987569442" table:style-name="ce1">
            <text:p>9.57707987569442</text:p>
          </table:table-cell>
          <table:table-cell office:value-type="float" office:value="12.8210956893198" table:style-name="ce1">
            <text:p>12.8210956893198</text:p>
          </table:table-cell>
          <table:table-cell office:value-type="float" office:value="7.00455246363594" table:style-name="ce1">
            <text:p>7.00455246363594</text:p>
          </table:table-cell>
          <table:table-cell office:value-type="float" office:value="9.93354343849713" table:style-name="ce1">
            <text:p>9.93354343849713</text:p>
          </table:table-cell>
          <table:table-cell office:value-type="float" office:value="16.3487225800935" table:style-name="ce1">
            <text:p>16.3487225800935</text:p>
          </table:table-cell>
          <table:table-cell office:value-type="float" office:value="12.1802505403627" table:style-name="ce1">
            <text:p>12.1802505403627</text:p>
          </table:table-cell>
        </table:table-row>
        <table:table-row table:style-name="ro1">
          <table:table-cell office:value-type="string" table:style-name="ce1">
            <text:p>Ethan Galbrai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241</text:p>
          </table:table-cell>
          <table:table-cell office:value-type="float" office:value="23.8" table:style-name="ce1">
            <text:p>23.8</text:p>
          </table:table-cell>
          <table:table-cell office:value-type="float" office:value="8.42857464374639" table:style-name="ce1">
            <text:p>8.42857464374639</text:p>
          </table:table-cell>
          <table:table-cell office:value-type="float" office:value="16.869510809207" table:style-name="ce1">
            <text:p>16.869510809207</text:p>
          </table:table-cell>
          <table:table-cell office:value-type="float" office:value="12.3482129978324" table:style-name="ce1">
            <text:p>12.3482129978324</text:p>
          </table:table-cell>
          <table:table-cell office:value-type="float" office:value="16.518565212544" table:style-name="ce1">
            <text:p>16.518565212544</text:p>
          </table:table-cell>
          <table:table-cell office:value-type="float" office:value="14.9807183306032" table:style-name="ce1">
            <text:p>14.9807183306032</text:p>
          </table:table-cell>
          <table:table-cell office:value-type="float" office:value="9.06565479587627" table:style-name="ce1">
            <text:p>9.06565479587627</text:p>
          </table:table-cell>
          <table:table-cell office:value-type="float" office:value="12.6611107512613" table:style-name="ce1">
            <text:p>12.6611107512613</text:p>
          </table:table-cell>
          <table:table-cell office:value-type="float" office:value="7.8790393647418" table:style-name="ce1">
            <text:p>7.8790393647418</text:p>
          </table:table-cell>
          <table:table-cell office:value-type="float" office:value="9.93354343849713" table:style-name="ce1">
            <text:p>9.93354343849713</text:p>
          </table:table-cell>
          <table:table-cell office:value-type="float" office:value="14.8306872161767" table:style-name="ce1">
            <text:p>14.8306872161767</text:p>
          </table:table-cell>
          <table:table-cell office:value-type="float" office:value="10.8993667745984" table:style-name="ce1">
            <text:p>10.8993667745984</text:p>
          </table:table-cell>
        </table:table-row>
        <table:table-row table:style-name="ro1">
          <table:table-cell office:value-type="string" table:style-name="ce1">
            <text:p>Taylor Gardner-Hickm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08</text:p>
          </table:table-cell>
          <table:table-cell office:value-type="float" office:value="12.6" table:style-name="ce1">
            <text:p>12.6</text:p>
          </table:table-cell>
          <table:table-cell office:value-type="float" office:value="7.73892222987174" table:style-name="ce1">
            <text:p>7.73892222987174</text:p>
          </table:table-cell>
          <table:table-cell office:value-type="float" office:value="9.35909073196925" table:style-name="ce1">
            <text:p>9.35909073196925</text:p>
          </table:table-cell>
          <table:table-cell office:value-type="float" office:value="7.58636198135284" table:style-name="ce1">
            <text:p>7.58636198135284</text:p>
          </table:table-cell>
          <table:table-cell office:value-type="float" office:value="9.62710742141529" table:style-name="ce1">
            <text:p>9.62710742141529</text:p>
          </table:table-cell>
          <table:table-cell office:value-type="float" office:value="7.40462277526564" table:style-name="ce1">
            <text:p>7.40462277526564</text:p>
          </table:table-cell>
          <table:table-cell office:value-type="float" office:value="8.67009210641229" table:style-name="ce1">
            <text:p>8.67009210641229</text:p>
          </table:table-cell>
          <table:table-cell office:value-type="float" office:value="7.1463407602712" table:style-name="ce1">
            <text:p>7.1463407602712</text:p>
          </table:table-cell>
          <table:table-cell office:value-type="float" office:value="6.81628596383876" table:style-name="ce1">
            <text:p>6.81628596383876</text:p>
          </table:table-cell>
          <table:table-cell office:value-type="float" office:value="6.83866455342888" table:style-name="ce1">
            <text:p>6.83866455342888</text:p>
          </table:table-cell>
          <table:table-cell office:value-type="float" office:value="12.5358577312644" table:style-name="ce1">
            <text:p>12.5358577312644</text:p>
          </table:table-cell>
          <table:table-cell office:value-type="float" office:value="7.10316337072679" table:style-name="ce1">
            <text:p>7.10316337072679</text:p>
          </table:table-cell>
        </table:table-row>
        <table:table-row table:style-name="ro1">
          <table:table-cell office:value-type="string" table:style-name="ce1">
            <text:p>Tyler Goodhra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53</text:p>
          </table:table-cell>
          <table:table-cell office:value-type="float" office:value="7.6" table:style-name="ce1">
            <text:p>7.6</text:p>
          </table:table-cell>
          <table:table-cell office:value-type="float" office:value="7.83881811583918" table:style-name="ce1">
            <text:p>7.83881811583918</text:p>
          </table:table-cell>
          <table:table-cell office:value-type="float" office:value="6.12735129166775" table:style-name="ce1">
            <text:p>6.12735129166775</text:p>
          </table:table-cell>
          <table:table-cell office:value-type="float" office:value="8.06822843170344" table:style-name="ce1">
            <text:p>8.06822843170344</text:p>
          </table:table-cell>
          <table:table-cell office:value-type="float" office:value="6.68972769534725" table:style-name="ce1">
            <text:p>6.68972769534725</text:p>
          </table:table-cell>
          <table:table-cell office:value-type="float" office:value="7.13866155047154" table:style-name="ce1">
            <text:p>7.13866155047154</text:p>
          </table:table-cell>
          <table:table-cell office:value-type="float" office:value="5.60093722593318" table:style-name="ce1">
            <text:p>5.60093722593318</text:p>
          </table:table-cell>
          <table:table-cell office:value-type="float" office:value="7.33178244163064" table:style-name="ce1">
            <text:p>7.33178244163064</text:p>
          </table:table-cell>
          <table:table-cell office:value-type="float" office:value="8.63198683038668" table:style-name="ce1">
            <text:p>8.63198683038668</text:p>
          </table:table-cell>
          <table:table-cell office:value-type="float" office:value="7.65351844037068" table:style-name="ce1">
            <text:p>7.65351844037068</text:p>
          </table:table-cell>
          <table:table-cell office:value-type="float" office:value="7.54853329632979" table:style-name="ce1">
            <text:p>7.54853329632979</text:p>
          </table:table-cell>
          <table:table-cell office:value-type="float" office:value="5.65912554347378" table:style-name="ce1">
            <text:p>5.65912554347378</text:p>
          </table:table-cell>
        </table:table-row>
        <table:table-row table:style-name="ro1">
          <table:table-cell office:value-type="string" table:style-name="ce1">
            <text:p>Matt Grim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76</text:p>
          </table:table-cell>
          <table:table-cell office:value-type="float" office:value="25.9" table:style-name="ce1">
            <text:p>25.9</text:p>
          </table:table-cell>
          <table:table-cell office:value-type="float" office:value="9.43702173116404" table:style-name="ce1">
            <text:p>9.43702173116404</text:p>
          </table:table-cell>
          <table:table-cell office:value-type="float" office:value="17.3051654860155" table:style-name="ce1">
            <text:p>17.3051654860155</text:p>
          </table:table-cell>
          <table:table-cell office:value-type="float" office:value="16.1172645822217" table:style-name="ce1">
            <text:p>16.1172645822217</text:p>
          </table:table-cell>
          <table:table-cell office:value-type="float" office:value="17.340196483906" table:style-name="ce1">
            <text:p>17.340196483906</text:p>
          </table:table-cell>
          <table:table-cell office:value-type="float" office:value="15.1209428173117" table:style-name="ce1">
            <text:p>15.1209428173117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11.9900989630211" table:style-name="ce1">
            <text:p>11.9900989630211</text:p>
          </table:table-cell>
          <table:table-cell office:value-type="float" office:value="6.76961966087919" table:style-name="ce1">
            <text:p>6.76961966087919</text:p>
          </table:table-cell>
          <table:table-cell office:value-type="float" office:value="6.3203020439162" table:style-name="ce1">
            <text:p>6.3203020439162</text:p>
          </table:table-cell>
          <table:table-cell office:value-type="float" office:value="15.5663544239164" table:style-name="ce1">
            <text:p>15.5663544239164</text:p>
          </table:table-cell>
          <table:table-cell office:value-type="float" office:value="12.8046157036818" table:style-name="ce1">
            <text:p>12.8046157036818</text:p>
          </table:table-cell>
        </table:table-row>
        <table:table-row table:style-name="ro1">
          <table:table-cell office:value-type="string" table:style-name="ce1">
            <text:p>Darko Gyab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23</text:p>
          </table:table-cell>
          <table:table-cell office:value-type="float" office:value="7.8" table:style-name="ce1">
            <text:p>7.8</text:p>
          </table:table-cell>
          <table:table-cell office:value-type="float" office:value="7.45829576195862" table:style-name="ce1">
            <text:p>7.45829576195862</text:p>
          </table:table-cell>
          <table:table-cell office:value-type="float" office:value="6.68287466753887" table:style-name="ce1">
            <text:p>6.68287466753887</text:p>
          </table:table-cell>
          <table:table-cell office:value-type="float" office:value="5.79436799412694" table:style-name="ce1">
            <text:p>5.79436799412694</text:p>
          </table:table-cell>
          <table:table-cell office:value-type="float" office:value="7.02531130129471" table:style-name="ce1">
            <text:p>7.02531130129471</text:p>
          </table:table-cell>
          <table:table-cell office:value-type="float" office:value="7.94759895290724" table:style-name="ce1">
            <text:p>7.94759895290724</text:p>
          </table:table-cell>
          <table:table-cell office:value-type="float" office:value="7.42507646751106" table:style-name="ce1">
            <text:p>7.42507646751106</text:p>
          </table:table-cell>
          <table:table-cell office:value-type="float" office:value="6.87222373064815" table:style-name="ce1">
            <text:p>6.87222373064815</text:p>
          </table:table-cell>
          <table:table-cell office:value-type="float" office:value="7.92870298539579" table:style-name="ce1">
            <text:p>7.92870298539579</text:p>
          </table:table-cell>
          <table:table-cell office:value-type="float" office:value="10.9156129653002" table:style-name="ce1">
            <text:p>10.9156129653002</text:p>
          </table:table-cell>
          <table:table-cell office:value-type="float" office:value="7.64901195877926" table:style-name="ce1">
            <text:p>7.64901195877926</text:p>
          </table:table-cell>
          <table:table-cell office:value-type="float" office:value="7.77094761044598" table:style-name="ce1">
            <text:p>7.77094761044598</text:p>
          </table:table-cell>
        </table:table-row>
        <table:table-row table:style-name="ro1">
          <table:table-cell office:value-type="string" table:style-name="ce1">
            <text:p>Hayden Hackn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195</text:p>
          </table:table-cell>
          <table:table-cell office:value-type="float" office:value="25.2" table:style-name="ce1">
            <text:p>25.2</text:p>
          </table:table-cell>
          <table:table-cell office:value-type="float" office:value="9.58237469347844" table:style-name="ce1">
            <text:p>9.58237469347844</text:p>
          </table:table-cell>
          <table:table-cell office:value-type="float" office:value="17.012730503113" table:style-name="ce1">
            <text:p>17.012730503113</text:p>
          </table:table-cell>
          <table:table-cell office:value-type="float" office:value="16.8944589990768" table:style-name="ce1">
            <text:p>16.8944589990768</text:p>
          </table:table-cell>
          <table:table-cell office:value-type="float" office:value="17.0659934239833" table:style-name="ce1">
            <text:p>17.0659934239833</text:p>
          </table:table-cell>
          <table:table-cell office:value-type="float" office:value="17.3583930681" table:style-name="ce1">
            <text:p>17.3583930681</text:p>
          </table:table-cell>
          <table:table-cell office:value-type="float" office:value="7.695037617403" table:style-name="ce1">
            <text:p>7.695037617403</text:p>
          </table:table-cell>
          <table:table-cell office:value-type="float" office:value="17.0328868287137" table:style-name="ce1">
            <text:p>17.0328868287137</text:p>
          </table:table-cell>
          <table:table-cell office:value-type="float" office:value="8.78407441885095" table:style-name="ce1">
            <text:p>8.78407441885095</text:p>
          </table:table-cell>
          <table:table-cell office:value-type="float" office:value="14.359622494758" table:style-name="ce1">
            <text:p>14.359622494758</text:p>
          </table:table-cell>
          <table:table-cell office:value-type="float" office:value="14.8306872161767" table:style-name="ce1">
            <text:p>14.8306872161767</text:p>
          </table:table-cell>
          <table:table-cell office:value-type="float" office:value="11.5688574754359" table:style-name="ce1">
            <text:p>11.5688574754359</text:p>
          </table:table-cell>
        </table:table-row>
        <table:table-row table:style-name="ro1">
          <table:table-cell office:value-type="string" table:style-name="ce1">
            <text:p>Amir Hadžiahmetov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05</text:p>
          </table:table-cell>
          <table:table-cell office:value-type="float" office:value="11.9" table:style-name="ce1">
            <text:p>11.9</text:p>
          </table:table-cell>
          <table:table-cell office:value-type="float" office:value="6.90182703411948" table:style-name="ce1">
            <text:p>6.90182703411948</text:p>
          </table:table-cell>
          <table:table-cell office:value-type="float" office:value="10.1294575630428" table:style-name="ce1">
            <text:p>10.1294575630428</text:p>
          </table:table-cell>
          <table:table-cell office:value-type="float" office:value="6.00330860736064" table:style-name="ce1">
            <text:p>6.00330860736064</text:p>
          </table:table-cell>
          <table:table-cell office:value-type="float" office:value="8.02280135896746" table:style-name="ce1">
            <text:p>8.02280135896746</text:p>
          </table:table-cell>
          <table:table-cell office:value-type="float" office:value="7.13866155047154" table:style-name="ce1">
            <text:p>7.13866155047154</text:p>
          </table:table-cell>
          <table:table-cell office:value-type="float" office:value="11.9437417610963" table:style-name="ce1">
            <text:p>11.9437417610963</text:p>
          </table:table-cell>
          <table:table-cell office:value-type="float" office:value="6.08384712061129" table:style-name="ce1">
            <text:p>6.08384712061129</text:p>
          </table:table-cell>
          <table:table-cell office:value-type="float" office:value="6.09085116711918" table:style-name="ce1">
            <text:p>6.09085116711918</text:p>
          </table:table-cell>
          <table:table-cell office:value-type="float" office:value="5.70655718075623" table:style-name="ce1">
            <text:p>5.70655718075623</text:p>
          </table:table-cell>
          <table:table-cell office:value-type="float" office:value="11.9973448204245" table:style-name="ce1">
            <text:p>11.9973448204245</text:p>
          </table:table-cell>
          <table:table-cell office:value-type="float" office:value="11.0128680460339" table:style-name="ce1">
            <text:p>11.0128680460339</text:p>
          </table:table-cell>
        </table:table-row>
        <table:table-row table:style-name="ro1">
          <table:table-cell office:value-type="string" table:style-name="ce1">
            <text:p>Gustavo Ham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97</text:p>
          </table:table-cell>
          <table:table-cell office:value-type="float" office:value="12.8" table:style-name="ce1">
            <text:p>12.8</text:p>
          </table:table-cell>
          <table:table-cell office:value-type="float" office:value="10.0758810557867" table:style-name="ce1">
            <text:p>10.0758810557867</text:p>
          </table:table-cell>
          <table:table-cell office:value-type="float" office:value="11.45872919742" table:style-name="ce1">
            <text:p>11.45872919742</text:p>
          </table:table-cell>
          <table:table-cell office:value-type="float" office:value="15.1612695724281" table:style-name="ce1">
            <text:p>15.1612695724281</text:p>
          </table:table-cell>
          <table:table-cell office:value-type="float" office:value="14.0918810639398" table:style-name="ce1">
            <text:p>14.0918810639398</text:p>
          </table:table-cell>
          <table:table-cell office:value-type="float" office:value="10.727836008164" table:style-name="ce1">
            <text:p>10.727836008164</text:p>
          </table:table-cell>
          <table:table-cell office:value-type="float" office:value="8.9006722008914" table:style-name="ce1">
            <text:p>8.9006722008914</text:p>
          </table:table-cell>
          <table:table-cell office:value-type="float" office:value="11.9900989630211" table:style-name="ce1">
            <text:p>11.9900989630211</text:p>
          </table:table-cell>
          <table:table-cell office:value-type="float" office:value="10.3025949972874" table:style-name="ce1">
            <text:p>10.3025949972874</text:p>
          </table:table-cell>
          <table:table-cell office:value-type="float" office:value="11.7197669309841" table:style-name="ce1">
            <text:p>11.7197669309841</text:p>
          </table:table-cell>
          <table:table-cell office:value-type="float" office:value="8.36374527191053" table:style-name="ce1">
            <text:p>8.36374527191053</text:p>
          </table:table-cell>
          <table:table-cell office:value-type="float" office:value="7.59827162190827" table:style-name="ce1">
            <text:p>7.59827162190827</text:p>
          </table:table-cell>
        </table:table-row>
        <table:table-row table:style-name="ro1">
          <table:table-cell office:value-type="string" table:style-name="ce1">
            <text:p>Axel Henriks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6</text:p>
          </table:table-cell>
          <table:table-cell office:value-type="float" office:value="7.9" table:style-name="ce1">
            <text:p>7.9</text:p>
          </table:table-cell>
          <table:table-cell office:value-type="float" office:value="7.63945371287055" table:style-name="ce1">
            <text:p>7.63945371287055</text:p>
          </table:table-cell>
          <table:table-cell office:value-type="float" office:value="5.96128938865725" table:style-name="ce1">
            <text:p>5.96128938865725</text:p>
          </table:table-cell>
          <table:table-cell office:value-type="float" office:value="7.23193518054144" table:style-name="ce1">
            <text:p>7.23193518054144</text:p>
          </table:table-cell>
          <table:table-cell office:value-type="float" office:value="6.6424754389618" table:style-name="ce1">
            <text:p>6.6424754389618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5.45443856221361" table:style-name="ce1">
            <text:p>5.45443856221361</text:p>
          </table:table-cell>
          <table:table-cell office:value-type="float" office:value="8.77181810214798" table:style-name="ce1">
            <text:p>8.77181810214798</text:p>
          </table:table-cell>
          <table:table-cell office:value-type="float" office:value="8.53079243237755" table:style-name="ce1">
            <text:p>8.53079243237755</text:p>
          </table:table-cell>
          <table:table-cell office:value-type="float" office:value="6.83866455342888" table:style-name="ce1">
            <text:p>6.83866455342888</text:p>
          </table:table-cell>
          <table:table-cell office:value-type="float" office:value="6.66962089302648" table:style-name="ce1">
            <text:p>6.66962089302648</text:p>
          </table:table-cell>
          <table:table-cell office:value-type="float" office:value="4.99469942805711" table:style-name="ce1">
            <text:p>4.99469942805711</text:p>
          </table:table-cell>
        </table:table-row>
        <table:table-row table:style-name="ro1">
          <table:table-cell office:value-type="string" table:style-name="ce1">
            <text:p>Tom In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342</text:p>
          </table:table-cell>
          <table:table-cell office:value-type="float" office:value="7.1" table:style-name="ce1">
            <text:p>7.1</text:p>
          </table:table-cell>
          <table:table-cell office:value-type="float" office:value="8.00618460136641" table:style-name="ce1">
            <text:p>8.00618460136641</text:p>
          </table:table-cell>
          <table:table-cell office:value-type="float" office:value="6.80541850592725" table:style-name="ce1">
            <text:p>6.80541850592725</text:p>
          </table:table-cell>
          <table:table-cell office:value-type="float" office:value="7.11536760452477" table:style-name="ce1">
            <text:p>7.11536760452477</text:p>
          </table:table-cell>
          <table:table-cell office:value-type="float" office:value="6.92859839928938" table:style-name="ce1">
            <text:p>6.92859839928938</text:p>
          </table:table-cell>
          <table:table-cell office:value-type="float" office:value="7.94759895290724" table:style-name="ce1">
            <text:p>7.94759895290724</text:p>
          </table:table-cell>
          <table:table-cell office:value-type="float" office:value="3.99789402920561" table:style-name="ce1">
            <text:p>3.99789402920561</text:p>
          </table:table-cell>
          <table:table-cell office:value-type="float" office:value="8.47894285554844" table:style-name="ce1">
            <text:p>8.47894285554844</text:p>
          </table:table-cell>
          <table:table-cell office:value-type="float" office:value="12.2428350939217" table:style-name="ce1">
            <text:p>12.2428350939217</text:p>
          </table:table-cell>
          <table:table-cell office:value-type="float" office:value="13.9934723304263" table:style-name="ce1">
            <text:p>13.9934723304263</text:p>
          </table:table-cell>
          <table:table-cell office:value-type="float" office:value="6.86050791643622" table:style-name="ce1">
            <text:p>6.86050791643622</text:p>
          </table:table-cell>
          <table:table-cell/>
        </table:table-row>
        <table:table-row table:style-name="ro1">
          <table:table-cell office:value-type="string" table:style-name="ce1">
            <text:p>Svante Ingels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07</text:p>
          </table:table-cell>
          <table:table-cell office:value-type="float" office:value="21.8" table:style-name="ce1">
            <text:p>21.8</text:p>
          </table:table-cell>
          <table:table-cell office:value-type="float" office:value="7.45829576195862" table:style-name="ce1">
            <text:p>7.45829576195862</text:p>
          </table:table-cell>
          <table:table-cell office:value-type="float" office:value="10.9263083024145" table:style-name="ce1">
            <text:p>10.9263083024145</text:p>
          </table:table-cell>
          <table:table-cell office:value-type="float" office:value="11.8051581816257" table:style-name="ce1">
            <text:p>11.8051581816257</text:p>
          </table:table-cell>
          <table:table-cell office:value-type="float" office:value="10.8524451469412" table:style-name="ce1">
            <text:p>10.8524451469412</text:p>
          </table:table-cell>
          <table:table-cell office:value-type="float" office:value="12.2739686778129" table:style-name="ce1">
            <text:p>12.2739686778129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15.4251550123301" table:style-name="ce1">
            <text:p>15.4251550123301</text:p>
          </table:table-cell>
          <table:table-cell office:value-type="float" office:value="7.82947076327076" table:style-name="ce1">
            <text:p>7.82947076327076</text:p>
          </table:table-cell>
          <table:table-cell office:value-type="float" office:value="9.79080204107928" table:style-name="ce1">
            <text:p>9.79080204107928</text:p>
          </table:table-cell>
          <table:table-cell office:value-type="float" office:value="14.8306872161767" table:style-name="ce1">
            <text:p>14.8306872161767</text:p>
          </table:table-cell>
          <table:table-cell office:value-type="float" office:value="10.3371332583608" table:style-name="ce1">
            <text:p>10.3371332583608</text:p>
          </table:table-cell>
        </table:table-row>
        <table:table-row table:style-name="ro1">
          <table:table-cell office:value-type="string" table:style-name="ce1">
            <text:p>Jordan Jam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89</text:p>
          </table:table-cell>
          <table:table-cell office:value-type="float" office:value="18" table:style-name="ce1">
            <text:p>18</text:p>
          </table:table-cell>
          <table:table-cell office:value-type="float" office:value="8.29287585840387" table:style-name="ce1">
            <text:p>8.29287585840387</text:p>
          </table:table-cell>
          <table:table-cell office:value-type="float" office:value="11.3481382716628" table:style-name="ce1">
            <text:p>11.3481382716628</text:p>
          </table:table-cell>
          <table:table-cell office:value-type="float" office:value="15.5471987063796" table:style-name="ce1">
            <text:p>15.5471987063796</text:p>
          </table:table-cell>
          <table:table-cell office:value-type="float" office:value="12.4116668326263" table:style-name="ce1">
            <text:p>12.4116668326263</text:p>
          </table:table-cell>
          <table:table-cell office:value-type="float" office:value="14.9807183306032" table:style-name="ce1">
            <text:p>14.9807183306032</text:p>
          </table:table-cell>
          <table:table-cell office:value-type="float" office:value="6.8818782278237" table:style-name="ce1">
            <text:p>6.8818782278237</text:p>
          </table:table-cell>
          <table:table-cell office:value-type="float" office:value="15.108433767057" table:style-name="ce1">
            <text:p>15.108433767057</text:p>
          </table:table-cell>
          <table:table-cell office:value-type="float" office:value="9.59717437124946" table:style-name="ce1">
            <text:p>9.59717437124946</text:p>
          </table:table-cell>
          <table:table-cell office:value-type="float" office:value="16.4771243533188" table:style-name="ce1">
            <text:p>16.4771243533188</text:p>
          </table:table-cell>
          <table:table-cell office:value-type="float" office:value="11.0393316376453" table:style-name="ce1">
            <text:p>11.0393316376453</text:p>
          </table:table-cell>
          <table:table-cell office:value-type="float" office:value="10.4244810182063" table:style-name="ce1">
            <text:p>10.4244810182063</text:p>
          </table:table-cell>
        </table:table-row>
        <table:table-row table:style-name="ro1">
          <table:table-cell office:value-type="string" table:style-name="ce1">
            <text:p>Matty Jam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4-169</text:p>
          </table:table-cell>
          <table:table-cell office:value-type="float" office:value="16.5" table:style-name="ce1">
            <text:p>16.5</text:p>
          </table:table-cell>
          <table:table-cell office:value-type="float" office:value="7.2869498933212" table:style-name="ce1">
            <text:p>7.2869498933212</text:p>
          </table:table-cell>
          <table:table-cell office:value-type="float" office:value="11.958382498099" table:style-name="ce1">
            <text:p>11.958382498099</text:p>
          </table:table-cell>
          <table:table-cell office:value-type="float" office:value="10.4042511720225" table:style-name="ce1">
            <text:p>10.4042511720225</text:p>
          </table:table-cell>
          <table:table-cell office:value-type="float" office:value="10.0404853835317" table:style-name="ce1">
            <text:p>10.0404853835317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11.4798828010595" table:style-name="ce1">
            <text:p>11.4798828010595</text:p>
          </table:table-cell>
          <table:table-cell office:value-type="float" office:value="5.67111613719255" table:style-name="ce1">
            <text:p>5.67111613719255</text:p>
          </table:table-cell>
          <table:table-cell office:value-type="float" office:value="6.35737060783448" table:style-name="ce1">
            <text:p>6.35737060783448</text:p>
          </table:table-cell>
          <table:table-cell office:value-type="float" office:value="6.9716240520078" table:style-name="ce1">
            <text:p>6.9716240520078</text:p>
          </table:table-cell>
          <table:table-cell office:value-type="float" office:value="14.4777783710928" table:style-name="ce1">
            <text:p>14.4777783710928</text:p>
          </table:table-cell>
          <table:table-cell office:value-type="float" office:value="12.7199315765869" table:style-name="ce1">
            <text:p>12.7199315765869</text:p>
          </table:table-cell>
        </table:table-row>
        <table:table-row table:style-name="ro1">
          <table:table-cell office:value-type="string" table:style-name="ce1">
            <text:p>Caspar Jand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90</text:p>
          </table:table-cell>
          <table:table-cell office:value-type="float" office:value="17.8" table:style-name="ce1">
            <text:p>17.8</text:p>
          </table:table-cell>
          <table:table-cell office:value-type="float" office:value="7.65600094557773" table:style-name="ce1">
            <text:p>7.65600094557773</text:p>
          </table:table-cell>
          <table:table-cell office:value-type="float" office:value="14.3712489379728" table:style-name="ce1">
            <text:p>14.3712489379728</text:p>
          </table:table-cell>
          <table:table-cell office:value-type="float" office:value="7.58636198135284" table:style-name="ce1">
            <text:p>7.58636198135284</text:p>
          </table:table-cell>
          <table:table-cell office:value-type="float" office:value="12.9250502660509" table:style-name="ce1">
            <text:p>12.9250502660509</text:p>
          </table:table-cell>
          <table:table-cell office:value-type="float" office:value="13.6052777341634" table:style-name="ce1">
            <text:p>13.6052777341634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11.1827609787339" table:style-name="ce1">
            <text:p>11.1827609787339</text:p>
          </table:table-cell>
          <table:table-cell office:value-type="float" office:value="6.86311509545519" table:style-name="ce1">
            <text:p>6.86311509545519</text:p>
          </table:table-cell>
          <table:table-cell office:value-type="float" office:value="11.1883706426154" table:style-name="ce1">
            <text:p>11.1883706426154</text:p>
          </table:table-cell>
          <table:table-cell office:value-type="float" office:value="15.3432956817125" table:style-name="ce1">
            <text:p>15.3432956817125</text:p>
          </table:table-cell>
          <table:table-cell office:value-type="float" office:value="11.9845185494837" table:style-name="ce1">
            <text:p>11.9845185494837</text:p>
          </table:table-cell>
        </table:table-row>
        <table:table-row table:style-name="ro1">
          <table:table-cell office:value-type="string" table:style-name="ce1">
            <text:p>Bae Junh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39</text:p>
          </table:table-cell>
          <table:table-cell office:value-type="float" office:value="20.1" table:style-name="ce1">
            <text:p>20.1</text:p>
          </table:table-cell>
          <table:table-cell office:value-type="float" office:value="8.40309814946004" table:style-name="ce1">
            <text:p>8.40309814946004</text:p>
          </table:table-cell>
          <table:table-cell office:value-type="float" office:value="10.1441536857124" table:style-name="ce1">
            <text:p>10.1441536857124</text:p>
          </table:table-cell>
          <table:table-cell office:value-type="float" office:value="12.9600028019351" table:style-name="ce1">
            <text:p>12.9600028019351</text:p>
          </table:table-cell>
          <table:table-cell office:value-type="float" office:value="10.3987456237793" table:style-name="ce1">
            <text:p>10.3987456237793</text:p>
          </table:table-cell>
          <table:table-cell office:value-type="float" office:value="11.7788052483353" table:style-name="ce1">
            <text:p>11.7788052483353</text:p>
          </table:table-cell>
          <table:table-cell office:value-type="float" office:value="8.9831443531167" table:style-name="ce1">
            <text:p>8.9831443531167</text:p>
          </table:table-cell>
          <table:table-cell office:value-type="float" office:value="15.6285490640031" table:style-name="ce1">
            <text:p>15.6285490640031</text:p>
          </table:table-cell>
          <table:table-cell office:value-type="float" office:value="8.48026566442717" table:style-name="ce1">
            <text:p>8.48026566442717</text:p>
          </table:table-cell>
          <table:table-cell office:value-type="float" office:value="11.4565932026183" table:style-name="ce1">
            <text:p>11.4565932026183</text:p>
          </table:table-cell>
          <table:table-cell office:value-type="float" office:value="11.2361856293976" table:style-name="ce1">
            <text:p>11.2361856293976</text:p>
          </table:table-cell>
          <table:table-cell office:value-type="float" office:value="8.09068917819308" table:style-name="ce1">
            <text:p>8.09068917819308</text:p>
          </table:table-cell>
        </table:table-row>
        <table:table-row table:style-name="ro1">
          <table:table-cell office:value-type="string" table:style-name="ce1">
            <text:p>Edo Kayemb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18</text:p>
          </table:table-cell>
          <table:table-cell office:value-type="float" office:value="12.4" table:style-name="ce1">
            <text:p>12.4</text:p>
          </table:table-cell>
          <table:table-cell office:value-type="float" office:value="8.8634582504221" table:style-name="ce1">
            <text:p>8.8634582504221</text:p>
          </table:table-cell>
          <table:table-cell office:value-type="float" office:value="11.2367142303908" table:style-name="ce1">
            <text:p>11.2367142303908</text:p>
          </table:table-cell>
          <table:table-cell office:value-type="float" office:value="7.70592780255333" table:style-name="ce1">
            <text:p>7.70592780255333</text:p>
          </table:table-cell>
          <table:table-cell office:value-type="float" office:value="12.052024606607" table:style-name="ce1">
            <text:p>12.052024606607</text:p>
          </table:table-cell>
          <table:table-cell office:value-type="float" office:value="9.90207715099996" table:style-name="ce1">
            <text:p>9.90207715099996</text:p>
          </table:table-cell>
          <table:table-cell office:value-type="float" office:value="11.6915251458289" table:style-name="ce1">
            <text:p>11.6915251458289</text:p>
          </table:table-cell>
          <table:table-cell office:value-type="float" office:value="10.809396045016" table:style-name="ce1">
            <text:p>10.809396045016</text:p>
          </table:table-cell>
          <table:table-cell office:value-type="float" office:value="7.97845816134924" table:style-name="ce1">
            <text:p>7.97845816134924</text:p>
          </table:table-cell>
          <table:table-cell office:value-type="float" office:value="11.0525249975855" table:style-name="ce1">
            <text:p>11.0525249975855</text:p>
          </table:table-cell>
          <table:table-cell office:value-type="float" office:value="8.77842234603239" table:style-name="ce1">
            <text:p>8.77842234603239</text:p>
          </table:table-cell>
          <table:table-cell office:value-type="float" office:value="5.41884988664709" table:style-name="ce1">
            <text:p>5.41884988664709</text:p>
          </table:table-cell>
        </table:table-row>
        <table:table-row table:style-name="ro1">
          <table:table-cell office:value-type="string" table:style-name="ce1">
            <text:p>Jason Knigh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8</text:p>
          </table:table-cell>
          <table:table-cell office:value-type="float" office:value="14.3" table:style-name="ce1">
            <text:p>14.3</text:p>
          </table:table-cell>
          <table:table-cell office:value-type="float" office:value="7.79714468015637" table:style-name="ce1">
            <text:p>7.79714468015637</text:p>
          </table:table-cell>
          <table:table-cell office:value-type="float" office:value="13.6969317206331" table:style-name="ce1">
            <text:p>13.6969317206331</text:p>
          </table:table-cell>
          <table:table-cell office:value-type="float" office:value="7.70592780255333" table:style-name="ce1">
            <text:p>7.70592780255333</text:p>
          </table:table-cell>
          <table:table-cell office:value-type="float" office:value="13.7414956067402" table:style-name="ce1">
            <text:p>13.7414956067402</text:p>
          </table:table-cell>
          <table:table-cell office:value-type="float" office:value="10.727836008164" table:style-name="ce1">
            <text:p>10.727836008164</text:p>
          </table:table-cell>
          <table:table-cell office:value-type="float" office:value="7.42507646751106" table:style-name="ce1">
            <text:p>7.42507646751106</text:p>
          </table:table-cell>
          <table:table-cell office:value-type="float" office:value="8.77181810214798" table:style-name="ce1">
            <text:p>8.77181810214798</text:p>
          </table:table-cell>
          <table:table-cell office:value-type="float" office:value="7.38818645034161" table:style-name="ce1">
            <text:p>7.38818645034161</text:p>
          </table:table-cell>
          <table:table-cell office:value-type="float" office:value="6.06996284828308" table:style-name="ce1">
            <text:p>6.06996284828308</text:p>
          </table:table-cell>
          <table:table-cell office:value-type="float" office:value="11.5268372906795" table:style-name="ce1">
            <text:p>11.5268372906795</text:p>
          </table:table-cell>
          <table:table-cell office:value-type="float" office:value="5.78205771740574" table:style-name="ce1">
            <text:p>5.78205771740574</text:p>
          </table:table-cell>
        </table:table-row>
        <table:table-row table:style-name="ro1">
          <table:table-cell office:value-type="string" table:style-name="ce1">
            <text:p>Márk Kosznovszk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5</text:p>
          </table:table-cell>
          <table:table-cell office:value-type="float" office:value="7.1" table:style-name="ce1">
            <text:p>7.1</text:p>
          </table:table-cell>
          <table:table-cell office:value-type="float" office:value="7.98101410218063" table:style-name="ce1">
            <text:p>7.98101410218063</text:p>
          </table:table-cell>
          <table:table-cell office:value-type="float" office:value="6.84652116441165" table:style-name="ce1">
            <text:p>6.84652116441165</text:p>
          </table:table-cell>
          <table:table-cell office:value-type="float" office:value="6.6581007759616" table:style-name="ce1">
            <text:p>6.6581007759616</text:p>
          </table:table-cell>
          <table:table-cell office:value-type="float" office:value="7.31913044632549" table:style-name="ce1">
            <text:p>7.31913044632549</text:p>
          </table:table-cell>
          <table:table-cell office:value-type="float" office:value="6.62034801749478" table:style-name="ce1">
            <text:p>6.62034801749478</text:p>
          </table:table-cell>
          <table:table-cell office:value-type="float" office:value="5.45443856221361" table:style-name="ce1">
            <text:p>5.45443856221361</text:p>
          </table:table-cell>
          <table:table-cell office:value-type="float" office:value="7.33178244163064" table:style-name="ce1">
            <text:p>7.33178244163064</text:p>
          </table:table-cell>
          <table:table-cell office:value-type="float" office:value="6.09085116711918" table:style-name="ce1">
            <text:p>6.09085116711918</text:p>
          </table:table-cell>
          <table:table-cell office:value-type="float" office:value="5.70655718075623" table:style-name="ce1">
            <text:p>5.70655718075623</text:p>
          </table:table-cell>
          <table:table-cell office:value-type="float" office:value="7.44854824338106" table:style-name="ce1">
            <text:p>7.44854824338106</text:p>
          </table:table-cell>
          <table:table-cell office:value-type="float" office:value="6.60984354815151" table:style-name="ce1">
            <text:p>6.60984354815151</text:p>
          </table:table-cell>
        </table:table-row>
        <table:table-row table:style-name="ro1">
          <table:table-cell office:value-type="string" table:style-name="ce1">
            <text:p>Filip Krastev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84</text:p>
          </table:table-cell>
          <table:table-cell office:value-type="float" office:value="9.5" table:style-name="ce1">
            <text:p>9.5</text:p>
          </table:table-cell>
          <table:table-cell office:value-type="float" office:value="7.96424620144873" table:style-name="ce1">
            <text:p>7.96424620144873</text:p>
          </table:table-cell>
          <table:table-cell office:value-type="float" office:value="6.64228728930886" table:style-name="ce1">
            <text:p>6.64228728930886</text:p>
          </table:table-cell>
          <table:table-cell office:value-type="float" office:value="7.4674770920478" table:style-name="ce1">
            <text:p>7.4674770920478</text:p>
          </table:table-cell>
          <table:table-cell office:value-type="float" office:value="6.88048570254886" table:style-name="ce1">
            <text:p>6.88048570254886</text:p>
          </table:table-cell>
          <table:table-cell office:value-type="float" office:value="12.2739686778129" table:style-name="ce1">
            <text:p>12.2739686778129</text:p>
          </table:table-cell>
          <table:table-cell office:value-type="float" office:value="7.82324607312035" table:style-name="ce1">
            <text:p>7.82324607312035</text:p>
          </table:table-cell>
          <table:table-cell office:value-type="float" office:value="10.1400973903261" table:style-name="ce1">
            <text:p>10.1400973903261</text:p>
          </table:table-cell>
          <table:table-cell office:value-type="float" office:value="8.07822919182181" table:style-name="ce1">
            <text:p>8.07822919182181</text:p>
          </table:table-cell>
          <table:table-cell office:value-type="float" office:value="8.21529811565652" table:style-name="ce1">
            <text:p>8.21529811565652</text:p>
          </table:table-cell>
          <table:table-cell office:value-type="float" office:value="12.5358577312644" table:style-name="ce1">
            <text:p>12.5358577312644</text:p>
          </table:table-cell>
          <table:table-cell office:value-type="float" office:value="10.8280822693248" table:style-name="ce1">
            <text:p>10.8280822693248</text:p>
          </table:table-cell>
        </table:table-row>
        <table:table-row table:style-name="ro1">
          <table:table-cell office:value-type="string" table:style-name="ce1">
            <text:p>Hector Kypriano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25</text:p>
          </table:table-cell>
          <table:table-cell office:value-type="float" office:value="18.4" table:style-name="ce1">
            <text:p>18.4</text:p>
          </table:table-cell>
          <table:table-cell office:value-type="float" office:value="6.50395312021424" table:style-name="ce1">
            <text:p>6.50395312021424</text:p>
          </table:table-cell>
          <table:table-cell office:value-type="float" office:value="13.1704608323694" table:style-name="ce1">
            <text:p>13.1704608323694</text:p>
          </table:table-cell>
          <table:table-cell office:value-type="float" office:value="7.58636198135284" table:style-name="ce1">
            <text:p>7.58636198135284</text:p>
          </table:table-cell>
          <table:table-cell office:value-type="float" office:value="11.4411003100603" table:style-name="ce1">
            <text:p>11.4411003100603</text:p>
          </table:table-cell>
          <table:table-cell office:value-type="float" office:value="6.87707817084986" table:style-name="ce1">
            <text:p>6.87707817084986</text:p>
          </table:table-cell>
          <table:table-cell office:value-type="float" office:value="7.42507646751106" table:style-name="ce1">
            <text:p>7.42507646751106</text:p>
          </table:table-cell>
          <table:table-cell office:value-type="float" office:value="6.51512505153376" table:style-name="ce1">
            <text:p>6.51512505153376</text:p>
          </table:table-cell>
          <table:table-cell office:value-type="float" office:value="6.31247026342012" table:style-name="ce1">
            <text:p>6.31247026342012</text:p>
          </table:table-cell>
          <table:table-cell office:value-type="float" office:value="6.1943542023445" table:style-name="ce1">
            <text:p>6.1943542023445</text:p>
          </table:table-cell>
          <table:table-cell office:value-type="float" office:value="14.9941542602016" table:style-name="ce1">
            <text:p>14.9941542602016</text:p>
          </table:table-cell>
          <table:table-cell office:value-type="float" office:value="10.264141985817" table:style-name="ce1">
            <text:p>10.264141985817</text:p>
          </table:table-cell>
        </table:table-row>
        <table:table-row table:style-name="ro1">
          <table:table-cell office:value-type="string" table:style-name="ce1">
            <text:p>Marc Leon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19</text:p>
          </table:table-cell>
          <table:table-cell office:value-type="float" office:value="7.7" table:style-name="ce1">
            <text:p>7.7</text:p>
          </table:table-cell>
          <table:table-cell office:value-type="float" office:value="7.80547372252106" table:style-name="ce1">
            <text:p>7.80547372252106</text:p>
          </table:table-cell>
          <table:table-cell office:value-type="float" office:value="9.96742100760847" table:style-name="ce1">
            <text:p>9.96742100760847</text:p>
          </table:table-cell>
          <table:table-cell office:value-type="float" office:value="6.54623080662159" table:style-name="ce1">
            <text:p>6.54623080662159</text:p>
          </table:table-cell>
          <table:table-cell office:value-type="float" office:value="9.88586279073431" table:style-name="ce1">
            <text:p>9.88586279073431</text:p>
          </table:table-cell>
          <table:table-cell office:value-type="float" office:value="7.13866155047154" table:style-name="ce1">
            <text:p>7.13866155047154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6.34050216992305" table:style-name="ce1">
            <text:p>6.34050216992305</text:p>
          </table:table-cell>
          <table:table-cell office:value-type="float" office:value="6.67678604044887" table:style-name="ce1">
            <text:p>6.67678604044887</text:p>
          </table:table-cell>
          <table:table-cell office:value-type="float" office:value="6.1943542023445" table:style-name="ce1">
            <text:p>6.1943542023445</text:p>
          </table:table-cell>
          <table:table-cell office:value-type="float" office:value="11.4306034685937" table:style-name="ce1">
            <text:p>11.4306034685937</text:p>
          </table:table-cell>
          <table:table-cell office:value-type="float" office:value="11.3211834314404" table:style-name="ce1">
            <text:p>11.3211834314404</text:p>
          </table:table-cell>
        </table:table-row>
        <table:table-row table:style-name="ro1">
          <table:table-cell office:value-type="string" table:style-name="ce1">
            <text:p>Imran Louz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51</text:p>
          </table:table-cell>
          <table:table-cell office:value-type="float" office:value="21" table:style-name="ce1">
            <text:p>21</text:p>
          </table:table-cell>
          <table:table-cell office:value-type="float" office:value="9.98266907640033" table:style-name="ce1">
            <text:p>9.98266907640033</text:p>
          </table:table-cell>
          <table:table-cell office:value-type="float" office:value="16.7646809137087" table:style-name="ce1">
            <text:p>16.7646809137087</text:p>
          </table:table-cell>
          <table:table-cell office:value-type="float" office:value="17.2494696162422" table:style-name="ce1">
            <text:p>17.2494696162422</text:p>
          </table:table-cell>
          <table:table-cell office:value-type="float" office:value="16.7659700566738" table:style-name="ce1">
            <text:p>16.7659700566738</text:p>
          </table:table-cell>
          <table:table-cell office:value-type="float" office:value="13.1890781683133" table:style-name="ce1">
            <text:p>13.1890781683133</text:p>
          </table:table-cell>
          <table:table-cell office:value-type="float" office:value="11.0313066726077" table:style-name="ce1">
            <text:p>11.0313066726077</text:p>
          </table:table-cell>
          <table:table-cell office:value-type="float" office:value="12.2473365503841" table:style-name="ce1">
            <text:p>12.2473365503841</text:p>
          </table:table-cell>
          <table:table-cell office:value-type="float" office:value="9.08894134098837" table:style-name="ce1">
            <text:p>9.08894134098837</text:p>
          </table:table-cell>
          <table:table-cell office:value-type="float" office:value="16.6825884097619" table:style-name="ce1">
            <text:p>16.6825884097619</text:p>
          </table:table-cell>
          <table:table-cell office:value-type="float" office:value="13.042577953032" table:style-name="ce1">
            <text:p>13.042577953032</text:p>
          </table:table-cell>
          <table:table-cell office:value-type="float" office:value="9.12537604416116" table:style-name="ce1">
            <text:p>9.12537604416116</text:p>
          </table:table-cell>
        </table:table-row>
        <table:table-row table:style-name="ro1">
          <table:table-cell office:value-type="string" table:style-name="ce1">
            <text:p>John Lundstra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23</text:p>
          </table:table-cell>
          <table:table-cell office:value-type="float" office:value="8" table:style-name="ce1">
            <text:p>8</text:p>
          </table:table-cell>
          <table:table-cell office:value-type="float" office:value="6.89390817738652" table:style-name="ce1">
            <text:p>6.89390817738652</text:p>
          </table:table-cell>
          <table:table-cell office:value-type="float" office:value="8.80824148093863" table:style-name="ce1">
            <text:p>8.80824148093863</text:p>
          </table:table-cell>
          <table:table-cell office:value-type="float" office:value="5.69176640574764" table:style-name="ce1">
            <text:p>5.69176640574764</text:p>
          </table:table-cell>
          <table:table-cell office:value-type="float" office:value="7.76897096417216" table:style-name="ce1">
            <text:p>7.76897096417216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4.82508016636704" table:style-name="ce1">
            <text:p>4.82508016636704</text:p>
          </table:table-cell>
          <table:table-cell office:value-type="float" office:value="5.91643514162827" table:style-name="ce1">
            <text:p>5.91643514162827</text:p>
          </table:table-cell>
          <table:table-cell office:value-type="float" office:value="7.24327975118709" table:style-name="ce1">
            <text:p>7.24327975118709</text:p>
          </table:table-cell>
          <table:table-cell office:value-type="float" office:value="8.07380032976357" table:style-name="ce1">
            <text:p>8.07380032976357</text:p>
          </table:table-cell>
          <table:table-cell office:value-type="float" office:value="10.0260958977302" table:style-name="ce1">
            <text:p>10.0260958977302</text:p>
          </table:table-cell>
          <table:table-cell office:value-type="float" office:value="8.50229700393906" table:style-name="ce1">
            <text:p>8.50229700393906</text:p>
          </table:table-cell>
        </table:table-row>
        <table:table-row table:style-name="ro1">
          <table:table-cell office:value-type="string" table:style-name="ce1">
            <text:p>Othmane Maam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93</text:p>
          </table:table-cell>
          <table:table-cell office:value-type="float" office:value="8.9" table:style-name="ce1">
            <text:p>8.9</text:p>
          </table:table-cell>
          <table:table-cell office:value-type="float" office:value="8.40309814946004" table:style-name="ce1">
            <text:p>8.40309814946004</text:p>
          </table:table-cell>
          <table:table-cell office:value-type="float" office:value="6.71000604933871" table:style-name="ce1">
            <text:p>6.71000604933871</text:p>
          </table:table-cell>
          <table:table-cell office:value-type="float" office:value="9.05178260478819" table:style-name="ce1">
            <text:p>9.05178260478819</text:p>
          </table:table-cell>
          <table:table-cell office:value-type="float" office:value="7.02531130129471" table:style-name="ce1">
            <text:p>7.02531130129471</text:p>
          </table:table-cell>
          <table:table-cell office:value-type="float" office:value="15.2545410360398" table:style-name="ce1">
            <text:p>15.2545410360398</text:p>
          </table:table-cell>
          <table:table-cell office:value-type="float" office:value="5.91617558219795" table:style-name="ce1">
            <text:p>5.91617558219795</text:p>
          </table:table-cell>
          <table:table-cell office:value-type="float" office:value="15.108433767057" table:style-name="ce1">
            <text:p>15.108433767057</text:p>
          </table:table-cell>
          <table:table-cell office:value-type="float" office:value="11.0402058555881" table:style-name="ce1">
            <text:p>11.0402058555881</text:p>
          </table:table-cell>
          <table:table-cell office:value-type="float" office:value="12.7132469595963" table:style-name="ce1">
            <text:p>12.7132469595963</text:p>
          </table:table-cell>
          <table:table-cell office:value-type="float" office:value="8.67448411278203" table:style-name="ce1">
            <text:p>8.67448411278203</text:p>
          </table:table-cell>
          <table:table-cell office:value-type="float" office:value="8.38426247175664" table:style-name="ce1">
            <text:p>8.38426247175664</text:p>
          </table:table-cell>
        </table:table-row>
        <table:table-row table:style-name="ro1">
          <table:table-cell office:value-type="string" table:style-name="ce1">
            <text:p>Nicolas Mad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96</text:p>
          </table:table-cell>
          <table:table-cell office:value-type="float" office:value="23.9" table:style-name="ce1">
            <text:p>23.9</text:p>
          </table:table-cell>
          <table:table-cell office:value-type="float" office:value="8.30981363503787" table:style-name="ce1">
            <text:p>8.30981363503787</text:p>
          </table:table-cell>
          <table:table-cell office:value-type="float" office:value="15.357360807446" table:style-name="ce1">
            <text:p>15.357360807446</text:p>
          </table:table-cell>
          <table:table-cell office:value-type="float" office:value="15.2776918017302" table:style-name="ce1">
            <text:p>15.2776918017302</text:p>
          </table:table-cell>
          <table:table-cell office:value-type="float" office:value="16.1159853025998" table:style-name="ce1">
            <text:p>16.1159853025998</text:p>
          </table:table-cell>
          <table:table-cell office:value-type="float" office:value="10.9970141554145" table:style-name="ce1">
            <text:p>10.9970141554145</text:p>
          </table:table-cell>
          <table:table-cell office:value-type="float" office:value="10.4584878103987" table:style-name="ce1">
            <text:p>10.4584878103987</text:p>
          </table:table-cell>
          <table:table-cell office:value-type="float" office:value="9.35987612110215" table:style-name="ce1">
            <text:p>9.35987612110215</text:p>
          </table:table-cell>
          <table:table-cell office:value-type="float" office:value="7.4367488295961" table:style-name="ce1">
            <text:p>7.4367488295961</text:p>
          </table:table-cell>
          <table:table-cell office:value-type="float" office:value="12.1040432894539" table:style-name="ce1">
            <text:p>12.1040432894539</text:p>
          </table:table-cell>
          <table:table-cell office:value-type="float" office:value="15.6902504420827" table:style-name="ce1">
            <text:p>15.6902504420827</text:p>
          </table:table-cell>
          <table:table-cell office:value-type="float" office:value="12.0893671922468" table:style-name="ce1">
            <text:p>12.0893671922468</text:p>
          </table:table-cell>
        </table:table-row>
        <table:table-row table:style-name="ro1">
          <table:table-cell office:value-type="string" table:style-name="ce1">
            <text:p>Emiliano Marcond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04</text:p>
          </table:table-cell>
          <table:table-cell office:value-type="float" office:value="7.2" table:style-name="ce1">
            <text:p>7.2</text:p>
          </table:table-cell>
          <table:table-cell office:value-type="float" office:value="8.18296785282785" table:style-name="ce1">
            <text:p>8.18296785282785</text:p>
          </table:table-cell>
          <table:table-cell office:value-type="float" office:value="6.90151784764476" table:style-name="ce1">
            <text:p>6.90151784764476</text:p>
          </table:table-cell>
          <table:table-cell office:value-type="float" office:value="11.3516375243978" table:style-name="ce1">
            <text:p>11.3516375243978</text:p>
          </table:table-cell>
          <table:table-cell office:value-type="float" office:value="7.76897096417216" table:style-name="ce1">
            <text:p>7.76897096417216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5.94414252747142" table:style-name="ce1">
            <text:p>5.94414252747142</text:p>
          </table:table-cell>
          <table:table-cell office:value-type="float" office:value="8.967676937465" table:style-name="ce1">
            <text:p>8.967676937465</text:p>
          </table:table-cell>
          <table:table-cell office:value-type="float" office:value="10.8459829589023" table:style-name="ce1">
            <text:p>10.8459829589023</text:p>
          </table:table-cell>
          <table:table-cell office:value-type="float" office:value="10.217594981129" table:style-name="ce1">
            <text:p>10.217594981129</text:p>
          </table:table-cell>
          <table:table-cell office:value-type="float" office:value="7.34908445431326" table:style-name="ce1">
            <text:p>7.34908445431326</text:p>
          </table:table-cell>
          <table:table-cell office:value-type="float" office:value="10.5260295314804" table:style-name="ce1">
            <text:p>10.5260295314804</text:p>
          </table:table-cell>
        </table:table-row>
        <table:table-row table:style-name="ro1">
          <table:table-cell office:value-type="string" table:style-name="ce1">
            <text:p>Pelle Matts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56</text:p>
          </table:table-cell>
          <table:table-cell office:value-type="float" office:value="18.3" table:style-name="ce1">
            <text:p>18.3</text:p>
          </table:table-cell>
          <table:table-cell office:value-type="float" office:value="7.50754134064872" table:style-name="ce1">
            <text:p>7.50754134064872</text:p>
          </table:table-cell>
          <table:table-cell office:value-type="float" office:value="13.3176268409523" table:style-name="ce1">
            <text:p>13.3176268409523</text:p>
          </table:table-cell>
          <table:table-cell office:value-type="float" office:value="7.94691031259999" table:style-name="ce1">
            <text:p>7.94691031259999</text:p>
          </table:table-cell>
          <table:table-cell office:value-type="float" office:value="13.5943357963602" table:style-name="ce1">
            <text:p>13.5943357963602</text:p>
          </table:table-cell>
          <table:table-cell office:value-type="float" office:value="9.90207715099996" table:style-name="ce1">
            <text:p>9.90207715099996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7.99503235017102" table:style-name="ce1">
            <text:p>7.99503235017102</text:p>
          </table:table-cell>
          <table:table-cell office:value-type="float" office:value="6.31247026342012" table:style-name="ce1">
            <text:p>6.31247026342012</text:p>
          </table:table-cell>
          <table:table-cell office:value-type="float" office:value="6.44775890235924" table:style-name="ce1">
            <text:p>6.44775890235924</text:p>
          </table:table-cell>
          <table:table-cell office:value-type="float" office:value="16.0859463148455" table:style-name="ce1">
            <text:p>16.0859463148455</text:p>
          </table:table-cell>
          <table:table-cell office:value-type="float" office:value="12.1931672986611" table:style-name="ce1">
            <text:p>12.1931672986611</text:p>
          </table:table-cell>
        </table:table-row>
        <table:table-row table:style-name="ro1">
          <table:table-cell office:value-type="string" table:style-name="ce1">
            <text:p>Azor Matusiw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54</text:p>
          </table:table-cell>
          <table:table-cell office:value-type="float" office:value="23.1" table:style-name="ce1">
            <text:p>23.1</text:p>
          </table:table-cell>
          <table:table-cell office:value-type="float" office:value="7.01315517952313" table:style-name="ce1">
            <text:p>7.01315517952313</text:p>
          </table:table-cell>
          <table:table-cell office:value-type="float" office:value="15.8077184601995" table:style-name="ce1">
            <text:p>15.8077184601995</text:p>
          </table:table-cell>
          <table:table-cell office:value-type="float" office:value="8.68103667590157" table:style-name="ce1">
            <text:p>8.68103667590157</text:p>
          </table:table-cell>
          <table:table-cell office:value-type="float" office:value="15.5226133721561" table:style-name="ce1">
            <text:p>15.5226133721561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11.156327676655" table:style-name="ce1">
            <text:p>11.156327676655</text:p>
          </table:table-cell>
          <table:table-cell office:value-type="float" office:value="7.61355792313547" table:style-name="ce1">
            <text:p>7.61355792313547</text:p>
          </table:table-cell>
          <table:table-cell office:value-type="float" office:value="6.26775928991014" table:style-name="ce1">
            <text:p>6.26775928991014</text:p>
          </table:table-cell>
          <table:table-cell office:value-type="float" office:value="5.82602442542757" table:style-name="ce1">
            <text:p>5.82602442542757</text:p>
          </table:table-cell>
          <table:table-cell office:value-type="float" office:value="16.9907451947858" table:style-name="ce1">
            <text:p>16.9907451947858</text:p>
          </table:table-cell>
          <table:table-cell office:value-type="float" office:value="14.0481175821413" table:style-name="ce1">
            <text:p>14.0481175821413</text:p>
          </table:table-cell>
        </table:table-row>
        <table:table-row table:style-name="ro1">
          <table:table-cell office:value-type="string" table:style-name="ce1">
            <text:p>Derek Mazou-Sack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93</text:p>
          </table:table-cell>
          <table:table-cell office:value-type="float" office:value="7.5" table:style-name="ce1">
            <text:p>7.5</text:p>
          </table:table-cell>
          <table:table-cell office:value-type="float" office:value="6.06027808303991" table:style-name="ce1">
            <text:p>6.06027808303991</text:p>
          </table:table-cell>
          <table:table-cell office:value-type="float" office:value="6.8739921404033" table:style-name="ce1">
            <text:p>6.8739921404033</text:p>
          </table:table-cell>
          <table:table-cell office:value-type="float" office:value="5.39169793515505" table:style-name="ce1">
            <text:p>5.39169793515505</text:p>
          </table:table-cell>
          <table:table-cell office:value-type="float" office:value="6.83253942649824" table:style-name="ce1">
            <text:p>6.83253942649824</text:p>
          </table:table-cell>
          <table:table-cell office:value-type="float" office:value="6.12315065420046" table:style-name="ce1">
            <text:p>6.12315065420046</text:p>
          </table:table-cell>
          <table:table-cell office:value-type="float" office:value="11.9437417610963" table:style-name="ce1">
            <text:p>11.9437417610963</text:p>
          </table:table-cell>
          <table:table-cell office:value-type="float" office:value="5.67111613719255" table:style-name="ce1">
            <text:p>5.67111613719255</text:p>
          </table:table-cell>
          <table:table-cell office:value-type="float" office:value="6.67678604044887" table:style-name="ce1">
            <text:p>6.67678604044887</text:p>
          </table:table-cell>
          <table:table-cell office:value-type="float" office:value="5.82602442542757" table:style-name="ce1">
            <text:p>5.82602442542757</text:p>
          </table:table-cell>
          <table:table-cell office:value-type="float" office:value="7.25016896907008" table:style-name="ce1">
            <text:p>7.25016896907008</text:p>
          </table:table-cell>
          <table:table-cell office:value-type="float" office:value="8.69466876719942" table:style-name="ce1">
            <text:p>8.69466876719942</text:p>
          </table:table-cell>
        </table:table-row>
        <table:table-row table:style-name="ro1">
          <table:table-cell office:value-type="string" table:style-name="ce1">
            <text:p>Alistair McCan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34</text:p>
          </table:table-cell>
          <table:table-cell office:value-type="float" office:value="11.1" table:style-name="ce1">
            <text:p>11.1</text:p>
          </table:table-cell>
          <table:table-cell office:value-type="float" office:value="7.88056088542579" table:style-name="ce1">
            <text:p>7.88056088542579</text:p>
          </table:table-cell>
          <table:table-cell office:value-type="float" office:value="8.46714698280701" table:style-name="ce1">
            <text:p>8.46714698280701</text:p>
          </table:table-cell>
          <table:table-cell office:value-type="float" office:value="7.94691031259999" table:style-name="ce1">
            <text:p>7.94691031259999</text:p>
          </table:table-cell>
          <table:table-cell office:value-type="float" office:value="8.17619508761003" table:style-name="ce1">
            <text:p>8.17619508761003</text:p>
          </table:table-cell>
          <table:table-cell office:value-type="float" office:value="7.13866155047154" table:style-name="ce1">
            <text:p>7.13866155047154</text:p>
          </table:table-cell>
          <table:table-cell office:value-type="float" office:value="7.26802733620357" table:style-name="ce1">
            <text:p>7.26802733620357</text:p>
          </table:table-cell>
          <table:table-cell office:value-type="float" office:value="7.51918106587154" table:style-name="ce1">
            <text:p>7.51918106587154</text:p>
          </table:table-cell>
          <table:table-cell office:value-type="float" office:value="7.78000061739197" table:style-name="ce1">
            <text:p>7.78000061739197</text:p>
          </table:table-cell>
          <table:table-cell office:value-type="float" office:value="9.64769489780616" table:style-name="ce1">
            <text:p>9.64769489780616</text:p>
          </table:table-cell>
          <table:table-cell office:value-type="float" office:value="12.8773791290402" table:style-name="ce1">
            <text:p>12.8773791290402</text:p>
          </table:table-cell>
          <table:table-cell office:value-type="float" office:value="8.50229700393906" table:style-name="ce1">
            <text:p>8.50229700393906</text:p>
          </table:table-cell>
        </table:table-row>
        <table:table-row table:style-name="ro1">
          <table:table-cell office:value-type="string" table:style-name="ce1">
            <text:p>Kenny McLe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3-364</text:p>
          </table:table-cell>
          <table:table-cell office:value-type="float" office:value="21.3" table:style-name="ce1">
            <text:p>21.3</text:p>
          </table:table-cell>
          <table:table-cell office:value-type="float" office:value="8.07341213247512" table:style-name="ce1">
            <text:p>8.07341213247512</text:p>
          </table:table-cell>
          <table:table-cell office:value-type="float" office:value="16.3147795883191" table:style-name="ce1">
            <text:p>16.3147795883191</text:p>
          </table:table-cell>
          <table:table-cell office:value-type="float" office:value="13.7872118660115" table:style-name="ce1">
            <text:p>13.7872118660115</text:p>
          </table:table-cell>
          <table:table-cell office:value-type="float" office:value="16.4481759495999" table:style-name="ce1">
            <text:p>16.4481759495999</text:p>
          </table:table-cell>
          <table:table-cell office:value-type="float" office:value="12.9703699713117" table:style-name="ce1">
            <text:p>12.9703699713117</text:p>
          </table:table-cell>
          <table:table-cell office:value-type="float" office:value="12.2475104247287" table:style-name="ce1">
            <text:p>12.2475104247287</text:p>
          </table:table-cell>
          <table:table-cell office:value-type="float" office:value="9.94610429415578" table:style-name="ce1">
            <text:p>9.94610429415578</text:p>
          </table:table-cell>
          <table:table-cell office:value-type="float" office:value="7.14735633688508" table:style-name="ce1">
            <text:p>7.14735633688508</text:p>
          </table:table-cell>
          <table:table-cell office:value-type="float" office:value="6.44775890235924" table:style-name="ce1">
            <text:p>6.44775890235924</text:p>
          </table:table-cell>
          <table:table-cell office:value-type="float" office:value="15.6084606324155" table:style-name="ce1">
            <text:p>15.6084606324155</text:p>
          </table:table-cell>
          <table:table-cell office:value-type="float" office:value="10.5983131320811" table:style-name="ce1">
            <text:p>10.5983131320811</text:p>
          </table:table-cell>
        </table:table-row>
        <table:table-row table:style-name="ro1">
          <table:table-cell office:value-type="string" table:style-name="ce1">
            <text:p>Charlie McNei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20</text:p>
          </table:table-cell>
          <table:table-cell office:value-type="float" office:value="11.9" table:style-name="ce1">
            <text:p>11.9</text:p>
          </table:table-cell>
          <table:table-cell office:value-type="float" office:value="7.10925011002382" table:style-name="ce1">
            <text:p>7.10925011002382</text:p>
          </table:table-cell>
          <table:table-cell office:value-type="float" office:value="8.02601362460067" table:style-name="ce1">
            <text:p>8.02601362460067</text:p>
          </table:table-cell>
          <table:table-cell office:value-type="float" office:value="8.55782130092835" table:style-name="ce1">
            <text:p>8.55782130092835</text:p>
          </table:table-cell>
          <table:table-cell office:value-type="float" office:value="7.07390551620569" table:style-name="ce1">
            <text:p>7.07390551620569</text:p>
          </table:table-cell>
          <table:table-cell office:value-type="float" office:value="7.94759895290724" table:style-name="ce1">
            <text:p>7.94759895290724</text:p>
          </table:table-cell>
          <table:table-cell office:value-type="float" office:value="7.45664851987637" table:style-name="ce1">
            <text:p>7.45664851987637</text:p>
          </table:table-cell>
          <table:table-cell office:value-type="float" office:value="12.0765600822323" table:style-name="ce1">
            <text:p>12.0765600822323</text:p>
          </table:table-cell>
          <table:table-cell office:value-type="float" office:value="8.53079243237755" table:style-name="ce1">
            <text:p>8.53079243237755</text:p>
          </table:table-cell>
          <table:table-cell office:value-type="float" office:value="13.5967294560822" table:style-name="ce1">
            <text:p>13.5967294560822</text:p>
          </table:table-cell>
          <table:table-cell office:value-type="float" office:value="10.2318370655125" table:style-name="ce1">
            <text:p>10.2318370655125</text:p>
          </table:table-cell>
          <table:table-cell office:value-type="float" office:value="8.20782996107631" table:style-name="ce1">
            <text:p>8.20782996107631</text:p>
          </table:table-cell>
        </table:table-row>
        <table:table-row table:style-name="ro1">
          <table:table-cell office:value-type="string" table:style-name="ce1">
            <text:p>Anis Mehmet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63</text:p>
          </table:table-cell>
          <table:table-cell office:value-type="float" office:value="24.3" table:style-name="ce1">
            <text:p>24.3</text:p>
          </table:table-cell>
          <table:table-cell office:value-type="float" office:value="9.45413209282429" table:style-name="ce1">
            <text:p>9.45413209282429</text:p>
          </table:table-cell>
          <table:table-cell office:value-type="float" office:value="10.954754687868" table:style-name="ce1">
            <text:p>10.954754687868</text:p>
          </table:table-cell>
          <table:table-cell office:value-type="float" office:value="17.1617074479725" table:style-name="ce1">
            <text:p>17.1617074479725</text:p>
          </table:table-cell>
          <table:table-cell office:value-type="float" office:value="13.5569235538875" table:style-name="ce1">
            <text:p>13.5569235538875</text:p>
          </table:table-cell>
          <table:table-cell office:value-type="float" office:value="17.2856234504437" table:style-name="ce1">
            <text:p>17.2856234504437</text:p>
          </table:table-cell>
          <table:table-cell office:value-type="float" office:value="8.8841837968017" table:style-name="ce1">
            <text:p>8.8841837968017</text:p>
          </table:table-cell>
          <table:table-cell office:value-type="float" office:value="17.3792954519061" table:style-name="ce1">
            <text:p>17.3792954519061</text:p>
          </table:table-cell>
          <table:table-cell office:value-type="float" office:value="11.5160547325366" table:style-name="ce1">
            <text:p>11.5160547325366</text:p>
          </table:table-cell>
          <table:table-cell office:value-type="float" office:value="17.3113431132907" table:style-name="ce1">
            <text:p>17.3113431132907</text:p>
          </table:table-cell>
          <table:table-cell office:value-type="float" office:value="12.8773791290402" table:style-name="ce1">
            <text:p>12.8773791290402</text:p>
          </table:table-cell>
          <table:table-cell office:value-type="float" office:value="9.03616469413975" table:style-name="ce1">
            <text:p>9.03616469413975</text:p>
          </table:table-cell>
        </table:table-row>
        <table:table-row table:style-name="ro1">
          <table:table-cell office:value-type="string" table:style-name="ce1">
            <text:p>Billy Mitch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60</text:p>
          </table:table-cell>
          <table:table-cell office:value-type="float" office:value="9.3" table:style-name="ce1">
            <text:p>9.3</text:p>
          </table:table-cell>
          <table:table-cell office:value-type="float" office:value="7.39283156993984" table:style-name="ce1">
            <text:p>7.39283156993984</text:p>
          </table:table-cell>
          <table:table-cell office:value-type="float" office:value="9.26974507056" table:style-name="ce1">
            <text:p>9.26974507056</text:p>
          </table:table-cell>
          <table:table-cell office:value-type="float" office:value="8.43487955494625" table:style-name="ce1">
            <text:p>8.43487955494625</text:p>
          </table:table-cell>
          <table:table-cell office:value-type="float" office:value="8.64013391813048" table:style-name="ce1">
            <text:p>8.64013391813048</text:p>
          </table:table-cell>
          <table:table-cell office:value-type="float" office:value="7.40462277526564" table:style-name="ce1">
            <text:p>7.40462277526564</text:p>
          </table:table-cell>
          <table:table-cell office:value-type="float" office:value="8.13030159769058" table:style-name="ce1">
            <text:p>8.13030159769058</text:p>
          </table:table-cell>
          <table:table-cell office:value-type="float" office:value="5.91643514162827" table:style-name="ce1">
            <text:p>5.91643514162827</text:p>
          </table:table-cell>
          <table:table-cell office:value-type="float" office:value="6.58463479661871" table:style-name="ce1">
            <text:p>6.58463479661871</text:p>
          </table:table-cell>
          <table:table-cell office:value-type="float" office:value="5.82602442542757" table:style-name="ce1">
            <text:p>5.82602442542757</text:p>
          </table:table-cell>
          <table:table-cell office:value-type="float" office:value="11.4306034685937" table:style-name="ce1">
            <text:p>11.4306034685937</text:p>
          </table:table-cell>
          <table:table-cell office:value-type="float" office:value="12.7684348139481" table:style-name="ce1">
            <text:p>12.7684348139481</text:p>
          </table:table-cell>
        </table:table-row>
        <table:table-row table:style-name="ro1">
          <table:table-cell office:value-type="string" table:style-name="ce1">
            <text:p>Jayson Molumb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54</text:p>
          </table:table-cell>
          <table:table-cell office:value-type="float" office:value="15.3" table:style-name="ce1">
            <text:p>15.3</text:p>
          </table:table-cell>
          <table:table-cell office:value-type="float" office:value="8.0818261316638" table:style-name="ce1">
            <text:p>8.0818261316638</text:p>
          </table:table-cell>
          <table:table-cell office:value-type="float" office:value="14.2047590110754" table:style-name="ce1">
            <text:p>14.2047590110754</text:p>
          </table:table-cell>
          <table:table-cell office:value-type="float" office:value="8.68103667590157" table:style-name="ce1">
            <text:p>8.68103667590157</text:p>
          </table:table-cell>
          <table:table-cell office:value-type="float" office:value="12.8835225134598" table:style-name="ce1">
            <text:p>12.8835225134598</text:p>
          </table:table-cell>
          <table:table-cell office:value-type="float" office:value="9.62272355319762" table:style-name="ce1">
            <text:p>9.62272355319762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8.77181810214798" table:style-name="ce1">
            <text:p>8.77181810214798</text:p>
          </table:table-cell>
          <table:table-cell office:value-type="float" office:value="8.27871467581162" table:style-name="ce1">
            <text:p>8.27871467581162</text:p>
          </table:table-cell>
          <table:table-cell office:value-type="float" office:value="8.35736437047407" table:style-name="ce1">
            <text:p>8.35736437047407</text:p>
          </table:table-cell>
          <table:table-cell office:value-type="float" office:value="10.4362700035429" table:style-name="ce1">
            <text:p>10.4362700035429</text:p>
          </table:table-cell>
          <table:table-cell office:value-type="float" office:value="5.574172511227" table:style-name="ce1">
            <text:p>5.574172511227</text:p>
          </table:table-cell>
        </table:table-row>
        <table:table-row table:style-name="ro1">
          <table:table-cell office:value-type="string" table:style-name="ce1">
            <text:p>Ryoya Morishit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1</text:p>
          </table:table-cell>
          <table:table-cell office:value-type="float" office:value="12.2" table:style-name="ce1">
            <text:p>12.2</text:p>
          </table:table-cell>
          <table:table-cell office:value-type="float" office:value="8.07341213247512" table:style-name="ce1">
            <text:p>8.07341213247512</text:p>
          </table:table-cell>
          <table:table-cell office:value-type="float" office:value="8.29006469106286" table:style-name="ce1">
            <text:p>8.29006469106286</text:p>
          </table:table-cell>
          <table:table-cell office:value-type="float" office:value="13.3415114536883" table:style-name="ce1">
            <text:p>13.3415114536883</text:p>
          </table:table-cell>
          <table:table-cell office:value-type="float" office:value="9.83420622329838" table:style-name="ce1">
            <text:p>9.83420622329838</text:p>
          </table:table-cell>
          <table:table-cell office:value-type="float" office:value="12.0292619302311" table:style-name="ce1">
            <text:p>12.0292619302311</text:p>
          </table:table-cell>
          <table:table-cell office:value-type="float" office:value="8.37483034889878" table:style-name="ce1">
            <text:p>8.37483034889878</text:p>
          </table:table-cell>
          <table:table-cell office:value-type="float" office:value="14.9097921005491" table:style-name="ce1">
            <text:p>14.9097921005491</text:p>
          </table:table-cell>
          <table:table-cell office:value-type="float" office:value="8.0283014021705" table:style-name="ce1">
            <text:p>8.0283014021705</text:p>
          </table:table-cell>
          <table:table-cell office:value-type="float" office:value="9.93354343849713" table:style-name="ce1">
            <text:p>9.93354343849713</text:p>
          </table:table-cell>
          <table:table-cell office:value-type="float" office:value="7.95312444200786" table:style-name="ce1">
            <text:p>7.95312444200786</text:p>
          </table:table-cell>
          <table:table-cell office:value-type="float" office:value="8.91727036106534" table:style-name="ce1">
            <text:p>8.91727036106534</text:p>
          </table:table-cell>
        </table:table-row>
        <table:table-row table:style-name="ro1">
          <table:table-cell office:value-type="string" table:style-name="ce1">
            <text:p>Aidan Morri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52</text:p>
          </table:table-cell>
          <table:table-cell office:value-type="float" office:value="16.1" table:style-name="ce1">
            <text:p>16.1</text:p>
          </table:table-cell>
          <table:table-cell office:value-type="float" office:value="8.53061800783253" table:style-name="ce1">
            <text:p>8.53061800783253</text:p>
          </table:table-cell>
          <table:table-cell office:value-type="float" office:value="16.0210975960635" table:style-name="ce1">
            <text:p>16.0210975960635</text:p>
          </table:table-cell>
          <table:table-cell office:value-type="float" office:value="12.7611982842861" table:style-name="ce1">
            <text:p>12.7611982842861</text:p>
          </table:table-cell>
          <table:table-cell office:value-type="float" office:value="15.7867934972483" table:style-name="ce1">
            <text:p>15.7867934972483</text:p>
          </table:table-cell>
          <table:table-cell office:value-type="float" office:value="14.1752185211991" table:style-name="ce1">
            <text:p>14.1752185211991</text:p>
          </table:table-cell>
          <table:table-cell office:value-type="float" office:value="8.68654035328863" table:style-name="ce1">
            <text:p>8.68654035328863</text:p>
          </table:table-cell>
          <table:table-cell office:value-type="float" office:value="10.9970449929877" table:style-name="ce1">
            <text:p>10.9970449929877</text:p>
          </table:table-cell>
          <table:table-cell office:value-type="float" office:value="6.95725108748362" table:style-name="ce1">
            <text:p>6.95725108748362</text:p>
          </table:table-cell>
          <table:table-cell office:value-type="float" office:value="6.70699496510955" table:style-name="ce1">
            <text:p>6.70699496510955</text:p>
          </table:table-cell>
          <table:table-cell office:value-type="float" office:value="13.042577953032" table:style-name="ce1">
            <text:p>13.042577953032</text:p>
          </table:table-cell>
          <table:table-cell office:value-type="float" office:value="10.0588904912541" table:style-name="ce1">
            <text:p>10.0588904912541</text:p>
          </table:table-cell>
        </table:table-row>
        <table:table-row table:style-name="ro1">
          <table:table-cell office:value-type="string" table:style-name="ce1">
            <text:p>Alex Mowat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28</text:p>
          </table:table-cell>
          <table:table-cell office:value-type="float" office:value="20.1" table:style-name="ce1">
            <text:p>20.1</text:p>
          </table:table-cell>
          <table:table-cell office:value-type="float" office:value="8.24210772204109" table:style-name="ce1">
            <text:p>8.24210772204109</text:p>
          </table:table-cell>
          <table:table-cell office:value-type="float" office:value="16.1668267783789" table:style-name="ce1">
            <text:p>16.1668267783789</text:p>
          </table:table-cell>
          <table:table-cell office:value-type="float" office:value="14.977015671355" table:style-name="ce1">
            <text:p>14.977015671355</text:p>
          </table:table-cell>
          <table:table-cell office:value-type="float" office:value="14.8866621171453" table:style-name="ce1">
            <text:p>14.8866621171453</text:p>
          </table:table-cell>
          <table:table-cell office:value-type="float" office:value="12.5125815141885" table:style-name="ce1">
            <text:p>12.5125815141885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8.57641021918471" table:style-name="ce1">
            <text:p>8.57641021918471</text:p>
          </table:table-cell>
          <table:table-cell office:value-type="float" office:value="7.48543606124066" table:style-name="ce1">
            <text:p>7.48543606124066</text:p>
          </table:table-cell>
          <table:table-cell office:value-type="float" office:value="7.93295185264689" table:style-name="ce1">
            <text:p>7.93295185264689</text:p>
          </table:table-cell>
          <table:table-cell office:value-type="float" office:value="12.3597321919588" table:style-name="ce1">
            <text:p>12.3597321919588</text:p>
          </table:table-cell>
          <table:table-cell office:value-type="float" office:value="11.1396981737952" table:style-name="ce1">
            <text:p>11.1396981737952</text:p>
          </table:table-cell>
        </table:table-row>
        <table:table-row table:style-name="ro1">
          <table:table-cell office:value-type="string" table:style-name="ce1">
            <text:p>Camiel Neghl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62</text:p>
          </table:table-cell>
          <table:table-cell office:value-type="float" office:value="16.7" table:style-name="ce1">
            <text:p>16.7</text:p>
          </table:table-cell>
          <table:table-cell office:value-type="float" office:value="7.26260600216088" table:style-name="ce1">
            <text:p>7.26260600216088</text:p>
          </table:table-cell>
          <table:table-cell office:value-type="float" office:value="9.73067623845981" table:style-name="ce1">
            <text:p>9.73067623845981</text:p>
          </table:table-cell>
          <table:table-cell office:value-type="float" office:value="7.34931970514491" table:style-name="ce1">
            <text:p>7.34931970514491</text:p>
          </table:table-cell>
          <table:table-cell office:value-type="float" office:value="9.78249840834787" table:style-name="ce1">
            <text:p>9.78249840834787</text:p>
          </table:table-cell>
          <table:table-cell office:value-type="float" office:value="13.8025552303475" table:style-name="ce1">
            <text:p>13.8025552303475</text:p>
          </table:table-cell>
          <table:table-cell office:value-type="float" office:value="10.7786456357124" table:style-name="ce1">
            <text:p>10.7786456357124</text:p>
          </table:table-cell>
          <table:table-cell office:value-type="float" office:value="13.7099932148996" table:style-name="ce1">
            <text:p>13.7099932148996</text:p>
          </table:table-cell>
          <table:table-cell office:value-type="float" office:value="7.78000061739197" table:style-name="ce1">
            <text:p>7.78000061739197</text:p>
          </table:table-cell>
          <table:table-cell office:value-type="float" office:value="12.229129793858" table:style-name="ce1">
            <text:p>12.229129793858</text:p>
          </table:table-cell>
          <table:table-cell office:value-type="float" office:value="12.7933723443451" table:style-name="ce1">
            <text:p>12.7933723443451</text:p>
          </table:table-cell>
          <table:table-cell office:value-type="float" office:value="8.3253631959747" table:style-name="ce1">
            <text:p>8.3253631959747</text:p>
          </table:table-cell>
        </table:table-row>
        <table:table-row table:style-name="ro1">
          <table:table-cell office:value-type="string" table:style-name="ce1">
            <text:p>Casper de Nor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34</text:p>
          </table:table-cell>
          <table:table-cell office:value-type="float" office:value="11.9" table:style-name="ce1">
            <text:p>11.9</text:p>
          </table:table-cell>
          <table:table-cell office:value-type="float" office:value="7.52398396605379" table:style-name="ce1">
            <text:p>7.52398396605379</text:p>
          </table:table-cell>
          <table:table-cell office:value-type="float" office:value="9.40374904052202" table:style-name="ce1">
            <text:p>9.40374904052202</text:p>
          </table:table-cell>
          <table:table-cell office:value-type="float" office:value="9.42302863912154" table:style-name="ce1">
            <text:p>9.42302863912154</text:p>
          </table:table-cell>
          <table:table-cell office:value-type="float" office:value="10.1945048806913" table:style-name="ce1">
            <text:p>10.1945048806913</text:p>
          </table:table-cell>
          <table:table-cell office:value-type="float" office:value="7.94759895290724" table:style-name="ce1">
            <text:p>7.94759895290724</text:p>
          </table:table-cell>
          <table:table-cell office:value-type="float" office:value="6.62518428017616" table:style-name="ce1">
            <text:p>6.62518428017616</text:p>
          </table:table-cell>
          <table:table-cell office:value-type="float" office:value="7.42524827505849" table:style-name="ce1">
            <text:p>7.42524827505849</text:p>
          </table:table-cell>
          <table:table-cell office:value-type="float" office:value="6.44773062280031" table:style-name="ce1">
            <text:p>6.44773062280031</text:p>
          </table:table-cell>
          <table:table-cell office:value-type="float" office:value="6.3203020439162" table:style-name="ce1">
            <text:p>6.3203020439162</text:p>
          </table:table-cell>
          <table:table-cell office:value-type="float" office:value="12.0891668866566" table:style-name="ce1">
            <text:p>12.0891668866566</text:p>
          </table:table-cell>
          <table:table-cell office:value-type="float" office:value="8.50229700393906" table:style-name="ce1">
            <text:p>8.50229700393906</text:p>
          </table:table-cell>
        </table:table-row>
        <table:table-row table:style-name="ro1">
          <table:table-cell office:value-type="string" table:style-name="ce1">
            <text:p>Marcelino Núñez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12</text:p>
          </table:table-cell>
          <table:table-cell office:value-type="float" office:value="13.9" table:style-name="ce1">
            <text:p>13.9</text:p>
          </table:table-cell>
          <table:table-cell office:value-type="float" office:value="10.6710268345021" table:style-name="ce1">
            <text:p>10.6710268345021</text:p>
          </table:table-cell>
          <table:table-cell office:value-type="float" office:value="10.8978188786419" table:style-name="ce1">
            <text:p>10.8978188786419</text:p>
          </table:table-cell>
          <table:table-cell office:value-type="float" office:value="17.0015761261638" table:style-name="ce1">
            <text:p>17.0015761261638</text:p>
          </table:table-cell>
          <table:table-cell office:value-type="float" office:value="13.849242570938" table:style-name="ce1">
            <text:p>13.849242570938</text:p>
          </table:table-cell>
          <table:table-cell office:value-type="float" office:value="13.1890781683133" table:style-name="ce1">
            <text:p>13.1890781683133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13.8458919025922" table:style-name="ce1">
            <text:p>13.8458919025922</text:p>
          </table:table-cell>
          <table:table-cell office:value-type="float" office:value="9.95129416332996" table:style-name="ce1">
            <text:p>9.95129416332996</text:p>
          </table:table-cell>
          <table:table-cell office:value-type="float" office:value="13.798922243046" table:style-name="ce1">
            <text:p>13.798922243046</text:p>
          </table:table-cell>
          <table:table-cell office:value-type="float" office:value="8.36374527191053" table:style-name="ce1">
            <text:p>8.36374527191053</text:p>
          </table:table-cell>
          <table:table-cell office:value-type="float" office:value="8.88756152190124" table:style-name="ce1">
            <text:p>8.88756152190124</text:p>
          </table:table-cell>
        </table:table-row>
        <table:table-row table:style-name="ro1">
          <table:table-cell office:value-type="string" table:style-name="ce1">
            <text:p>Lewis O'Bri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085</text:p>
          </table:table-cell>
          <table:table-cell office:value-type="float" office:value="15.2" table:style-name="ce1">
            <text:p>15.2</text:p>
          </table:table-cell>
          <table:table-cell office:value-type="float" office:value="7.93074083841078" table:style-name="ce1">
            <text:p>7.93074083841078</text:p>
          </table:table-cell>
          <table:table-cell office:value-type="float" office:value="9.77514664707335" table:style-name="ce1">
            <text:p>9.77514664707335</text:p>
          </table:table-cell>
          <table:table-cell office:value-type="float" office:value="13.4334548010628" table:style-name="ce1">
            <text:p>13.4334548010628</text:p>
          </table:table-cell>
          <table:table-cell office:value-type="float" office:value="9.83420622329838" table:style-name="ce1">
            <text:p>9.83420622329838</text:p>
          </table:table-cell>
          <table:table-cell office:value-type="float" office:value="10.4552371897341" table:style-name="ce1">
            <text:p>10.4552371897341</text:p>
          </table:table-cell>
          <table:table-cell office:value-type="float" office:value="8.13030159769058" table:style-name="ce1">
            <text:p>8.13030159769058</text:p>
          </table:table-cell>
          <table:table-cell office:value-type="float" office:value="13.7099932148996" table:style-name="ce1">
            <text:p>13.7099932148996</text:p>
          </table:table-cell>
          <table:table-cell office:value-type="float" office:value="9.95129416332996" table:style-name="ce1">
            <text:p>9.95129416332996</text:p>
          </table:table-cell>
          <table:table-cell office:value-type="float" office:value="13.798922243046" table:style-name="ce1">
            <text:p>13.798922243046</text:p>
          </table:table-cell>
          <table:table-cell office:value-type="float" office:value="12.7084417815503" table:style-name="ce1">
            <text:p>12.7084417815503</text:p>
          </table:table-cell>
          <table:table-cell office:value-type="float" office:value="6.56956344196754" table:style-name="ce1">
            <text:p>6.56956344196754</text:p>
          </table:table-cell>
        </table:table-row>
        <table:table-row table:style-name="ro1">
          <table:table-cell office:value-type="string" table:style-name="ce1">
            <text:p>Callum O'Ha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51</text:p>
          </table:table-cell>
          <table:table-cell office:value-type="float" office:value="22.5" table:style-name="ce1">
            <text:p>22.5</text:p>
          </table:table-cell>
          <table:table-cell office:value-type="float" office:value="8.46256533399955" table:style-name="ce1">
            <text:p>8.46256533399955</text:p>
          </table:table-cell>
          <table:table-cell office:value-type="float" office:value="12.8422210124339" table:style-name="ce1">
            <text:p>12.8422210124339</text:p>
          </table:table-cell>
          <table:table-cell office:value-type="float" office:value="16.5300785510076" table:style-name="ce1">
            <text:p>16.5300785510076</text:p>
          </table:table-cell>
          <table:table-cell office:value-type="float" office:value="14.0238094457836" table:style-name="ce1">
            <text:p>14.0238094457836</text:p>
          </table:table-cell>
          <table:table-cell office:value-type="float" office:value="16.5977067267676" table:style-name="ce1">
            <text:p>16.5977067267676</text:p>
          </table:table-cell>
          <table:table-cell office:value-type="float" office:value="6.22849909013874" table:style-name="ce1">
            <text:p>6.22849909013874</text:p>
          </table:table-cell>
          <table:table-cell office:value-type="float" office:value="16.9428885707652" table:style-name="ce1">
            <text:p>16.9428885707652</text:p>
          </table:table-cell>
          <table:table-cell office:value-type="float" office:value="9.34321360903864" table:style-name="ce1">
            <text:p>9.34321360903864</text:p>
          </table:table-cell>
          <table:table-cell office:value-type="float" office:value="17.0711857975517" table:style-name="ce1">
            <text:p>17.0711857975517</text:p>
          </table:table-cell>
          <table:table-cell office:value-type="float" office:value="13.5903146145752" table:style-name="ce1">
            <text:p>13.5903146145752</text:p>
          </table:table-cell>
          <table:table-cell office:value-type="float" office:value="8.01769589427209" table:style-name="ce1">
            <text:p>8.01769589427209</text:p>
          </table:table-cell>
        </table:table-row>
        <table:table-row table:style-name="ro1">
          <table:table-cell office:value-type="string" table:style-name="ce1">
            <text:p>David Ozo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221</text:p>
          </table:table-cell>
          <table:table-cell office:value-type="float" office:value="8.3" table:style-name="ce1">
            <text:p>8.3</text:p>
          </table:table-cell>
          <table:table-cell office:value-type="float" office:value="6.38178887399401" table:style-name="ce1">
            <text:p>6.38178887399401</text:p>
          </table:table-cell>
          <table:table-cell office:value-type="float" office:value="7.60576427519242" table:style-name="ce1">
            <text:p>7.60576427519242</text:p>
          </table:table-cell>
          <table:table-cell office:value-type="float" office:value="5.69176640574764" table:style-name="ce1">
            <text:p>5.69176640574764</text:p>
          </table:table-cell>
          <table:table-cell office:value-type="float" office:value="6.88048570254886" table:style-name="ce1">
            <text:p>6.88048570254886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8.60434032822918" table:style-name="ce1">
            <text:p>8.60434032822918</text:p>
          </table:table-cell>
          <table:table-cell office:value-type="float" office:value="6.78201183073299" table:style-name="ce1">
            <text:p>6.78201183073299</text:p>
          </table:table-cell>
          <table:table-cell office:value-type="float" office:value="6.63062386380197" table:style-name="ce1">
            <text:p>6.63062386380197</text:p>
          </table:table-cell>
          <table:table-cell office:value-type="float" office:value="7.10581169168772" table:style-name="ce1">
            <text:p>7.10581169168772</text:p>
          </table:table-cell>
          <table:table-cell office:value-type="float" office:value="8.46711341791847" table:style-name="ce1">
            <text:p>8.46711341791847</text:p>
          </table:table-cell>
          <table:table-cell office:value-type="float" office:value="10.6559812067457" table:style-name="ce1">
            <text:p>10.6559812067457</text:p>
          </table:table-cell>
        </table:table-row>
        <table:table-row table:style-name="ro1">
          <table:table-cell office:value-type="string" table:style-name="ce1">
            <text:p>Marlon Pac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4-288</text:p>
          </table:table-cell>
          <table:table-cell office:value-type="float" office:value="10.7" table:style-name="ce1">
            <text:p>10.7</text:p>
          </table:table-cell>
          <table:table-cell office:value-type="float" office:value="7.45010032777459" table:style-name="ce1">
            <text:p>7.45010032777459</text:p>
          </table:table-cell>
          <table:table-cell office:value-type="float" office:value="12.2838669422886" table:style-name="ce1">
            <text:p>12.2838669422886</text:p>
          </table:table-cell>
          <table:table-cell office:value-type="float" office:value="8.1900304966847" table:style-name="ce1">
            <text:p>8.1900304966847</text:p>
          </table:table-cell>
          <table:table-cell office:value-type="float" office:value="10.802491671861" table:style-name="ce1">
            <text:p>10.802491671861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11.9437417610963" table:style-name="ce1">
            <text:p>11.9437417610963</text:p>
          </table:table-cell>
          <table:table-cell office:value-type="float" office:value="6.42747212891607" table:style-name="ce1">
            <text:p>6.42747212891607</text:p>
          </table:table-cell>
          <table:table-cell office:value-type="float" office:value="7.38818645034161" table:style-name="ce1">
            <text:p>7.38818645034161</text:p>
          </table:table-cell>
          <table:table-cell office:value-type="float" office:value="7.65351844037068" table:style-name="ce1">
            <text:p>7.65351844037068</text:p>
          </table:table-cell>
          <table:table-cell office:value-type="float" office:value="9.71557756114284" table:style-name="ce1">
            <text:p>9.71557756114284</text:p>
          </table:table-cell>
          <table:table-cell office:value-type="float" office:value="13.0414500025248" table:style-name="ce1">
            <text:p>13.0414500025248</text:p>
          </table:table-cell>
        </table:table-row>
        <table:table-row table:style-name="ro1">
          <table:table-cell office:value-type="string" table:style-name="ce1">
            <text:p>Ben Pear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003</text:p>
          </table:table-cell>
          <table:table-cell office:value-type="float" office:value="11.3" table:style-name="ce1">
            <text:p>11.3</text:p>
          </table:table-cell>
          <table:table-cell office:value-type="float" office:value="6.15640254285667" table:style-name="ce1">
            <text:p>6.15640254285667</text:p>
          </table:table-cell>
          <table:table-cell office:value-type="float" office:value="10.0558880236458" table:style-name="ce1">
            <text:p>10.0558880236458</text:p>
          </table:table-cell>
          <table:table-cell office:value-type="float" office:value="5.49041167377337" table:style-name="ce1">
            <text:p>5.49041167377337</text:p>
          </table:table-cell>
          <table:table-cell office:value-type="float" office:value="8.43334716009699" table:style-name="ce1">
            <text:p>8.43334716009699</text:p>
          </table:table-cell>
          <table:table-cell office:value-type="float" office:value="5.65005292148964" table:style-name="ce1">
            <text:p>5.65005292148964</text:p>
          </table:table-cell>
          <table:table-cell office:value-type="float" office:value="7.26802733620357" table:style-name="ce1">
            <text:p>7.26802733620357</text:p>
          </table:table-cell>
          <table:table-cell office:value-type="float" office:value="5.51156965254467" table:style-name="ce1">
            <text:p>5.51156965254467</text:p>
          </table:table-cell>
          <table:table-cell office:value-type="float" office:value="6.49318578415053" table:style-name="ce1">
            <text:p>6.49318578415053</text:p>
          </table:table-cell>
          <table:table-cell office:value-type="float" office:value="6.83866455342888" table:style-name="ce1">
            <text:p>6.83866455342888</text:p>
          </table:table-cell>
          <table:table-cell office:value-type="float" office:value="9.71557756114284" table:style-name="ce1">
            <text:p>9.71557756114284</text:p>
          </table:table-cell>
          <table:table-cell office:value-type="float" office:value="8.38426247175664" table:style-name="ce1">
            <text:p>8.38426247175664</text:p>
          </table:table-cell>
        </table:table-row>
        <table:table-row table:style-name="ro1">
          <table:table-cell office:value-type="string" table:style-name="ce1">
            <text:p>Sydie Pec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16</text:p>
          </table:table-cell>
          <table:table-cell office:value-type="float" office:value="18.7" table:style-name="ce1">
            <text:p>18.7</text:p>
          </table:table-cell>
          <table:table-cell office:value-type="float" office:value="7.50754134064872" table:style-name="ce1">
            <text:p>7.50754134064872</text:p>
          </table:table-cell>
          <table:table-cell office:value-type="float" office:value="14.147788812808" table:style-name="ce1">
            <text:p>14.147788812808</text:p>
          </table:table-cell>
          <table:table-cell office:value-type="float" office:value="10.1611083260078" table:style-name="ce1">
            <text:p>10.1611083260078</text:p>
          </table:table-cell>
          <table:table-cell office:value-type="float" office:value="14.8591290444517" table:style-name="ce1">
            <text:p>14.8591290444517</text:p>
          </table:table-cell>
          <table:table-cell office:value-type="float" office:value="12.5125815141885" table:style-name="ce1">
            <text:p>12.5125815141885</text:p>
          </table:table-cell>
          <table:table-cell office:value-type="float" office:value="8.81825459845691" table:style-name="ce1">
            <text:p>8.81825459845691</text:p>
          </table:table-cell>
          <table:table-cell office:value-type="float" office:value="9.84877550521022" table:style-name="ce1">
            <text:p>9.84877550521022</text:p>
          </table:table-cell>
          <table:table-cell office:value-type="float" office:value="7.33975207384833" table:style-name="ce1">
            <text:p>7.33975207384833</text:p>
          </table:table-cell>
          <table:table-cell office:value-type="float" office:value="14.9279534748202" table:style-name="ce1">
            <text:p>14.9279534748202</text:p>
          </table:table-cell>
          <table:table-cell office:value-type="float" office:value="15.4796671003535" table:style-name="ce1">
            <text:p>15.4796671003535</text:p>
          </table:table-cell>
          <table:table-cell office:value-type="float" office:value="11.5415561179035" table:style-name="ce1">
            <text:p>11.5415561179035</text:p>
          </table:table-cell>
        </table:table-row>
        <table:table-row table:style-name="ro1">
          <table:table-cell office:value-type="string" table:style-name="ce1">
            <text:p>Isaac Pri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03</text:p>
          </table:table-cell>
          <table:table-cell office:value-type="float" office:value="21.4" table:style-name="ce1">
            <text:p>21.4</text:p>
          </table:table-cell>
          <table:table-cell office:value-type="float" office:value="8.38612195253094" table:style-name="ce1">
            <text:p>8.38612195253094</text:p>
          </table:table-cell>
          <table:table-cell office:value-type="float" office:value="11.1104124115346" table:style-name="ce1">
            <text:p>11.1104124115346</text:p>
          </table:table-cell>
          <table:table-cell office:value-type="float" office:value="13.70088781209" table:style-name="ce1">
            <text:p>13.70088781209</text:p>
          </table:table-cell>
          <table:table-cell office:value-type="float" office:value="11.0015352294372" table:style-name="ce1">
            <text:p>11.0015352294372</text:p>
          </table:table-cell>
          <table:table-cell office:value-type="float" office:value="13.4007564049713" table:style-name="ce1">
            <text:p>13.4007564049713</text:p>
          </table:table-cell>
          <table:table-cell office:value-type="float" office:value="7.26802733620357" table:style-name="ce1">
            <text:p>7.26802733620357</text:p>
          </table:table-cell>
          <table:table-cell office:value-type="float" office:value="16.2212120757185" table:style-name="ce1">
            <text:p>16.2212120757185</text:p>
          </table:table-cell>
          <table:table-cell office:value-type="float" office:value="11.1365331606476" table:style-name="ce1">
            <text:p>11.1365331606476</text:p>
          </table:table-cell>
          <table:table-cell office:value-type="float" office:value="16.7335347577575" table:style-name="ce1">
            <text:p>16.7335347577575</text:p>
          </table:table-cell>
          <table:table-cell office:value-type="float" office:value="11.9973448204245" table:style-name="ce1">
            <text:p>11.9973448204245</text:p>
          </table:table-cell>
          <table:table-cell office:value-type="float" office:value="7.28544940568248" table:style-name="ce1">
            <text:p>7.28544940568248</text:p>
          </table:table-cell>
        </table:table-row>
        <table:table-row table:style-name="ro1">
          <table:table-cell office:value-type="string" table:style-name="ce1">
            <text:p>Adam Rand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98</text:p>
          </table:table-cell>
          <table:table-cell office:value-type="float" office:value="25" table:style-name="ce1">
            <text:p>25</text:p>
          </table:table-cell>
          <table:table-cell office:value-type="float" office:value="7.9140036425126" table:style-name="ce1">
            <text:p>7.9140036425126</text:p>
          </table:table-cell>
          <table:table-cell office:value-type="float" office:value="15.1427872174674" table:style-name="ce1">
            <text:p>15.1427872174674</text:p>
          </table:table-cell>
          <table:table-cell office:value-type="float" office:value="9.17554896788073" table:style-name="ce1">
            <text:p>9.17554896788073</text:p>
          </table:table-cell>
          <table:table-cell office:value-type="float" office:value="16.1623054638885" table:style-name="ce1">
            <text:p>16.1623054638885</text:p>
          </table:table-cell>
          <table:table-cell office:value-type="float" office:value="11.5229858215874" table:style-name="ce1">
            <text:p>11.5229858215874</text:p>
          </table:table-cell>
          <table:table-cell office:value-type="float" office:value="8.37483034889878" table:style-name="ce1">
            <text:p>8.37483034889878</text:p>
          </table:table-cell>
          <table:table-cell office:value-type="float" office:value="9.94610429415578" table:style-name="ce1">
            <text:p>9.94610429415578</text:p>
          </table:table-cell>
          <table:table-cell office:value-type="float" office:value="7.19524792418124" table:style-name="ce1">
            <text:p>7.19524792418124</text:p>
          </table:table-cell>
          <table:table-cell office:value-type="float" office:value="10.0758353205467" table:style-name="ce1">
            <text:p>10.0758353205467</text:p>
          </table:table-cell>
          <table:table-cell office:value-type="float" office:value="15.6497557835022" table:style-name="ce1">
            <text:p>15.6497557835022</text:p>
          </table:table-cell>
          <table:table-cell office:value-type="float" office:value="10.5405034447846" table:style-name="ce1">
            <text:p>10.5405034447846</text:p>
          </table:table-cell>
        </table:table-row>
        <table:table-row table:style-name="ro1">
          <table:table-cell office:value-type="string" table:style-name="ce1">
            <text:p>Jaïro Riedewa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20</text:p>
          </table:table-cell>
          <table:table-cell office:value-type="float" office:value="10.2" table:style-name="ce1">
            <text:p>10.2</text:p>
          </table:table-cell>
          <table:table-cell office:value-type="float" office:value="6.15640254285667" table:style-name="ce1">
            <text:p>6.15640254285667</text:p>
          </table:table-cell>
          <table:table-cell office:value-type="float" office:value="8.77851477148799" table:style-name="ce1">
            <text:p>8.77851477148799</text:p>
          </table:table-cell>
          <table:table-cell office:value-type="float" office:value="5.49041167377337" table:style-name="ce1">
            <text:p>5.49041167377337</text:p>
          </table:table-cell>
          <table:table-cell office:value-type="float" office:value="8.02280135896746" table:style-name="ce1">
            <text:p>8.02280135896746</text:p>
          </table:table-cell>
          <table:table-cell office:value-type="float" office:value="5.65005292148964" table:style-name="ce1">
            <text:p>5.65005292148964</text:p>
          </table:table-cell>
          <table:table-cell office:value-type="float" office:value="7.66309663007324" table:style-name="ce1">
            <text:p>7.66309663007324</text:p>
          </table:table-cell>
          <table:table-cell office:value-type="float" office:value="5.20242266138586" table:style-name="ce1">
            <text:p>5.20242266138586</text:p>
          </table:table-cell>
          <table:table-cell office:value-type="float" office:value="6.53882129852382" table:style-name="ce1">
            <text:p>6.53882129852382</text:p>
          </table:table-cell>
          <table:table-cell office:value-type="float" office:value="8.49991691997823" table:style-name="ce1">
            <text:p>8.49991691997823</text:p>
          </table:table-cell>
          <table:table-cell office:value-type="float" office:value="11.138050491693" table:style-name="ce1">
            <text:p>11.138050491693</text:p>
          </table:table-cell>
          <table:table-cell office:value-type="float" office:value="7.82879380900427" table:style-name="ce1">
            <text:p>7.82879380900427</text:p>
          </table:table-cell>
        </table:table-row>
        <table:table-row table:style-name="ro1">
          <table:table-cell office:value-type="string" table:style-name="ce1">
            <text:p>Tomas Rig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188</text:p>
          </table:table-cell>
          <table:table-cell office:value-type="float" office:value="9.6" table:style-name="ce1">
            <text:p>9.6</text:p>
          </table:table-cell>
          <table:table-cell office:value-type="float" office:value="7.32759911437266" table:style-name="ce1">
            <text:p>7.32759911437266</text:p>
          </table:table-cell>
          <table:table-cell office:value-type="float" office:value="8.31952626135588" table:style-name="ce1">
            <text:p>8.31952626135588</text:p>
          </table:table-cell>
          <table:table-cell office:value-type="float" office:value="6.6581007759616" table:style-name="ce1">
            <text:p>6.6581007759616</text:p>
          </table:table-cell>
          <table:table-cell office:value-type="float" office:value="9.21147933524808" table:style-name="ce1">
            <text:p>9.21147933524808</text:p>
          </table:table-cell>
          <table:table-cell office:value-type="float" office:value="8.22349585816308" table:style-name="ce1">
            <text:p>8.22349585816308</text:p>
          </table:table-cell>
          <table:table-cell office:value-type="float" office:value="12.6107492966633" table:style-name="ce1">
            <text:p>12.6107492966633</text:p>
          </table:table-cell>
          <table:table-cell office:value-type="float" office:value="7.89911712622669" table:style-name="ce1">
            <text:p>7.89911712622669</text:p>
          </table:table-cell>
          <table:table-cell office:value-type="float" office:value="8.58136739818134" table:style-name="ce1">
            <text:p>8.58136739818134</text:p>
          </table:table-cell>
          <table:table-cell office:value-type="float" office:value="6.70699496510955" table:style-name="ce1">
            <text:p>6.70699496510955</text:p>
          </table:table-cell>
          <table:table-cell office:value-type="float" office:value="9.81929558654956" table:style-name="ce1">
            <text:p>9.81929558654956</text:p>
          </table:table-cell>
          <table:table-cell office:value-type="float" office:value="5.2436602006044" table:style-name="ce1">
            <text:p>5.2436602006044</text:p>
          </table:table-cell>
        </table:table-row>
        <table:table-row table:style-name="ro1">
          <table:table-cell office:value-type="string" table:style-name="ce1">
            <text:p>Jay Robin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8-298</text:p>
          </table:table-cell>
          <table:table-cell office:value-type="float" office:value="9.2" table:style-name="ce1">
            <text:p>9.2</text:p>
          </table:table-cell>
          <table:table-cell office:value-type="float" office:value="8.14078728681135" table:style-name="ce1">
            <text:p>8.14078728681135</text:p>
          </table:table-cell>
          <table:table-cell office:value-type="float" office:value="6.0759447511507" table:style-name="ce1">
            <text:p>6.0759447511507</text:p>
          </table:table-cell>
          <table:table-cell office:value-type="float" office:value="7.82612684170668" table:style-name="ce1">
            <text:p>7.82612684170668</text:p>
          </table:table-cell>
          <table:table-cell office:value-type="float" office:value="6.5954035340448" table:style-name="ce1">
            <text:p>6.5954035340448</text:p>
          </table:table-cell>
          <table:table-cell office:value-type="float" office:value="15.726324965598" table:style-name="ce1">
            <text:p>15.726324965598</text:p>
          </table:table-cell>
          <table:table-cell office:value-type="float" office:value="9.44523416300444" table:style-name="ce1">
            <text:p>9.44523416300444</text:p>
          </table:table-cell>
          <table:table-cell office:value-type="float" office:value="13.9782282367666" table:style-name="ce1">
            <text:p>13.9782282367666</text:p>
          </table:table-cell>
          <table:table-cell office:value-type="float" office:value="11.4220886208996" table:style-name="ce1">
            <text:p>11.4220886208996</text:p>
          </table:table-cell>
          <table:table-cell office:value-type="float" office:value="12.4745151431048" table:style-name="ce1">
            <text:p>12.4745151431048</text:p>
          </table:table-cell>
          <table:table-cell office:value-type="float" office:value="7.0540878398624" table:style-name="ce1">
            <text:p>7.0540878398624</text:p>
          </table:table-cell>
          <table:table-cell office:value-type="float" office:value="3.53464916100332" table:style-name="ce1">
            <text:p>3.53464916100332</text:p>
          </table:table-cell>
        </table:table-row>
        <table:table-row table:style-name="ro1">
          <table:table-cell office:value-type="string" table:style-name="ce1">
            <text:p>Jack Rudon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6</text:p>
          </table:table-cell>
          <table:table-cell office:value-type="float" office:value="13.8" table:style-name="ce1">
            <text:p>13.8</text:p>
          </table:table-cell>
          <table:table-cell office:value-type="float" office:value="9.30007145419153" table:style-name="ce1">
            <text:p>9.30007145419153</text:p>
          </table:table-cell>
          <table:table-cell office:value-type="float" office:value="10.7116329685163" table:style-name="ce1">
            <text:p>10.7116329685163</text:p>
          </table:table-cell>
          <table:table-cell office:value-type="float" office:value="12.3482129978324" table:style-name="ce1">
            <text:p>12.3482129978324</text:p>
          </table:table-cell>
          <table:table-cell office:value-type="float" office:value="12.052024606607" table:style-name="ce1">
            <text:p>12.052024606607</text:p>
          </table:table-cell>
          <table:table-cell office:value-type="float" office:value="16.6525301925757" table:style-name="ce1">
            <text:p>16.6525301925757</text:p>
          </table:table-cell>
          <table:table-cell office:value-type="float" office:value="8.78530646559378" table:style-name="ce1">
            <text:p>8.78530646559378</text:p>
          </table:table-cell>
          <table:table-cell office:value-type="float" office:value="16.9177836339254" table:style-name="ce1">
            <text:p>16.9177836339254</text:p>
          </table:table-cell>
          <table:table-cell office:value-type="float" office:value="8.88561952139469" table:style-name="ce1">
            <text:p>8.88561952139469</text:p>
          </table:table-cell>
          <table:table-cell office:value-type="float" office:value="11.7197669309841" table:style-name="ce1">
            <text:p>11.7197669309841</text:p>
          </table:table-cell>
          <table:table-cell office:value-type="float" office:value="9.50766672402024" table:style-name="ce1">
            <text:p>9.50766672402024</text:p>
          </table:table-cell>
          <table:table-cell office:value-type="float" office:value="11.1677538211952" table:style-name="ce1">
            <text:p>11.1677538211952</text:p>
          </table:table-cell>
        </table:table-row>
        <table:table-row table:style-name="ro1">
          <table:table-cell office:value-type="string" table:style-name="ce1">
            <text:p>Léo Scienz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16</text:p>
          </table:table-cell>
          <table:table-cell office:value-type="float" office:value="14" table:style-name="ce1">
            <text:p>14</text:p>
          </table:table-cell>
          <table:table-cell office:value-type="float" office:value="11.2828053737374" table:style-name="ce1">
            <text:p>11.2828053737374</text:p>
          </table:table-cell>
          <table:table-cell office:value-type="float" office:value="9.87877251320403" table:style-name="ce1">
            <text:p>9.87877251320403</text:p>
          </table:table-cell>
          <table:table-cell office:value-type="float" office:value="16.0795014135119" table:style-name="ce1">
            <text:p>16.0795014135119</text:p>
          </table:table-cell>
          <table:table-cell office:value-type="float" office:value="9.93746413952298" table:style-name="ce1">
            <text:p>9.93746413952298</text:p>
          </table:table-cell>
          <table:table-cell office:value-type="float" office:value="17.3870556220472" table:style-name="ce1">
            <text:p>17.3870556220472</text:p>
          </table:table-cell>
          <table:table-cell office:value-type="float" office:value="8.48945309850017" table:style-name="ce1">
            <text:p>8.48945309850017</text:p>
          </table:table-cell>
          <table:table-cell office:value-type="float" office:value="17.0994691908909" table:style-name="ce1">
            <text:p>17.0994691908909</text:p>
          </table:table-cell>
          <table:table-cell office:value-type="float" office:value="12.919006588554" table:style-name="ce1">
            <text:p>12.919006588554</text:p>
          </table:table-cell>
          <table:table-cell office:value-type="float" office:value="12.8300279527732" table:style-name="ce1">
            <text:p>12.8300279527732</text:p>
          </table:table-cell>
          <table:table-cell office:value-type="float" office:value="6.76471627296872" table:style-name="ce1">
            <text:p>6.76471627296872</text:p>
          </table:table-cell>
          <table:table-cell office:value-type="float" office:value="6.71790796957038" table:style-name="ce1">
            <text:p>6.71790796957038</text:p>
          </table:table-cell>
        </table:table-row>
        <table:table-row table:style-name="ro1">
          <table:table-cell office:value-type="string" table:style-name="ce1">
            <text:p>Adrian Segeci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20</text:p>
          </table:table-cell>
          <table:table-cell office:value-type="float" office:value="11.9" table:style-name="ce1">
            <text:p>11.9</text:p>
          </table:table-cell>
          <table:table-cell office:value-type="float" office:value="7.36834183131599" table:style-name="ce1">
            <text:p>7.36834183131599</text:p>
          </table:table-cell>
          <table:table-cell office:value-type="float" office:value="6.16608466672789" table:style-name="ce1">
            <text:p>6.16608466672789</text:p>
          </table:table-cell>
          <table:table-cell office:value-type="float" office:value="10.5250477520193" table:style-name="ce1">
            <text:p>10.5250477520193</text:p>
          </table:table-cell>
          <table:table-cell office:value-type="float" office:value="6.73715761260086" table:style-name="ce1">
            <text:p>6.73715761260086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6.47662616596882" table:style-name="ce1">
            <text:p>6.47662616596882</text:p>
          </table:table-cell>
          <table:table-cell office:value-type="float" office:value="12.4979229798151" table:style-name="ce1">
            <text:p>12.4979229798151</text:p>
          </table:table-cell>
          <table:table-cell office:value-type="float" office:value="9.34321360903864" table:style-name="ce1">
            <text:p>9.34321360903864</text:p>
          </table:table-cell>
          <table:table-cell office:value-type="float" office:value="12.7132469595963" table:style-name="ce1">
            <text:p>12.7132469595963</text:p>
          </table:table-cell>
          <table:table-cell office:value-type="float" office:value="7.64901195877926" table:style-name="ce1">
            <text:p>7.64901195877926</text:p>
          </table:table-cell>
          <table:table-cell office:value-type="float" office:value="5.12930780692559" table:style-name="ce1">
            <text:p>5.12930780692559</text:p>
          </table:table-cell>
        </table:table-row>
        <table:table-row table:style-name="ro1">
          <table:table-cell office:value-type="string" table:style-name="ce1">
            <text:p>Tatsuki Sek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16</text:p>
          </table:table-cell>
          <table:table-cell office:value-type="float" office:value="15.4" table:style-name="ce1">
            <text:p>15.4</text:p>
          </table:table-cell>
          <table:table-cell office:value-type="float" office:value="7.05312098482931" table:style-name="ce1">
            <text:p>7.05312098482931</text:p>
          </table:table-cell>
          <table:table-cell office:value-type="float" office:value="11.6501518958679" table:style-name="ce1">
            <text:p>11.6501518958679</text:p>
          </table:table-cell>
          <table:table-cell office:value-type="float" office:value="8.68103667590157" table:style-name="ce1">
            <text:p>8.68103667590157</text:p>
          </table:table-cell>
          <table:table-cell office:value-type="float" office:value="12.4116668326263" table:style-name="ce1">
            <text:p>12.4116668326263</text:p>
          </table:table-cell>
          <table:table-cell office:value-type="float" office:value="7.40462277526564" table:style-name="ce1">
            <text:p>7.40462277526564</text:p>
          </table:table-cell>
          <table:table-cell office:value-type="float" office:value="10.9211803115347" table:style-name="ce1">
            <text:p>10.9211803115347</text:p>
          </table:table-cell>
          <table:table-cell office:value-type="float" office:value="6.78201183073299" table:style-name="ce1">
            <text:p>6.78201183073299</text:p>
          </table:table-cell>
          <table:table-cell office:value-type="float" office:value="6.35737060783448" table:style-name="ce1">
            <text:p>6.35737060783448</text:p>
          </table:table-cell>
          <table:table-cell office:value-type="float" office:value="6.06996284828308" table:style-name="ce1">
            <text:p>6.06996284828308</text:p>
          </table:table-cell>
          <table:table-cell office:value-type="float" office:value="11.3337115546678" table:style-name="ce1">
            <text:p>11.3337115546678</text:p>
          </table:table-cell>
          <table:table-cell office:value-type="float" office:value="6.56956344196754" table:style-name="ce1">
            <text:p>6.56956344196754</text:p>
          </table:table-cell>
        </table:table-row>
        <table:table-row table:style-name="ro1">
          <table:table-cell office:value-type="string" table:style-name="ce1">
            <text:p>Paik Seung-h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296</text:p>
          </table:table-cell>
          <table:table-cell office:value-type="float" office:value="23.3" table:style-name="ce1">
            <text:p>23.3</text:p>
          </table:table-cell>
          <table:table-cell office:value-type="float" office:value="7.88056088542579" table:style-name="ce1">
            <text:p>7.88056088542579</text:p>
          </table:table-cell>
          <table:table-cell office:value-type="float" office:value="15.0918925865794" table:style-name="ce1">
            <text:p>15.0918925865794</text:p>
          </table:table-cell>
          <table:table-cell office:value-type="float" office:value="8.55782130092835" table:style-name="ce1">
            <text:p>8.55782130092835</text:p>
          </table:table-cell>
          <table:table-cell office:value-type="float" office:value="15.0208034342496" table:style-name="ce1">
            <text:p>15.0208034342496</text:p>
          </table:table-cell>
          <table:table-cell office:value-type="float" office:value="12.7448005029007" table:style-name="ce1">
            <text:p>12.7448005029007</text:p>
          </table:table-cell>
          <table:table-cell office:value-type="float" office:value="11.2184872789735" table:style-name="ce1">
            <text:p>11.2184872789735</text:p>
          </table:table-cell>
          <table:table-cell office:value-type="float" office:value="12.7415088101523" table:style-name="ce1">
            <text:p>12.7415088101523</text:p>
          </table:table-cell>
          <table:table-cell office:value-type="float" office:value="7.48543606124066" table:style-name="ce1">
            <text:p>7.48543606124066</text:p>
          </table:table-cell>
          <table:table-cell office:value-type="float" office:value="12.8300279527732" table:style-name="ce1">
            <text:p>12.8300279527732</text:p>
          </table:table-cell>
          <table:table-cell office:value-type="float" office:value="14.2880310101493" table:style-name="ce1">
            <text:p>14.2880310101493</text:p>
          </table:table-cell>
          <table:table-cell office:value-type="float" office:value="11.055248337042" table:style-name="ce1">
            <text:p>11.055248337042</text:p>
          </table:table-cell>
        </table:table-row>
        <table:table-row table:style-name="ro1">
          <table:table-cell office:value-type="string" table:style-name="ce1">
            <text:p>Ben Sheaf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36</text:p>
          </table:table-cell>
          <table:table-cell office:value-type="float" office:value="14.3" table:style-name="ce1">
            <text:p>14.3</text:p>
          </table:table-cell>
          <table:table-cell office:value-type="float" office:value="7.9223709361487" table:style-name="ce1">
            <text:p>7.9223709361487</text:p>
          </table:table-cell>
          <table:table-cell office:value-type="float" office:value="13.1819004432414" table:style-name="ce1">
            <text:p>13.1819004432414</text:p>
          </table:table-cell>
          <table:table-cell office:value-type="float" office:value="6.99965973110181" table:style-name="ce1">
            <text:p>6.99965973110181</text:p>
          </table:table-cell>
          <table:table-cell office:value-type="float" office:value="13.6314995198724" table:style-name="ce1">
            <text:p>13.6314995198724</text:p>
          </table:table-cell>
          <table:table-cell office:value-type="float" office:value="8.22349585816308" table:style-name="ce1">
            <text:p>8.22349585816308</text:p>
          </table:table-cell>
          <table:table-cell office:value-type="float" office:value="8.60434032822918" table:style-name="ce1">
            <text:p>8.60434032822918</text:p>
          </table:table-cell>
          <table:table-cell office:value-type="float" office:value="7.42524827505849" table:style-name="ce1">
            <text:p>7.42524827505849</text:p>
          </table:table-cell>
          <table:table-cell office:value-type="float" office:value="7.05200570094905" table:style-name="ce1">
            <text:p>7.05200570094905</text:p>
          </table:table-cell>
          <table:table-cell office:value-type="float" office:value="6.06996284828308" table:style-name="ce1">
            <text:p>6.06996284828308</text:p>
          </table:table-cell>
          <table:table-cell office:value-type="float" office:value="13.7379019584743" table:style-name="ce1">
            <text:p>13.7379019584743</text:p>
          </table:table-cell>
          <table:table-cell office:value-type="float" office:value="8.28124518165559" table:style-name="ce1">
            <text:p>8.28124518165559</text:p>
          </table:table-cell>
        </table:table-row>
        <table:table-row table:style-name="ro1">
          <table:table-cell office:value-type="string" table:style-name="ce1">
            <text:p>Moussa Sissok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6-144</text:p>
          </table:table-cell>
          <table:table-cell office:value-type="float" office:value="8.3" table:style-name="ce1">
            <text:p>8.3</text:p>
          </table:table-cell>
          <table:table-cell office:value-type="float" office:value="7.42553517895115" table:style-name="ce1">
            <text:p>7.42553517895115</text:p>
          </table:table-cell>
          <table:table-cell office:value-type="float" office:value="6.49461871757332" table:style-name="ce1">
            <text:p>6.49461871757332</text:p>
          </table:table-cell>
          <table:table-cell office:value-type="float" office:value="6.00330860736064" table:style-name="ce1">
            <text:p>6.00330860736064</text:p>
          </table:table-cell>
          <table:table-cell office:value-type="float" office:value="6.54851462250241" table:style-name="ce1">
            <text:p>6.54851462250241</text:p>
          </table:table-cell>
          <table:table-cell office:value-type="float" office:value="6.62034801749478" table:style-name="ce1">
            <text:p>6.62034801749478</text:p>
          </table:table-cell>
          <table:table-cell office:value-type="float" office:value="5.76392868926115" table:style-name="ce1">
            <text:p>5.76392868926115</text:p>
          </table:table-cell>
          <table:table-cell office:value-type="float" office:value="8.18780665218482" table:style-name="ce1">
            <text:p>8.18780665218482</text:p>
          </table:table-cell>
          <table:table-cell office:value-type="float" office:value="6.63062386380197" table:style-name="ce1">
            <text:p>6.63062386380197</text:p>
          </table:table-cell>
          <table:table-cell office:value-type="float" office:value="6.06996284828308" table:style-name="ce1">
            <text:p>6.06996284828308</text:p>
          </table:table-cell>
          <table:table-cell office:value-type="float" office:value="7.54853329632979" table:style-name="ce1">
            <text:p>7.54853329632979</text:p>
          </table:table-cell>
          <table:table-cell office:value-type="float" office:value="8.35480238797169" table:style-name="ce1">
            <text:p>8.35480238797169</text:p>
          </table:table-cell>
        </table:table-row>
        <table:table-row table:style-name="ro1">
          <table:table-cell office:value-type="string" table:style-name="ce1">
            <text:p>Oliver Skipp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13</text:p>
          </table:table-cell>
          <table:table-cell office:value-type="float" office:value="15.2" table:style-name="ce1">
            <text:p>15.2</text:p>
          </table:table-cell>
          <table:table-cell office:value-type="float" office:value="6.10452479644855" table:style-name="ce1">
            <text:p>6.10452479644855</text:p>
          </table:table-cell>
          <table:table-cell office:value-type="float" office:value="10.610699739778" table:style-name="ce1">
            <text:p>10.610699739778</text:p>
          </table:table-cell>
          <table:table-cell office:value-type="float" office:value="5.69176640574764" table:style-name="ce1">
            <text:p>5.69176640574764</text:p>
          </table:table-cell>
          <table:table-cell office:value-type="float" office:value="7.51782170900602" table:style-name="ce1">
            <text:p>7.51782170900602</text:p>
          </table:table-cell>
          <table:table-cell office:value-type="float" office:value="7.13866155047154" table:style-name="ce1">
            <text:p>7.13866155047154</text:p>
          </table:table-cell>
          <table:table-cell office:value-type="float" office:value="8.13030159769058" table:style-name="ce1">
            <text:p>8.13030159769058</text:p>
          </table:table-cell>
          <table:table-cell office:value-type="float" office:value="6.34050216992305" table:style-name="ce1">
            <text:p>6.34050216992305</text:p>
          </table:table-cell>
          <table:table-cell office:value-type="float" office:value="6.40245813812546" table:style-name="ce1">
            <text:p>6.40245813812546</text:p>
          </table:table-cell>
          <table:table-cell office:value-type="float" office:value="7.51508693196709" table:style-name="ce1">
            <text:p>7.51508693196709</text:p>
          </table:table-cell>
          <table:table-cell office:value-type="float" office:value="13.4387351030855" table:style-name="ce1">
            <text:p>13.4387351030855</text:p>
          </table:table-cell>
          <table:table-cell office:value-type="float" office:value="7.77094761044598" table:style-name="ce1">
            <text:p>7.77094761044598</text:p>
          </table:table-cell>
        </table:table-row>
        <table:table-row table:style-name="ro1">
          <table:table-cell office:value-type="string" table:style-name="ce1">
            <text:p>Regan Slat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18</text:p>
          </table:table-cell>
          <table:table-cell office:value-type="float" office:value="20.4" table:style-name="ce1">
            <text:p>20.4</text:p>
          </table:table-cell>
          <table:table-cell office:value-type="float" office:value="7.37650143157853" table:style-name="ce1">
            <text:p>7.37650143157853</text:p>
          </table:table-cell>
          <table:table-cell office:value-type="float" office:value="11.0398293027329" table:style-name="ce1">
            <text:p>11.0398293027329</text:p>
          </table:table-cell>
          <table:table-cell office:value-type="float" office:value="9.17554896788073" table:style-name="ce1">
            <text:p>9.17554896788073</text:p>
          </table:table-cell>
          <table:table-cell office:value-type="float" office:value="9.15947086143379" table:style-name="ce1">
            <text:p>9.15947086143379</text:p>
          </table:table-cell>
          <table:table-cell office:value-type="float" office:value="12.7448005029007" table:style-name="ce1">
            <text:p>12.7448005029007</text:p>
          </table:table-cell>
          <table:table-cell office:value-type="float" office:value="10.0854801051182" table:style-name="ce1">
            <text:p>10.0854801051182</text:p>
          </table:table-cell>
          <table:table-cell office:value-type="float" office:value="9.75126052942815" table:style-name="ce1">
            <text:p>9.75126052942815</text:p>
          </table:table-cell>
          <table:table-cell office:value-type="float" office:value="7.00455246363594" table:style-name="ce1">
            <text:p>7.00455246363594</text:p>
          </table:table-cell>
          <table:table-cell office:value-type="float" office:value="8.64287244202668" table:style-name="ce1">
            <text:p>8.64287244202668</text:p>
          </table:table-cell>
          <table:table-cell office:value-type="float" office:value="14.7742957936027" table:style-name="ce1">
            <text:p>14.7742957936027</text:p>
          </table:table-cell>
          <table:table-cell office:value-type="float" office:value="10.6847604566542" table:style-name="ce1">
            <text:p>10.6847604566542</text:p>
          </table:table-cell>
        </table:table-row>
        <table:table-row table:style-name="ro1">
          <table:table-cell office:value-type="string" table:style-name="ce1">
            <text:p>Paul Smy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19</text:p>
          </table:table-cell>
          <table:table-cell office:value-type="float" office:value="7.8" table:style-name="ce1">
            <text:p>7.8</text:p>
          </table:table-cell>
          <table:table-cell office:value-type="float" office:value="7.67256068927751" table:style-name="ce1">
            <text:p>7.67256068927751</text:p>
          </table:table-cell>
          <table:table-cell office:value-type="float" office:value="5.94863726226471" table:style-name="ce1">
            <text:p>5.94863726226471</text:p>
          </table:table-cell>
          <table:table-cell office:value-type="float" office:value="5.79436799412694" table:style-name="ce1">
            <text:p>5.79436799412694</text:p>
          </table:table-cell>
          <table:table-cell office:value-type="float" office:value="6.00101476113144" table:style-name="ce1">
            <text:p>6.00101476113144</text:p>
          </table:table-cell>
          <table:table-cell office:value-type="float" office:value="9.90207715099996" table:style-name="ce1">
            <text:p>9.90207715099996</text:p>
          </table:table-cell>
          <table:table-cell office:value-type="float" office:value="7.66309663007324" table:style-name="ce1">
            <text:p>7.66309663007324</text:p>
          </table:table-cell>
          <table:table-cell office:value-type="float" office:value="9.65358611137245" table:style-name="ce1">
            <text:p>9.65358611137245</text:p>
          </table:table-cell>
          <table:table-cell office:value-type="float" office:value="9.85034937236316" table:style-name="ce1">
            <text:p>9.85034937236316</text:p>
          </table:table-cell>
          <table:table-cell office:value-type="float" office:value="11.8493115879112" table:style-name="ce1">
            <text:p>11.8493115879112</text:p>
          </table:table-cell>
          <table:table-cell office:value-type="float" office:value="7.85133659225425" table:style-name="ce1">
            <text:p>7.85133659225425</text:p>
          </table:table-cell>
          <table:table-cell office:value-type="float" office:value="5.53804480263469" table:style-name="ce1">
            <text:p>5.53804480263469</text:p>
          </table:table-cell>
        </table:table-row>
        <table:table-row table:style-name="ro1">
          <table:table-cell office:value-type="string" table:style-name="ce1">
            <text:p>Boubakary Soumar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14</text:p>
          </table:table-cell>
          <table:table-cell office:value-type="float" office:value="9.9" table:style-name="ce1">
            <text:p>9.9</text:p>
          </table:table-cell>
          <table:table-cell office:value-type="float" office:value="7.36018589687716" table:style-name="ce1">
            <text:p>7.36018589687716</text:p>
          </table:table-cell>
          <table:table-cell office:value-type="float" office:value="10.8120987717242" table:style-name="ce1">
            <text:p>10.8120987717242</text:p>
          </table:table-cell>
          <table:table-cell office:value-type="float" office:value="8.55782130092835" table:style-name="ce1">
            <text:p>8.55782130092835</text:p>
          </table:table-cell>
          <table:table-cell office:value-type="float" office:value="11.8207271610629" table:style-name="ce1">
            <text:p>11.8207271610629</text:p>
          </table:table-cell>
          <table:table-cell office:value-type="float" office:value="8.50154313496715" table:style-name="ce1">
            <text:p>8.50154313496715</text:p>
          </table:table-cell>
          <table:table-cell office:value-type="float" office:value="8.13030159769058" table:style-name="ce1">
            <text:p>8.13030159769058</text:p>
          </table:table-cell>
          <table:table-cell office:value-type="float" office:value="8.47894285554844" table:style-name="ce1">
            <text:p>8.47894285554844</text:p>
          </table:table-cell>
          <table:table-cell office:value-type="float" office:value="6.09085116711918" table:style-name="ce1">
            <text:p>6.09085116711918</text:p>
          </table:table-cell>
          <table:table-cell office:value-type="float" office:value="5.70655718075623" table:style-name="ce1">
            <text:p>5.70655718075623</text:p>
          </table:table-cell>
          <table:table-cell office:value-type="float" office:value="8.15780215398256" table:style-name="ce1">
            <text:p>8.15780215398256</text:p>
          </table:table-cell>
          <table:table-cell office:value-type="float" office:value="7.04749196731214" table:style-name="ce1">
            <text:p>7.04749196731214</text:p>
          </table:table-cell>
        </table:table-row>
        <table:table-row table:style-name="ro1">
          <table:table-cell office:value-type="string" table:style-name="ce1">
            <text:p>Djibril Soumar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00</text:p>
          </table:table-cell>
          <table:table-cell office:value-type="float" office:value="9.1" table:style-name="ce1">
            <text:p>9.1</text:p>
          </table:table-cell>
          <table:table-cell office:value-type="float" office:value="6.6429453715966" table:style-name="ce1">
            <text:p>6.6429453715966</text:p>
          </table:table-cell>
          <table:table-cell office:value-type="float" office:value="8.71909281908444" table:style-name="ce1">
            <text:p>8.71909281908444</text:p>
          </table:table-cell>
          <table:table-cell office:value-type="float" office:value="6.77098712598384" table:style-name="ce1">
            <text:p>6.77098712598384</text:p>
          </table:table-cell>
          <table:table-cell office:value-type="float" office:value="7.46795287110747" table:style-name="ce1">
            <text:p>7.46795287110747</text:p>
          </table:table-cell>
          <table:table-cell office:value-type="float" office:value="6.87707817084986" table:style-name="ce1">
            <text:p>6.87707817084986</text:p>
          </table:table-cell>
          <table:table-cell office:value-type="float" office:value="8.00060888141067" table:style-name="ce1">
            <text:p>8.00060888141067</text:p>
          </table:table-cell>
          <table:table-cell office:value-type="float" office:value="6.87222373064815" table:style-name="ce1">
            <text:p>6.87222373064815</text:p>
          </table:table-cell>
          <table:table-cell office:value-type="float" office:value="6.09085116711918" table:style-name="ce1">
            <text:p>6.09085116711918</text:p>
          </table:table-cell>
          <table:table-cell office:value-type="float" office:value="7.24116307237244" table:style-name="ce1">
            <text:p>7.24116307237244</text:p>
          </table:table-cell>
          <table:table-cell office:value-type="float" office:value="11.138050491693" table:style-name="ce1">
            <text:p>11.138050491693</text:p>
          </table:table-cell>
          <table:table-cell office:value-type="float" office:value="8.76880793549526" table:style-name="ce1">
            <text:p>8.76880793549526</text:p>
          </table:table-cell>
        </table:table-row>
        <table:table-row table:style-name="ro1">
          <table:table-cell office:value-type="string" table:style-name="ce1">
            <text:p>Marko Stameni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22</text:p>
          </table:table-cell>
          <table:table-cell office:value-type="float" office:value="16.6" table:style-name="ce1">
            <text:p>16.6</text:p>
          </table:table-cell>
          <table:table-cell office:value-type="float" office:value="7.08516973250264" table:style-name="ce1">
            <text:p>7.08516973250264</text:p>
          </table:table-cell>
          <table:table-cell office:value-type="float" office:value="13.6759285902936" table:style-name="ce1">
            <text:p>13.6759285902936</text:p>
          </table:table-cell>
          <table:table-cell office:value-type="float" office:value="6.88485292779089" table:style-name="ce1">
            <text:p>6.88485292779089</text:p>
          </table:table-cell>
          <table:table-cell office:value-type="float" office:value="10.1432385505491" table:style-name="ce1">
            <text:p>10.1432385505491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10.2157238348451" table:style-name="ce1">
            <text:p>10.2157238348451</text:p>
          </table:table-cell>
          <table:table-cell office:value-type="float" office:value="6.87222373064815" table:style-name="ce1">
            <text:p>6.87222373064815</text:p>
          </table:table-cell>
          <table:table-cell office:value-type="float" office:value="6.91010437705197" table:style-name="ce1">
            <text:p>6.91010437705197</text:p>
          </table:table-cell>
          <table:table-cell office:value-type="float" office:value="7.51508693196709" table:style-name="ce1">
            <text:p>7.51508693196709</text:p>
          </table:table-cell>
          <table:table-cell office:value-type="float" office:value="14.5390421969714" table:style-name="ce1">
            <text:p>14.5390421969714</text:p>
          </table:table-cell>
          <table:table-cell office:value-type="float" office:value="11.3072980362887" table:style-name="ce1">
            <text:p>11.3072980362887</text:p>
          </table:table-cell>
        </table:table-row>
        <table:table-row table:style-name="ro1">
          <table:table-cell office:value-type="string" table:style-name="ce1">
            <text:p>Jay Stansfie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44</text:p>
          </table:table-cell>
          <table:table-cell office:value-type="float" office:value="21.9" table:style-name="ce1">
            <text:p>21.9</text:p>
          </table:table-cell>
          <table:table-cell office:value-type="float" office:value="7.61465659853367" table:style-name="ce1">
            <text:p>7.61465659853367</text:p>
          </table:table-cell>
          <table:table-cell office:value-type="float" office:value="7.32058765365445" table:style-name="ce1">
            <text:p>7.32058765365445</text:p>
          </table:table-cell>
          <table:table-cell office:value-type="float" office:value="14.7128131731623" table:style-name="ce1">
            <text:p>14.7128131731623</text:p>
          </table:table-cell>
          <table:table-cell office:value-type="float" office:value="9.26348510353507" table:style-name="ce1">
            <text:p>9.26348510353507</text:p>
          </table:table-cell>
          <table:table-cell office:value-type="float" office:value="15.381687638806" table:style-name="ce1">
            <text:p>15.381687638806</text:p>
          </table:table-cell>
          <table:table-cell office:value-type="float" office:value="6.25739190351273" table:style-name="ce1">
            <text:p>6.25739190351273</text:p>
          </table:table-cell>
          <table:table-cell office:value-type="float" office:value="16.4473045719974" table:style-name="ce1">
            <text:p>16.4473045719974</text:p>
          </table:table-cell>
          <table:table-cell office:value-type="float" office:value="9.39404591424455" table:style-name="ce1">
            <text:p>9.39404591424455</text:p>
          </table:table-cell>
          <table:table-cell office:value-type="float" office:value="17.2865850427634" table:style-name="ce1">
            <text:p>17.2865850427634</text:p>
          </table:table-cell>
          <table:table-cell office:value-type="float" office:value="10.2318370655125" table:style-name="ce1">
            <text:p>10.2318370655125</text:p>
          </table:table-cell>
          <table:table-cell office:value-type="float" office:value="6.56956344196754" table:style-name="ce1">
            <text:p>6.56956344196754</text:p>
          </table:table-cell>
        </table:table-row>
        <table:table-row table:style-name="ro1">
          <table:table-cell office:value-type="string" table:style-name="ce1">
            <text:p>John Swif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98</text:p>
          </table:table-cell>
          <table:table-cell office:value-type="float" office:value="12.2" table:style-name="ce1">
            <text:p>12.2</text:p>
          </table:table-cell>
          <table:table-cell office:value-type="float" office:value="8.0818261316638" table:style-name="ce1">
            <text:p>8.0818261316638</text:p>
          </table:table-cell>
          <table:table-cell office:value-type="float" office:value="11.1104124115346" table:style-name="ce1">
            <text:p>11.1104124115346</text:p>
          </table:table-cell>
          <table:table-cell office:value-type="float" office:value="9.91624147482366" table:style-name="ce1">
            <text:p>9.91624147482366</text:p>
          </table:table-cell>
          <table:table-cell office:value-type="float" office:value="10.8524451469412" table:style-name="ce1">
            <text:p>10.8524451469412</text:p>
          </table:table-cell>
          <table:table-cell office:value-type="float" office:value="8.78112385288992" table:style-name="ce1">
            <text:p>8.78112385288992</text:p>
          </table:table-cell>
          <table:table-cell office:value-type="float" office:value="6.98900869943076" table:style-name="ce1">
            <text:p>6.98900869943076</text:p>
          </table:table-cell>
          <table:table-cell office:value-type="float" office:value="9.1637691490147" table:style-name="ce1">
            <text:p>9.1637691490147</text:p>
          </table:table-cell>
          <table:table-cell office:value-type="float" office:value="8.0283014021705" table:style-name="ce1">
            <text:p>8.0283014021705</text:p>
          </table:table-cell>
          <table:table-cell office:value-type="float" office:value="8.21529811565652" table:style-name="ce1">
            <text:p>8.21529811565652</text:p>
          </table:table-cell>
          <table:table-cell office:value-type="float" office:value="9.50766672402024" table:style-name="ce1">
            <text:p>9.50766672402024</text:p>
          </table:table-cell>
          <table:table-cell office:value-type="float" office:value="9.97057546185545" table:style-name="ce1">
            <text:p>9.97057546185545</text:p>
          </table:table-cell>
        </table:table-row>
        <table:table-row table:style-name="ro1">
          <table:table-cell office:value-type="string" table:style-name="ce1">
            <text:p>Jack Taylo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98</text:p>
          </table:table-cell>
          <table:table-cell office:value-type="float" office:value="12.7" table:style-name="ce1">
            <text:p>12.7</text:p>
          </table:table-cell>
          <table:table-cell office:value-type="float" office:value="7.89727694740116" table:style-name="ce1">
            <text:p>7.89727694740116</text:p>
          </table:table-cell>
          <table:table-cell office:value-type="float" office:value="11.7178374310254" table:style-name="ce1">
            <text:p>11.7178374310254</text:p>
          </table:table-cell>
          <table:table-cell office:value-type="float" office:value="9.91624147482366" table:style-name="ce1">
            <text:p>9.91624147482366</text:p>
          </table:table-cell>
          <table:table-cell office:value-type="float" office:value="11.3444923554118" table:style-name="ce1">
            <text:p>11.3444923554118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7.9359773740835" table:style-name="ce1">
            <text:p>7.9359773740835</text:p>
          </table:table-cell>
          <table:table-cell office:value-type="float" office:value="7.70835549008751" table:style-name="ce1">
            <text:p>7.70835549008751</text:p>
          </table:table-cell>
          <table:table-cell office:value-type="float" office:value="7.92870298539579" table:style-name="ce1">
            <text:p>7.92870298539579</text:p>
          </table:table-cell>
          <table:table-cell office:value-type="float" office:value="6.57667433353376" table:style-name="ce1">
            <text:p>6.57667433353376</text:p>
          </table:table-cell>
          <table:table-cell office:value-type="float" office:value="8.98664225179811" table:style-name="ce1">
            <text:p>8.98664225179811</text:p>
          </table:table-cell>
          <table:table-cell office:value-type="float" office:value="9.58603566686002" table:style-name="ce1">
            <text:p>9.58603566686002</text:p>
          </table:table-cell>
        </table:table-row>
        <table:table-row table:style-name="ro1">
          <table:table-cell office:value-type="string" table:style-name="ce1">
            <text:p>George Thoma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3-360</text:p>
          </table:table-cell>
          <table:table-cell office:value-type="float" office:value="11" table:style-name="ce1">
            <text:p>11</text:p>
          </table:table-cell>
          <table:table-cell office:value-type="float" office:value="8.00618460136641" table:style-name="ce1">
            <text:p>8.00618460136641</text:p>
          </table:table-cell>
          <table:table-cell office:value-type="float" office:value="8.89747541437747" table:style-name="ce1">
            <text:p>8.89747541437747</text:p>
          </table:table-cell>
          <table:table-cell office:value-type="float" office:value="13.5240036245385" table:style-name="ce1">
            <text:p>13.5240036245385</text:p>
          </table:table-cell>
          <table:table-cell office:value-type="float" office:value="7.36860386661936" table:style-name="ce1">
            <text:p>7.36860386661936</text:p>
          </table:table-cell>
          <table:table-cell office:value-type="float" office:value="10.1797863268237" table:style-name="ce1">
            <text:p>10.1797863268237</text:p>
          </table:table-cell>
          <table:table-cell office:value-type="float" office:value="6.14231177839183" table:style-name="ce1">
            <text:p>6.14231177839183</text:p>
          </table:table-cell>
          <table:table-cell office:value-type="float" office:value="10.2367093507042" table:style-name="ce1">
            <text:p>10.2367093507042</text:p>
          </table:table-cell>
          <table:table-cell office:value-type="float" office:value="6.91010437705197" table:style-name="ce1">
            <text:p>6.91010437705197</text:p>
          </table:table-cell>
          <table:table-cell office:value-type="float" office:value="6.06996284828308" table:style-name="ce1">
            <text:p>6.06996284828308</text:p>
          </table:table-cell>
          <table:table-cell office:value-type="float" office:value="12.7084417815503" table:style-name="ce1">
            <text:p>12.7084417815503</text:p>
          </table:table-cell>
          <table:table-cell office:value-type="float" office:value="10.5694256517254" table:style-name="ce1">
            <text:p>10.5694256517254</text:p>
          </table:table-cell>
        </table:table-row>
        <table:table-row table:style-name="ro1">
          <table:table-cell office:value-type="string" table:style-name="ce1">
            <text:p>Liam Thomp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53</text:p>
          </table:table-cell>
          <table:table-cell office:value-type="float" office:value="9.7" table:style-name="ce1">
            <text:p>9.7</text:p>
          </table:table-cell>
          <table:table-cell office:value-type="float" office:value="7.14141499070562" table:style-name="ce1">
            <text:p>7.14141499070562</text:p>
          </table:table-cell>
          <table:table-cell office:value-type="float" office:value="9.01655105748503" table:style-name="ce1">
            <text:p>9.01655105748503</text:p>
          </table:table-cell>
          <table:table-cell office:value-type="float" office:value="5.59044078823448" table:style-name="ce1">
            <text:p>5.59044078823448</text:p>
          </table:table-cell>
          <table:table-cell office:value-type="float" office:value="7.12265417231467" table:style-name="ce1">
            <text:p>7.12265417231467</text:p>
          </table:table-cell>
          <table:table-cell office:value-type="float" office:value="6.62034801749478" table:style-name="ce1">
            <text:p>6.62034801749478</text:p>
          </table:table-cell>
          <table:table-cell office:value-type="float" office:value="8.37483034889878" table:style-name="ce1">
            <text:p>8.37483034889878</text:p>
          </table:table-cell>
          <table:table-cell office:value-type="float" office:value="6.16867460678712" table:style-name="ce1">
            <text:p>6.16867460678712</text:p>
          </table:table-cell>
          <table:table-cell office:value-type="float" office:value="6.53882129852382" table:style-name="ce1">
            <text:p>6.53882129852382</text:p>
          </table:table-cell>
          <table:table-cell office:value-type="float" office:value="7.24116307237244" table:style-name="ce1">
            <text:p>7.24116307237244</text:p>
          </table:table-cell>
          <table:table-cell office:value-type="float" office:value="9.09085854356281" table:style-name="ce1">
            <text:p>9.09085854356281</text:p>
          </table:table-cell>
          <table:table-cell office:value-type="float" office:value="10.7135022912949" table:style-name="ce1">
            <text:p>10.7135022912949</text:p>
          </table:table-cell>
        </table:table-row>
        <table:table-row table:style-name="ro1">
          <table:table-cell office:value-type="string" table:style-name="ce1">
            <text:p>Mirko Top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36</text:p>
          </table:table-cell>
          <table:table-cell office:value-type="float" office:value="11.5" table:style-name="ce1">
            <text:p>11.5</text:p>
          </table:table-cell>
          <table:table-cell office:value-type="float" office:value="7.02113981186569" table:style-name="ce1">
            <text:p>7.02113981186569</text:p>
          </table:table-cell>
          <table:table-cell office:value-type="float" office:value="10.4948120615629" table:style-name="ce1">
            <text:p>10.4948120615629</text:p>
          </table:table-cell>
          <table:table-cell office:value-type="float" office:value="6.88485292779089" table:style-name="ce1">
            <text:p>6.88485292779089</text:p>
          </table:table-cell>
          <table:table-cell office:value-type="float" office:value="8.84759163785747" table:style-name="ce1">
            <text:p>8.84759163785747</text:p>
          </table:table-cell>
          <table:table-cell office:value-type="float" office:value="10.9970141554145" table:style-name="ce1">
            <text:p>10.9970141554145</text:p>
          </table:table-cell>
          <table:table-cell office:value-type="float" office:value="8.67009210641229" table:style-name="ce1">
            <text:p>8.67009210641229</text:p>
          </table:table-cell>
          <table:table-cell office:value-type="float" office:value="9.06570752171235" table:style-name="ce1">
            <text:p>9.06570752171235</text:p>
          </table:table-cell>
          <table:table-cell office:value-type="float" office:value="6.86311509545519" table:style-name="ce1">
            <text:p>6.86311509545519</text:p>
          </table:table-cell>
          <table:table-cell office:value-type="float" office:value="6.3203020439162" table:style-name="ce1">
            <text:p>6.3203020439162</text:p>
          </table:table-cell>
          <table:table-cell office:value-type="float" office:value="10.6391520563706" table:style-name="ce1">
            <text:p>10.6391520563706</text:p>
          </table:table-cell>
          <table:table-cell office:value-type="float" office:value="11.2376809932151" table:style-name="ce1">
            <text:p>11.2376809932151</text:p>
          </table:table-cell>
        </table:table-row>
        <table:table-row table:style-name="ro1">
          <table:table-cell office:value-type="string" table:style-name="ce1">
            <text:p>Victor Torp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61</text:p>
          </table:table-cell>
          <table:table-cell office:value-type="float" office:value="18.3" table:style-name="ce1">
            <text:p>18.3</text:p>
          </table:table-cell>
          <table:table-cell office:value-type="float" office:value="9.13736201918186" table:style-name="ce1">
            <text:p>9.13736201918186</text:p>
          </table:table-cell>
          <table:table-cell office:value-type="float" office:value="12.0767453860372" table:style-name="ce1">
            <text:p>12.0767453860372</text:p>
          </table:table-cell>
          <table:table-cell office:value-type="float" office:value="15.4430087661859" table:style-name="ce1">
            <text:p>15.4430087661859</text:p>
          </table:table-cell>
          <table:table-cell office:value-type="float" office:value="13.2487442545218" table:style-name="ce1">
            <text:p>13.2487442545218</text:p>
          </table:table-cell>
          <table:table-cell office:value-type="float" office:value="12.0292619302311" table:style-name="ce1">
            <text:p>12.0292619302311</text:p>
          </table:table-cell>
          <table:table-cell office:value-type="float" office:value="9.01614484702887" table:style-name="ce1">
            <text:p>9.01614484702887</text:p>
          </table:table-cell>
          <table:table-cell office:value-type="float" office:value="11.4573319482873" table:style-name="ce1">
            <text:p>11.4573319482873</text:p>
          </table:table-cell>
          <table:table-cell office:value-type="float" office:value="10.6498378483708" table:style-name="ce1">
            <text:p>10.6498378483708</text:p>
          </table:table-cell>
          <table:table-cell office:value-type="float" office:value="16.3746712244282" table:style-name="ce1">
            <text:p>16.3746712244282</text:p>
          </table:table-cell>
          <table:table-cell office:value-type="float" office:value="12.2703779256788" table:style-name="ce1">
            <text:p>12.2703779256788</text:p>
          </table:table-cell>
          <table:table-cell office:value-type="float" office:value="8.4727607183772" table:style-name="ce1">
            <text:p>8.4727607183772</text:p>
          </table:table-cell>
        </table:table-row>
        <table:table-row table:style-name="ro1">
          <table:table-cell office:value-type="string" table:style-name="ce1">
            <text:p>Sondre Tronsta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34</text:p>
          </table:table-cell>
          <table:table-cell office:value-type="float" office:value="18" table:style-name="ce1">
            <text:p>18</text:p>
          </table:table-cell>
          <table:table-cell office:value-type="float" office:value="7.41735389768538" table:style-name="ce1">
            <text:p>7.41735389768538</text:p>
          </table:table-cell>
          <table:table-cell office:value-type="float" office:value="14.6510009073503" table:style-name="ce1">
            <text:p>14.6510009073503</text:p>
          </table:table-cell>
          <table:table-cell office:value-type="float" office:value="6.32567991026027" table:style-name="ce1">
            <text:p>6.32567991026027</text:p>
          </table:table-cell>
          <table:table-cell office:value-type="float" office:value="14.9410206573453" table:style-name="ce1">
            <text:p>14.9410206573453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11.5406990563625" table:style-name="ce1">
            <text:p>11.5406990563625</text:p>
          </table:table-cell>
          <table:table-cell office:value-type="float" office:value="7.33178244163064" table:style-name="ce1">
            <text:p>7.33178244163064</text:p>
          </table:table-cell>
          <table:table-cell office:value-type="float" office:value="6.58463479661871" table:style-name="ce1">
            <text:p>6.58463479661871</text:p>
          </table:table-cell>
          <table:table-cell office:value-type="float" office:value="6.44775890235924" table:style-name="ce1">
            <text:p>6.44775890235924</text:p>
          </table:table-cell>
          <table:table-cell office:value-type="float" office:value="13.6646090158018" table:style-name="ce1">
            <text:p>13.6646090158018</text:p>
          </table:table-cell>
          <table:table-cell office:value-type="float" office:value="10.9845583804648" table:style-name="ce1">
            <text:p>10.9845583804648</text:p>
          </table:table-cell>
        </table:table-row>
        <table:table-row table:style-name="ro1">
          <table:table-cell office:value-type="string" table:style-name="ce1">
            <text:p>Scott Twi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77</text:p>
          </table:table-cell>
          <table:table-cell office:value-type="float" office:value="20.6" table:style-name="ce1">
            <text:p>20.6</text:p>
          </table:table-cell>
          <table:table-cell office:value-type="float" office:value="9.15449006273622" table:style-name="ce1">
            <text:p>9.15449006273622</text:p>
          </table:table-cell>
          <table:table-cell office:value-type="float" office:value="10.5673066648418" table:style-name="ce1">
            <text:p>10.5673066648418</text:p>
          </table:table-cell>
          <table:table-cell office:value-type="float" office:value="16.3249556461963" table:style-name="ce1">
            <text:p>16.3249556461963</text:p>
          </table:table-cell>
          <table:table-cell office:value-type="float" office:value="13.0074019968374" table:style-name="ce1">
            <text:p>13.0074019968374</text:p>
          </table:table-cell>
          <table:table-cell office:value-type="float" office:value="12.5125815141885" table:style-name="ce1">
            <text:p>12.5125815141885</text:p>
          </table:table-cell>
          <table:table-cell office:value-type="float" office:value="5.45443856221361" table:style-name="ce1">
            <text:p>5.45443856221361</text:p>
          </table:table-cell>
          <table:table-cell office:value-type="float" office:value="15.0107610837069" table:style-name="ce1">
            <text:p>15.0107610837069</text:p>
          </table:table-cell>
          <table:table-cell office:value-type="float" office:value="9.1397978437259" table:style-name="ce1">
            <text:p>9.1397978437259</text:p>
          </table:table-cell>
          <table:table-cell office:value-type="float" office:value="16.8476639655809" table:style-name="ce1">
            <text:p>16.8476639655809</text:p>
          </table:table-cell>
          <table:table-cell office:value-type="float" office:value="12.2703779256788" table:style-name="ce1">
            <text:p>12.2703779256788</text:p>
          </table:table-cell>
          <table:table-cell office:value-type="float" office:value="9.09563658553201" table:style-name="ce1">
            <text:p>9.09563658553201</text:p>
          </table:table-cell>
        </table:table-row>
        <table:table-row table:style-name="ro1">
          <table:table-cell office:value-type="string" table:style-name="ce1">
            <text:p>Yan Valer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319</text:p>
          </table:table-cell>
          <table:table-cell office:value-type="float" office:value="18.8" table:style-name="ce1">
            <text:p>18.8</text:p>
          </table:table-cell>
          <table:table-cell office:value-type="float" office:value="6.9892270854323" table:style-name="ce1">
            <text:p>6.9892270854323</text:p>
          </table:table-cell>
          <table:table-cell office:value-type="float" office:value="11.7582713863428" table:style-name="ce1">
            <text:p>11.7582713863428</text:p>
          </table:table-cell>
          <table:table-cell office:value-type="float" office:value="10.4042511720225" table:style-name="ce1">
            <text:p>10.4042511720225</text:p>
          </table:table-cell>
          <table:table-cell office:value-type="float" office:value="9.67894499888217" table:style-name="ce1">
            <text:p>9.67894499888217</text:p>
          </table:table-cell>
          <table:table-cell office:value-type="float" office:value="12.2739686778129" table:style-name="ce1">
            <text:p>12.2739686778129</text:p>
          </table:table-cell>
          <table:table-cell office:value-type="float" office:value="8.96664633861592" table:style-name="ce1">
            <text:p>8.96664633861592</text:p>
          </table:table-cell>
          <table:table-cell office:value-type="float" office:value="12.5799118196209" table:style-name="ce1">
            <text:p>12.5799118196209</text:p>
          </table:table-cell>
          <table:table-cell office:value-type="float" office:value="7.58317230595225" table:style-name="ce1">
            <text:p>7.58317230595225</text:p>
          </table:table-cell>
          <table:table-cell office:value-type="float" office:value="6.9716240520078" table:style-name="ce1">
            <text:p>6.9716240520078</text:p>
          </table:table-cell>
          <table:table-cell office:value-type="float" office:value="13.8101909167251" table:style-name="ce1">
            <text:p>13.8101909167251</text:p>
          </table:table-cell>
          <table:table-cell office:value-type="float" office:value="12.8286422020131" table:style-name="ce1">
            <text:p>12.8286422020131</text:p>
          </table:table-cell>
        </table:table-row>
        <table:table-row table:style-name="ro1">
          <table:table-cell office:value-type="string" table:style-name="ce1">
            <text:p>Jonathan Vara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20</text:p>
          </table:table-cell>
          <table:table-cell office:value-type="float" office:value="17.8" table:style-name="ce1">
            <text:p>17.8</text:p>
          </table:table-cell>
          <table:table-cell office:value-type="float" office:value="6.36661235857368" table:style-name="ce1">
            <text:p>6.36661235857368</text:p>
          </table:table-cell>
          <table:table-cell office:value-type="float" office:value="12.3222181919315" table:style-name="ce1">
            <text:p>12.3222181919315</text:p>
          </table:table-cell>
          <table:table-cell office:value-type="float" office:value="10.2829211223835" table:style-name="ce1">
            <text:p>10.2829211223835</text:p>
          </table:table-cell>
          <table:table-cell office:value-type="float" office:value="11.39287708018" table:style-name="ce1">
            <text:p>11.39287708018</text:p>
          </table:table-cell>
          <table:table-cell office:value-type="float" office:value="7.40462277526564" table:style-name="ce1">
            <text:p>7.40462277526564</text:p>
          </table:table-cell>
          <table:table-cell office:value-type="float" office:value="8.27682563413858" table:style-name="ce1">
            <text:p>8.27682563413858</text:p>
          </table:table-cell>
          <table:table-cell office:value-type="float" office:value="6.96302908453677" table:style-name="ce1">
            <text:p>6.96302908453677</text:p>
          </table:table-cell>
          <table:table-cell office:value-type="float" office:value="6.86311509545519" table:style-name="ce1">
            <text:p>6.86311509545519</text:p>
          </table:table-cell>
          <table:table-cell office:value-type="float" office:value="8.78614665877843" table:style-name="ce1">
            <text:p>8.78614665877843</text:p>
          </table:table-cell>
          <table:table-cell office:value-type="float" office:value="16.3749090329764" table:style-name="ce1">
            <text:p>16.3749090329764</text:p>
          </table:table-cell>
          <table:table-cell office:value-type="float" office:value="13.4371157112126" table:style-name="ce1">
            <text:p>13.4371157112126</text:p>
          </table:table-cell>
        </table:table-row>
        <table:table-row table:style-name="ro1">
          <table:table-cell office:value-type="string" table:style-name="ce1">
            <text:p>Will Vaulk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116</text:p>
          </table:table-cell>
          <table:table-cell office:value-type="float" office:value="14.1" table:style-name="ce1">
            <text:p>14.1</text:p>
          </table:table-cell>
          <table:table-cell office:value-type="float" office:value="7.89727694740116" table:style-name="ce1">
            <text:p>7.89727694740116</text:p>
          </table:table-cell>
          <table:table-cell office:value-type="float" office:value="12.2838669422886" table:style-name="ce1">
            <text:p>12.2838669422886</text:p>
          </table:table-cell>
          <table:table-cell office:value-type="float" office:value="7.4674770920478" table:style-name="ce1">
            <text:p>7.4674770920478</text:p>
          </table:table-cell>
          <table:table-cell office:value-type="float" office:value="12.6724179667888" table:style-name="ce1">
            <text:p>12.6724179667888</text:p>
          </table:table-cell>
          <table:table-cell office:value-type="float" office:value="6.36890726314537" table:style-name="ce1">
            <text:p>6.36890726314537</text:p>
          </table:table-cell>
          <table:table-cell office:value-type="float" office:value="10.4584878103987" table:style-name="ce1">
            <text:p>10.4584878103987</text:p>
          </table:table-cell>
          <table:table-cell office:value-type="float" office:value="6.16867460678712" table:style-name="ce1">
            <text:p>6.16867460678712</text:p>
          </table:table-cell>
          <table:table-cell office:value-type="float" office:value="7.38818645034161" table:style-name="ce1">
            <text:p>7.38818645034161</text:p>
          </table:table-cell>
          <table:table-cell office:value-type="float" office:value="6.83866455342888" table:style-name="ce1">
            <text:p>6.83866455342888</text:p>
          </table:table-cell>
          <table:table-cell office:value-type="float" office:value="13.6646090158018" table:style-name="ce1">
            <text:p>13.6646090158018</text:p>
          </table:table-cell>
          <table:table-cell office:value-type="float" office:value="8.66503402750229" table:style-name="ce1">
            <text:p>8.66503402750229</text:p>
          </table:table-cell>
        </table:table-row>
        <table:table-row table:style-name="ro1">
          <table:table-cell office:value-type="string" table:style-name="ce1">
            <text:p>Andreas Weiman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4-155</text:p>
          </table:table-cell>
          <table:table-cell office:value-type="float" office:value="7.6" table:style-name="ce1">
            <text:p>7.6</text:p>
          </table:table-cell>
          <table:table-cell office:value-type="float" office:value="6.85438151267794" table:style-name="ce1">
            <text:p>6.85438151267794</text:p>
          </table:table-cell>
          <table:table-cell office:value-type="float" office:value="5.88564208003208" table:style-name="ce1">
            <text:p>5.88564208003208</text:p>
          </table:table-cell>
          <table:table-cell office:value-type="float" office:value="9.91624147482366" table:style-name="ce1">
            <text:p>9.91624147482366</text:p>
          </table:table-cell>
          <table:table-cell office:value-type="float" office:value="6.27116572696532" table:style-name="ce1">
            <text:p>6.27116572696532</text:p>
          </table:table-cell>
          <table:table-cell office:value-type="float" office:value="6.87707817084986" table:style-name="ce1">
            <text:p>6.87707817084986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8.28461471455052" table:style-name="ce1">
            <text:p>8.28461471455052</text:p>
          </table:table-cell>
          <table:table-cell office:value-type="float" office:value="9.29236883612277" table:style-name="ce1">
            <text:p>9.29236883612277</text:p>
          </table:table-cell>
          <table:table-cell office:value-type="float" office:value="9.79080204107928" table:style-name="ce1">
            <text:p>9.79080204107928</text:p>
          </table:table-cell>
          <table:table-cell office:value-type="float" office:value="6.11485144674927" table:style-name="ce1">
            <text:p>6.11485144674927</text:p>
          </table:table-cell>
          <table:table-cell office:value-type="float" office:value="6.25234060000029" table:style-name="ce1">
            <text:p>6.25234060000029</text:p>
          </table:table-cell>
        </table:table-row>
        <table:table-row table:style-name="ro1">
          <table:table-cell office:value-type="string" table:style-name="ce1">
            <text:p>Ben Whitem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04</text:p>
          </table:table-cell>
          <table:table-cell office:value-type="float" office:value="25" table:style-name="ce1">
            <text:p>25</text:p>
          </table:table-cell>
          <table:table-cell office:value-type="float" office:value="8.31828526965488" table:style-name="ce1">
            <text:p>8.31828526965488</text:p>
          </table:table-cell>
          <table:table-cell office:value-type="float" office:value="15.6562940516571" table:style-name="ce1">
            <text:p>15.6562940516571</text:p>
          </table:table-cell>
          <table:table-cell office:value-type="float" office:value="15.9187892577988" table:style-name="ce1">
            <text:p>15.9187892577988</text:p>
          </table:table-cell>
          <table:table-cell office:value-type="float" office:value="16.8839031821061" table:style-name="ce1">
            <text:p>16.8839031821061</text:p>
          </table:table-cell>
          <table:table-cell office:value-type="float" office:value="7.67445011280439" table:style-name="ce1">
            <text:p>7.67445011280439</text:p>
          </table:table-cell>
          <table:table-cell office:value-type="float" office:value="10.0365182165584" table:style-name="ce1">
            <text:p>10.0365182165584</text:p>
          </table:table-cell>
          <table:table-cell office:value-type="float" office:value="7.1463407602712" table:style-name="ce1">
            <text:p>7.1463407602712</text:p>
          </table:table-cell>
          <table:table-cell office:value-type="float" office:value="7.19524792418124" table:style-name="ce1">
            <text:p>7.19524792418124</text:p>
          </table:table-cell>
          <table:table-cell office:value-type="float" office:value="8.07380032976357" table:style-name="ce1">
            <text:p>8.07380032976357</text:p>
          </table:table-cell>
          <table:table-cell office:value-type="float" office:value="17.1411645511577" table:style-name="ce1">
            <text:p>17.1411645511577</text:p>
          </table:table-cell>
          <table:table-cell office:value-type="float" office:value="12.5602539362141" table:style-name="ce1">
            <text:p>12.5602539362141</text:p>
          </table:table-cell>
        </table:table-row>
        <table:table-row table:style-name="ro1">
          <table:table-cell office:value-type="string" table:style-name="ce1">
            <text:p>Morgan Whittak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00</text:p>
          </table:table-cell>
          <table:table-cell office:value-type="float" office:value="19.3" table:style-name="ce1">
            <text:p>19.3</text:p>
          </table:table-cell>
          <table:table-cell office:value-type="float" office:value="8.79506565579513" table:style-name="ce1">
            <text:p>8.79506565579513</text:p>
          </table:table-cell>
          <table:table-cell office:value-type="float" office:value="11.0963190239809" table:style-name="ce1">
            <text:p>11.0963190239809</text:p>
          </table:table-cell>
          <table:table-cell office:value-type="float" office:value="13.8721187018159" table:style-name="ce1">
            <text:p>13.8721187018159</text:p>
          </table:table-cell>
          <table:table-cell office:value-type="float" office:value="12.3674442148786" table:style-name="ce1">
            <text:p>12.3674442148786</text:p>
          </table:table-cell>
          <table:table-cell office:value-type="float" office:value="15.726324965598" table:style-name="ce1">
            <text:p>15.726324965598</text:p>
          </table:table-cell>
          <table:table-cell office:value-type="float" office:value="7.14341199423495" table:style-name="ce1">
            <text:p>7.14341199423495</text:p>
          </table:table-cell>
          <table:table-cell office:value-type="float" office:value="17.0430502758034" table:style-name="ce1">
            <text:p>17.0430502758034</text:p>
          </table:table-cell>
          <table:table-cell office:value-type="float" office:value="11.4220886208996" table:style-name="ce1">
            <text:p>11.4220886208996</text:p>
          </table:table-cell>
          <table:table-cell office:value-type="float" office:value="17.2656900884157" table:style-name="ce1">
            <text:p>17.2656900884157</text:p>
          </table:table-cell>
          <table:table-cell office:value-type="float" office:value="9.29933972487289" table:style-name="ce1">
            <text:p>9.29933972487289</text:p>
          </table:table-cell>
          <table:table-cell office:value-type="float" office:value="6.81322097150511" table:style-name="ce1">
            <text:p>6.81322097150511</text:p>
          </table:table-cell>
        </table:table-row>
        <table:table-row table:style-name="ro1">
          <table:table-cell office:value-type="string" table:style-name="ce1">
            <text:p>Melker Wid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3</text:p>
          </table:table-cell>
          <table:table-cell office:value-type="float" office:value="7.4" table:style-name="ce1">
            <text:p>7.4</text:p>
          </table:table-cell>
          <table:table-cell office:value-type="float" office:value="7.20593925353006" table:style-name="ce1">
            <text:p>7.20593925353006</text:p>
          </table:table-cell>
          <table:table-cell office:value-type="float" office:value="6.27011048648475" table:style-name="ce1">
            <text:p>6.27011048648475</text:p>
          </table:table-cell>
          <table:table-cell office:value-type="float" office:value="7.4674770920478" table:style-name="ce1">
            <text:p>7.4674770920478</text:p>
          </table:table-cell>
          <table:table-cell office:value-type="float" office:value="6.22562757209325" table:style-name="ce1">
            <text:p>6.22562757209325</text:p>
          </table:table-cell>
          <table:table-cell office:value-type="float" office:value="6.12315065420046" table:style-name="ce1">
            <text:p>6.12315065420046</text:p>
          </table:table-cell>
          <table:table-cell office:value-type="float" office:value="7.42507646751106" table:style-name="ce1">
            <text:p>7.42507646751106</text:p>
          </table:table-cell>
          <table:table-cell office:value-type="float" office:value="7.51918106587154" table:style-name="ce1">
            <text:p>7.51918106587154</text:p>
          </table:table-cell>
          <table:table-cell office:value-type="float" office:value="8.68264698429841" table:style-name="ce1">
            <text:p>8.68264698429841</text:p>
          </table:table-cell>
          <table:table-cell office:value-type="float" office:value="6.57667433353376" table:style-name="ce1">
            <text:p>6.57667433353376</text:p>
          </table:table-cell>
          <table:table-cell office:value-type="float" office:value="8.98664225179811" table:style-name="ce1">
            <text:p>8.98664225179811</text:p>
          </table:table-cell>
          <table:table-cell office:value-type="float" office:value="9.03616469413975" table:style-name="ce1">
            <text:p>9.03616469413975</text:p>
          </table:table-cell>
        </table:table-row>
        <table:table-row table:style-name="ro1">
          <table:table-cell office:value-type="string" table:style-name="ce1">
            <text:p>Harry Wink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339</text:p>
          </table:table-cell>
          <table:table-cell office:value-type="float" office:value="14.5" table:style-name="ce1">
            <text:p>14.5</text:p>
          </table:table-cell>
          <table:table-cell office:value-type="float" office:value="8.1745275014134" table:style-name="ce1">
            <text:p>8.1745275014134</text:p>
          </table:table-cell>
          <table:table-cell office:value-type="float" office:value="15.4740769072041" table:style-name="ce1">
            <text:p>15.4740769072041</text:p>
          </table:table-cell>
          <table:table-cell office:value-type="float" office:value="9.67007155423957" table:style-name="ce1">
            <text:p>9.67007155423957</text:p>
          </table:table-cell>
          <table:table-cell office:value-type="float" office:value="15.0208034342496" table:style-name="ce1">
            <text:p>15.0208034342496</text:p>
          </table:table-cell>
          <table:table-cell office:value-type="float" office:value="9.06160722620166" table:style-name="ce1">
            <text:p>9.06160722620166</text:p>
          </table:table-cell>
          <table:table-cell office:value-type="float" office:value="10.7786456357124" table:style-name="ce1">
            <text:p>10.7786456357124</text:p>
          </table:table-cell>
          <table:table-cell office:value-type="float" office:value="8.09127064083273" table:style-name="ce1">
            <text:p>8.09127064083273</text:p>
          </table:table-cell>
          <table:table-cell office:value-type="float" office:value="6.40245813812546" table:style-name="ce1">
            <text:p>6.40245813812546</text:p>
          </table:table-cell>
          <table:table-cell office:value-type="float" office:value="6.1943542023445" table:style-name="ce1">
            <text:p>6.1943542023445</text:p>
          </table:table-cell>
          <table:table-cell office:value-type="float" office:value="10.7399377047846" table:style-name="ce1">
            <text:p>10.7399377047846</text:p>
          </table:table-cell>
          <table:table-cell office:value-type="float" office:value="9.98530778002755" table:style-name="ce1">
            <text:p>9.98530778002755</text:p>
          </table:table-cell>
        </table:table-row>
        <table:table-row table:style-name="ro1">
          <table:table-cell office:value-type="string" table:style-name="ce1">
            <text:p>Jacob Wrigh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108</text:p>
          </table:table-cell>
          <table:table-cell office:value-type="float" office:value="8.6" table:style-name="ce1">
            <text:p>8.6</text:p>
          </table:table-cell>
          <table:table-cell office:value-type="float" office:value="8.93189347981196" table:style-name="ce1">
            <text:p>8.93189347981196</text:p>
          </table:table-cell>
          <table:table-cell office:value-type="float" office:value="8.61522116636675" table:style-name="ce1">
            <text:p>8.61522116636675</text:p>
          </table:table-cell>
          <table:table-cell office:value-type="float" office:value="9.67007155423957" table:style-name="ce1">
            <text:p>9.67007155423957</text:p>
          </table:table-cell>
          <table:table-cell office:value-type="float" office:value="9.36747220496208" table:style-name="ce1">
            <text:p>9.36747220496208</text:p>
          </table:table-cell>
          <table:table-cell office:value-type="float" office:value="7.40462277526564" table:style-name="ce1">
            <text:p>7.40462277526564</text:p>
          </table:table-cell>
          <table:table-cell office:value-type="float" office:value="9.29674902635607" table:style-name="ce1">
            <text:p>9.29674902635607</text:p>
          </table:table-cell>
          <table:table-cell office:value-type="float" office:value="8.28461471455052" table:style-name="ce1">
            <text:p>8.28461471455052</text:p>
          </table:table-cell>
          <table:table-cell office:value-type="float" office:value="8.32901164070647" table:style-name="ce1">
            <text:p>8.32901164070647</text:p>
          </table:table-cell>
          <table:table-cell office:value-type="float" office:value="6.57667433353376" table:style-name="ce1">
            <text:p>6.57667433353376</text:p>
          </table:table-cell>
          <table:table-cell office:value-type="float" office:value="8.98664225179811" table:style-name="ce1">
            <text:p>8.98664225179811</text:p>
          </table:table-cell>
          <table:table-cell office:value-type="float" office:value="11.6774948521011" table:style-name="ce1">
            <text:p>11.6774948521011</text:p>
          </table:table-cell>
        </table:table-row>
        <table:table-row table:style-name="ro1">
          <table:table-cell office:value-type="string" table:style-name="ce1">
            <text:p>Lucien Agoum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32</text:p>
          </table:table-cell>
          <table:table-cell office:value-type="float" office:value="12.6" table:style-name="ce1">
            <text:p>12.6</text:p>
          </table:table-cell>
          <table:table-cell office:value-type="float" office:value="7.6841365952975" table:style-name="ce1">
            <text:p>7.6841365952975</text:p>
          </table:table-cell>
          <table:table-cell office:value-type="float" office:value="11.7120168174217" table:style-name="ce1">
            <text:p>11.7120168174217</text:p>
          </table:table-cell>
          <table:table-cell office:value-type="float" office:value="11.4792139587956" table:style-name="ce1">
            <text:p>11.4792139587956</text:p>
          </table:table-cell>
          <table:table-cell office:value-type="float" office:value="13.140782208033" table:style-name="ce1">
            <text:p>13.140782208033</text:p>
          </table:table-cell>
          <table:table-cell office:value-type="float" office:value="9.66294958217385" table:style-name="ce1">
            <text:p>9.66294958217385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8.73116224237558" table:style-name="ce1">
            <text:p>8.73116224237558</text:p>
          </table:table-cell>
          <table:table-cell office:value-type="float" office:value="6.87561206001131" table:style-name="ce1">
            <text:p>6.87561206001131</text:p>
          </table:table-cell>
          <table:table-cell office:value-type="float" office:value="8.01379979472921" table:style-name="ce1">
            <text:p>8.01379979472921</text:p>
          </table:table-cell>
          <table:table-cell office:value-type="float" office:value="11.7719188630268" table:style-name="ce1">
            <text:p>11.7719188630268</text:p>
          </table:table-cell>
          <table:table-cell office:value-type="float" office:value="12.8358710820828" table:style-name="ce1">
            <text:p>12.8358710820828</text:p>
          </table:table-cell>
        </table:table-row>
        <table:table-row table:style-name="ro1">
          <table:table-cell office:value-type="string" table:style-name="ce1">
            <text:p>Marc Aguad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19</text:p>
          </table:table-cell>
          <table:table-cell office:value-type="float" office:value="12.7" table:style-name="ce1">
            <text:p>12.7</text:p>
          </table:table-cell>
          <table:table-cell office:value-type="float" office:value="6.62056280661287" table:style-name="ce1">
            <text:p>6.62056280661287</text:p>
          </table:table-cell>
          <table:table-cell office:value-type="float" office:value="13.328567692454" table:style-name="ce1">
            <text:p>13.328567692454</text:p>
          </table:table-cell>
          <table:table-cell office:value-type="float" office:value="5.96143113802578" table:style-name="ce1">
            <text:p>5.96143113802578</text:p>
          </table:table-cell>
          <table:table-cell office:value-type="float" office:value="11.1971357801873" table:style-name="ce1">
            <text:p>11.1971357801873</text:p>
          </table:table-cell>
          <table:table-cell office:value-type="float" office:value="6.52949245962795" table:style-name="ce1">
            <text:p>6.52949245962795</text:p>
          </table:table-cell>
          <table:table-cell/>
          <table:table-cell office:value-type="float" office:value="6.66927171590534" table:style-name="ce1">
            <text:p>6.66927171590534</text:p>
          </table:table-cell>
          <table:table-cell office:value-type="float" office:value="6.49504952832389" table:style-name="ce1">
            <text:p>6.49504952832389</text:p>
          </table:table-cell>
          <table:table-cell office:value-type="float" office:value="5.95968792527765" table:style-name="ce1">
            <text:p>5.95968792527765</text:p>
          </table:table-cell>
          <table:table-cell office:value-type="float" office:value="13.5517937533237" table:style-name="ce1">
            <text:p>13.5517937533237</text:p>
          </table:table-cell>
          <table:table-cell office:value-type="float" office:value="13.7309706653643" table:style-name="ce1">
            <text:p>13.7309706653643</text:p>
          </table:table-cell>
        </table:table-row>
        <table:table-row table:style-name="ro1">
          <table:table-cell office:value-type="string" table:style-name="ce1">
            <text:p>Carles Aleñá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02</text:p>
          </table:table-cell>
          <table:table-cell office:value-type="float" office:value="10.9" table:style-name="ce1">
            <text:p>10.9</text:p>
          </table:table-cell>
          <table:table-cell office:value-type="float" office:value="8.56435175587671" table:style-name="ce1">
            <text:p>8.56435175587671</text:p>
          </table:table-cell>
          <table:table-cell office:value-type="float" office:value="10.2814765538587" table:style-name="ce1">
            <text:p>10.2814765538587</text:p>
          </table:table-cell>
          <table:table-cell office:value-type="float" office:value="12.4692471635915" table:style-name="ce1">
            <text:p>12.4692471635915</text:p>
          </table:table-cell>
          <table:table-cell office:value-type="float" office:value="9.87822438958202" table:style-name="ce1">
            <text:p>9.87822438958202</text:p>
          </table:table-cell>
          <table:table-cell office:value-type="float" office:value="9.36385289575905" table:style-name="ce1">
            <text:p>9.36385289575905</text:p>
          </table:table-cell>
          <table:table-cell office:value-type="float" office:value="7.06484181821989" table:style-name="ce1">
            <text:p>7.06484181821989</text:p>
          </table:table-cell>
          <table:table-cell office:value-type="float" office:value="10.3983693517472" table:style-name="ce1">
            <text:p>10.3983693517472</text:p>
          </table:table-cell>
          <table:table-cell office:value-type="float" office:value="7.87847799967778" table:style-name="ce1">
            <text:p>7.87847799967778</text:p>
          </table:table-cell>
          <table:table-cell office:value-type="float" office:value="7.5773644126464" table:style-name="ce1">
            <text:p>7.5773644126464</text:p>
          </table:table-cell>
          <table:table-cell office:value-type="float" office:value="9.47194152483963" table:style-name="ce1">
            <text:p>9.47194152483963</text:p>
          </table:table-cell>
          <table:table-cell office:value-type="float" office:value="11.5009107571207" table:style-name="ce1">
            <text:p>11.5009107571207</text:p>
          </table:table-cell>
        </table:table-row>
        <table:table-row table:style-name="ro1">
          <table:table-cell office:value-type="string" table:style-name="ce1">
            <text:p>Domingos André Ribeiro Almeid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2</text:p>
          </table:table-cell>
          <table:table-cell office:value-type="float" office:value="8.1" table:style-name="ce1">
            <text:p>8.1</text:p>
          </table:table-cell>
          <table:table-cell office:value-type="float" office:value="9.51550359449179" table:style-name="ce1">
            <text:p>9.51550359449179</text:p>
          </table:table-cell>
          <table:table-cell office:value-type="float" office:value="10.4712253666891" table:style-name="ce1">
            <text:p>10.4712253666891</text:p>
          </table:table-cell>
          <table:table-cell office:value-type="float" office:value="9.52055261707385" table:style-name="ce1">
            <text:p>9.52055261707385</text:p>
          </table:table-cell>
          <table:table-cell office:value-type="float" office:value="11.993635521413" table:style-name="ce1">
            <text:p>11.993635521413</text:p>
          </table:table-cell>
          <table:table-cell office:value-type="float" office:value="9.96232742578326" table:style-name="ce1">
            <text:p>9.96232742578326</text:p>
          </table:table-cell>
          <table:table-cell office:value-type="float" office:value="8.77393387806082" table:style-name="ce1">
            <text:p>8.77393387806082</text:p>
          </table:table-cell>
          <table:table-cell office:value-type="float" office:value="10.0855055368527" table:style-name="ce1">
            <text:p>10.0855055368527</text:p>
          </table:table-cell>
          <table:table-cell office:value-type="float" office:value="7.72395506648326" table:style-name="ce1">
            <text:p>7.72395506648326</text:p>
          </table:table-cell>
          <table:table-cell office:value-type="float" office:value="6.34183606258395" table:style-name="ce1">
            <text:p>6.34183606258395</text:p>
          </table:table-cell>
          <table:table-cell office:value-type="float" office:value="8.0494657118757" table:style-name="ce1">
            <text:p>8.0494657118757</text:p>
          </table:table-cell>
          <table:table-cell office:value-type="float" office:value="10.5378689702443" table:style-name="ce1">
            <text:p>10.5378689702443</text:p>
          </table:table-cell>
        </table:table-row>
        <table:table-row table:style-name="ro1">
          <table:table-cell office:value-type="string" table:style-name="ce1">
            <text:p>Carlos Álva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54</text:p>
          </table:table-cell>
          <table:table-cell office:value-type="float" office:value="13.4" table:style-name="ce1">
            <text:p>13.4</text:p>
          </table:table-cell>
          <table:table-cell office:value-type="float" office:value="9.42429606040402" table:style-name="ce1">
            <text:p>9.42429606040402</text:p>
          </table:table-cell>
          <table:table-cell office:value-type="float" office:value="9.77371846146139" table:style-name="ce1">
            <text:p>9.77371846146139</text:p>
          </table:table-cell>
          <table:table-cell office:value-type="float" office:value="13.714751114337" table:style-name="ce1">
            <text:p>13.714751114337</text:p>
          </table:table-cell>
          <table:table-cell office:value-type="float" office:value="12.7537745376218" table:style-name="ce1">
            <text:p>12.7537745376218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6.07358812291508" table:style-name="ce1">
            <text:p>6.07358812291508</text:p>
          </table:table-cell>
          <table:table-cell office:value-type="float" office:value="9.87646421475095" table:style-name="ce1">
            <text:p>9.87646421475095</text:p>
          </table:table-cell>
          <table:table-cell office:value-type="float" office:value="9.5836599962418" table:style-name="ce1">
            <text:p>9.5836599962418</text:p>
          </table:table-cell>
          <table:table-cell office:value-type="float" office:value="12.6356503431731" table:style-name="ce1">
            <text:p>12.6356503431731</text:p>
          </table:table-cell>
          <table:table-cell office:value-type="float" office:value="7.94284549523014" table:style-name="ce1">
            <text:p>7.94284549523014</text:p>
          </table:table-cell>
          <table:table-cell office:value-type="float" office:value="6.16576406478506" table:style-name="ce1">
            <text:p>6.16576406478506</text:p>
          </table:table-cell>
        </table:table-row>
        <table:table-row table:style-name="ro1">
          <table:table-cell office:value-type="string" table:style-name="ce1">
            <text:p>Mauro Arambarr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099</text:p>
          </table:table-cell>
          <table:table-cell office:value-type="float" office:value="17.6" table:style-name="ce1">
            <text:p>17.6</text:p>
          </table:table-cell>
          <table:table-cell office:value-type="float" office:value="7.55535262092958" table:style-name="ce1">
            <text:p>7.55535262092958</text:p>
          </table:table-cell>
          <table:table-cell office:value-type="float" office:value="9.21857003375243" table:style-name="ce1">
            <text:p>9.21857003375243</text:p>
          </table:table-cell>
          <table:table-cell office:value-type="float" office:value="6.28963863243445" table:style-name="ce1">
            <text:p>6.28963863243445</text:p>
          </table:table-cell>
          <table:table-cell office:value-type="float" office:value="9.71184923023244" table:style-name="ce1">
            <text:p>9.71184923023244</text:p>
          </table:table-cell>
          <table:table-cell office:value-type="float" office:value="8.76921983959724" table:style-name="ce1">
            <text:p>8.76921983959724</text:p>
          </table:table-cell>
          <table:table-cell office:value-type="float" office:value="8.06974969938947" table:style-name="ce1">
            <text:p>8.06974969938947</text:p>
          </table:table-cell>
          <table:table-cell office:value-type="float" office:value="9.98101206506545" table:style-name="ce1">
            <text:p>9.98101206506545</text:p>
          </table:table-cell>
          <table:table-cell office:value-type="float" office:value="9.09690909264974" table:style-name="ce1">
            <text:p>9.09690909264974</text:p>
          </table:table-cell>
          <table:table-cell office:value-type="float" office:value="13.9248338461003" table:style-name="ce1">
            <text:p>13.9248338461003</text:p>
          </table:table-cell>
          <table:table-cell office:value-type="float" office:value="13.1799432527524" table:style-name="ce1">
            <text:p>13.1799432527524</text:p>
          </table:table-cell>
          <table:table-cell office:value-type="float" office:value="7.76892316486964" table:style-name="ce1">
            <text:p>7.76892316486964</text:p>
          </table:table-cell>
        </table:table-row>
        <table:table-row table:style-name="ro1">
          <table:table-cell office:value-type="string" table:style-name="ce1">
            <text:p>Kervin Arriag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02</text:p>
          </table:table-cell>
          <table:table-cell office:value-type="float" office:value="10" table:style-name="ce1">
            <text:p>10</text:p>
          </table:table-cell>
          <table:table-cell office:value-type="float" office:value="6.97656302958655" table:style-name="ce1">
            <text:p>6.97656302958655</text:p>
          </table:table-cell>
          <table:table-cell office:value-type="float" office:value="10.0277964596871" table:style-name="ce1">
            <text:p>10.0277964596871</text:p>
          </table:table-cell>
          <table:table-cell office:value-type="float" office:value="7.71185765247668" table:style-name="ce1">
            <text:p>7.71185765247668</text:p>
          </table:table-cell>
          <table:table-cell office:value-type="float" office:value="8.88309588686387" table:style-name="ce1">
            <text:p>8.88309588686387</text:p>
          </table:table-cell>
          <table:table-cell office:value-type="float" office:value="7.05968461362144" table:style-name="ce1">
            <text:p>7.05968461362144</text:p>
          </table:table-cell>
          <table:table-cell office:value-type="float" office:value="6.33860507506106" table:style-name="ce1">
            <text:p>6.33860507506106</text:p>
          </table:table-cell>
          <table:table-cell office:value-type="float" office:value="6.30905898397889" table:style-name="ce1">
            <text:p>6.30905898397889</text:p>
          </table:table-cell>
          <table:table-cell office:value-type="float" office:value="7.98218124608271" table:style-name="ce1">
            <text:p>7.98218124608271</text:p>
          </table:table-cell>
          <table:table-cell office:value-type="float" office:value="7.5773644126464" table:style-name="ce1">
            <text:p>7.5773644126464</text:p>
          </table:table-cell>
          <table:table-cell office:value-type="float" office:value="12.3936695426615" table:style-name="ce1">
            <text:p>12.3936695426615</text:p>
          </table:table-cell>
          <table:table-cell office:value-type="float" office:value="12.5243324875806" table:style-name="ce1">
            <text:p>12.5243324875806</text:p>
          </table:table-cell>
        </table:table-row>
        <table:table-row table:style-name="ro1">
          <table:table-cell office:value-type="string" table:style-name="ce1">
            <text:p>Ander Barrenetxe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11</text:p>
          </table:table-cell>
          <table:table-cell office:value-type="float" office:value="11.1" table:style-name="ce1">
            <text:p>11.1</text:p>
          </table:table-cell>
          <table:table-cell office:value-type="float" office:value="10.7986478963941" table:style-name="ce1">
            <text:p>10.7986478963941</text:p>
          </table:table-cell>
          <table:table-cell office:value-type="float" office:value="9.5355307895176" table:style-name="ce1">
            <text:p>9.5355307895176</text:p>
          </table:table-cell>
          <table:table-cell office:value-type="float" office:value="16.3516134401151" table:style-name="ce1">
            <text:p>16.3516134401151</text:p>
          </table:table-cell>
          <table:table-cell office:value-type="float" office:value="9.93367410556625" table:style-name="ce1">
            <text:p>9.93367410556625</text:p>
          </table:table-cell>
          <table:table-cell office:value-type="float" office:value="16.8800882731922" table:style-name="ce1">
            <text:p>16.8800882731922</text:p>
          </table:table-cell>
          <table:table-cell office:value-type="float" office:value="8.66984106298355" table:style-name="ce1">
            <text:p>8.66984106298355</text:p>
          </table:table-cell>
          <table:table-cell office:value-type="float" office:value="17.1756559682449" table:style-name="ce1">
            <text:p>17.1756559682449</text:p>
          </table:table-cell>
          <table:table-cell office:value-type="float" office:value="9.74632905074662" table:style-name="ce1">
            <text:p>9.74632905074662</text:p>
          </table:table-cell>
          <table:table-cell office:value-type="float" office:value="12.6356503431731" table:style-name="ce1">
            <text:p>12.6356503431731</text:p>
          </table:table-cell>
          <table:table-cell office:value-type="float" office:value="8.58985128230929" table:style-name="ce1">
            <text:p>8.58985128230929</text:p>
          </table:table-cell>
          <table:table-cell office:value-type="float" office:value="2.7486138991489" table:style-name="ce1">
            <text:p>2.7486138991489</text:p>
          </table:table-cell>
        </table:table-row>
        <table:table-row table:style-name="ro1">
          <table:table-cell office:value-type="string" table:style-name="ce1">
            <text:p>Pablo Barrio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06</text:p>
          </table:table-cell>
          <table:table-cell office:value-type="float" office:value="15" table:style-name="ce1">
            <text:p>15</text:p>
          </table:table-cell>
          <table:table-cell office:value-type="float" office:value="7.85731646085412" table:style-name="ce1">
            <text:p>7.85731646085412</text:p>
          </table:table-cell>
          <table:table-cell office:value-type="float" office:value="15.177489210327" table:style-name="ce1">
            <text:p>15.177489210327</text:p>
          </table:table-cell>
          <table:table-cell office:value-type="float" office:value="8.34548079687715" table:style-name="ce1">
            <text:p>8.34548079687715</text:p>
          </table:table-cell>
          <table:table-cell office:value-type="float" office:value="15.1339204504253" table:style-name="ce1">
            <text:p>15.1339204504253</text:p>
          </table:table-cell>
          <table:table-cell office:value-type="float" office:value="17.3482068990927" table:style-name="ce1">
            <text:p>17.3482068990927</text:p>
          </table:table-cell>
          <table:table-cell office:value-type="float" office:value="11.2554387280621" table:style-name="ce1">
            <text:p>11.2554387280621</text:p>
          </table:table-cell>
          <table:table-cell office:value-type="float" office:value="14.8357613134948" table:style-name="ce1">
            <text:p>14.8357613134948</text:p>
          </table:table-cell>
          <table:table-cell office:value-type="float" office:value="8.13870049973163" table:style-name="ce1">
            <text:p>8.13870049973163</text:p>
          </table:table-cell>
          <table:table-cell office:value-type="float" office:value="9.52224030366626" table:style-name="ce1">
            <text:p>9.52224030366626</text:p>
          </table:table-cell>
          <table:table-cell office:value-type="float" office:value="11.9818363919892" table:style-name="ce1">
            <text:p>11.9818363919892</text:p>
          </table:table-cell>
          <table:table-cell office:value-type="float" office:value="9.38236354309753" table:style-name="ce1">
            <text:p>9.38236354309753</text:p>
          </table:table-cell>
        </table:table-row>
        <table:table-row table:style-name="ro1">
          <table:table-cell office:value-type="string" table:style-name="ce1">
            <text:p>Jude Bellingham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92</text:p>
          </table:table-cell>
          <table:table-cell office:value-type="float" office:value="12.2" table:style-name="ce1">
            <text:p>12.2</text:p>
          </table:table-cell>
          <table:table-cell office:value-type="float" office:value="11.050111750233" table:style-name="ce1">
            <text:p>11.050111750233</text:p>
          </table:table-cell>
          <table:table-cell office:value-type="float" office:value="13.5134431235969" table:style-name="ce1">
            <text:p>13.5134431235969</text:p>
          </table:table-cell>
          <table:table-cell office:value-type="float" office:value="14.1273529567524" table:style-name="ce1">
            <text:p>14.1273529567524</text:p>
          </table:table-cell>
          <table:table-cell office:value-type="float" office:value="15.5694806004622" table:style-name="ce1">
            <text:p>15.5694806004622</text:p>
          </table:table-cell>
          <table:table-cell office:value-type="float" office:value="12.2876690912122" table:style-name="ce1">
            <text:p>12.2876690912122</text:p>
          </table:table-cell>
          <table:table-cell office:value-type="float" office:value="10.8936551648463" table:style-name="ce1">
            <text:p>10.8936551648463</text:p>
          </table:table-cell>
          <table:table-cell office:value-type="float" office:value="13.6719235497095" table:style-name="ce1">
            <text:p>13.6719235497095</text:p>
          </table:table-cell>
          <table:table-cell office:value-type="float" office:value="13.6015615425729" table:style-name="ce1">
            <text:p>13.6015615425729</text:p>
          </table:table-cell>
          <table:table-cell office:value-type="float" office:value="16.5616319430468" table:style-name="ce1">
            <text:p>16.5616319430468</text:p>
          </table:table-cell>
          <table:table-cell office:value-type="float" office:value="12.0858342894169" table:style-name="ce1">
            <text:p>12.0858342894169</text:p>
          </table:table-cell>
          <table:table-cell office:value-type="float" office:value="13.340719419731" table:style-name="ce1">
            <text:p>13.340719419731</text:p>
          </table:table-cell>
        </table:table-row>
        <table:table-row table:style-name="ro1">
          <table:table-cell office:value-type="string" table:style-name="ce1">
            <text:p>Antonio Blanc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68</text:p>
          </table:table-cell>
          <table:table-cell office:value-type="float" office:value="15.4" table:style-name="ce1">
            <text:p>15.4</text:p>
          </table:table-cell>
          <table:table-cell office:value-type="float" office:value="7.24206269171172" table:style-name="ce1">
            <text:p>7.24206269171172</text:p>
          </table:table-cell>
          <table:table-cell office:value-type="float" office:value="15.6142736890442" table:style-name="ce1">
            <text:p>15.6142736890442</text:p>
          </table:table-cell>
          <table:table-cell office:value-type="float" office:value="8.47427964684576" table:style-name="ce1">
            <text:p>8.47427964684576</text:p>
          </table:table-cell>
          <table:table-cell office:value-type="float" office:value="14.2531510668997" table:style-name="ce1">
            <text:p>14.2531510668997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15.1501554293477" table:style-name="ce1">
            <text:p>15.1501554293477</text:p>
          </table:table-cell>
          <table:table-cell office:value-type="float" office:value="7.91799930475344" table:style-name="ce1">
            <text:p>7.91799930475344</text:p>
          </table:table-cell>
          <table:table-cell office:value-type="float" office:value="8.08640342007723" table:style-name="ce1">
            <text:p>8.08640342007723</text:p>
          </table:table-cell>
          <table:table-cell office:value-type="float" office:value="6.60542118602411" table:style-name="ce1">
            <text:p>6.60542118602411</text:p>
          </table:table-cell>
          <table:table-cell office:value-type="float" office:value="15.4385462721493" table:style-name="ce1">
            <text:p>15.4385462721493</text:p>
          </table:table-cell>
          <table:table-cell office:value-type="float" office:value="9.9370828640138" table:style-name="ce1">
            <text:p>9.9370828640138</text:p>
          </table:table-cell>
        </table:table-row>
        <table:table-row table:style-name="ro1">
          <table:table-cell office:value-type="string" table:style-name="ce1">
            <text:p>Brugu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64</text:p>
          </table:table-cell>
          <table:table-cell office:value-type="float" office:value="10" table:style-name="ce1">
            <text:p>10</text:p>
          </table:table-cell>
          <table:table-cell office:value-type="float" office:value="7.0672283569098" table:style-name="ce1">
            <text:p>7.0672283569098</text:p>
          </table:table-cell>
          <table:table-cell office:value-type="float" office:value="7.06868433236526" table:style-name="ce1">
            <text:p>7.06868433236526</text:p>
          </table:table-cell>
          <table:table-cell office:value-type="float" office:value="8.21730516244817" table:style-name="ce1">
            <text:p>8.21730516244817</text:p>
          </table:table-cell>
          <table:table-cell office:value-type="float" office:value="6.54229923933513" table:style-name="ce1">
            <text:p>6.54229923933513</text:p>
          </table:table-cell>
          <table:table-cell office:value-type="float" office:value="10.2613024617622" table:style-name="ce1">
            <text:p>10.2613024617622</text:p>
          </table:table-cell>
          <table:table-cell office:value-type="float" office:value="9.03534673885512" table:style-name="ce1">
            <text:p>9.03534673885512</text:p>
          </table:table-cell>
          <table:table-cell office:value-type="float" office:value="11.5267243866761" table:style-name="ce1">
            <text:p>11.5267243866761</text:p>
          </table:table-cell>
          <table:table-cell office:value-type="float" office:value="9.04302928975529" table:style-name="ce1">
            <text:p>9.04302928975529</text:p>
          </table:table-cell>
          <table:table-cell office:value-type="float" office:value="8.6095902829973" table:style-name="ce1">
            <text:p>8.6095902829973</text:p>
          </table:table-cell>
          <table:table-cell office:value-type="float" office:value="8.37236350569904" table:style-name="ce1">
            <text:p>8.37236350569904</text:p>
          </table:table-cell>
          <table:table-cell office:value-type="float" office:value="3.35296185792583" table:style-name="ce1">
            <text:p>3.35296185792583</text:p>
          </table:table-cell>
        </table:table-row>
        <table:table-row table:style-name="ro1">
          <table:table-cell office:value-type="string" table:style-name="ce1">
            <text:p>Tajon Buchan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333</text:p>
          </table:table-cell>
          <table:table-cell office:value-type="float" office:value="11" table:style-name="ce1">
            <text:p>11</text:p>
          </table:table-cell>
          <table:table-cell office:value-type="float" office:value="8.27907886878" table:style-name="ce1">
            <text:p>8.27907886878</text:p>
          </table:table-cell>
          <table:table-cell office:value-type="float" office:value="8.18719691654666" table:style-name="ce1">
            <text:p>8.18719691654666</text:p>
          </table:table-cell>
          <table:table-cell office:value-type="float" office:value="9.12573163897623" table:style-name="ce1">
            <text:p>9.12573163897623</text:p>
          </table:table-cell>
          <table:table-cell office:value-type="float" office:value="7.0330847754345" table:style-name="ce1">
            <text:p>7.0330847754345</text:p>
          </table:table-cell>
          <table:table-cell office:value-type="float" office:value="14.0643259186133" table:style-name="ce1">
            <text:p>14.0643259186133</text:p>
          </table:table-cell>
          <table:table-cell office:value-type="float" office:value="6.58047287512755" table:style-name="ce1">
            <text:p>6.58047287512755</text:p>
          </table:table-cell>
          <table:table-cell office:value-type="float" office:value="15.1766787215533" table:style-name="ce1">
            <text:p>15.1766787215533</text:p>
          </table:table-cell>
          <table:table-cell office:value-type="float" office:value="9.80056344699933" table:style-name="ce1">
            <text:p>9.80056344699933</text:p>
          </table:table-cell>
          <table:table-cell office:value-type="float" office:value="14.6078510534011" table:style-name="ce1">
            <text:p>14.6078510534011</text:p>
          </table:table-cell>
          <table:table-cell office:value-type="float" office:value="10.2495372061782" table:style-name="ce1">
            <text:p>10.2495372061782</text:p>
          </table:table-cell>
          <table:table-cell office:value-type="float" office:value="12.4956193237998" table:style-name="ce1">
            <text:p>12.4956193237998</text:p>
          </table:table-cell>
        </table:table-row>
        <table:table-row table:style-name="ro1">
          <table:table-cell office:value-type="string" table:style-name="ce1">
            <text:p>Sergio Carrei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5-086</text:p>
          </table:table-cell>
          <table:table-cell office:value-type="float" office:value="14.3" table:style-name="ce1">
            <text:p>14.3</text:p>
          </table:table-cell>
          <table:table-cell office:value-type="float" office:value="7.0012261143276" table:style-name="ce1">
            <text:p>7.0012261143276</text:p>
          </table:table-cell>
          <table:table-cell office:value-type="float" office:value="14.8784598618082" table:style-name="ce1">
            <text:p>14.8784598618082</text:p>
          </table:table-cell>
          <table:table-cell office:value-type="float" office:value="7.83703199679068" table:style-name="ce1">
            <text:p>7.83703199679068</text:p>
          </table:table-cell>
          <table:table-cell office:value-type="float" office:value="11.3587865439571" table:style-name="ce1">
            <text:p>11.3587865439571</text:p>
          </table:table-cell>
          <table:table-cell office:value-type="float" office:value="13.3429358938486" table:style-name="ce1">
            <text:p>13.3429358938486</text:p>
          </table:table-cell>
          <table:table-cell office:value-type="float" office:value="10.2126297987954" table:style-name="ce1">
            <text:p>10.2126297987954</text:p>
          </table:table-cell>
          <table:table-cell office:value-type="float" office:value="16.0068985469277" table:style-name="ce1">
            <text:p>16.0068985469277</text:p>
          </table:table-cell>
          <table:table-cell office:value-type="float" office:value="6.82733522280656" table:style-name="ce1">
            <text:p>6.82733522280656</text:p>
          </table:table-cell>
          <table:table-cell office:value-type="float" office:value="8.16141783343876" table:style-name="ce1">
            <text:p>8.16141783343876</text:p>
          </table:table-cell>
          <table:table-cell office:value-type="float" office:value="13.6423604404229" table:style-name="ce1">
            <text:p>13.6423604404229</text:p>
          </table:table-cell>
          <table:table-cell office:value-type="float" office:value="12.3220357677569" table:style-name="ce1">
            <text:p>12.3220357677569</text:p>
          </table:table-cell>
        </table:table-row>
        <table:table-row table:style-name="ro1">
          <table:table-cell office:value-type="string" table:style-name="ce1">
            <text:p>Pathé Cis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1-297</text:p>
          </table:table-cell>
          <table:table-cell office:value-type="float" office:value="10.7" table:style-name="ce1">
            <text:p>10.7</text:p>
          </table:table-cell>
          <table:table-cell office:value-type="float" office:value="7.69275651999833" table:style-name="ce1">
            <text:p>7.69275651999833</text:p>
          </table:table-cell>
          <table:table-cell office:value-type="float" office:value="13.0853746226913" table:style-name="ce1">
            <text:p>13.0853746226913</text:p>
          </table:table-cell>
          <table:table-cell office:value-type="float" office:value="6.06948088118627" table:style-name="ce1">
            <text:p>6.06948088118627</text:p>
          </table:table-cell>
          <table:table-cell office:value-type="float" office:value="13.6041580170701" table:style-name="ce1">
            <text:p>13.6041580170701</text:p>
          </table:table-cell>
          <table:table-cell office:value-type="float" office:value="7.33345177944173" table:style-name="ce1">
            <text:p>7.33345177944173</text:p>
          </table:table-cell>
          <table:table-cell office:value-type="float" office:value="8.93059712262433" table:style-name="ce1">
            <text:p>8.93059712262433</text:p>
          </table:table-cell>
          <table:table-cell office:value-type="float" office:value="6.48758068239099" table:style-name="ce1">
            <text:p>6.48758068239099</text:p>
          </table:table-cell>
          <table:table-cell office:value-type="float" office:value="8.34904662627957" table:style-name="ce1">
            <text:p>8.34904662627957</text:p>
          </table:table-cell>
          <table:table-cell office:value-type="float" office:value="7.72169792156878" table:style-name="ce1">
            <text:p>7.72169792156878</text:p>
          </table:table-cell>
          <table:table-cell office:value-type="float" office:value="13.4602546669695" table:style-name="ce1">
            <text:p>13.4602546669695</text:p>
          </table:table-cell>
          <table:table-cell office:value-type="float" office:value="10.6322383643584" table:style-name="ce1">
            <text:p>10.6322383643584</text:p>
          </table:table-cell>
        </table:table-row>
        <table:table-row table:style-name="ro1">
          <table:table-cell office:value-type="string" table:style-name="ce1">
            <text:p>Santiago Colombatt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55</text:p>
          </table:table-cell>
          <table:table-cell office:value-type="float" office:value="11.8" table:style-name="ce1">
            <text:p>11.8</text:p>
          </table:table-cell>
          <table:table-cell office:value-type="float" office:value="7.95323987430828" table:style-name="ce1">
            <text:p>7.95323987430828</text:p>
          </table:table-cell>
          <table:table-cell office:value-type="float" office:value="11.6513951233985" table:style-name="ce1">
            <text:p>11.6513951233985</text:p>
          </table:table-cell>
          <table:table-cell office:value-type="float" office:value="9.91643305428788" table:style-name="ce1">
            <text:p>9.91643305428788</text:p>
          </table:table-cell>
          <table:table-cell office:value-type="float" office:value="11.1430311643972" table:style-name="ce1">
            <text:p>11.1430311643972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16.5605937879756" table:style-name="ce1">
            <text:p>16.5605937879756</text:p>
          </table:table-cell>
          <table:table-cell office:value-type="float" office:value="8.83439463839941" table:style-name="ce1">
            <text:p>8.83439463839941</text:p>
          </table:table-cell>
          <table:table-cell office:value-type="float" office:value="7.31856209263642" table:style-name="ce1">
            <text:p>7.31856209263642</text:p>
          </table:table-cell>
          <table:table-cell office:value-type="float" office:value="6.47277502814626" table:style-name="ce1">
            <text:p>6.47277502814626</text:p>
          </table:table-cell>
          <table:table-cell office:value-type="float" office:value="10.9108376945739" table:style-name="ce1">
            <text:p>10.9108376945739</text:p>
          </table:table-cell>
          <table:table-cell office:value-type="float" office:value="9.87366449887783" table:style-name="ce1">
            <text:p>9.87366449887783</text:p>
          </table:table-cell>
        </table:table-row>
        <table:table-row table:style-name="ro1">
          <table:table-cell office:value-type="string" table:style-name="ce1">
            <text:p>Santi Comesañ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94</text:p>
          </table:table-cell>
          <table:table-cell office:value-type="float" office:value="12.8" table:style-name="ce1">
            <text:p>12.8</text:p>
          </table:table-cell>
          <table:table-cell office:value-type="float" office:value="8.1993956355865" table:style-name="ce1">
            <text:p>8.1993956355865</text:p>
          </table:table-cell>
          <table:table-cell office:value-type="float" office:value="11.8025934002812" table:style-name="ce1">
            <text:p>11.8025934002812</text:p>
          </table:table-cell>
          <table:table-cell office:value-type="float" office:value="12.4692471635915" table:style-name="ce1">
            <text:p>12.4692471635915</text:p>
          </table:table-cell>
          <table:table-cell office:value-type="float" office:value="11.9415426792974" table:style-name="ce1">
            <text:p>11.9415426792974</text:p>
          </table:table-cell>
          <table:table-cell office:value-type="float" office:value="9.96232742578326" table:style-name="ce1">
            <text:p>9.96232742578326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10.9160333121926" table:style-name="ce1">
            <text:p>10.9160333121926</text:p>
          </table:table-cell>
          <table:table-cell office:value-type="float" office:value="8.03422917920627" table:style-name="ce1">
            <text:p>8.03422917920627</text:p>
          </table:table-cell>
          <table:table-cell office:value-type="float" office:value="12.907286436809" table:style-name="ce1">
            <text:p>12.907286436809</text:p>
          </table:table-cell>
          <table:table-cell office:value-type="float" office:value="12.8914228127734" table:style-name="ce1">
            <text:p>12.8914228127734</text:p>
          </table:table-cell>
          <table:table-cell office:value-type="float" office:value="8.81513156365207" table:style-name="ce1">
            <text:p>8.81513156365207</text:p>
          </table:table-cell>
        </table:table-row>
        <table:table-row table:style-name="ro1">
          <table:table-cell office:value-type="string" table:style-name="ce1">
            <text:p>Samu Cost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41</text:p>
          </table:table-cell>
          <table:table-cell office:value-type="float" office:value="12.3" table:style-name="ce1">
            <text:p>12.3</text:p>
          </table:table-cell>
          <table:table-cell office:value-type="float" office:value="7.1835352043694" table:style-name="ce1">
            <text:p>7.1835352043694</text:p>
          </table:table-cell>
          <table:table-cell office:value-type="float" office:value="10.6288745756191" table:style-name="ce1">
            <text:p>10.6288745756191</text:p>
          </table:table-cell>
          <table:table-cell office:value-type="float" office:value="7.09994270388583" table:style-name="ce1">
            <text:p>7.09994270388583</text:p>
          </table:table-cell>
          <table:table-cell office:value-type="float" office:value="9.60095429369541" table:style-name="ce1">
            <text:p>9.60095429369541</text:p>
          </table:table-cell>
          <table:table-cell office:value-type="float" office:value="9.36385289575905" table:style-name="ce1">
            <text:p>9.36385289575905</text:p>
          </table:table-cell>
          <table:table-cell office:value-type="float" office:value="7.06484181821989" table:style-name="ce1">
            <text:p>7.06484181821989</text:p>
          </table:table-cell>
          <table:table-cell office:value-type="float" office:value="9.14555414677362" table:style-name="ce1">
            <text:p>9.14555414677362</text:p>
          </table:table-cell>
          <table:table-cell office:value-type="float" office:value="8.56107197576992" table:style-name="ce1">
            <text:p>8.56107197576992</text:p>
          </table:table-cell>
          <table:table-cell office:value-type="float" office:value="11.3448856486319" table:style-name="ce1">
            <text:p>11.3448856486319</text:p>
          </table:table-cell>
          <table:table-cell office:value-type="float" office:value="14.5714137330975" table:style-name="ce1">
            <text:p>14.5714137330975</text:p>
          </table:table-cell>
          <table:table-cell office:value-type="float" office:value="6.87754554526597" table:style-name="ce1">
            <text:p>6.87754554526597</text:p>
          </table:table-cell>
        </table:table-row>
        <table:table-row table:style-name="ro1">
          <table:table-cell office:value-type="string" table:style-name="ce1">
            <text:p>Sergi Dard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016</text:p>
          </table:table-cell>
          <table:table-cell office:value-type="float" office:value="14.3" table:style-name="ce1">
            <text:p>14.3</text:p>
          </table:table-cell>
          <table:table-cell office:value-type="float" office:value="8.88837303898123" table:style-name="ce1">
            <text:p>8.88837303898123</text:p>
          </table:table-cell>
          <table:table-cell office:value-type="float" office:value="11.4837553614272" table:style-name="ce1">
            <text:p>11.4837553614272</text:p>
          </table:table-cell>
          <table:table-cell office:value-type="float" office:value="12.1049498543922" table:style-name="ce1">
            <text:p>12.1049498543922</text:p>
          </table:table-cell>
          <table:table-cell office:value-type="float" office:value="12.8518157132239" table:style-name="ce1">
            <text:p>12.8518157132239</text:p>
          </table:table-cell>
          <table:table-cell office:value-type="float" office:value="13.5905652959993" table:style-name="ce1">
            <text:p>13.5905652959993</text:p>
          </table:table-cell>
          <table:table-cell office:value-type="float" office:value="10.1599280386788" table:style-name="ce1">
            <text:p>10.1599280386788</text:p>
          </table:table-cell>
          <table:table-cell office:value-type="float" office:value="12.7857805875694" table:style-name="ce1">
            <text:p>12.7857805875694</text:p>
          </table:table-cell>
          <table:table-cell office:value-type="float" office:value="8.24364912624985" table:style-name="ce1">
            <text:p>8.24364912624985</text:p>
          </table:table-cell>
          <table:table-cell office:value-type="float" office:value="7.5773644126464" table:style-name="ce1">
            <text:p>7.5773644126464</text:p>
          </table:table-cell>
          <table:table-cell office:value-type="float" office:value="8.58985128230929" table:style-name="ce1">
            <text:p>8.58985128230929</text:p>
          </table:table-cell>
          <table:table-cell office:value-type="float" office:value="7.07719801432653" table:style-name="ce1">
            <text:p>7.07719801432653</text:p>
          </table:table-cell>
        </table:table-row>
        <table:table-row table:style-name="ro1">
          <table:table-cell office:value-type="string" table:style-name="ce1">
            <text:p>Leander Dendonck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67</text:p>
          </table:table-cell>
          <table:table-cell office:value-type="float" office:value="14.3" table:style-name="ce1">
            <text:p>14.3</text:p>
          </table:table-cell>
          <table:table-cell office:value-type="float" office:value="6.82961194074014" table:style-name="ce1">
            <text:p>6.82961194074014</text:p>
          </table:table-cell>
          <table:table-cell office:value-type="float" office:value="11.5601200845019" table:style-name="ce1">
            <text:p>11.5601200845019</text:p>
          </table:table-cell>
          <table:table-cell office:value-type="float" office:value="6.62963904160019" table:style-name="ce1">
            <text:p>6.62963904160019</text:p>
          </table:table-cell>
          <table:table-cell office:value-type="float" office:value="9.54552642337686" table:style-name="ce1">
            <text:p>9.54552642337686</text:p>
          </table:table-cell>
          <table:table-cell office:value-type="float" office:value="8.47501398639537" table:style-name="ce1">
            <text:p>8.47501398639537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8.0181656217303" table:style-name="ce1">
            <text:p>8.0181656217303</text:p>
          </table:table-cell>
          <table:table-cell office:value-type="float" office:value="7.87847799967778" table:style-name="ce1">
            <text:p>7.87847799967778</text:p>
          </table:table-cell>
          <table:table-cell office:value-type="float" office:value="8.45939488176992" table:style-name="ce1">
            <text:p>8.45939488176992</text:p>
          </table:table-cell>
          <table:table-cell office:value-type="float" office:value="14.6495705094944" table:style-name="ce1">
            <text:p>14.6495705094944</text:p>
          </table:table-cell>
          <table:table-cell office:value-type="float" office:value="11.2708291846775" table:style-name="ce1">
            <text:p>11.2708291846775</text:p>
          </table:table-cell>
        </table:table-row>
        <table:table-row table:style-name="ro1">
          <table:table-cell office:value-type="string" table:style-name="ce1">
            <text:p>Pedro Día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16</text:p>
          </table:table-cell>
          <table:table-cell office:value-type="float" office:value="9.3" table:style-name="ce1">
            <text:p>9.3</text:p>
          </table:table-cell>
          <table:table-cell office:value-type="float" office:value="8.16406508155429" table:style-name="ce1">
            <text:p>8.16406508155429</text:p>
          </table:table-cell>
          <table:table-cell office:value-type="float" office:value="8.91879142300724" table:style-name="ce1">
            <text:p>8.91879142300724</text:p>
          </table:table-cell>
          <table:table-cell office:value-type="float" office:value="6.74546187226839" table:style-name="ce1">
            <text:p>6.74546187226839</text:p>
          </table:table-cell>
          <table:table-cell office:value-type="float" office:value="7.96353784424733" table:style-name="ce1">
            <text:p>7.96353784424733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8.46262118151696" table:style-name="ce1">
            <text:p>8.46262118151696</text:p>
          </table:table-cell>
          <table:table-cell office:value-type="float" office:value="10.6061432518915" table:style-name="ce1">
            <text:p>10.6061432518915</text:p>
          </table:table-cell>
          <table:table-cell office:value-type="float" office:value="8.08640342007723" table:style-name="ce1">
            <text:p>8.08640342007723</text:p>
          </table:table-cell>
          <table:table-cell office:value-type="float" office:value="6.87564221624578" table:style-name="ce1">
            <text:p>6.87564221624578</text:p>
          </table:table-cell>
          <table:table-cell office:value-type="float" office:value="8.37236350569904" table:style-name="ce1">
            <text:p>8.37236350569904</text:p>
          </table:table-cell>
          <table:table-cell office:value-type="float" office:value="5.53040473375254" table:style-name="ce1">
            <text:p>5.53040473375254</text:p>
          </table:table-cell>
        </table:table-row>
        <table:table-row table:style-name="ro1">
          <table:table-cell office:value-type="string" table:style-name="ce1">
            <text:p>Edu Expósit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59</text:p>
          </table:table-cell>
          <table:table-cell office:value-type="float" office:value="13.1" table:style-name="ce1">
            <text:p>13.1</text:p>
          </table:table-cell>
          <table:table-cell office:value-type="float" office:value="11.4409489480385" table:style-name="ce1">
            <text:p>11.4409489480385</text:p>
          </table:table-cell>
          <table:table-cell office:value-type="float" office:value="10.848658528696" table:style-name="ce1">
            <text:p>10.848658528696</text:p>
          </table:table-cell>
          <table:table-cell office:value-type="float" office:value="17.7603606544363" table:style-name="ce1">
            <text:p>17.7603606544363</text:p>
          </table:table-cell>
          <table:table-cell office:value-type="float" office:value="15.1690137807691" table:style-name="ce1">
            <text:p>15.1690137807691</text:p>
          </table:table-cell>
          <table:table-cell office:value-type="float" office:value="10.2613024617622" table:style-name="ce1">
            <text:p>10.2613024617622</text:p>
          </table:table-cell>
          <table:table-cell office:value-type="float" office:value="13.2409963350624" table:style-name="ce1">
            <text:p>13.2409963350624</text:p>
          </table:table-cell>
          <table:table-cell office:value-type="float" office:value="11.4259610072604" table:style-name="ce1">
            <text:p>11.4259610072604</text:p>
          </table:table-cell>
          <table:table-cell office:value-type="float" office:value="8.82810306390896" table:style-name="ce1">
            <text:p>8.82810306390896</text:p>
          </table:table-cell>
          <table:table-cell office:value-type="float" office:value="7.15208158750812" table:style-name="ce1">
            <text:p>7.15208158750812</text:p>
          </table:table-cell>
          <table:table-cell office:value-type="float" office:value="8.91877642267804" table:style-name="ce1">
            <text:p>8.91877642267804</text:p>
          </table:table-cell>
          <table:table-cell office:value-type="float" office:value="9.06652266323937" table:style-name="ce1">
            <text:p>9.06652266323937</text:p>
          </table:table-cell>
        </table:table-row>
        <table:table-row table:style-name="ro1">
          <table:table-cell office:value-type="string" table:style-name="ce1">
            <text:p>Aleix Feb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339</text:p>
          </table:table-cell>
          <table:table-cell office:value-type="float" office:value="18" table:style-name="ce1">
            <text:p>18</text:p>
          </table:table-cell>
          <table:table-cell office:value-type="float" office:value="7.9969920184846" table:style-name="ce1">
            <text:p>7.9969920184846</text:p>
          </table:table-cell>
          <table:table-cell office:value-type="float" office:value="16.9739908215249" table:style-name="ce1">
            <text:p>16.9739908215249</text:p>
          </table:table-cell>
          <table:table-cell office:value-type="float" office:value="9.65247298359564" table:style-name="ce1">
            <text:p>9.65247298359564</text:p>
          </table:table-cell>
          <table:table-cell office:value-type="float" office:value="16.7515407463552" table:style-name="ce1">
            <text:p>16.7515407463552</text:p>
          </table:table-cell>
          <table:table-cell office:value-type="float" office:value="17.3482068990927" table:style-name="ce1">
            <text:p>17.3482068990927</text:p>
          </table:table-cell>
          <table:table-cell office:value-type="float" office:value="11.2554387280621" table:style-name="ce1">
            <text:p>11.2554387280621</text:p>
          </table:table-cell>
          <table:table-cell office:value-type="float" office:value="15.9535067261699" table:style-name="ce1">
            <text:p>15.9535067261699</text:p>
          </table:table-cell>
          <table:table-cell office:value-type="float" office:value="8.13870049973163" table:style-name="ce1">
            <text:p>8.13870049973163</text:p>
          </table:table-cell>
          <table:table-cell office:value-type="float" office:value="9.36920902286213" table:style-name="ce1">
            <text:p>9.36920902286213</text:p>
          </table:table-cell>
          <table:table-cell office:value-type="float" office:value="10.9108376945739" table:style-name="ce1">
            <text:p>10.9108376945739</text:p>
          </table:table-cell>
          <table:table-cell office:value-type="float" office:value="11.5009107571207" table:style-name="ce1">
            <text:p>11.5009107571207</text:p>
          </table:table-cell>
        </table:table-row>
        <table:table-row table:style-name="ro1">
          <table:table-cell office:value-type="string" table:style-name="ce1">
            <text:p>Pablo Fornal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319</text:p>
          </table:table-cell>
          <table:table-cell office:value-type="float" office:value="16.4" table:style-name="ce1">
            <text:p>16.4</text:p>
          </table:table-cell>
          <table:table-cell office:value-type="float" office:value="11.2817734686979" table:style-name="ce1">
            <text:p>11.2817734686979</text:p>
          </table:table-cell>
          <table:table-cell office:value-type="float" office:value="15.3055691095129" table:style-name="ce1">
            <text:p>15.3055691095129</text:p>
          </table:table-cell>
          <table:table-cell office:value-type="float" office:value="16.7363233015276" table:style-name="ce1">
            <text:p>16.7363233015276</text:p>
          </table:table-cell>
          <table:table-cell office:value-type="float" office:value="16.8746529212748" table:style-name="ce1">
            <text:p>16.8746529212748</text:p>
          </table:table-cell>
          <table:table-cell office:value-type="float" office:value="12.8275424702235" table:style-name="ce1">
            <text:p>12.8275424702235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15.1766787215533" table:style-name="ce1">
            <text:p>15.1766787215533</text:p>
          </table:table-cell>
          <table:table-cell office:value-type="float" office:value="9.3129024074012" table:style-name="ce1">
            <text:p>9.3129024074012</text:p>
          </table:table-cell>
          <table:table-cell office:value-type="float" office:value="14.6078510534011" table:style-name="ce1">
            <text:p>14.6078510534011</text:p>
          </table:table-cell>
          <table:table-cell office:value-type="float" office:value="11.4526566829053" table:style-name="ce1">
            <text:p>11.4526566829053</text:p>
          </table:table-cell>
          <table:table-cell office:value-type="float" office:value="7.09157915598364" table:style-name="ce1">
            <text:p>7.09157915598364</text:p>
          </table:table-cell>
        </table:table-row>
        <table:table-row table:style-name="ro1">
          <table:table-cell office:value-type="string" table:style-name="ce1">
            <text:p>Iñigo Ruiz de Galarret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154</text:p>
          </table:table-cell>
          <table:table-cell office:value-type="float" office:value="12.1" table:style-name="ce1">
            <text:p>12.1</text:p>
          </table:table-cell>
          <table:table-cell office:value-type="float" office:value="7.83123672672344" table:style-name="ce1">
            <text:p>7.83123672672344</text:p>
          </table:table-cell>
          <table:table-cell office:value-type="float" office:value="12.0567635392503" table:style-name="ce1">
            <text:p>12.0567635392503</text:p>
          </table:table-cell>
          <table:table-cell office:value-type="float" office:value="7.71185765247668" table:style-name="ce1">
            <text:p>7.71185765247668</text:p>
          </table:table-cell>
          <table:table-cell office:value-type="float" office:value="14.0004233333931" table:style-name="ce1">
            <text:p>14.0004233333931</text:p>
          </table:table-cell>
          <table:table-cell office:value-type="float" office:value="9.06571876634941" table:style-name="ce1">
            <text:p>9.06571876634941</text:p>
          </table:table-cell>
          <table:table-cell office:value-type="float" office:value="13.3890563530565" table:style-name="ce1">
            <text:p>13.3890563530565</text:p>
          </table:table-cell>
          <table:table-cell office:value-type="float" office:value="8.0181656217303" table:style-name="ce1">
            <text:p>8.0181656217303</text:p>
          </table:table-cell>
          <table:table-cell office:value-type="float" office:value="6.49504952832389" table:style-name="ce1">
            <text:p>6.49504952832389</text:p>
          </table:table-cell>
          <table:table-cell office:value-type="float" office:value="6.34183606258395" table:style-name="ce1">
            <text:p>6.34183606258395</text:p>
          </table:table-cell>
          <table:table-cell office:value-type="float" office:value="10.4709193211261" table:style-name="ce1">
            <text:p>10.4709193211261</text:p>
          </table:table-cell>
          <table:table-cell office:value-type="float" office:value="11.2245532303658" table:style-name="ce1">
            <text:p>11.2245532303658</text:p>
          </table:table-cell>
        </table:table-row>
        <table:table-row table:style-name="ro1">
          <table:table-cell office:value-type="string" table:style-name="ce1">
            <text:p>Conor Gallagh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35</text:p>
          </table:table-cell>
          <table:table-cell office:value-type="float" office:value="7.5" table:style-name="ce1">
            <text:p>7.5</text:p>
          </table:table-cell>
          <table:table-cell office:value-type="float" office:value="7.55535262092958" table:style-name="ce1">
            <text:p>7.55535262092958</text:p>
          </table:table-cell>
          <table:table-cell office:value-type="float" office:value="9.17113166341039" table:style-name="ce1">
            <text:p>9.17113166341039</text:p>
          </table:table-cell>
          <table:table-cell office:value-type="float" office:value="6.74546187226839" table:style-name="ce1">
            <text:p>6.74546187226839</text:p>
          </table:table-cell>
          <table:table-cell office:value-type="float" office:value="7.59532458649573" table:style-name="ce1">
            <text:p>7.59532458649573</text:p>
          </table:table-cell>
          <table:table-cell office:value-type="float" office:value="8.76921983959724" table:style-name="ce1">
            <text:p>8.76921983959724</text:p>
          </table:table-cell>
          <table:table-cell office:value-type="float" office:value="4.73853029577578" table:style-name="ce1">
            <text:p>4.73853029577578</text:p>
          </table:table-cell>
          <table:table-cell office:value-type="float" office:value="9.66732197967496" table:style-name="ce1">
            <text:p>9.66732197967496</text:p>
          </table:table-cell>
          <table:table-cell office:value-type="float" office:value="9.90902489160918" table:style-name="ce1">
            <text:p>9.90902489160918</text:p>
          </table:table-cell>
          <table:table-cell office:value-type="float" office:value="10.4405348996406" table:style-name="ce1">
            <text:p>10.4405348996406</text:p>
          </table:table-cell>
          <table:table-cell office:value-type="float" office:value="9.25013637655933" table:style-name="ce1">
            <text:p>9.25013637655933</text:p>
          </table:table-cell>
          <table:table-cell office:value-type="float" office:value="8.34832474827458" table:style-name="ce1">
            <text:p>8.34832474827458</text:p>
          </table:table-cell>
        </table:table-row>
        <table:table-row table:style-name="ro1">
          <table:table-cell office:value-type="string" table:style-name="ce1">
            <text:p>Bryan Gi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30</text:p>
          </table:table-cell>
          <table:table-cell office:value-type="float" office:value="8.6" table:style-name="ce1">
            <text:p>8.6</text:p>
          </table:table-cell>
          <table:table-cell office:value-type="float" office:value="8.15524073904876" table:style-name="ce1">
            <text:p>8.15524073904876</text:p>
          </table:table-cell>
          <table:table-cell office:value-type="float" office:value="7.58145656939963" table:style-name="ce1">
            <text:p>7.58145656939963</text:p>
          </table:table-cell>
          <table:table-cell office:value-type="float" office:value="12.5885668481409" table:style-name="ce1">
            <text:p>12.5885668481409</text:p>
          </table:table-cell>
          <table:table-cell office:value-type="float" office:value="6.73610355097674" table:style-name="ce1">
            <text:p>6.73610355097674</text:p>
          </table:table-cell>
          <table:table-cell office:value-type="float" office:value="12.8275424702235" table:style-name="ce1">
            <text:p>12.8275424702235</text:p>
          </table:table-cell>
          <table:table-cell office:value-type="float" office:value="7.66717392134201" table:style-name="ce1">
            <text:p>7.66717392134201</text:p>
          </table:table-cell>
          <table:table-cell office:value-type="float" office:value="14.5459302277861" table:style-name="ce1">
            <text:p>14.5459302277861</text:p>
          </table:table-cell>
          <table:table-cell office:value-type="float" office:value="7.07064238107944" table:style-name="ce1">
            <text:p>7.07064238107944</text:p>
          </table:table-cell>
          <table:table-cell office:value-type="float" office:value="8.3099764682154" table:style-name="ce1">
            <text:p>8.3099764682154</text:p>
          </table:table-cell>
          <table:table-cell office:value-type="float" office:value="7.21363337117488" table:style-name="ce1">
            <text:p>7.21363337117488</text:p>
          </table:table-cell>
          <table:table-cell office:value-type="float" office:value="5.05965135635985" table:style-name="ce1">
            <text:p>5.05965135635985</text:p>
          </table:table-cell>
        </table:table-row>
        <table:table-row table:style-name="ro1">
          <table:table-cell office:value-type="string" table:style-name="ce1">
            <text:p>Moi Góm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98</text:p>
          </table:table-cell>
          <table:table-cell office:value-type="float" office:value="9.1" table:style-name="ce1">
            <text:p>9.1</text:p>
          </table:table-cell>
          <table:table-cell office:value-type="float" office:value="8.69900767658224" table:style-name="ce1">
            <text:p>8.69900767658224</text:p>
          </table:table-cell>
          <table:table-cell office:value-type="float" office:value="12.3507101492574" table:style-name="ce1">
            <text:p>12.3507101492574</text:p>
          </table:table-cell>
          <table:table-cell office:value-type="float" office:value="7.58755447072893" table:style-name="ce1">
            <text:p>7.58755447072893</text:p>
          </table:table-cell>
          <table:table-cell office:value-type="float" office:value="13.0931719026899" table:style-name="ce1">
            <text:p>13.0931719026899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6.05909170251952" table:style-name="ce1">
            <text:p>6.05909170251952</text:p>
          </table:table-cell>
          <table:table-cell office:value-type="float" office:value="8.83439463839941" table:style-name="ce1">
            <text:p>8.83439463839941</text:p>
          </table:table-cell>
          <table:table-cell office:value-type="float" office:value="7.57074898523273" table:style-name="ce1">
            <text:p>7.57074898523273</text:p>
          </table:table-cell>
          <table:table-cell office:value-type="float" office:value="6.21264847196624" table:style-name="ce1">
            <text:p>6.21264847196624</text:p>
          </table:table-cell>
          <table:table-cell office:value-type="float" office:value="7.62643463376897" table:style-name="ce1">
            <text:p>7.62643463376897</text:p>
          </table:table-cell>
          <table:table-cell office:value-type="float" office:value="7.30914041536279" table:style-name="ce1">
            <text:p>7.30914041536279</text:p>
          </table:table-cell>
        </table:table-row>
        <table:table-row table:style-name="ro1">
          <table:table-cell office:value-type="string" table:style-name="ce1">
            <text:p>Nicolás Gonzál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276</text:p>
          </table:table-cell>
          <table:table-cell office:value-type="float" office:value="10.3" table:style-name="ce1">
            <text:p>10.3</text:p>
          </table:table-cell>
          <table:table-cell office:value-type="float" office:value="8.43918923892648" table:style-name="ce1">
            <text:p>8.43918923892648</text:p>
          </table:table-cell>
          <table:table-cell office:value-type="float" office:value="8.51193244222231" table:style-name="ce1">
            <text:p>8.51193244222231</text:p>
          </table:table-cell>
          <table:table-cell office:value-type="float" office:value="8.21730516244817" table:style-name="ce1">
            <text:p>8.21730516244817</text:p>
          </table:table-cell>
          <table:table-cell office:value-type="float" office:value="7.33708544024661" table:style-name="ce1">
            <text:p>7.33708544024661</text:p>
          </table:table-cell>
          <table:table-cell office:value-type="float" office:value="12.8275424702235" table:style-name="ce1">
            <text:p>12.8275424702235</text:p>
          </table:table-cell>
          <table:table-cell office:value-type="float" office:value="8.37670156812616" table:style-name="ce1">
            <text:p>8.37670156812616</text:p>
          </table:table-cell>
          <table:table-cell office:value-type="float" office:value="14.5459302277861" table:style-name="ce1">
            <text:p>14.5459302277861</text:p>
          </table:table-cell>
          <table:table-cell office:value-type="float" office:value="12.0285320685121" table:style-name="ce1">
            <text:p>12.0285320685121</text:p>
          </table:table-cell>
          <table:table-cell office:value-type="float" office:value="10.4405348996406" table:style-name="ce1">
            <text:p>10.4405348996406</text:p>
          </table:table-cell>
          <table:table-cell office:value-type="float" office:value="10.2495372061782" table:style-name="ce1">
            <text:p>10.2495372061782</text:p>
          </table:table-cell>
          <table:table-cell office:value-type="float" office:value="6.96272144343206" table:style-name="ce1">
            <text:p>6.96272144343206</text:p>
          </table:table-cell>
        </table:table-row>
        <table:table-row table:style-name="ro1">
          <table:table-cell office:value-type="string" table:style-name="ce1">
            <text:p>Urko Gonzál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93</text:p>
          </table:table-cell>
          <table:table-cell office:value-type="float" office:value="10.9" table:style-name="ce1">
            <text:p>10.9</text:p>
          </table:table-cell>
          <table:table-cell office:value-type="float" office:value="6.96014783267416" table:style-name="ce1">
            <text:p>6.96014783267416</text:p>
          </table:table-cell>
          <table:table-cell office:value-type="float" office:value="8.44977872718683" table:style-name="ce1">
            <text:p>8.44977872718683</text:p>
          </table:table-cell>
          <table:table-cell office:value-type="float" office:value="7.09994270388583" table:style-name="ce1">
            <text:p>7.09994270388583</text:p>
          </table:table-cell>
          <table:table-cell office:value-type="float" office:value="8.01671605582793" table:style-name="ce1">
            <text:p>8.01671605582793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8.66984106298355" table:style-name="ce1">
            <text:p>8.66984106298355</text:p>
          </table:table-cell>
          <table:table-cell office:value-type="float" office:value="6.57803745254644" table:style-name="ce1">
            <text:p>6.57803745254644</text:p>
          </table:table-cell>
          <table:table-cell office:value-type="float" office:value="6.49504952832389" table:style-name="ce1">
            <text:p>6.49504952832389</text:p>
          </table:table-cell>
          <table:table-cell office:value-type="float" office:value="6.21264847196624" table:style-name="ce1">
            <text:p>6.21264847196624</text:p>
          </table:table-cell>
          <table:table-cell office:value-type="float" office:value="12.5951808435761" table:style-name="ce1">
            <text:p>12.5951808435761</text:p>
          </table:table-cell>
          <table:table-cell office:value-type="float" office:value="8.70561973331244" table:style-name="ce1">
            <text:p>8.70561973331244</text:p>
          </table:table-cell>
        </table:table-row>
        <table:table-row table:style-name="ro1">
          <table:table-cell office:value-type="string" table:style-name="ce1">
            <text:p>Jon Gorrotxateg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39</text:p>
          </table:table-cell>
          <table:table-cell office:value-type="float" office:value="14.6" table:style-name="ce1">
            <text:p>14.6</text:p>
          </table:table-cell>
          <table:table-cell office:value-type="float" office:value="7.3260943454394" table:style-name="ce1">
            <text:p>7.3260943454394</text:p>
          </table:table-cell>
          <table:table-cell office:value-type="float" office:value="13.7072291442862" table:style-name="ce1">
            <text:p>13.7072291442862</text:p>
          </table:table-cell>
          <table:table-cell office:value-type="float" office:value="7.71185765247668" table:style-name="ce1">
            <text:p>7.71185765247668</text:p>
          </table:table-cell>
          <table:table-cell office:value-type="float" office:value="11.8892907177573" table:style-name="ce1">
            <text:p>11.8892907177573</text:p>
          </table:table-cell>
          <table:table-cell office:value-type="float" office:value="11.1490629986638" table:style-name="ce1">
            <text:p>11.1490629986638</text:p>
          </table:table-cell>
          <table:table-cell office:value-type="float" office:value="7.75034493975026" table:style-name="ce1">
            <text:p>7.75034493975026</text:p>
          </table:table-cell>
          <table:table-cell office:value-type="float" office:value="8.11880547409869" table:style-name="ce1">
            <text:p>8.11880547409869</text:p>
          </table:table-cell>
          <table:table-cell office:value-type="float" office:value="6.82733522280656" table:style-name="ce1">
            <text:p>6.82733522280656</text:p>
          </table:table-cell>
          <table:table-cell office:value-type="float" office:value="8.16141783343876" table:style-name="ce1">
            <text:p>8.16141783343876</text:p>
          </table:table-cell>
          <table:table-cell office:value-type="float" office:value="14.2481458420185" table:style-name="ce1">
            <text:p>14.2481458420185</text:p>
          </table:table-cell>
          <table:table-cell office:value-type="float" office:value="10.6479483420889" table:style-name="ce1">
            <text:p>10.6479483420889</text:p>
          </table:table-cell>
        </table:table-row>
        <table:table-row table:style-name="ro1">
          <table:table-cell office:value-type="string" table:style-name="ce1">
            <text:p>Nemanja Gudelj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4-052</text:p>
          </table:table-cell>
          <table:table-cell office:value-type="float" office:value="10.9" table:style-name="ce1">
            <text:p>10.9</text:p>
          </table:table-cell>
          <table:table-cell office:value-type="float" office:value="6.59669371895964" table:style-name="ce1">
            <text:p>6.59669371895964</text:p>
          </table:table-cell>
          <table:table-cell office:value-type="float" office:value="11.0515666233611" table:style-name="ce1">
            <text:p>11.0515666233611</text:p>
          </table:table-cell>
          <table:table-cell office:value-type="float" office:value="5.96143113802578" table:style-name="ce1">
            <text:p>5.96143113802578</text:p>
          </table:table-cell>
          <table:table-cell office:value-type="float" office:value="7.80483933177958" table:style-name="ce1">
            <text:p>7.80483933177958</text:p>
          </table:table-cell>
          <table:table-cell office:value-type="float" office:value="6.52949245962795" table:style-name="ce1">
            <text:p>6.52949245962795</text:p>
          </table:table-cell>
          <table:table-cell office:value-type="float" office:value="8.93059712262433" table:style-name="ce1">
            <text:p>8.93059712262433</text:p>
          </table:table-cell>
          <table:table-cell office:value-type="float" office:value="5.79357076214321" table:style-name="ce1">
            <text:p>5.79357076214321</text:p>
          </table:table-cell>
          <table:table-cell office:value-type="float" office:value="8.82810306390896" table:style-name="ce1">
            <text:p>8.82810306390896</text:p>
          </table:table-cell>
          <table:table-cell office:value-type="float" office:value="8.01379979472921" table:style-name="ce1">
            <text:p>8.01379979472921</text:p>
          </table:table-cell>
          <table:table-cell office:value-type="float" office:value="12.5951808435761" table:style-name="ce1">
            <text:p>12.5951808435761</text:p>
          </table:table-cell>
          <table:table-cell office:value-type="float" office:value="9.47735393410979" table:style-name="ce1">
            <text:p>9.47735393410979</text:p>
          </table:table-cell>
        </table:table-row>
        <table:table-row table:style-name="ro1">
          <table:table-cell office:value-type="string" table:style-name="ce1">
            <text:p>Gonçalo Gued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39</text:p>
          </table:table-cell>
          <table:table-cell office:value-type="float" office:value="10.1" table:style-name="ce1">
            <text:p>10.1</text:p>
          </table:table-cell>
          <table:table-cell office:value-type="float" office:value="9.38783347836606" table:style-name="ce1">
            <text:p>9.38783347836606</text:p>
          </table:table-cell>
          <table:table-cell office:value-type="float" office:value="7.67108686690716" table:style-name="ce1">
            <text:p>7.67108686690716</text:p>
          </table:table-cell>
          <table:table-cell office:value-type="float" office:value="10.04835548245" table:style-name="ce1">
            <text:p>10.04835548245</text:p>
          </table:table-cell>
          <table:table-cell office:value-type="float" office:value="8.01671605582793" table:style-name="ce1">
            <text:p>8.01671605582793</text:p>
          </table:table-cell>
          <table:table-cell office:value-type="float" office:value="12.0096118725102" table:style-name="ce1">
            <text:p>12.0096118725102</text:p>
          </table:table-cell>
          <table:table-cell office:value-type="float" office:value="10.6502815936139" table:style-name="ce1">
            <text:p>10.6502815936139</text:p>
          </table:table-cell>
          <table:table-cell office:value-type="float" office:value="16.0594115421944" table:style-name="ce1">
            <text:p>16.0594115421944</text:p>
          </table:table-cell>
          <table:table-cell office:value-type="float" office:value="11.1455903361996" table:style-name="ce1">
            <text:p>11.1455903361996</text:p>
          </table:table-cell>
          <table:table-cell office:value-type="float" office:value="14.3881842715817" table:style-name="ce1">
            <text:p>14.3881842715817</text:p>
          </table:table-cell>
          <table:table-cell office:value-type="float" office:value="6.91173597130571" table:style-name="ce1">
            <text:p>6.91173597130571</text:p>
          </table:table-cell>
          <table:table-cell office:value-type="float" office:value="5.22051530810372" table:style-name="ce1">
            <text:p>5.22051530810372</text:p>
          </table:table-cell>
        </table:table-row>
        <table:table-row table:style-name="ro1">
          <table:table-cell office:value-type="string" table:style-name="ce1">
            <text:p>Javier Guer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06</text:p>
          </table:table-cell>
          <table:table-cell office:value-type="float" office:value="11.2" table:style-name="ce1">
            <text:p>11.2</text:p>
          </table:table-cell>
          <table:table-cell office:value-type="float" office:value="7.76186601032026" table:style-name="ce1">
            <text:p>7.76186601032026</text:p>
          </table:table-cell>
          <table:table-cell office:value-type="float" office:value="10.6288745756191" table:style-name="ce1">
            <text:p>10.6288745756191</text:p>
          </table:table-cell>
          <table:table-cell office:value-type="float" office:value="11.4792139587956" table:style-name="ce1">
            <text:p>11.4792139587956</text:p>
          </table:table-cell>
          <table:table-cell office:value-type="float" office:value="11.0888225644878" table:style-name="ce1">
            <text:p>11.0888225644878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8.41103771647757" table:style-name="ce1">
            <text:p>8.41103771647757</text:p>
          </table:table-cell>
          <table:table-cell office:value-type="float" office:value="9.56278593331508" table:style-name="ce1">
            <text:p>9.56278593331508</text:p>
          </table:table-cell>
          <table:table-cell office:value-type="float" office:value="8.29629356454156" table:style-name="ce1">
            <text:p>8.29629356454156</text:p>
          </table:table-cell>
          <table:table-cell office:value-type="float" office:value="7.43427187239275" table:style-name="ce1">
            <text:p>7.43427187239275</text:p>
          </table:table-cell>
          <table:table-cell office:value-type="float" office:value="9.13946894602418" table:style-name="ce1">
            <text:p>9.13946894602418</text:p>
          </table:table-cell>
          <table:table-cell office:value-type="float" office:value="8.28663978596756" table:style-name="ce1">
            <text:p>8.28663978596756</text:p>
          </table:table-cell>
        </table:table-row>
        <table:table-row table:style-name="ro1">
          <table:table-cell office:value-type="string" table:style-name="ce1">
            <text:p>Pape Guey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48</text:p>
          </table:table-cell>
          <table:table-cell office:value-type="float" office:value="8.6" table:style-name="ce1">
            <text:p>8.6</text:p>
          </table:table-cell>
          <table:table-cell office:value-type="float" office:value="9.07857177902559" table:style-name="ce1">
            <text:p>9.07857177902559</text:p>
          </table:table-cell>
          <table:table-cell office:value-type="float" office:value="9.72606846702679" table:style-name="ce1">
            <text:p>9.72606846702679</text:p>
          </table:table-cell>
          <table:table-cell office:value-type="float" office:value="9.65247298359564" table:style-name="ce1">
            <text:p>9.65247298359564</text:p>
          </table:table-cell>
          <table:table-cell office:value-type="float" office:value="11.0888225644878" table:style-name="ce1">
            <text:p>11.0888225644878</text:p>
          </table:table-cell>
          <table:table-cell office:value-type="float" office:value="9.96232742578326" table:style-name="ce1">
            <text:p>9.96232742578326</text:p>
          </table:table-cell>
          <table:table-cell office:value-type="float" office:value="6.67264216713257" table:style-name="ce1">
            <text:p>6.67264216713257</text:p>
          </table:table-cell>
          <table:table-cell office:value-type="float" office:value="8.42331483025547" table:style-name="ce1">
            <text:p>8.42331483025547</text:p>
          </table:table-cell>
          <table:table-cell office:value-type="float" office:value="9.47528305942775" table:style-name="ce1">
            <text:p>9.47528305942775</text:p>
          </table:table-cell>
          <table:table-cell office:value-type="float" office:value="10.287930943656" table:style-name="ce1">
            <text:p>10.287930943656</text:p>
          </table:table-cell>
          <table:table-cell office:value-type="float" office:value="9.36097211270273" table:style-name="ce1">
            <text:p>9.36097211270273</text:p>
          </table:table-cell>
          <table:table-cell office:value-type="float" office:value="12.3220357677569" table:style-name="ce1">
            <text:p>12.3220357677569</text:p>
          </table:table-cell>
        </table:table-row>
        <table:table-row table:style-name="ro1">
          <table:table-cell office:value-type="string" table:style-name="ce1">
            <text:p>Arda Gül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316</text:p>
          </table:table-cell>
          <table:table-cell office:value-type="float" office:value="12.8" table:style-name="ce1">
            <text:p>12.8</text:p>
          </table:table-cell>
          <table:table-cell office:value-type="float" office:value="11.4409489480385" table:style-name="ce1">
            <text:p>11.4409489480385</text:p>
          </table:table-cell>
          <table:table-cell office:value-type="float" office:value="14.572253302888" table:style-name="ce1">
            <text:p>14.572253302888</text:p>
          </table:table-cell>
          <table:table-cell office:value-type="float" office:value="18.1857104418205" table:style-name="ce1">
            <text:p>18.1857104418205</text:p>
          </table:table-cell>
          <table:table-cell office:value-type="float" office:value="15.0629338924865" table:style-name="ce1">
            <text:p>15.0629338924865</text:p>
          </table:table-cell>
          <table:table-cell office:value-type="float" office:value="12.8275424702235" table:style-name="ce1">
            <text:p>12.8275424702235</text:p>
          </table:table-cell>
          <table:table-cell office:value-type="float" office:value="10.2653012749794" table:style-name="ce1">
            <text:p>10.2653012749794</text:p>
          </table:table-cell>
          <table:table-cell office:value-type="float" office:value="13.060088861508" table:style-name="ce1">
            <text:p>13.060088861508</text:p>
          </table:table-cell>
          <table:table-cell office:value-type="float" office:value="10.9862912328053" table:style-name="ce1">
            <text:p>10.9862912328053</text:p>
          </table:table-cell>
          <table:table-cell office:value-type="float" office:value="15.0227686860378" table:style-name="ce1">
            <text:p>15.0227686860378</text:p>
          </table:table-cell>
          <table:table-cell office:value-type="float" office:value="8.91877642267804" table:style-name="ce1">
            <text:p>8.91877642267804</text:p>
          </table:table-cell>
          <table:table-cell office:value-type="float" office:value="8.47211983603931" table:style-name="ce1">
            <text:p>8.47211983603931</text:p>
          </table:table-cell>
        </table:table-row>
        <table:table-row table:style-name="ro1">
          <table:table-cell office:value-type="string" table:style-name="ce1">
            <text:p>Pablo Ibáñ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09</text:p>
          </table:table-cell>
          <table:table-cell office:value-type="float" office:value="11.6" table:style-name="ce1">
            <text:p>11.6</text:p>
          </table:table-cell>
          <table:table-cell office:value-type="float" office:value="8.07597452127647" table:style-name="ce1">
            <text:p>8.07597452127647</text:p>
          </table:table-cell>
          <table:table-cell office:value-type="float" office:value="10.7232124005011" table:style-name="ce1">
            <text:p>10.7232124005011</text:p>
          </table:table-cell>
          <table:table-cell office:value-type="float" office:value="6.86247658333507" table:style-name="ce1">
            <text:p>6.86247658333507</text:p>
          </table:table-cell>
          <table:table-cell office:value-type="float" office:value="9.93367410556625" table:style-name="ce1">
            <text:p>9.93367410556625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8.01898339665999" table:style-name="ce1">
            <text:p>8.01898339665999</text:p>
          </table:table-cell>
          <table:table-cell office:value-type="float" office:value="11.6270209032773" table:style-name="ce1">
            <text:p>11.6270209032773</text:p>
          </table:table-cell>
          <table:table-cell office:value-type="float" office:value="9.15084029188216" table:style-name="ce1">
            <text:p>9.15084029188216</text:p>
          </table:table-cell>
          <table:table-cell office:value-type="float" office:value="11.7859877548623" table:style-name="ce1">
            <text:p>11.7859877548623</text:p>
          </table:table-cell>
          <table:table-cell office:value-type="float" office:value="11.877188853842" table:style-name="ce1">
            <text:p>11.877188853842</text:p>
          </table:table-cell>
          <table:table-cell office:value-type="float" office:value="8.39468307736591" table:style-name="ce1">
            <text:p>8.39468307736591</text:p>
          </table:table-cell>
        </table:table-row>
        <table:table-row table:style-name="ro1">
          <table:table-cell office:value-type="string" table:style-name="ce1">
            <text:p>Mikel Jauregiza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55</text:p>
          </table:table-cell>
          <table:table-cell office:value-type="float" office:value="18.3" table:style-name="ce1">
            <text:p>18.3</text:p>
          </table:table-cell>
          <table:table-cell office:value-type="float" office:value="8.10236566881479" table:style-name="ce1">
            <text:p>8.10236566881479</text:p>
          </table:table-cell>
          <table:table-cell office:value-type="float" office:value="14.3895958178792" table:style-name="ce1">
            <text:p>14.3895958178792</text:p>
          </table:table-cell>
          <table:table-cell office:value-type="float" office:value="8.34548079687715" table:style-name="ce1">
            <text:p>8.34548079687715</text:p>
          </table:table-cell>
          <table:table-cell office:value-type="float" office:value="15.9894964001364" table:style-name="ce1">
            <text:p>15.9894964001364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6.05909170251952" table:style-name="ce1">
            <text:p>6.05909170251952</text:p>
          </table:table-cell>
          <table:table-cell office:value-type="float" office:value="10.0855055368527" table:style-name="ce1">
            <text:p>10.0855055368527</text:p>
          </table:table-cell>
          <table:table-cell office:value-type="float" office:value="7.82682944259341" table:style-name="ce1">
            <text:p>7.82682944259341</text:p>
          </table:table-cell>
          <table:table-cell office:value-type="float" office:value="8.91197207469317" table:style-name="ce1">
            <text:p>8.91197207469317</text:p>
          </table:table-cell>
          <table:table-cell office:value-type="float" office:value="14.7266566755009" table:style-name="ce1">
            <text:p>14.7266566755009</text:p>
          </table:table-cell>
          <table:table-cell office:value-type="float" office:value="9.88952018786873" table:style-name="ce1">
            <text:p>9.88952018786873</text:p>
          </table:table-cell>
        </table:table-row>
        <table:table-row table:style-name="ro1">
          <table:table-cell office:value-type="string" table:style-name="ce1">
            <text:p>Frenkie de Jong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240</text:p>
          </table:table-cell>
          <table:table-cell office:value-type="float" office:value="11.6" table:style-name="ce1">
            <text:p>11.6</text:p>
          </table:table-cell>
          <table:table-cell office:value-type="float" office:value="9.46077093580851" table:style-name="ce1">
            <text:p>9.46077093580851</text:p>
          </table:table-cell>
          <table:table-cell office:value-type="float" office:value="16.2828090431492" table:style-name="ce1">
            <text:p>16.2828090431492</text:p>
          </table:table-cell>
          <table:table-cell office:value-type="float" office:value="14.3249197649777" table:style-name="ce1">
            <text:p>14.3249197649777</text:p>
          </table:table-cell>
          <table:table-cell office:value-type="float" office:value="16.5061414513855" table:style-name="ce1">
            <text:p>16.5061414513855</text:p>
          </table:table-cell>
          <table:table-cell office:value-type="float" office:value="12.2876690912122" table:style-name="ce1">
            <text:p>12.2876690912122</text:p>
          </table:table-cell>
          <table:table-cell office:value-type="float" office:value="8.17163164671426" table:style-name="ce1">
            <text:p>8.17163164671426</text:p>
          </table:table-cell>
          <table:table-cell office:value-type="float" office:value="9.56278593331508" table:style-name="ce1">
            <text:p>9.56278593331508</text:p>
          </table:table-cell>
          <table:table-cell office:value-type="float" office:value="6.92408369659987" table:style-name="ce1">
            <text:p>6.92408369659987</text:p>
          </table:table-cell>
          <table:table-cell office:value-type="float" office:value="6.60542118602411" table:style-name="ce1">
            <text:p>6.60542118602411</text:p>
          </table:table-cell>
          <table:table-cell office:value-type="float" office:value="10.2495372061782" table:style-name="ce1">
            <text:p>10.2495372061782</text:p>
          </table:table-cell>
          <table:table-cell office:value-type="float" office:value="13.1662000625318" table:style-name="ce1">
            <text:p>13.1662000625318</text:p>
          </table:table-cell>
        </table:table-row>
        <table:table-row table:style-name="ro1">
          <table:table-cell office:value-type="string" table:style-name="ce1">
            <text:p>Kok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364</text:p>
          </table:table-cell>
          <table:table-cell office:value-type="float" office:value="13.9" table:style-name="ce1">
            <text:p>13.9</text:p>
          </table:table-cell>
          <table:table-cell office:value-type="float" office:value="8.13760212746499" table:style-name="ce1">
            <text:p>8.13760212746499</text:p>
          </table:table-cell>
          <table:table-cell office:value-type="float" office:value="16.8101821577576" table:style-name="ce1">
            <text:p>16.8101821577576</text:p>
          </table:table-cell>
          <table:table-cell office:value-type="float" office:value="11.7320230754038" table:style-name="ce1">
            <text:p>11.7320230754038</text:p>
          </table:table-cell>
          <table:table-cell office:value-type="float" office:value="14.6534026378511" table:style-name="ce1">
            <text:p>14.6534026378511</text:p>
          </table:table-cell>
          <table:table-cell office:value-type="float" office:value="8.47501398639537" table:style-name="ce1">
            <text:p>8.47501398639537</text:p>
          </table:table-cell>
          <table:table-cell office:value-type="float" office:value="4.73853029577578" table:style-name="ce1">
            <text:p>4.73853029577578</text:p>
          </table:table-cell>
          <table:table-cell office:value-type="float" office:value="7.32827519103441" table:style-name="ce1">
            <text:p>7.32827519103441</text:p>
          </table:table-cell>
          <table:table-cell office:value-type="float" office:value="7.16927544895829" table:style-name="ce1">
            <text:p>7.16927544895829</text:p>
          </table:table-cell>
          <table:table-cell office:value-type="float" office:value="9.21642690614287" table:style-name="ce1">
            <text:p>9.21642690614287</text:p>
          </table:table-cell>
          <table:table-cell office:value-type="float" office:value="11.2372325283524" table:style-name="ce1">
            <text:p>11.2372325283524</text:p>
          </table:table-cell>
          <table:table-cell office:value-type="float" office:value="7.45602640844957" table:style-name="ce1">
            <text:p>7.45602640844957</text:p>
          </table:table-cell>
        </table:table-row>
        <table:table-row table:style-name="ro1">
          <table:table-cell office:value-type="string" table:style-name="ce1">
            <text:p>Takefusa Kub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217</text:p>
          </table:table-cell>
          <table:table-cell office:value-type="float" office:value="11.3" table:style-name="ce1">
            <text:p>11.3</text:p>
          </table:table-cell>
          <table:table-cell office:value-type="float" office:value="10.6722657608849" table:style-name="ce1">
            <text:p>10.6722657608849</text:p>
          </table:table-cell>
          <table:table-cell office:value-type="float" office:value="8.51193244222231" table:style-name="ce1">
            <text:p>8.51193244222231</text:p>
          </table:table-cell>
          <table:table-cell office:value-type="float" office:value="13.1676596269792" table:style-name="ce1">
            <text:p>13.1676596269792</text:p>
          </table:table-cell>
          <table:table-cell office:value-type="float" office:value="8.50086658748725" table:style-name="ce1">
            <text:p>8.50086658748725</text:p>
          </table:table-cell>
          <table:table-cell office:value-type="float" office:value="17.2648369562587" table:style-name="ce1">
            <text:p>17.2648369562587</text:p>
          </table:table-cell>
          <table:table-cell office:value-type="float" office:value="8.61791011729269" table:style-name="ce1">
            <text:p>8.61791011729269</text:p>
          </table:table-cell>
          <table:table-cell office:value-type="float" office:value="17.2378792156444" table:style-name="ce1">
            <text:p>17.2378792156444</text:p>
          </table:table-cell>
          <table:table-cell office:value-type="float" office:value="11.5657392650995" table:style-name="ce1">
            <text:p>11.5657392650995</text:p>
          </table:table-cell>
          <table:table-cell office:value-type="float" office:value="12.0744992222792" table:style-name="ce1">
            <text:p>12.0744992222792</text:p>
          </table:table-cell>
          <table:table-cell office:value-type="float" office:value="8.80881936467232" table:style-name="ce1">
            <text:p>8.80881936467232</text:p>
          </table:table-cell>
          <table:table-cell office:value-type="float" office:value="11.6226657138739" table:style-name="ce1">
            <text:p>11.6226657138739</text:p>
          </table:table-cell>
        </table:table-row>
        <table:table-row table:style-name="ro1">
          <table:table-cell office:value-type="string" table:style-name="ce1">
            <text:p>Giovani Lo Cels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73</text:p>
          </table:table-cell>
          <table:table-cell office:value-type="float" office:value="10.3" table:style-name="ce1">
            <text:p>10.3</text:p>
          </table:table-cell>
          <table:table-cell office:value-type="float" office:value="10.3002328446178" table:style-name="ce1">
            <text:p>10.3002328446178</text:p>
          </table:table-cell>
          <table:table-cell office:value-type="float" office:value="12.0419178463436" table:style-name="ce1">
            <text:p>12.0419178463436</text:p>
          </table:table-cell>
          <table:table-cell office:value-type="float" office:value="12.7067658491848" table:style-name="ce1">
            <text:p>12.7067658491848</text:p>
          </table:table-cell>
          <table:table-cell office:value-type="float" office:value="13.3754108482739" table:style-name="ce1">
            <text:p>13.3754108482739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7.56789097323714" table:style-name="ce1">
            <text:p>7.56789097323714</text:p>
          </table:table-cell>
          <table:table-cell office:value-type="float" office:value="10.2942131073217" table:style-name="ce1">
            <text:p>10.2942131073217</text:p>
          </table:table-cell>
          <table:table-cell office:value-type="float" office:value="10.0174494188512" table:style-name="ce1">
            <text:p>10.0174494188512</text:p>
          </table:table-cell>
          <table:table-cell office:value-type="float" office:value="9.82868488147294" table:style-name="ce1">
            <text:p>9.82868488147294</text:p>
          </table:table-cell>
          <table:table-cell office:value-type="float" office:value="7.01158727512029" table:style-name="ce1">
            <text:p>7.01158727512029</text:p>
          </table:table-cell>
          <table:table-cell office:value-type="float" office:value="6.57045794709103" table:style-name="ce1">
            <text:p>6.57045794709103</text:p>
          </table:table-cell>
        </table:table-row>
        <table:table-row table:style-name="ro1">
          <table:table-cell office:value-type="string" table:style-name="ce1">
            <text:p>Diego Lóp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39</text:p>
          </table:table-cell>
          <table:table-cell office:value-type="float" office:value="12.7" table:style-name="ce1">
            <text:p>12.7</text:p>
          </table:table-cell>
          <table:table-cell office:value-type="float" office:value="7.60674900492613" table:style-name="ce1">
            <text:p>7.60674900492613</text:p>
          </table:table-cell>
          <table:table-cell office:value-type="float" office:value="7.95788079358075" table:style-name="ce1">
            <text:p>7.95788079358075</text:p>
          </table:table-cell>
          <table:table-cell office:value-type="float" office:value="7.96303049174892" table:style-name="ce1">
            <text:p>7.96303049174892</text:p>
          </table:table-cell>
          <table:table-cell office:value-type="float" office:value="7.75223045557779" table:style-name="ce1">
            <text:p>7.75223045557779</text:p>
          </table:table-cell>
          <table:table-cell office:value-type="float" office:value="11.7267931268264" table:style-name="ce1">
            <text:p>11.7267931268264</text:p>
          </table:table-cell>
          <table:table-cell office:value-type="float" office:value="5.24826823588691" table:style-name="ce1">
            <text:p>5.24826823588691</text:p>
          </table:table-cell>
          <table:table-cell office:value-type="float" office:value="13.7559166345661" table:style-name="ce1">
            <text:p>13.7559166345661</text:p>
          </table:table-cell>
          <table:table-cell office:value-type="float" office:value="8.08640342007723" table:style-name="ce1">
            <text:p>8.08640342007723</text:p>
          </table:table-cell>
          <table:table-cell office:value-type="float" office:value="13.3023433791461" table:style-name="ce1">
            <text:p>13.3023433791461</text:p>
          </table:table-cell>
          <table:table-cell office:value-type="float" office:value="7.62643463376897" table:style-name="ce1">
            <text:p>7.62643463376897</text:p>
          </table:table-cell>
          <table:table-cell office:value-type="float" office:value="6.16576406478506" table:style-name="ce1">
            <text:p>6.16576406478506</text:p>
          </table:table-cell>
        </table:table-row>
        <table:table-row table:style-name="ro1">
          <table:table-cell office:value-type="string" table:style-name="ce1">
            <text:p>Fermin Lóp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41</text:p>
          </table:table-cell>
          <table:table-cell office:value-type="float" office:value="7.7" table:style-name="ce1">
            <text:p>7.7</text:p>
          </table:table-cell>
          <table:table-cell office:value-type="float" office:value="11.7037473994079" table:style-name="ce1">
            <text:p>11.7037473994079</text:p>
          </table:table-cell>
          <table:table-cell office:value-type="float" office:value="8.73044256330804" table:style-name="ce1">
            <text:p>8.73044256330804</text:p>
          </table:table-cell>
          <table:table-cell office:value-type="float" office:value="15.9709137365021" table:style-name="ce1">
            <text:p>15.9709137365021</text:p>
          </table:table-cell>
          <table:table-cell office:value-type="float" office:value="8.60964200822403" table:style-name="ce1">
            <text:p>8.60964200822403</text:p>
          </table:table-cell>
          <table:table-cell office:value-type="float" office:value="12.8275424702235" table:style-name="ce1">
            <text:p>12.8275424702235</text:p>
          </table:table-cell>
          <table:table-cell office:value-type="float" office:value="11.763361348822" table:style-name="ce1">
            <text:p>11.763361348822</text:p>
          </table:table-cell>
          <table:table-cell office:value-type="float" office:value="13.1499684046414" table:style-name="ce1">
            <text:p>13.1499684046414</text:p>
          </table:table-cell>
          <table:table-cell office:value-type="float" office:value="14.317608353297" table:style-name="ce1">
            <text:p>14.317608353297</text:p>
          </table:table-cell>
          <table:table-cell office:value-type="float" office:value="14.8193912129665" table:style-name="ce1">
            <text:p>14.8193912129665</text:p>
          </table:table-cell>
          <table:table-cell office:value-type="float" office:value="7.11222731384517" table:style-name="ce1">
            <text:p>7.11222731384517</text:p>
          </table:table-cell>
          <table:table-cell office:value-type="float" office:value="7.88958507065577" table:style-name="ce1">
            <text:p>7.88958507065577</text:p>
          </table:table-cell>
        </table:table-row>
        <table:table-row table:style-name="ro1">
          <table:table-cell office:value-type="string" table:style-name="ce1">
            <text:p>Unai Lóp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069</text:p>
          </table:table-cell>
          <table:table-cell office:value-type="float" office:value="11.4" table:style-name="ce1">
            <text:p>11.4</text:p>
          </table:table-cell>
          <table:table-cell office:value-type="float" office:value="9.45165113202906" table:style-name="ce1">
            <text:p>9.45165113202906</text:p>
          </table:table-cell>
          <table:table-cell office:value-type="float" office:value="13.7961077393711" table:style-name="ce1">
            <text:p>13.7961077393711</text:p>
          </table:table-cell>
          <table:table-cell office:value-type="float" office:value="11.8572172864878" table:style-name="ce1">
            <text:p>11.8572172864878</text:p>
          </table:table-cell>
          <table:table-cell office:value-type="float" office:value="13.6041580170701" table:style-name="ce1">
            <text:p>13.6041580170701</text:p>
          </table:table-cell>
          <table:table-cell office:value-type="float" office:value="7.89600506469974" table:style-name="ce1">
            <text:p>7.89600506469974</text:p>
          </table:table-cell>
          <table:table-cell office:value-type="float" office:value="14.3303372718711" table:style-name="ce1">
            <text:p>14.3303372718711</text:p>
          </table:table-cell>
          <table:table-cell office:value-type="float" office:value="7.32827519103441" table:style-name="ce1">
            <text:p>7.32827519103441</text:p>
          </table:table-cell>
          <table:table-cell office:value-type="float" office:value="7.77532070405058" table:style-name="ce1">
            <text:p>7.77532070405058</text:p>
          </table:table-cell>
          <table:table-cell office:value-type="float" office:value="6.60542118602411" table:style-name="ce1">
            <text:p>6.60542118602411</text:p>
          </table:table-cell>
          <table:table-cell office:value-type="float" office:value="9.69414206247201" table:style-name="ce1">
            <text:p>9.69414206247201</text:p>
          </table:table-cell>
          <table:table-cell office:value-type="float" office:value="8.36376866643683" table:style-name="ce1">
            <text:p>8.36376866643683</text:p>
          </table:table-cell>
        </table:table-row>
        <table:table-row table:style-name="ro1">
          <table:table-cell office:value-type="string" table:style-name="ce1">
            <text:p>Pol Lozan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93</text:p>
          </table:table-cell>
          <table:table-cell office:value-type="float" office:value="13.9" table:style-name="ce1">
            <text:p>13.9</text:p>
          </table:table-cell>
          <table:table-cell office:value-type="float" office:value="7.81386999381616" table:style-name="ce1">
            <text:p>7.81386999381616</text:p>
          </table:table-cell>
          <table:table-cell office:value-type="float" office:value="11.2222133979608" table:style-name="ce1">
            <text:p>11.2222133979608</text:p>
          </table:table-cell>
          <table:table-cell office:value-type="float" office:value="7.58755447072893" table:style-name="ce1">
            <text:p>7.58755447072893</text:p>
          </table:table-cell>
          <table:table-cell office:value-type="float" office:value="10.9256126684995" table:style-name="ce1">
            <text:p>10.9256126684995</text:p>
          </table:table-cell>
          <table:table-cell office:value-type="float" office:value="7.33345177944173" table:style-name="ce1">
            <text:p>7.33345177944173</text:p>
          </table:table-cell>
          <table:table-cell office:value-type="float" office:value="3.1196459485622" table:style-name="ce1">
            <text:p>3.1196459485622</text:p>
          </table:table-cell>
          <table:table-cell office:value-type="float" office:value="6.22102198404292" table:style-name="ce1">
            <text:p>6.22102198404292</text:p>
          </table:table-cell>
          <table:table-cell office:value-type="float" office:value="7.16927544895829" table:style-name="ce1">
            <text:p>7.16927544895829</text:p>
          </table:table-cell>
          <table:table-cell office:value-type="float" office:value="7.5773644126464" table:style-name="ce1">
            <text:p>7.5773644126464</text:p>
          </table:table-cell>
          <table:table-cell office:value-type="float" office:value="10.4709193211261" table:style-name="ce1">
            <text:p>10.4709193211261</text:p>
          </table:table-cell>
          <table:table-cell office:value-type="float" office:value="6.13938997669189" table:style-name="ce1">
            <text:p>6.13938997669189</text:p>
          </table:table-cell>
        </table:table-row>
        <table:table-row table:style-name="ro1">
          <table:table-cell office:value-type="string" table:style-name="ce1">
            <text:p>Pablo Mar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88</text:p>
          </table:table-cell>
          <table:table-cell office:value-type="float" office:value="7.6" table:style-name="ce1">
            <text:p>7.6</text:p>
          </table:table-cell>
          <table:table-cell office:value-type="float" office:value="7.31766921863298" table:style-name="ce1">
            <text:p>7.31766921863298</text:p>
          </table:table-cell>
          <table:table-cell office:value-type="float" office:value="7.25703666764783" table:style-name="ce1">
            <text:p>7.25703666764783</text:p>
          </table:table-cell>
          <table:table-cell office:value-type="float" office:value="6.40169750807794" table:style-name="ce1">
            <text:p>6.40169750807794</text:p>
          </table:table-cell>
          <table:table-cell office:value-type="float" office:value="6.83428085168288" table:style-name="ce1">
            <text:p>6.83428085168288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8.01898339665999" table:style-name="ce1">
            <text:p>8.01898339665999</text:p>
          </table:table-cell>
          <table:table-cell office:value-type="float" office:value="9.24966733466248" table:style-name="ce1">
            <text:p>9.24966733466248</text:p>
          </table:table-cell>
          <table:table-cell office:value-type="float" office:value="8.45486405307651" table:style-name="ce1">
            <text:p>8.45486405307651</text:p>
          </table:table-cell>
          <table:table-cell office:value-type="float" office:value="6.73972712234543" table:style-name="ce1">
            <text:p>6.73972712234543</text:p>
          </table:table-cell>
          <table:table-cell office:value-type="float" office:value="6.5206425038562" table:style-name="ce1">
            <text:p>6.5206425038562</text:p>
          </table:table-cell>
          <table:table-cell office:value-type="float" office:value="7.2362421005171" table:style-name="ce1">
            <text:p>7.2362421005171</text:p>
          </table:table-cell>
        </table:table-row>
        <table:table-row table:style-name="ro1">
          <table:table-cell office:value-type="string" table:style-name="ce1">
            <text:p>Iván Mart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27</text:p>
          </table:table-cell>
          <table:table-cell office:value-type="float" office:value="14.3" table:style-name="ce1">
            <text:p>14.3</text:p>
          </table:table-cell>
          <table:table-cell office:value-type="float" office:value="7.35139865140073" table:style-name="ce1">
            <text:p>7.35139865140073</text:p>
          </table:table-cell>
          <table:table-cell office:value-type="float" office:value="13.8213174553159" table:style-name="ce1">
            <text:p>13.8213174553159</text:p>
          </table:table-cell>
          <table:table-cell office:value-type="float" office:value="8.34548079687715" table:style-name="ce1">
            <text:p>8.34548079687715</text:p>
          </table:table-cell>
          <table:table-cell office:value-type="float" office:value="10.5969297231527" table:style-name="ce1">
            <text:p>10.5969297231527</text:p>
          </table:table-cell>
          <table:table-cell office:value-type="float" office:value="11.439751898866" table:style-name="ce1">
            <text:p>11.439751898866</text:p>
          </table:table-cell>
          <table:table-cell office:value-type="float" office:value="10.5804866893861" table:style-name="ce1">
            <text:p>10.5804866893861</text:p>
          </table:table-cell>
          <table:table-cell office:value-type="float" office:value="10.2942131073217" table:style-name="ce1">
            <text:p>10.2942131073217</text:p>
          </table:table-cell>
          <table:table-cell office:value-type="float" office:value="7.16927544895829" table:style-name="ce1">
            <text:p>7.16927544895829</text:p>
          </table:table-cell>
          <table:table-cell office:value-type="float" office:value="6.21264847196624" table:style-name="ce1">
            <text:p>6.21264847196624</text:p>
          </table:table-cell>
          <table:table-cell office:value-type="float" office:value="11.4526566829053" table:style-name="ce1">
            <text:p>11.4526566829053</text:p>
          </table:table-cell>
          <table:table-cell office:value-type="float" office:value="11.1472481579058" table:style-name="ce1">
            <text:p>11.1472481579058</text:p>
          </table:table-cell>
        </table:table-row>
        <table:table-row table:style-name="ro1">
          <table:table-cell office:value-type="string" table:style-name="ce1">
            <text:p>Mario Mart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308</text:p>
          </table:table-cell>
          <table:table-cell office:value-type="float" office:value="12.3" table:style-name="ce1">
            <text:p>12.3</text:p>
          </table:table-cell>
          <table:table-cell office:value-type="float" office:value="6.8458516569057" table:style-name="ce1">
            <text:p>6.8458516569057</text:p>
          </table:table-cell>
          <table:table-cell office:value-type="float" office:value="8.14114496684015" table:style-name="ce1">
            <text:p>8.14114496684015</text:p>
          </table:table-cell>
          <table:table-cell office:value-type="float" office:value="6.17889127062506" table:style-name="ce1">
            <text:p>6.17889127062506</text:p>
          </table:table-cell>
          <table:table-cell office:value-type="float" office:value="7.64746965734096" table:style-name="ce1">
            <text:p>7.64746965734096</text:p>
          </table:table-cell>
          <table:table-cell office:value-type="float" office:value="8.47501398639537" table:style-name="ce1">
            <text:p>8.47501398639537</text:p>
          </table:table-cell>
          <table:table-cell office:value-type="float" office:value="6.85929318494165" table:style-name="ce1">
            <text:p>6.85929318494165</text:p>
          </table:table-cell>
          <table:table-cell office:value-type="float" office:value="10.8130100317894" table:style-name="ce1">
            <text:p>10.8130100317894</text:p>
          </table:table-cell>
          <table:table-cell office:value-type="float" office:value="8.08640342007723" table:style-name="ce1">
            <text:p>8.08640342007723</text:p>
          </table:table-cell>
          <table:table-cell office:value-type="float" office:value="9.98191471523302" table:style-name="ce1">
            <text:p>9.98191471523302</text:p>
          </table:table-cell>
          <table:table-cell office:value-type="float" office:value="11.3451827420336" table:style-name="ce1">
            <text:p>11.3451827420336</text:p>
          </table:table-cell>
          <table:table-cell office:value-type="float" office:value="7.88958507065577" table:style-name="ce1">
            <text:p>7.88958507065577</text:p>
          </table:table-cell>
        </table:table-row>
        <table:table-row table:style-name="ro1">
          <table:table-cell office:value-type="string" table:style-name="ce1">
            <text:p>Pablo Martín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19</text:p>
          </table:table-cell>
          <table:table-cell office:value-type="float" office:value="7.5" table:style-name="ce1">
            <text:p>7.5</text:p>
          </table:table-cell>
          <table:table-cell office:value-type="float" office:value="8.39461878155062" table:style-name="ce1">
            <text:p>8.39461878155062</text:p>
          </table:table-cell>
          <table:table-cell office:value-type="float" office:value="7.03994097196715" table:style-name="ce1">
            <text:p>7.03994097196715</text:p>
          </table:table-cell>
          <table:table-cell office:value-type="float" office:value="9.12573163897623" table:style-name="ce1">
            <text:p>9.12573163897623</text:p>
          </table:table-cell>
          <table:table-cell office:value-type="float" office:value="7.33708544024661" table:style-name="ce1">
            <text:p>7.33708544024661</text:p>
          </table:table-cell>
          <table:table-cell office:value-type="float" office:value="9.36385289575905" table:style-name="ce1">
            <text:p>9.36385289575905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8.52559513771098" table:style-name="ce1">
            <text:p>8.52559513771098</text:p>
          </table:table-cell>
          <table:table-cell office:value-type="float" office:value="8.50792105992848" table:style-name="ce1">
            <text:p>8.50792105992848</text:p>
          </table:table-cell>
          <table:table-cell office:value-type="float" office:value="6.87564221624578" table:style-name="ce1">
            <text:p>6.87564221624578</text:p>
          </table:table-cell>
          <table:table-cell office:value-type="float" office:value="9.13946894602418" table:style-name="ce1">
            <text:p>9.13946894602418</text:p>
          </table:table-cell>
          <table:table-cell office:value-type="float" office:value="6.93426372296105" table:style-name="ce1">
            <text:p>6.93426372296105</text:p>
          </table:table-cell>
        </table:table-row>
        <table:table-row table:style-name="ro1">
          <table:table-cell office:value-type="string" table:style-name="ce1">
            <text:p>Omar Mascarel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339</text:p>
          </table:table-cell>
          <table:table-cell office:value-type="float" office:value="7.6" table:style-name="ce1">
            <text:p>7.6</text:p>
          </table:table-cell>
          <table:table-cell office:value-type="float" office:value="7.3260943454394" table:style-name="ce1">
            <text:p>7.3260943454394</text:p>
          </table:table-cell>
          <table:table-cell office:value-type="float" office:value="8.27956718169095" table:style-name="ce1">
            <text:p>8.27956718169095</text:p>
          </table:table-cell>
          <table:table-cell office:value-type="float" office:value="7.09994270388583" table:style-name="ce1">
            <text:p>7.09994270388583</text:p>
          </table:table-cell>
          <table:table-cell office:value-type="float" office:value="8.23072465006689" table:style-name="ce1">
            <text:p>8.23072465006689</text:p>
          </table:table-cell>
          <table:table-cell office:value-type="float" office:value="6.02499922520406" table:style-name="ce1">
            <text:p>6.02499922520406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5.62873114666108" table:style-name="ce1">
            <text:p>5.62873114666108</text:p>
          </table:table-cell>
          <table:table-cell office:value-type="float" office:value="7.11986795159994" table:style-name="ce1">
            <text:p>7.11986795159994</text:p>
          </table:table-cell>
          <table:table-cell office:value-type="float" office:value="7.43427187239275" table:style-name="ce1">
            <text:p>7.43427187239275</text:p>
          </table:table-cell>
          <table:table-cell office:value-type="float" office:value="11.3451827420336" table:style-name="ce1">
            <text:p>11.3451827420336</text:p>
          </table:table-cell>
          <table:table-cell office:value-type="float" office:value="9.85780824754181" table:style-name="ce1">
            <text:p>9.85780824754181</text:p>
          </table:table-cell>
        </table:table-row>
        <table:table-row table:style-name="ro1">
          <table:table-cell office:value-type="string" table:style-name="ce1">
            <text:p>Brais Ménd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00</text:p>
          </table:table-cell>
          <table:table-cell office:value-type="float" office:value="12.1" table:style-name="ce1">
            <text:p>12.1</text:p>
          </table:table-cell>
          <table:table-cell office:value-type="float" office:value="8.78906681572345" table:style-name="ce1">
            <text:p>8.78906681572345</text:p>
          </table:table-cell>
          <table:table-cell office:value-type="float" office:value="11.5601200845019" table:style-name="ce1">
            <text:p>11.5601200845019</text:p>
          </table:table-cell>
          <table:table-cell office:value-type="float" office:value="11.7320230754038" table:style-name="ce1">
            <text:p>11.7320230754038</text:p>
          </table:table-cell>
          <table:table-cell office:value-type="float" office:value="13.6041580170701" table:style-name="ce1">
            <text:p>13.6041580170701</text:p>
          </table:table-cell>
          <table:table-cell office:value-type="float" office:value="11.1490629986638" table:style-name="ce1">
            <text:p>11.1490629986638</text:p>
          </table:table-cell>
          <table:table-cell office:value-type="float" office:value="9.07031185010836" table:style-name="ce1">
            <text:p>9.07031185010836</text:p>
          </table:table-cell>
          <table:table-cell office:value-type="float" office:value="13.9212391912393" table:style-name="ce1">
            <text:p>13.9212391912393</text:p>
          </table:table-cell>
          <table:table-cell office:value-type="float" office:value="11.2512978722897" table:style-name="ce1">
            <text:p>11.2512978722897</text:p>
          </table:table-cell>
          <table:table-cell office:value-type="float" office:value="13.5569178104619" table:style-name="ce1">
            <text:p>13.5569178104619</text:p>
          </table:table-cell>
          <table:table-cell office:value-type="float" office:value="8.0494657118757" table:style-name="ce1">
            <text:p>8.0494657118757</text:p>
          </table:table-cell>
          <table:table-cell office:value-type="float" office:value="9.79437965288612" table:style-name="ce1">
            <text:p>9.79437965288612</text:p>
          </table:table-cell>
        </table:table-row>
        <table:table-row table:style-name="ro1">
          <table:table-cell office:value-type="string" table:style-name="ce1">
            <text:p>Rodrigo Mendo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298</text:p>
          </table:table-cell>
          <table:table-cell office:value-type="float" office:value="7.3" table:style-name="ce1">
            <text:p>7.3</text:p>
          </table:table-cell>
          <table:table-cell office:value-type="float" office:value="8.08476808979387" table:style-name="ce1">
            <text:p>8.08476808979387</text:p>
          </table:table-cell>
          <table:table-cell office:value-type="float" office:value="8.90306294604436" table:style-name="ce1">
            <text:p>8.90306294604436</text:p>
          </table:table-cell>
          <table:table-cell office:value-type="float" office:value="6.74546187226839" table:style-name="ce1">
            <text:p>6.74546187226839</text:p>
          </table:table-cell>
          <table:table-cell office:value-type="float" office:value="8.12346865494781" table:style-name="ce1">
            <text:p>8.12346865494781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10.3003969315541" table:style-name="ce1">
            <text:p>10.3003969315541</text:p>
          </table:table-cell>
          <table:table-cell office:value-type="float" office:value="11.1211223751708" table:style-name="ce1">
            <text:p>11.1211223751708</text:p>
          </table:table-cell>
          <table:table-cell office:value-type="float" office:value="7.82682944259341" table:style-name="ce1">
            <text:p>7.82682944259341</text:p>
          </table:table-cell>
          <table:table-cell office:value-type="float" office:value="8.3099764682154" table:style-name="ce1">
            <text:p>8.3099764682154</text:p>
          </table:table-cell>
          <table:table-cell office:value-type="float" office:value="6.14376119252185" table:style-name="ce1">
            <text:p>6.14376119252185</text:p>
          </table:table-cell>
          <table:table-cell office:value-type="float" office:value="5.90555807329008" table:style-name="ce1">
            <text:p>5.90555807329008</text:p>
          </table:table-cell>
        </table:table-row>
        <table:table-row table:style-name="ro1">
          <table:table-cell office:value-type="string" table:style-name="ce1">
            <text:p>Batista Mendy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60</text:p>
          </table:table-cell>
          <table:table-cell office:value-type="float" office:value="11.7" table:style-name="ce1">
            <text:p>11.7</text:p>
          </table:table-cell>
          <table:table-cell office:value-type="float" office:value="7.03418491861454" table:style-name="ce1">
            <text:p>7.03418491861454</text:p>
          </table:table-cell>
          <table:table-cell office:value-type="float" office:value="10.1547123077905" table:style-name="ce1">
            <text:p>10.1547123077905</text:p>
          </table:table-cell>
          <table:table-cell office:value-type="float" office:value="6.17889127062506" table:style-name="ce1">
            <text:p>6.17889127062506</text:p>
          </table:table-cell>
          <table:table-cell office:value-type="float" office:value="9.10314540427107" table:style-name="ce1">
            <text:p>9.10314540427107</text:p>
          </table:table-cell>
          <table:table-cell office:value-type="float" office:value="6.79155785955547" table:style-name="ce1">
            <text:p>6.79155785955547</text:p>
          </table:table-cell>
          <table:table-cell office:value-type="float" office:value="10.5804866893861" table:style-name="ce1">
            <text:p>10.5804866893861</text:p>
          </table:table-cell>
          <table:table-cell office:value-type="float" office:value="6.48758068239099" table:style-name="ce1">
            <text:p>6.48758068239099</text:p>
          </table:table-cell>
          <table:table-cell office:value-type="float" office:value="7.77532070405058" table:style-name="ce1">
            <text:p>7.77532070405058</text:p>
          </table:table-cell>
          <table:table-cell office:value-type="float" office:value="8.45939488176992" table:style-name="ce1">
            <text:p>8.45939488176992</text:p>
          </table:table-cell>
          <table:table-cell office:value-type="float" office:value="11.0200281356747" table:style-name="ce1">
            <text:p>11.0200281356747</text:p>
          </table:table-cell>
          <table:table-cell office:value-type="float" office:value="9.69923718274122" table:style-name="ce1">
            <text:p>9.69923718274122</text:p>
          </table:table-cell>
        </table:table-row>
        <table:table-row table:style-name="ro1">
          <table:table-cell office:value-type="string" table:style-name="ce1">
            <text:p>Luis Mil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092</text:p>
          </table:table-cell>
          <table:table-cell office:value-type="float" office:value="16.5" table:style-name="ce1">
            <text:p>16.5</text:p>
          </table:table-cell>
          <table:table-cell office:value-type="float" office:value="10.0632771778546" table:style-name="ce1">
            <text:p>10.0632771778546</text:p>
          </table:table-cell>
          <table:table-cell office:value-type="float" office:value="13.0167571249814" table:style-name="ce1">
            <text:p>13.0167571249814</text:p>
          </table:table-cell>
          <table:table-cell office:value-type="float" office:value="17.5685666663034" table:style-name="ce1">
            <text:p>17.5685666663034</text:p>
          </table:table-cell>
          <table:table-cell office:value-type="float" office:value="14.2531510668997" table:style-name="ce1">
            <text:p>14.2531510668997</text:p>
          </table:table-cell>
          <table:table-cell office:value-type="float" office:value="10.2613024617622" table:style-name="ce1">
            <text:p>10.2613024617622</text:p>
          </table:table-cell>
          <table:table-cell office:value-type="float" office:value="9.12280133502142" table:style-name="ce1">
            <text:p>9.12280133502142</text:p>
          </table:table-cell>
          <table:table-cell office:value-type="float" office:value="9.14555414677362" table:style-name="ce1">
            <text:p>9.14555414677362</text:p>
          </table:table-cell>
          <table:table-cell office:value-type="float" office:value="6.77925561384638" table:style-name="ce1">
            <text:p>6.77925561384638</text:p>
          </table:table-cell>
          <table:table-cell office:value-type="float" office:value="6.47277502814626" table:style-name="ce1">
            <text:p>6.47277502814626</text:p>
          </table:table-cell>
          <table:table-cell office:value-type="float" office:value="12.6947530661004" table:style-name="ce1">
            <text:p>12.6947530661004</text:p>
          </table:table-cell>
          <table:table-cell office:value-type="float" office:value="9.2242636788753" table:style-name="ce1">
            <text:p>9.2242636788753</text:p>
          </table:table-cell>
        </table:table-row>
        <table:table-row table:style-name="ro1">
          <table:table-cell office:value-type="string" table:style-name="ce1">
            <text:p>Óscar Mingue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239</text:p>
          </table:table-cell>
          <table:table-cell office:value-type="float" office:value="10.5" table:style-name="ce1">
            <text:p>10.5</text:p>
          </table:table-cell>
          <table:table-cell office:value-type="float" office:value="8.90645401531621" table:style-name="ce1">
            <text:p>8.90645401531621</text:p>
          </table:table-cell>
          <table:table-cell office:value-type="float" office:value="13.0029793363254" table:style-name="ce1">
            <text:p>13.0029793363254</text:p>
          </table:table-cell>
          <table:table-cell office:value-type="float" office:value="13.8200487544662" table:style-name="ce1">
            <text:p>13.8200487544662</text:p>
          </table:table-cell>
          <table:table-cell office:value-type="float" office:value="11.0888225644878" table:style-name="ce1">
            <text:p>11.0888225644878</text:p>
          </table:table-cell>
          <table:table-cell office:value-type="float" office:value="11.439751898866" table:style-name="ce1">
            <text:p>11.439751898866</text:p>
          </table:table-cell>
          <table:table-cell office:value-type="float" office:value="10.4931038936664" table:style-name="ce1">
            <text:p>10.4931038936664</text:p>
          </table:table-cell>
          <table:table-cell office:value-type="float" office:value="12.2176583247182" table:style-name="ce1">
            <text:p>12.2176583247182</text:p>
          </table:table-cell>
          <table:table-cell office:value-type="float" office:value="7.93026305398577" table:style-name="ce1">
            <text:p>7.93026305398577</text:p>
          </table:table-cell>
          <table:table-cell office:value-type="float" office:value="8.01379979472921" table:style-name="ce1">
            <text:p>8.01379979472921</text:p>
          </table:table-cell>
          <table:table-cell office:value-type="float" office:value="10.4709193211261" table:style-name="ce1">
            <text:p>10.4709193211261</text:p>
          </table:table-cell>
          <table:table-cell office:value-type="float" office:value="8.11779418386894" table:style-name="ce1">
            <text:p>8.11779418386894</text:p>
          </table:table-cell>
        </table:table-row>
        <table:table-row table:style-name="ro1">
          <table:table-cell office:value-type="string" table:style-name="ce1">
            <text:p>Alberto Molei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099</text:p>
          </table:table-cell>
          <table:table-cell office:value-type="float" office:value="12.1" table:style-name="ce1">
            <text:p>12.1</text:p>
          </table:table-cell>
          <table:table-cell office:value-type="float" office:value="9.16938513967522" table:style-name="ce1">
            <text:p>9.16938513967522</text:p>
          </table:table-cell>
          <table:table-cell office:value-type="float" office:value="7.88199091931868" table:style-name="ce1">
            <text:p>7.88199091931868</text:p>
          </table:table-cell>
          <table:table-cell office:value-type="float" office:value="13.714751114337" table:style-name="ce1">
            <text:p>13.714751114337</text:p>
          </table:table-cell>
          <table:table-cell office:value-type="float" office:value="9.379373284216" table:style-name="ce1">
            <text:p>9.379373284216</text:p>
          </table:table-cell>
          <table:table-cell office:value-type="float" office:value="14.5081451352864" table:style-name="ce1">
            <text:p>14.5081451352864</text:p>
          </table:table-cell>
          <table:table-cell office:value-type="float" office:value="10.1599280386788" table:style-name="ce1">
            <text:p>10.1599280386788</text:p>
          </table:table-cell>
          <table:table-cell office:value-type="float" office:value="14.4711065779818" table:style-name="ce1">
            <text:p>14.4711065779818</text:p>
          </table:table-cell>
          <table:table-cell office:value-type="float" office:value="12.5277183598226" table:style-name="ce1">
            <text:p>12.5277183598226</text:p>
          </table:table-cell>
          <table:table-cell office:value-type="float" office:value="17.6702915339431" table:style-name="ce1">
            <text:p>17.6702915339431</text:p>
          </table:table-cell>
          <table:table-cell office:value-type="float" office:value="7.94284549523014" table:style-name="ce1">
            <text:p>7.94284549523014</text:p>
          </table:table-cell>
          <table:table-cell office:value-type="float" office:value="4.92514842443834" table:style-name="ce1">
            <text:p>4.92514842443834</text:p>
          </table:table-cell>
        </table:table-row>
        <table:table-row table:style-name="ro1">
          <table:table-cell office:value-type="string" table:style-name="ce1">
            <text:p>Jon Moncayo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239</text:p>
          </table:table-cell>
          <table:table-cell office:value-type="float" office:value="17.5" table:style-name="ce1">
            <text:p>17.5</text:p>
          </table:table-cell>
          <table:table-cell office:value-type="float" office:value="8.06718445560077" table:style-name="ce1">
            <text:p>8.06718445560077</text:p>
          </table:table-cell>
          <table:table-cell office:value-type="float" office:value="14.4472732891983" table:style-name="ce1">
            <text:p>14.4472732891983</text:p>
          </table:table-cell>
          <table:table-cell office:value-type="float" office:value="13.6080512596735" table:style-name="ce1">
            <text:p>13.6080512596735</text:p>
          </table:table-cell>
          <table:table-cell office:value-type="float" office:value="14.5361070394978" table:style-name="ce1">
            <text:p>14.5361070394978</text:p>
          </table:table-cell>
          <table:table-cell office:value-type="float" office:value="13.8311039053347" table:style-name="ce1">
            <text:p>13.8311039053347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12.5048089267051" table:style-name="ce1">
            <text:p>12.5048089267051</text:p>
          </table:table-cell>
          <table:table-cell office:value-type="float" office:value="7.31856209263642" table:style-name="ce1">
            <text:p>7.31856209263642</text:p>
          </table:table-cell>
          <table:table-cell office:value-type="float" office:value="7.01311267603372" table:style-name="ce1">
            <text:p>7.01311267603372</text:p>
          </table:table-cell>
          <table:table-cell office:value-type="float" office:value="14.1646917952201" table:style-name="ce1">
            <text:p>14.1646917952201</text:p>
          </table:table-cell>
          <table:table-cell office:value-type="float" office:value="8.27124167681269" table:style-name="ce1">
            <text:p>8.27124167681269</text:p>
          </table:table-cell>
        </table:table-row>
        <table:table-row table:style-name="ro1">
          <table:table-cell office:value-type="string" table:style-name="ce1">
            <text:p>Ilaix Morib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53</text:p>
          </table:table-cell>
          <table:table-cell office:value-type="float" office:value="12.8" table:style-name="ce1">
            <text:p>12.8</text:p>
          </table:table-cell>
          <table:table-cell office:value-type="float" office:value="7.79651921319676" table:style-name="ce1">
            <text:p>7.79651921319676</text:p>
          </table:table-cell>
          <table:table-cell office:value-type="float" office:value="10.9892673352848" table:style-name="ce1">
            <text:p>10.9892673352848</text:p>
          </table:table-cell>
          <table:table-cell office:value-type="float" office:value="9.7844526751314" table:style-name="ce1">
            <text:p>9.7844526751314</text:p>
          </table:table-cell>
          <table:table-cell office:value-type="float" office:value="10.0445344384591" table:style-name="ce1">
            <text:p>10.0445344384591</text:p>
          </table:table-cell>
          <table:table-cell office:value-type="float" office:value="9.66294958217385" table:style-name="ce1">
            <text:p>9.66294958217385</text:p>
          </table:table-cell>
          <table:table-cell office:value-type="float" office:value="6.4588162171454" table:style-name="ce1">
            <text:p>6.4588162171454</text:p>
          </table:table-cell>
          <table:table-cell office:value-type="float" office:value="10.6061432518915" table:style-name="ce1">
            <text:p>10.6061432518915</text:p>
          </table:table-cell>
          <table:table-cell office:value-type="float" office:value="7.2686253069768" table:style-name="ce1">
            <text:p>7.2686253069768</text:p>
          </table:table-cell>
          <table:table-cell office:value-type="float" office:value="6.73972712234543" table:style-name="ce1">
            <text:p>6.73972712234543</text:p>
          </table:table-cell>
          <table:table-cell office:value-type="float" office:value="14.1646917952201" table:style-name="ce1">
            <text:p>14.1646917952201</text:p>
          </table:table-cell>
          <table:table-cell office:value-type="float" office:value="12.4524315814168" table:style-name="ce1">
            <text:p>12.4524315814168</text:p>
          </table:table-cell>
        </table:table-row>
        <table:table-row table:style-name="ro1">
          <table:table-cell office:value-type="string" table:style-name="ce1">
            <text:p>Manu Morlan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60</text:p>
          </table:table-cell>
          <table:table-cell office:value-type="float" office:value="9.8" table:style-name="ce1">
            <text:p>9.8</text:p>
          </table:table-cell>
          <table:table-cell office:value-type="float" office:value="8.12878789205688" table:style-name="ce1">
            <text:p>8.12878789205688</text:p>
          </table:table-cell>
          <table:table-cell office:value-type="float" office:value="10.3289634716497" table:style-name="ce1">
            <text:p>10.3289634716497</text:p>
          </table:table-cell>
          <table:table-cell office:value-type="float" office:value="6.98064886930358" table:style-name="ce1">
            <text:p>6.98064886930358</text:p>
          </table:table-cell>
          <table:table-cell office:value-type="float" office:value="10.6518923183151" table:style-name="ce1">
            <text:p>10.6518923183151</text:p>
          </table:table-cell>
          <table:table-cell office:value-type="float" office:value="10.2613024617622" table:style-name="ce1">
            <text:p>10.2613024617622</text:p>
          </table:table-cell>
          <table:table-cell office:value-type="float" office:value="12.7363470495901" table:style-name="ce1">
            <text:p>12.7363470495901</text:p>
          </table:table-cell>
          <table:table-cell office:value-type="float" office:value="8.11880547409869" table:style-name="ce1">
            <text:p>8.11880547409869</text:p>
          </table:table-cell>
          <table:table-cell office:value-type="float" office:value="6.97274765471876" table:style-name="ce1">
            <text:p>6.97274765471876</text:p>
          </table:table-cell>
          <table:table-cell office:value-type="float" office:value="8.16141783343876" table:style-name="ce1">
            <text:p>8.16141783343876</text:p>
          </table:table-cell>
          <table:table-cell office:value-type="float" office:value="11.5596238448449" table:style-name="ce1">
            <text:p>11.5596238448449</text:p>
          </table:table-cell>
          <table:table-cell office:value-type="float" office:value="8.54976266986452" table:style-name="ce1">
            <text:p>8.54976266986452</text:p>
          </table:table-cell>
        </table:table-row>
        <table:table-row table:style-name="ro1">
          <table:table-cell office:value-type="string" table:style-name="ce1">
            <text:p>Martim Net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58</text:p>
          </table:table-cell>
          <table:table-cell office:value-type="float" office:value="8.6" table:style-name="ce1">
            <text:p>8.6</text:p>
          </table:table-cell>
          <table:table-cell office:value-type="float" office:value="9.07857177902559" table:style-name="ce1">
            <text:p>9.07857177902559</text:p>
          </table:table-cell>
          <table:table-cell office:value-type="float" office:value="9.47206107106819" table:style-name="ce1">
            <text:p>9.47206107106819</text:p>
          </table:table-cell>
          <table:table-cell office:value-type="float" office:value="12.5885668481409" table:style-name="ce1">
            <text:p>12.5885668481409</text:p>
          </table:table-cell>
          <table:table-cell office:value-type="float" office:value="9.93367410556625" table:style-name="ce1">
            <text:p>9.93367410556625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11.763361348822" table:style-name="ce1">
            <text:p>11.763361348822</text:p>
          </table:table-cell>
          <table:table-cell office:value-type="float" office:value="9.66732197967496" table:style-name="ce1">
            <text:p>9.66732197967496</text:p>
          </table:table-cell>
          <table:table-cell office:value-type="float" office:value="8.82810306390896" table:style-name="ce1">
            <text:p>8.82810306390896</text:p>
          </table:table-cell>
          <table:table-cell office:value-type="float" office:value="10.1350272255731" table:style-name="ce1">
            <text:p>10.1350272255731</text:p>
          </table:table-cell>
          <table:table-cell office:value-type="float" office:value="7.31578189716082" table:style-name="ce1">
            <text:p>7.31578189716082</text:p>
          </table:table-cell>
          <table:table-cell office:value-type="float" office:value="4.81545817713035" table:style-name="ce1">
            <text:p>4.81545817713035</text:p>
          </table:table-cell>
        </table:table-row>
        <table:table-row table:style-name="ro1">
          <table:table-cell office:value-type="string" table:style-name="ce1">
            <text:p>Dani Olm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45</text:p>
          </table:table-cell>
          <table:table-cell office:value-type="float" office:value="9.6" table:style-name="ce1">
            <text:p>9.6</text:p>
          </table:table-cell>
          <table:table-cell office:value-type="float" office:value="10.2729230161799" table:style-name="ce1">
            <text:p>10.2729230161799</text:p>
          </table:table-cell>
          <table:table-cell office:value-type="float" office:value="10.9892673352848" table:style-name="ce1">
            <text:p>10.9892673352848</text:p>
          </table:table-cell>
          <table:table-cell office:value-type="float" office:value="14.6101000467596" table:style-name="ce1">
            <text:p>14.6101000467596</text:p>
          </table:table-cell>
          <table:table-cell office:value-type="float" office:value="10.7067876172215" table:style-name="ce1">
            <text:p>10.7067876172215</text:p>
          </table:table-cell>
          <table:table-cell office:value-type="float" office:value="12.0096118725102" table:style-name="ce1">
            <text:p>12.0096118725102</text:p>
          </table:table-cell>
          <table:table-cell office:value-type="float" office:value="4.38311326265195" table:style-name="ce1">
            <text:p>4.38311326265195</text:p>
          </table:table-cell>
          <table:table-cell office:value-type="float" office:value="13.4147343431198" table:style-name="ce1">
            <text:p>13.4147343431198</text:p>
          </table:table-cell>
          <table:table-cell office:value-type="float" office:value="12.4785915989602" table:style-name="ce1">
            <text:p>12.4785915989602</text:p>
          </table:table-cell>
          <table:table-cell office:value-type="float" office:value="16.4972783775407" table:style-name="ce1">
            <text:p>16.4972783775407</text:p>
          </table:table-cell>
          <table:table-cell office:value-type="float" office:value="8.15661229471656" table:style-name="ce1">
            <text:p>8.15661229471656</text:p>
          </table:table-cell>
          <table:table-cell office:value-type="float" office:value="11.5161680953778" table:style-name="ce1">
            <text:p>11.5161680953778</text:p>
          </table:table-cell>
        </table:table-row>
        <table:table-row table:style-name="ro1">
          <table:table-cell office:value-type="string" table:style-name="ce1">
            <text:p>Aimar Oro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41</text:p>
          </table:table-cell>
          <table:table-cell office:value-type="float" office:value="9.5" table:style-name="ce1">
            <text:p>9.5</text:p>
          </table:table-cell>
          <table:table-cell office:value-type="float" office:value="9.52462782973084" table:style-name="ce1">
            <text:p>9.52462782973084</text:p>
          </table:table-cell>
          <table:table-cell office:value-type="float" office:value="8.48083914855434" table:style-name="ce1">
            <text:p>8.48083914855434</text:p>
          </table:table-cell>
          <table:table-cell office:value-type="float" office:value="11.7320230754038" table:style-name="ce1">
            <text:p>11.7320230754038</text:p>
          </table:table-cell>
          <table:table-cell office:value-type="float" office:value="9.10314540427107" table:style-name="ce1">
            <text:p>9.10314540427107</text:p>
          </table:table-cell>
          <table:table-cell office:value-type="float" office:value="14.9211066566727" table:style-name="ce1">
            <text:p>14.9211066566727</text:p>
          </table:table-cell>
          <table:table-cell office:value-type="float" office:value="8.87831094119983" table:style-name="ce1">
            <text:p>8.87831094119983</text:p>
          </table:table-cell>
          <table:table-cell office:value-type="float" office:value="12.5991777375643" table:style-name="ce1">
            <text:p>12.5991777375643</text:p>
          </table:table-cell>
          <table:table-cell office:value-type="float" office:value="7.51998777263674" table:style-name="ce1">
            <text:p>7.51998777263674</text:p>
          </table:table-cell>
          <table:table-cell office:value-type="float" office:value="7.01311267603372" table:style-name="ce1">
            <text:p>7.01311267603372</text:p>
          </table:table-cell>
          <table:table-cell office:value-type="float" office:value="8.69916659898369" table:style-name="ce1">
            <text:p>8.69916659898369</text:p>
          </table:table-cell>
          <table:table-cell office:value-type="float" office:value="8.47211983603931" table:style-name="ce1">
            <text:p>8.47211983603931</text:p>
          </table:table-cell>
        </table:table-row>
        <table:table-row table:style-name="ro1">
          <table:table-cell office:value-type="string" table:style-name="ce1">
            <text:p>Azzedine Ounah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63</text:p>
          </table:table-cell>
          <table:table-cell office:value-type="float" office:value="8.7" table:style-name="ce1">
            <text:p>8.7</text:p>
          </table:table-cell>
          <table:table-cell office:value-type="float" office:value="10.3184339764547" table:style-name="ce1">
            <text:p>10.3184339764547</text:p>
          </table:table-cell>
          <table:table-cell office:value-type="float" office:value="9.01327492871154" table:style-name="ce1">
            <text:p>9.01327492871154</text:p>
          </table:table-cell>
          <table:table-cell office:value-type="float" office:value="10.3117925498298" table:style-name="ce1">
            <text:p>10.3117925498298</text:p>
          </table:table-cell>
          <table:table-cell office:value-type="float" office:value="10.9801093057745" table:style-name="ce1">
            <text:p>10.9801093057745</text:p>
          </table:table-cell>
          <table:table-cell office:value-type="float" office:value="15.1159080798142" table:style-name="ce1">
            <text:p>15.1159080798142</text:p>
          </table:table-cell>
          <table:table-cell office:value-type="float" office:value="9.63206758057954" table:style-name="ce1">
            <text:p>9.63206758057954</text:p>
          </table:table-cell>
          <table:table-cell office:value-type="float" office:value="13.5870551613981" table:style-name="ce1">
            <text:p>13.5870551613981</text:p>
          </table:table-cell>
          <table:table-cell office:value-type="float" office:value="10.7190755105007" table:style-name="ce1">
            <text:p>10.7190755105007</text:p>
          </table:table-cell>
          <table:table-cell office:value-type="float" office:value="11.6399900270707" table:style-name="ce1">
            <text:p>11.6399900270707</text:p>
          </table:table-cell>
          <table:table-cell office:value-type="float" office:value="8.15661229471656" table:style-name="ce1">
            <text:p>8.15661229471656</text:p>
          </table:table-cell>
          <table:table-cell office:value-type="float" office:value="5.42151002536951" table:style-name="ce1">
            <text:p>5.42151002536951</text:p>
          </table:table-cell>
        </table:table-row>
        <table:table-row table:style-name="ro1">
          <table:table-cell office:value-type="string" table:style-name="ce1">
            <text:p>Isaac Palazón Camach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011</text:p>
          </table:table-cell>
          <table:table-cell office:value-type="float" office:value="14" table:style-name="ce1">
            <text:p>14</text:p>
          </table:table-cell>
          <table:table-cell office:value-type="float" office:value="8.95168855679463" table:style-name="ce1">
            <text:p>8.95168855679463</text:p>
          </table:table-cell>
          <table:table-cell office:value-type="float" office:value="10.4396397326584" table:style-name="ce1">
            <text:p>10.4396397326584</text:p>
          </table:table-cell>
          <table:table-cell office:value-type="float" office:value="12.9396592556714" table:style-name="ce1">
            <text:p>12.9396592556714</text:p>
          </table:table-cell>
          <table:table-cell office:value-type="float" office:value="12.4547746731792" table:style-name="ce1">
            <text:p>12.4547746731792</text:p>
          </table:table-cell>
          <table:table-cell office:value-type="float" office:value="12.2876690912122" table:style-name="ce1">
            <text:p>12.2876690912122</text:p>
          </table:table-cell>
          <table:table-cell office:value-type="float" office:value="8.82608866249103" table:style-name="ce1">
            <text:p>8.82608866249103</text:p>
          </table:table-cell>
          <table:table-cell office:value-type="float" office:value="14.0025515300752" table:style-name="ce1">
            <text:p>14.0025515300752</text:p>
          </table:table-cell>
          <table:table-cell office:value-type="float" office:value="8.66764051066717" table:style-name="ce1">
            <text:p>8.66764051066717</text:p>
          </table:table-cell>
          <table:table-cell office:value-type="float" office:value="11.9308483282809" table:style-name="ce1">
            <text:p>11.9308483282809</text:p>
          </table:table-cell>
          <table:table-cell office:value-type="float" office:value="8.80881936467232" table:style-name="ce1">
            <text:p>8.80881936467232</text:p>
          </table:table-cell>
          <table:table-cell office:value-type="float" office:value="7.10597598254672" table:style-name="ce1">
            <text:p>7.10597598254672</text:p>
          </table:table-cell>
        </table:table-row>
        <table:table-row table:style-name="ro1">
          <table:table-cell office:value-type="string" table:style-name="ce1">
            <text:p>Pedr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43</text:p>
          </table:table-cell>
          <table:table-cell office:value-type="float" office:value="12.5" table:style-name="ce1">
            <text:p>12.5</text:p>
          </table:table-cell>
          <table:table-cell office:value-type="float" office:value="12.3529026537432" table:style-name="ce1">
            <text:p>12.3529026537432</text:p>
          </table:table-cell>
          <table:table-cell office:value-type="float" office:value="17.1927092528705" table:style-name="ce1">
            <text:p>17.1927092528705</text:p>
          </table:table-cell>
          <table:table-cell office:value-type="float" office:value="17.1465621480471" table:style-name="ce1">
            <text:p>17.1465621480471</text:p>
          </table:table-cell>
          <table:table-cell office:value-type="float" office:value="17.5778532755231" table:style-name="ce1">
            <text:p>17.5778532755231</text:p>
          </table:table-cell>
          <table:table-cell office:value-type="float" office:value="18.2869031079945" table:style-name="ce1">
            <text:p>18.2869031079945</text:p>
          </table:table-cell>
          <table:table-cell office:value-type="float" office:value="14.0792326107024" table:style-name="ce1">
            <text:p>14.0792326107024</text:p>
          </table:table-cell>
          <table:table-cell office:value-type="float" office:value="16.4030312021434" table:style-name="ce1">
            <text:p>16.4030312021434</text:p>
          </table:table-cell>
          <table:table-cell office:value-type="float" office:value="9.36699926586852" table:style-name="ce1">
            <text:p>9.36699926586852</text:p>
          </table:table-cell>
          <table:table-cell office:value-type="float" office:value="10.5927488383059" table:style-name="ce1">
            <text:p>10.5927488383059</text:p>
          </table:table-cell>
          <table:table-cell office:value-type="float" office:value="12.2917761497863" table:style-name="ce1">
            <text:p>12.2917761497863</text:p>
          </table:table-cell>
          <table:table-cell office:value-type="float" office:value="8.72124456525841" table:style-name="ce1">
            <text:p>8.72124456525841</text:p>
          </table:table-cell>
        </table:table-row>
        <table:table-row table:style-name="ro1">
          <table:table-cell office:value-type="string" table:style-name="ce1">
            <text:p>Abde Rebbac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49</text:p>
          </table:table-cell>
          <table:table-cell office:value-type="float" office:value="8.4" table:style-name="ce1">
            <text:p>8.4</text:p>
          </table:table-cell>
          <table:table-cell office:value-type="float" office:value="9.3969479038319" table:style-name="ce1">
            <text:p>9.3969479038319</text:p>
          </table:table-cell>
          <table:table-cell office:value-type="float" office:value="7.52196818021384" table:style-name="ce1">
            <text:p>7.52196818021384</text:p>
          </table:table-cell>
          <table:table-cell office:value-type="float" office:value="8.73353366465691" table:style-name="ce1">
            <text:p>8.73353366465691</text:p>
          </table:table-cell>
          <table:table-cell office:value-type="float" office:value="7.80483933177958" table:style-name="ce1">
            <text:p>7.80483933177958</text:p>
          </table:table-cell>
          <table:table-cell office:value-type="float" office:value="15.3029396358395" table:style-name="ce1">
            <text:p>15.3029396358395</text:p>
          </table:table-cell>
          <table:table-cell office:value-type="float" office:value="5.81640359265799" table:style-name="ce1">
            <text:p>5.81640359265799</text:p>
          </table:table-cell>
          <table:table-cell office:value-type="float" office:value="14.6927425266731" table:style-name="ce1">
            <text:p>14.6927425266731</text:p>
          </table:table-cell>
          <table:table-cell office:value-type="float" office:value="10.879643530288" table:style-name="ce1">
            <text:p>10.879643530288</text:p>
          </table:table-cell>
          <table:table-cell office:value-type="float" office:value="7.43427187239275" table:style-name="ce1">
            <text:p>7.43427187239275</text:p>
          </table:table-cell>
          <table:table-cell office:value-type="float" office:value="8.91877642267804" table:style-name="ce1">
            <text:p>8.91877642267804</text:p>
          </table:table-cell>
          <table:table-cell office:value-type="float" office:value="8.2251043088352" table:style-name="ce1">
            <text:p>8.2251043088352</text:p>
          </table:table-cell>
        </table:table-row>
        <table:table-row table:style-name="ro1">
          <table:table-cell office:value-type="string" table:style-name="ce1">
            <text:p>Alberto Rein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120</text:p>
          </table:table-cell>
          <table:table-cell office:value-type="float" office:value="9.5" table:style-name="ce1">
            <text:p>9.5</text:p>
          </table:table-cell>
          <table:table-cell office:value-type="float" office:value="6.94375423699323" table:style-name="ce1">
            <text:p>6.94375423699323</text:p>
          </table:table-cell>
          <table:table-cell office:value-type="float" office:value="9.48792572791739" table:style-name="ce1">
            <text:p>9.48792572791739</text:p>
          </table:table-cell>
          <table:table-cell office:value-type="float" office:value="7.09994270388583" table:style-name="ce1">
            <text:p>7.09994270388583</text:p>
          </table:table-cell>
          <table:table-cell office:value-type="float" office:value="9.26875651139351" table:style-name="ce1">
            <text:p>9.26875651139351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13.2409963350624" table:style-name="ce1">
            <text:p>13.2409963350624</text:p>
          </table:table-cell>
          <table:table-cell office:value-type="float" office:value="8.0181656217303" table:style-name="ce1">
            <text:p>8.0181656217303</text:p>
          </table:table-cell>
          <table:table-cell office:value-type="float" office:value="8.61431305123333" table:style-name="ce1">
            <text:p>8.61431305123333</text:p>
          </table:table-cell>
          <table:table-cell office:value-type="float" office:value="8.3099764682154" table:style-name="ce1">
            <text:p>8.3099764682154</text:p>
          </table:table-cell>
          <table:table-cell office:value-type="float" office:value="8.0494657118757" table:style-name="ce1">
            <text:p>8.0494657118757</text:p>
          </table:table-cell>
          <table:table-cell office:value-type="float" office:value="9.03502630380727" table:style-name="ce1">
            <text:p>9.03502630380727</text:p>
          </table:table-cell>
        </table:table-row>
        <table:table-row table:style-name="ro1">
          <table:table-cell office:value-type="string" table:style-name="ce1">
            <text:p>Oriol Rey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16</text:p>
          </table:table-cell>
          <table:table-cell office:value-type="float" office:value="8.3" table:style-name="ce1">
            <text:p>8.3</text:p>
          </table:table-cell>
          <table:table-cell office:value-type="float" office:value="6.60464418968113" table:style-name="ce1">
            <text:p>6.60464418968113</text:p>
          </table:table-cell>
          <table:table-cell office:value-type="float" office:value="8.55863237772062" table:style-name="ce1">
            <text:p>8.55863237772062</text:p>
          </table:table-cell>
          <table:table-cell office:value-type="float" office:value="5.96143113802578" table:style-name="ce1">
            <text:p>5.96143113802578</text:p>
          </table:table-cell>
          <table:table-cell office:value-type="float" office:value="7.18424587522197" table:style-name="ce1">
            <text:p>7.18424587522197</text:p>
          </table:table-cell>
          <table:table-cell office:value-type="float" office:value="6.52949245962795" table:style-name="ce1">
            <text:p>6.52949245962795</text:p>
          </table:table-cell>
          <table:table-cell office:value-type="float" office:value="16.5605937879756" table:style-name="ce1">
            <text:p>16.5605937879756</text:p>
          </table:table-cell>
          <table:table-cell office:value-type="float" office:value="6.48758068239099" table:style-name="ce1">
            <text:p>6.48758068239099</text:p>
          </table:table-cell>
          <table:table-cell office:value-type="float" office:value="7.07064238107944" table:style-name="ce1">
            <text:p>7.07064238107944</text:p>
          </table:table-cell>
          <table:table-cell office:value-type="float" office:value="6.34183606258395" table:style-name="ce1">
            <text:p>6.34183606258395</text:p>
          </table:table-cell>
          <table:table-cell office:value-type="float" office:value="10.0275723788619" table:style-name="ce1">
            <text:p>10.0275723788619</text:p>
          </table:table-cell>
          <table:table-cell office:value-type="float" office:value="10.8516441518139" table:style-name="ce1">
            <text:p>10.8516441518139</text:p>
          </table:table-cell>
        </table:table-row>
        <table:table-row table:style-name="ro1">
          <table:table-cell office:value-type="string" table:style-name="ce1">
            <text:p>Luis Rioj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083</text:p>
          </table:table-cell>
          <table:table-cell office:value-type="float" office:value="12.4" table:style-name="ce1">
            <text:p>12.4</text:p>
          </table:table-cell>
          <table:table-cell office:value-type="float" office:value="8.71700186649575" table:style-name="ce1">
            <text:p>8.71700186649575</text:p>
          </table:table-cell>
          <table:table-cell office:value-type="float" office:value="9.56727572126627" table:style-name="ce1">
            <text:p>9.56727572126627</text:p>
          </table:table-cell>
          <table:table-cell office:value-type="float" office:value="14.2268749140017" table:style-name="ce1">
            <text:p>14.2268749140017</text:p>
          </table:table-cell>
          <table:table-cell office:value-type="float" office:value="8.44662495306108" table:style-name="ce1">
            <text:p>8.44662495306108</text:p>
          </table:table-cell>
          <table:table-cell office:value-type="float" office:value="13.5905652959993" table:style-name="ce1">
            <text:p>13.5905652959993</text:p>
          </table:table-cell>
          <table:table-cell office:value-type="float" office:value="9.12280133502142" table:style-name="ce1">
            <text:p>9.12280133502142</text:p>
          </table:table-cell>
          <table:table-cell office:value-type="float" office:value="16.7470517102008" table:style-name="ce1">
            <text:p>16.7470517102008</text:p>
          </table:table-cell>
          <table:table-cell office:value-type="float" office:value="7.6727357726967" table:style-name="ce1">
            <text:p>7.6727357726967</text:p>
          </table:table-cell>
          <table:table-cell office:value-type="float" office:value="9.06398463320333" table:style-name="ce1">
            <text:p>9.06398463320333</text:p>
          </table:table-cell>
          <table:table-cell office:value-type="float" office:value="8.80881936467232" table:style-name="ce1">
            <text:p>8.80881936467232</text:p>
          </table:table-cell>
          <table:table-cell office:value-type="float" office:value="6.43370202915198" table:style-name="ce1">
            <text:p>6.43370202915198</text:p>
          </table:table-cell>
        </table:table-row>
        <table:table-row table:style-name="ro1">
          <table:table-cell office:value-type="string" table:style-name="ce1">
            <text:p>Marc Roc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42</text:p>
          </table:table-cell>
          <table:table-cell office:value-type="float" office:value="9.1" table:style-name="ce1">
            <text:p>9.1</text:p>
          </table:table-cell>
          <table:table-cell office:value-type="float" office:value="7.546802028457" table:style-name="ce1">
            <text:p>7.546802028457</text:p>
          </table:table-cell>
          <table:table-cell office:value-type="float" office:value="9.42447961601098" table:style-name="ce1">
            <text:p>9.42447961601098</text:p>
          </table:table-cell>
          <table:table-cell office:value-type="float" office:value="8.47427964684576" table:style-name="ce1">
            <text:p>8.47427964684576</text:p>
          </table:table-cell>
          <table:table-cell office:value-type="float" office:value="8.28453196637123" table:style-name="ce1">
            <text:p>8.28453196637123</text:p>
          </table:table-cell>
          <table:table-cell office:value-type="float" office:value="6.79155785955547" table:style-name="ce1">
            <text:p>6.79155785955547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6.39791642106101" table:style-name="ce1">
            <text:p>6.39791642106101</text:p>
          </table:table-cell>
          <table:table-cell office:value-type="float" office:value="7.57074898523273" table:style-name="ce1">
            <text:p>7.57074898523273</text:p>
          </table:table-cell>
          <table:table-cell office:value-type="float" office:value="7.01311267603372" table:style-name="ce1">
            <text:p>7.01311267603372</text:p>
          </table:table-cell>
          <table:table-cell office:value-type="float" office:value="9.69414206247201" table:style-name="ce1">
            <text:p>9.69414206247201</text:p>
          </table:table-cell>
          <table:table-cell office:value-type="float" office:value="8.87784725245815" table:style-name="ce1">
            <text:p>8.87784725245815</text:p>
          </table:table-cell>
        </table:table-row>
        <table:table-row table:style-name="ro1">
          <table:table-cell office:value-type="string" table:style-name="ce1">
            <text:p>Miguel Romá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12</text:p>
          </table:table-cell>
          <table:table-cell office:value-type="float" office:value="7.1" table:style-name="ce1">
            <text:p>7.1</text:p>
          </table:table-cell>
          <table:table-cell office:value-type="float" office:value="7.77918451036638" table:style-name="ce1">
            <text:p>7.77918451036638</text:p>
          </table:table-cell>
          <table:table-cell office:value-type="float" office:value="8.80881367028908" table:style-name="ce1">
            <text:p>8.80881367028908</text:p>
          </table:table-cell>
          <table:table-cell office:value-type="float" office:value="7.22032036775394" table:style-name="ce1">
            <text:p>7.22032036775394</text:p>
          </table:table-cell>
          <table:table-cell office:value-type="float" office:value="8.23072465006689" table:style-name="ce1">
            <text:p>8.23072465006689</text:p>
          </table:table-cell>
          <table:table-cell office:value-type="float" office:value="6.27386350310574" table:style-name="ce1">
            <text:p>6.27386350310574</text:p>
          </table:table-cell>
          <table:table-cell office:value-type="float" office:value="5.43256345494699" table:style-name="ce1">
            <text:p>5.43256345494699</text:p>
          </table:table-cell>
          <table:table-cell office:value-type="float" office:value="6.48758068239099" table:style-name="ce1">
            <text:p>6.48758068239099</text:p>
          </table:table-cell>
          <table:table-cell office:value-type="float" office:value="7.16927544895829" table:style-name="ce1">
            <text:p>7.16927544895829</text:p>
          </table:table-cell>
          <table:table-cell office:value-type="float" office:value="8.6095902829973" table:style-name="ce1">
            <text:p>8.6095902829973</text:p>
          </table:table-cell>
          <table:table-cell office:value-type="float" office:value="9.25013637655933" table:style-name="ce1">
            <text:p>9.25013637655933</text:p>
          </table:table-cell>
          <table:table-cell office:value-type="float" office:value="9.06652266323937" table:style-name="ce1">
            <text:p>9.06652266323937</text:p>
          </table:table-cell>
        </table:table-row>
        <table:table-row table:style-name="ro1">
          <table:table-cell office:value-type="string" table:style-name="ce1">
            <text:p>Javier Rueda Garc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3-244</text:p>
          </table:table-cell>
          <table:table-cell office:value-type="float" office:value="7.6" table:style-name="ce1">
            <text:p>7.6</text:p>
          </table:table-cell>
          <table:table-cell office:value-type="float" office:value="7.43605547706164" table:style-name="ce1">
            <text:p>7.43605547706164</text:p>
          </table:table-cell>
          <table:table-cell office:value-type="float" office:value="8.07988588078808" table:style-name="ce1">
            <text:p>8.07988588078808</text:p>
          </table:table-cell>
          <table:table-cell office:value-type="float" office:value="12.8238081004024" table:style-name="ce1">
            <text:p>12.8238081004024</text:p>
          </table:table-cell>
          <table:table-cell office:value-type="float" office:value="6.49439332291684" table:style-name="ce1">
            <text:p>6.49439332291684</text:p>
          </table:table-cell>
          <table:table-cell office:value-type="float" office:value="8.76921983959724" table:style-name="ce1">
            <text:p>8.76921983959724</text:p>
          </table:table-cell>
          <table:table-cell office:value-type="float" office:value="9.45617192312526" table:style-name="ce1">
            <text:p>9.45617192312526</text:p>
          </table:table-cell>
          <table:table-cell office:value-type="float" office:value="12.0230552320632" table:style-name="ce1">
            <text:p>12.0230552320632</text:p>
          </table:table-cell>
          <table:table-cell office:value-type="float" office:value="7.77532070405058" table:style-name="ce1">
            <text:p>7.77532070405058</text:p>
          </table:table-cell>
          <table:table-cell office:value-type="float" office:value="8.16141783343876" table:style-name="ce1">
            <text:p>8.16141783343876</text:p>
          </table:table-cell>
          <table:table-cell office:value-type="float" office:value="10.3603184061615" table:style-name="ce1">
            <text:p>10.3603184061615</text:p>
          </table:table-cell>
          <table:table-cell office:value-type="float" office:value="9.85780824754181" table:style-name="ce1">
            <text:p>9.85780824754181</text:p>
          </table:table-cell>
        </table:table-row>
        <table:table-row table:style-name="ro1">
          <table:table-cell office:value-type="string" table:style-name="ce1">
            <text:p>Oihan Sance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57</text:p>
          </table:table-cell>
          <table:table-cell office:value-type="float" office:value="10.5" table:style-name="ce1">
            <text:p>10.5</text:p>
          </table:table-cell>
          <table:table-cell office:value-type="float" office:value="8.65406238652845" table:style-name="ce1">
            <text:p>8.65406238652845</text:p>
          </table:table-cell>
          <table:table-cell office:value-type="float" office:value="8.31043355659406" table:style-name="ce1">
            <text:p>8.31043355659406</text:p>
          </table:table-cell>
          <table:table-cell office:value-type="float" office:value="7.22032036775394" table:style-name="ce1">
            <text:p>7.22032036775394</text:p>
          </table:table-cell>
          <table:table-cell office:value-type="float" office:value="9.71184923023244" table:style-name="ce1">
            <text:p>9.71184923023244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8.82608866249103" table:style-name="ce1">
            <text:p>8.82608866249103</text:p>
          </table:table-cell>
          <table:table-cell office:value-type="float" office:value="13.9212391912393" table:style-name="ce1">
            <text:p>13.9212391912393</text:p>
          </table:table-cell>
          <table:table-cell office:value-type="float" office:value="8.93543971170235" table:style-name="ce1">
            <text:p>8.93543971170235</text:p>
          </table:table-cell>
          <table:table-cell office:value-type="float" office:value="11.7859877548623" table:style-name="ce1">
            <text:p>11.7859877548623</text:p>
          </table:table-cell>
          <table:table-cell office:value-type="float" office:value="6.91173597130571" table:style-name="ce1">
            <text:p>6.91173597130571</text:p>
          </table:table-cell>
          <table:table-cell office:value-type="float" office:value="8.28663978596756" table:style-name="ce1">
            <text:p>8.28663978596756</text:p>
          </table:table-cell>
        </table:table-row>
        <table:table-row table:style-name="ro1">
          <table:table-cell office:value-type="string" table:style-name="ce1">
            <text:p>Baptiste Santamar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04</text:p>
          </table:table-cell>
          <table:table-cell office:value-type="float" office:value="7.4" table:style-name="ce1">
            <text:p>7.4</text:p>
          </table:table-cell>
          <table:table-cell office:value-type="float" office:value="7.3429590756391" table:style-name="ce1">
            <text:p>7.3429590756391</text:p>
          </table:table-cell>
          <table:table-cell office:value-type="float" office:value="9.0921478169784" table:style-name="ce1">
            <text:p>9.0921478169784</text:p>
          </table:table-cell>
          <table:table-cell office:value-type="float" office:value="8.86387980594516" table:style-name="ce1">
            <text:p>8.86387980594516</text:p>
          </table:table-cell>
          <table:table-cell office:value-type="float" office:value="9.04804254994447" table:style-name="ce1">
            <text:p>9.04804254994447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7.91781609578982" table:style-name="ce1">
            <text:p>7.91781609578982</text:p>
          </table:table-cell>
          <table:table-cell office:value-type="float" office:value="6.57803745254644" table:style-name="ce1">
            <text:p>6.57803745254644</text:p>
          </table:table-cell>
          <table:table-cell office:value-type="float" office:value="7.82682944259341" table:style-name="ce1">
            <text:p>7.82682944259341</text:p>
          </table:table-cell>
          <table:table-cell office:value-type="float" office:value="7.8672010298674" table:style-name="ce1">
            <text:p>7.8672010298674</text:p>
          </table:table-cell>
          <table:table-cell office:value-type="float" office:value="8.69916659898369" table:style-name="ce1">
            <text:p>8.69916659898369</text:p>
          </table:table-cell>
          <table:table-cell office:value-type="float" office:value="7.98057133283332" table:style-name="ce1">
            <text:p>7.98057133283332</text:p>
          </table:table-cell>
        </table:table-row>
        <table:table-row table:style-name="ro1">
          <table:table-cell office:value-type="string" table:style-name="ce1">
            <text:p>Giuliano Simeon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20</text:p>
          </table:table-cell>
          <table:table-cell office:value-type="float" office:value="15.1" table:style-name="ce1">
            <text:p>15.1</text:p>
          </table:table-cell>
          <table:table-cell office:value-type="float" office:value="9.36960718320325" table:style-name="ce1">
            <text:p>9.36960718320325</text:p>
          </table:table-cell>
          <table:table-cell office:value-type="float" office:value="11.7120168174217" table:style-name="ce1">
            <text:p>11.7120168174217</text:p>
          </table:table-cell>
          <table:table-cell office:value-type="float" office:value="17.2644156305789" table:style-name="ce1">
            <text:p>17.2644156305789</text:p>
          </table:table-cell>
          <table:table-cell office:value-type="float" office:value="8.66416775406989" table:style-name="ce1">
            <text:p>8.66416775406989</text:p>
          </table:table-cell>
          <table:table-cell office:value-type="float" office:value="16.5313434868057" table:style-name="ce1">
            <text:p>16.5313434868057</text:p>
          </table:table-cell>
          <table:table-cell office:value-type="float" office:value="8.37670156812616" table:style-name="ce1">
            <text:p>8.37670156812616</text:p>
          </table:table-cell>
          <table:table-cell office:value-type="float" office:value="17.9527271394755" table:style-name="ce1">
            <text:p>17.9527271394755</text:p>
          </table:table-cell>
          <table:table-cell office:value-type="float" office:value="8.82810306390896" table:style-name="ce1">
            <text:p>8.82810306390896</text:p>
          </table:table-cell>
          <table:table-cell office:value-type="float" office:value="13.4305374497579" table:style-name="ce1">
            <text:p>13.4305374497579</text:p>
          </table:table-cell>
          <table:table-cell office:value-type="float" office:value="11.6660543266616" table:style-name="ce1">
            <text:p>11.6660543266616</text:p>
          </table:table-cell>
          <table:table-cell office:value-type="float" office:value="8.31746394318001" table:style-name="ce1">
            <text:p>8.31746394318001</text:p>
          </table:table-cell>
        </table:table-row>
        <table:table-row table:style-name="ro1">
          <table:table-cell office:value-type="string" table:style-name="ce1">
            <text:p>Carlos Sol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05</text:p>
          </table:table-cell>
          <table:table-cell office:value-type="float" office:value="9.5" table:style-name="ce1">
            <text:p>9.5</text:p>
          </table:table-cell>
          <table:table-cell office:value-type="float" office:value="8.37681068765001" table:style-name="ce1">
            <text:p>8.37681068765001</text:p>
          </table:table-cell>
          <table:table-cell office:value-type="float" office:value="10.2498025448699" table:style-name="ce1">
            <text:p>10.2498025448699</text:p>
          </table:table-cell>
          <table:table-cell office:value-type="float" office:value="8.99463128742552" table:style-name="ce1">
            <text:p>8.99463128742552</text:p>
          </table:table-cell>
          <table:table-cell office:value-type="float" office:value="11.7316142263564" table:style-name="ce1">
            <text:p>11.7316142263564</text:p>
          </table:table-cell>
          <table:table-cell office:value-type="float" office:value="10.2613024617622" table:style-name="ce1">
            <text:p>10.2613024617622</text:p>
          </table:table-cell>
          <table:table-cell office:value-type="float" office:value="10.8936551648463" table:style-name="ce1">
            <text:p>10.8936551648463</text:p>
          </table:table-cell>
          <table:table-cell office:value-type="float" office:value="8.73116224237558" table:style-name="ce1">
            <text:p>8.73116224237558</text:p>
          </table:table-cell>
          <table:table-cell office:value-type="float" office:value="12.4785915989602" table:style-name="ce1">
            <text:p>12.4785915989602</text:p>
          </table:table-cell>
          <table:table-cell office:value-type="float" office:value="11.1959360612132" table:style-name="ce1">
            <text:p>11.1959360612132</text:p>
          </table:table-cell>
          <table:table-cell office:value-type="float" office:value="7.21363337117488" table:style-name="ce1">
            <text:p>7.21363337117488</text:p>
          </table:table-cell>
          <table:table-cell office:value-type="float" office:value="6.94848441615566" table:style-name="ce1">
            <text:p>6.94848441615566</text:p>
          </table:table-cell>
        </table:table-row>
        <table:table-row table:style-name="ro1">
          <table:table-cell office:value-type="string" table:style-name="ce1">
            <text:p>Hugo Sotel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19</text:p>
          </table:table-cell>
          <table:table-cell office:value-type="float" office:value="8.6" table:style-name="ce1">
            <text:p>8.6</text:p>
          </table:table-cell>
          <table:table-cell office:value-type="float" office:value="8.99696708433579" table:style-name="ce1">
            <text:p>8.99696708433579</text:p>
          </table:table-cell>
          <table:table-cell office:value-type="float" office:value="12.3069897501045" table:style-name="ce1">
            <text:p>12.3069897501045</text:p>
          </table:table-cell>
          <table:table-cell office:value-type="float" office:value="9.91643305428788" table:style-name="ce1">
            <text:p>9.91643305428788</text:p>
          </table:table-cell>
          <table:table-cell office:value-type="float" office:value="11.993635521413" table:style-name="ce1">
            <text:p>11.993635521413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3.1196459485622" table:style-name="ce1">
            <text:p>3.1196459485622</text:p>
          </table:table-cell>
          <table:table-cell office:value-type="float" office:value="6.57803745254644" table:style-name="ce1">
            <text:p>6.57803745254644</text:p>
          </table:table-cell>
          <table:table-cell office:value-type="float" office:value="7.07064238107944" table:style-name="ce1">
            <text:p>7.07064238107944</text:p>
          </table:table-cell>
          <table:table-cell office:value-type="float" office:value="6.08525319503983" table:style-name="ce1">
            <text:p>6.08525319503983</text:p>
          </table:table-cell>
          <table:table-cell office:value-type="float" office:value="10.0275723788619" table:style-name="ce1">
            <text:p>10.0275723788619</text:p>
          </table:table-cell>
          <table:table-cell office:value-type="float" office:value="10.3486344546447" table:style-name="ce1">
            <text:p>10.3486344546447</text:p>
          </table:table-cell>
        </table:table-row>
        <table:table-row table:style-name="ro1">
          <table:table-cell office:value-type="string" table:style-name="ce1">
            <text:p>Djibril Sow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35</text:p>
          </table:table-cell>
          <table:table-cell office:value-type="float" office:value="11.2" table:style-name="ce1">
            <text:p>11.2</text:p>
          </table:table-cell>
          <table:table-cell office:value-type="float" office:value="7.69275651999833" table:style-name="ce1">
            <text:p>7.69275651999833</text:p>
          </table:table-cell>
          <table:table-cell office:value-type="float" office:value="10.0277964596871" table:style-name="ce1">
            <text:p>10.0277964596871</text:p>
          </table:table-cell>
          <table:table-cell office:value-type="float" office:value="6.86247658333507" table:style-name="ce1">
            <text:p>6.86247658333507</text:p>
          </table:table-cell>
          <table:table-cell office:value-type="float" office:value="9.54552642337686" table:style-name="ce1">
            <text:p>9.54552642337686</text:p>
          </table:table-cell>
          <table:table-cell office:value-type="float" office:value="9.66294958217385" table:style-name="ce1">
            <text:p>9.66294958217385</text:p>
          </table:table-cell>
          <table:table-cell office:value-type="float" office:value="6.5499251458366" table:style-name="ce1">
            <text:p>6.5499251458366</text:p>
          </table:table-cell>
          <table:table-cell office:value-type="float" office:value="9.04161869722099" table:style-name="ce1">
            <text:p>9.04161869722099</text:p>
          </table:table-cell>
          <table:table-cell office:value-type="float" office:value="7.82682944259341" table:style-name="ce1">
            <text:p>7.82682944259341</text:p>
          </table:table-cell>
          <table:table-cell office:value-type="float" office:value="9.67542947397132" table:style-name="ce1">
            <text:p>9.67542947397132</text:p>
          </table:table-cell>
          <table:table-cell office:value-type="float" office:value="8.48090615555072" table:style-name="ce1">
            <text:p>8.48090615555072</text:p>
          </table:table-cell>
          <table:table-cell office:value-type="float" office:value="12.5243324875806" table:style-name="ce1">
            <text:p>12.5243324875806</text:p>
          </table:table-cell>
        </table:table-row>
        <table:table-row table:style-name="ro1">
          <table:table-cell office:value-type="string" table:style-name="ce1">
            <text:p>Denis Suá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001</text:p>
          </table:table-cell>
          <table:table-cell office:value-type="float" office:value="9.6" table:style-name="ce1">
            <text:p>9.6</text:p>
          </table:table-cell>
          <table:table-cell office:value-type="float" office:value="8.8251501440325" table:style-name="ce1">
            <text:p>8.8251501440325</text:p>
          </table:table-cell>
          <table:table-cell office:value-type="float" office:value="11.621015097133" table:style-name="ce1">
            <text:p>11.621015097133</text:p>
          </table:table-cell>
          <table:table-cell office:value-type="float" office:value="7.96303049174892" table:style-name="ce1">
            <text:p>7.96303049174892</text:p>
          </table:table-cell>
          <table:table-cell office:value-type="float" office:value="11.4124362115626" table:style-name="ce1">
            <text:p>11.4124362115626</text:p>
          </table:table-cell>
          <table:table-cell office:value-type="float" office:value="10.5591943990068" table:style-name="ce1">
            <text:p>10.5591943990068</text:p>
          </table:table-cell>
          <table:table-cell office:value-type="float" office:value="7.42008289767732" table:style-name="ce1">
            <text:p>7.42008289767732</text:p>
          </table:table-cell>
          <table:table-cell office:value-type="float" office:value="8.73116224237558" table:style-name="ce1">
            <text:p>8.73116224237558</text:p>
          </table:table-cell>
          <table:table-cell office:value-type="float" office:value="7.51998777263674" table:style-name="ce1">
            <text:p>7.51998777263674</text:p>
          </table:table-cell>
          <table:table-cell office:value-type="float" office:value="8.3099764682154" table:style-name="ce1">
            <text:p>8.3099764682154</text:p>
          </table:table-cell>
          <table:table-cell office:value-type="float" office:value="8.15661229471656" table:style-name="ce1">
            <text:p>8.15661229471656</text:p>
          </table:table-cell>
          <table:table-cell office:value-type="float" office:value="5.40951630545264" table:style-name="ce1">
            <text:p>5.40951630545264</text:p>
          </table:table-cell>
        </table:table-row>
        <table:table-row table:style-name="ro1">
          <table:table-cell office:value-type="string" table:style-name="ce1">
            <text:p>Aurélien Tchouamén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45</text:p>
          </table:table-cell>
          <table:table-cell office:value-type="float" office:value="15.4" table:style-name="ce1">
            <text:p>15.4</text:p>
          </table:table-cell>
          <table:table-cell office:value-type="float" office:value="7.19188120251383" table:style-name="ce1">
            <text:p>7.19188120251383</text:p>
          </table:table-cell>
          <table:table-cell office:value-type="float" office:value="16.319226218289" table:style-name="ce1">
            <text:p>16.319226218289</text:p>
          </table:table-cell>
          <table:table-cell office:value-type="float" office:value="10.8354152858573" table:style-name="ce1">
            <text:p>10.8354152858573</text:p>
          </table:table-cell>
          <table:table-cell office:value-type="float" office:value="15.5053662549651" table:style-name="ce1">
            <text:p>15.5053662549651</text:p>
          </table:table-cell>
          <table:table-cell office:value-type="float" office:value="8.18373856422619" table:style-name="ce1">
            <text:p>8.18373856422619</text:p>
          </table:table-cell>
          <table:table-cell office:value-type="float" office:value="3.1196459485622" table:style-name="ce1">
            <text:p>3.1196459485622</text:p>
          </table:table-cell>
          <table:table-cell office:value-type="float" office:value="7.62058305328691" table:style-name="ce1">
            <text:p>7.62058305328691</text:p>
          </table:table-cell>
          <table:table-cell office:value-type="float" office:value="7.4189450955775" table:style-name="ce1">
            <text:p>7.4189450955775</text:p>
          </table:table-cell>
          <table:table-cell office:value-type="float" office:value="7.72169792156878" table:style-name="ce1">
            <text:p>7.72169792156878</text:p>
          </table:table-cell>
          <table:table-cell office:value-type="float" office:value="14.8776100791114" table:style-name="ce1">
            <text:p>14.8776100791114</text:p>
          </table:table-cell>
          <table:table-cell office:value-type="float" office:value="9.03502630380727" table:style-name="ce1">
            <text:p>9.03502630380727</text:p>
          </table:table-cell>
        </table:table-row>
        <table:table-row table:style-name="ro1">
          <table:table-cell office:value-type="string" table:style-name="ce1">
            <text:p>Pablo Torr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79</text:p>
          </table:table-cell>
          <table:table-cell office:value-type="float" office:value="7.2" table:style-name="ce1">
            <text:p>7.2</text:p>
          </table:table-cell>
          <table:table-cell office:value-type="float" office:value="10.599879844849" table:style-name="ce1">
            <text:p>10.599879844849</text:p>
          </table:table-cell>
          <table:table-cell office:value-type="float" office:value="8.62100698874879" table:style-name="ce1">
            <text:p>8.62100698874879</text:p>
          </table:table-cell>
          <table:table-cell office:value-type="float" office:value="11.0946934694794" table:style-name="ce1">
            <text:p>11.0946934694794</text:p>
          </table:table-cell>
          <table:table-cell office:value-type="float" office:value="10.210662097662" table:style-name="ce1">
            <text:p>10.210662097662</text:p>
          </table:table-cell>
          <table:table-cell office:value-type="float" office:value="9.96232742578326" table:style-name="ce1">
            <text:p>9.96232742578326</text:p>
          </table:table-cell>
          <table:table-cell office:value-type="float" office:value="5.81640359265799" table:style-name="ce1">
            <text:p>5.81640359265799</text:p>
          </table:table-cell>
          <table:table-cell office:value-type="float" office:value="9.24966733466248" table:style-name="ce1">
            <text:p>9.24966733466248</text:p>
          </table:table-cell>
          <table:table-cell office:value-type="float" office:value="8.56107197576992" table:style-name="ce1">
            <text:p>8.56107197576992</text:p>
          </table:table-cell>
          <table:table-cell office:value-type="float" office:value="6.60542118602411" table:style-name="ce1">
            <text:p>6.60542118602411</text:p>
          </table:table-cell>
          <table:table-cell office:value-type="float" office:value="7.11222731384517" table:style-name="ce1">
            <text:p>7.11222731384517</text:p>
          </table:table-cell>
          <table:table-cell office:value-type="float" office:value="4.29000734369528" table:style-name="ce1">
            <text:p>4.29000734369528</text:p>
          </table:table-cell>
        </table:table-row>
        <table:table-row table:style-name="ro1">
          <table:table-cell office:value-type="string" table:style-name="ce1">
            <text:p>Lucas Torró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72</text:p>
          </table:table-cell>
          <table:table-cell office:value-type="float" office:value="13.9" table:style-name="ce1">
            <text:p>13.9</text:p>
          </table:table-cell>
          <table:table-cell office:value-type="float" office:value="6.853979869988" table:style-name="ce1">
            <text:p>6.853979869988</text:p>
          </table:table-cell>
          <table:table-cell office:value-type="float" office:value="10.4870116575752" table:style-name="ce1">
            <text:p>10.4870116575752</text:p>
          </table:table-cell>
          <table:table-cell office:value-type="float" office:value="8.08980476730074" table:style-name="ce1">
            <text:p>8.08980476730074</text:p>
          </table:table-cell>
          <table:table-cell office:value-type="float" office:value="9.04804254994447" table:style-name="ce1">
            <text:p>9.04804254994447</text:p>
          </table:table-cell>
          <table:table-cell office:value-type="float" office:value="6.27386350310574" table:style-name="ce1">
            <text:p>6.27386350310574</text:p>
          </table:table-cell>
          <table:table-cell office:value-type="float" office:value="14.6091540331131" table:style-name="ce1">
            <text:p>14.6091540331131</text:p>
          </table:table-cell>
          <table:table-cell office:value-type="float" office:value="6.57803745254644" table:style-name="ce1">
            <text:p>6.57803745254644</text:p>
          </table:table-cell>
          <table:table-cell office:value-type="float" office:value="7.93026305398577" table:style-name="ce1">
            <text:p>7.93026305398577</text:p>
          </table:table-cell>
          <table:table-cell office:value-type="float" office:value="7.01311267603372" table:style-name="ce1">
            <text:p>7.01311267603372</text:p>
          </table:table-cell>
          <table:table-cell office:value-type="float" office:value="11.877188853842" table:style-name="ce1">
            <text:p>11.877188853842</text:p>
          </table:table-cell>
          <table:table-cell office:value-type="float" office:value="11.9088633425103" table:style-name="ce1">
            <text:p>11.9088633425103</text:p>
          </table:table-cell>
        </table:table-row>
        <table:table-row table:style-name="ro1">
          <table:table-cell office:value-type="string" table:style-name="ce1">
            <text:p>Viktor Tsyhankov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53</text:p>
          </table:table-cell>
          <table:table-cell office:value-type="float" office:value="9.6" table:style-name="ce1">
            <text:p>9.6</text:p>
          </table:table-cell>
          <table:table-cell office:value-type="float" office:value="8.36791101568755" table:style-name="ce1">
            <text:p>8.36791101568755</text:p>
          </table:table-cell>
          <table:table-cell office:value-type="float" office:value="8.55863237772062" table:style-name="ce1">
            <text:p>8.55863237772062</text:p>
          </table:table-cell>
          <table:table-cell office:value-type="float" office:value="11.8572172864878" table:style-name="ce1">
            <text:p>11.8572172864878</text:p>
          </table:table-cell>
          <table:table-cell office:value-type="float" office:value="7.33708544024661" table:style-name="ce1">
            <text:p>7.33708544024661</text:p>
          </table:table-cell>
          <table:table-cell office:value-type="float" office:value="12.2876690912122" table:style-name="ce1">
            <text:p>12.2876690912122</text:p>
          </table:table-cell>
          <table:table-cell office:value-type="float" office:value="8.93059712262433" table:style-name="ce1">
            <text:p>8.93059712262433</text:p>
          </table:table-cell>
          <table:table-cell office:value-type="float" office:value="12.8779794011905" table:style-name="ce1">
            <text:p>12.8779794011905</text:p>
          </table:table-cell>
          <table:table-cell office:value-type="float" office:value="11.4090481242047" table:style-name="ce1">
            <text:p>11.4090481242047</text:p>
          </table:table-cell>
          <table:table-cell office:value-type="float" office:value="14.4990295801701" table:style-name="ce1">
            <text:p>14.4990295801701</text:p>
          </table:table-cell>
          <table:table-cell office:value-type="float" office:value="8.91877642267804" table:style-name="ce1">
            <text:p>8.91877642267804</text:p>
          </table:table-cell>
          <table:table-cell office:value-type="float" office:value="13.1662000625318" table:style-name="ce1">
            <text:p>13.1662000625318</text:p>
          </table:table-cell>
        </table:table-row>
        <table:table-row table:style-name="ro1">
          <table:table-cell office:value-type="string" table:style-name="ce1">
            <text:p>Óscar Valent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40</text:p>
          </table:table-cell>
          <table:table-cell office:value-type="float" office:value="11.7" table:style-name="ce1">
            <text:p>11.7</text:p>
          </table:table-cell>
          <table:table-cell office:value-type="float" office:value="6.82150046071719" table:style-name="ce1">
            <text:p>6.82150046071719</text:p>
          </table:table-cell>
          <table:table-cell office:value-type="float" office:value="10.3131378463381" table:style-name="ce1">
            <text:p>10.3131378463381</text:p>
          </table:table-cell>
          <table:table-cell office:value-type="float" office:value="7.09994270388583" table:style-name="ce1">
            <text:p>7.09994270388583</text:p>
          </table:table-cell>
          <table:table-cell office:value-type="float" office:value="10.2659772502964" table:style-name="ce1">
            <text:p>10.2659772502964</text:p>
          </table:table-cell>
          <table:table-cell office:value-type="float" office:value="8.47501398639537" table:style-name="ce1">
            <text:p>8.47501398639537</text:p>
          </table:table-cell>
          <table:table-cell office:value-type="float" office:value="3.1196459485622" table:style-name="ce1">
            <text:p>3.1196459485622</text:p>
          </table:table-cell>
          <table:table-cell office:value-type="float" office:value="6.8540091809494" table:style-name="ce1">
            <text:p>6.8540091809494</text:p>
          </table:table-cell>
          <table:table-cell office:value-type="float" office:value="7.31856209263642" table:style-name="ce1">
            <text:p>7.31856209263642</text:p>
          </table:table-cell>
          <table:table-cell office:value-type="float" office:value="6.34183606258395" table:style-name="ce1">
            <text:p>6.34183606258395</text:p>
          </table:table-cell>
          <table:table-cell office:value-type="float" office:value="14.8776100791114" table:style-name="ce1">
            <text:p>14.8776100791114</text:p>
          </table:table-cell>
          <table:table-cell office:value-type="float" office:value="11.0231215066273" table:style-name="ce1">
            <text:p>11.0231215066273</text:p>
          </table:table-cell>
        </table:table-row>
        <table:table-row table:style-name="ro1">
          <table:table-cell office:value-type="string" table:style-name="ce1">
            <text:p>Federico Valverd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169</text:p>
          </table:table-cell>
          <table:table-cell office:value-type="float" office:value="16.4" table:style-name="ce1">
            <text:p>16.4</text:p>
          </table:table-cell>
          <table:table-cell office:value-type="float" office:value="9.04228725014467" table:style-name="ce1">
            <text:p>9.04228725014467</text:p>
          </table:table-cell>
          <table:table-cell office:value-type="float" office:value="16.4532759053863" table:style-name="ce1">
            <text:p>16.4532759053863</text:p>
          </table:table-cell>
          <table:table-cell office:value-type="float" office:value="16.7363233015276" table:style-name="ce1">
            <text:p>16.7363233015276</text:p>
          </table:table-cell>
          <table:table-cell office:value-type="float" office:value="16.0454714778615" table:style-name="ce1">
            <text:p>16.0454714778615</text:p>
          </table:table-cell>
          <table:table-cell office:value-type="float" office:value="13.0884883383543" table:style-name="ce1">
            <text:p>13.0884883383543</text:p>
          </table:table-cell>
          <table:table-cell office:value-type="float" office:value="10.7895380286103" table:style-name="ce1">
            <text:p>10.7895380286103</text:p>
          </table:table-cell>
          <table:table-cell office:value-type="float" office:value="13.5013217622146" table:style-name="ce1">
            <text:p>13.5013217622146</text:p>
          </table:table-cell>
          <table:table-cell office:value-type="float" office:value="8.98920484698946" table:style-name="ce1">
            <text:p>8.98920484698946</text:p>
          </table:table-cell>
          <table:table-cell office:value-type="float" office:value="7.8672010298674" table:style-name="ce1">
            <text:p>7.8672010298674</text:p>
          </table:table-cell>
          <table:table-cell office:value-type="float" office:value="13.9946628430607" table:style-name="ce1">
            <text:p>13.9946628430607</text:p>
          </table:table-cell>
          <table:table-cell office:value-type="float" office:value="12.8498384244449" table:style-name="ce1">
            <text:p>12.8498384244449</text:p>
          </table:table-cell>
        </table:table-row>
        <table:table-row table:style-name="ro1">
          <table:table-cell office:value-type="string" table:style-name="ce1">
            <text:p>José Luis García Vayá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49</text:p>
          </table:table-cell>
          <table:table-cell office:value-type="float" office:value="13.7" table:style-name="ce1">
            <text:p>13.7</text:p>
          </table:table-cell>
          <table:table-cell office:value-type="float" office:value="7.59817196392854" table:style-name="ce1">
            <text:p>7.59817196392854</text:p>
          </table:table-cell>
          <table:table-cell office:value-type="float" office:value="15.2469126951402" table:style-name="ce1">
            <text:p>15.2469126951402</text:p>
          </table:table-cell>
          <table:table-cell office:value-type="float" office:value="8.60364862511168" table:style-name="ce1">
            <text:p>8.60364862511168</text:p>
          </table:table-cell>
          <table:table-cell office:value-type="float" office:value="15.5694806004622" table:style-name="ce1">
            <text:p>15.5694806004622</text:p>
          </table:table-cell>
          <table:table-cell office:value-type="float" office:value="7.6123942391756" table:style-name="ce1">
            <text:p>7.6123942391756</text:p>
          </table:table-cell>
          <table:table-cell office:value-type="float" office:value="13.4476182431238" table:style-name="ce1">
            <text:p>13.4476182431238</text:p>
          </table:table-cell>
          <table:table-cell office:value-type="float" office:value="6.94747888790556" table:style-name="ce1">
            <text:p>6.94747888790556</text:p>
          </table:table-cell>
          <table:table-cell office:value-type="float" office:value="6.82733522280656" table:style-name="ce1">
            <text:p>6.82733522280656</text:p>
          </table:table-cell>
          <table:table-cell office:value-type="float" office:value="9.52224030366626" table:style-name="ce1">
            <text:p>9.52224030366626</text:p>
          </table:table-cell>
          <table:table-cell office:value-type="float" office:value="13.5517937533237" table:style-name="ce1">
            <text:p>13.5517937533237</text:p>
          </table:table-cell>
          <table:table-cell office:value-type="float" office:value="13.1526444885617" table:style-name="ce1">
            <text:p>13.1526444885617</text:p>
          </table:table-cell>
        </table:table-row>
        <table:table-row table:style-name="ro1">
          <table:table-cell office:value-type="string" table:style-name="ce1">
            <text:p>Unai Vencedor Pari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53</text:p>
          </table:table-cell>
          <table:table-cell office:value-type="float" office:value="7.6" table:style-name="ce1">
            <text:p>7.6</text:p>
          </table:table-cell>
          <table:table-cell office:value-type="float" office:value="7.31766921863298" table:style-name="ce1">
            <text:p>7.31766921863298</text:p>
          </table:table-cell>
          <table:table-cell office:value-type="float" office:value="8.79312663439847" table:style-name="ce1">
            <text:p>8.79312663439847</text:p>
          </table:table-cell>
          <table:table-cell office:value-type="float" office:value="8.34548079687715" table:style-name="ce1">
            <text:p>8.34548079687715</text:p>
          </table:table-cell>
          <table:table-cell office:value-type="float" office:value="9.26875651139351" table:style-name="ce1">
            <text:p>9.26875651139351</text:p>
          </table:table-cell>
          <table:table-cell office:value-type="float" office:value="5.54864188576441" table:style-name="ce1">
            <text:p>5.54864188576441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5.46750740563028" table:style-name="ce1">
            <text:p>5.46750740563028</text:p>
          </table:table-cell>
          <table:table-cell office:value-type="float" office:value="6.49504952832389" table:style-name="ce1">
            <text:p>6.49504952832389</text:p>
          </table:table-cell>
          <table:table-cell office:value-type="float" office:value="5.95968792527765" table:style-name="ce1">
            <text:p>5.95968792527765</text:p>
          </table:table-cell>
          <table:table-cell office:value-type="float" office:value="9.80530326346906" table:style-name="ce1">
            <text:p>9.80530326346906</text:p>
          </table:table-cell>
          <table:table-cell office:value-type="float" office:value="6.70900436568473" table:style-name="ce1">
            <text:p>6.70900436568473</text:p>
          </table:table-cell>
        </table:table-row>
        <table:table-row table:style-name="ro1">
          <table:table-cell office:value-type="string" table:style-name="ce1">
            <text:p>Carlos Vicen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59</text:p>
          </table:table-cell>
          <table:table-cell office:value-type="float" office:value="11.1" table:style-name="ce1">
            <text:p>11.1</text:p>
          </table:table-cell>
          <table:table-cell office:value-type="float" office:value="8.58227405951866" table:style-name="ce1">
            <text:p>8.58227405951866</text:p>
          </table:table-cell>
          <table:table-cell office:value-type="float" office:value="9.5355307895176" table:style-name="ce1">
            <text:p>9.5355307895176</text:p>
          </table:table-cell>
          <table:table-cell office:value-type="float" office:value="11.8572172864878" table:style-name="ce1">
            <text:p>11.8572172864878</text:p>
          </table:table-cell>
          <table:table-cell office:value-type="float" office:value="7.75223045557779" table:style-name="ce1">
            <text:p>7.75223045557779</text:p>
          </table:table-cell>
          <table:table-cell office:value-type="float" office:value="10.8553327878715" table:style-name="ce1">
            <text:p>10.8553327878715</text:p>
          </table:table-cell>
          <table:table-cell office:value-type="float" office:value="5.70469059596833" table:style-name="ce1">
            <text:p>5.70469059596833</text:p>
          </table:table-cell>
          <table:table-cell office:value-type="float" office:value="16.30905528663" table:style-name="ce1">
            <text:p>16.30905528663</text:p>
          </table:table-cell>
          <table:table-cell office:value-type="float" office:value="7.36866965607831" table:style-name="ce1">
            <text:p>7.36866965607831</text:p>
          </table:table-cell>
          <table:table-cell office:value-type="float" office:value="15.6706963984521" table:style-name="ce1">
            <text:p>15.6706963984521</text:p>
          </table:table-cell>
          <table:table-cell office:value-type="float" office:value="10.5813056157265" table:style-name="ce1">
            <text:p>10.5813056157265</text:p>
          </table:table-cell>
          <table:table-cell office:value-type="float" office:value="7.98057133283332" table:style-name="ce1">
            <text:p>7.98057133283332</text:p>
          </table:table-cell>
        </table:table-row>
        <table:table-row table:style-name="ro1">
          <table:table-cell office:value-type="string" table:style-name="ce1">
            <text:p>Axel Witse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6-360</text:p>
          </table:table-cell>
          <table:table-cell office:value-type="float" office:value="13.8" table:style-name="ce1">
            <text:p>13.8</text:p>
          </table:table-cell>
          <table:table-cell office:value-type="float" office:value="6.62853093200515" table:style-name="ce1">
            <text:p>6.62853093200515</text:p>
          </table:table-cell>
          <table:table-cell office:value-type="float" office:value="13.3950316963378" table:style-name="ce1">
            <text:p>13.3950316963378</text:p>
          </table:table-cell>
          <table:table-cell office:value-type="float" office:value="6.17889127062506" table:style-name="ce1">
            <text:p>6.17889127062506</text:p>
          </table:table-cell>
          <table:table-cell office:value-type="float" office:value="11.0888225644878" table:style-name="ce1">
            <text:p>11.0888225644878</text:p>
          </table:table-cell>
          <table:table-cell office:value-type="float" office:value="8.18373856422619" table:style-name="ce1">
            <text:p>8.18373856422619</text:p>
          </table:table-cell>
          <table:table-cell office:value-type="float" office:value="9.91369575808221" table:style-name="ce1">
            <text:p>9.91369575808221</text:p>
          </table:table-cell>
          <table:table-cell office:value-type="float" office:value="7.13653141232653" table:style-name="ce1">
            <text:p>7.13653141232653</text:p>
          </table:table-cell>
          <table:table-cell office:value-type="float" office:value="7.21886215553708" table:style-name="ce1">
            <text:p>7.21886215553708</text:p>
          </table:table-cell>
          <table:table-cell office:value-type="float" office:value="9.21642690614287" table:style-name="ce1">
            <text:p>9.21642690614287</text:p>
          </table:table-cell>
          <table:table-cell office:value-type="float" office:value="12.7935072913451" table:style-name="ce1">
            <text:p>12.7935072913451</text:p>
          </table:table-cell>
          <table:table-cell office:value-type="float" office:value="6.84928608147885" table:style-name="ce1">
            <text:p>6.84928608147885</text:p>
          </table:table-cell>
        </table:table-row>
        <table:table-row table:style-name="ro1">
          <table:table-cell office:value-type="string" table:style-name="ce1">
            <text:p>Michel Aebisch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01</text:p>
          </table:table-cell>
          <table:table-cell office:value-type="float" office:value="16.6" table:style-name="ce1">
            <text:p>16.6</text:p>
          </table:table-cell>
          <table:table-cell office:value-type="float" office:value="8.06633063637575" table:style-name="ce1">
            <text:p>8.06633063637575</text:p>
          </table:table-cell>
          <table:table-cell office:value-type="float" office:value="14.5478223485901" table:style-name="ce1">
            <text:p>14.5478223485901</text:p>
          </table:table-cell>
          <table:table-cell office:value-type="float" office:value="8.00575061241281" table:style-name="ce1">
            <text:p>8.00575061241281</text:p>
          </table:table-cell>
          <table:table-cell office:value-type="float" office:value="13.6316306549637" table:style-name="ce1">
            <text:p>13.6316306549637</text:p>
          </table:table-cell>
          <table:table-cell office:value-type="float" office:value="11.2088755683991" table:style-name="ce1">
            <text:p>11.2088755683991</text:p>
          </table:table-cell>
          <table:table-cell office:value-type="float" office:value="7.96029364995179" table:style-name="ce1">
            <text:p>7.96029364995179</text:p>
          </table:table-cell>
          <table:table-cell office:value-type="float" office:value="8.77800324152996" table:style-name="ce1">
            <text:p>8.77800324152996</text:p>
          </table:table-cell>
          <table:table-cell office:value-type="float" office:value="6.52989421463464" table:style-name="ce1">
            <text:p>6.52989421463464</text:p>
          </table:table-cell>
          <table:table-cell office:value-type="float" office:value="6.24597813115061" table:style-name="ce1">
            <text:p>6.24597813115061</text:p>
          </table:table-cell>
          <table:table-cell office:value-type="float" office:value="13.9827180114313" table:style-name="ce1">
            <text:p>13.9827180114313</text:p>
          </table:table-cell>
          <table:table-cell office:value-type="float" office:value="13.623764728749" table:style-name="ce1">
            <text:p>13.623764728749</text:p>
          </table:table-cell>
        </table:table-row>
        <table:table-row table:style-name="ro1">
          <table:table-cell office:value-type="string" table:style-name="ce1">
            <text:p>Ebenezer Akinsanmi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43</text:p>
          </table:table-cell>
          <table:table-cell office:value-type="float" office:value="9.5" table:style-name="ce1">
            <text:p>9.5</text:p>
          </table:table-cell>
          <table:table-cell office:value-type="float" office:value="8.34133178533838" table:style-name="ce1">
            <text:p>8.34133178533838</text:p>
          </table:table-cell>
          <table:table-cell office:value-type="float" office:value="8.03117196691784" table:style-name="ce1">
            <text:p>8.03117196691784</text:p>
          </table:table-cell>
          <table:table-cell office:value-type="float" office:value="9.83694437403232" table:style-name="ce1">
            <text:p>9.83694437403232</text:p>
          </table:table-cell>
          <table:table-cell office:value-type="float" office:value="10.0427018947934" table:style-name="ce1">
            <text:p>10.0427018947934</text:p>
          </table:table-cell>
          <table:table-cell office:value-type="float" office:value="10.6158424376281" table:style-name="ce1">
            <text:p>10.6158424376281</text:p>
          </table:table-cell>
          <table:table-cell office:value-type="float" office:value="10.5493973694908" table:style-name="ce1">
            <text:p>10.5493973694908</text:p>
          </table:table-cell>
          <table:table-cell office:value-type="float" office:value="9.61408843295733" table:style-name="ce1">
            <text:p>9.61408843295733</text:p>
          </table:table-cell>
          <table:table-cell office:value-type="float" office:value="8.12978541267421" table:style-name="ce1">
            <text:p>8.12978541267421</text:p>
          </table:table-cell>
          <table:table-cell office:value-type="float" office:value="6.77588445669277" table:style-name="ce1">
            <text:p>6.77588445669277</text:p>
          </table:table-cell>
          <table:table-cell office:value-type="float" office:value="9.29976157171254" table:style-name="ce1">
            <text:p>9.29976157171254</text:p>
          </table:table-cell>
          <table:table-cell office:value-type="float" office:value="9.43269811146179" table:style-name="ce1">
            <text:p>9.43269811146179</text:p>
          </table:table-cell>
        </table:table-row>
        <table:table-row table:style-name="ro1">
          <table:table-cell office:value-type="string" table:style-name="ce1">
            <text:p>Kristjan Aslla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04</text:p>
          </table:table-cell>
          <table:table-cell office:value-type="float" office:value="12.5" table:style-name="ce1">
            <text:p>12.5</text:p>
          </table:table-cell>
          <table:table-cell office:value-type="float" office:value="8.01349107300075" table:style-name="ce1">
            <text:p>8.01349107300075</text:p>
          </table:table-cell>
          <table:table-cell office:value-type="float" office:value="12.7207189016119" table:style-name="ce1">
            <text:p>12.7207189016119</text:p>
          </table:table-cell>
          <table:table-cell office:value-type="float" office:value="8.13320500746866" table:style-name="ce1">
            <text:p>8.13320500746866</text:p>
          </table:table-cell>
          <table:table-cell office:value-type="float" office:value="12.0056067494653" table:style-name="ce1">
            <text:p>12.0056067494653</text:p>
          </table:table-cell>
          <table:table-cell office:value-type="float" office:value="8.5204807996271" table:style-name="ce1">
            <text:p>8.5204807996271</text:p>
          </table:table-cell>
          <table:table-cell office:value-type="float" office:value="8.71635308585363" table:style-name="ce1">
            <text:p>8.71635308585363</text:p>
          </table:table-cell>
          <table:table-cell office:value-type="float" office:value="7.1748175250536" table:style-name="ce1">
            <text:p>7.1748175250536</text:p>
          </table:table-cell>
          <table:table-cell office:value-type="float" office:value="7.71389851825838" table:style-name="ce1">
            <text:p>7.71389851825838</text:p>
          </table:table-cell>
          <table:table-cell office:value-type="float" office:value="7.90940704397613" table:style-name="ce1">
            <text:p>7.90940704397613</text:p>
          </table:table-cell>
          <table:table-cell office:value-type="float" office:value="9.52275666177546" table:style-name="ce1">
            <text:p>9.52275666177546</text:p>
          </table:table-cell>
          <table:table-cell office:value-type="float" office:value="8.79946987817907" table:style-name="ce1">
            <text:p>8.79946987817907</text:p>
          </table:table-cell>
        </table:table-row>
        <table:table-row table:style-name="ro1">
          <table:table-cell office:value-type="string" table:style-name="ce1">
            <text:p>Arthur Att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58</text:p>
          </table:table-cell>
          <table:table-cell office:value-type="float" office:value="12.3" table:style-name="ce1">
            <text:p>12.3</text:p>
          </table:table-cell>
          <table:table-cell office:value-type="float" office:value="9.46568983224146" table:style-name="ce1">
            <text:p>9.46568983224146</text:p>
          </table:table-cell>
          <table:table-cell office:value-type="float" office:value="9.68244893555714" table:style-name="ce1">
            <text:p>9.68244893555714</text:p>
          </table:table-cell>
          <table:table-cell office:value-type="float" office:value="11.4125968075938" table:style-name="ce1">
            <text:p>11.4125968075938</text:p>
          </table:table-cell>
          <table:table-cell office:value-type="float" office:value="10.9842264703691" table:style-name="ce1">
            <text:p>10.9842264703691</text:p>
          </table:table-cell>
          <table:table-cell office:value-type="float" office:value="15.7379171074805" table:style-name="ce1">
            <text:p>15.7379171074805</text:p>
          </table:table-cell>
          <table:table-cell office:value-type="float" office:value="10.812465513153" table:style-name="ce1">
            <text:p>10.812465513153</text:p>
          </table:table-cell>
          <table:table-cell office:value-type="float" office:value="15.3885269765355" table:style-name="ce1">
            <text:p>15.3885269765355</text:p>
          </table:table-cell>
          <table:table-cell office:value-type="float" office:value="10.3433300066996" table:style-name="ce1">
            <text:p>10.3433300066996</text:p>
          </table:table-cell>
          <table:table-cell office:value-type="float" office:value="9.57332528383614" table:style-name="ce1">
            <text:p>9.57332528383614</text:p>
          </table:table-cell>
          <table:table-cell office:value-type="float" office:value="8.96662393567524" table:style-name="ce1">
            <text:p>8.96662393567524</text:p>
          </table:table-cell>
          <table:table-cell office:value-type="float" office:value="5.68372165187239" table:style-name="ce1">
            <text:p>5.68372165187239</text:p>
          </table:table-cell>
        </table:table-row>
        <table:table-row table:style-name="ro1">
          <table:table-cell office:value-type="string" table:style-name="ce1">
            <text:p>Nicolò Barel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34</text:p>
          </table:table-cell>
          <table:table-cell office:value-type="float" office:value="14.8" table:style-name="ce1">
            <text:p>14.8</text:p>
          </table:table-cell>
          <table:table-cell office:value-type="float" office:value="11.0553805550106" table:style-name="ce1">
            <text:p>11.0553805550106</text:p>
          </table:table-cell>
          <table:table-cell office:value-type="float" office:value="15.8488068454481" table:style-name="ce1">
            <text:p>15.8488068454481</text:p>
          </table:table-cell>
          <table:table-cell office:value-type="float" office:value="17.5356112351215" table:style-name="ce1">
            <text:p>17.5356112351215</text:p>
          </table:table-cell>
          <table:table-cell office:value-type="float" office:value="16.6415202857097" table:style-name="ce1">
            <text:p>16.6415202857097</text:p>
          </table:table-cell>
          <table:table-cell office:value-type="float" office:value="16.0605641599258" table:style-name="ce1">
            <text:p>16.0605641599258</text:p>
          </table:table-cell>
          <table:table-cell office:value-type="float" office:value="9.04869062997527" table:style-name="ce1">
            <text:p>9.04869062997527</text:p>
          </table:table-cell>
          <table:table-cell office:value-type="float" office:value="15.5770797977843" table:style-name="ce1">
            <text:p>15.5770797977843</text:p>
          </table:table-cell>
          <table:table-cell office:value-type="float" office:value="7.20773722711794" table:style-name="ce1">
            <text:p>7.20773722711794</text:p>
          </table:table-cell>
          <table:table-cell office:value-type="float" office:value="10.0354657598426" table:style-name="ce1">
            <text:p>10.0354657598426</text:p>
          </table:table-cell>
          <table:table-cell office:value-type="float" office:value="10.0813683680188" table:style-name="ce1">
            <text:p>10.0813683680188</text:p>
          </table:table-cell>
          <table:table-cell office:value-type="float" office:value="9.02022531108727" table:style-name="ce1">
            <text:p>9.02022531108727</text:p>
          </table:table-cell>
        </table:table-row>
        <table:table-row table:style-name="ro1">
          <table:table-cell office:value-type="string" table:style-name="ce1">
            <text:p>Toma Baš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43</text:p>
          </table:table-cell>
          <table:table-cell office:value-type="float" office:value="10.2" table:style-name="ce1">
            <text:p>10.2</text:p>
          </table:table-cell>
          <table:table-cell office:value-type="float" office:value="8.09279952843188" table:style-name="ce1">
            <text:p>8.09279952843188</text:p>
          </table:table-cell>
          <table:table-cell office:value-type="float" office:value="10.2251303237992" table:style-name="ce1">
            <text:p>10.2251303237992</text:p>
          </table:table-cell>
          <table:table-cell office:value-type="float" office:value="11.2837182421534" table:style-name="ce1">
            <text:p>11.2837182421534</text:p>
          </table:table-cell>
          <table:table-cell office:value-type="float" office:value="8.38318790769128" table:style-name="ce1">
            <text:p>8.38318790769128</text:p>
          </table:table-cell>
          <table:table-cell office:value-type="float" office:value="7.65323326406388" table:style-name="ce1">
            <text:p>7.65323326406388</text:p>
          </table:table-cell>
          <table:table-cell office:value-type="float" office:value="3.1363822465695" table:style-name="ce1">
            <text:p>3.1363822465695</text:p>
          </table:table-cell>
          <table:table-cell office:value-type="float" office:value="8.16236129745759" table:style-name="ce1">
            <text:p>8.16236129745759</text:p>
          </table:table-cell>
          <table:table-cell office:value-type="float" office:value="10.6686071293366" table:style-name="ce1">
            <text:p>10.6686071293366</text:p>
          </table:table-cell>
          <table:table-cell office:value-type="float" office:value="8.5047779015219" table:style-name="ce1">
            <text:p>8.5047779015219</text:p>
          </table:table-cell>
          <table:table-cell office:value-type="float" office:value="9.07744310364944" table:style-name="ce1">
            <text:p>9.07744310364944</text:p>
          </table:table-cell>
          <table:table-cell office:value-type="float" office:value="7.93191117082023" table:style-name="ce1">
            <text:p>7.93191117082023</text:p>
          </table:table-cell>
        </table:table-row>
        <table:table-row table:style-name="ro1">
          <table:table-cell office:value-type="string" table:style-name="ce1">
            <text:p>Medon Berish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78</text:p>
          </table:table-cell>
          <table:table-cell office:value-type="float" office:value="9.7" table:style-name="ce1">
            <text:p>9.7</text:p>
          </table:table-cell>
          <table:table-cell office:value-type="float" office:value="9.60324844746702" table:style-name="ce1">
            <text:p>9.60324844746702</text:p>
          </table:table-cell>
          <table:table-cell office:value-type="float" office:value="9.17267578168178" table:style-name="ce1">
            <text:p>9.17267578168178</text:p>
          </table:table-cell>
          <table:table-cell office:value-type="float" office:value="14.7810269089849" table:style-name="ce1">
            <text:p>14.7810269089849</text:p>
          </table:table-cell>
          <table:table-cell office:value-type="float" office:value="10.4321584702209" table:style-name="ce1">
            <text:p>10.4321584702209</text:p>
          </table:table-cell>
          <table:table-cell office:value-type="float" office:value="9.41408815807535" table:style-name="ce1">
            <text:p>9.41408815807535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8.57133330905063" table:style-name="ce1">
            <text:p>8.57133330905063</text:p>
          </table:table-cell>
          <table:table-cell office:value-type="float" office:value="9.19993278271844" table:style-name="ce1">
            <text:p>9.19993278271844</text:p>
          </table:table-cell>
          <table:table-cell office:value-type="float" office:value="10.6495768900135" table:style-name="ce1">
            <text:p>10.6495768900135</text:p>
          </table:table-cell>
          <table:table-cell office:value-type="float" office:value="8.41727961892704" table:style-name="ce1">
            <text:p>8.41727961892704</text:p>
          </table:table-cell>
          <table:table-cell office:value-type="float" office:value="13.4789128071341" table:style-name="ce1">
            <text:p>13.4789128071341</text:p>
          </table:table-cell>
        </table:table-row>
        <table:table-row table:style-name="ro1">
          <table:table-cell office:value-type="string" table:style-name="ce1">
            <text:p>Adrian Bernab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26</text:p>
          </table:table-cell>
          <table:table-cell office:value-type="float" office:value="15.1" table:style-name="ce1">
            <text:p>15.1</text:p>
          </table:table-cell>
          <table:table-cell office:value-type="float" office:value="9.53903642499367" table:style-name="ce1">
            <text:p>9.53903642499367</text:p>
          </table:table-cell>
          <table:table-cell office:value-type="float" office:value="12.9612782818811" table:style-name="ce1">
            <text:p>12.9612782818811</text:p>
          </table:table-cell>
          <table:table-cell office:value-type="float" office:value="9.57162854313111" table:style-name="ce1">
            <text:p>9.57162854313111</text:p>
          </table:table-cell>
          <table:table-cell office:value-type="float" office:value="14.6140904463621" table:style-name="ce1">
            <text:p>14.6140904463621</text:p>
          </table:table-cell>
          <table:table-cell office:value-type="float" office:value="15.197002007281" table:style-name="ce1">
            <text:p>15.197002007281</text:p>
          </table:table-cell>
          <table:table-cell office:value-type="float" office:value="6.73950182129911" table:style-name="ce1">
            <text:p>6.73950182129911</text:p>
          </table:table-cell>
          <table:table-cell office:value-type="float" office:value="12.6667698928088" table:style-name="ce1">
            <text:p>12.6667698928088</text:p>
          </table:table-cell>
          <table:table-cell office:value-type="float" office:value="8.87546413184838" table:style-name="ce1">
            <text:p>8.87546413184838</text:p>
          </table:table-cell>
          <table:table-cell office:value-type="float" office:value="11.4057487690645" table:style-name="ce1">
            <text:p>11.4057487690645</text:p>
          </table:table-cell>
          <table:table-cell office:value-type="float" office:value="9.85790682174947" table:style-name="ce1">
            <text:p>9.85790682174947</text:p>
          </table:table-cell>
          <table:table-cell office:value-type="float" office:value="10.1974673468277" table:style-name="ce1">
            <text:p>10.1974673468277</text:p>
          </table:table-cell>
        </table:table-row>
        <table:table-row table:style-name="ro1">
          <table:table-cell office:value-type="string" table:style-name="ce1">
            <text:p>Antoine Berned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26</text:p>
          </table:table-cell>
          <table:table-cell office:value-type="float" office:value="14" table:style-name="ce1">
            <text:p>14</text:p>
          </table:table-cell>
          <table:table-cell office:value-type="float" office:value="8.04870278740029" table:style-name="ce1">
            <text:p>8.04870278740029</text:p>
          </table:table-cell>
          <table:table-cell office:value-type="float" office:value="9.57073182999675" table:style-name="ce1">
            <text:p>9.57073182999675</text:p>
          </table:table-cell>
          <table:table-cell office:value-type="float" office:value="8.64980553833653" table:style-name="ce1">
            <text:p>8.64980553833653</text:p>
          </table:table-cell>
          <table:table-cell office:value-type="float" office:value="10.6537802045" table:style-name="ce1">
            <text:p>10.6537802045</text:p>
          </table:table-cell>
          <table:table-cell office:value-type="float" office:value="11.7897051071206" table:style-name="ce1">
            <text:p>11.7897051071206</text:p>
          </table:table-cell>
          <table:table-cell office:value-type="float" office:value="9.22456165623655" table:style-name="ce1">
            <text:p>9.22456165623655</text:p>
          </table:table-cell>
          <table:table-cell office:value-type="float" office:value="11.0778599146706" table:style-name="ce1">
            <text:p>11.0778599146706</text:p>
          </table:table-cell>
          <table:table-cell office:value-type="float" office:value="7.20773722711794" table:style-name="ce1">
            <text:p>7.20773722711794</text:p>
          </table:table-cell>
          <table:table-cell office:value-type="float" office:value="8.20520226387566" table:style-name="ce1">
            <text:p>8.20520226387566</text:p>
          </table:table-cell>
          <table:table-cell office:value-type="float" office:value="14.0697415063819" table:style-name="ce1">
            <text:p>14.0697415063819</text:p>
          </table:table-cell>
          <table:table-cell office:value-type="float" office:value="11.4549434186327" table:style-name="ce1">
            <text:p>11.4549434186327</text:p>
          </table:table-cell>
        </table:table-row>
        <table:table-row table:style-name="ro1">
          <table:table-cell office:value-type="string" table:style-name="ce1">
            <text:p>Warren Bond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14</text:p>
          </table:table-cell>
          <table:table-cell office:value-type="float" office:value="13" table:style-name="ce1">
            <text:p>13</text:p>
          </table:table-cell>
          <table:table-cell office:value-type="float" office:value="7.14678698406655" table:style-name="ce1">
            <text:p>7.14678698406655</text:p>
          </table:table-cell>
          <table:table-cell office:value-type="float" office:value="10.8753684250716" table:style-name="ce1">
            <text:p>10.8753684250716</text:p>
          </table:table-cell>
          <table:table-cell office:value-type="float" office:value="6.21203982894387" table:style-name="ce1">
            <text:p>6.21203982894387</text:p>
          </table:table-cell>
          <table:table-cell office:value-type="float" office:value="8.60110397408754" table:style-name="ce1">
            <text:p>8.60110397408754</text:p>
          </table:table-cell>
          <table:table-cell office:value-type="float" office:value="9.11435459664098" table:style-name="ce1">
            <text:p>9.11435459664098</text:p>
          </table:table-cell>
          <table:table-cell office:value-type="float" office:value="10.8474218163174" table:style-name="ce1">
            <text:p>10.8474218163174</text:p>
          </table:table-cell>
          <table:table-cell office:value-type="float" office:value="7.1748175250536" table:style-name="ce1">
            <text:p>7.1748175250536</text:p>
          </table:table-cell>
          <table:table-cell office:value-type="float" office:value="6.52989421463464" table:style-name="ce1">
            <text:p>6.52989421463464</text:p>
          </table:table-cell>
          <table:table-cell office:value-type="float" office:value="6.24597813115061" table:style-name="ce1">
            <text:p>6.24597813115061</text:p>
          </table:table-cell>
          <table:table-cell office:value-type="float" office:value="8.85607697928966" table:style-name="ce1">
            <text:p>8.85607697928966</text:p>
          </table:table-cell>
          <table:table-cell office:value-type="float" office:value="11.593278570888" table:style-name="ce1">
            <text:p>11.593278570888</text:p>
          </table:table-cell>
        </table:table-row>
        <table:table-row table:style-name="ro1">
          <table:table-cell office:value-type="string" table:style-name="ce1">
            <text:p>Hakan Çalhanoğlu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33</text:p>
          </table:table-cell>
          <table:table-cell office:value-type="float" office:value="12.3" table:style-name="ce1">
            <text:p>12.3</text:p>
          </table:table-cell>
          <table:table-cell office:value-type="float" office:value="9.74091959319676" table:style-name="ce1">
            <text:p>9.74091959319676</text:p>
          </table:table-cell>
          <table:table-cell office:value-type="float" office:value="16.3105725194997" table:style-name="ce1">
            <text:p>16.3105725194997</text:p>
          </table:table-cell>
          <table:table-cell office:value-type="float" office:value="14.2031434769067" table:style-name="ce1">
            <text:p>14.2031434769067</text:p>
          </table:table-cell>
          <table:table-cell office:value-type="float" office:value="15.6209098419994" table:style-name="ce1">
            <text:p>15.6209098419994</text:p>
          </table:table-cell>
          <table:table-cell office:value-type="float" office:value="11.2088755683991" table:style-name="ce1">
            <text:p>11.2088755683991</text:p>
          </table:table-cell>
          <table:table-cell office:value-type="float" office:value="5.84760747459285" table:style-name="ce1">
            <text:p>5.84760747459285</text:p>
          </table:table-cell>
          <table:table-cell office:value-type="float" office:value="9.82431543778808" table:style-name="ce1">
            <text:p>9.82431543778808</text:p>
          </table:table-cell>
          <table:table-cell office:value-type="float" office:value="9.90766583168956" table:style-name="ce1">
            <text:p>9.90766583168956</text:p>
          </table:table-cell>
          <table:table-cell office:value-type="float" office:value="17.2571063038482" table:style-name="ce1">
            <text:p>17.2571063038482</text:p>
          </table:table-cell>
          <table:table-cell office:value-type="float" office:value="9.63442081228241" table:style-name="ce1">
            <text:p>9.63442081228241</text:p>
          </table:table-cell>
          <table:table-cell office:value-type="float" office:value="10.070068950911" table:style-name="ce1">
            <text:p>10.070068950911</text:p>
          </table:table-cell>
        </table:table-row>
        <table:table-row table:style-name="ro1">
          <table:table-cell office:value-type="string" table:style-name="ce1">
            <text:p>Maxence Caquere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26</text:p>
          </table:table-cell>
          <table:table-cell office:value-type="float" office:value="7.7" table:style-name="ce1">
            <text:p>7.7</text:p>
          </table:table-cell>
          <table:table-cell office:value-type="float" office:value="10.3829380779387" table:style-name="ce1">
            <text:p>10.3829380779387</text:p>
          </table:table-cell>
          <table:table-cell office:value-type="float" office:value="10.7965272710458" table:style-name="ce1">
            <text:p>10.7965272710458</text:p>
          </table:table-cell>
          <table:table-cell office:value-type="float" office:value="10.8935451961891" table:style-name="ce1">
            <text:p>10.8935451961891</text:p>
          </table:table-cell>
          <table:table-cell office:value-type="float" office:value="10.7090376633704" table:style-name="ce1">
            <text:p>10.7090376633704</text:p>
          </table:table-cell>
          <table:table-cell office:value-type="float" office:value="10.0157733883679" table:style-name="ce1">
            <text:p>10.0157733883679</text:p>
          </table:table-cell>
          <table:table-cell office:value-type="float" office:value="11.504420235372" table:style-name="ce1">
            <text:p>11.504420235372</text:p>
          </table:table-cell>
          <table:table-cell office:value-type="float" office:value="9.82431543778808" table:style-name="ce1">
            <text:p>9.82431543778808</text:p>
          </table:table-cell>
          <table:table-cell office:value-type="float" office:value="7.15806466807848" table:style-name="ce1">
            <text:p>7.15806466807848</text:p>
          </table:table-cell>
          <table:table-cell office:value-type="float" office:value="7.05073667107682" table:style-name="ce1">
            <text:p>7.05073667107682</text:p>
          </table:table-cell>
          <table:table-cell office:value-type="float" office:value="8.41727961892704" table:style-name="ce1">
            <text:p>8.41727961892704</text:p>
          </table:table-cell>
          <table:table-cell office:value-type="float" office:value="10.783959256642" table:style-name="ce1">
            <text:p>10.783959256642</text:p>
          </table:table-cell>
        </table:table-row>
        <table:table-row table:style-name="ro1">
          <table:table-cell office:value-type="string" table:style-name="ce1">
            <text:p>Cesare Casade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62</text:p>
          </table:table-cell>
          <table:table-cell office:value-type="float" office:value="12.8" table:style-name="ce1">
            <text:p>12.8</text:p>
          </table:table-cell>
          <table:table-cell office:value-type="float" office:value="8.03989433618034" table:style-name="ce1">
            <text:p>8.03989433618034</text:p>
          </table:table-cell>
          <table:table-cell office:value-type="float" office:value="9.90599550483998" table:style-name="ce1">
            <text:p>9.90599550483998</text:p>
          </table:table-cell>
          <table:table-cell office:value-type="float" office:value="8.13320500746866" table:style-name="ce1">
            <text:p>8.13320500746866</text:p>
          </table:table-cell>
          <table:table-cell office:value-type="float" office:value="10.8193454108349" table:style-name="ce1">
            <text:p>10.8193454108349</text:p>
          </table:table-cell>
          <table:table-cell office:value-type="float" office:value="9.41408815807535" table:style-name="ce1">
            <text:p>9.41408815807535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8.98583949992165" table:style-name="ce1">
            <text:p>8.98583949992165</text:p>
          </table:table-cell>
          <table:table-cell office:value-type="float" office:value="9.79861622376564" table:style-name="ce1">
            <text:p>9.79861622376564</text:p>
          </table:table-cell>
          <table:table-cell office:value-type="float" office:value="10.4965463529649" table:style-name="ce1">
            <text:p>10.4965463529649</text:p>
          </table:table-cell>
          <table:table-cell office:value-type="float" office:value="10.193001968429" table:style-name="ce1">
            <text:p>10.193001968429</text:p>
          </table:table-cell>
          <table:table-cell office:value-type="float" office:value="8.7052393047125" table:style-name="ce1">
            <text:p>8.7052393047125</text:p>
          </table:table-cell>
        </table:table-row>
        <table:table-row table:style-name="ro1">
          <table:table-cell office:value-type="string" table:style-name="ce1">
            <text:p>Danilo Catald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54</text:p>
          </table:table-cell>
          <table:table-cell office:value-type="float" office:value="13.6" table:style-name="ce1">
            <text:p>13.6</text:p>
          </table:table-cell>
          <table:table-cell office:value-type="float" office:value="7.5958856285526" table:style-name="ce1">
            <text:p>7.5958856285526</text:p>
          </table:table-cell>
          <table:table-cell office:value-type="float" office:value="12.9332360180061" table:style-name="ce1">
            <text:p>12.9332360180061</text:p>
          </table:table-cell>
          <table:table-cell office:value-type="float" office:value="10.8935451961891" table:style-name="ce1">
            <text:p>10.8935451961891</text:p>
          </table:table-cell>
          <table:table-cell office:value-type="float" office:value="10.8193454108349" table:style-name="ce1">
            <text:p>10.8193454108349</text:p>
          </table:table-cell>
          <table:table-cell office:value-type="float" office:value="7.37279433190655" table:style-name="ce1">
            <text:p>7.37279433190655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6.34290586694015" table:style-name="ce1">
            <text:p>6.34290586694015</text:p>
          </table:table-cell>
          <table:table-cell office:value-type="float" office:value="6.86396255769286" table:style-name="ce1">
            <text:p>6.86396255769286</text:p>
          </table:table-cell>
          <table:table-cell office:value-type="float" office:value="9.41947301976589" table:style-name="ce1">
            <text:p>9.41947301976589</text:p>
          </table:table-cell>
          <table:table-cell office:value-type="float" office:value="12.4601591861307" table:style-name="ce1">
            <text:p>12.4601591861307</text:p>
          </table:table-cell>
          <table:table-cell office:value-type="float" office:value="11.9426741291145" table:style-name="ce1">
            <text:p>11.9426741291145</text:p>
          </table:table-cell>
        </table:table-row>
        <table:table-row table:style-name="ro1">
          <table:table-cell office:value-type="string" table:style-name="ce1">
            <text:p>Francisco Conceiçã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24</text:p>
          </table:table-cell>
          <table:table-cell office:value-type="float" office:value="10.4" table:style-name="ce1">
            <text:p>10.4</text:p>
          </table:table-cell>
          <table:table-cell office:value-type="float" office:value="9.70420000087129" table:style-name="ce1">
            <text:p>9.70420000087129</text:p>
          </table:table-cell>
          <table:table-cell office:value-type="float" office:value="9.76227904201715" table:style-name="ce1">
            <text:p>9.76227904201715</text:p>
          </table:table-cell>
          <table:table-cell office:value-type="float" office:value="9.17468942673898" table:style-name="ce1">
            <text:p>9.17468942673898</text:p>
          </table:table-cell>
          <table:table-cell office:value-type="float" office:value="8.49193946461184" table:style-name="ce1">
            <text:p>8.49193946461184</text:p>
          </table:table-cell>
          <table:table-cell office:value-type="float" office:value="17.9081875398211" table:style-name="ce1">
            <text:p>17.9081875398211</text:p>
          </table:table-cell>
          <table:table-cell office:value-type="float" office:value="10.479014769991" table:style-name="ce1">
            <text:p>10.479014769991</text:p>
          </table:table-cell>
          <table:table-cell office:value-type="float" office:value="16.9540345701074" table:style-name="ce1">
            <text:p>16.9540345701074</text:p>
          </table:table-cell>
          <table:table-cell office:value-type="float" office:value="11.0987090569231" table:style-name="ce1">
            <text:p>11.0987090569231</text:p>
          </table:table-cell>
          <table:table-cell office:value-type="float" office:value="12.9765315357189" table:style-name="ce1">
            <text:p>12.9765315357189</text:p>
          </table:table-cell>
          <table:table-cell office:value-type="float" office:value="7.66734898266257" table:style-name="ce1">
            <text:p>7.66734898266257</text:p>
          </table:table-cell>
          <table:table-cell office:value-type="float" office:value="9.67157542385065" table:style-name="ce1">
            <text:p>9.67157542385065</text:p>
          </table:table-cell>
        </table:table-row>
        <table:table-row table:style-name="ro1">
          <table:table-cell office:value-type="string" table:style-name="ce1">
            <text:p>Lassana Coulibal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72</text:p>
          </table:table-cell>
          <table:table-cell office:value-type="float" office:value="13.1" table:style-name="ce1">
            <text:p>13.1</text:p>
          </table:table-cell>
          <table:table-cell office:value-type="float" office:value="7.33154539716719" table:style-name="ce1">
            <text:p>7.33154539716719</text:p>
          </table:table-cell>
          <table:table-cell office:value-type="float" office:value="8.55759731583938" table:style-name="ce1">
            <text:p>8.55759731583938</text:p>
          </table:table-cell>
          <table:table-cell office:value-type="float" office:value="6.54999258814202" table:style-name="ce1">
            <text:p>6.54999258814202</text:p>
          </table:table-cell>
          <table:table-cell office:value-type="float" office:value="9.04124289360512" table:style-name="ce1">
            <text:p>9.04124289360512</text:p>
          </table:table-cell>
          <table:table-cell office:value-type="float" office:value="7.93836560689234" table:style-name="ce1">
            <text:p>7.93836560689234</text:p>
          </table:table-cell>
          <table:table-cell office:value-type="float" office:value="8.71635308585363" table:style-name="ce1">
            <text:p>8.71635308585363</text:p>
          </table:table-cell>
          <table:table-cell office:value-type="float" office:value="8.67450868473715" table:style-name="ce1">
            <text:p>8.67450868473715</text:p>
          </table:table-cell>
          <table:table-cell office:value-type="float" office:value="8.07733126707755" table:style-name="ce1">
            <text:p>8.07733126707755</text:p>
          </table:table-cell>
          <table:table-cell office:value-type="float" office:value="10.9541035438419" table:style-name="ce1">
            <text:p>10.9541035438419</text:p>
          </table:table-cell>
          <table:table-cell office:value-type="float" office:value="9.07744310364944" table:style-name="ce1">
            <text:p>9.07744310364944</text:p>
          </table:table-cell>
          <table:table-cell office:value-type="float" office:value="6.7730660106342" table:style-name="ce1">
            <text:p>6.7730660106342</text:p>
          </table:table-cell>
        </table:table-row>
        <table:table-row table:style-name="ro1">
          <table:table-cell office:value-type="string" table:style-name="ce1">
            <text:p>Bryan Cristan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10</text:p>
          </table:table-cell>
          <table:table-cell office:value-type="float" office:value="17.5" table:style-name="ce1">
            <text:p>17.5</text:p>
          </table:table-cell>
          <table:table-cell office:value-type="float" office:value="8.25227208884517" table:style-name="ce1">
            <text:p>8.25227208884517</text:p>
          </table:table-cell>
          <table:table-cell office:value-type="float" office:value="16.2954790723266" table:style-name="ce1">
            <text:p>16.2954790723266</text:p>
          </table:table-cell>
          <table:table-cell office:value-type="float" office:value="8.00575061241281" table:style-name="ce1">
            <text:p>8.00575061241281</text:p>
          </table:table-cell>
          <table:table-cell office:value-type="float" office:value="17.3754364015635" table:style-name="ce1">
            <text:p>17.3754364015635</text:p>
          </table:table-cell>
          <table:table-cell office:value-type="float" office:value="12.6278495625746" table:style-name="ce1">
            <text:p>12.6278495625746</text:p>
          </table:table-cell>
          <table:table-cell office:value-type="float" office:value="13.708425436598" table:style-name="ce1">
            <text:p>13.708425436598</text:p>
          </table:table-cell>
          <table:table-cell office:value-type="float" office:value="11.0778599146706" table:style-name="ce1">
            <text:p>11.0778599146706</text:p>
          </table:table-cell>
          <table:table-cell office:value-type="float" office:value="8.23506067464403" table:style-name="ce1">
            <text:p>8.23506067464403</text:p>
          </table:table-cell>
          <table:table-cell office:value-type="float" office:value="8.95978308367757" table:style-name="ce1">
            <text:p>8.95978308367757</text:p>
          </table:table-cell>
          <table:table-cell office:value-type="float" office:value="14.3245843926731" table:style-name="ce1">
            <text:p>14.3245843926731</text:p>
          </table:table-cell>
          <table:table-cell office:value-type="float" office:value="12.519236471875" table:style-name="ce1">
            <text:p>12.519236471875</text:p>
          </table:table-cell>
        </table:table-row>
        <table:table-row table:style-name="ro1">
          <table:table-cell office:value-type="string" table:style-name="ce1">
            <text:p>Lucas Da Cunh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12</text:p>
          </table:table-cell>
          <table:table-cell office:value-type="float" office:value="13.4" table:style-name="ce1">
            <text:p>13.4</text:p>
          </table:table-cell>
          <table:table-cell office:value-type="float" office:value="8.86342304964665" table:style-name="ce1">
            <text:p>8.86342304964665</text:p>
          </table:table-cell>
          <table:table-cell office:value-type="float" office:value="15.18804198618" table:style-name="ce1">
            <text:p>15.18804198618</text:p>
          </table:table-cell>
          <table:table-cell office:value-type="float" office:value="9.83694437403232" table:style-name="ce1">
            <text:p>9.83694437403232</text:p>
          </table:table-cell>
          <table:table-cell office:value-type="float" office:value="12.3173250168632" table:style-name="ce1">
            <text:p>12.3173250168632</text:p>
          </table:table-cell>
          <table:table-cell office:value-type="float" office:value="13.1587055504699" table:style-name="ce1">
            <text:p>13.1587055504699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10.2445824763952" table:style-name="ce1">
            <text:p>10.2445824763952</text:p>
          </table:table-cell>
          <table:table-cell office:value-type="float" office:value="8.39383764895275" table:style-name="ce1">
            <text:p>8.39383764895275</text:p>
          </table:table-cell>
          <table:table-cell office:value-type="float" office:value="10.3431237062293" table:style-name="ce1">
            <text:p>10.3431237062293</text:p>
          </table:table-cell>
          <table:table-cell office:value-type="float" office:value="9.74614926237798" table:style-name="ce1">
            <text:p>9.74614926237798</text:p>
          </table:table-cell>
          <table:table-cell office:value-type="float" office:value="6.98576169306637" table:style-name="ce1">
            <text:p>6.98576169306637</text:p>
          </table:table-cell>
        </table:table-row>
        <table:table-row table:style-name="ro1">
          <table:table-cell office:value-type="string" table:style-name="ce1">
            <text:p>Charles De Ketelaer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03</text:p>
          </table:table-cell>
          <table:table-cell office:value-type="float" office:value="12.9" table:style-name="ce1">
            <text:p>12.9</text:p>
          </table:table-cell>
          <table:table-cell office:value-type="float" office:value="11.3422980044742" table:style-name="ce1">
            <text:p>11.3422980044742</text:p>
          </table:table-cell>
          <table:table-cell office:value-type="float" office:value="11.0795550534685" table:style-name="ce1">
            <text:p>11.0795550534685</text:p>
          </table:table-cell>
          <table:table-cell office:value-type="float" office:value="16.0565946041872" table:style-name="ce1">
            <text:p>16.0565946041872</text:p>
          </table:table-cell>
          <table:table-cell office:value-type="float" office:value="14.5341388672684" table:style-name="ce1">
            <text:p>14.5341388672684</text:p>
          </table:table-cell>
          <table:table-cell office:value-type="float" office:value="18.5316123261622" table:style-name="ce1">
            <text:p>18.5316123261622</text:p>
          </table:table-cell>
          <table:table-cell office:value-type="float" office:value="8.26685422837637" table:style-name="ce1">
            <text:p>8.26685422837637</text:p>
          </table:table-cell>
          <table:table-cell office:value-type="float" office:value="18.3320396245592" table:style-name="ce1">
            <text:p>18.3320396245592</text:p>
          </table:table-cell>
          <table:table-cell office:value-type="float" office:value="10.6145254587516" table:style-name="ce1">
            <text:p>10.6145254587516</text:p>
          </table:table-cell>
          <table:table-cell office:value-type="float" office:value="12.4241929228601" table:style-name="ce1">
            <text:p>12.4241929228601</text:p>
          </table:table-cell>
          <table:table-cell office:value-type="float" office:value="7.66734898266257" table:style-name="ce1">
            <text:p>7.66734898266257</text:p>
          </table:table-cell>
          <table:table-cell office:value-type="float" office:value="5.45059537958286" table:style-name="ce1">
            <text:p>5.45059537958286</text:p>
          </table:table-cell>
        </table:table-row>
        <table:table-row table:style-name="ro1">
          <table:table-cell office:value-type="string" table:style-name="ce1">
            <text:p>Alessandro Deio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0-159</text:p>
          </table:table-cell>
          <table:table-cell office:value-type="float" office:value="10.6" table:style-name="ce1">
            <text:p>10.6</text:p>
          </table:table-cell>
          <table:table-cell office:value-type="float" office:value="6.87441210552017" table:style-name="ce1">
            <text:p>6.87441210552017</text:p>
          </table:table-cell>
          <table:table-cell office:value-type="float" office:value="10.0337162652805" table:style-name="ce1">
            <text:p>10.0337162652805</text:p>
          </table:table-cell>
          <table:table-cell office:value-type="float" office:value="8.91143280919594" table:style-name="ce1">
            <text:p>8.91143280919594</text:p>
          </table:table-cell>
          <table:table-cell office:value-type="float" office:value="7.07081591693362" table:style-name="ce1">
            <text:p>7.07081591693362</text:p>
          </table:table-cell>
          <table:table-cell office:value-type="float" office:value="6.82799325579773" table:style-name="ce1">
            <text:p>6.82799325579773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6.7050510706044" table:style-name="ce1">
            <text:p>6.7050510706044</text:p>
          </table:table-cell>
          <table:table-cell office:value-type="float" office:value="7.92074451255158" table:style-name="ce1">
            <text:p>7.92074451255158</text:p>
          </table:table-cell>
          <table:table-cell office:value-type="float" office:value="6.37585878824159" table:style-name="ce1">
            <text:p>6.37585878824159</text:p>
          </table:table-cell>
          <table:table-cell office:value-type="float" office:value="13.5324663336378" table:style-name="ce1">
            <text:p>13.5324663336378</text:p>
          </table:table-cell>
          <table:table-cell office:value-type="float" office:value="10.2292959887667" table:style-name="ce1">
            <text:p>10.2292959887667</text:p>
          </table:table-cell>
        </table:table-row>
        <table:table-row table:style-name="ro1">
          <table:table-cell office:value-type="string" table:style-name="ce1">
            <text:p>Éder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84</text:p>
          </table:table-cell>
          <table:table-cell office:value-type="float" office:value="11.3" table:style-name="ce1">
            <text:p>11.3</text:p>
          </table:table-cell>
          <table:table-cell office:value-type="float" office:value="8.09279952843188" table:style-name="ce1">
            <text:p>8.09279952843188</text:p>
          </table:table-cell>
          <table:table-cell office:value-type="float" office:value="14.3373119434817" table:style-name="ce1">
            <text:p>14.3373119434817</text:p>
          </table:table-cell>
          <table:table-cell office:value-type="float" office:value="6.7816499724415" table:style-name="ce1">
            <text:p>6.7816499724415</text:p>
          </table:table-cell>
          <table:table-cell office:value-type="float" office:value="13.0670114947035" table:style-name="ce1">
            <text:p>13.0670114947035</text:p>
          </table:table-cell>
          <table:table-cell office:value-type="float" office:value="13.6634760540251" table:style-name="ce1">
            <text:p>13.6634760540251</text:p>
          </table:table-cell>
          <table:table-cell office:value-type="float" office:value="10.7599743351433" table:style-name="ce1">
            <text:p>10.7599743351433</text:p>
          </table:table-cell>
          <table:table-cell office:value-type="float" office:value="11.0778599146706" table:style-name="ce1">
            <text:p>11.0778599146706</text:p>
          </table:table-cell>
          <table:table-cell office:value-type="float" office:value="8.2878747116911" table:style-name="ce1">
            <text:p>8.2878747116911</text:p>
          </table:table-cell>
          <table:table-cell office:value-type="float" office:value="7.76312333960295" table:style-name="ce1">
            <text:p>7.76312333960295</text:p>
          </table:table-cell>
          <table:table-cell office:value-type="float" office:value="11.188541182288" table:style-name="ce1">
            <text:p>11.188541182288</text:p>
          </table:table-cell>
          <table:table-cell office:value-type="float" office:value="11.2847707906146" table:style-name="ce1">
            <text:p>11.2847707906146</text:p>
          </table:table-cell>
        </table:table-row>
        <table:table-row table:style-name="ro1">
          <table:table-cell office:value-type="string" table:style-name="ce1">
            <text:p>Jurgen Ekkelenkamp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77</text:p>
          </table:table-cell>
          <table:table-cell office:value-type="float" office:value="9.9" table:style-name="ce1">
            <text:p>9.9</text:p>
          </table:table-cell>
          <table:table-cell office:value-type="float" office:value="7.96956025148288" table:style-name="ce1">
            <text:p>7.96956025148288</text:p>
          </table:table-cell>
          <table:table-cell office:value-type="float" office:value="7.42856359441273" table:style-name="ce1">
            <text:p>7.42856359441273</text:p>
          </table:table-cell>
          <table:table-cell office:value-type="float" office:value="7.1380325252586" table:style-name="ce1">
            <text:p>7.1380325252586</text:p>
          </table:table-cell>
          <table:table-cell office:value-type="float" office:value="7.37644748659986" table:style-name="ce1">
            <text:p>7.37644748659986</text:p>
          </table:table-cell>
          <table:table-cell office:value-type="float" office:value="8.2276427410729" table:style-name="ce1">
            <text:p>8.2276427410729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9.82431543778808" table:style-name="ce1">
            <text:p>9.82431543778808</text:p>
          </table:table-cell>
          <table:table-cell office:value-type="float" office:value="9.63507448120018" table:style-name="ce1">
            <text:p>9.63507448120018</text:p>
          </table:table-cell>
          <table:table-cell office:value-type="float" office:value="10.3431237062293" table:style-name="ce1">
            <text:p>10.3431237062293</text:p>
          </table:table-cell>
          <table:table-cell office:value-type="float" office:value="10.304523993765" table:style-name="ce1">
            <text:p>10.304523993765</text:p>
          </table:table-cell>
          <table:table-cell office:value-type="float" office:value="9.59190589200642" table:style-name="ce1">
            <text:p>9.59190589200642</text:p>
          </table:table-cell>
        </table:table-row>
        <table:table-row table:style-name="ro1">
          <table:table-cell office:value-type="string" table:style-name="ce1">
            <text:p>Elif Elma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105</text:p>
          </table:table-cell>
          <table:table-cell office:value-type="float" office:value="7.3" table:style-name="ce1">
            <text:p>7.3</text:p>
          </table:table-cell>
          <table:table-cell office:value-type="float" office:value="7.76873347071275" table:style-name="ce1">
            <text:p>7.76873347071275</text:p>
          </table:table-cell>
          <table:table-cell office:value-type="float" office:value="7.84827303372336" table:style-name="ce1">
            <text:p>7.84827303372336</text:p>
          </table:table-cell>
          <table:table-cell office:value-type="float" office:value="6.54999258814202" table:style-name="ce1">
            <text:p>6.54999258814202</text:p>
          </table:table-cell>
          <table:table-cell office:value-type="float" office:value="7.27382427620039" table:style-name="ce1">
            <text:p>7.27382427620039</text:p>
          </table:table-cell>
          <table:table-cell office:value-type="float" office:value="9.71478944044732" table:style-name="ce1">
            <text:p>9.71478944044732</text:p>
          </table:table-cell>
          <table:table-cell office:value-type="float" office:value="11.4188746309604" table:style-name="ce1">
            <text:p>11.4188746309604</text:p>
          </table:table-cell>
          <table:table-cell office:value-type="float" office:value="9.50905413796966" table:style-name="ce1">
            <text:p>9.50905413796966</text:p>
          </table:table-cell>
          <table:table-cell office:value-type="float" office:value="8.60700047349401" table:style-name="ce1">
            <text:p>8.60700047349401</text:p>
          </table:table-cell>
          <table:table-cell office:value-type="float" office:value="8.20520226387566" table:style-name="ce1">
            <text:p>8.20520226387566</text:p>
          </table:table-cell>
          <table:table-cell office:value-type="float" office:value="7.04920308668209" table:style-name="ce1">
            <text:p>7.04920308668209</text:p>
          </table:table-cell>
          <table:table-cell office:value-type="float" office:value="9.60783704486407" table:style-name="ce1">
            <text:p>9.60783704486407</text:p>
          </table:table-cell>
        </table:table-row>
        <table:table-row table:style-name="ro1">
          <table:table-cell office:value-type="string" table:style-name="ce1">
            <text:p>Nicolò Fagi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9</text:p>
          </table:table-cell>
          <table:table-cell office:value-type="float" office:value="11.2" table:style-name="ce1">
            <text:p>11.2</text:p>
          </table:table-cell>
          <table:table-cell office:value-type="float" office:value="10.2456122521007" table:style-name="ce1">
            <text:p>10.2456122521007</text:p>
          </table:table-cell>
          <table:table-cell office:value-type="float" office:value="13.7807657813263" table:style-name="ce1">
            <text:p>13.7807657813263</text:p>
          </table:table-cell>
          <table:table-cell office:value-type="float" office:value="13.5723940853515" table:style-name="ce1">
            <text:p>13.5723940853515</text:p>
          </table:table-cell>
          <table:table-cell office:value-type="float" office:value="13.2589190267063" table:style-name="ce1">
            <text:p>13.2589190267063</text:p>
          </table:table-cell>
          <table:table-cell office:value-type="float" office:value="12.6278495625746" table:style-name="ce1">
            <text:p>12.6278495625746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9.19461827846233" table:style-name="ce1">
            <text:p>9.19461827846233</text:p>
          </table:table-cell>
          <table:table-cell office:value-type="float" office:value="7.40820114564954" table:style-name="ce1">
            <text:p>7.40820114564954</text:p>
          </table:table-cell>
          <table:table-cell office:value-type="float" office:value="6.64085799496201" table:style-name="ce1">
            <text:p>6.64085799496201</text:p>
          </table:table-cell>
          <table:table-cell office:value-type="float" office:value="8.63593417545473" table:style-name="ce1">
            <text:p>8.63593417545473</text:p>
          </table:table-cell>
          <table:table-cell office:value-type="float" office:value="8.33109600799528" table:style-name="ce1">
            <text:p>8.33109600799528</text:p>
          </table:table-cell>
        </table:table-row>
        <table:table-row table:style-name="ro1">
          <table:table-cell office:value-type="string" table:style-name="ce1">
            <text:p>Lewis Fergu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36</text:p>
          </table:table-cell>
          <table:table-cell office:value-type="float" office:value="8" table:style-name="ce1">
            <text:p>8</text:p>
          </table:table-cell>
          <table:table-cell office:value-type="float" office:value="6.98100613740628" table:style-name="ce1">
            <text:p>6.98100613740628</text:p>
          </table:table-cell>
          <table:table-cell office:value-type="float" office:value="11.5453634910486" table:style-name="ce1">
            <text:p>11.5453634910486</text:p>
          </table:table-cell>
          <table:table-cell office:value-type="float" office:value="6.54999258814202" table:style-name="ce1">
            <text:p>6.54999258814202</text:p>
          </table:table-cell>
          <table:table-cell office:value-type="float" office:value="8.43751008025474" table:style-name="ce1">
            <text:p>8.43751008025474</text:p>
          </table:table-cell>
          <table:table-cell office:value-type="float" office:value="7.09755845811512" table:style-name="ce1">
            <text:p>7.09755845811512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6.79754065585572" table:style-name="ce1">
            <text:p>6.79754065585572</text:p>
          </table:table-cell>
          <table:table-cell office:value-type="float" office:value="7.15806466807848" table:style-name="ce1">
            <text:p>7.15806466807848</text:p>
          </table:table-cell>
          <table:table-cell office:value-type="float" office:value="6.37585878824159" table:style-name="ce1">
            <text:p>6.37585878824159</text:p>
          </table:table-cell>
          <table:table-cell office:value-type="float" office:value="7.87882395159214" table:style-name="ce1">
            <text:p>7.87882395159214</text:p>
          </table:table-cell>
          <table:table-cell office:value-type="float" office:value="4.21611291158001" table:style-name="ce1">
            <text:p>4.21611291158001</text:p>
          </table:table-cell>
        </table:table-row>
        <table:table-row table:style-name="ro1">
          <table:table-cell office:value-type="string" table:style-name="ce1">
            <text:p>Youssouf Fofan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62</text:p>
          </table:table-cell>
          <table:table-cell office:value-type="float" office:value="12.6" table:style-name="ce1">
            <text:p>12.6</text:p>
          </table:table-cell>
          <table:table-cell office:value-type="float" office:value="8.29676216177325" table:style-name="ce1">
            <text:p>8.29676216177325</text:p>
          </table:table-cell>
          <table:table-cell office:value-type="float" office:value="9.89002737628506" table:style-name="ce1">
            <text:p>9.89002737628506</text:p>
          </table:table-cell>
          <table:table-cell office:value-type="float" office:value="10.6310277596222" table:style-name="ce1">
            <text:p>10.6310277596222</text:p>
          </table:table-cell>
          <table:table-cell office:value-type="float" office:value="9.65246155921953" table:style-name="ce1">
            <text:p>9.65246155921953</text:p>
          </table:table-cell>
          <table:table-cell office:value-type="float" office:value="10.0157733883679" table:style-name="ce1">
            <text:p>10.0157733883679</text:p>
          </table:table-cell>
          <table:table-cell office:value-type="float" office:value="5.3156913153799" table:style-name="ce1">
            <text:p>5.3156913153799</text:p>
          </table:table-cell>
          <table:table-cell office:value-type="float" office:value="11.0778599146706" table:style-name="ce1">
            <text:p>11.0778599146706</text:p>
          </table:table-cell>
          <table:table-cell office:value-type="float" office:value="9.8531415770798" table:style-name="ce1">
            <text:p>9.8531415770798</text:p>
          </table:table-cell>
          <table:table-cell office:value-type="float" office:value="10.4965463529649" table:style-name="ce1">
            <text:p>10.4965463529649</text:p>
          </table:table-cell>
          <table:table-cell office:value-type="float" office:value="9.52275666177546" table:style-name="ce1">
            <text:p>9.52275666177546</text:p>
          </table:table-cell>
          <table:table-cell office:value-type="float" office:value="8.6425606870519" table:style-name="ce1">
            <text:p>8.6425606870519</text:p>
          </table:table-cell>
        </table:table-row>
        <table:table-row table:style-name="ro1">
          <table:table-cell office:value-type="string" table:style-name="ce1">
            <text:p>Michael Folorunsh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34</text:p>
          </table:table-cell>
          <table:table-cell office:value-type="float" office:value="14.5" table:style-name="ce1">
            <text:p>14.5</text:p>
          </table:table-cell>
          <table:table-cell office:value-type="float" office:value="7.66481697782248" table:style-name="ce1">
            <text:p>7.66481697782248</text:p>
          </table:table-cell>
          <table:table-cell office:value-type="float" office:value="7.8786384061327" table:style-name="ce1">
            <text:p>7.8786384061327</text:p>
          </table:table-cell>
          <table:table-cell office:value-type="float" office:value="6.66520577465598" table:style-name="ce1">
            <text:p>6.66520577465598</text:p>
          </table:table-cell>
          <table:table-cell office:value-type="float" office:value="7.1212808767817" table:style-name="ce1">
            <text:p>7.1212808767817</text:p>
          </table:table-cell>
          <table:table-cell office:value-type="float" office:value="10.9135695517549" table:style-name="ce1">
            <text:p>10.9135695517549</text:p>
          </table:table-cell>
          <table:table-cell office:value-type="float" office:value="7.39429482152655" table:style-name="ce1">
            <text:p>7.39429482152655</text:p>
          </table:table-cell>
          <table:table-cell office:value-type="float" office:value="13.0389992300828" table:style-name="ce1">
            <text:p>13.0389992300828</text:p>
          </table:table-cell>
          <table:table-cell office:value-type="float" office:value="8.23506067464403" table:style-name="ce1">
            <text:p>8.23506067464403</text:p>
          </table:table-cell>
          <table:table-cell office:value-type="float" office:value="10.9541035438419" table:style-name="ce1">
            <text:p>10.9541035438419</text:p>
          </table:table-cell>
          <table:table-cell office:value-type="float" office:value="12.1506724562056" table:style-name="ce1">
            <text:p>12.1506724562056</text:p>
          </table:table-cell>
          <table:table-cell office:value-type="float" office:value="7.37777187895884" table:style-name="ce1">
            <text:p>7.37777187895884</text:p>
          </table:table-cell>
        </table:table-row>
        <table:table-row table:style-name="ro1">
          <table:table-cell office:value-type="string" table:style-name="ce1">
            <text:p>Morten Frendrup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75</text:p>
          </table:table-cell>
          <table:table-cell office:value-type="float" office:value="15.4" table:style-name="ce1">
            <text:p>15.4</text:p>
          </table:table-cell>
          <table:table-cell office:value-type="float" office:value="7.06363004837554" table:style-name="ce1">
            <text:p>7.06363004837554</text:p>
          </table:table-cell>
          <table:table-cell office:value-type="float" office:value="10.8596129709052" table:style-name="ce1">
            <text:p>10.8596129709052</text:p>
          </table:table-cell>
          <table:table-cell office:value-type="float" office:value="6.89929244483365" table:style-name="ce1">
            <text:p>6.89929244483365</text:p>
          </table:table-cell>
          <table:table-cell office:value-type="float" office:value="9.0965835507489" table:style-name="ce1">
            <text:p>9.0965835507489</text:p>
          </table:table-cell>
          <table:table-cell office:value-type="float" office:value="6.82799325579773" table:style-name="ce1">
            <text:p>6.82799325579773</text:p>
          </table:table-cell>
          <table:table-cell office:value-type="float" office:value="10.9520975208809" table:style-name="ce1">
            <text:p>10.9520975208809</text:p>
          </table:table-cell>
          <table:table-cell office:value-type="float" office:value="6.89077961646952" table:style-name="ce1">
            <text:p>6.89077961646952</text:p>
          </table:table-cell>
          <table:table-cell office:value-type="float" office:value="6.81562501091637" table:style-name="ce1">
            <text:p>6.81562501091637</text:p>
          </table:table-cell>
          <table:table-cell office:value-type="float" office:value="6.37585878824159" table:style-name="ce1">
            <text:p>6.37585878824159</text:p>
          </table:table-cell>
          <table:table-cell office:value-type="float" office:value="16.3471538251608" table:style-name="ce1">
            <text:p>16.3471538251608</text:p>
          </table:table-cell>
          <table:table-cell office:value-type="float" office:value="13.67584414335" table:style-name="ce1">
            <text:p>13.67584414335</text:p>
          </table:table-cell>
        </table:table-row>
        <table:table-row table:style-name="ro1">
          <table:table-cell office:value-type="string" table:style-name="ce1">
            <text:p>Remo Freul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267</text:p>
          </table:table-cell>
          <table:table-cell office:value-type="float" office:value="7.7" table:style-name="ce1">
            <text:p>7.7</text:p>
          </table:table-cell>
          <table:table-cell office:value-type="float" office:value="7.4418472101471" table:style-name="ce1">
            <text:p>7.4418472101471</text:p>
          </table:table-cell>
          <table:table-cell office:value-type="float" office:value="10.0177544881516" table:style-name="ce1">
            <text:p>10.0177544881516</text:p>
          </table:table-cell>
          <table:table-cell office:value-type="float" office:value="6.21203982894387" table:style-name="ce1">
            <text:p>6.21203982894387</text:p>
          </table:table-cell>
          <table:table-cell office:value-type="float" office:value="9.48534709916756" table:style-name="ce1">
            <text:p>9.48534709916756</text:p>
          </table:table-cell>
          <table:table-cell office:value-type="float" office:value="6.56452192561308" table:style-name="ce1">
            <text:p>6.56452192561308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6.52238529978579" table:style-name="ce1">
            <text:p>6.52238529978579</text:p>
          </table:table-cell>
          <table:table-cell office:value-type="float" office:value="6.52989421463464" table:style-name="ce1">
            <text:p>6.52989421463464</text:p>
          </table:table-cell>
          <table:table-cell office:value-type="float" office:value="5.99166049998407" table:style-name="ce1">
            <text:p>5.99166049998407</text:p>
          </table:table-cell>
          <table:table-cell office:value-type="float" office:value="9.29976157171254" table:style-name="ce1">
            <text:p>9.29976157171254</text:p>
          </table:table-cell>
          <table:table-cell office:value-type="float" office:value="14.6475725686635" table:style-name="ce1">
            <text:p>14.6475725686635</text:p>
          </table:table-cell>
        </table:table-row>
        <table:table-row table:style-name="ro1">
          <table:table-cell office:value-type="string" table:style-name="ce1">
            <text:p>Gianluca Gaeta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47</text:p>
          </table:table-cell>
          <table:table-cell office:value-type="float" office:value="7.1" table:style-name="ce1">
            <text:p>7.1</text:p>
          </table:table-cell>
          <table:table-cell office:value-type="float" office:value="9.97044273750282" table:style-name="ce1">
            <text:p>9.97044273750282</text:p>
          </table:table-cell>
          <table:table-cell office:value-type="float" office:value="8.16940806834488" table:style-name="ce1">
            <text:p>8.16940806834488</text:p>
          </table:table-cell>
          <table:table-cell office:value-type="float" office:value="10.7624895736248" table:style-name="ce1">
            <text:p>10.7624895736248</text:p>
          </table:table-cell>
          <table:table-cell office:value-type="float" office:value="8.93075198067752" table:style-name="ce1">
            <text:p>8.93075198067752</text:p>
          </table:table-cell>
          <table:table-cell office:value-type="float" office:value="10.316352367673" table:style-name="ce1">
            <text:p>10.316352367673</text:p>
          </table:table-cell>
          <table:table-cell office:value-type="float" office:value="9.45389537614888" table:style-name="ce1">
            <text:p>9.45389537614888</text:p>
          </table:table-cell>
          <table:table-cell office:value-type="float" office:value="10.5586986823592" table:style-name="ce1">
            <text:p>10.5586986823592</text:p>
          </table:table-cell>
          <table:table-cell office:value-type="float" office:value="12.4462058548656" table:style-name="ce1">
            <text:p>12.4462058548656</text:p>
          </table:table-cell>
          <table:table-cell office:value-type="float" office:value="10.8021255095563" table:style-name="ce1">
            <text:p>10.8021255095563</text:p>
          </table:table-cell>
          <table:table-cell office:value-type="float" office:value="6.65262845845283" table:style-name="ce1">
            <text:p>6.65262845845283</text:p>
          </table:table-cell>
          <table:table-cell office:value-type="float" office:value="5.82214020596563" table:style-name="ce1">
            <text:p>5.82214020596563</text:p>
          </table:table-cell>
        </table:table-row>
        <table:table-row table:style-name="ro1">
          <table:table-cell office:value-type="string" table:style-name="ce1">
            <text:p>Roberto Gagliard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75</text:p>
          </table:table-cell>
          <table:table-cell office:value-type="float" office:value="9.4" table:style-name="ce1">
            <text:p>9.4</text:p>
          </table:table-cell>
          <table:table-cell office:value-type="float" office:value="7.63031602832501" table:style-name="ce1">
            <text:p>7.63031602832501</text:p>
          </table:table-cell>
          <table:table-cell office:value-type="float" office:value="9.63456209936064" table:style-name="ce1">
            <text:p>9.63456209936064</text:p>
          </table:table-cell>
          <table:table-cell office:value-type="float" office:value="6.1020424738965" table:style-name="ce1">
            <text:p>6.1020424738965</text:p>
          </table:table-cell>
          <table:table-cell office:value-type="float" office:value="9.819707319409" table:style-name="ce1">
            <text:p>9.819707319409</text:p>
          </table:table-cell>
          <table:table-cell office:value-type="float" office:value="8.81626501041053" table:style-name="ce1">
            <text:p>8.81626501041053</text:p>
          </table:table-cell>
          <table:table-cell office:value-type="float" office:value="3.1363822465695" table:style-name="ce1">
            <text:p>3.1363822465695</text:p>
          </table:table-cell>
          <table:table-cell office:value-type="float" office:value="7.76059633201456" table:style-name="ce1">
            <text:p>7.76059633201456</text:p>
          </table:table-cell>
          <table:table-cell office:value-type="float" office:value="7.56033105467879" table:style-name="ce1">
            <text:p>7.56033105467879</text:p>
          </table:table-cell>
          <table:table-cell office:value-type="float" office:value="7.90940704397613" table:style-name="ce1">
            <text:p>7.90940704397613</text:p>
          </table:table-cell>
          <table:table-cell office:value-type="float" office:value="12.4601591861307" table:style-name="ce1">
            <text:p>12.4601591861307</text:p>
          </table:table-cell>
          <table:table-cell office:value-type="float" office:value="11.0666231613408" table:style-name="ce1">
            <text:p>11.0666231613408</text:p>
          </table:table-cell>
        </table:table-row>
        <table:table-row table:style-name="ro1">
          <table:table-cell office:value-type="string" table:style-name="ce1">
            <text:p>Alberto Grass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06</text:p>
          </table:table-cell>
          <table:table-cell office:value-type="float" office:value="7.1" table:style-name="ce1">
            <text:p>7.1</text:p>
          </table:table-cell>
          <table:table-cell office:value-type="float" office:value="6.98100613740628" table:style-name="ce1">
            <text:p>6.98100613740628</text:p>
          </table:table-cell>
          <table:table-cell office:value-type="float" office:value="8.27750873183859" table:style-name="ce1">
            <text:p>8.27750873183859</text:p>
          </table:table-cell>
          <table:table-cell office:value-type="float" office:value="5.78034435382183" table:style-name="ce1">
            <text:p>5.78034435382183</text:p>
          </table:table-cell>
          <table:table-cell office:value-type="float" office:value="7.07081591693362" table:style-name="ce1">
            <text:p>7.07081591693362</text:p>
          </table:table-cell>
          <table:table-cell office:value-type="float" office:value="6.56452192561308" table:style-name="ce1">
            <text:p>6.56452192561308</text:p>
          </table:table-cell>
          <table:table-cell office:value-type="float" office:value="11.7084049792998" table:style-name="ce1">
            <text:p>11.7084049792998</text:p>
          </table:table-cell>
          <table:table-cell office:value-type="float" office:value="6.07990368483916" table:style-name="ce1">
            <text:p>6.07990368483916</text:p>
          </table:table-cell>
          <table:table-cell office:value-type="float" office:value="7.20773722711794" table:style-name="ce1">
            <text:p>7.20773722711794</text:p>
          </table:table-cell>
          <table:table-cell office:value-type="float" office:value="6.11789940316773" table:style-name="ce1">
            <text:p>6.11789940316773</text:p>
          </table:table-cell>
          <table:table-cell office:value-type="float" office:value="10.4158995134907" table:style-name="ce1">
            <text:p>10.4158995134907</text:p>
          </table:table-cell>
          <table:table-cell office:value-type="float" office:value="5.68372165187239" table:style-name="ce1">
            <text:p>5.68372165187239</text:p>
          </table:table-cell>
        </table:table-row>
        <table:table-row table:style-name="ro1">
          <table:table-cell office:value-type="string" table:style-name="ce1">
            <text:p>Mattéo Guendouz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68</text:p>
          </table:table-cell>
          <table:table-cell office:value-type="float" office:value="14.9" table:style-name="ce1">
            <text:p>14.9</text:p>
          </table:table-cell>
          <table:table-cell office:value-type="float" office:value="8.15468450459461" table:style-name="ce1">
            <text:p>8.15468450459461</text:p>
          </table:table-cell>
          <table:table-cell office:value-type="float" office:value="13.8446937261991" table:style-name="ce1">
            <text:p>13.8446937261991</text:p>
          </table:table-cell>
          <table:table-cell office:value-type="float" office:value="8.78038738603383" table:style-name="ce1">
            <text:p>8.78038738603383</text:p>
          </table:table-cell>
          <table:table-cell office:value-type="float" office:value="13.9887705571236" table:style-name="ce1">
            <text:p>13.9887705571236</text:p>
          </table:table-cell>
          <table:table-cell office:value-type="float" office:value="11.7897051071206" table:style-name="ce1">
            <text:p>11.7897051071206</text:p>
          </table:table-cell>
          <table:table-cell office:value-type="float" office:value="8.97850805139378" table:style-name="ce1">
            <text:p>8.97850805139378</text:p>
          </table:table-cell>
          <table:table-cell office:value-type="float" office:value="11.1807850488574" table:style-name="ce1">
            <text:p>11.1807850488574</text:p>
          </table:table-cell>
          <table:table-cell office:value-type="float" office:value="9.30851284243433" table:style-name="ce1">
            <text:p>9.30851284243433</text:p>
          </table:table-cell>
          <table:table-cell office:value-type="float" office:value="10.9541035438419" table:style-name="ce1">
            <text:p>10.9541035438419</text:p>
          </table:table-cell>
          <table:table-cell office:value-type="float" office:value="9.74614926237798" table:style-name="ce1">
            <text:p>9.74614926237798</text:p>
          </table:table-cell>
          <table:table-cell office:value-type="float" office:value="8.48640473107428" table:style-name="ce1">
            <text:p>8.48640473107428</text:p>
          </table:table-cell>
        </table:table-row>
        <table:table-row table:style-name="ro1">
          <table:table-cell office:value-type="string" table:style-name="ce1">
            <text:p>Oliver Jen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03</text:p>
          </table:table-cell>
          <table:table-cell office:value-type="float" office:value="11.1" table:style-name="ce1">
            <text:p>11.1</text:p>
          </table:table-cell>
          <table:table-cell office:value-type="float" office:value="7.05534346514869" table:style-name="ce1">
            <text:p>7.05534346514869</text:p>
          </table:table-cell>
          <table:table-cell office:value-type="float" office:value="7.9242762783279" table:style-name="ce1">
            <text:p>7.9242762783279</text:p>
          </table:table-cell>
          <table:table-cell office:value-type="float" office:value="6.1020424738965" table:style-name="ce1">
            <text:p>6.1020424738965</text:p>
          </table:table-cell>
          <table:table-cell office:value-type="float" office:value="7.6360720359941" table:style-name="ce1">
            <text:p>7.6360720359941</text:p>
          </table:table-cell>
          <table:table-cell office:value-type="float" office:value="10.316352367673" table:style-name="ce1">
            <text:p>10.316352367673</text:p>
          </table:table-cell>
          <table:table-cell office:value-type="float" office:value="4.28607174526963" table:style-name="ce1">
            <text:p>4.28607174526963</text:p>
          </table:table-cell>
          <table:table-cell office:value-type="float" office:value="9.61408843295733" table:style-name="ce1">
            <text:p>9.61408843295733</text:p>
          </table:table-cell>
          <table:table-cell office:value-type="float" office:value="7.86881887093351" table:style-name="ce1">
            <text:p>7.86881887093351</text:p>
          </table:table-cell>
          <table:table-cell office:value-type="float" office:value="9.1126111602055" table:style-name="ce1">
            <text:p>9.1126111602055</text:p>
          </table:table-cell>
          <table:table-cell office:value-type="float" office:value="10.7488007507703" table:style-name="ce1">
            <text:p>10.7488007507703</text:p>
          </table:table-cell>
          <table:table-cell office:value-type="float" office:value="7.87116051916296" table:style-name="ce1">
            <text:p>7.87116051916296</text:p>
          </table:table-cell>
        </table:table-row>
        <table:table-row table:style-name="ro1">
          <table:table-cell office:value-type="string" table:style-name="ce1">
            <text:p>Jesper Karlströ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00</text:p>
          </table:table-cell>
          <table:table-cell office:value-type="float" office:value="17.7" table:style-name="ce1">
            <text:p>17.7</text:p>
          </table:table-cell>
          <table:table-cell office:value-type="float" office:value="7.19693173497355" table:style-name="ce1">
            <text:p>7.19693173497355</text:p>
          </table:table-cell>
          <table:table-cell office:value-type="float" office:value="12.7207189016119" table:style-name="ce1">
            <text:p>12.7207189016119</text:p>
          </table:table-cell>
          <table:table-cell office:value-type="float" office:value="6.7816499724415" table:style-name="ce1">
            <text:p>6.7816499724415</text:p>
          </table:table-cell>
          <table:table-cell office:value-type="float" office:value="11.6881342518716" table:style-name="ce1">
            <text:p>11.6881342518716</text:p>
          </table:table-cell>
          <table:table-cell office:value-type="float" office:value="9.11435459664098" table:style-name="ce1">
            <text:p>9.11435459664098</text:p>
          </table:table-cell>
          <table:table-cell office:value-type="float" office:value="7.79192404350428" table:style-name="ce1">
            <text:p>7.79192404350428</text:p>
          </table:table-cell>
          <table:table-cell office:value-type="float" office:value="7.86027476865894" table:style-name="ce1">
            <text:p>7.86027476865894</text:p>
          </table:table-cell>
          <table:table-cell office:value-type="float" office:value="7.05927094328573" table:style-name="ce1">
            <text:p>7.05927094328573</text:p>
          </table:table-cell>
          <table:table-cell office:value-type="float" office:value="7.90940704397613" table:style-name="ce1">
            <text:p>7.90940704397613</text:p>
          </table:table-cell>
          <table:table-cell office:value-type="float" office:value="15.2479968359136" table:style-name="ce1">
            <text:p>15.2479968359136</text:p>
          </table:table-cell>
          <table:table-cell office:value-type="float" office:value="12.1074550137997" table:style-name="ce1">
            <text:p>12.1074550137997</text:p>
          </table:table-cell>
        </table:table-row>
        <table:table-row table:style-name="ro1">
          <table:table-cell office:value-type="string" table:style-name="ce1">
            <text:p>Mandela Keit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42</text:p>
          </table:table-cell>
          <table:table-cell office:value-type="float" office:value="14.4" table:style-name="ce1">
            <text:p>14.4</text:p>
          </table:table-cell>
          <table:table-cell office:value-type="float" office:value="7.68209360871552" table:style-name="ce1">
            <text:p>7.68209360871552</text:p>
          </table:table-cell>
          <table:table-cell office:value-type="float" office:value="10.9697595064595" table:style-name="ce1">
            <text:p>10.9697595064595</text:p>
          </table:table-cell>
          <table:table-cell office:value-type="float" office:value="5.8861736136449" table:style-name="ce1">
            <text:p>5.8861736136449</text:p>
          </table:table-cell>
          <table:table-cell office:value-type="float" office:value="8.54647209493085" table:style-name="ce1">
            <text:p>8.54647209493085</text:p>
          </table:table-cell>
          <table:table-cell office:value-type="float" office:value="9.11435459664098" table:style-name="ce1">
            <text:p>9.11435459664098</text:p>
          </table:table-cell>
          <table:table-cell office:value-type="float" office:value="11.0738229288858" table:style-name="ce1">
            <text:p>11.0738229288858</text:p>
          </table:table-cell>
          <table:table-cell office:value-type="float" office:value="7.36758997210219" table:style-name="ce1">
            <text:p>7.36758997210219</text:p>
          </table:table-cell>
          <table:table-cell office:value-type="float" office:value="6.86396255769286" table:style-name="ce1">
            <text:p>6.86396255769286</text:p>
          </table:table-cell>
          <table:table-cell office:value-type="float" office:value="6.11789940316773" table:style-name="ce1">
            <text:p>6.11789940316773</text:p>
          </table:table-cell>
          <table:table-cell office:value-type="float" office:value="13.345528628877" table:style-name="ce1">
            <text:p>13.345528628877</text:p>
          </table:table-cell>
          <table:table-cell office:value-type="float" office:value="12.6777392989533" table:style-name="ce1">
            <text:p>12.6777392989533</text:p>
          </table:table-cell>
        </table:table-row>
        <table:table-row table:style-name="ro1">
          <table:table-cell office:value-type="string" table:style-name="ce1">
            <text:p>Ismaël Koné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15</text:p>
          </table:table-cell>
          <table:table-cell office:value-type="float" office:value="14.9" table:style-name="ce1">
            <text:p>14.9</text:p>
          </table:table-cell>
          <table:table-cell office:value-type="float" office:value="7.84706595248186" table:style-name="ce1">
            <text:p>7.84706595248186</text:p>
          </table:table-cell>
          <table:table-cell office:value-type="float" office:value="11.4528859796515" table:style-name="ce1">
            <text:p>11.4528859796515</text:p>
          </table:table-cell>
          <table:table-cell office:value-type="float" office:value="8.26138941761152" table:style-name="ce1">
            <text:p>8.26138941761152</text:p>
          </table:table-cell>
          <table:table-cell office:value-type="float" office:value="10.7090376633704" table:style-name="ce1">
            <text:p>10.7090376633704</text:p>
          </table:table-cell>
          <table:table-cell office:value-type="float" office:value="10.9135695517549" table:style-name="ce1">
            <text:p>10.9135695517549</text:p>
          </table:table-cell>
          <table:table-cell office:value-type="float" office:value="11.7084049792998" table:style-name="ce1">
            <text:p>11.7084049792998</text:p>
          </table:table-cell>
          <table:table-cell office:value-type="float" office:value="9.50905413796966" table:style-name="ce1">
            <text:p>9.50905413796966</text:p>
          </table:table-cell>
          <table:table-cell office:value-type="float" office:value="7.50945727508796" table:style-name="ce1">
            <text:p>7.50945727508796</text:p>
          </table:table-cell>
          <table:table-cell office:value-type="float" office:value="11.9948550253211" table:style-name="ce1">
            <text:p>11.9948550253211</text:p>
          </table:table-cell>
          <table:table-cell office:value-type="float" office:value="9.96965826339348" table:style-name="ce1">
            <text:p>9.96965826339348</text:p>
          </table:table-cell>
          <table:table-cell office:value-type="float" office:value="7.88633038328331" table:style-name="ce1">
            <text:p>7.88633038328331</text:p>
          </table:table-cell>
        </table:table-row>
        <table:table-row table:style-name="ro1">
          <table:table-cell office:value-type="string" table:style-name="ce1">
            <text:p>Manu Koné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35</text:p>
          </table:table-cell>
          <table:table-cell office:value-type="float" office:value="18.9" table:style-name="ce1">
            <text:p>18.9</text:p>
          </table:table-cell>
          <table:table-cell office:value-type="float" office:value="8.44861046870019" table:style-name="ce1">
            <text:p>8.44861046870019</text:p>
          </table:table-cell>
          <table:table-cell office:value-type="float" office:value="16.0349024177485" table:style-name="ce1">
            <text:p>16.0349024177485</text:p>
          </table:table-cell>
          <table:table-cell office:value-type="float" office:value="10.3671133253118" table:style-name="ce1">
            <text:p>10.3671133253118</text:p>
          </table:table-cell>
          <table:table-cell office:value-type="float" office:value="16.1868396871967" table:style-name="ce1">
            <text:p>16.1868396871967</text:p>
          </table:table-cell>
          <table:table-cell office:value-type="float" office:value="15.7379171074805" table:style-name="ce1">
            <text:p>15.7379171074805</text:p>
          </table:table-cell>
          <table:table-cell office:value-type="float" office:value="9.11897232140722" table:style-name="ce1">
            <text:p>9.11897232140722</text:p>
          </table:table-cell>
          <table:table-cell office:value-type="float" office:value="12.5718948115051" table:style-name="ce1">
            <text:p>12.5718948115051</text:p>
          </table:table-cell>
          <table:table-cell office:value-type="float" office:value="7.05927094328573" table:style-name="ce1">
            <text:p>7.05927094328573</text:p>
          </table:table-cell>
          <table:table-cell office:value-type="float" office:value="9.41947301976589" table:style-name="ce1">
            <text:p>9.41947301976589</text:p>
          </table:table-cell>
          <table:table-cell office:value-type="float" office:value="12.6627515562562" table:style-name="ce1">
            <text:p>12.6627515562562</text:p>
          </table:table-cell>
          <table:table-cell office:value-type="float" office:value="9.16269512760569" table:style-name="ce1">
            <text:p>9.16269512760569</text:p>
          </table:table-cell>
        </table:table-row>
        <table:table-row table:style-name="ro1">
          <table:table-cell office:value-type="string" table:style-name="ce1">
            <text:p>Stanislav Lobotk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043</text:p>
          </table:table-cell>
          <table:table-cell office:value-type="float" office:value="10.1" table:style-name="ce1">
            <text:p>10.1</text:p>
          </table:table-cell>
          <table:table-cell office:value-type="float" office:value="7.93448392131082" table:style-name="ce1">
            <text:p>7.93448392131082</text:p>
          </table:table-cell>
          <table:table-cell office:value-type="float" office:value="13.7163279179475" table:style-name="ce1">
            <text:p>13.7163279179475</text:p>
          </table:table-cell>
          <table:table-cell office:value-type="float" office:value="7.87907615986359" table:style-name="ce1">
            <text:p>7.87907615986359</text:p>
          </table:table-cell>
          <table:table-cell office:value-type="float" office:value="10.0427018947934" table:style-name="ce1">
            <text:p>10.0427018947934</text:p>
          </table:table-cell>
          <table:table-cell office:value-type="float" office:value="8.81626501041053" table:style-name="ce1">
            <text:p>8.81626501041053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7.36758997210219" table:style-name="ce1">
            <text:p>7.36758997210219</text:p>
          </table:table-cell>
          <table:table-cell office:value-type="float" office:value="7.01015509921833" table:style-name="ce1">
            <text:p>7.01015509921833</text:p>
          </table:table-cell>
          <table:table-cell office:value-type="float" office:value="5.99166049998407" table:style-name="ce1">
            <text:p>5.99166049998407</text:p>
          </table:table-cell>
          <table:table-cell office:value-type="float" office:value="7.35502965411984" table:style-name="ce1">
            <text:p>7.35502965411984</text:p>
          </table:table-cell>
          <table:table-cell office:value-type="float" office:value="7.23126991067411" table:style-name="ce1">
            <text:p>7.23126991067411</text:p>
          </table:table-cell>
        </table:table-row>
        <table:table-row table:style-name="ro1">
          <table:table-cell office:value-type="string" table:style-name="ce1">
            <text:p>Manuel Locatel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64</text:p>
          </table:table-cell>
          <table:table-cell office:value-type="float" office:value="15.9" table:style-name="ce1">
            <text:p>15.9</text:p>
          </table:table-cell>
          <table:table-cell office:value-type="float" office:value="8.61930580289892" table:style-name="ce1">
            <text:p>8.61930580289892</text:p>
          </table:table-cell>
          <table:table-cell office:value-type="float" office:value="17.8665949999506" table:style-name="ce1">
            <text:p>17.8665949999506</text:p>
          </table:table-cell>
          <table:table-cell office:value-type="float" office:value="8.91143280919594" table:style-name="ce1">
            <text:p>8.91143280919594</text:p>
          </table:table-cell>
          <table:table-cell office:value-type="float" office:value="18.1086090057683" table:style-name="ce1">
            <text:p>18.1086090057683</text:p>
          </table:table-cell>
          <table:table-cell office:value-type="float" office:value="13.4145181679573" table:style-name="ce1">
            <text:p>13.4145181679573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9.40411162667352" table:style-name="ce1">
            <text:p>9.40411162667352</text:p>
          </table:table-cell>
          <table:table-cell office:value-type="float" office:value="8.44697927318429" table:style-name="ce1">
            <text:p>8.44697927318429</text:p>
          </table:table-cell>
          <table:table-cell office:value-type="float" office:value="7.19045112392179" table:style-name="ce1">
            <text:p>7.19045112392179</text:p>
          </table:table-cell>
          <table:table-cell office:value-type="float" office:value="16.2946649116257" table:style-name="ce1">
            <text:p>16.2946649116257</text:p>
          </table:table-cell>
          <table:table-cell office:value-type="float" office:value="13.1822097462905" table:style-name="ce1">
            <text:p>13.1822097462905</text:p>
          </table:table-cell>
        </table:table-row>
        <table:table-row table:style-name="ro1">
          <table:table-cell office:value-type="string" table:style-name="ce1">
            <text:p>Ruben Loftus-Cheek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349</text:p>
          </table:table-cell>
          <table:table-cell office:value-type="float" office:value="8" table:style-name="ce1">
            <text:p>8</text:p>
          </table:table-cell>
          <table:table-cell office:value-type="float" office:value="8.70048975984674" table:style-name="ce1">
            <text:p>8.70048975984674</text:p>
          </table:table-cell>
          <table:table-cell office:value-type="float" office:value="8.04648807991115" table:style-name="ce1">
            <text:p>8.04648807991115</text:p>
          </table:table-cell>
          <table:table-cell office:value-type="float" office:value="8.78038738603383" table:style-name="ce1">
            <text:p>8.78038738603383</text:p>
          </table:table-cell>
          <table:table-cell office:value-type="float" office:value="7.89975036959077" table:style-name="ce1">
            <text:p>7.89975036959077</text:p>
          </table:table-cell>
          <table:table-cell office:value-type="float" office:value="12.3535900627315" table:style-name="ce1">
            <text:p>12.3535900627315</text:p>
          </table:table-cell>
          <table:table-cell office:value-type="float" office:value="6.49346651873953" table:style-name="ce1">
            <text:p>6.49346651873953</text:p>
          </table:table-cell>
          <table:table-cell office:value-type="float" office:value="13.0389992300828" table:style-name="ce1">
            <text:p>13.0389992300828</text:p>
          </table:table-cell>
          <table:table-cell office:value-type="float" office:value="8.39383764895275" table:style-name="ce1">
            <text:p>8.39383764895275</text:p>
          </table:table-cell>
          <table:table-cell office:value-type="float" office:value="10.0354657598426" table:style-name="ce1">
            <text:p>10.0354657598426</text:p>
          </table:table-cell>
          <table:table-cell office:value-type="float" office:value="7.35502965411984" table:style-name="ce1">
            <text:p>7.35502965411984</text:p>
          </table:table-cell>
          <table:table-cell office:value-type="float" office:value="7.87116051916296" table:style-name="ce1">
            <text:p>7.87116051916296</text:p>
          </table:table-cell>
        </table:table-row>
        <table:table-row table:style-name="ro1">
          <table:table-cell office:value-type="string" table:style-name="ce1">
            <text:p>Ruslan Malinovsky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248</text:p>
          </table:table-cell>
          <table:table-cell office:value-type="float" office:value="12.8" table:style-name="ce1">
            <text:p>12.8</text:p>
          </table:table-cell>
          <table:table-cell office:value-type="float" office:value="9.15465180955734" table:style-name="ce1">
            <text:p>9.15465180955734</text:p>
          </table:table-cell>
          <table:table-cell office:value-type="float" office:value="11.9565291639557" table:style-name="ce1">
            <text:p>11.9565291639557</text:p>
          </table:table-cell>
          <table:table-cell office:value-type="float" office:value="10.4992165428074" table:style-name="ce1">
            <text:p>10.4992165428074</text:p>
          </table:table-cell>
          <table:table-cell office:value-type="float" office:value="12.5215921338723" table:style-name="ce1">
            <text:p>12.5215921338723</text:p>
          </table:table-cell>
          <table:table-cell office:value-type="float" office:value="11.7897051071206" table:style-name="ce1">
            <text:p>11.7897051071206</text:p>
          </table:table-cell>
          <table:table-cell office:value-type="float" office:value="9.38326240030359" table:style-name="ce1">
            <text:p>9.38326240030359</text:p>
          </table:table-cell>
          <table:table-cell office:value-type="float" office:value="10.1396123262135" table:style-name="ce1">
            <text:p>10.1396123262135</text:p>
          </table:table-cell>
          <table:table-cell office:value-type="float" office:value="8.07733126707755" table:style-name="ce1">
            <text:p>8.07733126707755</text:p>
          </table:table-cell>
          <table:table-cell office:value-type="float" office:value="11.1054236679484" table:style-name="ce1">
            <text:p>11.1054236679484</text:p>
          </table:table-cell>
          <table:table-cell office:value-type="float" office:value="8.30859126155589" table:style-name="ce1">
            <text:p>8.30859126155589</text:p>
          </table:table-cell>
          <table:table-cell office:value-type="float" office:value="7.27506314182889" table:style-name="ce1">
            <text:p>7.27506314182889</text:p>
          </table:table-cell>
        </table:table-row>
        <table:table-row table:style-name="ro1">
          <table:table-cell office:value-type="string" table:style-name="ce1">
            <text:p>Rolando Mandragor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192</text:p>
          </table:table-cell>
          <table:table-cell office:value-type="float" office:value="14.5" table:style-name="ce1">
            <text:p>14.5</text:p>
          </table:table-cell>
          <table:table-cell office:value-type="float" office:value="8.583289441053" table:style-name="ce1">
            <text:p>8.583289441053</text:p>
          </table:table-cell>
          <table:table-cell office:value-type="float" office:value="11.4683245417211" table:style-name="ce1">
            <text:p>11.4683245417211</text:p>
          </table:table-cell>
          <table:table-cell office:value-type="float" office:value="9.04288574712201" table:style-name="ce1">
            <text:p>9.04288574712201</text:p>
          </table:table-cell>
          <table:table-cell office:value-type="float" office:value="10.7090376633704" table:style-name="ce1">
            <text:p>10.7090376633704</text:p>
          </table:table-cell>
          <table:table-cell office:value-type="float" office:value="6.82799325579773" table:style-name="ce1">
            <text:p>6.82799325579773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9.71918529501656" table:style-name="ce1">
            <text:p>9.71918529501656</text:p>
          </table:table-cell>
          <table:table-cell office:value-type="float" office:value="9.7440938632793" table:style-name="ce1">
            <text:p>9.7440938632793</text:p>
          </table:table-cell>
          <table:table-cell office:value-type="float" office:value="16.3095080010257" table:style-name="ce1">
            <text:p>16.3095080010257</text:p>
          </table:table-cell>
          <table:table-cell office:value-type="float" office:value="11.7286404550235" table:style-name="ce1">
            <text:p>11.7286404550235</text:p>
          </table:table-cell>
          <table:table-cell office:value-type="float" office:value="11.0040057674033" table:style-name="ce1">
            <text:p>11.0040057674033</text:p>
          </table:table-cell>
        </table:table-row>
        <table:table-row table:style-name="ro1">
          <table:table-cell office:value-type="string" table:style-name="ce1">
            <text:p>Marius Mari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30</text:p>
          </table:table-cell>
          <table:table-cell office:value-type="float" office:value="8.9" table:style-name="ce1">
            <text:p>8.9</text:p>
          </table:table-cell>
          <table:table-cell office:value-type="float" office:value="6.41854679547083" table:style-name="ce1">
            <text:p>6.41854679547083</text:p>
          </table:table-cell>
          <table:table-cell office:value-type="float" office:value="7.00574719444214" table:style-name="ce1">
            <text:p>7.00574719444214</text:p>
          </table:table-cell>
          <table:table-cell office:value-type="float" office:value="6.1020424738965" table:style-name="ce1">
            <text:p>6.1020424738965</text:p>
          </table:table-cell>
          <table:table-cell office:value-type="float" office:value="7.74108054186538" table:style-name="ce1">
            <text:p>7.74108054186538</text:p>
          </table:table-cell>
          <table:table-cell office:value-type="float" office:value="7.93836560689234" table:style-name="ce1">
            <text:p>7.93836560689234</text:p>
          </table:table-cell>
          <table:table-cell office:value-type="float" office:value="4.76395159564582" table:style-name="ce1">
            <text:p>4.76395159564582</text:p>
          </table:table-cell>
          <table:table-cell office:value-type="float" office:value="7.56290671751269" table:style-name="ce1">
            <text:p>7.56290671751269</text:p>
          </table:table-cell>
          <table:table-cell office:value-type="float" office:value="6.52989421463464" table:style-name="ce1">
            <text:p>6.52989421463464</text:p>
          </table:table-cell>
          <table:table-cell office:value-type="float" office:value="5.99166049998407" table:style-name="ce1">
            <text:p>5.99166049998407</text:p>
          </table:table-cell>
          <table:table-cell office:value-type="float" office:value="9.41119192017432" table:style-name="ce1">
            <text:p>9.41119192017432</text:p>
          </table:table-cell>
          <table:table-cell office:value-type="float" office:value="8.48640473107428" table:style-name="ce1">
            <text:p>8.48640473107428</text:p>
          </table:table-cell>
        </table:table-row>
        <table:table-row table:style-name="ro1">
          <table:table-cell office:value-type="string" table:style-name="ce1">
            <text:p>Patrizio Mas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45</text:p>
          </table:table-cell>
          <table:table-cell office:value-type="float" office:value="10.8" table:style-name="ce1">
            <text:p>10.8</text:p>
          </table:table-cell>
          <table:table-cell office:value-type="float" office:value="7.24726100743461" table:style-name="ce1">
            <text:p>7.24726100743461</text:p>
          </table:table-cell>
          <table:table-cell office:value-type="float" office:value="9.01411053959035" table:style-name="ce1">
            <text:p>9.01411053959035</text:p>
          </table:table-cell>
          <table:table-cell office:value-type="float" office:value="6.21203982894387" table:style-name="ce1">
            <text:p>6.21203982894387</text:p>
          </table:table-cell>
          <table:table-cell office:value-type="float" office:value="8.98596429495068" table:style-name="ce1">
            <text:p>8.98596429495068</text:p>
          </table:table-cell>
          <table:table-cell office:value-type="float" office:value="7.93836560689234" table:style-name="ce1">
            <text:p>7.93836560689234</text:p>
          </table:table-cell>
          <table:table-cell office:value-type="float" office:value="5.46170810867525" table:style-name="ce1">
            <text:p>5.46170810867525</text:p>
          </table:table-cell>
          <table:table-cell office:value-type="float" office:value="7.1748175250536" table:style-name="ce1">
            <text:p>7.1748175250536</text:p>
          </table:table-cell>
          <table:table-cell office:value-type="float" office:value="7.4587463031718" table:style-name="ce1">
            <text:p>7.4587463031718</text:p>
          </table:table-cell>
          <table:table-cell office:value-type="float" office:value="7.76312333960295" table:style-name="ce1">
            <text:p>7.76312333960295</text:p>
          </table:table-cell>
          <table:table-cell office:value-type="float" office:value="16.3986878320647" table:style-name="ce1">
            <text:p>16.3986878320647</text:p>
          </table:table-cell>
          <table:table-cell office:value-type="float" office:value="15.1948049025282" table:style-name="ce1">
            <text:p>15.1948049025282</text:p>
          </table:table-cell>
        </table:table-row>
        <table:table-row table:style-name="ro1">
          <table:table-cell office:value-type="string" table:style-name="ce1">
            <text:p>Nemanja Mat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7-159</text:p>
          </table:table-cell>
          <table:table-cell office:value-type="float" office:value="17.7" table:style-name="ce1">
            <text:p>17.7</text:p>
          </table:table-cell>
          <table:table-cell office:value-type="float" office:value="8.03108955575947" table:style-name="ce1">
            <text:p>8.03108955575947</text:p>
          </table:table-cell>
          <table:table-cell office:value-type="float" office:value="16.4572252772949" table:style-name="ce1">
            <text:p>16.4572252772949</text:p>
          </table:table-cell>
          <table:table-cell office:value-type="float" office:value="7.0180987022934" table:style-name="ce1">
            <text:p>7.0180987022934</text:p>
          </table:table-cell>
          <table:table-cell office:value-type="float" office:value="14.6929745444447" table:style-name="ce1">
            <text:p>14.6929745444447</text:p>
          </table:table-cell>
          <table:table-cell office:value-type="float" office:value="11.5011239584093" table:style-name="ce1">
            <text:p>11.5011239584093</text:p>
          </table:table-cell>
          <table:table-cell office:value-type="float" office:value="6.49346651873953" table:style-name="ce1">
            <text:p>6.49346651873953</text:p>
          </table:table-cell>
          <table:table-cell office:value-type="float" office:value="8.98583949992165" table:style-name="ce1">
            <text:p>8.98583949992165</text:p>
          </table:table-cell>
          <table:table-cell office:value-type="float" office:value="7.66255479137451" table:style-name="ce1">
            <text:p>7.66255479137451</text:p>
          </table:table-cell>
          <table:table-cell office:value-type="float" office:value="7.61801550928077" table:style-name="ce1">
            <text:p>7.61801550928077</text:p>
          </table:table-cell>
          <table:table-cell office:value-type="float" office:value="13.4394721901542" table:style-name="ce1">
            <text:p>13.4394721901542</text:p>
          </table:table-cell>
          <table:table-cell office:value-type="float" office:value="9.32140118405704" table:style-name="ce1">
            <text:p>9.32140118405704</text:p>
          </table:table-cell>
        </table:table-row>
        <table:table-row table:style-name="ro1">
          <table:table-cell office:value-type="string" table:style-name="ce1">
            <text:p>Scott McTomina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30</text:p>
          </table:table-cell>
          <table:table-cell office:value-type="float" office:value="15" table:style-name="ce1">
            <text:p>15</text:p>
          </table:table-cell>
          <table:table-cell office:value-type="float" office:value="7.55294828942674" table:style-name="ce1">
            <text:p>7.55294828942674</text:p>
          </table:table-cell>
          <table:table-cell office:value-type="float" office:value="11.7139026079661" table:style-name="ce1">
            <text:p>11.7139026079661</text:p>
          </table:table-cell>
          <table:table-cell office:value-type="float" office:value="12.1698905724951" table:style-name="ce1">
            <text:p>12.1698905724951</text:p>
          </table:table-cell>
          <table:table-cell office:value-type="float" office:value="9.20743404200731" table:style-name="ce1">
            <text:p>9.20743404200731</text:p>
          </table:table-cell>
          <table:table-cell office:value-type="float" office:value="11.5011239584093" table:style-name="ce1">
            <text:p>11.5011239584093</text:p>
          </table:table-cell>
          <table:table-cell office:value-type="float" office:value="9.17174340226939" table:style-name="ce1">
            <text:p>9.17174340226939</text:p>
          </table:table-cell>
          <table:table-cell office:value-type="float" office:value="13.5737537459174" table:style-name="ce1">
            <text:p>13.5737537459174</text:p>
          </table:table-cell>
          <table:table-cell office:value-type="float" office:value="12.1440109404045" table:style-name="ce1">
            <text:p>12.1440109404045</text:p>
          </table:table-cell>
          <table:table-cell office:value-type="float" office:value="14.6862193530438" table:style-name="ce1">
            <text:p>14.6862193530438</text:p>
          </table:table-cell>
          <table:table-cell office:value-type="float" office:value="11.5140979741226" table:style-name="ce1">
            <text:p>11.5140979741226</text:p>
          </table:table-cell>
          <table:table-cell office:value-type="float" office:value="6.49556896709255" table:style-name="ce1">
            <text:p>6.49556896709255</text:p>
          </table:table-cell>
        </table:table-row>
        <table:table-row table:style-name="ro1">
          <table:table-cell office:value-type="string" table:style-name="ce1">
            <text:p>Luka Modr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40-120</text:p>
          </table:table-cell>
          <table:table-cell office:value-type="float" office:value="16.5" table:style-name="ce1">
            <text:p>16.5</text:p>
          </table:table-cell>
          <table:table-cell office:value-type="float" office:value="9.73173933489547" table:style-name="ce1">
            <text:p>9.73173933489547</text:p>
          </table:table-cell>
          <table:table-cell office:value-type="float" office:value="17.5598052258476" table:style-name="ce1">
            <text:p>17.5598052258476</text:p>
          </table:table-cell>
          <table:table-cell office:value-type="float" office:value="14.1016142303113" table:style-name="ce1">
            <text:p>14.1016142303113</text:p>
          </table:table-cell>
          <table:table-cell office:value-type="float" office:value="17.8023800914924" table:style-name="ce1">
            <text:p>17.8023800914924</text:p>
          </table:table-cell>
          <table:table-cell office:value-type="float" office:value="12.8963597581539" table:style-name="ce1">
            <text:p>12.8963597581539</text:p>
          </table:table-cell>
          <table:table-cell office:value-type="float" office:value="7.60849124669871" table:style-name="ce1">
            <text:p>7.60849124669871</text:p>
          </table:table-cell>
          <table:table-cell office:value-type="float" office:value="9.29929001349651" table:style-name="ce1">
            <text:p>9.29929001349651</text:p>
          </table:table-cell>
          <table:table-cell office:value-type="float" office:value="8.34080157722687" table:style-name="ce1">
            <text:p>8.34080157722687</text:p>
          </table:table-cell>
          <table:table-cell office:value-type="float" office:value="8.05679228289836" table:style-name="ce1">
            <text:p>8.05679228289836</text:p>
          </table:table-cell>
          <table:table-cell office:value-type="float" office:value="13.8056112630557" table:style-name="ce1">
            <text:p>13.8056112630557</text:p>
          </table:table-cell>
          <table:table-cell office:value-type="float" office:value="10.4200292929" table:style-name="ce1">
            <text:p>10.4200292929</text:p>
          </table:table-cell>
        </table:table-row>
        <table:table-row table:style-name="ro1">
          <table:table-cell office:value-type="string" table:style-name="ce1">
            <text:p>Nikola Mo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01</text:p>
          </table:table-cell>
          <table:table-cell office:value-type="float" office:value="9.8" table:style-name="ce1">
            <text:p>9.8</text:p>
          </table:table-cell>
          <table:table-cell office:value-type="float" office:value="9.09991484988481" table:style-name="ce1">
            <text:p>9.09991484988481</text:p>
          </table:table-cell>
          <table:table-cell office:value-type="float" office:value="13.003209341416" table:style-name="ce1">
            <text:p>13.003209341416</text:p>
          </table:table-cell>
          <table:table-cell office:value-type="float" office:value="7.62826023505688" table:style-name="ce1">
            <text:p>7.62826023505688</text:p>
          </table:table-cell>
          <table:table-cell office:value-type="float" office:value="14.5341388672684" table:style-name="ce1">
            <text:p>14.5341388672684</text:p>
          </table:table-cell>
          <table:table-cell office:value-type="float" office:value="9.11435459664098" table:style-name="ce1">
            <text:p>9.11435459664098</text:p>
          </table:table-cell>
          <table:table-cell office:value-type="float" office:value="7.79192404350428" table:style-name="ce1">
            <text:p>7.79192404350428</text:p>
          </table:table-cell>
          <table:table-cell office:value-type="float" office:value="8.16236129745759" table:style-name="ce1">
            <text:p>8.16236129745759</text:p>
          </table:table-cell>
          <table:table-cell office:value-type="float" office:value="7.01015509921833" table:style-name="ce1">
            <text:p>7.01015509921833</text:p>
          </table:table-cell>
          <table:table-cell office:value-type="float" office:value="7.61801550928077" table:style-name="ce1">
            <text:p>7.61801550928077</text:p>
          </table:table-cell>
          <table:table-cell office:value-type="float" office:value="9.96965826339348" table:style-name="ce1">
            <text:p>9.96965826339348</text:p>
          </table:table-cell>
          <table:table-cell office:value-type="float" office:value="7.67507459349556" table:style-name="ce1">
            <text:p>7.67507459349556</text:p>
          </table:table-cell>
        </table:table-row>
        <table:table-row table:style-name="ro1">
          <table:table-cell office:value-type="string" table:style-name="ce1">
            <text:p>Michel Ndary Adop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72</text:p>
          </table:table-cell>
          <table:table-cell office:value-type="float" office:value="15.2" table:style-name="ce1">
            <text:p>15.2</text:p>
          </table:table-cell>
          <table:table-cell office:value-type="float" office:value="7.19693173497355" table:style-name="ce1">
            <text:p>7.19693173497355</text:p>
          </table:table-cell>
          <table:table-cell office:value-type="float" office:value="10.1773034434041" table:style-name="ce1">
            <text:p>10.1773034434041</text:p>
          </table:table-cell>
          <table:table-cell office:value-type="float" office:value="8.51974252048764" table:style-name="ce1">
            <text:p>8.51974252048764</text:p>
          </table:table-cell>
          <table:table-cell office:value-type="float" office:value="9.7639514256736" table:style-name="ce1">
            <text:p>9.7639514256736</text:p>
          </table:table-cell>
          <table:table-cell office:value-type="float" office:value="7.37279433190655" table:style-name="ce1">
            <text:p>7.37279433190655</text:p>
          </table:table-cell>
          <table:table-cell office:value-type="float" office:value="8.57731180993341" table:style-name="ce1">
            <text:p>8.57731180993341</text:p>
          </table:table-cell>
          <table:table-cell office:value-type="float" office:value="8.77800324152996" table:style-name="ce1">
            <text:p>8.77800324152996</text:p>
          </table:table-cell>
          <table:table-cell office:value-type="float" office:value="8.18236305606066" table:style-name="ce1">
            <text:p>8.18236305606066</text:p>
          </table:table-cell>
          <table:table-cell office:value-type="float" office:value="6.77588445669277" table:style-name="ce1">
            <text:p>6.77588445669277</text:p>
          </table:table-cell>
          <table:table-cell office:value-type="float" office:value="10.0813683680188" table:style-name="ce1">
            <text:p>10.0813683680188</text:p>
          </table:table-cell>
          <table:table-cell office:value-type="float" office:value="7.85600265975619" table:style-name="ce1">
            <text:p>7.85600265975619</text:p>
          </table:table-cell>
        </table:table-row>
        <table:table-row table:style-name="ro1">
          <table:table-cell office:value-type="string" table:style-name="ce1">
            <text:p>Jens Odgaar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82</text:p>
          </table:table-cell>
          <table:table-cell office:value-type="float" office:value="8.3" table:style-name="ce1">
            <text:p>8.3</text:p>
          </table:table-cell>
          <table:table-cell office:value-type="float" office:value="7.96078542640415" table:style-name="ce1">
            <text:p>7.96078542640415</text:p>
          </table:table-cell>
          <table:table-cell office:value-type="float" office:value="6.25620863616123" table:style-name="ce1">
            <text:p>6.25620863616123</text:p>
          </table:table-cell>
          <table:table-cell office:value-type="float" office:value="8.91143280919594" table:style-name="ce1">
            <text:p>8.91143280919594</text:p>
          </table:table-cell>
          <table:table-cell office:value-type="float" office:value="6.97047732884982" table:style-name="ce1">
            <text:p>6.97047732884982</text:p>
          </table:table-cell>
          <table:table-cell office:value-type="float" office:value="8.5204807996271" table:style-name="ce1">
            <text:p>8.5204807996271</text:p>
          </table:table-cell>
          <table:table-cell office:value-type="float" office:value="6.49346651873953" table:style-name="ce1">
            <text:p>6.49346651873953</text:p>
          </table:table-cell>
          <table:table-cell office:value-type="float" office:value="9.61408843295733" table:style-name="ce1">
            <text:p>9.61408843295733</text:p>
          </table:table-cell>
          <table:table-cell office:value-type="float" office:value="10.2889615398864" table:style-name="ce1">
            <text:p>10.2889615398864</text:p>
          </table:table-cell>
          <table:table-cell office:value-type="float" office:value="12.8407819637449" table:style-name="ce1">
            <text:p>12.8407819637449</text:p>
          </table:table-cell>
          <table:table-cell office:value-type="float" office:value="7.45844814086292" table:style-name="ce1">
            <text:p>7.45844814086292</text:p>
          </table:table-cell>
          <table:table-cell office:value-type="float" office:value="6.5642688691145" table:style-name="ce1">
            <text:p>6.5642688691145</text:p>
          </table:table-cell>
        </table:table-row>
        <table:table-row table:style-name="ro1">
          <table:table-cell office:value-type="string" table:style-name="ce1">
            <text:p>Mario Pašal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32</text:p>
          </table:table-cell>
          <table:table-cell office:value-type="float" office:value="11.8" table:style-name="ce1">
            <text:p>11.8</text:p>
          </table:table-cell>
          <table:table-cell office:value-type="float" office:value="7.84706595248186" table:style-name="ce1">
            <text:p>7.84706595248186</text:p>
          </table:table-cell>
          <table:table-cell office:value-type="float" office:value="14.1320831983034" table:style-name="ce1">
            <text:p>14.1320831983034</text:p>
          </table:table-cell>
          <table:table-cell office:value-type="float" office:value="12.045820076917" table:style-name="ce1">
            <text:p>12.045820076917</text:p>
          </table:table-cell>
          <table:table-cell office:value-type="float" office:value="13.9887705571236" table:style-name="ce1">
            <text:p>13.9887705571236</text:p>
          </table:table-cell>
          <table:table-cell office:value-type="float" office:value="8.81626501041053" table:style-name="ce1">
            <text:p>8.81626501041053</text:p>
          </table:table-cell>
          <table:table-cell office:value-type="float" office:value="11.7084049792998" table:style-name="ce1">
            <text:p>11.7084049792998</text:p>
          </table:table-cell>
          <table:table-cell office:value-type="float" office:value="8.67450868473715" table:style-name="ce1">
            <text:p>8.67450868473715</text:p>
          </table:table-cell>
          <table:table-cell office:value-type="float" office:value="8.23506067464403" table:style-name="ce1">
            <text:p>8.23506067464403</text:p>
          </table:table-cell>
          <table:table-cell office:value-type="float" office:value="8.65577907206918" table:style-name="ce1">
            <text:p>8.65577907206918</text:p>
          </table:table-cell>
          <table:table-cell office:value-type="float" office:value="9.85790682174947" table:style-name="ce1">
            <text:p>9.85790682174947</text:p>
          </table:table-cell>
          <table:table-cell office:value-type="float" office:value="8.16134458185107" table:style-name="ce1">
            <text:p>8.16134458185107</text:p>
          </table:table-cell>
        </table:table-row>
        <table:table-row table:style-name="ro1">
          <table:table-cell office:value-type="string" table:style-name="ce1">
            <text:p>Martín Paye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18</text:p>
          </table:table-cell>
          <table:table-cell office:value-type="float" office:value="10.7" table:style-name="ce1">
            <text:p>10.7</text:p>
          </table:table-cell>
          <table:table-cell office:value-type="float" office:value="6.78495627774318" table:style-name="ce1">
            <text:p>6.78495627774318</text:p>
          </table:table-cell>
          <table:table-cell office:value-type="float" office:value="7.97001990900502" table:style-name="ce1">
            <text:p>7.97001990900502</text:p>
          </table:table-cell>
          <table:table-cell office:value-type="float" office:value="6.1020424738965" table:style-name="ce1">
            <text:p>6.1020424738965</text:p>
          </table:table-cell>
          <table:table-cell office:value-type="float" office:value="7.84671078742217" table:style-name="ce1">
            <text:p>7.84671078742217</text:p>
          </table:table-cell>
          <table:table-cell office:value-type="float" office:value="9.71478944044732" table:style-name="ce1">
            <text:p>9.71478944044732</text:p>
          </table:table-cell>
          <table:table-cell office:value-type="float" office:value="8.13008164825141" table:style-name="ce1">
            <text:p>8.13008164825141</text:p>
          </table:table-cell>
          <table:table-cell office:value-type="float" office:value="10.5586986823592" table:style-name="ce1">
            <text:p>10.5586986823592</text:p>
          </table:table-cell>
          <table:table-cell office:value-type="float" office:value="8.92938662167272" table:style-name="ce1">
            <text:p>8.92938662167272</text:p>
          </table:table-cell>
          <table:table-cell office:value-type="float" office:value="9.26587125649771" table:style-name="ce1">
            <text:p>9.26587125649771</text:p>
          </table:table-cell>
          <table:table-cell office:value-type="float" office:value="9.63442081228241" table:style-name="ce1">
            <text:p>9.63442081228241</text:p>
          </table:table-cell>
          <table:table-cell office:value-type="float" office:value="9.03603579172502" table:style-name="ce1">
            <text:p>9.03603579172502</text:p>
          </table:table-cell>
        </table:table-row>
        <table:table-row table:style-name="ro1">
          <table:table-cell office:value-type="string" table:style-name="ce1">
            <text:p>Nicolás Pa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21</text:p>
          </table:table-cell>
          <table:table-cell office:value-type="float" office:value="17" table:style-name="ce1">
            <text:p>17</text:p>
          </table:table-cell>
          <table:table-cell office:value-type="float" office:value="10.538256663243" table:style-name="ce1">
            <text:p>10.538256663243</text:p>
          </table:table-cell>
          <table:table-cell office:value-type="float" office:value="13.7679188657329" table:style-name="ce1">
            <text:p>13.7679188657329</text:p>
          </table:table-cell>
          <table:table-cell office:value-type="float" office:value="17.6322476310417" table:style-name="ce1">
            <text:p>17.6322476310417</text:p>
          </table:table-cell>
          <table:table-cell office:value-type="float" office:value="15.4898885966829" table:style-name="ce1">
            <text:p>15.4898885966829</text:p>
          </table:table-cell>
          <table:table-cell office:value-type="float" office:value="16.2108963613514" table:style-name="ce1">
            <text:p>16.2108963613514</text:p>
          </table:table-cell>
          <table:table-cell office:value-type="float" office:value="10.7599743351433" table:style-name="ce1">
            <text:p>10.7599743351433</text:p>
          </table:table-cell>
          <table:table-cell office:value-type="float" office:value="16.7550920743374" table:style-name="ce1">
            <text:p>16.7550920743374</text:p>
          </table:table-cell>
          <table:table-cell office:value-type="float" office:value="13.7628597858077" table:style-name="ce1">
            <text:p>13.7628597858077</text:p>
          </table:table-cell>
          <table:table-cell office:value-type="float" office:value="17.0576716063183" table:style-name="ce1">
            <text:p>17.0576716063183</text:p>
          </table:table-cell>
          <table:table-cell office:value-type="float" office:value="13.5324663336378" table:style-name="ce1">
            <text:p>13.5324663336378</text:p>
          </table:table-cell>
          <table:table-cell office:value-type="float" office:value="10.4200292929" table:style-name="ce1">
            <text:p>10.4200292929</text:p>
          </table:table-cell>
        </table:table-row>
        <table:table-row table:style-name="ro1">
          <table:table-cell office:value-type="string" table:style-name="ce1">
            <text:p>Lorenzo Pellegr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02</text:p>
          </table:table-cell>
          <table:table-cell office:value-type="float" office:value="7.9" table:style-name="ce1">
            <text:p>7.9</text:p>
          </table:table-cell>
          <table:table-cell office:value-type="float" office:value="8.87249537012709" table:style-name="ce1">
            <text:p>8.87249537012709</text:p>
          </table:table-cell>
          <table:table-cell office:value-type="float" office:value="8.63588720829027" table:style-name="ce1">
            <text:p>8.63588720829027</text:p>
          </table:table-cell>
          <table:table-cell office:value-type="float" office:value="8.51974252048764" table:style-name="ce1">
            <text:p>8.51974252048764</text:p>
          </table:table-cell>
          <table:table-cell office:value-type="float" office:value="8.65583107479176" table:style-name="ce1">
            <text:p>8.65583107479176</text:p>
          </table:table-cell>
          <table:table-cell office:value-type="float" office:value="13.9053051065436" table:style-name="ce1">
            <text:p>13.9053051065436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13.4867018020421" table:style-name="ce1">
            <text:p>13.4867018020421</text:p>
          </table:table-cell>
          <table:table-cell office:value-type="float" office:value="11.8877183833536" table:style-name="ce1">
            <text:p>11.8877183833536</text:p>
          </table:table-cell>
          <table:table-cell office:value-type="float" office:value="13.3737078822531" table:style-name="ce1">
            <text:p>13.3737078822531</text:p>
          </table:table-cell>
          <table:table-cell office:value-type="float" office:value="6.94881609990714" table:style-name="ce1">
            <text:p>6.94881609990714</text:p>
          </table:table-cell>
          <table:table-cell office:value-type="float" office:value="4.1401467341206" table:style-name="ce1">
            <text:p>4.1401467341206</text:p>
          </table:table-cell>
        </table:table-row>
        <table:table-row table:style-name="ro1">
          <table:table-cell office:value-type="string" table:style-name="ce1">
            <text:p>Máximo Perr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00</text:p>
          </table:table-cell>
          <table:table-cell office:value-type="float" office:value="14.5" table:style-name="ce1">
            <text:p>14.5</text:p>
          </table:table-cell>
          <table:table-cell office:value-type="float" office:value="8.77281564999965" table:style-name="ce1">
            <text:p>8.77281564999965</text:p>
          </table:table-cell>
          <table:table-cell office:value-type="float" office:value="16.5067414819137" table:style-name="ce1">
            <text:p>16.5067414819137</text:p>
          </table:table-cell>
          <table:table-cell office:value-type="float" office:value="13.1243204389095" table:style-name="ce1">
            <text:p>13.1243204389095</text:p>
          </table:table-cell>
          <table:table-cell office:value-type="float" office:value="12.6225890729587" table:style-name="ce1">
            <text:p>12.6225890729587</text:p>
          </table:table-cell>
          <table:table-cell office:value-type="float" office:value="8.2276427410729" table:style-name="ce1">
            <text:p>8.2276427410729</text:p>
          </table:table-cell>
          <table:table-cell office:value-type="float" office:value="8.97850805139378" table:style-name="ce1">
            <text:p>8.97850805139378</text:p>
          </table:table-cell>
          <table:table-cell office:value-type="float" office:value="7.86027476865894" table:style-name="ce1">
            <text:p>7.86027476865894</text:p>
          </table:table-cell>
          <table:table-cell office:value-type="float" office:value="8.2878747116911" table:style-name="ce1">
            <text:p>8.2878747116911</text:p>
          </table:table-cell>
          <table:table-cell office:value-type="float" office:value="10.4965463529649" table:style-name="ce1">
            <text:p>10.4965463529649</text:p>
          </table:table-cell>
          <table:table-cell office:value-type="float" office:value="10.7488007507703" table:style-name="ce1">
            <text:p>10.7488007507703</text:p>
          </table:table-cell>
          <table:table-cell office:value-type="float" office:value="7.43678492789265" table:style-name="ce1">
            <text:p>7.43678492789265</text:p>
          </table:table-cell>
        </table:table-row>
        <table:table-row table:style-name="ro1">
          <table:table-cell office:value-type="string" table:style-name="ce1">
            <text:p>Jakub Piotrowsk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95</text:p>
          </table:table-cell>
          <table:table-cell office:value-type="float" office:value="10.6" table:style-name="ce1">
            <text:p>10.6</text:p>
          </table:table-cell>
          <table:table-cell office:value-type="float" office:value="7.57869718277205" table:style-name="ce1">
            <text:p>7.57869718277205</text:p>
          </table:table-cell>
          <table:table-cell office:value-type="float" office:value="8.30848363038619" table:style-name="ce1">
            <text:p>8.30848363038619</text:p>
          </table:table-cell>
          <table:table-cell office:value-type="float" office:value="8.51974252048764" table:style-name="ce1">
            <text:p>8.51974252048764</text:p>
          </table:table-cell>
          <table:table-cell office:value-type="float" office:value="8.65583107479176" table:style-name="ce1">
            <text:p>8.65583107479176</text:p>
          </table:table-cell>
          <table:table-cell office:value-type="float" office:value="10.316352367673" table:style-name="ce1">
            <text:p>10.316352367673</text:p>
          </table:table-cell>
          <table:table-cell office:value-type="float" office:value="6.37261046709465" table:style-name="ce1">
            <text:p>6.37261046709465</text:p>
          </table:table-cell>
          <table:table-cell office:value-type="float" office:value="9.82431543778808" table:style-name="ce1">
            <text:p>9.82431543778808</text:p>
          </table:table-cell>
          <table:table-cell office:value-type="float" office:value="8.44697927318429" table:style-name="ce1">
            <text:p>8.44697927318429</text:p>
          </table:table-cell>
          <table:table-cell office:value-type="float" office:value="9.727336284454" table:style-name="ce1">
            <text:p>9.727336284454</text:p>
          </table:table-cell>
          <table:table-cell office:value-type="float" office:value="12.2545485698768" table:style-name="ce1">
            <text:p>12.2545485698768</text:p>
          </table:table-cell>
          <table:table-cell office:value-type="float" office:value="11.6391986773654" table:style-name="ce1">
            <text:p>11.6391986773654</text:p>
          </table:table-cell>
        </table:table-row>
        <table:table-row table:style-name="ro1">
          <table:table-cell office:value-type="string" table:style-name="ce1">
            <text:p>Tommaso Pobeg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76</text:p>
          </table:table-cell>
          <table:table-cell office:value-type="float" office:value="9.2" table:style-name="ce1">
            <text:p>9.2</text:p>
          </table:table-cell>
          <table:table-cell office:value-type="float" office:value="7.11346105025618" table:style-name="ce1">
            <text:p>7.11346105025618</text:p>
          </table:table-cell>
          <table:table-cell office:value-type="float" office:value="7.72730492362131" table:style-name="ce1">
            <text:p>7.72730492362131</text:p>
          </table:table-cell>
          <table:table-cell office:value-type="float" office:value="7.0180987022934" table:style-name="ce1">
            <text:p>7.0180987022934</text:p>
          </table:table-cell>
          <table:table-cell office:value-type="float" office:value="8.27488089818957" table:style-name="ce1">
            <text:p>8.27488089818957</text:p>
          </table:table-cell>
          <table:table-cell office:value-type="float" office:value="6.82799325579773" table:style-name="ce1">
            <text:p>6.82799325579773</text:p>
          </table:table-cell>
          <table:table-cell office:value-type="float" office:value="14.6875293229904" table:style-name="ce1">
            <text:p>14.6875293229904</text:p>
          </table:table-cell>
          <table:table-cell office:value-type="float" office:value="7.07943625282297" table:style-name="ce1">
            <text:p>7.07943625282297</text:p>
          </table:table-cell>
          <table:table-cell office:value-type="float" office:value="11.0987090569231" table:style-name="ce1">
            <text:p>11.0987090569231</text:p>
          </table:table-cell>
          <table:table-cell office:value-type="float" office:value="10.8021255095563" table:style-name="ce1">
            <text:p>10.8021255095563</text:p>
          </table:table-cell>
          <table:table-cell office:value-type="float" office:value="11.9409076781652" table:style-name="ce1">
            <text:p>11.9409076781652</text:p>
          </table:table-cell>
          <table:table-cell office:value-type="float" office:value="7.73518183949463" table:style-name="ce1">
            <text:p>7.73518183949463</text:p>
          </table:table-cell>
        </table:table-row>
        <table:table-row table:style-name="ro1">
          <table:table-cell office:value-type="string" table:style-name="ce1">
            <text:p>Matteo Polita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157</text:p>
          </table:table-cell>
          <table:table-cell office:value-type="float" office:value="11.3" table:style-name="ce1">
            <text:p>11.3</text:p>
          </table:table-cell>
          <table:table-cell office:value-type="float" office:value="10.3371884417852" table:style-name="ce1">
            <text:p>10.3371884417852</text:p>
          </table:table-cell>
          <table:table-cell office:value-type="float" office:value="10.0496767865043" table:style-name="ce1">
            <text:p>10.0496767865043</text:p>
          </table:table-cell>
          <table:table-cell office:value-type="float" office:value="15.4666756076769" table:style-name="ce1">
            <text:p>15.4666756076769</text:p>
          </table:table-cell>
          <table:table-cell office:value-type="float" office:value="8.98596429495068" table:style-name="ce1">
            <text:p>8.98596429495068</text:p>
          </table:table-cell>
          <table:table-cell office:value-type="float" office:value="16.0605641599258" table:style-name="ce1">
            <text:p>16.0605641599258</text:p>
          </table:table-cell>
          <table:table-cell office:value-type="float" office:value="10.1790960290143" table:style-name="ce1">
            <text:p>10.1790960290143</text:p>
          </table:table-cell>
          <table:table-cell office:value-type="float" office:value="17.0285269685558" table:style-name="ce1">
            <text:p>17.0285269685558</text:p>
          </table:table-cell>
          <table:table-cell office:value-type="float" office:value="9.25420098406444" table:style-name="ce1">
            <text:p>9.25420098406444</text:p>
          </table:table-cell>
          <table:table-cell office:value-type="float" office:value="7.90940704397613" table:style-name="ce1">
            <text:p>7.90940704397613</text:p>
          </table:table-cell>
          <table:table-cell office:value-type="float" office:value="7.66734898266257" table:style-name="ce1">
            <text:p>7.66734898266257</text:p>
          </table:table-cell>
          <table:table-cell office:value-type="float" office:value="7.78039632425968" table:style-name="ce1">
            <text:p>7.78039632425968</text:p>
          </table:table-cell>
        </table:table-row>
        <table:table-row table:style-name="ro1">
          <table:table-cell office:value-type="string" table:style-name="ce1">
            <text:p>Matteo Pra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10</text:p>
          </table:table-cell>
          <table:table-cell office:value-type="float" office:value="12.4" table:style-name="ce1">
            <text:p>12.4</text:p>
          </table:table-cell>
          <table:table-cell office:value-type="float" office:value="7.14678698406655" table:style-name="ce1">
            <text:p>7.14678698406655</text:p>
          </table:table-cell>
          <table:table-cell office:value-type="float" office:value="10.0017915577191" table:style-name="ce1">
            <text:p>10.0017915577191</text:p>
          </table:table-cell>
          <table:table-cell office:value-type="float" office:value="7.62826023505688" table:style-name="ce1">
            <text:p>7.62826023505688</text:p>
          </table:table-cell>
          <table:table-cell office:value-type="float" office:value="8.05972418917465" table:style-name="ce1">
            <text:p>8.05972418917465</text:p>
          </table:table-cell>
          <table:table-cell office:value-type="float" office:value="5.81420630413455" table:style-name="ce1">
            <text:p>5.81420630413455</text:p>
          </table:table-cell>
          <table:table-cell office:value-type="float" office:value="7.10274333012021" table:style-name="ce1">
            <text:p>7.10274333012021</text:p>
          </table:table-cell>
          <table:table-cell office:value-type="float" office:value="6.07990368483916" table:style-name="ce1">
            <text:p>6.07990368483916</text:p>
          </table:table-cell>
          <table:table-cell office:value-type="float" office:value="6.91249839080537" table:style-name="ce1">
            <text:p>6.91249839080537</text:p>
          </table:table-cell>
          <table:table-cell office:value-type="float" office:value="8.8074763551146" table:style-name="ce1">
            <text:p>8.8074763551146</text:p>
          </table:table-cell>
          <table:table-cell office:value-type="float" office:value="13.058160483862" table:style-name="ce1">
            <text:p>13.058160483862</text:p>
          </table:table-cell>
          <table:table-cell office:value-type="float" office:value="11.4395215247068" table:style-name="ce1">
            <text:p>11.4395215247068</text:p>
          </table:table-cell>
        </table:table-row>
        <table:table-row table:style-name="ro1">
          <table:table-cell office:value-type="string" table:style-name="ce1">
            <text:p>Adrien Rabio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79</text:p>
          </table:table-cell>
          <table:table-cell office:value-type="float" office:value="10" table:style-name="ce1">
            <text:p>10</text:p>
          </table:table-cell>
          <table:table-cell office:value-type="float" office:value="8.7547203994022" table:style-name="ce1">
            <text:p>8.7547203994022</text:p>
          </table:table-cell>
          <table:table-cell office:value-type="float" office:value="10.7017178452986" table:style-name="ce1">
            <text:p>10.7017178452986</text:p>
          </table:table-cell>
          <table:table-cell office:value-type="float" office:value="10.7624895736248" table:style-name="ce1">
            <text:p>10.7624895736248</text:p>
          </table:table-cell>
          <table:table-cell office:value-type="float" office:value="9.65246155921953" table:style-name="ce1">
            <text:p>9.65246155921953</text:p>
          </table:table-cell>
          <table:table-cell office:value-type="float" office:value="11.5011239584093" table:style-name="ce1">
            <text:p>11.5011239584093</text:p>
          </table:table-cell>
          <table:table-cell office:value-type="float" office:value="6.83320266373878" table:style-name="ce1">
            <text:p>6.83320266373878</text:p>
          </table:table-cell>
          <table:table-cell office:value-type="float" office:value="11.2833442230989" table:style-name="ce1">
            <text:p>11.2833442230989</text:p>
          </table:table-cell>
          <table:table-cell office:value-type="float" office:value="7.50945727508796" table:style-name="ce1">
            <text:p>7.50945727508796</text:p>
          </table:table-cell>
          <table:table-cell office:value-type="float" office:value="8.8074763551146" table:style-name="ce1">
            <text:p>8.8074763551146</text:p>
          </table:table-cell>
          <table:table-cell office:value-type="float" office:value="8.96662393567524" table:style-name="ce1">
            <text:p>8.96662393567524</text:p>
          </table:table-cell>
          <table:table-cell office:value-type="float" office:value="9.09932778594126" table:style-name="ce1">
            <text:p>9.09932778594126</text:p>
          </table:table-cell>
        </table:table-row>
        <table:table-row table:style-name="ro1">
          <table:table-cell office:value-type="string" table:style-name="ce1">
            <text:p>Ylber Ramada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70</text:p>
          </table:table-cell>
          <table:table-cell office:value-type="float" office:value="17.2" table:style-name="ce1">
            <text:p>17.2</text:p>
          </table:table-cell>
          <table:table-cell office:value-type="float" office:value="7.28934096281426" table:style-name="ce1">
            <text:p>7.28934096281426</text:p>
          </table:table-cell>
          <table:table-cell office:value-type="float" office:value="13.4934856704122" table:style-name="ce1">
            <text:p>13.4934856704122</text:p>
          </table:table-cell>
          <table:table-cell office:value-type="float" office:value="6.43604137882943" table:style-name="ce1">
            <text:p>6.43604137882943</text:p>
          </table:table-cell>
          <table:table-cell office:value-type="float" office:value="11.257206251111" table:style-name="ce1">
            <text:p>11.257206251111</text:p>
          </table:table-cell>
          <table:table-cell office:value-type="float" office:value="7.93836560689234" table:style-name="ce1">
            <text:p>7.93836560689234</text:p>
          </table:table-cell>
          <table:table-cell office:value-type="float" office:value="5.84760747459285" table:style-name="ce1">
            <text:p>5.84760747459285</text:p>
          </table:table-cell>
          <table:table-cell office:value-type="float" office:value="6.52238529978579" table:style-name="ce1">
            <text:p>6.52238529978579</text:p>
          </table:table-cell>
          <table:table-cell office:value-type="float" office:value="6.81562501091637" table:style-name="ce1">
            <text:p>6.81562501091637</text:p>
          </table:table-cell>
          <table:table-cell office:value-type="float" office:value="6.5075002160655" table:style-name="ce1">
            <text:p>6.5075002160655</text:p>
          </table:table-cell>
          <table:table-cell office:value-type="float" office:value="16.186783507426" table:style-name="ce1">
            <text:p>16.186783507426</text:p>
          </table:table-cell>
          <table:table-cell office:value-type="float" office:value="9.70345144475786" table:style-name="ce1">
            <text:p>9.70345144475786</text:p>
          </table:table-cell>
        </table:table-row>
        <table:table-row table:style-name="ro1">
          <table:table-cell office:value-type="string" table:style-name="ce1">
            <text:p>Marten de Ro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4-284</text:p>
          </table:table-cell>
          <table:table-cell office:value-type="float" office:value="13" table:style-name="ce1">
            <text:p>13</text:p>
          </table:table-cell>
          <table:table-cell office:value-type="float" office:value="7.13844766298858" table:style-name="ce1">
            <text:p>7.13844766298858</text:p>
          </table:table-cell>
          <table:table-cell office:value-type="float" office:value="15.4458655308693" table:style-name="ce1">
            <text:p>15.4458655308693</text:p>
          </table:table-cell>
          <table:table-cell office:value-type="float" office:value="7.0180987022934" table:style-name="ce1">
            <text:p>7.0180987022934</text:p>
          </table:table-cell>
          <table:table-cell office:value-type="float" office:value="14.0322797492146" table:style-name="ce1">
            <text:p>14.0322797492146</text:p>
          </table:table-cell>
          <table:table-cell office:value-type="float" office:value="8.2276427410729" table:style-name="ce1">
            <text:p>8.2276427410729</text:p>
          </table:table-cell>
          <table:table-cell office:value-type="float" office:value="8.21547087228676" table:style-name="ce1">
            <text:p>8.21547087228676</text:p>
          </table:table-cell>
          <table:table-cell office:value-type="float" office:value="7.1748175250536" table:style-name="ce1">
            <text:p>7.1748175250536</text:p>
          </table:table-cell>
          <table:table-cell office:value-type="float" office:value="7.66255479137451" table:style-name="ce1">
            <text:p>7.66255479137451</text:p>
          </table:table-cell>
          <table:table-cell office:value-type="float" office:value="6.77588445669277" table:style-name="ce1">
            <text:p>6.77588445669277</text:p>
          </table:table-cell>
          <table:table-cell office:value-type="float" office:value="13.9827180114313" table:style-name="ce1">
            <text:p>13.9827180114313</text:p>
          </table:table-cell>
          <table:table-cell office:value-type="float" office:value="12.4319772169794" table:style-name="ce1">
            <text:p>12.4319772169794</text:p>
          </table:table-cell>
        </table:table-row>
        <table:table-row table:style-name="ro1">
          <table:table-cell office:value-type="string" table:style-name="ce1">
            <text:p>Suat Serda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271</text:p>
          </table:table-cell>
          <table:table-cell office:value-type="float" office:value="9.5" table:style-name="ce1">
            <text:p>9.5</text:p>
          </table:table-cell>
          <table:table-cell office:value-type="float" office:value="8.72759460840072" table:style-name="ce1">
            <text:p>8.72759460840072</text:p>
          </table:table-cell>
          <table:table-cell office:value-type="float" office:value="7.83310856053658" table:style-name="ce1">
            <text:p>7.83310856053658</text:p>
          </table:table-cell>
          <table:table-cell office:value-type="float" office:value="7.50421186274874" table:style-name="ce1">
            <text:p>7.50421186274874</text:p>
          </table:table-cell>
          <table:table-cell office:value-type="float" office:value="11.7414144098878" table:style-name="ce1">
            <text:p>11.7414144098878</text:p>
          </table:table-cell>
          <table:table-cell office:value-type="float" office:value="7.65323326406388" table:style-name="ce1">
            <text:p>7.65323326406388</text:p>
          </table:table-cell>
          <table:table-cell office:value-type="float" office:value="8.97850805139378" table:style-name="ce1">
            <text:p>8.97850805139378</text:p>
          </table:table-cell>
          <table:table-cell office:value-type="float" office:value="7.36758997210219" table:style-name="ce1">
            <text:p>7.36758997210219</text:p>
          </table:table-cell>
          <table:table-cell office:value-type="float" office:value="9.25420098406444" table:style-name="ce1">
            <text:p>9.25420098406444</text:p>
          </table:table-cell>
          <table:table-cell office:value-type="float" office:value="11.9948550253211" table:style-name="ce1">
            <text:p>11.9948550253211</text:p>
          </table:table-cell>
          <table:table-cell office:value-type="float" office:value="10.6380722767551" table:style-name="ce1">
            <text:p>10.6380722767551</text:p>
          </table:table-cell>
          <table:table-cell office:value-type="float" office:value="11.1914809447761" table:style-name="ce1">
            <text:p>11.1914809447761</text:p>
          </table:table-cell>
        </table:table-row>
        <table:table-row table:style-name="ro1">
          <table:table-cell office:value-type="string" table:style-name="ce1">
            <text:p>Simon Soh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71</text:p>
          </table:table-cell>
          <table:table-cell office:value-type="float" office:value="7.6" table:style-name="ce1">
            <text:p>7.6</text:p>
          </table:table-cell>
          <table:table-cell office:value-type="float" office:value="7.90821720982733" table:style-name="ce1">
            <text:p>7.90821720982733</text:p>
          </table:table-cell>
          <table:table-cell office:value-type="float" office:value="8.51071950733782" table:style-name="ce1">
            <text:p>8.51071950733782</text:p>
          </table:table-cell>
          <table:table-cell office:value-type="float" office:value="10.7624895736248" table:style-name="ce1">
            <text:p>10.7624895736248</text:p>
          </table:table-cell>
          <table:table-cell office:value-type="float" office:value="7.68849685507347" table:style-name="ce1">
            <text:p>7.68849685507347</text:p>
          </table:table-cell>
          <table:table-cell office:value-type="float" office:value="7.37279433190655" table:style-name="ce1">
            <text:p>7.37279433190655</text:p>
          </table:table-cell>
          <table:table-cell office:value-type="float" office:value="10.6372489570331" table:style-name="ce1">
            <text:p>10.6372489570331</text:p>
          </table:table-cell>
          <table:table-cell office:value-type="float" office:value="8.16236129745759" table:style-name="ce1">
            <text:p>8.16236129745759</text:p>
          </table:table-cell>
          <table:table-cell office:value-type="float" office:value="6.52989421463464" table:style-name="ce1">
            <text:p>6.52989421463464</text:p>
          </table:table-cell>
          <table:table-cell office:value-type="float" office:value="6.24597813115061" table:style-name="ce1">
            <text:p>6.24597813115061</text:p>
          </table:table-cell>
          <table:table-cell office:value-type="float" office:value="7.04920308668209" table:style-name="ce1">
            <text:p>7.04920308668209</text:p>
          </table:table-cell>
          <table:table-cell office:value-type="float" office:value="13.0997213986032" table:style-name="ce1">
            <text:p>13.0997213986032</text:p>
          </table:table-cell>
        </table:table-row>
        <table:table-row table:style-name="ro1">
          <table:table-cell office:value-type="string" table:style-name="ce1">
            <text:p>Matìas Soulé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67</text:p>
          </table:table-cell>
          <table:table-cell office:value-type="float" office:value="14" table:style-name="ce1">
            <text:p>14</text:p>
          </table:table-cell>
          <table:table-cell office:value-type="float" office:value="10.2456122521007" table:style-name="ce1">
            <text:p>10.2456122521007</text:p>
          </table:table-cell>
          <table:table-cell office:value-type="float" office:value="11.2201523193525" table:style-name="ce1">
            <text:p>11.2201523193525</text:p>
          </table:table-cell>
          <table:table-cell office:value-type="float" office:value="14.4017701929014" table:style-name="ce1">
            <text:p>14.4017701929014</text:p>
          </table:table-cell>
          <table:table-cell office:value-type="float" office:value="12.3173250168632" table:style-name="ce1">
            <text:p>12.3173250168632</text:p>
          </table:table-cell>
          <table:table-cell office:value-type="float" office:value="18.098240682526" table:style-name="ce1">
            <text:p>18.098240682526</text:p>
          </table:table-cell>
          <table:table-cell office:value-type="float" office:value="6.56974181375252" table:style-name="ce1">
            <text:p>6.56974181375252</text:p>
          </table:table-cell>
          <table:table-cell office:value-type="float" office:value="17.9304456765058" table:style-name="ce1">
            <text:p>17.9304456765058</text:p>
          </table:table-cell>
          <table:table-cell office:value-type="float" office:value="11.4175035056332" table:style-name="ce1">
            <text:p>11.4175035056332</text:p>
          </table:table-cell>
          <table:table-cell office:value-type="float" office:value="15.8397982949405" table:style-name="ce1">
            <text:p>15.8397982949405</text:p>
          </table:table-cell>
          <table:table-cell office:value-type="float" office:value="8.41727961892704" table:style-name="ce1">
            <text:p>8.41727961892704</text:p>
          </table:table-cell>
          <table:table-cell office:value-type="float" office:value="5.59694801587962" table:style-name="ce1">
            <text:p>5.59694801587962</text:p>
          </table:table-cell>
        </table:table-row>
        <table:table-row table:style-name="ro1">
          <table:table-cell office:value-type="string" table:style-name="ce1">
            <text:p>Petar Sucic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74</text:p>
          </table:table-cell>
          <table:table-cell office:value-type="float" office:value="8.6" table:style-name="ce1">
            <text:p>8.6</text:p>
          </table:table-cell>
          <table:table-cell office:value-type="float" office:value="9.12727656324783" table:style-name="ce1">
            <text:p>9.12727656324783</text:p>
          </table:table-cell>
          <table:table-cell office:value-type="float" office:value="10.0815936509944" table:style-name="ce1">
            <text:p>10.0815936509944</text:p>
          </table:table-cell>
          <table:table-cell office:value-type="float" office:value="10.4992165428074" table:style-name="ce1">
            <text:p>10.4992165428074</text:p>
          </table:table-cell>
          <table:table-cell office:value-type="float" office:value="11.257206251111" table:style-name="ce1">
            <text:p>11.257206251111</text:p>
          </table:table-cell>
          <table:table-cell office:value-type="float" office:value="10.316352367673" table:style-name="ce1">
            <text:p>10.316352367673</text:p>
          </table:table-cell>
          <table:table-cell office:value-type="float" office:value="11.0738229288858" table:style-name="ce1">
            <text:p>11.0738229288858</text:p>
          </table:table-cell>
          <table:table-cell office:value-type="float" office:value="12.2832037019968" table:style-name="ce1">
            <text:p>12.2832037019968</text:p>
          </table:table-cell>
          <table:table-cell office:value-type="float" office:value="8.2878747116911" table:style-name="ce1">
            <text:p>8.2878747116911</text:p>
          </table:table-cell>
          <table:table-cell office:value-type="float" office:value="8.20520226387566" table:style-name="ce1">
            <text:p>8.20520226387566</text:p>
          </table:table-cell>
          <table:table-cell office:value-type="float" office:value="9.07744310364944" table:style-name="ce1">
            <text:p>9.07744310364944</text:p>
          </table:table-cell>
          <table:table-cell office:value-type="float" office:value="7.45157409020998" table:style-name="ce1">
            <text:p>7.45157409020998</text:p>
          </table:table-cell>
        </table:table-row>
        <table:table-row table:style-name="ro1">
          <table:table-cell office:value-type="string" table:style-name="ce1">
            <text:p>Morten Thorsb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47</text:p>
          </table:table-cell>
          <table:table-cell office:value-type="float" office:value="7.2" table:style-name="ce1">
            <text:p>7.2</text:p>
          </table:table-cell>
          <table:table-cell office:value-type="float" office:value="7.66481697782248" table:style-name="ce1">
            <text:p>7.66481697782248</text:p>
          </table:table-cell>
          <table:table-cell office:value-type="float" office:value="6.39099331484192" table:style-name="ce1">
            <text:p>6.39099331484192</text:p>
          </table:table-cell>
          <table:table-cell office:value-type="float" office:value="8.00575061241281" table:style-name="ce1">
            <text:p>8.00575061241281</text:p>
          </table:table-cell>
          <table:table-cell office:value-type="float" office:value="6.52923448881232" table:style-name="ce1">
            <text:p>6.52923448881232</text:p>
          </table:table-cell>
          <table:table-cell office:value-type="float" office:value="6.56452192561308" table:style-name="ce1">
            <text:p>6.56452192561308</text:p>
          </table:table-cell>
          <table:table-cell office:value-type="float" office:value="12.8046750917017" table:style-name="ce1">
            <text:p>12.8046750917017</text:p>
          </table:table-cell>
          <table:table-cell office:value-type="float" office:value="7.76059633201456" table:style-name="ce1">
            <text:p>7.76059633201456</text:p>
          </table:table-cell>
          <table:table-cell office:value-type="float" office:value="9.36286433018769" table:style-name="ce1">
            <text:p>9.36286433018769</text:p>
          </table:table-cell>
          <table:table-cell office:value-type="float" office:value="10.9541035438419" table:style-name="ce1">
            <text:p>10.9541035438419</text:p>
          </table:table-cell>
          <table:table-cell office:value-type="float" office:value="7.66734898266257" table:style-name="ce1">
            <text:p>7.66734898266257</text:p>
          </table:table-cell>
          <table:table-cell office:value-type="float" office:value="6.6195560363794" table:style-name="ce1">
            <text:p>6.6195560363794</text:p>
          </table:table-cell>
        </table:table-row>
        <table:table-row table:style-name="ro1">
          <table:table-cell office:value-type="string" table:style-name="ce1">
            <text:p>Kristian Thorstved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00</text:p>
          </table:table-cell>
          <table:table-cell office:value-type="float" office:value="12" table:style-name="ce1">
            <text:p>12</text:p>
          </table:table-cell>
          <table:table-cell office:value-type="float" office:value="8.41280324216656" table:style-name="ce1">
            <text:p>8.41280324216656</text:p>
          </table:table-cell>
          <table:table-cell office:value-type="float" office:value="9.81018381438099" table:style-name="ce1">
            <text:p>9.81018381438099</text:p>
          </table:table-cell>
          <table:table-cell office:value-type="float" office:value="9.04288574712201" table:style-name="ce1">
            <text:p>9.04288574712201</text:p>
          </table:table-cell>
          <table:table-cell office:value-type="float" office:value="10.3210522355448" table:style-name="ce1">
            <text:p>10.3210522355448</text:p>
          </table:table-cell>
          <table:table-cell office:value-type="float" office:value="10.6158424376281" table:style-name="ce1">
            <text:p>10.6158424376281</text:p>
          </table:table-cell>
          <table:table-cell office:value-type="float" office:value="7.96029364995179" table:style-name="ce1">
            <text:p>7.96029364995179</text:p>
          </table:table-cell>
          <table:table-cell office:value-type="float" office:value="11.6893976248614" table:style-name="ce1">
            <text:p>11.6893976248614</text:p>
          </table:table-cell>
          <table:table-cell office:value-type="float" office:value="9.09154339538703" table:style-name="ce1">
            <text:p>9.09154339538703</text:p>
          </table:table-cell>
          <table:table-cell office:value-type="float" office:value="12.7034381669025" table:style-name="ce1">
            <text:p>12.7034381669025</text:p>
          </table:table-cell>
          <table:table-cell office:value-type="float" office:value="11.4060474563149" table:style-name="ce1">
            <text:p>11.4060474563149</text:p>
          </table:table-cell>
          <table:table-cell office:value-type="float" office:value="10.34061209257" table:style-name="ce1">
            <text:p>10.34061209257</text:p>
          </table:table-cell>
        </table:table-row>
        <table:table-row table:style-name="ro1">
          <table:table-cell office:value-type="string" table:style-name="ce1">
            <text:p>Khéphren Thura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87</text:p>
          </table:table-cell>
          <table:table-cell office:value-type="float" office:value="14.8" table:style-name="ce1">
            <text:p>14.8</text:p>
          </table:table-cell>
          <table:table-cell office:value-type="float" office:value="7.86451785142616" table:style-name="ce1">
            <text:p>7.86451785142616</text:p>
          </table:table-cell>
          <table:table-cell office:value-type="float" office:value="15.0744942652654" table:style-name="ce1">
            <text:p>15.0744942652654</text:p>
          </table:table-cell>
          <table:table-cell office:value-type="float" office:value="8.91143280919594" table:style-name="ce1">
            <text:p>8.91143280919594</text:p>
          </table:table-cell>
          <table:table-cell office:value-type="float" office:value="13.5858760124498" table:style-name="ce1">
            <text:p>13.5858760124498</text:p>
          </table:table-cell>
          <table:table-cell office:value-type="float" office:value="17.3574594721184" table:style-name="ce1">
            <text:p>17.3574594721184</text:p>
          </table:table-cell>
          <table:table-cell office:value-type="float" office:value="11.8936089615969" table:style-name="ce1">
            <text:p>11.8936089615969</text:p>
          </table:table-cell>
          <table:table-cell office:value-type="float" office:value="12.8543738310649" table:style-name="ce1">
            <text:p>12.8543738310649</text:p>
          </table:table-cell>
          <table:table-cell office:value-type="float" office:value="10.0711911002828" table:style-name="ce1">
            <text:p>10.0711911002828</text:p>
          </table:table-cell>
          <table:table-cell office:value-type="float" office:value="9.727336284454" table:style-name="ce1">
            <text:p>9.727336284454</text:p>
          </table:table-cell>
          <table:table-cell office:value-type="float" office:value="11.9409076781652" table:style-name="ce1">
            <text:p>11.9409076781652</text:p>
          </table:table-cell>
          <table:table-cell office:value-type="float" office:value="13.5054261705022" table:style-name="ce1">
            <text:p>13.5054261705022</text:p>
          </table:table-cell>
        </table:table-row>
        <table:table-row table:style-name="ro1">
          <table:table-cell office:value-type="string" table:style-name="ce1">
            <text:p>Jari Vandeput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327</text:p>
          </table:table-cell>
          <table:table-cell office:value-type="float" office:value="12.4" table:style-name="ce1">
            <text:p>12.4</text:p>
          </table:table-cell>
          <table:table-cell office:value-type="float" office:value="10.4560764832401" table:style-name="ce1">
            <text:p>10.4560764832401</text:p>
          </table:table-cell>
          <table:table-cell office:value-type="float" office:value="10.9225948995094" table:style-name="ce1">
            <text:p>10.9225948995094</text:p>
          </table:table-cell>
          <table:table-cell office:value-type="float" office:value="16.317214137265" table:style-name="ce1">
            <text:p>16.317214137265</text:p>
          </table:table-cell>
          <table:table-cell office:value-type="float" office:value="12.5215921338723" table:style-name="ce1">
            <text:p>12.5215921338723</text:p>
          </table:table-cell>
          <table:table-cell office:value-type="float" office:value="10.0157733883679" table:style-name="ce1">
            <text:p>10.0157733883679</text:p>
          </table:table-cell>
          <table:table-cell office:value-type="float" office:value="6.78625642613537" table:style-name="ce1">
            <text:p>6.78625642613537</text:p>
          </table:table-cell>
          <table:table-cell office:value-type="float" office:value="11.1807850488574" table:style-name="ce1">
            <text:p>11.1807850488574</text:p>
          </table:table-cell>
          <table:table-cell office:value-type="float" office:value="8.12978541267421" table:style-name="ce1">
            <text:p>8.12978541267421</text:p>
          </table:table-cell>
          <table:table-cell office:value-type="float" office:value="6.91252870882221" table:style-name="ce1">
            <text:p>6.91252870882221</text:p>
          </table:table-cell>
          <table:table-cell office:value-type="float" office:value="12.4601591861307" table:style-name="ce1">
            <text:p>12.4601591861307</text:p>
          </table:table-cell>
          <table:table-cell office:value-type="float" office:value="9.0518513786301" table:style-name="ce1">
            <text:p>9.0518513786301</text:p>
          </table:table-cell>
        </table:table-row>
        <table:table-row table:style-name="ro1">
          <table:table-cell office:value-type="string" table:style-name="ce1">
            <text:p>Nikola Vlaš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95</text:p>
          </table:table-cell>
          <table:table-cell office:value-type="float" office:value="15" table:style-name="ce1">
            <text:p>15</text:p>
          </table:table-cell>
          <table:table-cell office:value-type="float" office:value="8.66438339287069" table:style-name="ce1">
            <text:p>8.66438339287069</text:p>
          </table:table-cell>
          <table:table-cell office:value-type="float" office:value="10.906859486468" table:style-name="ce1">
            <text:p>10.906859486468</text:p>
          </table:table-cell>
          <table:table-cell office:value-type="float" office:value="10.7624895736248" table:style-name="ce1">
            <text:p>10.7624895736248</text:p>
          </table:table-cell>
          <table:table-cell office:value-type="float" office:value="12.4198295950499" table:style-name="ce1">
            <text:p>12.4198295950499</text:p>
          </table:table-cell>
          <table:table-cell office:value-type="float" office:value="12.8963597581539" table:style-name="ce1">
            <text:p>12.8963597581539</text:p>
          </table:table-cell>
          <table:table-cell office:value-type="float" office:value="7.72499895859978" table:style-name="ce1">
            <text:p>7.72499895859978</text:p>
          </table:table-cell>
          <table:table-cell office:value-type="float" office:value="14.5487412699238" table:style-name="ce1">
            <text:p>14.5487412699238</text:p>
          </table:table-cell>
          <table:table-cell office:value-type="float" office:value="8.55356441325428" table:style-name="ce1">
            <text:p>8.55356441325428</text:p>
          </table:table-cell>
          <table:table-cell office:value-type="float" office:value="16.8926560384749" table:style-name="ce1">
            <text:p>16.8926560384749</text:p>
          </table:table-cell>
          <table:table-cell office:value-type="float" office:value="11.4060474563149" table:style-name="ce1">
            <text:p>11.4060474563149</text:p>
          </table:table-cell>
          <table:table-cell office:value-type="float" office:value="9.81503943632352" table:style-name="ce1">
            <text:p>9.81503943632352</text:p>
          </table:table-cell>
        </table:table-row>
        <table:table-row table:style-name="ro1">
          <table:table-cell office:value-type="string" table:style-name="ce1">
            <text:p>Kenan Yıldı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248</text:p>
          </table:table-cell>
          <table:table-cell office:value-type="float" office:value="16.8" table:style-name="ce1">
            <text:p>16.8</text:p>
          </table:table-cell>
          <table:table-cell office:value-type="float" office:value="10.702243620809" table:style-name="ce1">
            <text:p>10.702243620809</text:p>
          </table:table-cell>
          <table:table-cell office:value-type="float" office:value="12.8345395388672" table:style-name="ce1">
            <text:p>12.8345395388672</text:p>
          </table:table-cell>
          <table:table-cell office:value-type="float" office:value="17.5686620334895" table:style-name="ce1">
            <text:p>17.5686620334895</text:p>
          </table:table-cell>
          <table:table-cell office:value-type="float" office:value="12.4198295950499" table:style-name="ce1">
            <text:p>12.4198295950499</text:p>
          </table:table-cell>
          <table:table-cell office:value-type="float" office:value="18.6778040614258" table:style-name="ce1">
            <text:p>18.6778040614258</text:p>
          </table:table-cell>
          <table:table-cell office:value-type="float" office:value="9.1365572124042" table:style-name="ce1">
            <text:p>9.1365572124042</text:p>
          </table:table-cell>
          <table:table-cell office:value-type="float" office:value="18.5753555603745" table:style-name="ce1">
            <text:p>18.5753555603745</text:p>
          </table:table-cell>
          <table:table-cell office:value-type="float" office:value="12.7419656443522" table:style-name="ce1">
            <text:p>12.7419656443522</text:p>
          </table:table-cell>
          <table:table-cell office:value-type="float" office:value="17.7965047450464" table:style-name="ce1">
            <text:p>17.7965047450464</text:p>
          </table:table-cell>
          <table:table-cell office:value-type="float" office:value="7.15038303977782" table:style-name="ce1">
            <text:p>7.15038303977782</text:p>
          </table:table-cell>
          <table:table-cell office:value-type="float" office:value="4.13074819474717" table:style-name="ce1">
            <text:p>4.13074819474717</text:p>
          </table:table-cell>
        </table:table-row>
        <table:table-row table:style-name="ro1">
          <table:table-cell office:value-type="string" table:style-name="ce1">
            <text:p>Andre-Frank Zambo Anguiss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052</text:p>
          </table:table-cell>
          <table:table-cell office:value-type="float" office:value="10.4" table:style-name="ce1">
            <text:p>10.4</text:p>
          </table:table-cell>
          <table:table-cell office:value-type="float" office:value="8.91788706826844" table:style-name="ce1">
            <text:p>8.91788706826844</text:p>
          </table:table-cell>
          <table:table-cell office:value-type="float" office:value="10.906859486468" table:style-name="ce1">
            <text:p>10.906859486468</text:p>
          </table:table-cell>
          <table:table-cell office:value-type="float" office:value="9.70425663694111" table:style-name="ce1">
            <text:p>9.70425663694111</text:p>
          </table:table-cell>
          <table:table-cell office:value-type="float" office:value="8.98596429495068" table:style-name="ce1">
            <text:p>8.98596429495068</text:p>
          </table:table-cell>
          <table:table-cell office:value-type="float" office:value="8.5204807996271" table:style-name="ce1">
            <text:p>8.5204807996271</text:p>
          </table:table-cell>
          <table:table-cell office:value-type="float" office:value="9.96688082116205" table:style-name="ce1">
            <text:p>9.96688082116205</text:p>
          </table:table-cell>
          <table:table-cell office:value-type="float" office:value="10.5586986823592" table:style-name="ce1">
            <text:p>10.5586986823592</text:p>
          </table:table-cell>
          <table:table-cell office:value-type="float" office:value="10.5603859976022" table:style-name="ce1">
            <text:p>10.5603859976022</text:p>
          </table:table-cell>
          <table:table-cell office:value-type="float" office:value="14.7935813978652" table:style-name="ce1">
            <text:p>14.7935813978652</text:p>
          </table:table-cell>
          <table:table-cell office:value-type="float" office:value="9.07744310364944" table:style-name="ce1">
            <text:p>9.07744310364944</text:p>
          </table:table-cell>
          <table:table-cell office:value-type="float" office:value="7.34835254205465" table:style-name="ce1">
            <text:p>7.34835254205465</text:p>
          </table:table-cell>
        </table:table-row>
        <table:table-row table:style-name="ro1">
          <table:table-cell office:value-type="string" table:style-name="ce1">
            <text:p>Karim Adeyem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54</text:p>
          </table:table-cell>
          <table:table-cell office:value-type="float" office:value="8.2" table:style-name="ce1">
            <text:p>8.2</text:p>
          </table:table-cell>
          <table:table-cell office:value-type="float" office:value="10.0207822730638" table:style-name="ce1">
            <text:p>10.0207822730638</text:p>
          </table:table-cell>
          <table:table-cell office:value-type="float" office:value="6.61781149302507" table:style-name="ce1">
            <text:p>6.61781149302507</text:p>
          </table:table-cell>
          <table:table-cell office:value-type="float" office:value="11.1899268898182" table:style-name="ce1">
            <text:p>11.1899268898182</text:p>
          </table:table-cell>
          <table:table-cell office:value-type="float" office:value="6.74473201755996" table:style-name="ce1">
            <text:p>6.74473201755996</text:p>
          </table:table-cell>
          <table:table-cell office:value-type="float" office:value="13.9498258272689" table:style-name="ce1">
            <text:p>13.9498258272689</text:p>
          </table:table-cell>
          <table:table-cell office:value-type="float" office:value="7.1254842372604" table:style-name="ce1">
            <text:p>7.1254842372604</text:p>
          </table:table-cell>
          <table:table-cell office:value-type="float" office:value="15.30695064191" table:style-name="ce1">
            <text:p>15.30695064191</text:p>
          </table:table-cell>
          <table:table-cell office:value-type="float" office:value="12.3352426281384" table:style-name="ce1">
            <text:p>12.3352426281384</text:p>
          </table:table-cell>
          <table:table-cell office:value-type="float" office:value="15.2511936433933" table:style-name="ce1">
            <text:p>15.2511936433933</text:p>
          </table:table-cell>
          <table:table-cell office:value-type="float" office:value="5.9214518896566" table:style-name="ce1">
            <text:p>5.9214518896566</text:p>
          </table:table-cell>
          <table:table-cell office:value-type="float" office:value="2.60290908735095" table:style-name="ce1">
            <text:p>2.60290908735095</text:p>
          </table:table-cell>
        </table:table-row>
        <table:table-row table:style-name="ro1">
          <table:table-cell office:value-type="string" table:style-name="ce1">
            <text:p>Nadiem Amir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72</text:p>
          </table:table-cell>
          <table:table-cell office:value-type="float" office:value="12.5" table:style-name="ce1">
            <text:p>12.5</text:p>
          </table:table-cell>
          <table:table-cell office:value-type="float" office:value="10.4620483778488" table:style-name="ce1">
            <text:p>10.4620483778488</text:p>
          </table:table-cell>
          <table:table-cell office:value-type="float" office:value="12.9323147754393" table:style-name="ce1">
            <text:p>12.9323147754393</text:p>
          </table:table-cell>
          <table:table-cell office:value-type="float" office:value="13.6158489223377" table:style-name="ce1">
            <text:p>13.6158489223377</text:p>
          </table:table-cell>
          <table:table-cell office:value-type="float" office:value="15.192229462379" table:style-name="ce1">
            <text:p>15.192229462379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9.41330486263113" table:style-name="ce1">
            <text:p>9.41330486263113</text:p>
          </table:table-cell>
          <table:table-cell office:value-type="float" office:value="10.5925045479378" table:style-name="ce1">
            <text:p>10.5925045479378</text:p>
          </table:table-cell>
          <table:table-cell office:value-type="float" office:value="7.73859616559538" table:style-name="ce1">
            <text:p>7.73859616559538</text:p>
          </table:table-cell>
          <table:table-cell office:value-type="float" office:value="14.7332403328295" table:style-name="ce1">
            <text:p>14.7332403328295</text:p>
          </table:table-cell>
          <table:table-cell office:value-type="float" office:value="10.7832152675817" table:style-name="ce1">
            <text:p>10.7832152675817</text:p>
          </table:table-cell>
          <table:table-cell office:value-type="float" office:value="11.2897404137037" table:style-name="ce1">
            <text:p>11.2897404137037</text:p>
          </table:table-cell>
        </table:table-row>
        <table:table-row table:style-name="ro1">
          <table:table-cell office:value-type="string" table:style-name="ce1">
            <text:p>Ilyas Ans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060</text:p>
          </table:table-cell>
          <table:table-cell office:value-type="float" office:value="12.1" table:style-name="ce1">
            <text:p>12.1</text:p>
          </table:table-cell>
          <table:table-cell office:value-type="float" office:value="7.75878876480518" table:style-name="ce1">
            <text:p>7.75878876480518</text:p>
          </table:table-cell>
          <table:table-cell office:value-type="float" office:value="6.63171577428399" table:style-name="ce1">
            <text:p>6.63171577428399</text:p>
          </table:table-cell>
          <table:table-cell office:value-type="float" office:value="9.0718384229399" table:style-name="ce1">
            <text:p>9.0718384229399</text:p>
          </table:table-cell>
          <table:table-cell office:value-type="float" office:value="6.89294420663295" table:style-name="ce1">
            <text:p>6.89294420663295</text:p>
          </table:table-cell>
          <table:table-cell office:value-type="float" office:value="12.3931426456432" table:style-name="ce1">
            <text:p>12.3931426456432</text:p>
          </table:table-cell>
          <table:table-cell office:value-type="float" office:value="9.37789635161098" table:style-name="ce1">
            <text:p>9.37789635161098</text:p>
          </table:table-cell>
          <table:table-cell office:value-type="float" office:value="12.9885199969089" table:style-name="ce1">
            <text:p>12.9885199969089</text:p>
          </table:table-cell>
          <table:table-cell office:value-type="float" office:value="9.99408089926247" table:style-name="ce1">
            <text:p>9.99408089926247</text:p>
          </table:table-cell>
          <table:table-cell office:value-type="float" office:value="15.5373222346405" table:style-name="ce1">
            <text:p>15.5373222346405</text:p>
          </table:table-cell>
          <table:table-cell office:value-type="float" office:value="6.971064177068" table:style-name="ce1">
            <text:p>6.971064177068</text:p>
          </table:table-cell>
          <table:table-cell office:value-type="float" office:value="4.44638112453865" table:style-name="ce1">
            <text:p>4.44638112453865</text:p>
          </table:table-cell>
        </table:table-row>
        <table:table-row table:style-name="ro1">
          <table:table-cell office:value-type="string" table:style-name="ce1">
            <text:p>Maximilian Arnol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25</text:p>
          </table:table-cell>
          <table:table-cell office:value-type="float" office:value="14" table:style-name="ce1">
            <text:p>14</text:p>
          </table:table-cell>
          <table:table-cell office:value-type="float" office:value="8.32332596805428" table:style-name="ce1">
            <text:p>8.32332596805428</text:p>
          </table:table-cell>
          <table:table-cell office:value-type="float" office:value="13.0448418152946" table:style-name="ce1">
            <text:p>13.0448418152946</text:p>
          </table:table-cell>
          <table:table-cell office:value-type="float" office:value="15.9688184099676" table:style-name="ce1">
            <text:p>15.9688184099676</text:p>
          </table:table-cell>
          <table:table-cell office:value-type="float" office:value="11.2932485336653" table:style-name="ce1">
            <text:p>11.2932485336653</text:p>
          </table:table-cell>
          <table:table-cell office:value-type="float" office:value="5.59626971311003" table:style-name="ce1">
            <text:p>5.59626971311003</text:p>
          </table:table-cell>
          <table:table-cell office:value-type="float" office:value="7.1254842372604" table:style-name="ce1">
            <text:p>7.1254842372604</text:p>
          </table:table-cell>
          <table:table-cell office:value-type="float" office:value="6.09936975853661" table:style-name="ce1">
            <text:p>6.09936975853661</text:p>
          </table:table-cell>
          <table:table-cell office:value-type="float" office:value="7.99833398148779" table:style-name="ce1">
            <text:p>7.99833398148779</text:p>
          </table:table-cell>
          <table:table-cell office:value-type="float" office:value="7.78797859042345" table:style-name="ce1">
            <text:p>7.78797859042345</text:p>
          </table:table-cell>
          <table:table-cell office:value-type="float" office:value="14.453559493021" table:style-name="ce1">
            <text:p>14.453559493021</text:p>
          </table:table-cell>
          <table:table-cell office:value-type="float" office:value="7.62456868368571" table:style-name="ce1">
            <text:p>7.62456868368571</text:p>
          </table:table-cell>
        </table:table-row>
        <table:table-row table:style-name="ro1">
          <table:table-cell office:value-type="string" table:style-name="ce1">
            <text:p>Leon Avdullahu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18</text:p>
          </table:table-cell>
          <table:table-cell office:value-type="float" office:value="14.4" table:style-name="ce1">
            <text:p>14.4</text:p>
          </table:table-cell>
          <table:table-cell office:value-type="float" office:value="7.34654104090858" table:style-name="ce1">
            <text:p>7.34654104090858</text:p>
          </table:table-cell>
          <table:table-cell office:value-type="float" office:value="15.4074661489831" table:style-name="ce1">
            <text:p>15.4074661489831</text:p>
          </table:table-cell>
          <table:table-cell office:value-type="float" office:value="8.67749968627144" table:style-name="ce1">
            <text:p>8.67749968627144</text:p>
          </table:table-cell>
          <table:table-cell office:value-type="float" office:value="13.3013702082219" table:style-name="ce1">
            <text:p>13.3013702082219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7.58712093325713" table:style-name="ce1">
            <text:p>7.58712093325713</text:p>
          </table:table-cell>
          <table:table-cell office:value-type="float" office:value="6.88593895862464" table:style-name="ce1">
            <text:p>6.88593895862464</text:p>
          </table:table-cell>
          <table:table-cell office:value-type="float" office:value="6.39627242363617" table:style-name="ce1">
            <text:p>6.39627242363617</text:p>
          </table:table-cell>
          <table:table-cell office:value-type="float" office:value="11.9791389727591" table:style-name="ce1">
            <text:p>11.9791389727591</text:p>
          </table:table-cell>
          <table:table-cell office:value-type="float" office:value="8.79610503362973" table:style-name="ce1">
            <text:p>8.79610503362973</text:p>
          </table:table-cell>
        </table:table-row>
        <table:table-row table:style-name="ro1">
          <table:table-cell office:value-type="string" table:style-name="ce1">
            <text:p>Christoph Baumgartn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59</text:p>
          </table:table-cell>
          <table:table-cell office:value-type="float" office:value="13.3" table:style-name="ce1">
            <text:p>13.3</text:p>
          </table:table-cell>
          <table:table-cell office:value-type="float" office:value="9.11990344971673" table:style-name="ce1">
            <text:p>9.11990344971673</text:p>
          </table:table-cell>
          <table:table-cell office:value-type="float" office:value="9.10654252155445" table:style-name="ce1">
            <text:p>9.10654252155445</text:p>
          </table:table-cell>
          <table:table-cell office:value-type="float" office:value="16.6091856295363" table:style-name="ce1">
            <text:p>16.6091856295363</text:p>
          </table:table-cell>
          <table:table-cell office:value-type="float" office:value="10.0748556895473" table:style-name="ce1">
            <text:p>10.0748556895473</text:p>
          </table:table-cell>
          <table:table-cell office:value-type="float" office:value="11.827452295297" table:style-name="ce1">
            <text:p>11.827452295297</text:p>
          </table:table-cell>
          <table:table-cell office:value-type="float" office:value="9.4841639846104" table:style-name="ce1">
            <text:p>9.4841639846104</text:p>
          </table:table-cell>
          <table:table-cell office:value-type="float" office:value="12.612146342385" table:style-name="ce1">
            <text:p>12.612146342385</text:p>
          </table:table-cell>
          <table:table-cell office:value-type="float" office:value="12.0805111922776" table:style-name="ce1">
            <text:p>12.0805111922776</text:p>
          </table:table-cell>
          <table:table-cell office:value-type="float" office:value="18.2245267765065" table:style-name="ce1">
            <text:p>18.2245267765065</text:p>
          </table:table-cell>
          <table:table-cell office:value-type="float" office:value="11.1146206518607" table:style-name="ce1">
            <text:p>11.1146206518607</text:p>
          </table:table-cell>
          <table:table-cell office:value-type="float" office:value="6.50263714381361" table:style-name="ce1">
            <text:p>6.50263714381361</text:p>
          </table:table-cell>
        </table:table-row>
        <table:table-row table:style-name="ro1">
          <table:table-cell office:value-type="string" table:style-name="ce1">
            <text:p>Maximilian Bei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82</text:p>
          </table:table-cell>
          <table:table-cell office:value-type="float" office:value="7.8" table:style-name="ce1">
            <text:p>7.8</text:p>
          </table:table-cell>
          <table:table-cell office:value-type="float" office:value="9.16565224872556" table:style-name="ce1">
            <text:p>9.16565224872556</text:p>
          </table:table-cell>
          <table:table-cell office:value-type="float" office:value="6.99941532522391" table:style-name="ce1">
            <text:p>6.99941532522391</text:p>
          </table:table-cell>
          <table:table-cell office:value-type="float" office:value="11.9589959756422" table:style-name="ce1">
            <text:p>11.9589959756422</text:p>
          </table:table-cell>
          <table:table-cell office:value-type="float" office:value="6.40654352546637" table:style-name="ce1">
            <text:p>6.40654352546637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7.8168715057567" table:style-name="ce1">
            <text:p>7.8168715057567</text:p>
          </table:table-cell>
          <table:table-cell office:value-type="float" office:value="13.7036822443285" table:style-name="ce1">
            <text:p>13.7036822443285</text:p>
          </table:table-cell>
          <table:table-cell office:value-type="float" office:value="12.6352524229971" table:style-name="ce1">
            <text:p>12.6352524229971</text:p>
          </table:table-cell>
          <table:table-cell office:value-type="float" office:value="15.8052088138894" table:style-name="ce1">
            <text:p>15.8052088138894</text:p>
          </table:table-cell>
          <table:table-cell office:value-type="float" office:value="7.37857830829525" table:style-name="ce1">
            <text:p>7.37857830829525</text:p>
          </table:table-cell>
          <table:table-cell office:value-type="float" office:value="6.23201859945666" table:style-name="ce1">
            <text:p>6.23201859945666</text:p>
          </table:table-cell>
        </table:table-row>
        <table:table-row table:style-name="ro1">
          <table:table-cell office:value-type="string" table:style-name="ce1">
            <text:p>Julian Bran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50</text:p>
          </table:table-cell>
          <table:table-cell office:value-type="float" office:value="7.5" table:style-name="ce1">
            <text:p>7.5</text:p>
          </table:table-cell>
          <table:table-cell office:value-type="float" office:value="8.22524280547836" table:style-name="ce1">
            <text:p>8.22524280547836</text:p>
          </table:table-cell>
          <table:table-cell office:value-type="float" office:value="7.87340090896474" table:style-name="ce1">
            <text:p>7.87340090896474</text:p>
          </table:table-cell>
          <table:table-cell office:value-type="float" office:value="13.0507292922008" table:style-name="ce1">
            <text:p>13.0507292922008</text:p>
          </table:table-cell>
          <table:table-cell office:value-type="float" office:value="7.87183366080773" table:style-name="ce1">
            <text:p>7.87183366080773</text:p>
          </table:table-cell>
          <table:table-cell office:value-type="float" office:value="8.54776088756614" table:style-name="ce1">
            <text:p>8.54776088756614</text:p>
          </table:table-cell>
          <table:table-cell office:value-type="float" office:value="8.74426029957568" table:style-name="ce1">
            <text:p>8.74426029957568</text:p>
          </table:table-cell>
          <table:table-cell office:value-type="float" office:value="12.8017923659646" table:style-name="ce1">
            <text:p>12.8017923659646</text:p>
          </table:table-cell>
          <table:table-cell office:value-type="float" office:value="12.8801288870032" table:style-name="ce1">
            <text:p>12.8801288870032</text:p>
          </table:table-cell>
          <table:table-cell office:value-type="float" office:value="15.62862871584" table:style-name="ce1">
            <text:p>15.62862871584</text:p>
          </table:table-cell>
          <table:table-cell office:value-type="float" office:value="6.19649734009715" table:style-name="ce1">
            <text:p>6.19649734009715</text:p>
          </table:table-cell>
          <table:table-cell office:value-type="float" office:value="7.74485333449786" table:style-name="ce1">
            <text:p>7.74485333449786</text:p>
          </table:table-cell>
        </table:table-row>
        <table:table-row table:style-name="ro1">
          <table:table-cell office:value-type="string" table:style-name="ce1">
            <text:p>Wouter Burg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5</text:p>
          </table:table-cell>
          <table:table-cell office:value-type="float" office:value="12.9" table:style-name="ce1">
            <text:p>12.9</text:p>
          </table:table-cell>
          <table:table-cell office:value-type="float" office:value="8.95555284802608" table:style-name="ce1">
            <text:p>8.95555284802608</text:p>
          </table:table-cell>
          <table:table-cell office:value-type="float" office:value="11.7054287560946" table:style-name="ce1">
            <text:p>11.7054287560946</text:p>
          </table:table-cell>
          <table:table-cell office:value-type="float" office:value="15.8970631452066" table:style-name="ce1">
            <text:p>15.8970631452066</text:p>
          </table:table-cell>
          <table:table-cell office:value-type="float" office:value="13.3013702082219" table:style-name="ce1">
            <text:p>13.3013702082219</text:p>
          </table:table-cell>
          <table:table-cell office:value-type="float" office:value="7.67773667899685" table:style-name="ce1">
            <text:p>7.67773667899685</text:p>
          </table:table-cell>
          <table:table-cell office:value-type="float" office:value="8.24177440763026" table:style-name="ce1">
            <text:p>8.24177440763026</text:p>
          </table:table-cell>
          <table:table-cell office:value-type="float" office:value="9.85577002296776" table:style-name="ce1">
            <text:p>9.85577002296776</text:p>
          </table:table-cell>
          <table:table-cell office:value-type="float" office:value="8.95797590648064" table:style-name="ce1">
            <text:p>8.95797590648064</text:p>
          </table:table-cell>
          <table:table-cell office:value-type="float" office:value="12.8818943926577" table:style-name="ce1">
            <text:p>12.8818943926577</text:p>
          </table:table-cell>
          <table:table-cell office:value-type="float" office:value="13.7594622467784" table:style-name="ce1">
            <text:p>13.7594622467784</text:p>
          </table:table-cell>
          <table:table-cell office:value-type="float" office:value="9.73451905877523" table:style-name="ce1">
            <text:p>9.73451905877523</text:p>
          </table:table-cell>
        </table:table-row>
        <table:table-row table:style-name="ro1">
          <table:table-cell office:value-type="string" table:style-name="ce1">
            <text:p>Oliver Burk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5</text:p>
          </table:table-cell>
          <table:table-cell office:value-type="float" office:value="8.7" table:style-name="ce1">
            <text:p>8.7</text:p>
          </table:table-cell>
          <table:table-cell office:value-type="float" office:value="8.28761346627964" table:style-name="ce1">
            <text:p>8.28761346627964</text:p>
          </table:table-cell>
          <table:table-cell office:value-type="float" office:value="6.28967432478681" table:style-name="ce1">
            <text:p>6.28967432478681</text:p>
          </table:table-cell>
          <table:table-cell office:value-type="float" office:value="6.80336283254537" table:style-name="ce1">
            <text:p>6.80336283254537</text:p>
          </table:table-cell>
          <table:table-cell office:value-type="float" office:value="6.45418063554182" table:style-name="ce1">
            <text:p>6.45418063554182</text:p>
          </table:table-cell>
          <table:table-cell office:value-type="float" office:value="9.14353609481593" table:style-name="ce1">
            <text:p>9.14353609481593</text:p>
          </table:table-cell>
          <table:table-cell office:value-type="float" office:value="6.19919103879346" table:style-name="ce1">
            <text:p>6.19919103879346</text:p>
          </table:table-cell>
          <table:table-cell office:value-type="float" office:value="12.1262574228963" table:style-name="ce1">
            <text:p>12.1262574228963</text:p>
          </table:table-cell>
          <table:table-cell office:value-type="float" office:value="10.7569577664585" table:style-name="ce1">
            <text:p>10.7569577664585</text:p>
          </table:table-cell>
          <table:table-cell office:value-type="float" office:value="14.8409461195232" table:style-name="ce1">
            <text:p>14.8409461195232</text:p>
          </table:table-cell>
          <table:table-cell office:value-type="float" office:value="6.57661368414681" table:style-name="ce1">
            <text:p>6.57661368414681</text:p>
          </table:table-cell>
          <table:table-cell office:value-type="float" office:value="4.91183345295212" table:style-name="ce1">
            <text:p>4.91183345295212</text:p>
          </table:table-cell>
        </table:table-row>
        <table:table-row table:style-name="ro1">
          <table:table-cell office:value-type="string" table:style-name="ce1">
            <text:p>Fares Chaïb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40</text:p>
          </table:table-cell>
          <table:table-cell office:value-type="float" office:value="10.6" table:style-name="ce1">
            <text:p>10.6</text:p>
          </table:table-cell>
          <table:table-cell office:value-type="float" office:value="10.0760252294957" table:style-name="ce1">
            <text:p>10.0760252294957</text:p>
          </table:table-cell>
          <table:table-cell office:value-type="float" office:value="9.85761304052973" table:style-name="ce1">
            <text:p>9.85761304052973</text:p>
          </table:table-cell>
          <table:table-cell office:value-type="float" office:value="16.4313847753162" table:style-name="ce1">
            <text:p>16.4313847753162</text:p>
          </table:table-cell>
          <table:table-cell office:value-type="float" office:value="10.853985791019" table:style-name="ce1">
            <text:p>10.853985791019</text:p>
          </table:table-cell>
          <table:table-cell office:value-type="float" office:value="11.2447631102403" table:style-name="ce1">
            <text:p>11.2447631102403</text:p>
          </table:table-cell>
          <table:table-cell office:value-type="float" office:value="7.1254842372604" table:style-name="ce1">
            <text:p>7.1254842372604</text:p>
          </table:table-cell>
          <table:table-cell office:value-type="float" office:value="13.0807462927191" table:style-name="ce1">
            <text:p>13.0807462927191</text:p>
          </table:table-cell>
          <table:table-cell office:value-type="float" office:value="8.47402403072917" table:style-name="ce1">
            <text:p>8.47402403072917</text:p>
          </table:table-cell>
          <table:table-cell office:value-type="float" office:value="9.14178707640679" table:style-name="ce1">
            <text:p>9.14178707640679</text:p>
          </table:table-cell>
          <table:table-cell office:value-type="float" office:value="10.113645961513" table:style-name="ce1">
            <text:p>10.113645961513</text:p>
          </table:table-cell>
          <table:table-cell office:value-type="float" office:value="9.14434689210838" table:style-name="ce1">
            <text:p>9.14434689210838</text:p>
          </table:table-cell>
        </table:table-row>
        <table:table-row table:style-name="ro1">
          <table:table-cell office:value-type="string" table:style-name="ce1">
            <text:p>Chem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257</text:p>
          </table:table-cell>
          <table:table-cell office:value-type="float" office:value="7.3" table:style-name="ce1">
            <text:p>7.3</text:p>
          </table:table-cell>
          <table:table-cell office:value-type="float" office:value="7.78489589622433" table:style-name="ce1">
            <text:p>7.78489589622433</text:p>
          </table:table-cell>
          <table:table-cell office:value-type="float" office:value="9.36154436329609" table:style-name="ce1">
            <text:p>9.36154436329609</text:p>
          </table:table-cell>
          <table:table-cell office:value-type="float" office:value="6.23192896393515" table:style-name="ce1">
            <text:p>6.23192896393515</text:p>
          </table:table-cell>
          <table:table-cell office:value-type="float" office:value="9.7952127429383" table:style-name="ce1">
            <text:p>9.7952127429383</text:p>
          </table:table-cell>
          <table:table-cell office:value-type="float" office:value="6.3277164087118" table:style-name="ce1">
            <text:p>6.3277164087118</text:p>
          </table:table-cell>
          <table:table-cell office:value-type="float" office:value="16.7027448076149" table:style-name="ce1">
            <text:p>16.7027448076149</text:p>
          </table:table-cell>
          <table:table-cell office:value-type="float" office:value="6.3632139967169" table:style-name="ce1">
            <text:p>6.3632139967169</text:p>
          </table:table-cell>
          <table:table-cell office:value-type="float" office:value="8.63455757212846" table:style-name="ce1">
            <text:p>8.63455757212846</text:p>
          </table:table-cell>
          <table:table-cell office:value-type="float" office:value="8.53200771337309" table:style-name="ce1">
            <text:p>8.53200771337309</text:p>
          </table:table-cell>
          <table:table-cell office:value-type="float" office:value="11.7661921320406" table:style-name="ce1">
            <text:p>11.7661921320406</text:p>
          </table:table-cell>
          <table:table-cell office:value-type="float" office:value="12.7183297129308" table:style-name="ce1">
            <text:p>12.7183297129308</text:p>
          </table:table-cell>
        </table:table-row>
        <table:table-row table:style-name="ro1">
          <table:table-cell office:value-type="string" table:style-name="ce1">
            <text:p>Alexis Claude-Mauric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15</text:p>
          </table:table-cell>
          <table:table-cell office:value-type="float" office:value="8.1" table:style-name="ce1">
            <text:p>8.1</text:p>
          </table:table-cell>
          <table:table-cell office:value-type="float" office:value="8.47566044885611" table:style-name="ce1">
            <text:p>8.47566044885611</text:p>
          </table:table-cell>
          <table:table-cell office:value-type="float" office:value="8.07225058176786" table:style-name="ce1">
            <text:p>8.07225058176786</text:p>
          </table:table-cell>
          <table:table-cell office:value-type="float" office:value="7.0405686020873" table:style-name="ce1">
            <text:p>7.0405686020873</text:p>
          </table:table-cell>
          <table:table-cell office:value-type="float" office:value="7.92504306020846" table:style-name="ce1">
            <text:p>7.92504306020846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8.63958925308557" table:style-name="ce1">
            <text:p>8.63958925308557</text:p>
          </table:table-cell>
          <table:table-cell office:value-type="float" office:value="12.3225309283639" table:style-name="ce1">
            <text:p>12.3225309283639</text:p>
          </table:table-cell>
          <table:table-cell office:value-type="float" office:value="11.7697329951252" table:style-name="ce1">
            <text:p>11.7697329951252</text:p>
          </table:table-cell>
          <table:table-cell office:value-type="float" office:value="7.64240616726139" table:style-name="ce1">
            <text:p>7.64240616726139</text:p>
          </table:table-cell>
          <table:table-cell office:value-type="float" office:value="6.77212125597808" table:style-name="ce1">
            <text:p>6.77212125597808</text:p>
          </table:table-cell>
          <table:table-cell office:value-type="float" office:value="7.0656631984548" table:style-name="ce1">
            <text:p>7.0656631984548</text:p>
          </table:table-cell>
        </table:table-row>
        <table:table-row table:style-name="ro1">
          <table:table-cell office:value-type="string" table:style-name="ce1">
            <text:p>Niklas Dors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57</text:p>
          </table:table-cell>
          <table:table-cell office:value-type="float" office:value="10" table:style-name="ce1">
            <text:p>10</text:p>
          </table:table-cell>
          <table:table-cell office:value-type="float" office:value="7.97747444373485" table:style-name="ce1">
            <text:p>7.97747444373485</text:p>
          </table:table-cell>
          <table:table-cell office:value-type="float" office:value="9.69743477578482" table:style-name="ce1">
            <text:p>9.69743477578482</text:p>
          </table:table-cell>
          <table:table-cell office:value-type="float" office:value="7.0405686020873" table:style-name="ce1">
            <text:p>7.0405686020873</text:p>
          </table:table-cell>
          <table:table-cell office:value-type="float" office:value="9.51571640684899" table:style-name="ce1">
            <text:p>9.51571640684899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11.9987963570432" table:style-name="ce1">
            <text:p>11.9987963570432</text:p>
          </table:table-cell>
          <table:table-cell office:value-type="float" office:value="7.78544349209571" table:style-name="ce1">
            <text:p>7.78544349209571</text:p>
          </table:table-cell>
          <table:table-cell office:value-type="float" office:value="7.53350036134758" table:style-name="ce1">
            <text:p>7.53350036134758</text:p>
          </table:table-cell>
          <table:table-cell office:value-type="float" office:value="6.52833532881704" table:style-name="ce1">
            <text:p>6.52833532881704</text:p>
          </table:table-cell>
          <table:table-cell office:value-type="float" office:value="9.77735358232156" table:style-name="ce1">
            <text:p>9.77735358232156</text:p>
          </table:table-cell>
          <table:table-cell office:value-type="float" office:value="8.82764320756491" table:style-name="ce1">
            <text:p>8.82764320756491</text:p>
          </table:table-cell>
        </table:table-row>
        <table:table-row table:style-name="ro1">
          <table:table-cell office:value-type="string" table:style-name="ce1">
            <text:p>Maximilian Eggestei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30</text:p>
          </table:table-cell>
          <table:table-cell office:value-type="float" office:value="15" table:style-name="ce1">
            <text:p>15</text:p>
          </table:table-cell>
          <table:table-cell office:value-type="float" office:value="7.51701768913771" table:style-name="ce1">
            <text:p>7.51701768913771</text:p>
          </table:table-cell>
          <table:table-cell office:value-type="float" office:value="12.8756319813609" table:style-name="ce1">
            <text:p>12.8756319813609</text:p>
          </table:table-cell>
          <table:table-cell office:value-type="float" office:value="7.90430265770734" table:style-name="ce1">
            <text:p>7.90430265770734</text:p>
          </table:table-cell>
          <table:table-cell office:value-type="float" office:value="11.4020561304236" table:style-name="ce1">
            <text:p>11.4020561304236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7.2941546005595" table:style-name="ce1">
            <text:p>7.2941546005595</text:p>
          </table:table-cell>
          <table:table-cell office:value-type="float" office:value="8.20856058985808" table:style-name="ce1">
            <text:p>8.20856058985808</text:p>
          </table:table-cell>
          <table:table-cell office:value-type="float" office:value="12.3217363964087" table:style-name="ce1">
            <text:p>12.3217363964087</text:p>
          </table:table-cell>
          <table:table-cell office:value-type="float" office:value="13.5757933336387" table:style-name="ce1">
            <text:p>13.5757933336387</text:p>
          </table:table-cell>
          <table:table-cell office:value-type="float" office:value="13.9380599418972" table:style-name="ce1">
            <text:p>13.9380599418972</text:p>
          </table:table-cell>
        </table:table-row>
        <table:table-row table:style-name="ro1">
          <table:table-cell office:value-type="string" table:style-name="ce1">
            <text:p>Yannik Engelhar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34</text:p>
          </table:table-cell>
          <table:table-cell office:value-type="float" office:value="11.8" table:style-name="ce1">
            <text:p>11.8</text:p>
          </table:table-cell>
          <table:table-cell office:value-type="float" office:value="7.07793261178203" table:style-name="ce1">
            <text:p>7.07793261178203</text:p>
          </table:table-cell>
          <table:table-cell office:value-type="float" office:value="11.4119653951845" table:style-name="ce1">
            <text:p>11.4119653951845</text:p>
          </table:table-cell>
          <table:table-cell office:value-type="float" office:value="8.41711582517652" table:style-name="ce1">
            <text:p>8.41711582517652</text:p>
          </table:table-cell>
          <table:table-cell office:value-type="float" office:value="8.46452452021287" table:style-name="ce1">
            <text:p>8.46452452021287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7.68599578335805" table:style-name="ce1">
            <text:p>7.68599578335805</text:p>
          </table:table-cell>
          <table:table-cell office:value-type="float" office:value="7.79025510997238" table:style-name="ce1">
            <text:p>7.79025510997238</text:p>
          </table:table-cell>
          <table:table-cell office:value-type="float" office:value="8.53200771337309" table:style-name="ce1">
            <text:p>8.53200771337309</text:p>
          </table:table-cell>
          <table:table-cell office:value-type="float" office:value="12.602063801467" table:style-name="ce1">
            <text:p>12.602063801467</text:p>
          </table:table-cell>
          <table:table-cell office:value-type="float" office:value="9.62261636978232" table:style-name="ce1">
            <text:p>9.62261636978232</text:p>
          </table:table-cell>
        </table:table-row>
        <table:table-row table:style-name="ro1">
          <table:table-cell office:value-type="string" table:style-name="ce1">
            <text:p>Christian Eriks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327</text:p>
          </table:table-cell>
          <table:table-cell office:value-type="float" office:value="8.6" table:style-name="ce1">
            <text:p>8.6</text:p>
          </table:table-cell>
          <table:table-cell office:value-type="float" office:value="9.70764508411316" table:style-name="ce1">
            <text:p>9.70764508411316</text:p>
          </table:table-cell>
          <table:table-cell office:value-type="float" office:value="9.13835790775506" table:style-name="ce1">
            <text:p>9.13835790775506</text:p>
          </table:table-cell>
          <table:table-cell office:value-type="float" office:value="14.1467634754457" table:style-name="ce1">
            <text:p>14.1467634754457</text:p>
          </table:table-cell>
          <table:table-cell office:value-type="float" office:value="9.34831665312221" table:style-name="ce1">
            <text:p>9.34831665312221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9.22405675747554" table:style-name="ce1">
            <text:p>9.22405675747554</text:p>
          </table:table-cell>
          <table:table-cell office:value-type="float" office:value="8.95797590648064" table:style-name="ce1">
            <text:p>8.95797590648064</text:p>
          </table:table-cell>
          <table:table-cell office:value-type="float" office:value="7.35508544647957" table:style-name="ce1">
            <text:p>7.35508544647957</text:p>
          </table:table-cell>
          <table:table-cell office:value-type="float" office:value="7.27555297092746" table:style-name="ce1">
            <text:p>7.27555297092746</text:p>
          </table:table-cell>
          <table:table-cell office:value-type="float" office:value="9.94242462734904" table:style-name="ce1">
            <text:p>9.94242462734904</text:p>
          </table:table-cell>
        </table:table-row>
        <table:table-row table:style-name="ro1">
          <table:table-cell office:value-type="string" table:style-name="ce1">
            <text:p>Joel Fujit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25</text:p>
          </table:table-cell>
          <table:table-cell office:value-type="float" office:value="14.8" table:style-name="ce1">
            <text:p>14.8</text:p>
          </table:table-cell>
          <table:table-cell office:value-type="float" office:value="8.12756870687166" table:style-name="ce1">
            <text:p>8.12756870687166</text:p>
          </table:table-cell>
          <table:table-cell office:value-type="float" office:value="12.3536247003133" table:style-name="ce1">
            <text:p>12.3536247003133</text:p>
          </table:table-cell>
          <table:table-cell office:value-type="float" office:value="14.1467634754457" table:style-name="ce1">
            <text:p>14.1467634754457</text:p>
          </table:table-cell>
          <table:table-cell office:value-type="float" office:value="13.4433597800078" table:style-name="ce1">
            <text:p>13.4433597800078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9.4841639846104" table:style-name="ce1">
            <text:p>9.4841639846104</text:p>
          </table:table-cell>
          <table:table-cell office:value-type="float" office:value="11.3194701917961" table:style-name="ce1">
            <text:p>11.3194701917961</text:p>
          </table:table-cell>
          <table:table-cell office:value-type="float" office:value="6.88593895862464" table:style-name="ce1">
            <text:p>6.88593895862464</text:p>
          </table:table-cell>
          <table:table-cell office:value-type="float" office:value="6.66212008032475" table:style-name="ce1">
            <text:p>6.66212008032475</text:p>
          </table:table-cell>
          <table:table-cell office:value-type="float" office:value="12.8037209035776" table:style-name="ce1">
            <text:p>12.8037209035776</text:p>
          </table:table-cell>
          <table:table-cell office:value-type="float" office:value="8.24926073635419" table:style-name="ce1">
            <text:p>8.24926073635419</text:p>
          </table:table-cell>
        </table:table-row>
        <table:table-row table:style-name="ro1">
          <table:table-cell office:value-type="string" table:style-name="ce1">
            <text:p>Aleix Garcí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193</text:p>
          </table:table-cell>
          <table:table-cell office:value-type="float" office:value="13.7" table:style-name="ce1">
            <text:p>13.7</text:p>
          </table:table-cell>
          <table:table-cell office:value-type="float" office:value="10.112845365161" table:style-name="ce1">
            <text:p>10.112845365161</text:p>
          </table:table-cell>
          <table:table-cell office:value-type="float" office:value="18.3750599586305" table:style-name="ce1">
            <text:p>18.3750599586305</text:p>
          </table:table-cell>
          <table:table-cell office:value-type="float" office:value="16.3694570854099" table:style-name="ce1">
            <text:p>16.3694570854099</text:p>
          </table:table-cell>
          <table:table-cell office:value-type="float" office:value="17.5669531029632" table:style-name="ce1">
            <text:p>17.5669531029632</text:p>
          </table:table-cell>
          <table:table-cell office:value-type="float" office:value="11.827452295297" table:style-name="ce1">
            <text:p>11.827452295297</text:p>
          </table:table-cell>
          <table:table-cell office:value-type="float" office:value="5.86632980375376" table:style-name="ce1">
            <text:p>5.86632980375376</text:p>
          </table:table-cell>
          <table:table-cell office:value-type="float" office:value="10.5925045479378" table:style-name="ce1">
            <text:p>10.5925045479378</text:p>
          </table:table-cell>
          <table:table-cell office:value-type="float" office:value="6.88593895862464" table:style-name="ce1">
            <text:p>6.88593895862464</text:p>
          </table:table-cell>
          <table:table-cell office:value-type="float" office:value="7.21347284577" table:style-name="ce1">
            <text:p>7.21347284577</text:p>
          </table:table-cell>
          <table:table-cell office:value-type="float" office:value="9.77735358232156" table:style-name="ce1">
            <text:p>9.77735358232156</text:p>
          </table:table-cell>
          <table:table-cell office:value-type="float" office:value="6.51636587947385" table:style-name="ce1">
            <text:p>6.51636587947385</text:p>
          </table:table-cell>
        </table:table-row>
        <table:table-row table:style-name="ro1">
          <table:table-cell office:value-type="string" table:style-name="ce1">
            <text:p>Serge Gnabr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177</text:p>
          </table:table-cell>
          <table:table-cell office:value-type="float" office:value="7.2" table:style-name="ce1">
            <text:p>7.2</text:p>
          </table:table-cell>
          <table:table-cell office:value-type="float" office:value="10.2048568268359" table:style-name="ce1">
            <text:p>10.2048568268359</text:p>
          </table:table-cell>
          <table:table-cell office:value-type="float" office:value="9.50537643674927" table:style-name="ce1">
            <text:p>9.50537643674927</text:p>
          </table:table-cell>
          <table:table-cell office:value-type="float" office:value="16.6091856295363" table:style-name="ce1">
            <text:p>16.6091856295363</text:p>
          </table:table-cell>
          <table:table-cell office:value-type="float" office:value="8.30137464706317" table:style-name="ce1">
            <text:p>8.30137464706317</text:p>
          </table:table-cell>
          <table:table-cell office:value-type="float" office:value="12.3931426456432" table:style-name="ce1">
            <text:p>12.3931426456432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13.2628436699173" table:style-name="ce1">
            <text:p>13.2628436699173</text:p>
          </table:table-cell>
          <table:table-cell office:value-type="float" office:value="12.385688156275" table:style-name="ce1">
            <text:p>12.385688156275</text:p>
          </table:table-cell>
          <table:table-cell office:value-type="float" office:value="15.4439875801745" table:style-name="ce1">
            <text:p>15.4439875801745</text:p>
          </table:table-cell>
          <table:table-cell office:value-type="float" office:value="6.77212125597808" table:style-name="ce1">
            <text:p>6.77212125597808</text:p>
          </table:table-cell>
          <table:table-cell office:value-type="float" office:value="7.43096538290108" table:style-name="ce1">
            <text:p>7.43096538290108</text:p>
          </table:table-cell>
        </table:table-row>
        <table:table-row table:style-name="ro1">
          <table:table-cell office:value-type="string" table:style-name="ce1">
            <text:p>Giorgi Gocholeishvil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7</text:p>
          </table:table-cell>
          <table:table-cell office:value-type="float" office:value="7.4" table:style-name="ce1">
            <text:p>7.4</text:p>
          </table:table-cell>
          <table:table-cell office:value-type="float" office:value="9.35817587789265" table:style-name="ce1">
            <text:p>9.35817587789265</text:p>
          </table:table-cell>
          <table:table-cell office:value-type="float" office:value="7.37830067549686" table:style-name="ce1">
            <text:p>7.37830067549686</text:p>
          </table:table-cell>
          <table:table-cell office:value-type="float" office:value="7.77805385550223" table:style-name="ce1">
            <text:p>7.77805385550223</text:p>
          </table:table-cell>
          <table:table-cell office:value-type="float" office:value="6.17186092685661" table:style-name="ce1">
            <text:p>6.17186092685661</text:p>
          </table:table-cell>
          <table:table-cell office:value-type="float" office:value="7.9637819322079" table:style-name="ce1">
            <text:p>7.9637819322079</text:p>
          </table:table-cell>
          <table:table-cell office:value-type="float" office:value="8.84924661521156" table:style-name="ce1">
            <text:p>8.84924661521156</text:p>
          </table:table-cell>
          <table:table-cell office:value-type="float" office:value="8.59877621185442" table:style-name="ce1">
            <text:p>8.59877621185442</text:p>
          </table:table-cell>
          <table:table-cell office:value-type="float" office:value="7.89401252793756" table:style-name="ce1">
            <text:p>7.89401252793756</text:p>
          </table:table-cell>
          <table:table-cell office:value-type="float" office:value="6.79757885730118" table:style-name="ce1">
            <text:p>6.79757885730118</text:p>
          </table:table-cell>
          <table:table-cell office:value-type="float" office:value="7.69189759199874" table:style-name="ce1">
            <text:p>7.69189759199874</text:p>
          </table:table-cell>
          <table:table-cell office:value-type="float" office:value="10.6759355738536" table:style-name="ce1">
            <text:p>10.6759355738536</text:p>
          </table:table-cell>
        </table:table-row>
        <table:table-row table:style-name="ro1">
          <table:table-cell office:value-type="string" table:style-name="ce1">
            <text:p>Leon Goretzk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35</text:p>
          </table:table-cell>
          <table:table-cell office:value-type="float" office:value="9.6" table:style-name="ce1">
            <text:p>9.6</text:p>
          </table:table-cell>
          <table:table-cell office:value-type="float" office:value="9.01939889631474" table:style-name="ce1">
            <text:p>9.01939889631474</text:p>
          </table:table-cell>
          <table:table-cell office:value-type="float" office:value="14.2141126727426" table:style-name="ce1">
            <text:p>14.2141126727426</text:p>
          </table:table-cell>
          <table:table-cell office:value-type="float" office:value="10.1346074608401" table:style-name="ce1">
            <text:p>10.1346074608401</text:p>
          </table:table-cell>
          <table:table-cell office:value-type="float" office:value="13.3962628152801" table:style-name="ce1">
            <text:p>13.3962628152801</text:p>
          </table:table-cell>
          <table:table-cell office:value-type="float" office:value="13.7072225088405" table:style-name="ce1">
            <text:p>13.7072225088405</text:p>
          </table:table-cell>
          <table:table-cell office:value-type="float" office:value="14.7345544969167" table:style-name="ce1">
            <text:p>14.7345544969167</text:p>
          </table:table-cell>
          <table:table-cell office:value-type="float" office:value="9.96124073161577" table:style-name="ce1">
            <text:p>9.96124073161577</text:p>
          </table:table-cell>
          <table:table-cell office:value-type="float" office:value="7.58453702390401" table:style-name="ce1">
            <text:p>7.58453702390401</text:p>
          </table:table-cell>
          <table:table-cell office:value-type="float" office:value="6.79757885730118" table:style-name="ce1">
            <text:p>6.79757885730118</text:p>
          </table:table-cell>
          <table:table-cell office:value-type="float" office:value="9.55324574393696" table:style-name="ce1">
            <text:p>9.55324574393696</text:p>
          </table:table-cell>
          <table:table-cell office:value-type="float" office:value="9.54273140335526" table:style-name="ce1">
            <text:p>9.54273140335526</text:p>
          </table:table-cell>
        </table:table-row>
        <table:table-row table:style-name="ro1">
          <table:table-cell office:value-type="string" table:style-name="ce1">
            <text:p>Janik Haber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1-280</text:p>
          </table:table-cell>
          <table:table-cell office:value-type="float" office:value="8.4" table:style-name="ce1">
            <text:p>8.4</text:p>
          </table:table-cell>
          <table:table-cell office:value-type="float" office:value="7.34654104090858" table:style-name="ce1">
            <text:p>7.34654104090858</text:p>
          </table:table-cell>
          <table:table-cell office:value-type="float" office:value="8.3661973866789" table:style-name="ce1">
            <text:p>8.3661973866789</text:p>
          </table:table-cell>
          <table:table-cell office:value-type="float" office:value="8.80849961885997" table:style-name="ce1">
            <text:p>8.80849961885997</text:p>
          </table:table-cell>
          <table:table-cell office:value-type="float" office:value="7.50373239629977" table:style-name="ce1">
            <text:p>7.50373239629977</text:p>
          </table:table-cell>
          <table:table-cell office:value-type="float" office:value="7.12028276481132" table:style-name="ce1">
            <text:p>7.12028276481132</text:p>
          </table:table-cell>
          <table:table-cell office:value-type="float" office:value="6.19919103879346" table:style-name="ce1">
            <text:p>6.19919103879346</text:p>
          </table:table-cell>
          <table:table-cell office:value-type="float" office:value="6.81930439328108" table:style-name="ce1">
            <text:p>6.81930439328108</text:p>
          </table:table-cell>
          <table:table-cell office:value-type="float" office:value="7.1313345903591" table:style-name="ce1">
            <text:p>7.1313345903591</text:p>
          </table:table-cell>
          <table:table-cell office:value-type="float" office:value="6.66212008032475" table:style-name="ce1">
            <text:p>6.66212008032475</text:p>
          </table:table-cell>
          <table:table-cell office:value-type="float" office:value="9.88946895671772" table:style-name="ce1">
            <text:p>9.88946895671772</text:p>
          </table:table-cell>
          <table:table-cell office:value-type="float" office:value="8.35776974121192" table:style-name="ce1">
            <text:p>8.35776974121192</text:p>
          </table:table-cell>
        </table:table-row>
        <table:table-row table:style-name="ro1">
          <table:table-cell office:value-type="string" table:style-name="ce1">
            <text:p>Arijon Ibrahimov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27</text:p>
          </table:table-cell>
          <table:table-cell office:value-type="float" office:value="12.2" table:style-name="ce1">
            <text:p>12.2</text:p>
          </table:table-cell>
          <table:table-cell office:value-type="float" office:value="9.75368809551939" table:style-name="ce1">
            <text:p>9.75368809551939</text:p>
          </table:table-cell>
          <table:table-cell office:value-type="float" office:value="9.50537643674927" table:style-name="ce1">
            <text:p>9.50537643674927</text:p>
          </table:table-cell>
          <table:table-cell office:value-type="float" office:value="13.3937381938614" table:style-name="ce1">
            <text:p>13.3937381938614</text:p>
          </table:table-cell>
          <table:table-cell office:value-type="float" office:value="10.7986913735925" table:style-name="ce1">
            <text:p>10.7986913735925</text:p>
          </table:table-cell>
          <table:table-cell office:value-type="float" office:value="12.668280244205" table:style-name="ce1">
            <text:p>12.668280244205</text:p>
          </table:table-cell>
          <table:table-cell office:value-type="float" office:value="7.33611644440887" table:style-name="ce1">
            <text:p>7.33611644440887</text:p>
          </table:table-cell>
          <table:table-cell office:value-type="float" office:value="14.4415463655863" table:style-name="ce1">
            <text:p>14.4415463655863</text:p>
          </table:table-cell>
          <table:table-cell office:value-type="float" office:value="10.4309509818814" table:style-name="ce1">
            <text:p>10.4309509818814</text:p>
          </table:table-cell>
          <table:table-cell office:value-type="float" office:value="9.7584803707436" table:style-name="ce1">
            <text:p>9.7584803707436</text:p>
          </table:table-cell>
          <table:table-cell office:value-type="float" office:value="9.21791932324327" table:style-name="ce1">
            <text:p>9.21791932324327</text:p>
          </table:table-cell>
          <table:table-cell office:value-type="float" office:value="6.17881773366203" table:style-name="ce1">
            <text:p>6.17881773366203</text:p>
          </table:table-cell>
        </table:table-row>
        <table:table-row table:style-name="ro1">
          <table:table-cell office:value-type="string" table:style-name="ce1">
            <text:p>Lee Jae-sung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150</text:p>
          </table:table-cell>
          <table:table-cell office:value-type="float" office:value="11.8" table:style-name="ce1">
            <text:p>11.8</text:p>
          </table:table-cell>
          <table:table-cell office:value-type="float" office:value="7.01162170483641" table:style-name="ce1">
            <text:p>7.01162170483641</text:p>
          </table:table-cell>
          <table:table-cell office:value-type="float" office:value="7.94964749373344" table:style-name="ce1">
            <text:p>7.94964749373344</text:p>
          </table:table-cell>
          <table:table-cell office:value-type="float" office:value="8.28783997070953" table:style-name="ce1">
            <text:p>8.28783997070953</text:p>
          </table:table-cell>
          <table:table-cell office:value-type="float" office:value="7.34849778135966" table:style-name="ce1">
            <text:p>7.34849778135966</text:p>
          </table:table-cell>
          <table:table-cell office:value-type="float" office:value="7.39639986338544" table:style-name="ce1">
            <text:p>7.39639986338544</text:p>
          </table:table-cell>
          <table:table-cell office:value-type="float" office:value="6.3930137023148" table:style-name="ce1">
            <text:p>6.3930137023148</text:p>
          </table:table-cell>
          <table:table-cell office:value-type="float" office:value="12.2246998007915" table:style-name="ce1">
            <text:p>12.2246998007915</text:p>
          </table:table-cell>
          <table:table-cell office:value-type="float" office:value="8.68825565253147" table:style-name="ce1">
            <text:p>8.68825565253147</text:p>
          </table:table-cell>
          <table:table-cell office:value-type="float" office:value="11.4422666413241" table:style-name="ce1">
            <text:p>11.4422666413241</text:p>
          </table:table-cell>
          <table:table-cell office:value-type="float" office:value="11.3336894599263" table:style-name="ce1">
            <text:p>11.3336894599263</text:p>
          </table:table-cell>
          <table:table-cell office:value-type="float" office:value="8.98571423877962" table:style-name="ce1">
            <text:p>8.98571423877962</text:p>
          </table:table-cell>
        </table:table-row>
        <table:table-row table:style-name="ro1">
          <table:table-cell office:value-type="string" table:style-name="ce1">
            <text:p>Kristijan Jak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8-238</text:p>
          </table:table-cell>
          <table:table-cell office:value-type="float" office:value="10.1" table:style-name="ce1">
            <text:p>10.1</text:p>
          </table:table-cell>
          <table:table-cell office:value-type="float" office:value="7.61158144501028" table:style-name="ce1">
            <text:p>7.61158144501028</text:p>
          </table:table-cell>
          <table:table-cell office:value-type="float" office:value="9.69743477578482" table:style-name="ce1">
            <text:p>9.69743477578482</text:p>
          </table:table-cell>
          <table:table-cell office:value-type="float" office:value="8.9399646111464" table:style-name="ce1">
            <text:p>8.9399646111464</text:p>
          </table:table-cell>
          <table:table-cell office:value-type="float" office:value="9.4598829261406" table:style-name="ce1">
            <text:p>9.4598829261406</text:p>
          </table:table-cell>
          <table:table-cell office:value-type="float" office:value="7.9637819322079" table:style-name="ce1">
            <text:p>7.9637819322079</text:p>
          </table:table-cell>
          <table:table-cell office:value-type="float" office:value="5.18944548785472" table:style-name="ce1">
            <text:p>5.18944548785472</text:p>
          </table:table-cell>
          <table:table-cell office:value-type="float" office:value="7.78544349209571" table:style-name="ce1">
            <text:p>7.78544349209571</text:p>
          </table:table-cell>
          <table:table-cell office:value-type="float" office:value="8.05069782330231" table:style-name="ce1">
            <text:p>8.05069782330231</text:p>
          </table:table-cell>
          <table:table-cell office:value-type="float" office:value="8.08258777579985" table:style-name="ce1">
            <text:p>8.08258777579985</text:p>
          </table:table-cell>
          <table:table-cell office:value-type="float" office:value="13.0020788025827" table:style-name="ce1">
            <text:p>13.0020788025827</text:p>
          </table:table-cell>
          <table:table-cell office:value-type="float" office:value="10.6600696387082" table:style-name="ce1">
            <text:p>10.6600696387082</text:p>
          </table:table-cell>
        </table:table-row>
        <table:table-row table:style-name="ro1">
          <table:table-cell office:value-type="string" table:style-name="ce1">
            <text:p>Castrop Jen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162</text:p>
          </table:table-cell>
          <table:table-cell office:value-type="float" office:value="7.4" table:style-name="ce1">
            <text:p>7.4</text:p>
          </table:table-cell>
          <table:table-cell office:value-type="float" office:value="8.47566044885611" table:style-name="ce1">
            <text:p>8.47566044885611</text:p>
          </table:table-cell>
          <table:table-cell office:value-type="float" office:value="6.8566083046563" table:style-name="ce1">
            <text:p>6.8566083046563</text:p>
          </table:table-cell>
          <table:table-cell office:value-type="float" office:value="7.28229736661878" table:style-name="ce1">
            <text:p>7.28229736661878</text:p>
          </table:table-cell>
          <table:table-cell office:value-type="float" office:value="7.34849778135966" table:style-name="ce1">
            <text:p>7.34849778135966</text:p>
          </table:table-cell>
          <table:table-cell office:value-type="float" office:value="11.2447631102403" table:style-name="ce1">
            <text:p>11.2447631102403</text:p>
          </table:table-cell>
          <table:table-cell office:value-type="float" office:value="6.80798403475694" table:style-name="ce1">
            <text:p>6.80798403475694</text:p>
          </table:table-cell>
          <table:table-cell office:value-type="float" office:value="11.2165826530693" table:style-name="ce1">
            <text:p>11.2165826530693</text:p>
          </table:table-cell>
          <table:table-cell office:value-type="float" office:value="8.58095042524976" table:style-name="ce1">
            <text:p>8.58095042524976</text:p>
          </table:table-cell>
          <table:table-cell office:value-type="float" office:value="9.60397627193807" table:style-name="ce1">
            <text:p>9.60397627193807</text:p>
          </table:table-cell>
          <table:table-cell office:value-type="float" office:value="11.0044929537548" table:style-name="ce1">
            <text:p>11.0044929537548</text:p>
          </table:table-cell>
          <table:table-cell office:value-type="float" office:value="13.3337150526273" table:style-name="ce1">
            <text:p>13.3337150526273</text:p>
          </table:table-cell>
        </table:table-row>
        <table:table-row table:style-name="ro1">
          <table:table-cell office:value-type="string" table:style-name="ce1">
            <text:p>Ísak Jóhannesso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90</text:p>
          </table:table-cell>
          <table:table-cell office:value-type="float" office:value="11.3" table:style-name="ce1">
            <text:p>11.3</text:p>
          </table:table-cell>
          <table:table-cell office:value-type="float" office:value="9.15649943378117" table:style-name="ce1">
            <text:p>9.15649943378117</text:p>
          </table:table-cell>
          <table:table-cell office:value-type="float" office:value="11.4119653951845" table:style-name="ce1">
            <text:p>11.4119653951845</text:p>
          </table:table-cell>
          <table:table-cell office:value-type="float" office:value="10.1346074608401" table:style-name="ce1">
            <text:p>10.1346074608401</text:p>
          </table:table-cell>
          <table:table-cell office:value-type="float" office:value="11.2386795005722" table:style-name="ce1">
            <text:p>11.2386795005722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12.8456719169686" table:style-name="ce1">
            <text:p>12.8456719169686</text:p>
          </table:table-cell>
          <table:table-cell office:value-type="float" office:value="9.85577002296776" table:style-name="ce1">
            <text:p>9.85577002296776</text:p>
          </table:table-cell>
          <table:table-cell office:value-type="float" office:value="6.98351789142047" table:style-name="ce1">
            <text:p>6.98351789142047</text:p>
          </table:table-cell>
          <table:table-cell office:value-type="float" office:value="8.38130673832884" table:style-name="ce1">
            <text:p>8.38130673832884</text:p>
          </table:table-cell>
          <table:table-cell office:value-type="float" office:value="7.79766456627674" table:style-name="ce1">
            <text:p>7.79766456627674</text:p>
          </table:table-cell>
          <table:table-cell office:value-type="float" office:value="7.65456045011127" table:style-name="ce1">
            <text:p>7.65456045011127</text:p>
          </table:table-cell>
        </table:table-row>
        <table:table-row table:style-name="ro1">
          <table:table-cell office:value-type="string" table:style-name="ce1">
            <text:p>Jakub Kamińsk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16</text:p>
          </table:table-cell>
          <table:table-cell office:value-type="float" office:value="14.9" table:style-name="ce1">
            <text:p>14.9</text:p>
          </table:table-cell>
          <table:table-cell office:value-type="float" office:value="8.64690229959977" table:style-name="ce1">
            <text:p>8.64690229959977</text:p>
          </table:table-cell>
          <table:table-cell office:value-type="float" office:value="10.3697295714884" table:style-name="ce1">
            <text:p>10.3697295714884</text:p>
          </table:table-cell>
          <table:table-cell office:value-type="float" office:value="13.1663406751067" table:style-name="ce1">
            <text:p>13.1663406751067</text:p>
          </table:table-cell>
          <table:table-cell office:value-type="float" office:value="9.96301601524367" table:style-name="ce1">
            <text:p>9.96301601524367</text:p>
          </table:table-cell>
          <table:table-cell office:value-type="float" office:value="14.1850497462408" table:style-name="ce1">
            <text:p>14.1850497462408</text:p>
          </table:table-cell>
          <table:table-cell office:value-type="float" office:value="9.00725460865544" table:style-name="ce1">
            <text:p>9.00725460865544</text:p>
          </table:table-cell>
          <table:table-cell office:value-type="float" office:value="15.3728497363935" table:style-name="ce1">
            <text:p>15.3728497363935</text:p>
          </table:table-cell>
          <table:table-cell office:value-type="float" office:value="10.4309509818814" table:style-name="ce1">
            <text:p>10.4309509818814</text:p>
          </table:table-cell>
          <table:table-cell office:value-type="float" office:value="16.2879166153205" table:style-name="ce1">
            <text:p>16.2879166153205</text:p>
          </table:table-cell>
          <table:table-cell office:value-type="float" office:value="11.2243636193711" table:style-name="ce1">
            <text:p>11.2243636193711</text:p>
          </table:table-cell>
          <table:table-cell office:value-type="float" office:value="7.75994762980251" table:style-name="ce1">
            <text:p>7.75994762980251</text:p>
          </table:table-cell>
        </table:table-row>
        <table:table-row table:style-name="ro1">
          <table:table-cell office:value-type="string" table:style-name="ce1">
            <text:p>Atakan Karazo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86</text:p>
          </table:table-cell>
          <table:table-cell office:value-type="float" office:value="8.1" table:style-name="ce1">
            <text:p>8.1</text:p>
          </table:table-cell>
          <table:table-cell office:value-type="float" office:value="7.18641659647737" table:style-name="ce1">
            <text:p>7.18641659647737</text:p>
          </table:table-cell>
          <table:table-cell office:value-type="float" office:value="9.66540914983885" table:style-name="ce1">
            <text:p>9.66540914983885</text:p>
          </table:table-cell>
          <table:table-cell office:value-type="float" office:value="6.45664770128032" table:style-name="ce1">
            <text:p>6.45664770128032</text:p>
          </table:table-cell>
          <table:table-cell office:value-type="float" office:value="7.71311317371298" table:style-name="ce1">
            <text:p>7.71311317371298</text:p>
          </table:table-cell>
          <table:table-cell office:value-type="float" office:value="7.67773667899685" table:style-name="ce1">
            <text:p>7.67773667899685</text:p>
          </table:table-cell>
          <table:table-cell office:value-type="float" office:value="5.18944548785472" table:style-name="ce1">
            <text:p>5.18944548785472</text:p>
          </table:table-cell>
          <table:table-cell office:value-type="float" office:value="7.48884134950179" table:style-name="ce1">
            <text:p>7.48884134950179</text:p>
          </table:table-cell>
          <table:table-cell office:value-type="float" office:value="7.79025510997238" table:style-name="ce1">
            <text:p>7.79025510997238</text:p>
          </table:table-cell>
          <table:table-cell office:value-type="float" office:value="6.66212008032475" table:style-name="ce1">
            <text:p>6.66212008032475</text:p>
          </table:table-cell>
          <table:table-cell office:value-type="float" office:value="11.1146206518607" table:style-name="ce1">
            <text:p>11.1146206518607</text:p>
          </table:table-cell>
          <table:table-cell office:value-type="float" office:value="8.54484189471776" table:style-name="ce1">
            <text:p>8.54484189471776</text:p>
          </table:table-cell>
        </table:table-row>
        <table:table-row table:style-name="ro1">
          <table:table-cell office:value-type="string" table:style-name="ce1">
            <text:p>Aljoscha Kemlei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58</text:p>
          </table:table-cell>
          <table:table-cell office:value-type="float" office:value="8.7" table:style-name="ce1">
            <text:p>8.7</text:p>
          </table:table-cell>
          <table:table-cell office:value-type="float" office:value="8.29653674289285" table:style-name="ce1">
            <text:p>8.29653674289285</text:p>
          </table:table-cell>
          <table:table-cell office:value-type="float" office:value="8.72650703112095" table:style-name="ce1">
            <text:p>8.72650703112095</text:p>
          </table:table-cell>
          <table:table-cell office:value-type="float" office:value="6.23192896393515" table:style-name="ce1">
            <text:p>6.23192896393515</text:p>
          </table:table-cell>
          <table:table-cell office:value-type="float" office:value="9.62746227250456" table:style-name="ce1">
            <text:p>9.62746227250456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12.8456719169686" table:style-name="ce1">
            <text:p>12.8456719169686</text:p>
          </table:table-cell>
          <table:table-cell office:value-type="float" office:value="7.48884134950179" table:style-name="ce1">
            <text:p>7.48884134950179</text:p>
          </table:table-cell>
          <table:table-cell office:value-type="float" office:value="7.08187266455559" table:style-name="ce1">
            <text:p>7.08187266455559</text:p>
          </table:table-cell>
          <table:table-cell office:value-type="float" office:value="6.79757885730118" table:style-name="ce1">
            <text:p>6.79757885730118</text:p>
          </table:table-cell>
          <table:table-cell office:value-type="float" office:value="9.44132380465726" table:style-name="ce1">
            <text:p>9.44132380465726</text:p>
          </table:table-cell>
          <table:table-cell office:value-type="float" office:value="8.4979553338365" table:style-name="ce1">
            <text:p>8.4979553338365</text:p>
          </table:table-cell>
        </table:table-row>
        <table:table-row table:style-name="ro1">
          <table:table-cell office:value-type="string" table:style-name="ce1">
            <text:p>Bilal El Khannous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42</text:p>
          </table:table-cell>
          <table:table-cell office:value-type="float" office:value="10.5" table:style-name="ce1">
            <text:p>10.5</text:p>
          </table:table-cell>
          <table:table-cell office:value-type="float" office:value="10.2784157064831" table:style-name="ce1">
            <text:p>10.2784157064831</text:p>
          </table:table-cell>
          <table:table-cell office:value-type="float" office:value="11.0363894393106" table:style-name="ce1">
            <text:p>11.0363894393106</text:p>
          </table:table-cell>
          <table:table-cell office:value-type="float" office:value="15.4355366600086" table:style-name="ce1">
            <text:p>15.4355366600086</text:p>
          </table:table-cell>
          <table:table-cell office:value-type="float" office:value="12.6124402124225" table:style-name="ce1">
            <text:p>12.6124402124225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10.5831734549854" table:style-name="ce1">
            <text:p>10.5831734549854</text:p>
          </table:table-cell>
          <table:table-cell office:value-type="float" office:value="14.0407348066147" table:style-name="ce1">
            <text:p>14.0407348066147</text:p>
          </table:table-cell>
          <table:table-cell office:value-type="float" office:value="9.99408089926247" table:style-name="ce1">
            <text:p>9.99408089926247</text:p>
          </table:table-cell>
          <table:table-cell office:value-type="float" office:value="12.3217363964087" table:style-name="ce1">
            <text:p>12.3217363964087</text:p>
          </table:table-cell>
          <table:table-cell office:value-type="float" office:value="7.69189759199874" table:style-name="ce1">
            <text:p>7.69189759199874</text:p>
          </table:table-cell>
          <table:table-cell office:value-type="float" office:value="13.1000406269347" table:style-name="ce1">
            <text:p>13.1000406269347</text:p>
          </table:table-cell>
        </table:table-row>
        <table:table-row table:style-name="ro1">
          <table:table-cell office:value-type="string" table:style-name="ce1">
            <text:p>Rani Khedi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45</text:p>
          </table:table-cell>
          <table:table-cell office:value-type="float" office:value="13.8" table:style-name="ce1">
            <text:p>13.8</text:p>
          </table:table-cell>
          <table:table-cell office:value-type="float" office:value="7.16130288496186" table:style-name="ce1">
            <text:p>7.16130288496186</text:p>
          </table:table-cell>
          <table:table-cell office:value-type="float" office:value="7.37830067549686" table:style-name="ce1">
            <text:p>7.37830067549686</text:p>
          </table:table-cell>
          <table:table-cell office:value-type="float" office:value="6.45664770128032" table:style-name="ce1">
            <text:p>6.45664770128032</text:p>
          </table:table-cell>
          <table:table-cell office:value-type="float" office:value="8.19319799962548" table:style-name="ce1">
            <text:p>8.19319799962548</text:p>
          </table:table-cell>
          <table:table-cell office:value-type="float" office:value="8.54776088756614" table:style-name="ce1">
            <text:p>8.54776088756614</text:p>
          </table:table-cell>
          <table:table-cell office:value-type="float" office:value="3.14642402537389" table:style-name="ce1">
            <text:p>3.14642402537389</text:p>
          </table:table-cell>
          <table:table-cell office:value-type="float" office:value="7.885441069946" table:style-name="ce1">
            <text:p>7.885441069946</text:p>
          </table:table-cell>
          <table:table-cell office:value-type="float" office:value="8.36750638483805" table:style-name="ce1">
            <text:p>8.36750638483805</text:p>
          </table:table-cell>
          <table:table-cell office:value-type="float" office:value="11.8871550317281" table:style-name="ce1">
            <text:p>11.8871550317281</text:p>
          </table:table-cell>
          <table:table-cell office:value-type="float" office:value="15.2968164629229" table:style-name="ce1">
            <text:p>15.2968164629229</text:p>
          </table:table-cell>
          <table:table-cell office:value-type="float" office:value="11.305325355363" table:style-name="ce1">
            <text:p>11.305325355363</text:p>
          </table:table-cell>
        </table:table-row>
        <table:table-row table:style-name="ro1">
          <table:table-cell office:value-type="string" table:style-name="ce1">
            <text:p>Joshua Kimmi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33</text:p>
          </table:table-cell>
          <table:table-cell office:value-type="float" office:value="11.7" table:style-name="ce1">
            <text:p>11.7</text:p>
          </table:table-cell>
          <table:table-cell office:value-type="float" office:value="10.7182571673072" table:style-name="ce1">
            <text:p>10.7182571673072</text:p>
          </table:table-cell>
          <table:table-cell office:value-type="float" office:value="17.9327236874382" table:style-name="ce1">
            <text:p>17.9327236874382</text:p>
          </table:table-cell>
          <table:table-cell office:value-type="float" office:value="17.1657044097654" table:style-name="ce1">
            <text:p>17.1657044097654</text:p>
          </table:table-cell>
          <table:table-cell office:value-type="float" office:value="17.5669531029632" table:style-name="ce1">
            <text:p>17.5669531029632</text:p>
          </table:table-cell>
          <table:table-cell office:value-type="float" office:value="12.1126986696991" table:style-name="ce1">
            <text:p>12.1126986696991</text:p>
          </table:table-cell>
          <table:table-cell office:value-type="float" office:value="10.9871629345016" table:style-name="ce1">
            <text:p>10.9871629345016</text:p>
          </table:table-cell>
          <table:table-cell office:value-type="float" office:value="10.0666859883707" table:style-name="ce1">
            <text:p>10.0666859883707</text:p>
          </table:table-cell>
          <table:table-cell office:value-type="float" office:value="8.26142693080617" table:style-name="ce1">
            <text:p>8.26142693080617</text:p>
          </table:table-cell>
          <table:table-cell office:value-type="float" office:value="8.83567531889832" table:style-name="ce1">
            <text:p>8.83567531889832</text:p>
          </table:table-cell>
          <table:table-cell office:value-type="float" office:value="8.11855983815789" table:style-name="ce1">
            <text:p>8.11855983815789</text:p>
          </table:table-cell>
          <table:table-cell office:value-type="float" office:value="6.35285498235589" table:style-name="ce1">
            <text:p>6.35285498235589</text:p>
          </table:table-cell>
        </table:table-row>
        <table:table-row table:style-name="ro1">
          <table:table-cell office:value-type="string" table:style-name="ce1">
            <text:p>Andrej Kramar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4-202</text:p>
          </table:table-cell>
          <table:table-cell office:value-type="float" office:value="9" table:style-name="ce1">
            <text:p>9</text:p>
          </table:table-cell>
          <table:table-cell office:value-type="float" office:value="9.83657945929762" table:style-name="ce1">
            <text:p>9.83657945929762</text:p>
          </table:table-cell>
          <table:table-cell office:value-type="float" office:value="9.80955403326737" table:style-name="ce1">
            <text:p>9.80955403326737</text:p>
          </table:table-cell>
          <table:table-cell office:value-type="float" office:value="14.1467634754457" table:style-name="ce1">
            <text:p>14.1467634754457</text:p>
          </table:table-cell>
          <table:table-cell office:value-type="float" office:value="9.57157764423508" table:style-name="ce1">
            <text:p>9.57157764423508</text:p>
          </table:table-cell>
          <table:table-cell office:value-type="float" office:value="10.6498312608009" table:style-name="ce1">
            <text:p>10.6498312608009</text:p>
          </table:table-cell>
          <table:table-cell office:value-type="float" office:value="10.6713063176212" table:style-name="ce1">
            <text:p>10.6713063176212</text:p>
          </table:table-cell>
          <table:table-cell office:value-type="float" office:value="13.6172129361392" table:style-name="ce1">
            <text:p>13.6172129361392</text:p>
          </table:table-cell>
          <table:table-cell office:value-type="float" office:value="10.6485100653431" table:style-name="ce1">
            <text:p>10.6485100653431</text:p>
          </table:table-cell>
          <table:table-cell office:value-type="float" office:value="13.9225871750429" table:style-name="ce1">
            <text:p>13.9225871750429</text:p>
          </table:table-cell>
          <table:table-cell office:value-type="float" office:value="6.01214887760144" table:style-name="ce1">
            <text:p>6.01214887760144</text:p>
          </table:table-cell>
          <table:table-cell office:value-type="float" office:value="7.44577315763698" table:style-name="ce1">
            <text:p>7.44577315763698</text:p>
          </table:table-cell>
        </table:table-row>
        <table:table-row table:style-name="ro1">
          <table:table-cell office:value-type="string" table:style-name="ce1">
            <text:p>Tom Krauß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199</text:p>
          </table:table-cell>
          <table:table-cell office:value-type="float" office:value="7.1" table:style-name="ce1">
            <text:p>7.1</text:p>
          </table:table-cell>
          <table:table-cell office:value-type="float" office:value="7.01162170483641" table:style-name="ce1">
            <text:p>7.01162170483641</text:p>
          </table:table-cell>
          <table:table-cell office:value-type="float" office:value="10.1138719657788" table:style-name="ce1">
            <text:p>10.1138719657788</text:p>
          </table:table-cell>
          <table:table-cell office:value-type="float" office:value="6.23192896393515" table:style-name="ce1">
            <text:p>6.23192896393515</text:p>
          </table:table-cell>
          <table:table-cell office:value-type="float" office:value="8.9593456369657" table:style-name="ce1">
            <text:p>8.9593456369657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7.8168715057567" table:style-name="ce1">
            <text:p>7.8168715057567</text:p>
          </table:table-cell>
          <table:table-cell office:value-type="float" office:value="7.10210253751717" table:style-name="ce1">
            <text:p>7.10210253751717</text:p>
          </table:table-cell>
          <table:table-cell office:value-type="float" office:value="7.23081429401372" table:style-name="ce1">
            <text:p>7.23081429401372</text:p>
          </table:table-cell>
          <table:table-cell office:value-type="float" office:value="6.26597592666123" table:style-name="ce1">
            <text:p>6.26597592666123</text:p>
          </table:table-cell>
          <table:table-cell office:value-type="float" office:value="10.4492481778882" table:style-name="ce1">
            <text:p>10.4492481778882</text:p>
          </table:table-cell>
          <table:table-cell office:value-type="float" office:value="12.7183297129308" table:style-name="ce1">
            <text:p>12.7183297129308</text:p>
          </table:table-cell>
        </table:table-row>
        <table:table-row table:style-name="ro1">
          <table:table-cell office:value-type="string" table:style-name="ce1">
            <text:p>Senne Lyn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22</text:p>
          </table:table-cell>
          <table:table-cell office:value-type="float" office:value="13.6" table:style-name="ce1">
            <text:p>13.6</text:p>
          </table:table-cell>
          <table:table-cell office:value-type="float" office:value="7.17804014759287" table:style-name="ce1">
            <text:p>7.17804014759287</text:p>
          </table:table-cell>
          <table:table-cell office:value-type="float" office:value="12.7757790214093" table:style-name="ce1">
            <text:p>12.7757790214093</text:p>
          </table:table-cell>
          <table:table-cell office:value-type="float" office:value="6.45664770128032" table:style-name="ce1">
            <text:p>6.45664770128032</text:p>
          </table:table-cell>
          <table:table-cell office:value-type="float" office:value="10.1307536181884" table:style-name="ce1">
            <text:p>10.1307536181884</text:p>
          </table:table-cell>
          <table:table-cell office:value-type="float" office:value="7.67773667899685" table:style-name="ce1">
            <text:p>7.67773667899685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6.54326807022267" table:style-name="ce1">
            <text:p>6.54326807022267</text:p>
          </table:table-cell>
          <table:table-cell office:value-type="float" office:value="6.88593895862464" table:style-name="ce1">
            <text:p>6.88593895862464</text:p>
          </table:table-cell>
          <table:table-cell office:value-type="float" office:value="6.52833532881704" table:style-name="ce1">
            <text:p>6.52833532881704</text:p>
          </table:table-cell>
          <table:table-cell office:value-type="float" office:value="16.1830201851275" table:style-name="ce1">
            <text:p>16.1830201851275</text:p>
          </table:table-cell>
          <table:table-cell office:value-type="float" office:value="7.50514757474148" table:style-name="ce1">
            <text:p>7.50514757474148</text:p>
          </table:table-cell>
        </table:table-row>
        <table:table-row table:style-name="ro1">
          <table:table-cell office:value-type="string" table:style-name="ce1">
            <text:p>Lovro Maj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55</text:p>
          </table:table-cell>
          <table:table-cell office:value-type="float" office:value="8.4" table:style-name="ce1">
            <text:p>8.4</text:p>
          </table:table-cell>
          <table:table-cell office:value-type="float" office:value="9.3398168602946" table:style-name="ce1">
            <text:p>9.3398168602946</text:p>
          </table:table-cell>
          <table:table-cell office:value-type="float" office:value="8.19556412405997" table:style-name="ce1">
            <text:p>8.19556412405997</text:p>
          </table:table-cell>
          <table:table-cell office:value-type="float" office:value="10.9284231423882" table:style-name="ce1">
            <text:p>10.9284231423882</text:p>
          </table:table-cell>
          <table:table-cell office:value-type="float" office:value="9.29259254352706" table:style-name="ce1">
            <text:p>9.29259254352706</text:p>
          </table:table-cell>
          <table:table-cell office:value-type="float" office:value="9.14353609481593" table:style-name="ce1">
            <text:p>9.14353609481593</text:p>
          </table:table-cell>
          <table:table-cell office:value-type="float" office:value="9.20110864261817" table:style-name="ce1">
            <text:p>9.20110864261817</text:p>
          </table:table-cell>
          <table:table-cell office:value-type="float" office:value="9.53949934865686" table:style-name="ce1">
            <text:p>9.53949934865686</text:p>
          </table:table-cell>
          <table:table-cell office:value-type="float" office:value="9.61125986688986" table:style-name="ce1">
            <text:p>9.61125986688986</text:p>
          </table:table-cell>
          <table:table-cell office:value-type="float" office:value="11.5915819469476" table:style-name="ce1">
            <text:p>11.5915819469476</text:p>
          </table:table-cell>
          <table:table-cell office:value-type="float" office:value="7.90404964193875" table:style-name="ce1">
            <text:p>7.90404964193875</text:p>
          </table:table-cell>
          <table:table-cell office:value-type="float" office:value="10.1502517066744" table:style-name="ce1">
            <text:p>10.1502517066744</text:p>
          </table:table-cell>
        </table:table-row>
        <table:table-row table:style-name="ro1">
          <table:table-cell office:value-type="string" table:style-name="ce1">
            <text:p>Johan Manzamb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85</text:p>
          </table:table-cell>
          <table:table-cell office:value-type="float" office:value="11.2" table:style-name="ce1">
            <text:p>11.2</text:p>
          </table:table-cell>
          <table:table-cell office:value-type="float" office:value="9.5327811846645" table:style-name="ce1">
            <text:p>9.5327811846645</text:p>
          </table:table-cell>
          <table:table-cell office:value-type="float" office:value="11.0678678926648" table:style-name="ce1">
            <text:p>11.0678678926648</text:p>
          </table:table-cell>
          <table:table-cell office:value-type="float" office:value="13.8324742998678" table:style-name="ce1">
            <text:p>13.8324742998678</text:p>
          </table:table-cell>
          <table:table-cell office:value-type="float" office:value="10.2424837733537" table:style-name="ce1">
            <text:p>10.2424837733537</text:p>
          </table:table-cell>
          <table:table-cell office:value-type="float" office:value="16.9138964160894" table:style-name="ce1">
            <text:p>16.9138964160894</text:p>
          </table:table-cell>
          <table:table-cell office:value-type="float" office:value="9.76799821902963" table:style-name="ce1">
            <text:p>9.76799821902963</text:p>
          </table:table-cell>
          <table:table-cell office:value-type="float" office:value="14.7453016270087" table:style-name="ce1">
            <text:p>14.7453016270087</text:p>
          </table:table-cell>
          <table:table-cell office:value-type="float" office:value="9.33831597853604" table:style-name="ce1">
            <text:p>9.33831597853604</text:p>
          </table:table-cell>
          <table:table-cell office:value-type="float" office:value="12.7441108611402" table:style-name="ce1">
            <text:p>12.7441108611402</text:p>
          </table:table-cell>
          <table:table-cell office:value-type="float" office:value="10.113645961513" table:style-name="ce1">
            <text:p>10.113645961513</text:p>
          </table:table-cell>
          <table:table-cell office:value-type="float" office:value="6.23201859945666" table:style-name="ce1">
            <text:p>6.23201859945666</text:p>
          </table:table-cell>
        </table:table-row>
        <table:table-row table:style-name="ro1">
          <table:table-cell office:value-type="string" table:style-name="ce1">
            <text:p>Eric Mart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3-253</text:p>
          </table:table-cell>
          <table:table-cell office:value-type="float" office:value="14.4" table:style-name="ce1">
            <text:p>14.4</text:p>
          </table:table-cell>
          <table:table-cell office:value-type="float" office:value="6.88005411274051" table:style-name="ce1">
            <text:p>6.88005411274051</text:p>
          </table:table-cell>
          <table:table-cell office:value-type="float" office:value="14.5247898405929" table:style-name="ce1">
            <text:p>14.5247898405929</text:p>
          </table:table-cell>
          <table:table-cell office:value-type="float" office:value="10.4003057906009" table:style-name="ce1">
            <text:p>10.4003057906009</text:p>
          </table:table-cell>
          <table:table-cell office:value-type="float" office:value="9.85114715074115" table:style-name="ce1">
            <text:p>9.85114715074115</text:p>
          </table:table-cell>
          <table:table-cell office:value-type="float" office:value="6.84985449354308" table:style-name="ce1">
            <text:p>6.84985449354308</text:p>
          </table:table-cell>
          <table:table-cell office:value-type="float" office:value="12.8456719169686" table:style-name="ce1">
            <text:p>12.8456719169686</text:p>
          </table:table-cell>
          <table:table-cell office:value-type="float" office:value="7.00711389981891" table:style-name="ce1">
            <text:p>7.00711389981891</text:p>
          </table:table-cell>
          <table:table-cell office:value-type="float" office:value="6.55080102642109" table:style-name="ce1">
            <text:p>6.55080102642109</text:p>
          </table:table-cell>
          <table:table-cell office:value-type="float" office:value="6.13748712804446" table:style-name="ce1">
            <text:p>6.13748712804446</text:p>
          </table:table-cell>
          <table:table-cell office:value-type="float" office:value="16.695676308619" table:style-name="ce1">
            <text:p>16.695676308619</text:p>
          </table:table-cell>
          <table:table-cell office:value-type="float" office:value="7.32772049566911" table:style-name="ce1">
            <text:p>7.32772049566911</text:p>
          </table:table-cell>
        </table:table-row>
        <table:table-row table:style-name="ro1">
          <table:table-cell office:value-type="string" table:style-name="ce1">
            <text:p>Han-Noah Masseng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84</text:p>
          </table:table-cell>
          <table:table-cell office:value-type="float" office:value="13.6" table:style-name="ce1">
            <text:p>13.6</text:p>
          </table:table-cell>
          <table:table-cell office:value-type="float" office:value="7.54275271024226" table:style-name="ce1">
            <text:p>7.54275271024226</text:p>
          </table:table-cell>
          <table:table-cell office:value-type="float" office:value="12.26467703422" table:style-name="ce1">
            <text:p>12.26467703422</text:p>
          </table:table-cell>
          <table:table-cell office:value-type="float" office:value="9.20406409939662" table:style-name="ce1">
            <text:p>9.20406409939662</text:p>
          </table:table-cell>
          <table:table-cell office:value-type="float" office:value="11.7255562398712" table:style-name="ce1">
            <text:p>11.7255562398712</text:p>
          </table:table-cell>
          <table:table-cell office:value-type="float" office:value="10.948511610085" table:style-name="ce1">
            <text:p>10.948511610085</text:p>
          </table:table-cell>
          <table:table-cell office:value-type="float" office:value="9.57280534191981" table:style-name="ce1">
            <text:p>9.57280534191981</text:p>
          </table:table-cell>
          <table:table-cell office:value-type="float" office:value="8.29045098476231" table:style-name="ce1">
            <text:p>8.29045098476231</text:p>
          </table:table-cell>
          <table:table-cell office:value-type="float" office:value="7.28082663755885" table:style-name="ce1">
            <text:p>7.28082663755885</text:p>
          </table:table-cell>
          <table:table-cell office:value-type="float" office:value="8.38130673832884" table:style-name="ce1">
            <text:p>8.38130673832884</text:p>
          </table:table-cell>
          <table:table-cell office:value-type="float" office:value="12.7032939838643" table:style-name="ce1">
            <text:p>12.7032939838643</text:p>
          </table:table-cell>
          <table:table-cell office:value-type="float" office:value="10.038368207881" table:style-name="ce1">
            <text:p>10.038368207881</text:p>
          </table:table-cell>
        </table:table-row>
        <table:table-row table:style-name="ro1">
          <table:table-cell office:value-type="string" table:style-name="ce1">
            <text:p>Ibrahim Maz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044</text:p>
          </table:table-cell>
          <table:table-cell office:value-type="float" office:value="7.6" table:style-name="ce1">
            <text:p>7.6</text:p>
          </table:table-cell>
          <table:table-cell office:value-type="float" office:value="9.37653923737673" table:style-name="ce1">
            <text:p>9.37653923737673</text:p>
          </table:table-cell>
          <table:table-cell office:value-type="float" office:value="10.0338143695367" table:style-name="ce1">
            <text:p>10.0338143695367</text:p>
          </table:table-cell>
          <table:table-cell office:value-type="float" office:value="8.67749968627144" table:style-name="ce1">
            <text:p>8.67749968627144</text:p>
          </table:table-cell>
          <table:table-cell office:value-type="float" office:value="9.73928420323764" table:style-name="ce1">
            <text:p>9.73928420323764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10.2471377214143" table:style-name="ce1">
            <text:p>10.2471377214143</text:p>
          </table:table-cell>
          <table:table-cell office:value-type="float" office:value="12.0272257666017" table:style-name="ce1">
            <text:p>12.0272257666017</text:p>
          </table:table-cell>
          <table:table-cell office:value-type="float" office:value="11.4010230304794" table:style-name="ce1">
            <text:p>11.4010230304794</text:p>
          </table:table-cell>
          <table:table-cell office:value-type="float" office:value="11.2920385166743" table:style-name="ce1">
            <text:p>11.2920385166743</text:p>
          </table:table-cell>
          <table:table-cell office:value-type="float" office:value="8.55370363328077" table:style-name="ce1">
            <text:p>8.55370363328077</text:p>
          </table:table-cell>
          <table:table-cell office:value-type="float" office:value="8.35776974121192" table:style-name="ce1">
            <text:p>8.35776974121192</text:p>
          </table:table-cell>
        </table:table-row>
        <table:table-row table:style-name="ro1">
          <table:table-cell office:value-type="string" table:style-name="ce1">
            <text:p>Miro Muheim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289</text:p>
          </table:table-cell>
          <table:table-cell office:value-type="float" office:value="14.3" table:style-name="ce1">
            <text:p>14.3</text:p>
          </table:table-cell>
          <table:table-cell office:value-type="float" office:value="9.35817587789265" table:style-name="ce1">
            <text:p>9.35817587789265</text:p>
          </table:table-cell>
          <table:table-cell office:value-type="float" office:value="13.5100105091819" table:style-name="ce1">
            <text:p>13.5100105091819</text:p>
          </table:table-cell>
          <table:table-cell office:value-type="float" office:value="15.5953479076834" table:style-name="ce1">
            <text:p>15.5953479076834</text:p>
          </table:table-cell>
          <table:table-cell office:value-type="float" office:value="14.1205986409759" table:style-name="ce1">
            <text:p>14.1205986409759</text:p>
          </table:table-cell>
          <table:table-cell office:value-type="float" office:value="12.1126986696991" table:style-name="ce1">
            <text:p>12.1126986696991</text:p>
          </table:table-cell>
          <table:table-cell office:value-type="float" office:value="13.1108947432642" table:style-name="ce1">
            <text:p>13.1108947432642</text:p>
          </table:table-cell>
          <table:table-cell office:value-type="float" office:value="10.8016328786586" table:style-name="ce1">
            <text:p>10.8016328786586</text:p>
          </table:table-cell>
          <table:table-cell office:value-type="float" office:value="7.58453702390401" table:style-name="ce1">
            <text:p>7.58453702390401</text:p>
          </table:table-cell>
          <table:table-cell office:value-type="float" office:value="6.79757885730118" table:style-name="ce1">
            <text:p>6.79757885730118</text:p>
          </table:table-cell>
          <table:table-cell office:value-type="float" office:value="15.153230508042" table:style-name="ce1">
            <text:p>15.153230508042</text:p>
          </table:table-cell>
          <table:table-cell office:value-type="float" office:value="9.87845158123707" table:style-name="ce1">
            <text:p>9.87845158123707</text:p>
          </table:table-cell>
        </table:table-row>
        <table:table-row table:style-name="ro1">
          <table:table-cell office:value-type="string" table:style-name="ce1">
            <text:p>Paul Neb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89</text:p>
          </table:table-cell>
          <table:table-cell office:value-type="float" office:value="9.9" table:style-name="ce1">
            <text:p>9.9</text:p>
          </table:table-cell>
          <table:table-cell office:value-type="float" office:value="8.89180113838618" table:style-name="ce1">
            <text:p>8.89180113838618</text:p>
          </table:table-cell>
          <table:table-cell office:value-type="float" office:value="9.32961494592166" table:style-name="ce1">
            <text:p>9.32961494592166</text:p>
          </table:table-cell>
          <table:table-cell office:value-type="float" office:value="8.28783997070953" table:style-name="ce1">
            <text:p>8.28783997070953</text:p>
          </table:table-cell>
          <table:table-cell office:value-type="float" office:value="7.71311317371298" table:style-name="ce1">
            <text:p>7.71311317371298</text:p>
          </table:table-cell>
          <table:table-cell office:value-type="float" office:value="8.54776088756614" table:style-name="ce1">
            <text:p>8.54776088756614</text:p>
          </table:table-cell>
          <table:table-cell office:value-type="float" office:value="7.8168715057567" table:style-name="ce1">
            <text:p>7.8168715057567</text:p>
          </table:table-cell>
          <table:table-cell office:value-type="float" office:value="14.1227451054406" table:style-name="ce1">
            <text:p>14.1227451054406</text:p>
          </table:table-cell>
          <table:table-cell office:value-type="float" office:value="7.03259956591806" table:style-name="ce1">
            <text:p>7.03259956591806</text:p>
          </table:table-cell>
          <table:table-cell office:value-type="float" office:value="10.836710756652" table:style-name="ce1">
            <text:p>10.836710756652</text:p>
          </table:table-cell>
          <table:table-cell office:value-type="float" office:value="7.69189759199874" table:style-name="ce1">
            <text:p>7.69189759199874</text:p>
          </table:table-cell>
          <table:table-cell office:value-type="float" office:value="6.3663771719343" table:style-name="ce1">
            <text:p>6.3663771719343</text:p>
          </table:table-cell>
        </table:table-row>
        <table:table-row table:style-name="ro1">
          <table:table-cell office:value-type="string" table:style-name="ce1">
            <text:p>Felix Nmech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89</text:p>
          </table:table-cell>
          <table:table-cell office:value-type="float" office:value="11.9" table:style-name="ce1">
            <text:p>11.9</text:p>
          </table:table-cell>
          <table:table-cell office:value-type="float" office:value="7.49988427943985" table:style-name="ce1">
            <text:p>7.49988427943985</text:p>
          </table:table-cell>
          <table:table-cell office:value-type="float" office:value="11.3029384345613" table:style-name="ce1">
            <text:p>11.3029384345613</text:p>
          </table:table-cell>
          <table:table-cell office:value-type="float" office:value="13.0507292922008" table:style-name="ce1">
            <text:p>13.0507292922008</text:p>
          </table:table-cell>
          <table:table-cell office:value-type="float" office:value="10.9643416336955" table:style-name="ce1">
            <text:p>10.9643416336955</text:p>
          </table:table-cell>
          <table:table-cell office:value-type="float" office:value="9.44422931546513" table:style-name="ce1">
            <text:p>9.44422931546513</text:p>
          </table:table-cell>
          <table:table-cell office:value-type="float" office:value="11.1788496334323" table:style-name="ce1">
            <text:p>11.1788496334323</text:p>
          </table:table-cell>
          <table:table-cell office:value-type="float" office:value="8.70228192492307" table:style-name="ce1">
            <text:p>8.70228192492307</text:p>
          </table:table-cell>
          <table:table-cell office:value-type="float" office:value="7.79025510997238" table:style-name="ce1">
            <text:p>7.79025510997238</text:p>
          </table:table-cell>
          <table:table-cell office:value-type="float" office:value="8.6834923455123" table:style-name="ce1">
            <text:p>8.6834923455123</text:p>
          </table:table-cell>
          <table:table-cell office:value-type="float" office:value="11.8729653768725" table:style-name="ce1">
            <text:p>11.8729653768725</text:p>
          </table:table-cell>
          <table:table-cell office:value-type="float" office:value="6.9365802709764" table:style-name="ce1">
            <text:p>6.9365802709764</text:p>
          </table:table-cell>
        </table:table-row>
        <table:table-row table:style-name="ro1">
          <table:table-cell office:value-type="string" table:style-name="ce1">
            <text:p>Ernest Poku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1-344</text:p>
          </table:table-cell>
          <table:table-cell office:value-type="float" office:value="8.9" table:style-name="ce1">
            <text:p>8.9</text:p>
          </table:table-cell>
          <table:table-cell office:value-type="float" office:value="9.05592222354769" table:style-name="ce1">
            <text:p>9.05592222354769</text:p>
          </table:table-cell>
          <table:table-cell office:value-type="float" office:value="8.3661973866789" table:style-name="ce1">
            <text:p>8.3661973866789</text:p>
          </table:table-cell>
          <table:table-cell office:value-type="float" office:value="11.9589959756422" table:style-name="ce1">
            <text:p>11.9589959756422</text:p>
          </table:table-cell>
          <table:table-cell office:value-type="float" office:value="6.84332908495695" table:style-name="ce1">
            <text:p>6.84332908495695</text:p>
          </table:table-cell>
          <table:table-cell office:value-type="float" office:value="17.7219350806938" table:style-name="ce1">
            <text:p>17.7219350806938</text:p>
          </table:table-cell>
          <table:table-cell office:value-type="float" office:value="8.5699976614664" table:style-name="ce1">
            <text:p>8.5699976614664</text:p>
          </table:table-cell>
          <table:table-cell office:value-type="float" office:value="16.5438297532348" table:style-name="ce1">
            <text:p>16.5438297532348</text:p>
          </table:table-cell>
          <table:table-cell office:value-type="float" office:value="10.7027648896226" table:style-name="ce1">
            <text:p>10.7027648896226</text:p>
          </table:table-cell>
          <table:table-cell office:value-type="float" office:value="14.2820192567172" table:style-name="ce1">
            <text:p>14.2820192567172</text:p>
          </table:table-cell>
          <table:table-cell office:value-type="float" office:value="6.38469324689293" table:style-name="ce1">
            <text:p>6.38469324689293</text:p>
          </table:table-cell>
          <table:table-cell office:value-type="float" office:value="4.04168312447199" table:style-name="ce1">
            <text:p>4.04168312447199</text:p>
          </table:table-cell>
        </table:table-row>
        <table:table-row table:style-name="ro1">
          <table:table-cell office:value-type="string" table:style-name="ce1">
            <text:p>Grischa Pröm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363</text:p>
          </table:table-cell>
          <table:table-cell office:value-type="float" office:value="8.1" table:style-name="ce1">
            <text:p>8.1</text:p>
          </table:table-cell>
          <table:table-cell office:value-type="float" office:value="8.35908954555462" table:style-name="ce1">
            <text:p>8.35908954555462</text:p>
          </table:table-cell>
          <table:table-cell office:value-type="float" office:value="9.53736751760264" table:style-name="ce1">
            <text:p>9.53736751760264</text:p>
          </table:table-cell>
          <table:table-cell office:value-type="float" office:value="11.0594346167512" table:style-name="ce1">
            <text:p>11.0594346167512</text:p>
          </table:table-cell>
          <table:table-cell office:value-type="float" office:value="8.19319799962548" table:style-name="ce1">
            <text:p>8.19319799962548</text:p>
          </table:table-cell>
          <table:table-cell office:value-type="float" office:value="9.44422931546513" table:style-name="ce1">
            <text:p>9.44422931546513</text:p>
          </table:table-cell>
          <table:table-cell office:value-type="float" office:value="9.00725460865544" table:style-name="ce1">
            <text:p>9.00725460865544</text:p>
          </table:table-cell>
          <table:table-cell office:value-type="float" office:value="9.96124073161577" table:style-name="ce1">
            <text:p>9.96124073161577</text:p>
          </table:table-cell>
          <table:table-cell office:value-type="float" office:value="10.4309509818814" table:style-name="ce1">
            <text:p>10.4309509818814</text:p>
          </table:table-cell>
          <table:table-cell office:value-type="float" office:value="16.2879166153205" table:style-name="ce1">
            <text:p>16.2879166153205</text:p>
          </table:table-cell>
          <table:table-cell office:value-type="float" office:value="9.66526741040071" table:style-name="ce1">
            <text:p>9.66526741040071</text:p>
          </table:table-cell>
          <table:table-cell office:value-type="float" office:value="12.8327311876543" table:style-name="ce1">
            <text:p>12.8327311876543</text:p>
          </table:table-cell>
        </table:table-row>
        <table:table-row table:style-name="ro1">
          <table:table-cell office:value-type="string" table:style-name="ce1">
            <text:p>Cameron Puerta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42</text:p>
          </table:table-cell>
          <table:table-cell office:value-type="float" office:value="8.4" table:style-name="ce1">
            <text:p>8.4</text:p>
          </table:table-cell>
          <table:table-cell office:value-type="float" office:value="8.07447238010274" table:style-name="ce1">
            <text:p>8.07447238010274</text:p>
          </table:table-cell>
          <table:table-cell office:value-type="float" office:value="7.84298714998683" table:style-name="ce1">
            <text:p>7.84298714998683</text:p>
          </table:table-cell>
          <table:table-cell office:value-type="float" office:value="7.52823815473193" table:style-name="ce1">
            <text:p>7.52823815473193</text:p>
          </table:table-cell>
          <table:table-cell office:value-type="float" office:value="7.19490164030482" table:style-name="ce1">
            <text:p>7.19490164030482</text:p>
          </table:table-cell>
          <table:table-cell office:value-type="float" office:value="9.44422931546513" table:style-name="ce1">
            <text:p>9.44422931546513</text:p>
          </table:table-cell>
          <table:table-cell office:value-type="float" office:value="4.77920437556785" table:style-name="ce1">
            <text:p>4.77920437556785</text:p>
          </table:table-cell>
          <table:table-cell office:value-type="float" office:value="10.4876257410326" table:style-name="ce1">
            <text:p>10.4876257410326</text:p>
          </table:table-cell>
          <table:table-cell office:value-type="float" office:value="9.01213876502168" table:style-name="ce1">
            <text:p>9.01213876502168</text:p>
          </table:table-cell>
          <table:table-cell office:value-type="float" office:value="7.21347284577" table:style-name="ce1">
            <text:p>7.21347284577</text:p>
          </table:table-cell>
          <table:table-cell office:value-type="float" office:value="10.3375160663171" table:style-name="ce1">
            <text:p>10.3375160663171</text:p>
          </table:table-cell>
          <table:table-cell office:value-type="float" office:value="10.5170618838541" table:style-name="ce1">
            <text:p>10.5170618838541</text:p>
          </table:table-cell>
        </table:table-row>
        <table:table-row table:style-name="ro1">
          <table:table-cell office:value-type="string" table:style-name="ce1">
            <text:p>Rocco Reitz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23</text:p>
          </table:table-cell>
          <table:table-cell office:value-type="float" office:value="14.1" table:style-name="ce1">
            <text:p>14.1</text:p>
          </table:table-cell>
          <table:table-cell office:value-type="float" office:value="8.42179536333629" table:style-name="ce1">
            <text:p>8.42179536333629</text:p>
          </table:table-cell>
          <table:table-cell office:value-type="float" office:value="11.8278050960961" table:style-name="ce1">
            <text:p>11.8278050960961</text:p>
          </table:table-cell>
          <table:table-cell office:value-type="float" office:value="11.0594346167512" table:style-name="ce1">
            <text:p>11.0594346167512</text:p>
          </table:table-cell>
          <table:table-cell office:value-type="float" office:value="12.2532087590036" table:style-name="ce1">
            <text:p>12.2532087590036</text:p>
          </table:table-cell>
          <table:table-cell office:value-type="float" office:value="14.4127128382987" table:style-name="ce1">
            <text:p>14.4127128382987</text:p>
          </table:table-cell>
          <table:table-cell office:value-type="float" office:value="9.41330486263113" table:style-name="ce1">
            <text:p>9.41330486263113</text:p>
          </table:table-cell>
          <table:table-cell office:value-type="float" office:value="13.8739931722018" table:style-name="ce1">
            <text:p>13.8739931722018</text:p>
          </table:table-cell>
          <table:table-cell office:value-type="float" office:value="9.88468845512808" table:style-name="ce1">
            <text:p>9.88468845512808</text:p>
          </table:table-cell>
          <table:table-cell office:value-type="float" office:value="7.93473065244137" table:style-name="ce1">
            <text:p>7.93473065244137</text:p>
          </table:table-cell>
          <table:table-cell office:value-type="float" office:value="15.0798143972167" table:style-name="ce1">
            <text:p>15.0798143972167</text:p>
          </table:table-cell>
          <table:table-cell office:value-type="float" office:value="11.5688224639784" table:style-name="ce1">
            <text:p>11.5688224639784</text:p>
          </table:table-cell>
        </table:table-row>
        <table:table-row table:style-name="ro1">
          <table:table-cell office:value-type="string" table:style-name="ce1">
            <text:p>Nicolai Remberg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02</text:p>
          </table:table-cell>
          <table:table-cell office:value-type="float" office:value="14" table:style-name="ce1">
            <text:p>14</text:p>
          </table:table-cell>
          <table:table-cell office:value-type="float" office:value="7.20318506448726" table:style-name="ce1">
            <text:p>7.20318506448726</text:p>
          </table:table-cell>
          <table:table-cell office:value-type="float" office:value="12.588180703227" table:style-name="ce1">
            <text:p>12.588180703227</text:p>
          </table:table-cell>
          <table:table-cell office:value-type="float" office:value="8.9399646111464" table:style-name="ce1">
            <text:p>8.9399646111464</text:p>
          </table:table-cell>
          <table:table-cell office:value-type="float" office:value="9.01473472492384" table:style-name="ce1">
            <text:p>9.01473472492384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6.3632139967169" table:style-name="ce1">
            <text:p>6.3632139967169</text:p>
          </table:table-cell>
          <table:table-cell office:value-type="float" office:value="7.58453702390401" table:style-name="ce1">
            <text:p>7.58453702390401</text:p>
          </table:table-cell>
          <table:table-cell office:value-type="float" office:value="7.07331106810267" table:style-name="ce1">
            <text:p>7.07331106810267</text:p>
          </table:table-cell>
          <table:table-cell office:value-type="float" office:value="15.8899748809914" table:style-name="ce1">
            <text:p>15.8899748809914</text:p>
          </table:table-cell>
          <table:table-cell office:value-type="float" office:value="12.1611672243838" table:style-name="ce1">
            <text:p>12.1611672243838</text:p>
          </table:table-cell>
        </table:table-row>
        <table:table-row table:style-name="ro1">
          <table:table-cell office:value-type="string" table:style-name="ce1">
            <text:p>Fabian Ried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25</text:p>
          </table:table-cell>
          <table:table-cell office:value-type="float" office:value="11.7" table:style-name="ce1">
            <text:p>11.7</text:p>
          </table:table-cell>
          <table:table-cell office:value-type="float" office:value="9.367357024571" table:style-name="ce1">
            <text:p>9.367357024571</text:p>
          </table:table-cell>
          <table:table-cell office:value-type="float" office:value="8.444141412711" table:style-name="ce1">
            <text:p>8.444141412711</text:p>
          </table:table-cell>
          <table:table-cell office:value-type="float" office:value="12.9338837064144" table:style-name="ce1">
            <text:p>12.9338837064144</text:p>
          </table:table-cell>
          <table:table-cell office:value-type="float" office:value="9.51571640684899" table:style-name="ce1">
            <text:p>9.51571640684899</text:p>
          </table:table-cell>
          <table:table-cell office:value-type="float" office:value="10.948511610085" table:style-name="ce1">
            <text:p>10.948511610085</text:p>
          </table:table-cell>
          <table:table-cell office:value-type="float" office:value="8.44860458587832" table:style-name="ce1">
            <text:p>8.44860458587832</text:p>
          </table:table-cell>
          <table:table-cell office:value-type="float" office:value="14.2840065981107" table:style-name="ce1">
            <text:p>14.2840065981107</text:p>
          </table:table-cell>
          <table:table-cell office:value-type="float" office:value="8.74204085839821" table:style-name="ce1">
            <text:p>8.74204085839821</text:p>
          </table:table-cell>
          <table:table-cell office:value-type="float" office:value="14.0443603168823" table:style-name="ce1">
            <text:p>14.0443603168823</text:p>
          </table:table-cell>
          <table:table-cell office:value-type="float" office:value="8.33519294115532" table:style-name="ce1">
            <text:p>8.33519294115532</text:p>
          </table:table-cell>
          <table:table-cell office:value-type="float" office:value="5.66448546981669" table:style-name="ce1">
            <text:p>5.66448546981669</text:p>
          </table:table-cell>
        </table:table-row>
        <table:table-row table:style-name="ro1">
          <table:table-cell office:value-type="string" table:style-name="ce1">
            <text:p>Marcel Sabitz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96</text:p>
          </table:table-cell>
          <table:table-cell office:value-type="float" office:value="8.3" table:style-name="ce1">
            <text:p>8.3</text:p>
          </table:table-cell>
          <table:table-cell office:value-type="float" office:value="7.68069804492366" table:style-name="ce1">
            <text:p>7.68069804492366</text:p>
          </table:table-cell>
          <table:table-cell office:value-type="float" office:value="8.4910158894333" table:style-name="ce1">
            <text:p>8.4910158894333</text:p>
          </table:table-cell>
          <table:table-cell office:value-type="float" office:value="8.80849961885997" table:style-name="ce1">
            <text:p>8.80849961885997</text:p>
          </table:table-cell>
          <table:table-cell office:value-type="float" office:value="9.7952127429383" table:style-name="ce1">
            <text:p>9.7952127429383</text:p>
          </table:table-cell>
          <table:table-cell office:value-type="float" office:value="7.67773667899685" table:style-name="ce1">
            <text:p>7.67773667899685</text:p>
          </table:table-cell>
          <table:table-cell office:value-type="float" office:value="7.1254842372604" table:style-name="ce1">
            <text:p>7.1254842372604</text:p>
          </table:table-cell>
          <table:table-cell office:value-type="float" office:value="7.19778919268984" table:style-name="ce1">
            <text:p>7.19778919268984</text:p>
          </table:table-cell>
          <table:table-cell office:value-type="float" office:value="7.1313345903591" table:style-name="ce1">
            <text:p>7.1313345903591</text:p>
          </table:table-cell>
          <table:table-cell office:value-type="float" office:value="6.66212008032475" table:style-name="ce1">
            <text:p>6.66212008032475</text:p>
          </table:table-cell>
          <table:table-cell office:value-type="float" office:value="9.10650642201758" table:style-name="ce1">
            <text:p>9.10650642201758</text:p>
          </table:table-cell>
          <table:table-cell office:value-type="float" office:value="6.3663771719343" table:style-name="ce1">
            <text:p>6.3663771719343</text:p>
          </table:table-cell>
        </table:table-row>
        <table:table-row table:style-name="ro1">
          <table:table-cell office:value-type="string" table:style-name="ce1">
            <text:p>Albert Sambi Lokong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77</text:p>
          </table:table-cell>
          <table:table-cell office:value-type="float" office:value="9.2" table:style-name="ce1">
            <text:p>9.2</text:p>
          </table:table-cell>
          <table:table-cell office:value-type="float" office:value="9.02852708517913" table:style-name="ce1">
            <text:p>9.02852708517913</text:p>
          </table:table-cell>
          <table:table-cell office:value-type="float" office:value="9.26579850844937" table:style-name="ce1">
            <text:p>9.26579850844937</text:p>
          </table:table-cell>
          <table:table-cell office:value-type="float" office:value="7.52823815473193" table:style-name="ce1">
            <text:p>7.52823815473193</text:p>
          </table:table-cell>
          <table:table-cell office:value-type="float" office:value="9.12570815123155" table:style-name="ce1">
            <text:p>9.12570815123155</text:p>
          </table:table-cell>
          <table:table-cell office:value-type="float" office:value="7.12028276481132" table:style-name="ce1">
            <text:p>7.12028276481132</text:p>
          </table:table-cell>
          <table:table-cell office:value-type="float" office:value="8.24177440763026" table:style-name="ce1">
            <text:p>8.24177440763026</text:p>
          </table:table-cell>
          <table:table-cell office:value-type="float" office:value="9.22405675747554" table:style-name="ce1">
            <text:p>9.22405675747554</text:p>
          </table:table-cell>
          <table:table-cell office:value-type="float" office:value="10.5398304790588" table:style-name="ce1">
            <text:p>10.5398304790588</text:p>
          </table:table-cell>
          <table:table-cell office:value-type="float" office:value="13.5458210330176" table:style-name="ce1">
            <text:p>13.5458210330176</text:p>
          </table:table-cell>
          <table:table-cell office:value-type="float" office:value="9.21791932324327" table:style-name="ce1">
            <text:p>9.21791932324327</text:p>
          </table:table-cell>
          <table:table-cell office:value-type="float" office:value="7.26905155661874" table:style-name="ce1">
            <text:p>7.26905155661874</text:p>
          </table:table-cell>
        </table:table-row>
        <table:table-row table:style-name="ro1">
          <table:table-cell office:value-type="string" table:style-name="ce1">
            <text:p>Philipp Sand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320</text:p>
          </table:table-cell>
          <table:table-cell office:value-type="float" office:value="9.2" table:style-name="ce1">
            <text:p>9.2</text:p>
          </table:table-cell>
          <table:table-cell office:value-type="float" office:value="6.85554473196619" table:style-name="ce1">
            <text:p>6.85554473196619</text:p>
          </table:table-cell>
          <table:table-cell office:value-type="float" office:value="11.6131689191147" table:style-name="ce1">
            <text:p>11.6131689191147</text:p>
          </table:table-cell>
          <table:table-cell office:value-type="float" office:value="6.68654581448946" table:style-name="ce1">
            <text:p>6.68654581448946</text:p>
          </table:table-cell>
          <table:table-cell office:value-type="float" office:value="8.51912817154229" table:style-name="ce1">
            <text:p>8.51912817154229</text:p>
          </table:table-cell>
          <table:table-cell office:value-type="float" office:value="9.14353609481593" table:style-name="ce1">
            <text:p>9.14353609481593</text:p>
          </table:table-cell>
          <table:table-cell office:value-type="float" office:value="8.24177440763026" table:style-name="ce1">
            <text:p>8.24177440763026</text:p>
          </table:table-cell>
          <table:table-cell office:value-type="float" office:value="8.18849479147293" table:style-name="ce1">
            <text:p>8.18849479147293</text:p>
          </table:table-cell>
          <table:table-cell office:value-type="float" office:value="9.33831597853604" table:style-name="ce1">
            <text:p>9.33831597853604</text:p>
          </table:table-cell>
          <table:table-cell office:value-type="float" office:value="8.38130673832884" table:style-name="ce1">
            <text:p>8.38130673832884</text:p>
          </table:table-cell>
          <table:table-cell office:value-type="float" office:value="13.7594622467784" table:style-name="ce1">
            <text:p>13.7594622467784</text:p>
          </table:table-cell>
          <table:table-cell office:value-type="float" office:value="14.4987775404076" table:style-name="ce1">
            <text:p>14.4987775404076</text:p>
          </table:table-cell>
        </table:table-row>
        <table:table-row table:style-name="ro1">
          <table:table-cell office:value-type="string" table:style-name="ce1">
            <text:p>James Sand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85</text:p>
          </table:table-cell>
          <table:table-cell office:value-type="float" office:value="12.9" table:style-name="ce1">
            <text:p>12.9</text:p>
          </table:table-cell>
          <table:table-cell office:value-type="float" office:value="7.05302547922506" table:style-name="ce1">
            <text:p>7.05302547922506</text:p>
          </table:table-cell>
          <table:table-cell office:value-type="float" office:value="10.5929461982866" table:style-name="ce1">
            <text:p>10.5929461982866</text:p>
          </table:table-cell>
          <table:table-cell office:value-type="float" office:value="6.68654581448946" table:style-name="ce1">
            <text:p>6.68654581448946</text:p>
          </table:table-cell>
          <table:table-cell office:value-type="float" office:value="10.1307536181884" table:style-name="ce1">
            <text:p>10.1307536181884</text:p>
          </table:table-cell>
          <table:table-cell office:value-type="float" office:value="6.58553960520416" table:style-name="ce1">
            <text:p>6.58553960520416</text:p>
          </table:table-cell>
          <table:table-cell office:value-type="float" office:value="7.1254842372604" table:style-name="ce1">
            <text:p>7.1254842372604</text:p>
          </table:table-cell>
          <table:table-cell office:value-type="float" office:value="8.70228192492307" table:style-name="ce1">
            <text:p>8.70228192492307</text:p>
          </table:table-cell>
          <table:table-cell office:value-type="float" office:value="7.6870880511121" table:style-name="ce1">
            <text:p>7.6870880511121</text:p>
          </table:table-cell>
          <table:table-cell office:value-type="float" office:value="6.39627242363617" table:style-name="ce1">
            <text:p>6.39627242363617</text:p>
          </table:table-cell>
          <table:table-cell office:value-type="float" office:value="13.3882571090122" table:style-name="ce1">
            <text:p>13.3882571090122</text:p>
          </table:table-cell>
          <table:table-cell office:value-type="float" office:value="13.2381430103297" table:style-name="ce1">
            <text:p>13.2381430103297</text:p>
          </table:table-cell>
        </table:table-row>
        <table:table-row table:style-name="ro1">
          <table:table-cell office:value-type="string" table:style-name="ce1">
            <text:p>Kaishu San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08</text:p>
          </table:table-cell>
          <table:table-cell office:value-type="float" office:value="15" table:style-name="ce1">
            <text:p>15</text:p>
          </table:table-cell>
          <table:table-cell office:value-type="float" office:value="7.51701768913771" table:style-name="ce1">
            <text:p>7.51701768913771</text:p>
          </table:table-cell>
          <table:table-cell office:value-type="float" office:value="11.4585486336423" table:style-name="ce1">
            <text:p>11.4585486336423</text:p>
          </table:table-cell>
          <table:table-cell office:value-type="float" office:value="10.6650652017554" table:style-name="ce1">
            <text:p>10.6650652017554</text:p>
          </table:table-cell>
          <table:table-cell office:value-type="float" office:value="13.6293740146241" table:style-name="ce1">
            <text:p>13.6293740146241</text:p>
          </table:table-cell>
          <table:table-cell office:value-type="float" office:value="10.3493823112194" table:style-name="ce1">
            <text:p>10.3493823112194</text:p>
          </table:table-cell>
          <table:table-cell office:value-type="float" office:value="13.5630484426356" table:style-name="ce1">
            <text:p>13.5630484426356</text:p>
          </table:table-cell>
          <table:table-cell office:value-type="float" office:value="9.96124073161577" table:style-name="ce1">
            <text:p>9.96124073161577</text:p>
          </table:table-cell>
          <table:table-cell office:value-type="float" office:value="7.18098269796561" table:style-name="ce1">
            <text:p>7.18098269796561</text:p>
          </table:table-cell>
          <table:table-cell office:value-type="float" office:value="8.38130673832884" table:style-name="ce1">
            <text:p>8.38130673832884</text:p>
          </table:table-cell>
          <table:table-cell office:value-type="float" office:value="14.453559493021" table:style-name="ce1">
            <text:p>14.453559493021</text:p>
          </table:table-cell>
          <table:table-cell office:value-type="float" office:value="11.6611192777426" table:style-name="ce1">
            <text:p>11.6611192777426</text:p>
          </table:table-cell>
        </table:table-row>
        <table:table-row table:style-name="ro1">
          <table:table-cell office:value-type="string" table:style-name="ce1">
            <text:p>Romano Schmi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45</text:p>
          </table:table-cell>
          <table:table-cell office:value-type="float" office:value="14.6" table:style-name="ce1">
            <text:p>14.6</text:p>
          </table:table-cell>
          <table:table-cell office:value-type="float" office:value="11.0274441314367" table:style-name="ce1">
            <text:p>11.0274441314367</text:p>
          </table:table-cell>
          <table:table-cell office:value-type="float" office:value="11.9039032148759" table:style-name="ce1">
            <text:p>11.9039032148759</text:p>
          </table:table-cell>
          <table:table-cell office:value-type="float" office:value="18.0520465844542" table:style-name="ce1">
            <text:p>18.0520465844542</text:p>
          </table:table-cell>
          <table:table-cell office:value-type="float" office:value="13.9896543215413" table:style-name="ce1">
            <text:p>13.9896543215413</text:p>
          </table:table-cell>
          <table:table-cell office:value-type="float" office:value="16.2627989110675" table:style-name="ce1">
            <text:p>16.2627989110675</text:p>
          </table:table-cell>
          <table:table-cell office:value-type="float" office:value="7.41796919128597" table:style-name="ce1">
            <text:p>7.41796919128597</text:p>
          </table:table-cell>
          <table:table-cell office:value-type="float" office:value="17.0460365127553" table:style-name="ce1">
            <text:p>17.0460365127553</text:p>
          </table:table-cell>
          <table:table-cell office:value-type="float" office:value="8.26142693080617" table:style-name="ce1">
            <text:p>8.26142693080617</text:p>
          </table:table-cell>
          <table:table-cell office:value-type="float" office:value="14.2820192567172" table:style-name="ce1">
            <text:p>14.2820192567172</text:p>
          </table:table-cell>
          <table:table-cell office:value-type="float" office:value="8.77383755691488" table:style-name="ce1">
            <text:p>8.77383755691488</text:p>
          </table:table-cell>
          <table:table-cell office:value-type="float" office:value="8.07975366046892" table:style-name="ce1">
            <text:p>8.07975366046892</text:p>
          </table:table-cell>
        </table:table-row>
        <table:table-row table:style-name="ro1">
          <table:table-cell office:value-type="string" table:style-name="ce1">
            <text:p>Jan Schöppn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09</text:p>
          </table:table-cell>
          <table:table-cell office:value-type="float" office:value="11.5" table:style-name="ce1">
            <text:p>11.5</text:p>
          </table:table-cell>
          <table:table-cell office:value-type="float" office:value="7.47421935952531" table:style-name="ce1">
            <text:p>7.47421935952531</text:p>
          </table:table-cell>
          <table:table-cell office:value-type="float" office:value="7.87340090896474" table:style-name="ce1">
            <text:p>7.87340090896474</text:p>
          </table:table-cell>
          <table:table-cell office:value-type="float" office:value="7.16088641808227" table:style-name="ce1">
            <text:p>7.16088641808227</text:p>
          </table:table-cell>
          <table:table-cell office:value-type="float" office:value="7.60809060095349" table:style-name="ce1">
            <text:p>7.60809060095349</text:p>
          </table:table-cell>
          <table:table-cell office:value-type="float" office:value="8.84449211289851" table:style-name="ce1">
            <text:p>8.84449211289851</text:p>
          </table:table-cell>
          <table:table-cell office:value-type="float" office:value="9.99879185900996" table:style-name="ce1">
            <text:p>9.99879185900996</text:p>
          </table:table-cell>
          <table:table-cell office:value-type="float" office:value="9.64486993274268" table:style-name="ce1">
            <text:p>9.64486993274268</text:p>
          </table:table-cell>
          <table:table-cell office:value-type="float" office:value="7.3813823681097" table:style-name="ce1">
            <text:p>7.3813823681097</text:p>
          </table:table-cell>
          <table:table-cell office:value-type="float" office:value="8.2314729221378" table:style-name="ce1">
            <text:p>8.2314729221378</text:p>
          </table:table-cell>
          <table:table-cell office:value-type="float" office:value="13.0999688952297" table:style-name="ce1">
            <text:p>13.0999688952297</text:p>
          </table:table-cell>
          <table:table-cell office:value-type="float" office:value="5.76472683379471" table:style-name="ce1">
            <text:p>5.76472683379471</text:p>
          </table:table-cell>
        </table:table-row>
        <table:table-row table:style-name="ro1">
          <table:table-cell office:value-type="string" table:style-name="ce1">
            <text:p>Nicolas Seiwal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48</text:p>
          </table:table-cell>
          <table:table-cell office:value-type="float" office:value="13.8" table:style-name="ce1">
            <text:p>13.8</text:p>
          </table:table-cell>
          <table:table-cell office:value-type="float" office:value="7.40598876727549" table:style-name="ce1">
            <text:p>7.40598876727549</text:p>
          </table:table-cell>
          <table:table-cell office:value-type="float" office:value="13.0588279565176" table:style-name="ce1">
            <text:p>13.0588279565176</text:p>
          </table:table-cell>
          <table:table-cell office:value-type="float" office:value="9.0718384229399" table:style-name="ce1">
            <text:p>9.0718384229399</text:p>
          </table:table-cell>
          <table:table-cell office:value-type="float" office:value="8.9593456369657" table:style-name="ce1">
            <text:p>8.9593456369657</text:p>
          </table:table-cell>
          <table:table-cell office:value-type="float" office:value="7.12028276481132" table:style-name="ce1">
            <text:p>7.12028276481132</text:p>
          </table:table-cell>
          <table:table-cell office:value-type="float" office:value="14.0768082035541" table:style-name="ce1">
            <text:p>14.0768082035541</text:p>
          </table:table-cell>
          <table:table-cell office:value-type="float" office:value="6.63450129334083" table:style-name="ce1">
            <text:p>6.63450129334083</text:p>
          </table:table-cell>
          <table:table-cell office:value-type="float" office:value="6.55080102642109" table:style-name="ce1">
            <text:p>6.55080102642109</text:p>
          </table:table-cell>
          <table:table-cell office:value-type="float" office:value="6.52833532881704" table:style-name="ce1">
            <text:p>6.52833532881704</text:p>
          </table:table-cell>
          <table:table-cell office:value-type="float" office:value="15.6369561386192" table:style-name="ce1">
            <text:p>15.6369561386192</text:p>
          </table:table-cell>
          <table:table-cell office:value-type="float" office:value="10.9763015432829" table:style-name="ce1">
            <text:p>10.9763015432829</text:p>
          </table:table-cell>
        </table:table-row>
        <table:table-row table:style-name="ro1">
          <table:table-cell office:value-type="string" table:style-name="ce1">
            <text:p>Danel Sinan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7</text:p>
          </table:table-cell>
          <table:table-cell office:value-type="float" office:value="9.7" table:style-name="ce1">
            <text:p>9.7</text:p>
          </table:table-cell>
          <table:table-cell office:value-type="float" office:value="9.71685307401548" table:style-name="ce1">
            <text:p>9.71685307401548</text:p>
          </table:table-cell>
          <table:table-cell office:value-type="float" office:value="10.1138719657788" table:style-name="ce1">
            <text:p>10.1138719657788</text:p>
          </table:table-cell>
          <table:table-cell office:value-type="float" office:value="13.2806867482408" table:style-name="ce1">
            <text:p>13.2806867482408</text:p>
          </table:table-cell>
          <table:table-cell office:value-type="float" office:value="11.7255562398712" table:style-name="ce1">
            <text:p>11.7255562398712</text:p>
          </table:table-cell>
          <table:table-cell office:value-type="float" office:value="9.44422931546513" table:style-name="ce1">
            <text:p>9.44422931546513</text:p>
          </table:table-cell>
          <table:table-cell office:value-type="float" office:value="8.44860458587832" table:style-name="ce1">
            <text:p>8.44860458587832</text:p>
          </table:table-cell>
          <table:table-cell office:value-type="float" office:value="12.4197294445626" table:style-name="ce1">
            <text:p>12.4197294445626</text:p>
          </table:table-cell>
          <table:table-cell office:value-type="float" office:value="9.17499414923901" table:style-name="ce1">
            <text:p>9.17499414923901</text:p>
          </table:table-cell>
          <table:table-cell office:value-type="float" office:value="11.4422666413241" table:style-name="ce1">
            <text:p>11.4422666413241</text:p>
          </table:table-cell>
          <table:table-cell office:value-type="float" office:value="6.87117334176368" table:style-name="ce1">
            <text:p>6.87117334176368</text:p>
          </table:table-cell>
          <table:table-cell office:value-type="float" office:value="12.9460502330019" table:style-name="ce1">
            <text:p>12.9460502330019</text:p>
          </table:table-cell>
        </table:table-row>
        <table:table-row table:style-name="ro1">
          <table:table-cell office:value-type="string" table:style-name="ce1">
            <text:p>Vinicius Souz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04</text:p>
          </table:table-cell>
          <table:table-cell office:value-type="float" office:value="8.8" table:style-name="ce1">
            <text:p>8.8</text:p>
          </table:table-cell>
          <table:table-cell office:value-type="float" office:value="7.46567382874949" table:style-name="ce1">
            <text:p>7.46567382874949</text:p>
          </table:table-cell>
          <table:table-cell office:value-type="float" office:value="8.11841229901324" table:style-name="ce1">
            <text:p>8.11841229901324</text:p>
          </table:table-cell>
          <table:table-cell office:value-type="float" office:value="6.12157942952263" table:style-name="ce1">
            <text:p>6.12157942952263</text:p>
          </table:table-cell>
          <table:table-cell office:value-type="float" office:value="8.03189439226662" table:style-name="ce1">
            <text:p>8.03189439226662</text:p>
          </table:table-cell>
          <table:table-cell office:value-type="float" office:value="6.84985449354308" table:style-name="ce1">
            <text:p>6.84985449354308</text:p>
          </table:table-cell>
          <table:table-cell office:value-type="float" office:value="4.77920437556785" table:style-name="ce1">
            <text:p>4.77920437556785</text:p>
          </table:table-cell>
          <table:table-cell office:value-type="float" office:value="6.3632139967169" table:style-name="ce1">
            <text:p>6.3632139967169</text:p>
          </table:table-cell>
          <table:table-cell office:value-type="float" office:value="7.08187266455559" table:style-name="ce1">
            <text:p>7.08187266455559</text:p>
          </table:table-cell>
          <table:table-cell office:value-type="float" office:value="6.13748712804446" table:style-name="ce1">
            <text:p>6.13748712804446</text:p>
          </table:table-cell>
          <table:table-cell office:value-type="float" office:value="14.3704475230658" table:style-name="ce1">
            <text:p>14.3704475230658</text:p>
          </table:table-cell>
          <table:table-cell office:value-type="float" office:value="11.3675744995674" table:style-name="ce1">
            <text:p>11.3675744995674</text:p>
          </table:table-cell>
        </table:table-row>
        <table:table-row table:style-name="ro1">
          <table:table-cell office:value-type="string" table:style-name="ce1">
            <text:p>Jens Stag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60</text:p>
          </table:table-cell>
          <table:table-cell office:value-type="float" office:value="12.2" table:style-name="ce1">
            <text:p>12.2</text:p>
          </table:table-cell>
          <table:table-cell office:value-type="float" office:value="6.9785968708078" table:style-name="ce1">
            <text:p>6.9785968708078</text:p>
          </table:table-cell>
          <table:table-cell office:value-type="float" office:value="9.85761304052973" table:style-name="ce1">
            <text:p>9.85761304052973</text:p>
          </table:table-cell>
          <table:table-cell office:value-type="float" office:value="9.33658406790329" table:style-name="ce1">
            <text:p>9.33658406790329</text:p>
          </table:table-cell>
          <table:table-cell office:value-type="float" office:value="9.12570815123155" table:style-name="ce1">
            <text:p>9.12570815123155</text:p>
          </table:table-cell>
          <table:table-cell office:value-type="float" office:value="7.39639986338544" table:style-name="ce1">
            <text:p>7.39639986338544</text:p>
          </table:table-cell>
          <table:table-cell office:value-type="float" office:value="10.7944246265045" table:style-name="ce1">
            <text:p>10.7944246265045</text:p>
          </table:table-cell>
          <table:table-cell office:value-type="float" office:value="7.885441069946" table:style-name="ce1">
            <text:p>7.885441069946</text:p>
          </table:table-cell>
          <table:table-cell office:value-type="float" office:value="9.93938728045698" table:style-name="ce1">
            <text:p>9.93938728045698</text:p>
          </table:table-cell>
          <table:table-cell office:value-type="float" office:value="16.2879166153205" table:style-name="ce1">
            <text:p>16.2879166153205</text:p>
          </table:table-cell>
          <table:table-cell office:value-type="float" office:value="12.1895753562789" table:style-name="ce1">
            <text:p>12.1895753562789</text:p>
          </table:table-cell>
          <table:table-cell office:value-type="float" office:value="9.84646432245902" table:style-name="ce1">
            <text:p>9.84646432245902</text:p>
          </table:table-cell>
        </table:table-row>
        <table:table-row table:style-name="ro1">
          <table:table-cell office:value-type="string" table:style-name="ce1">
            <text:p>Angelo Still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78</text:p>
          </table:table-cell>
          <table:table-cell office:value-type="float" office:value="13" table:style-name="ce1">
            <text:p>13</text:p>
          </table:table-cell>
          <table:table-cell office:value-type="float" office:value="10.9095165959197" table:style-name="ce1">
            <text:p>10.9095165959197</text:p>
          </table:table-cell>
          <table:table-cell office:value-type="float" office:value="16.4446716727374" table:style-name="ce1">
            <text:p>16.4446716727374</text:p>
          </table:table-cell>
          <table:table-cell office:value-type="float" office:value="15.8970631452066" table:style-name="ce1">
            <text:p>15.8970631452066</text:p>
          </table:table-cell>
          <table:table-cell office:value-type="float" office:value="15.9513471113616" table:style-name="ce1">
            <text:p>15.9513471113616</text:p>
          </table:table-cell>
          <table:table-cell office:value-type="float" office:value="9.74589335541139" table:style-name="ce1">
            <text:p>9.74589335541139</text:p>
          </table:table-cell>
          <table:table-cell office:value-type="float" office:value="11.745891868241" table:style-name="ce1">
            <text:p>11.745891868241</text:p>
          </table:table-cell>
          <table:table-cell office:value-type="float" office:value="9.43422084212711" table:style-name="ce1">
            <text:p>9.43422084212711</text:p>
          </table:table-cell>
          <table:table-cell office:value-type="float" office:value="7.28082663755885" table:style-name="ce1">
            <text:p>7.28082663755885</text:p>
          </table:table-cell>
          <table:table-cell office:value-type="float" office:value="9.91305127530533" table:style-name="ce1">
            <text:p>9.91305127530533</text:p>
          </table:table-cell>
          <table:table-cell office:value-type="float" office:value="10.8940133922989" table:style-name="ce1">
            <text:p>10.8940133922989</text:p>
          </table:table-cell>
          <table:table-cell office:value-type="float" office:value="5.89189591057302" table:style-name="ce1">
            <text:p>5.89189591057302</text:p>
          </table:table-cell>
        </table:table-row>
        <table:table-row table:style-name="ro1">
          <table:table-cell office:value-type="string" table:style-name="ce1">
            <text:p>Jan Thielman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26</text:p>
          </table:table-cell>
          <table:table-cell office:value-type="float" office:value="9.4" table:style-name="ce1">
            <text:p>9.4</text:p>
          </table:table-cell>
          <table:table-cell office:value-type="float" office:value="8.31439301102794" table:style-name="ce1">
            <text:p>8.31439301102794</text:p>
          </table:table-cell>
          <table:table-cell office:value-type="float" office:value="7.15841373303125" table:style-name="ce1">
            <text:p>7.15841373303125</text:p>
          </table:table-cell>
          <table:table-cell office:value-type="float" office:value="8.15924515156942" table:style-name="ce1">
            <text:p>8.15924515156942</text:p>
          </table:table-cell>
          <table:table-cell office:value-type="float" office:value="6.99279475893151" table:style-name="ce1">
            <text:p>6.99279475893151</text:p>
          </table:table-cell>
          <table:table-cell office:value-type="float" office:value="10.6498312608009" table:style-name="ce1">
            <text:p>10.6498312608009</text:p>
          </table:table-cell>
          <table:table-cell office:value-type="float" office:value="5.86632980375376" table:style-name="ce1">
            <text:p>5.86632980375376</text:p>
          </table:table-cell>
          <table:table-cell office:value-type="float" office:value="10.0666859883707" table:style-name="ce1">
            <text:p>10.0666859883707</text:p>
          </table:table-cell>
          <table:table-cell office:value-type="float" office:value="11.0268552720464" table:style-name="ce1">
            <text:p>11.0268552720464</text:p>
          </table:table-cell>
          <table:table-cell office:value-type="float" office:value="11.2920385166743" table:style-name="ce1">
            <text:p>11.2920385166743</text:p>
          </table:table-cell>
          <table:table-cell office:value-type="float" office:value="9.21791932324327" table:style-name="ce1">
            <text:p>9.21791932324327</text:p>
          </table:table-cell>
          <table:table-cell office:value-type="float" office:value="8.12585547335958" table:style-name="ce1">
            <text:p>8.12585547335958</text:p>
          </table:table-cell>
        </table:table-row>
        <table:table-row table:style-name="ro1">
          <table:table-cell office:value-type="string" table:style-name="ce1">
            <text:p>Malik Tillma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24</text:p>
          </table:table-cell>
          <table:table-cell office:value-type="float" office:value="9" table:style-name="ce1">
            <text:p>9</text:p>
          </table:table-cell>
          <table:table-cell office:value-type="float" office:value="9.01027250092498" table:style-name="ce1">
            <text:p>9.01027250092498</text:p>
          </table:table-cell>
          <table:table-cell office:value-type="float" office:value="10.0338143695367" table:style-name="ce1">
            <text:p>10.0338143695367</text:p>
          </table:table-cell>
          <table:table-cell office:value-type="float" office:value="10.532831963969" table:style-name="ce1">
            <text:p>10.532831963969</text:p>
          </table:table-cell>
          <table:table-cell office:value-type="float" office:value="8.41002842393789" table:style-name="ce1">
            <text:p>8.41002842393789</text:p>
          </table:table-cell>
          <table:table-cell office:value-type="float" office:value="11.5379471941352" table:style-name="ce1">
            <text:p>11.5379471941352</text:p>
          </table:table-cell>
          <table:table-cell office:value-type="float" office:value="8.24177440763026" table:style-name="ce1">
            <text:p>8.24177440763026</text:p>
          </table:table-cell>
          <table:table-cell office:value-type="float" office:value="11.3194701917961" table:style-name="ce1">
            <text:p>11.3194701917961</text:p>
          </table:table-cell>
          <table:table-cell office:value-type="float" office:value="8.7959093562048" table:style-name="ce1">
            <text:p>8.7959093562048</text:p>
          </table:table-cell>
          <table:table-cell office:value-type="float" office:value="13.6732862036848" table:style-name="ce1">
            <text:p>13.6732862036848</text:p>
          </table:table-cell>
          <table:table-cell office:value-type="float" office:value="10.2256369800675" table:style-name="ce1">
            <text:p>10.2256369800675</text:p>
          </table:table-cell>
          <table:table-cell office:value-type="float" office:value="8.12585547335958" table:style-name="ce1">
            <text:p>8.12585547335958</text:p>
          </table:table-cell>
        </table:table-row>
        <table:table-row table:style-name="ro1">
          <table:table-cell office:value-type="string" table:style-name="ce1">
            <text:p>Can Uzu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057</text:p>
          </table:table-cell>
          <table:table-cell office:value-type="float" office:value="7.2" table:style-name="ce1">
            <text:p>7.2</text:p>
          </table:table-cell>
          <table:table-cell office:value-type="float" office:value="9.56037751228629" table:style-name="ce1">
            <text:p>9.56037751228629</text:p>
          </table:table-cell>
          <table:table-cell office:value-type="float" office:value="8.58499624000963" table:style-name="ce1">
            <text:p>8.58499624000963</text:p>
          </table:table-cell>
          <table:table-cell office:value-type="float" office:value="14.348994011976" table:style-name="ce1">
            <text:p>14.348994011976</text:p>
          </table:table-cell>
          <table:table-cell office:value-type="float" office:value="9.34831665312221" table:style-name="ce1">
            <text:p>9.34831665312221</text:p>
          </table:table-cell>
          <table:table-cell office:value-type="float" office:value="11.2447631102403" table:style-name="ce1">
            <text:p>11.2447631102403</text:p>
          </table:table-cell>
          <table:table-cell office:value-type="float" office:value="6.85508058048501" table:style-name="ce1">
            <text:p>6.85508058048501</text:p>
          </table:table-cell>
          <table:table-cell office:value-type="float" office:value="11.8274854615657" table:style-name="ce1">
            <text:p>11.8274854615657</text:p>
          </table:table-cell>
          <table:table-cell office:value-type="float" office:value="12.385688156275" table:style-name="ce1">
            <text:p>12.385688156275</text:p>
          </table:table-cell>
          <table:table-cell office:value-type="float" office:value="15.2511936433933" table:style-name="ce1">
            <text:p>15.2511936433933</text:p>
          </table:table-cell>
          <table:table-cell office:value-type="float" office:value="6.19649734009715" table:style-name="ce1">
            <text:p>6.19649734009715</text:p>
          </table:table-cell>
          <table:table-cell office:value-type="float" office:value="9.5107913789699" table:style-name="ce1">
            <text:p>9.5107913789699</text:p>
          </table:table-cell>
        </table:table-row>
        <table:table-row table:style-name="ro1">
          <table:table-cell office:value-type="string" table:style-name="ce1">
            <text:p>Fabio Viei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2</text:p>
          </table:table-cell>
          <table:table-cell office:value-type="float" office:value="7.1" table:style-name="ce1">
            <text:p>7.1</text:p>
          </table:table-cell>
          <table:table-cell office:value-type="float" office:value="10.5353696291128" table:style-name="ce1">
            <text:p>10.5353696291128</text:p>
          </table:table-cell>
          <table:table-cell office:value-type="float" office:value="7.6315133628321" table:style-name="ce1">
            <text:p>7.6315133628321</text:p>
          </table:table-cell>
          <table:table-cell office:value-type="float" office:value="12.9338837064144" table:style-name="ce1">
            <text:p>12.9338837064144</text:p>
          </table:table-cell>
          <table:table-cell office:value-type="float" office:value="9.62746227250456" table:style-name="ce1">
            <text:p>9.62746227250456</text:p>
          </table:table-cell>
          <table:table-cell office:value-type="float" office:value="8.25398524718092" table:style-name="ce1">
            <text:p>8.25398524718092</text:p>
          </table:table-cell>
          <table:table-cell office:value-type="float" office:value="9.00725460865544" table:style-name="ce1">
            <text:p>9.00725460865544</text:p>
          </table:table-cell>
          <table:table-cell office:value-type="float" office:value="8.39283405904147" table:style-name="ce1">
            <text:p>8.39283405904147</text:p>
          </table:table-cell>
          <table:table-cell office:value-type="float" office:value="9.44740269304336" table:style-name="ce1">
            <text:p>9.44740269304336</text:p>
          </table:table-cell>
          <table:table-cell office:value-type="float" office:value="8.98846968906822" table:style-name="ce1">
            <text:p>8.98846968906822</text:p>
          </table:table-cell>
          <table:table-cell office:value-type="float" office:value="6.87117334176368" table:style-name="ce1">
            <text:p>6.87117334176368</text:p>
          </table:table-cell>
          <table:table-cell office:value-type="float" office:value="7.44577315763698" table:style-name="ce1">
            <text:p>7.44577315763698</text:p>
          </table:table-cell>
        </table:table-row>
        <table:table-row table:style-name="ro1">
          <table:table-cell office:value-type="string" table:style-name="ce1">
            <text:p>Himad Abdell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51</text:p>
          </table:table-cell>
          <table:table-cell office:value-type="float" office:value="10.5" table:style-name="ce1">
            <text:p>10.5</text:p>
          </table:table-cell>
          <table:table-cell office:value-type="float" office:value="8.66895403720968" table:style-name="ce1">
            <text:p>8.66895403720968</text:p>
          </table:table-cell>
          <table:table-cell office:value-type="float" office:value="12.5442308058584" table:style-name="ce1">
            <text:p>12.5442308058584</text:p>
          </table:table-cell>
          <table:table-cell office:value-type="float" office:value="6.80357120493734" table:style-name="ce1">
            <text:p>6.80357120493734</text:p>
          </table:table-cell>
          <table:table-cell office:value-type="float" office:value="12.3478667360704" table:style-name="ce1">
            <text:p>12.3478667360704</text:p>
          </table:table-cell>
          <table:table-cell office:value-type="float" office:value="12.7174348095349" table:style-name="ce1">
            <text:p>12.7174348095349</text:p>
          </table:table-cell>
          <table:table-cell office:value-type="float" office:value="9.28789836865978" table:style-name="ce1">
            <text:p>9.28789836865978</text:p>
          </table:table-cell>
          <table:table-cell office:value-type="float" office:value="8.75856292476508" table:style-name="ce1">
            <text:p>8.75856292476508</text:p>
          </table:table-cell>
          <table:table-cell office:value-type="float" office:value="7.86219212648375" table:style-name="ce1">
            <text:p>7.86219212648375</text:p>
          </table:table-cell>
          <table:table-cell office:value-type="float" office:value="11.6848204779965" table:style-name="ce1">
            <text:p>11.6848204779965</text:p>
          </table:table-cell>
          <table:table-cell office:value-type="float" office:value="10.8171824353931" table:style-name="ce1">
            <text:p>10.8171824353931</text:p>
          </table:table-cell>
          <table:table-cell office:value-type="float" office:value="13.4476164493893" table:style-name="ce1">
            <text:p>13.4476164493893</text:p>
          </table:table-cell>
        </table:table-row>
        <table:table-row table:style-name="ro1">
          <table:table-cell office:value-type="string" table:style-name="ce1">
            <text:p>Laurent Aberge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340</text:p>
          </table:table-cell>
          <table:table-cell office:value-type="float" office:value="15.3" table:style-name="ce1">
            <text:p>15.3</text:p>
          </table:table-cell>
          <table:table-cell office:value-type="float" office:value="7.69524055100421" table:style-name="ce1">
            <text:p>7.69524055100421</text:p>
          </table:table-cell>
          <table:table-cell office:value-type="float" office:value="15.5157723674074" table:style-name="ce1">
            <text:p>15.5157723674074</text:p>
          </table:table-cell>
          <table:table-cell office:value-type="float" office:value="7.52242524780422" table:style-name="ce1">
            <text:p>7.52242524780422</text:p>
          </table:table-cell>
          <table:table-cell office:value-type="float" office:value="13.9647923410771" table:style-name="ce1">
            <text:p>13.9647923410771</text:p>
          </table:table-cell>
          <table:table-cell office:value-type="float" office:value="9.58000580893631" table:style-name="ce1">
            <text:p>9.58000580893631</text:p>
          </table:table-cell>
          <table:table-cell office:value-type="float" office:value="9.25307839688422" table:style-name="ce1">
            <text:p>9.25307839688422</text:p>
          </table:table-cell>
          <table:table-cell office:value-type="float" office:value="7.75122079641501" table:style-name="ce1">
            <text:p>7.75122079641501</text:p>
          </table:table-cell>
          <table:table-cell office:value-type="float" office:value="8.06884040960518" table:style-name="ce1">
            <text:p>8.06884040960518</text:p>
          </table:table-cell>
          <table:table-cell office:value-type="float" office:value="8.23864619810196" table:style-name="ce1">
            <text:p>8.23864619810196</text:p>
          </table:table-cell>
          <table:table-cell office:value-type="float" office:value="11.7752387349249" table:style-name="ce1">
            <text:p>11.7752387349249</text:p>
          </table:table-cell>
          <table:table-cell office:value-type="float" office:value="8.5226532282134" table:style-name="ce1">
            <text:p>8.5226532282134</text:p>
          </table:table-cell>
        </table:table-row>
        <table:table-row table:style-name="ro1">
          <table:table-cell office:value-type="string" table:style-name="ce1">
            <text:p>Tosin Aiyegu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5</text:p>
          </table:table-cell>
          <table:table-cell office:value-type="float" office:value="7.9" table:style-name="ce1">
            <text:p>7.9</text:p>
          </table:table-cell>
          <table:table-cell office:value-type="float" office:value="7.63527437805118" table:style-name="ce1">
            <text:p>7.63527437805118</text:p>
          </table:table-cell>
          <table:table-cell office:value-type="float" office:value="6.06444753329714" table:style-name="ce1">
            <text:p>6.06444753329714</text:p>
          </table:table-cell>
          <table:table-cell office:value-type="float" office:value="7.03899898968938" table:style-name="ce1">
            <text:p>7.03899898968938</text:p>
          </table:table-cell>
          <table:table-cell office:value-type="float" office:value="6.87376846516247" table:style-name="ce1">
            <text:p>6.87376846516247</text:p>
          </table:table-cell>
          <table:table-cell office:value-type="float" office:value="8.40226708522459" table:style-name="ce1">
            <text:p>8.40226708522459</text:p>
          </table:table-cell>
          <table:table-cell office:value-type="float" office:value="7.50293053569862" table:style-name="ce1">
            <text:p>7.50293053569862</text:p>
          </table:table-cell>
          <table:table-cell office:value-type="float" office:value="9.37712489165845" table:style-name="ce1">
            <text:p>9.37712489165845</text:p>
          </table:table-cell>
          <table:table-cell office:value-type="float" office:value="11.7227873919089" table:style-name="ce1">
            <text:p>11.7227873919089</text:p>
          </table:table-cell>
          <table:table-cell office:value-type="float" office:value="15.4503804280989" table:style-name="ce1">
            <text:p>15.4503804280989</text:p>
          </table:table-cell>
          <table:table-cell office:value-type="float" office:value="5.82066121919436" table:style-name="ce1">
            <text:p>5.82066121919436</text:p>
          </table:table-cell>
          <table:table-cell office:value-type="float" office:value="9.45882715497752" table:style-name="ce1">
            <text:p>9.45882715497752</text:p>
          </table:table-cell>
        </table:table-row>
        <table:table-row table:style-name="ro1">
          <table:table-cell office:value-type="string" table:style-name="ce1">
            <text:p>Maghnes Akliouch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16</text:p>
          </table:table-cell>
          <table:table-cell office:value-type="float" office:value="14.4" table:style-name="ce1">
            <text:p>14.4</text:p>
          </table:table-cell>
          <table:table-cell office:value-type="float" office:value="9.16279915048949" table:style-name="ce1">
            <text:p>9.16279915048949</text:p>
          </table:table-cell>
          <table:table-cell office:value-type="float" office:value="11.5664257541157" table:style-name="ce1">
            <text:p>11.5664257541157</text:p>
          </table:table-cell>
          <table:table-cell office:value-type="float" office:value="14.8407438215132" table:style-name="ce1">
            <text:p>14.8407438215132</text:p>
          </table:table-cell>
          <table:table-cell office:value-type="float" office:value="12.8378597244955" table:style-name="ce1">
            <text:p>12.8378597244955</text:p>
          </table:table-cell>
          <table:table-cell office:value-type="float" office:value="16.936532677952" table:style-name="ce1">
            <text:p>16.936532677952</text:p>
          </table:table-cell>
          <table:table-cell office:value-type="float" office:value="6.84714253701967" table:style-name="ce1">
            <text:p>6.84714253701967</text:p>
          </table:table-cell>
          <table:table-cell office:value-type="float" office:value="16.9640553845136" table:style-name="ce1">
            <text:p>16.9640553845136</text:p>
          </table:table-cell>
          <table:table-cell office:value-type="float" office:value="9.28659583869369" table:style-name="ce1">
            <text:p>9.28659583869369</text:p>
          </table:table-cell>
          <table:table-cell office:value-type="float" office:value="14.8938178818658" table:style-name="ce1">
            <text:p>14.8938178818658</text:p>
          </table:table-cell>
          <table:table-cell office:value-type="float" office:value="10.3810401853224" table:style-name="ce1">
            <text:p>10.3810401853224</text:p>
          </table:table-cell>
          <table:table-cell office:value-type="float" office:value="7.17412843441824" table:style-name="ce1">
            <text:p>7.17412843441824</text:p>
          </table:table-cell>
        </table:table-row>
        <table:table-row table:style-name="ro1">
          <table:table-cell office:value-type="string" table:style-name="ce1">
            <text:p>Benjamin And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5-157</text:p>
          </table:table-cell>
          <table:table-cell office:value-type="float" office:value="13.9" table:style-name="ce1">
            <text:p>13.9</text:p>
          </table:table-cell>
          <table:table-cell office:value-type="float" office:value="8.06775146542666" table:style-name="ce1">
            <text:p>8.06775146542666</text:p>
          </table:table-cell>
          <table:table-cell office:value-type="float" office:value="13.0943587380984" table:style-name="ce1">
            <text:p>13.0943587380984</text:p>
          </table:table-cell>
          <table:table-cell office:value-type="float" office:value="9.83131345725537" table:style-name="ce1">
            <text:p>9.83131345725537</text:p>
          </table:table-cell>
          <table:table-cell office:value-type="float" office:value="13.6205661355113" table:style-name="ce1">
            <text:p>13.6205661355113</text:p>
          </table:table-cell>
          <table:table-cell office:value-type="float" office:value="12.9761407989693" table:style-name="ce1">
            <text:p>12.9761407989693</text:p>
          </table:table-cell>
          <table:table-cell office:value-type="float" office:value="7.84985200913068" table:style-name="ce1">
            <text:p>7.84985200913068</text:p>
          </table:table-cell>
          <table:table-cell office:value-type="float" office:value="12.4910302891732" table:style-name="ce1">
            <text:p>12.4910302891732</text:p>
          </table:table-cell>
          <table:table-cell office:value-type="float" office:value="7.5057640154024" table:style-name="ce1">
            <text:p>7.5057640154024</text:p>
          </table:table-cell>
          <table:table-cell office:value-type="float" office:value="11.0998336057522" table:style-name="ce1">
            <text:p>11.0998336057522</text:p>
          </table:table-cell>
          <table:table-cell office:value-type="float" office:value="13.6140712988938" table:style-name="ce1">
            <text:p>13.6140712988938</text:p>
          </table:table-cell>
          <table:table-cell office:value-type="float" office:value="11.341580879566" table:style-name="ce1">
            <text:p>11.341580879566</text:p>
          </table:table-cell>
        </table:table-row>
        <table:table-row table:style-name="ro1">
          <table:table-cell office:value-type="string" table:style-name="ce1">
            <text:p>Hákon Arnar Haraldss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72</text:p>
          </table:table-cell>
          <table:table-cell office:value-type="float" office:value="13.3" table:style-name="ce1">
            <text:p>13.3</text:p>
          </table:table-cell>
          <table:table-cell office:value-type="float" office:value="9.45191783418569" table:style-name="ce1">
            <text:p>9.45191783418569</text:p>
          </table:table-cell>
          <table:table-cell office:value-type="float" office:value="11.6863470950265" table:style-name="ce1">
            <text:p>11.6863470950265</text:p>
          </table:table-cell>
          <table:table-cell office:value-type="float" office:value="12.9422327487219" table:style-name="ce1">
            <text:p>12.9422327487219</text:p>
          </table:table-cell>
          <table:table-cell office:value-type="float" office:value="11.4732944116404" table:style-name="ce1">
            <text:p>11.4732944116404</text:p>
          </table:table-cell>
          <table:table-cell office:value-type="float" office:value="15.8377388300656" table:style-name="ce1">
            <text:p>15.8377388300656</text:p>
          </table:table-cell>
          <table:table-cell office:value-type="float" office:value="7.88323024298143" table:style-name="ce1">
            <text:p>7.88323024298143</text:p>
          </table:table-cell>
          <table:table-cell office:value-type="float" office:value="15.652470694527" table:style-name="ce1">
            <text:p>15.652470694527</text:p>
          </table:table-cell>
          <table:table-cell office:value-type="float" office:value="9.12580758727379" table:style-name="ce1">
            <text:p>9.12580758727379</text:p>
          </table:table-cell>
          <table:table-cell office:value-type="float" office:value="16.8722936896523" table:style-name="ce1">
            <text:p>16.8722936896523</text:p>
          </table:table-cell>
          <table:table-cell office:value-type="float" office:value="7.56097167553919" table:style-name="ce1">
            <text:p>7.56097167553919</text:p>
          </table:table-cell>
          <table:table-cell office:value-type="float" office:value="6.3381563875738" table:style-name="ce1">
            <text:p>6.3381563875738</text:p>
          </table:table-cell>
        </table:table-row>
        <table:table-row table:style-name="ro1">
          <table:table-cell office:value-type="string" table:style-name="ce1">
            <text:p>Dehmaine Assouman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265</text:p>
          </table:table-cell>
          <table:table-cell office:value-type="float" office:value="7.8" table:style-name="ce1">
            <text:p>7.8</text:p>
          </table:table-cell>
          <table:table-cell office:value-type="float" office:value="8.33139388802452" table:style-name="ce1">
            <text:p>8.33139388802452</text:p>
          </table:table-cell>
          <table:table-cell office:value-type="float" office:value="7.07952422563195" table:style-name="ce1">
            <text:p>7.07952422563195</text:p>
          </table:table-cell>
          <table:table-cell office:value-type="float" office:value="7.27872323258442" table:style-name="ce1">
            <text:p>7.27872323258442</text:p>
          </table:table-cell>
          <table:table-cell office:value-type="float" office:value="7.22341696805992" table:style-name="ce1">
            <text:p>7.22341696805992</text:p>
          </table:table-cell>
          <table:table-cell office:value-type="float" office:value="7.27050369549803" table:style-name="ce1">
            <text:p>7.27050369549803</text:p>
          </table:table-cell>
          <table:table-cell office:value-type="float" office:value="9.04449402742467" table:style-name="ce1">
            <text:p>9.04449402742467</text:p>
          </table:table-cell>
          <table:table-cell office:value-type="float" office:value="8.35101169866529" table:style-name="ce1">
            <text:p>8.35101169866529</text:p>
          </table:table-cell>
          <table:table-cell office:value-type="float" office:value="7.70857975380122" table:style-name="ce1">
            <text:p>7.70857975380122</text:p>
          </table:table-cell>
          <table:table-cell office:value-type="float" office:value="6.54872229172347" table:style-name="ce1">
            <text:p>6.54872229172347</text:p>
          </table:table-cell>
          <table:table-cell office:value-type="float" office:value="7.98037158559351" table:style-name="ce1">
            <text:p>7.98037158559351</text:p>
          </table:table-cell>
          <table:table-cell office:value-type="float" office:value="5.72885274057427" table:style-name="ce1">
            <text:p>5.72885274057427</text:p>
          </table:table-cell>
        </table:table-row>
        <table:table-row table:style-name="ro1">
          <table:table-cell office:value-type="string" table:style-name="ce1">
            <text:p>Arthur Avo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23</text:p>
          </table:table-cell>
          <table:table-cell office:value-type="float" office:value="14.1" table:style-name="ce1">
            <text:p>14.1</text:p>
          </table:table-cell>
          <table:table-cell office:value-type="float" office:value="9.4338254520498" table:style-name="ce1">
            <text:p>9.4338254520498</text:p>
          </table:table-cell>
          <table:table-cell office:value-type="float" office:value="13.3714960880877" table:style-name="ce1">
            <text:p>13.3714960880877</text:p>
          </table:table-cell>
          <table:table-cell office:value-type="float" office:value="11.6313190146708" table:style-name="ce1">
            <text:p>11.6313190146708</text:p>
          </table:table-cell>
          <table:table-cell office:value-type="float" office:value="13.2606004547265" table:style-name="ce1">
            <text:p>13.2606004547265</text:p>
          </table:table-cell>
          <table:table-cell office:value-type="float" office:value="10.762153965658" table:style-name="ce1">
            <text:p>10.762153965658</text:p>
          </table:table-cell>
          <table:table-cell office:value-type="float" office:value="10.7313642277447" table:style-name="ce1">
            <text:p>10.7313642277447</text:p>
          </table:table-cell>
          <table:table-cell office:value-type="float" office:value="10.1024484612478" table:style-name="ce1">
            <text:p>10.1024484612478</text:p>
          </table:table-cell>
          <table:table-cell office:value-type="float" office:value="6.76873148698848" table:style-name="ce1">
            <text:p>6.76873148698848</text:p>
          </table:table-cell>
          <table:table-cell office:value-type="float" office:value="6.8166238281235" table:style-name="ce1">
            <text:p>6.8166238281235</text:p>
          </table:table-cell>
          <table:table-cell office:value-type="float" office:value="12.4870677032879" table:style-name="ce1">
            <text:p>12.4870677032879</text:p>
          </table:table-cell>
          <table:table-cell office:value-type="float" office:value="10.244145267608" table:style-name="ce1">
            <text:p>10.244145267608</text:p>
          </table:table-cell>
        </table:table-row>
        <table:table-row table:style-name="ro1">
          <table:table-cell office:value-type="string" table:style-name="ce1">
            <text:p>Valentín Barc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1-168</text:p>
          </table:table-cell>
          <table:table-cell office:value-type="float" office:value="13.8" table:style-name="ce1">
            <text:p>13.8</text:p>
          </table:table-cell>
          <table:table-cell office:value-type="float" office:value="9.44287136767306" table:style-name="ce1">
            <text:p>9.44287136767306</text:p>
          </table:table-cell>
          <table:table-cell office:value-type="float" office:value="14.5684615057896" table:style-name="ce1">
            <text:p>14.5684615057896</text:p>
          </table:table-cell>
          <table:table-cell office:value-type="float" office:value="17.0782457911511" table:style-name="ce1">
            <text:p>17.0782457911511</text:p>
          </table:table-cell>
          <table:table-cell office:value-type="float" office:value="14.4503602037536" table:style-name="ce1">
            <text:p>14.4503602037536</text:p>
          </table:table-cell>
          <table:table-cell office:value-type="float" office:value="14.3836117006488" table:style-name="ce1">
            <text:p>14.3836117006488</text:p>
          </table:table-cell>
          <table:table-cell office:value-type="float" office:value="7.78326433706049" table:style-name="ce1">
            <text:p>7.78326433706049</text:p>
          </table:table-cell>
          <table:table-cell office:value-type="float" office:value="13.1254050465881" table:style-name="ce1">
            <text:p>13.1254050465881</text:p>
          </table:table-cell>
          <table:table-cell office:value-type="float" office:value="7.86219212648375" table:style-name="ce1">
            <text:p>7.86219212648375</text:p>
          </table:table-cell>
          <table:table-cell office:value-type="float" office:value="9.2887866278161" table:style-name="ce1">
            <text:p>9.2887866278161</text:p>
          </table:table-cell>
          <table:table-cell office:value-type="float" office:value="10.8171824353931" table:style-name="ce1">
            <text:p>10.8171824353931</text:p>
          </table:table-cell>
          <table:table-cell office:value-type="float" office:value="14.9132581624647" table:style-name="ce1">
            <text:p>14.9132581624647</text:p>
          </table:table-cell>
        </table:table-row>
        <table:table-row table:style-name="ro1">
          <table:table-cell office:value-type="string" table:style-name="ce1">
            <text:p>Haris Belkebl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44</text:p>
          </table:table-cell>
          <table:table-cell office:value-type="float" office:value="16.8" table:style-name="ce1">
            <text:p>16.8</text:p>
          </table:table-cell>
          <table:table-cell office:value-type="float" office:value="7.12187395797997" table:style-name="ce1">
            <text:p>7.12187395797997</text:p>
          </table:table-cell>
          <table:table-cell office:value-type="float" office:value="13.1077448398899" table:style-name="ce1">
            <text:p>13.1077448398899</text:p>
          </table:table-cell>
          <table:table-cell office:value-type="float" office:value="6.34674731487555" table:style-name="ce1">
            <text:p>6.34674731487555</text:p>
          </table:table-cell>
          <table:table-cell office:value-type="float" office:value="9.07968949286526" table:style-name="ce1">
            <text:p>9.07968949286526</text:p>
          </table:table-cell>
          <table:table-cell office:value-type="float" office:value="7.82822819719159" table:style-name="ce1">
            <text:p>7.82822819719159</text:p>
          </table:table-cell>
          <table:table-cell office:value-type="float" office:value="10.868793836865" table:style-name="ce1">
            <text:p>10.868793836865</text:p>
          </table:table-cell>
          <table:table-cell office:value-type="float" office:value="6.88784387599221" table:style-name="ce1">
            <text:p>6.88784387599221</text:p>
          </table:table-cell>
          <table:table-cell office:value-type="float" office:value="6.43929803022669" table:style-name="ce1">
            <text:p>6.43929803022669</text:p>
          </table:table-cell>
          <table:table-cell office:value-type="float" office:value="6.15932101727125" table:style-name="ce1">
            <text:p>6.15932101727125</text:p>
          </table:table-cell>
          <table:table-cell office:value-type="float" office:value="14.5238231231468" table:style-name="ce1">
            <text:p>14.5238231231468</text:p>
          </table:table-cell>
          <table:table-cell office:value-type="float" office:value="12.8496967460885" table:style-name="ce1">
            <text:p>12.8496967460885</text:p>
          </table:table-cell>
        </table:table-row>
        <table:table-row table:style-name="ro1">
          <table:table-cell office:value-type="string" table:style-name="ce1">
            <text:p>Ludovic Bla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8-007</text:p>
          </table:table-cell>
          <table:table-cell office:value-type="float" office:value="7.8" table:style-name="ce1">
            <text:p>7.8</text:p>
          </table:table-cell>
          <table:table-cell office:value-type="float" office:value="10.1666879945657" table:style-name="ce1">
            <text:p>10.1666879945657</text:p>
          </table:table-cell>
          <table:table-cell office:value-type="float" office:value="8.45429383285159" table:style-name="ce1">
            <text:p>8.45429383285159</text:p>
          </table:table-cell>
          <table:table-cell office:value-type="float" office:value="11.7554385973334" table:style-name="ce1">
            <text:p>11.7554385973334</text:p>
          </table:table-cell>
          <table:table-cell office:value-type="float" office:value="9.2988636422914" table:style-name="ce1">
            <text:p>9.2988636422914</text:p>
          </table:table-cell>
          <table:table-cell office:value-type="float" office:value="11.0533628870873" table:style-name="ce1">
            <text:p>11.0533628870873</text:p>
          </table:table-cell>
          <table:table-cell office:value-type="float" office:value="8.78483704175631" table:style-name="ce1">
            <text:p>8.78483704175631</text:p>
          </table:table-cell>
          <table:table-cell office:value-type="float" office:value="12.9479850944564" table:style-name="ce1">
            <text:p>12.9479850944564</text:p>
          </table:table-cell>
          <table:table-cell office:value-type="float" office:value="10.4138705035052" table:style-name="ce1">
            <text:p>10.4138705035052</text:p>
          </table:table-cell>
          <table:table-cell office:value-type="float" office:value="14.5883342706803" table:style-name="ce1">
            <text:p>14.5883342706803</text:p>
          </table:table-cell>
          <table:table-cell office:value-type="float" office:value="7.56097167553919" table:style-name="ce1">
            <text:p>7.56097167553919</text:p>
          </table:table-cell>
          <table:table-cell office:value-type="float" office:value="4.56312319200228" table:style-name="ce1">
            <text:p>4.56312319200228</text:p>
          </table:table-cell>
        </table:table-row>
        <table:table-row table:style-name="ro1">
          <table:table-cell office:value-type="string" table:style-name="ce1">
            <text:p>Ayyoub Bouadd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8-097</text:p>
          </table:table-cell>
          <table:table-cell office:value-type="float" office:value="11.8" table:style-name="ce1">
            <text:p>11.8</text:p>
          </table:table-cell>
          <table:table-cell office:value-type="float" office:value="7.52445251886052" table:style-name="ce1">
            <text:p>7.52445251886052</text:p>
          </table:table-cell>
          <table:table-cell office:value-type="float" office:value="9.91024690579506" table:style-name="ce1">
            <text:p>9.91024690579506</text:p>
          </table:table-cell>
          <table:table-cell office:value-type="float" office:value="8.14677035418682" table:style-name="ce1">
            <text:p>8.14677035418682</text:p>
          </table:table-cell>
          <table:table-cell office:value-type="float" office:value="8.75246935356634" table:style-name="ce1">
            <text:p>8.75246935356634</text:p>
          </table:table-cell>
          <table:table-cell office:value-type="float" office:value="8.40226708522459" table:style-name="ce1">
            <text:p>8.40226708522459</text:p>
          </table:table-cell>
          <table:table-cell office:value-type="float" office:value="13.2449576150938" table:style-name="ce1">
            <text:p>13.2449576150938</text:p>
          </table:table-cell>
          <table:table-cell office:value-type="float" office:value="9.99893467387541" table:style-name="ce1">
            <text:p>9.99893467387541</text:p>
          </table:table-cell>
          <table:table-cell office:value-type="float" office:value="7.25574181716315" table:style-name="ce1">
            <text:p>7.25574181716315</text:p>
          </table:table-cell>
          <table:table-cell office:value-type="float" office:value="7.94501181365857" table:style-name="ce1">
            <text:p>7.94501181365857</text:p>
          </table:table-cell>
          <table:table-cell office:value-type="float" office:value="11.5659165212825" table:style-name="ce1">
            <text:p>11.5659165212825</text:p>
          </table:table-cell>
          <table:table-cell office:value-type="float" office:value="12.5862867113371" table:style-name="ce1">
            <text:p>12.5862867113371</text:p>
          </table:table-cell>
        </table:table-row>
        <table:table-row table:style-name="ro1">
          <table:table-cell office:value-type="string" table:style-name="ce1">
            <text:p>Hicham Boudaou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06</text:p>
          </table:table-cell>
          <table:table-cell office:value-type="float" office:value="10.2" table:style-name="ce1">
            <text:p>10.2</text:p>
          </table:table-cell>
          <table:table-cell office:value-type="float" office:value="8.76729667410203" table:style-name="ce1">
            <text:p>8.76729667410203</text:p>
          </table:table-cell>
          <table:table-cell office:value-type="float" office:value="8.77989525742283" table:style-name="ce1">
            <text:p>8.77989525742283</text:p>
          </table:table-cell>
          <table:table-cell office:value-type="float" office:value="11.6313190146708" table:style-name="ce1">
            <text:p>11.6313190146708</text:p>
          </table:table-cell>
          <table:table-cell office:value-type="float" office:value="8.58979721540835" table:style-name="ce1">
            <text:p>8.58979721540835</text:p>
          </table:table-cell>
          <table:table-cell office:value-type="float" office:value="8.98790143788289" table:style-name="ce1">
            <text:p>8.98790143788289</text:p>
          </table:table-cell>
          <table:table-cell office:value-type="float" office:value="7.91666352151019" table:style-name="ce1">
            <text:p>7.91666352151019</text:p>
          </table:table-cell>
          <table:table-cell office:value-type="float" office:value="9.27363835970793" table:style-name="ce1">
            <text:p>9.27363835970793</text:p>
          </table:table-cell>
          <table:table-cell office:value-type="float" office:value="9.98518585320915" table:style-name="ce1">
            <text:p>9.98518585320915</text:p>
          </table:table-cell>
          <table:table-cell office:value-type="float" office:value="9.44050433539445" table:style-name="ce1">
            <text:p>9.44050433539445</text:p>
          </table:table-cell>
          <table:table-cell office:value-type="float" office:value="9.39063730574229" table:style-name="ce1">
            <text:p>9.39063730574229</text:p>
          </table:table-cell>
          <table:table-cell office:value-type="float" office:value="9.27045598672497" table:style-name="ce1">
            <text:p>9.27045598672497</text:p>
          </table:table-cell>
        </table:table-row>
        <table:table-row table:style-name="ro1">
          <table:table-cell office:value-type="string" table:style-name="ce1">
            <text:p>Adama Cam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081</text:p>
          </table:table-cell>
          <table:table-cell office:value-type="float" office:value="11.8" table:style-name="ce1">
            <text:p>11.8</text:p>
          </table:table-cell>
          <table:table-cell office:value-type="float" office:value="7.33020311886977" table:style-name="ce1">
            <text:p>7.33020311886977</text:p>
          </table:table-cell>
          <table:table-cell office:value-type="float" office:value="10.7555369962609" table:style-name="ce1">
            <text:p>10.7555369962609</text:p>
          </table:table-cell>
          <table:table-cell office:value-type="float" office:value="6.45911755757015" table:style-name="ce1">
            <text:p>6.45911755757015</text:p>
          </table:table-cell>
          <table:table-cell office:value-type="float" office:value="8.10684646293855" table:style-name="ce1">
            <text:p>8.10684646293855</text:p>
          </table:table-cell>
          <table:table-cell office:value-type="float" office:value="7.82822819719159" table:style-name="ce1">
            <text:p>7.82822819719159</text:p>
          </table:table-cell>
          <table:table-cell office:value-type="float" office:value="10.6106897392448" table:style-name="ce1">
            <text:p>10.6106897392448</text:p>
          </table:table-cell>
          <table:table-cell office:value-type="float" office:value="9.17027104852804" table:style-name="ce1">
            <text:p>9.17027104852804</text:p>
          </table:table-cell>
          <table:table-cell office:value-type="float" office:value="7.65765502299413" table:style-name="ce1">
            <text:p>7.65765502299413</text:p>
          </table:table-cell>
          <table:table-cell office:value-type="float" office:value="9.59237857719903" table:style-name="ce1">
            <text:p>9.59237857719903</text:p>
          </table:table-cell>
          <table:table-cell office:value-type="float" office:value="13.2530120637166" table:style-name="ce1">
            <text:p>13.2530120637166</text:p>
          </table:table-cell>
          <table:table-cell office:value-type="float" office:value="10.4942175215327" table:style-name="ce1">
            <text:p>10.4942175215327</text:p>
          </table:table-cell>
        </table:table-row>
        <table:table-row table:style-name="ro1">
          <table:table-cell office:value-type="string" table:style-name="ce1">
            <text:p>Mahdi Cam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91</text:p>
          </table:table-cell>
          <table:table-cell office:value-type="float" office:value="12.9" table:style-name="ce1">
            <text:p>12.9</text:p>
          </table:table-cell>
          <table:table-cell office:value-type="float" office:value="8.46420431540339" table:style-name="ce1">
            <text:p>8.46420431540339</text:p>
          </table:table-cell>
          <table:table-cell office:value-type="float" office:value="11.0029440520434" table:style-name="ce1">
            <text:p>11.0029440520434</text:p>
          </table:table-cell>
          <table:table-cell office:value-type="float" office:value="10.3535497177738" table:style-name="ce1">
            <text:p>10.3535497177738</text:p>
          </table:table-cell>
          <table:table-cell office:value-type="float" office:value="10.013241637501" table:style-name="ce1">
            <text:p>10.013241637501</text:p>
          </table:table-cell>
          <table:table-cell office:value-type="float" office:value="14.3836117006488" table:style-name="ce1">
            <text:p>14.3836117006488</text:p>
          </table:table-cell>
          <table:table-cell office:value-type="float" office:value="11.1927459230423" table:style-name="ce1">
            <text:p>11.1927459230423</text:p>
          </table:table-cell>
          <table:table-cell office:value-type="float" office:value="14.5666245650707" table:style-name="ce1">
            <text:p>14.5666245650707</text:p>
          </table:table-cell>
          <table:table-cell office:value-type="float" office:value="7.96526583861222" table:style-name="ce1">
            <text:p>7.96526583861222</text:p>
          </table:table-cell>
          <table:table-cell office:value-type="float" office:value="8.53568822048231" table:style-name="ce1">
            <text:p>8.53568822048231</text:p>
          </table:table-cell>
          <table:table-cell office:value-type="float" office:value="12.6836917781147" table:style-name="ce1">
            <text:p>12.6836917781147</text:p>
          </table:table-cell>
          <table:table-cell office:value-type="float" office:value="11.8066413395703" table:style-name="ce1">
            <text:p>11.8066413395703</text:p>
          </table:table-cell>
        </table:table-row>
        <table:table-row table:style-name="ro1">
          <table:table-cell office:value-type="string" table:style-name="ce1">
            <text:p>Josué Casimi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105</text:p>
          </table:table-cell>
          <table:table-cell office:value-type="float" office:value="11.2" table:style-name="ce1">
            <text:p>11.2</text:p>
          </table:table-cell>
          <table:table-cell office:value-type="float" office:value="7.85899004521897" table:style-name="ce1">
            <text:p>7.85899004521897</text:p>
          </table:table-cell>
          <table:table-cell office:value-type="float" office:value="8.46972688987528" table:style-name="ce1">
            <text:p>8.46972688987528</text:p>
          </table:table-cell>
          <table:table-cell office:value-type="float" office:value="6.92072913651985" table:style-name="ce1">
            <text:p>6.92072913651985</text:p>
          </table:table-cell>
          <table:table-cell office:value-type="float" office:value="7.12257852865354" table:style-name="ce1">
            <text:p>7.12257852865354</text:p>
          </table:table-cell>
          <table:table-cell office:value-type="float" office:value="12.9761407989693" table:style-name="ce1">
            <text:p>12.9761407989693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14.0408745709088" table:style-name="ce1">
            <text:p>14.0408745709088</text:p>
          </table:table-cell>
          <table:table-cell office:value-type="float" office:value="9.66266957391617" table:style-name="ce1">
            <text:p>9.66266957391617</text:p>
          </table:table-cell>
          <table:table-cell office:value-type="float" office:value="8.83547446031812" table:style-name="ce1">
            <text:p>8.83547446031812</text:p>
          </table:table-cell>
          <table:table-cell office:value-type="float" office:value="9.17073606431418" table:style-name="ce1">
            <text:p>9.17073606431418</text:p>
          </table:table-cell>
          <table:table-cell office:value-type="float" office:value="9.78891201390893" table:style-name="ce1">
            <text:p>9.78891201390893</text:p>
          </table:table-cell>
        </table:table-row>
        <table:table-row table:style-name="ro1">
          <table:table-cell office:value-type="string" table:style-name="ce1">
            <text:p>Cristian Cásseres Jr.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52</text:p>
          </table:table-cell>
          <table:table-cell office:value-type="float" office:value="15" table:style-name="ce1">
            <text:p>15</text:p>
          </table:table-cell>
          <table:table-cell office:value-type="float" office:value="8.01537093880852" table:style-name="ce1">
            <text:p>8.01537093880852</text:p>
          </table:table-cell>
          <table:table-cell office:value-type="float" office:value="12.5583189529597" table:style-name="ce1">
            <text:p>12.5583189529597</text:p>
          </table:table-cell>
          <table:table-cell office:value-type="float" office:value="9.17766348802409" table:style-name="ce1">
            <text:p>9.17766348802409</text:p>
          </table:table-cell>
          <table:table-cell office:value-type="float" office:value="13.6205661355113" table:style-name="ce1">
            <text:p>13.6205661355113</text:p>
          </table:table-cell>
          <table:table-cell office:value-type="float" office:value="8.69394756629598" table:style-name="ce1">
            <text:p>8.69394756629598</text:p>
          </table:table-cell>
          <table:table-cell office:value-type="float" office:value="10.211981507249" table:style-name="ce1">
            <text:p>10.211981507249</text:p>
          </table:table-cell>
          <table:table-cell office:value-type="float" office:value="8.14933692544721" table:style-name="ce1">
            <text:p>8.14933692544721</text:p>
          </table:table-cell>
          <table:table-cell office:value-type="float" office:value="6.76873148698848" table:style-name="ce1">
            <text:p>6.76873148698848</text:p>
          </table:table-cell>
          <table:table-cell office:value-type="float" office:value="7.51232265803141" table:style-name="ce1">
            <text:p>7.51232265803141</text:p>
          </table:table-cell>
          <table:table-cell office:value-type="float" office:value="13.1603718816247" table:style-name="ce1">
            <text:p>13.1603718816247</text:p>
          </table:table-cell>
          <table:table-cell office:value-type="float" office:value="12.2882388000355" table:style-name="ce1">
            <text:p>12.2882388000355</text:p>
          </table:table-cell>
        </table:table-row>
        <table:table-row table:style-name="ro1">
          <table:table-cell office:value-type="string" table:style-name="ce1">
            <text:p>Joris Chota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05</text:p>
          </table:table-cell>
          <table:table-cell office:value-type="float" office:value="15" table:style-name="ce1">
            <text:p>15</text:p>
          </table:table-cell>
          <table:table-cell office:value-type="float" office:value="7.11360461495022" table:style-name="ce1">
            <text:p>7.11360461495022</text:p>
          </table:table-cell>
          <table:table-cell office:value-type="float" office:value="11.5363291668803" table:style-name="ce1">
            <text:p>11.5363291668803</text:p>
          </table:table-cell>
          <table:table-cell office:value-type="float" office:value="6.12585357731498" table:style-name="ce1">
            <text:p>6.12585357731498</text:p>
          </table:table-cell>
          <table:table-cell office:value-type="float" office:value="11.78723672018" table:style-name="ce1">
            <text:p>11.78723672018</text:p>
          </table:table-cell>
          <table:table-cell office:value-type="float" office:value="7.27050369549803" table:style-name="ce1">
            <text:p>7.27050369549803</text:p>
          </table:table-cell>
          <table:table-cell office:value-type="float" office:value="11.5459617938879" table:style-name="ce1">
            <text:p>11.5459617938879</text:p>
          </table:table-cell>
          <table:table-cell office:value-type="float" office:value="6.98121568581475" table:style-name="ce1">
            <text:p>6.98121568581475</text:p>
          </table:table-cell>
          <table:table-cell office:value-type="float" office:value="8.06884040960518" table:style-name="ce1">
            <text:p>8.06884040960518</text:p>
          </table:table-cell>
          <table:table-cell office:value-type="float" office:value="10.3509165743218" table:style-name="ce1">
            <text:p>10.3509165743218</text:p>
          </table:table-cell>
          <table:table-cell office:value-type="float" office:value="14.5238231231468" table:style-name="ce1">
            <text:p>14.5238231231468</text:p>
          </table:table-cell>
          <table:table-cell office:value-type="float" office:value="10.6654180708208" table:style-name="ce1">
            <text:p>10.6654180708208</text:p>
          </table:table-cell>
        </table:table-row>
        <table:table-row table:style-name="ro1">
          <table:table-cell office:value-type="string" table:style-name="ce1">
            <text:p>Djaoui Ciss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41</text:p>
          </table:table-cell>
          <table:table-cell office:value-type="float" office:value="7.9" table:style-name="ce1">
            <text:p>7.9</text:p>
          </table:table-cell>
          <table:table-cell office:value-type="float" office:value="8.29608345332114" table:style-name="ce1">
            <text:p>8.29608345332114</text:p>
          </table:table-cell>
          <table:table-cell office:value-type="float" office:value="8.81105391451339" table:style-name="ce1">
            <text:p>8.81105391451339</text:p>
          </table:table-cell>
          <table:table-cell office:value-type="float" office:value="7.1583433688891" table:style-name="ce1">
            <text:p>7.1583433688891</text:p>
          </table:table-cell>
          <table:table-cell office:value-type="float" office:value="9.35374676588135" table:style-name="ce1">
            <text:p>9.35374676588135</text:p>
          </table:table-cell>
          <table:table-cell office:value-type="float" office:value="9.28347647605296" table:style-name="ce1">
            <text:p>9.28347647605296</text:p>
          </table:table-cell>
          <table:table-cell office:value-type="float" office:value="7.56848726025751" table:style-name="ce1">
            <text:p>7.56848726025751</text:p>
          </table:table-cell>
          <table:table-cell office:value-type="float" office:value="9.48070193388748" table:style-name="ce1">
            <text:p>9.48070193388748</text:p>
          </table:table-cell>
          <table:table-cell office:value-type="float" office:value="9.01882403606048" table:style-name="ce1">
            <text:p>9.01882403606048</text:p>
          </table:table-cell>
          <table:table-cell office:value-type="float" office:value="6.68187538738967" table:style-name="ce1">
            <text:p>6.68187538738967</text:p>
          </table:table-cell>
          <table:table-cell office:value-type="float" office:value="8.95150205738749" table:style-name="ce1">
            <text:p>8.95150205738749</text:p>
          </table:table-cell>
          <table:table-cell office:value-type="float" office:value="11.0975746194279" table:style-name="ce1">
            <text:p>11.0975746194279</text:p>
          </table:table-cell>
        </table:table-row>
        <table:table-row table:style-name="ro1">
          <table:table-cell office:value-type="string" table:style-name="ce1">
            <text:p>Mamadou Coulibal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61</text:p>
          </table:table-cell>
          <table:table-cell office:value-type="float" office:value="8.1" table:style-name="ce1">
            <text:p>8.1</text:p>
          </table:table-cell>
          <table:table-cell office:value-type="float" office:value="7.16329564610853" table:style-name="ce1">
            <text:p>7.16329564610853</text:p>
          </table:table-cell>
          <table:table-cell office:value-type="float" office:value="9.7843052250397" table:style-name="ce1">
            <text:p>9.7843052250397</text:p>
          </table:table-cell>
          <table:table-cell office:value-type="float" office:value="9.30815997789701" table:style-name="ce1">
            <text:p>9.30815997789701</text:p>
          </table:table-cell>
          <table:table-cell office:value-type="float" office:value="8.69816620769848" table:style-name="ce1">
            <text:p>8.69816620769848</text:p>
          </table:table-cell>
          <table:table-cell office:value-type="float" office:value="8.69394756629598" table:style-name="ce1">
            <text:p>8.69394756629598</text:p>
          </table:table-cell>
          <table:table-cell office:value-type="float" office:value="8.75032824478724" table:style-name="ce1">
            <text:p>8.75032824478724</text:p>
          </table:table-cell>
          <table:table-cell office:value-type="float" office:value="8.75856292476508" table:style-name="ce1">
            <text:p>8.75856292476508</text:p>
          </table:table-cell>
          <table:table-cell office:value-type="float" office:value="8.2773809900025" table:style-name="ce1">
            <text:p>8.2773809900025</text:p>
          </table:table-cell>
          <table:table-cell office:value-type="float" office:value="9.74431848764056" table:style-name="ce1">
            <text:p>9.74431848764056</text:p>
          </table:table-cell>
          <table:table-cell office:value-type="float" office:value="10.2713886344348" table:style-name="ce1">
            <text:p>10.2713886344348</text:p>
          </table:table-cell>
          <table:table-cell office:value-type="float" office:value="7.68733773798958" table:style-name="ce1">
            <text:p>7.68733773798958</text:p>
          </table:table-cell>
        </table:table-row>
        <table:table-row table:style-name="ro1">
          <table:table-cell office:value-type="string" table:style-name="ce1">
            <text:p>Kévin Danoi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93</text:p>
          </table:table-cell>
          <table:table-cell office:value-type="float" office:value="14.7" table:style-name="ce1">
            <text:p>14.7</text:p>
          </table:table-cell>
          <table:table-cell office:value-type="float" office:value="8.78520343109267" table:style-name="ce1">
            <text:p>8.78520343109267</text:p>
          </table:table-cell>
          <table:table-cell office:value-type="float" office:value="13.3844817613289" table:style-name="ce1">
            <text:p>13.3844817613289</text:p>
          </table:table-cell>
          <table:table-cell office:value-type="float" office:value="12.2428458884846" table:style-name="ce1">
            <text:p>12.2428458884846</text:p>
          </table:table-cell>
          <table:table-cell office:value-type="float" office:value="14.4503602037536" table:style-name="ce1">
            <text:p>14.4503602037536</text:p>
          </table:table-cell>
          <table:table-cell office:value-type="float" office:value="10.762153965658" table:style-name="ce1">
            <text:p>10.762153965658</text:p>
          </table:table-cell>
          <table:table-cell office:value-type="float" office:value="11.5459617938879" table:style-name="ce1">
            <text:p>11.5459617938879</text:p>
          </table:table-cell>
          <table:table-cell office:value-type="float" office:value="10.1024484612478" table:style-name="ce1">
            <text:p>10.1024484612478</text:p>
          </table:table-cell>
          <table:table-cell office:value-type="float" office:value="8.12080689794139" table:style-name="ce1">
            <text:p>8.12080689794139</text:p>
          </table:table-cell>
          <table:table-cell office:value-type="float" office:value="9.13731594557512" table:style-name="ce1">
            <text:p>9.13731594557512</text:p>
          </table:table-cell>
          <table:table-cell office:value-type="float" office:value="11.0333106215945" table:style-name="ce1">
            <text:p>11.0333106215945</text:p>
          </table:table-cell>
          <table:table-cell office:value-type="float" office:value="5.8168515352584" table:style-name="ce1">
            <text:p>5.8168515352584</text:p>
          </table:table-cell>
        </table:table-row>
        <table:table-row table:style-name="ro1">
          <table:table-cell office:value-type="string" table:style-name="ce1">
            <text:p>Jessy Demingue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00</text:p>
          </table:table-cell>
          <table:table-cell office:value-type="float" office:value="11.2" table:style-name="ce1">
            <text:p>11.2</text:p>
          </table:table-cell>
          <table:table-cell office:value-type="float" office:value="6.73083503354929" table:style-name="ce1">
            <text:p>6.73083503354929</text:p>
          </table:table-cell>
          <table:table-cell office:value-type="float" office:value="10.4439196821516" table:style-name="ce1">
            <text:p>10.4439196821516</text:p>
          </table:table-cell>
          <table:table-cell office:value-type="float" office:value="5.91026005529595" table:style-name="ce1">
            <text:p>5.91026005529595</text:p>
          </table:table-cell>
          <table:table-cell office:value-type="float" office:value="8.69816620769848" table:style-name="ce1">
            <text:p>8.69816620769848</text:p>
          </table:table-cell>
          <table:table-cell office:value-type="float" office:value="8.11349188127146" table:style-name="ce1">
            <text:p>8.11349188127146</text:p>
          </table:table-cell>
          <table:table-cell office:value-type="float" office:value="12.136626668397" table:style-name="ce1">
            <text:p>12.136626668397</text:p>
          </table:table-cell>
          <table:table-cell office:value-type="float" office:value="7.55517032321578" table:style-name="ce1">
            <text:p>7.55517032321578</text:p>
          </table:table-cell>
          <table:table-cell office:value-type="float" office:value="7.75964635724926" table:style-name="ce1">
            <text:p>7.75964635724926</text:p>
          </table:table-cell>
          <table:table-cell office:value-type="float" office:value="7.51232265803141" table:style-name="ce1">
            <text:p>7.51232265803141</text:p>
          </table:table-cell>
          <table:table-cell office:value-type="float" office:value="9.50075222043645" table:style-name="ce1">
            <text:p>9.50075222043645</text:p>
          </table:table-cell>
          <table:table-cell office:value-type="float" office:value="12.0712224410411" table:style-name="ce1">
            <text:p>12.0712224410411</text:p>
          </table:table-cell>
        </table:table-row>
        <table:table-row table:style-name="ro1">
          <table:table-cell office:value-type="string" table:style-name="ce1">
            <text:p>Sofiane Diop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12</text:p>
          </table:table-cell>
          <table:table-cell office:value-type="float" office:value="12" table:style-name="ce1">
            <text:p>12</text:p>
          </table:table-cell>
          <table:table-cell office:value-type="float" office:value="8.66002643827035" table:style-name="ce1">
            <text:p>8.66002643827035</text:p>
          </table:table-cell>
          <table:table-cell office:value-type="float" office:value="9.81579584919204" table:style-name="ce1">
            <text:p>9.81579584919204</text:p>
          </table:table-cell>
          <table:table-cell office:value-type="float" office:value="13.275587193929" table:style-name="ce1">
            <text:p>13.275587193929</text:p>
          </table:table-cell>
          <table:table-cell office:value-type="float" office:value="12.1970648303905" table:style-name="ce1">
            <text:p>12.1970648303905</text:p>
          </table:table-cell>
          <table:table-cell office:value-type="float" office:value="9.28347647605296" table:style-name="ce1">
            <text:p>9.28347647605296</text:p>
          </table:table-cell>
          <table:table-cell office:value-type="float" office:value="8.59542182639141" table:style-name="ce1">
            <text:p>8.59542182639141</text:p>
          </table:table-cell>
          <table:table-cell office:value-type="float" office:value="12.4910302891732" table:style-name="ce1">
            <text:p>12.4910302891732</text:p>
          </table:table-cell>
          <table:table-cell office:value-type="float" office:value="9.39395015763009" table:style-name="ce1">
            <text:p>9.39395015763009</text:p>
          </table:table-cell>
          <table:table-cell office:value-type="float" office:value="17.4197516046528" table:style-name="ce1">
            <text:p>17.4197516046528</text:p>
          </table:table-cell>
          <table:table-cell office:value-type="float" office:value="7.4576397757813" table:style-name="ce1">
            <text:p>7.4576397757813</text:p>
          </table:table-cell>
          <table:table-cell office:value-type="float" office:value="3.32418106944578" table:style-name="ce1">
            <text:p>3.32418106944578</text:p>
          </table:table-cell>
        </table:table-row>
        <table:table-row table:style-name="ro1">
          <table:table-cell office:value-type="string" table:style-name="ce1">
            <text:p>Fodé Doucou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38</text:p>
          </table:table-cell>
          <table:table-cell office:value-type="float" office:value="7.4" table:style-name="ce1">
            <text:p>7.4</text:p>
          </table:table-cell>
          <table:table-cell office:value-type="float" office:value="9.56956328794565" table:style-name="ce1">
            <text:p>9.56956328794565</text:p>
          </table:table-cell>
          <table:table-cell office:value-type="float" office:value="7.67964207414817" table:style-name="ce1">
            <text:p>7.67964207414817</text:p>
          </table:table-cell>
          <table:table-cell office:value-type="float" office:value="11.3806799333982" table:style-name="ce1">
            <text:p>11.3806799333982</text:p>
          </table:table-cell>
          <table:table-cell office:value-type="float" office:value="7.53012866729834" table:style-name="ce1">
            <text:p>7.53012866729834</text:p>
          </table:table-cell>
          <table:table-cell office:value-type="float" office:value="9.28347647605296" table:style-name="ce1">
            <text:p>9.28347647605296</text:p>
          </table:table-cell>
          <table:table-cell office:value-type="float" office:value="6.49370261239594" table:style-name="ce1">
            <text:p>6.49370261239594</text:p>
          </table:table-cell>
          <table:table-cell office:value-type="float" office:value="12.1127857210726" table:style-name="ce1">
            <text:p>12.1127857210726</text:p>
          </table:table-cell>
          <table:table-cell office:value-type="float" office:value="9.9314627285606" table:style-name="ce1">
            <text:p>9.9314627285606</text:p>
          </table:table-cell>
          <table:table-cell office:value-type="float" office:value="10.652256105475" table:style-name="ce1">
            <text:p>10.652256105475</text:p>
          </table:table-cell>
          <table:table-cell office:value-type="float" office:value="9.50075222043645" table:style-name="ce1">
            <text:p>9.50075222043645</text:p>
          </table:table-cell>
          <table:table-cell office:value-type="float" office:value="11.0975746194279" table:style-name="ce1">
            <text:p>11.0975746194279</text:p>
          </table:table-cell>
        </table:table-row>
        <table:table-row table:style-name="ro1">
          <table:table-cell office:value-type="string" table:style-name="ce1">
            <text:p>Kamory Doumbi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23</text:p>
          </table:table-cell>
          <table:table-cell office:value-type="float" office:value="10.1" table:style-name="ce1">
            <text:p>10.1</text:p>
          </table:table-cell>
          <table:table-cell office:value-type="float" office:value="8.68681571983693" table:style-name="ce1">
            <text:p>8.68681571983693</text:p>
          </table:table-cell>
          <table:table-cell office:value-type="float" office:value="8.40804224599164" table:style-name="ce1">
            <text:p>8.40804224599164</text:p>
          </table:table-cell>
          <table:table-cell office:value-type="float" office:value="11.7554385973334" table:style-name="ce1">
            <text:p>11.7554385973334</text:p>
          </table:table-cell>
          <table:table-cell office:value-type="float" office:value="8.80684613676203" table:style-name="ce1">
            <text:p>8.80684613676203</text:p>
          </table:table-cell>
          <table:table-cell office:value-type="float" office:value="13.2284042552748" table:style-name="ce1">
            <text:p>13.2284042552748</text:p>
          </table:table-cell>
          <table:table-cell office:value-type="float" office:value="5.89297606883534" table:style-name="ce1">
            <text:p>5.89297606883534</text:p>
          </table:table-cell>
          <table:table-cell office:value-type="float" office:value="11.2275475976461" table:style-name="ce1">
            <text:p>11.2275475976461</text:p>
          </table:table-cell>
          <table:table-cell office:value-type="float" office:value="10.5205901680971" table:style-name="ce1">
            <text:p>10.5205901680971</text:p>
          </table:table-cell>
          <table:table-cell office:value-type="float" office:value="14.8938178818658" table:style-name="ce1">
            <text:p>14.8938178818658</text:p>
          </table:table-cell>
          <table:table-cell office:value-type="float" office:value="10.1615583460394" table:style-name="ce1">
            <text:p>10.1615583460394</text:p>
          </table:table-cell>
          <table:table-cell office:value-type="float" office:value="7.88195523281758" table:style-name="ce1">
            <text:p>7.88195523281758</text:p>
          </table:table-cell>
        </table:table-row>
        <table:table-row table:style-name="ro1">
          <table:table-cell office:value-type="string" table:style-name="ce1">
            <text:p>Aron Dønnu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262</text:p>
          </table:table-cell>
          <table:table-cell office:value-type="float" office:value="13.8" table:style-name="ce1">
            <text:p>13.8</text:p>
          </table:table-cell>
          <table:table-cell office:value-type="float" office:value="10.1576587936111" table:style-name="ce1">
            <text:p>10.1576587936111</text:p>
          </table:table-cell>
          <table:table-cell office:value-type="float" office:value="10.6155938668581" table:style-name="ce1">
            <text:p>10.6155938668581</text:p>
          </table:table-cell>
          <table:table-cell office:value-type="float" office:value="15.1728041211148" table:style-name="ce1">
            <text:p>15.1728041211148</text:p>
          </table:table-cell>
          <table:table-cell office:value-type="float" office:value="13.2606004547265" table:style-name="ce1">
            <text:p>13.2606004547265</text:p>
          </table:table-cell>
          <table:table-cell office:value-type="float" office:value="15.3493599659167" table:style-name="ce1">
            <text:p>15.3493599659167</text:p>
          </table:table-cell>
          <table:table-cell office:value-type="float" office:value="8.45830961833348" table:style-name="ce1">
            <text:p>8.45830961833348</text:p>
          </table:table-cell>
          <table:table-cell office:value-type="float" office:value="15.2999112495453" table:style-name="ce1">
            <text:p>15.2999112495453</text:p>
          </table:table-cell>
          <table:table-cell office:value-type="float" office:value="7.86219212648375" table:style-name="ce1">
            <text:p>7.86219212648375</text:p>
          </table:table-cell>
          <table:table-cell office:value-type="float" office:value="14.7940142257596" table:style-name="ce1">
            <text:p>14.7940142257596</text:p>
          </table:table-cell>
          <table:table-cell office:value-type="float" office:value="10.8171824353931" table:style-name="ce1">
            <text:p>10.8171824353931</text:p>
          </table:table-cell>
          <table:table-cell office:value-type="float" office:value="9.44311859083548" table:style-name="ce1">
            <text:p>9.44311859083548</text:p>
          </table:table-cell>
        </table:table-row>
        <table:table-row table:style-name="ro1">
          <table:table-cell office:value-type="string" table:style-name="ce1">
            <text:p>Julio Encis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49</text:p>
          </table:table-cell>
          <table:table-cell office:value-type="float" office:value="7.5" table:style-name="ce1">
            <text:p>7.5</text:p>
          </table:table-cell>
          <table:table-cell office:value-type="float" office:value="7.83304210730024" table:style-name="ce1">
            <text:p>7.83304210730024</text:p>
          </table:table-cell>
          <table:table-cell office:value-type="float" office:value="7.88957280393628" table:style-name="ce1">
            <text:p>7.88957280393628</text:p>
          </table:table-cell>
          <table:table-cell office:value-type="float" office:value="6.80357120493734" table:style-name="ce1">
            <text:p>6.80357120493734</text:p>
          </table:table-cell>
          <table:table-cell office:value-type="float" office:value="8.05373931027015" table:style-name="ce1">
            <text:p>8.05373931027015</text:p>
          </table:table-cell>
          <table:table-cell office:value-type="float" office:value="12.7174348095349" table:style-name="ce1">
            <text:p>12.7174348095349</text:p>
          </table:table-cell>
          <table:table-cell office:value-type="float" office:value="11.6291955187157" table:style-name="ce1">
            <text:p>11.6291955187157</text:p>
          </table:table-cell>
          <table:table-cell office:value-type="float" office:value="11.7246039532785" table:style-name="ce1">
            <text:p>11.7246039532785</text:p>
          </table:table-cell>
          <table:table-cell office:value-type="float" office:value="11.2590963065155" table:style-name="ce1">
            <text:p>11.2590963065155</text:p>
          </table:table-cell>
          <table:table-cell office:value-type="float" office:value="8.83547446031812" table:style-name="ce1">
            <text:p>8.83547446031812</text:p>
          </table:table-cell>
          <table:table-cell office:value-type="float" office:value="6.46467132356559" table:style-name="ce1">
            <text:p>6.46467132356559</text:p>
          </table:table-cell>
          <table:table-cell office:value-type="float" office:value="9.00431830446872" table:style-name="ce1">
            <text:p>9.00431830446872</text:p>
          </table:table-cell>
        </table:table-row>
        <table:table-row table:style-name="ro1">
          <table:table-cell office:value-type="string" table:style-name="ce1">
            <text:p>Seko Fofan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45</text:p>
          </table:table-cell>
          <table:table-cell office:value-type="float" office:value="7.3" table:style-name="ce1">
            <text:p>7.3</text:p>
          </table:table-cell>
          <table:table-cell office:value-type="float" office:value="8.51749445053812" table:style-name="ce1">
            <text:p>8.51749445053812</text:p>
          </table:table-cell>
          <table:table-cell office:value-type="float" office:value="9.21789675610301" table:style-name="ce1">
            <text:p>9.21789675610301</text:p>
          </table:table-cell>
          <table:table-cell office:value-type="float" office:value="6.92072913651985" table:style-name="ce1">
            <text:p>6.92072913651985</text:p>
          </table:table-cell>
          <table:table-cell office:value-type="float" office:value="9.24401208586475" table:style-name="ce1">
            <text:p>9.24401208586475</text:p>
          </table:table-cell>
          <table:table-cell office:value-type="float" office:value="12.1821955367812" table:style-name="ce1">
            <text:p>12.1821955367812</text:p>
          </table:table-cell>
          <table:table-cell office:value-type="float" office:value="11.0567994700325" table:style-name="ce1">
            <text:p>11.0567994700325</text:p>
          </table:table-cell>
          <table:table-cell office:value-type="float" office:value="11.4277825464471" table:style-name="ce1">
            <text:p>11.4277825464471</text:p>
          </table:table-cell>
          <table:table-cell office:value-type="float" office:value="8.48758637941138" table:style-name="ce1">
            <text:p>8.48758637941138</text:p>
          </table:table-cell>
          <table:table-cell office:value-type="float" office:value="8.68528084538515" table:style-name="ce1">
            <text:p>8.68528084538515</text:p>
          </table:table-cell>
          <table:table-cell office:value-type="float" office:value="6.36989493656778" table:style-name="ce1">
            <text:p>6.36989493656778</text:p>
          </table:table-cell>
          <table:table-cell office:value-type="float" office:value="6.59626387928388" table:style-name="ce1">
            <text:p>6.59626387928388</text:p>
          </table:table-cell>
        </table:table-row>
        <table:table-row table:style-name="ro1">
          <table:table-cell office:value-type="string" table:style-name="ce1">
            <text:p>Yann Gboh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58</text:p>
          </table:table-cell>
          <table:table-cell office:value-type="float" office:value="15" table:style-name="ce1">
            <text:p>15</text:p>
          </table:table-cell>
          <table:table-cell office:value-type="float" office:value="9.08166845010858" table:style-name="ce1">
            <text:p>9.08166845010858</text:p>
          </table:table-cell>
          <table:table-cell office:value-type="float" office:value="8.62446959368006" table:style-name="ce1">
            <text:p>8.62446959368006</text:p>
          </table:table-cell>
          <table:table-cell office:value-type="float" office:value="12.2428458884846" table:style-name="ce1">
            <text:p>12.2428458884846</text:p>
          </table:table-cell>
          <table:table-cell office:value-type="float" office:value="11.8390401670287" table:style-name="ce1">
            <text:p>11.8390401670287</text:p>
          </table:table-cell>
          <table:table-cell office:value-type="float" office:value="17.9599180557301" table:style-name="ce1">
            <text:p>17.9599180557301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17.4585731586805" table:style-name="ce1">
            <text:p>17.4585731586805</text:p>
          </table:table-cell>
          <table:table-cell office:value-type="float" office:value="9.12580758727379" table:style-name="ce1">
            <text:p>9.12580758727379</text:p>
          </table:table-cell>
          <table:table-cell office:value-type="float" office:value="16.1539790505251" table:style-name="ce1">
            <text:p>16.1539790505251</text:p>
          </table:table-cell>
          <table:table-cell office:value-type="float" office:value="6.65685110694016" table:style-name="ce1">
            <text:p>6.65685110694016</text:p>
          </table:table-cell>
          <table:table-cell office:value-type="float" office:value="6.16536422965148" table:style-name="ce1">
            <text:p>6.16536422965148</text:p>
          </table:table-cell>
        </table:table-row>
        <table:table-row table:style-name="ro1">
          <table:table-cell office:value-type="string" table:style-name="ce1">
            <text:p>Aleksandr Golov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22</text:p>
          </table:table-cell>
          <table:table-cell office:value-type="float" office:value="8.2" table:style-name="ce1">
            <text:p>8.2</text:p>
          </table:table-cell>
          <table:table-cell office:value-type="float" office:value="8.53527781511099" table:style-name="ce1">
            <text:p>8.53527781511099</text:p>
          </table:table-cell>
          <table:table-cell office:value-type="float" office:value="7.78431949223855" table:style-name="ce1">
            <text:p>7.78431949223855</text:p>
          </table:table-cell>
          <table:table-cell office:value-type="float" office:value="8.27384576857777" table:style-name="ce1">
            <text:p>8.27384576857777</text:p>
          </table:table-cell>
          <table:table-cell office:value-type="float" office:value="8.00075693562556" table:style-name="ce1">
            <text:p>8.00075693562556</text:p>
          </table:table-cell>
          <table:table-cell office:value-type="float" office:value="9.87681388564778" table:style-name="ce1">
            <text:p>9.87681388564778</text:p>
          </table:table-cell>
          <table:table-cell office:value-type="float" office:value="10.9201839768308" table:style-name="ce1">
            <text:p>10.9201839768308</text:p>
          </table:table-cell>
          <table:table-cell office:value-type="float" office:value="11.6261665600923" table:style-name="ce1">
            <text:p>11.6261665600923</text:p>
          </table:table-cell>
          <table:table-cell office:value-type="float" office:value="11.5179950440368" table:style-name="ce1">
            <text:p>11.5179950440368</text:p>
          </table:table-cell>
          <table:table-cell office:value-type="float" office:value="11.6848204779965" table:style-name="ce1">
            <text:p>11.6848204779965</text:p>
          </table:table-cell>
          <table:table-cell office:value-type="float" office:value="9.83133856496859" table:style-name="ce1">
            <text:p>9.83133856496859</text:p>
          </table:table-cell>
          <table:table-cell office:value-type="float" office:value="7.46536058179059" table:style-name="ce1">
            <text:p>7.46536058179059</text:p>
          </table:table-cell>
        </table:table-row>
        <table:table-row table:style-name="ro1">
          <table:table-cell office:value-type="string" table:style-name="ce1">
            <text:p>Angel Gome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29</text:p>
          </table:table-cell>
          <table:table-cell office:value-type="float" office:value="9.8" table:style-name="ce1">
            <text:p>9.8</text:p>
          </table:table-cell>
          <table:table-cell office:value-type="float" office:value="8.9826545467616" table:style-name="ce1">
            <text:p>8.9826545467616</text:p>
          </table:table-cell>
          <table:table-cell office:value-type="float" office:value="12.055916574063" table:style-name="ce1">
            <text:p>12.055916574063</text:p>
          </table:table-cell>
          <table:table-cell office:value-type="float" office:value="7.52242524780422" table:style-name="ce1">
            <text:p>7.52242524780422</text:p>
          </table:table-cell>
          <table:table-cell office:value-type="float" office:value="10.8318305855081" table:style-name="ce1">
            <text:p>10.8318305855081</text:p>
          </table:table-cell>
          <table:table-cell office:value-type="float" office:value="9.87681388564778" table:style-name="ce1">
            <text:p>9.87681388564778</text:p>
          </table:table-cell>
          <table:table-cell office:value-type="float" office:value="13.8372029575361" table:style-name="ce1">
            <text:p>13.8372029575361</text:p>
          </table:table-cell>
          <table:table-cell office:value-type="float" office:value="9.68801223534278" table:style-name="ce1">
            <text:p>9.68801223534278</text:p>
          </table:table-cell>
          <table:table-cell office:value-type="float" office:value="9.01882403606048" table:style-name="ce1">
            <text:p>9.01882403606048</text:p>
          </table:table-cell>
          <table:table-cell office:value-type="float" office:value="12.2518188481566" table:style-name="ce1">
            <text:p>12.2518188481566</text:p>
          </table:table-cell>
          <table:table-cell office:value-type="float" office:value="6.56032945102499" table:style-name="ce1">
            <text:p>6.56032945102499</text:p>
          </table:table-cell>
          <table:table-cell office:value-type="float" office:value="7.37740038197993" table:style-name="ce1">
            <text:p>7.37740038197993</text:p>
          </table:table-cell>
        </table:table-row>
        <table:table-row table:style-name="ro1">
          <table:table-cell office:value-type="string" table:style-name="ce1">
            <text:p>Gauthier He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53</text:p>
          </table:table-cell>
          <table:table-cell office:value-type="float" office:value="14.1" table:style-name="ce1">
            <text:p>14.1</text:p>
          </table:table-cell>
          <table:table-cell office:value-type="float" office:value="9.10870087752558" table:style-name="ce1">
            <text:p>9.10870087752558</text:p>
          </table:table-cell>
          <table:table-cell office:value-type="float" office:value="14.761274847496" table:style-name="ce1">
            <text:p>14.761274847496</text:p>
          </table:table-cell>
          <table:table-cell office:value-type="float" office:value="14.8407438215132" table:style-name="ce1">
            <text:p>14.8407438215132</text:p>
          </table:table-cell>
          <table:table-cell office:value-type="float" office:value="14.4503602037536" table:style-name="ce1">
            <text:p>14.4503602037536</text:p>
          </table:table-cell>
          <table:table-cell office:value-type="float" office:value="16.2616468858773" table:style-name="ce1">
            <text:p>16.2616468858773</text:p>
          </table:table-cell>
          <table:table-cell office:value-type="float" office:value="9.04449402742467" table:style-name="ce1">
            <text:p>9.04449402742467</text:p>
          </table:table-cell>
          <table:table-cell office:value-type="float" office:value="15.2999112495453" table:style-name="ce1">
            <text:p>15.2999112495453</text:p>
          </table:table-cell>
          <table:table-cell office:value-type="float" office:value="7.81085157907968" table:style-name="ce1">
            <text:p>7.81085157907968</text:p>
          </table:table-cell>
          <table:table-cell office:value-type="float" office:value="16.8722936896523" table:style-name="ce1">
            <text:p>16.8722936896523</text:p>
          </table:table-cell>
          <table:table-cell office:value-type="float" office:value="6.18305580393078" table:style-name="ce1">
            <text:p>6.18305580393078</text:p>
          </table:table-cell>
          <table:table-cell office:value-type="float" office:value="9.45882715497752" table:style-name="ce1">
            <text:p>9.45882715497752</text:p>
          </table:table-cell>
        </table:table-row>
        <table:table-row table:style-name="ro1">
          <table:table-cell office:value-type="string" table:style-name="ce1">
            <text:p>Kwon Hyeokky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00</text:p>
          </table:table-cell>
          <table:table-cell office:value-type="float" office:value="8.4" table:style-name="ce1">
            <text:p>8.4</text:p>
          </table:table-cell>
          <table:table-cell office:value-type="float" office:value="6.83552201187092" table:style-name="ce1">
            <text:p>6.83552201187092</text:p>
          </table:table-cell>
          <table:table-cell office:value-type="float" office:value="7.26724111868725" table:style-name="ce1">
            <text:p>7.26724111868725</text:p>
          </table:table-cell>
          <table:table-cell office:value-type="float" office:value="5.70014747377948" table:style-name="ce1">
            <text:p>5.70014747377948</text:p>
          </table:table-cell>
          <table:table-cell office:value-type="float" office:value="5.88649949230545" table:style-name="ce1">
            <text:p>5.88649949230545</text:p>
          </table:table-cell>
          <table:table-cell office:value-type="float" office:value="5.50101405841879" table:style-name="ce1">
            <text:p>5.50101405841879</text:p>
          </table:table-cell>
          <table:table-cell office:value-type="float" office:value="3.0928678717505" table:style-name="ce1">
            <text:p>3.0928678717505</text:p>
          </table:table-cell>
          <table:table-cell office:value-type="float" office:value="5.50004409510359" table:style-name="ce1">
            <text:p>5.50004409510359</text:p>
          </table:table-cell>
          <table:table-cell office:value-type="float" office:value="6.43929803022669" table:style-name="ce1">
            <text:p>6.43929803022669</text:p>
          </table:table-cell>
          <table:table-cell office:value-type="float" office:value="6.0330192620352" table:style-name="ce1">
            <text:p>6.0330192620352</text:p>
          </table:table-cell>
          <table:table-cell office:value-type="float" office:value="11.3543506169576" table:style-name="ce1">
            <text:p>11.3543506169576</text:p>
          </table:table-cell>
          <table:table-cell office:value-type="float" office:value="8.46096308416642" table:style-name="ce1">
            <text:p>8.46096308416642</text:p>
          </table:table-cell>
        </table:table-row>
        <table:table-row table:style-name="ro1">
          <table:table-cell office:value-type="string" table:style-name="ce1">
            <text:p>Pierre Højbjerg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55</text:p>
          </table:table-cell>
          <table:table-cell office:value-type="float" office:value="13.5" table:style-name="ce1">
            <text:p>13.5</text:p>
          </table:table-cell>
          <table:table-cell office:value-type="float" office:value="8.07649339896155" table:style-name="ce1">
            <text:p>8.07649339896155</text:p>
          </table:table-cell>
          <table:table-cell office:value-type="float" office:value="17.00200704868" table:style-name="ce1">
            <text:p>17.00200704868</text:p>
          </table:table-cell>
          <table:table-cell office:value-type="float" office:value="9.96210350405984" table:style-name="ce1">
            <text:p>9.96210350405984</text:p>
          </table:table-cell>
          <table:table-cell office:value-type="float" office:value="16.6077506970303" table:style-name="ce1">
            <text:p>16.6077506970303</text:p>
          </table:table-cell>
          <table:table-cell office:value-type="float" office:value="12.1821955367812" table:style-name="ce1">
            <text:p>12.1821955367812</text:p>
          </table:table-cell>
          <table:table-cell office:value-type="float" office:value="12.3127365590936" table:style-name="ce1">
            <text:p>12.3127365590936</text:p>
          </table:table-cell>
          <table:table-cell office:value-type="float" office:value="9.58434067512839" table:style-name="ce1">
            <text:p>9.58434067512839</text:p>
          </table:table-cell>
          <table:table-cell office:value-type="float" office:value="9.87772239674108" table:style-name="ce1">
            <text:p>9.87772239674108</text:p>
          </table:table-cell>
          <table:table-cell office:value-type="float" office:value="11.3942784244464" table:style-name="ce1">
            <text:p>11.3942784244464</text:p>
          </table:table-cell>
          <table:table-cell office:value-type="float" office:value="9.28062042074821" table:style-name="ce1">
            <text:p>9.28062042074821</text:p>
          </table:table-cell>
          <table:table-cell office:value-type="float" office:value="6.11283905135343" table:style-name="ce1">
            <text:p>6.11283905135343</text:p>
          </table:table-cell>
        </table:table-row>
        <table:table-row table:style-name="ro1">
          <table:table-cell office:value-type="string" table:style-name="ce1">
            <text:p>Lee Kang-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22</text:p>
          </table:table-cell>
          <table:table-cell office:value-type="float" office:value="9.6" table:style-name="ce1">
            <text:p>9.6</text:p>
          </table:table-cell>
          <table:table-cell office:value-type="float" office:value="10.9197621967799" table:style-name="ce1">
            <text:p>10.9197621967799</text:p>
          </table:table-cell>
          <table:table-cell office:value-type="float" office:value="12.8090363272834" table:style-name="ce1">
            <text:p>12.8090363272834</text:p>
          </table:table-cell>
          <table:table-cell office:value-type="float" office:value="13.3840897917447" table:style-name="ce1">
            <text:p>13.3840897917447</text:p>
          </table:table-cell>
          <table:table-cell office:value-type="float" office:value="12.9333611384389" table:style-name="ce1">
            <text:p>12.9333611384389</text:p>
          </table:table-cell>
          <table:table-cell office:value-type="float" office:value="13.9436020909857" table:style-name="ce1">
            <text:p>13.9436020909857</text:p>
          </table:table-cell>
          <table:table-cell office:value-type="float" office:value="8.69862114091009" table:style-name="ce1">
            <text:p>8.69862114091009</text:p>
          </table:table-cell>
          <table:table-cell office:value-type="float" office:value="14.9140351307876" table:style-name="ce1">
            <text:p>14.9140351307876</text:p>
          </table:table-cell>
          <table:table-cell office:value-type="float" office:value="10.7332678243585" table:style-name="ce1">
            <text:p>10.7332678243585</text:p>
          </table:table-cell>
          <table:table-cell office:value-type="float" office:value="9.59237857719903" table:style-name="ce1">
            <text:p>9.59237857719903</text:p>
          </table:table-cell>
          <table:table-cell office:value-type="float" office:value="6.27601761715859" table:style-name="ce1">
            <text:p>6.27601761715859</text:p>
          </table:table-cell>
          <table:table-cell office:value-type="float" office:value="7.76195551729624" table:style-name="ce1">
            <text:p>7.76195551729624</text:p>
          </table:table-cell>
        </table:table-row>
        <table:table-row table:style-name="ro1">
          <table:table-cell office:value-type="string" table:style-name="ce1">
            <text:p>Dermane Kari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031</text:p>
          </table:table-cell>
          <table:table-cell office:value-type="float" office:value="8.7" table:style-name="ce1">
            <text:p>8.7</text:p>
          </table:table-cell>
          <table:table-cell office:value-type="float" office:value="8.95568162982427" table:style-name="ce1">
            <text:p>8.95568162982427</text:p>
          </table:table-cell>
          <table:table-cell office:value-type="float" office:value="8.07126389416341" table:style-name="ce1">
            <text:p>8.07126389416341</text:p>
          </table:table-cell>
          <table:table-cell office:value-type="float" office:value="9.04739917855583" table:style-name="ce1">
            <text:p>9.04739917855583</text:p>
          </table:table-cell>
          <table:table-cell office:value-type="float" office:value="8.00075693562556" table:style-name="ce1">
            <text:p>8.00075693562556</text:p>
          </table:table-cell>
          <table:table-cell office:value-type="float" office:value="12.452649942176" table:style-name="ce1">
            <text:p>12.452649942176</text:p>
          </table:table-cell>
          <table:table-cell office:value-type="float" office:value="7.50293053569862" table:style-name="ce1">
            <text:p>7.50293053569862</text:p>
          </table:table-cell>
          <table:table-cell office:value-type="float" office:value="12.2083297944423" table:style-name="ce1">
            <text:p>12.2083297944423</text:p>
          </table:table-cell>
          <table:table-cell office:value-type="float" office:value="6.96133015111635" table:style-name="ce1">
            <text:p>6.96133015111635</text:p>
          </table:table-cell>
          <table:table-cell office:value-type="float" office:value="6.8166238281235" table:style-name="ce1">
            <text:p>6.8166238281235</text:p>
          </table:table-cell>
          <table:table-cell office:value-type="float" office:value="7.56097167553919" table:style-name="ce1">
            <text:p>7.56097167553919</text:p>
          </table:table-cell>
          <table:table-cell office:value-type="float" office:value="8.98869843437036" table:style-name="ce1">
            <text:p>8.98869843437036</text:p>
          </table:table-cell>
        </table:table-row>
        <table:table-row table:style-name="ro1">
          <table:table-cell office:value-type="string" table:style-name="ce1">
            <text:p>Yassine Kecht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16</text:p>
          </table:table-cell>
          <table:table-cell office:value-type="float" office:value="10.9" table:style-name="ce1">
            <text:p>10.9</text:p>
          </table:table-cell>
          <table:table-cell office:value-type="float" office:value="7.4312527909306" table:style-name="ce1">
            <text:p>7.4312527909306</text:p>
          </table:table-cell>
          <table:table-cell office:value-type="float" office:value="7.88957280393628" table:style-name="ce1">
            <text:p>7.88957280393628</text:p>
          </table:table-cell>
          <table:table-cell office:value-type="float" office:value="9.70046595688992" table:style-name="ce1">
            <text:p>9.70046595688992</text:p>
          </table:table-cell>
          <table:table-cell office:value-type="float" office:value="8.00075693562556" table:style-name="ce1">
            <text:p>8.00075693562556</text:p>
          </table:table-cell>
          <table:table-cell office:value-type="float" office:value="8.69394756629598" table:style-name="ce1">
            <text:p>8.69394756629598</text:p>
          </table:table-cell>
          <table:table-cell office:value-type="float" office:value="5.50607260202826" table:style-name="ce1">
            <text:p>5.50607260202826</text:p>
          </table:table-cell>
          <table:table-cell office:value-type="float" office:value="10.3091129624618" table:style-name="ce1">
            <text:p>10.3091129624618</text:p>
          </table:table-cell>
          <table:table-cell office:value-type="float" office:value="8.75232535520588" table:style-name="ce1">
            <text:p>8.75232535520588</text:p>
          </table:table-cell>
          <table:table-cell office:value-type="float" office:value="9.13731594557512" table:style-name="ce1">
            <text:p>9.13731594557512</text:p>
          </table:table-cell>
          <table:table-cell office:value-type="float" office:value="10.5996711779207" table:style-name="ce1">
            <text:p>10.5996711779207</text:p>
          </table:table-cell>
          <table:table-cell office:value-type="float" office:value="5.94426463048216" table:style-name="ce1">
            <text:p>5.94426463048216</text:p>
          </table:table-cell>
        </table:table-row>
        <table:table-row table:style-name="ro1">
          <table:table-cell office:value-type="string" table:style-name="ce1">
            <text:p>Pierre Lees-Melo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227</text:p>
          </table:table-cell>
          <table:table-cell office:value-type="float" office:value="9.8" table:style-name="ce1">
            <text:p>9.8</text:p>
          </table:table-cell>
          <table:table-cell office:value-type="float" office:value="7.87630744034751" table:style-name="ce1">
            <text:p>7.87630744034751</text:p>
          </table:table-cell>
          <table:table-cell office:value-type="float" office:value="10.7555369962609" table:style-name="ce1">
            <text:p>10.7555369962609</text:p>
          </table:table-cell>
          <table:table-cell office:value-type="float" office:value="8.14677035418682" table:style-name="ce1">
            <text:p>8.14677035418682</text:p>
          </table:table-cell>
          <table:table-cell office:value-type="float" office:value="10.4514155819662" table:style-name="ce1">
            <text:p>10.4514155819662</text:p>
          </table:table-cell>
          <table:table-cell office:value-type="float" office:value="8.11349188127146" table:style-name="ce1">
            <text:p>8.11349188127146</text:p>
          </table:table-cell>
          <table:table-cell office:value-type="float" office:value="8.85393963659322" table:style-name="ce1">
            <text:p>8.85393963659322</text:p>
          </table:table-cell>
          <table:table-cell office:value-type="float" office:value="7.65292530499621" table:style-name="ce1">
            <text:p>7.65292530499621</text:p>
          </table:table-cell>
          <table:table-cell office:value-type="float" office:value="8.48758637941138" table:style-name="ce1">
            <text:p>8.48758637941138</text:p>
          </table:table-cell>
          <table:table-cell office:value-type="float" office:value="8.23864619810196" table:style-name="ce1">
            <text:p>8.23864619810196</text:p>
          </table:table-cell>
          <table:table-cell office:value-type="float" office:value="11.2477991991835" table:style-name="ce1">
            <text:p>11.2477991991835</text:p>
          </table:table-cell>
          <table:table-cell office:value-type="float" office:value="10.6809470487643" table:style-name="ce1">
            <text:p>10.6809470487643</text:p>
          </table:table-cell>
        </table:table-row>
        <table:table-row table:style-name="ro1">
          <table:table-cell office:value-type="string" table:style-name="ce1">
            <text:p>Johann Lepenan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77</text:p>
          </table:table-cell>
          <table:table-cell office:value-type="float" office:value="9.4" table:style-name="ce1">
            <text:p>9.4</text:p>
          </table:table-cell>
          <table:table-cell office:value-type="float" office:value="8.15531909620531" table:style-name="ce1">
            <text:p>8.15531909620531</text:p>
          </table:table-cell>
          <table:table-cell office:value-type="float" office:value="8.37724843768308" table:style-name="ce1">
            <text:p>8.37724843768308</text:p>
          </table:table-cell>
          <table:table-cell office:value-type="float" office:value="8.40153904901876" table:style-name="ce1">
            <text:p>8.40153904901876</text:p>
          </table:table-cell>
          <table:table-cell office:value-type="float" office:value="8.58979721540835" table:style-name="ce1">
            <text:p>8.58979721540835</text:p>
          </table:table-cell>
          <table:table-cell office:value-type="float" office:value="6.99908646243156" table:style-name="ce1">
            <text:p>6.99908646243156</text:p>
          </table:table-cell>
          <table:table-cell office:value-type="float" office:value="6.61536626870225" table:style-name="ce1">
            <text:p>6.61536626870225</text:p>
          </table:table-cell>
          <table:table-cell office:value-type="float" office:value="7.16999877757126" table:style-name="ce1">
            <text:p>7.16999877757126</text:p>
          </table:table-cell>
          <table:table-cell office:value-type="float" office:value="7.45543852136948" table:style-name="ce1">
            <text:p>7.45543852136948</text:p>
          </table:table-cell>
          <table:table-cell office:value-type="float" office:value="6.15932101727125" table:style-name="ce1">
            <text:p>6.15932101727125</text:p>
          </table:table-cell>
          <table:table-cell office:value-type="float" office:value="11.5659165212825" table:style-name="ce1">
            <text:p>11.5659165212825</text:p>
          </table:table-cell>
          <table:table-cell office:value-type="float" office:value="11.341580879566" table:style-name="ce1">
            <text:p>11.341580879566</text:p>
          </table:table-cell>
        </table:table-row>
        <table:table-row table:style-name="ro1">
          <table:table-cell office:value-type="string" table:style-name="ce1">
            <text:p>Maxime Lopez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34</text:p>
          </table:table-cell>
          <table:table-cell office:value-type="float" office:value="15" table:style-name="ce1">
            <text:p>15</text:p>
          </table:table-cell>
          <table:table-cell office:value-type="float" office:value="10.1666879945657" table:style-name="ce1">
            <text:p>10.1666879945657</text:p>
          </table:table-cell>
          <table:table-cell office:value-type="float" office:value="17.3083572978707" table:style-name="ce1">
            <text:p>17.3083572978707</text:p>
          </table:table-cell>
          <table:table-cell office:value-type="float" office:value="16.5926638740467" table:style-name="ce1">
            <text:p>16.5926638740467</text:p>
          </table:table-cell>
          <table:table-cell office:value-type="float" office:value="16.9352863914342" table:style-name="ce1">
            <text:p>16.9352863914342</text:p>
          </table:table-cell>
          <table:table-cell office:value-type="float" office:value="14.7930284879459" table:style-name="ce1">
            <text:p>14.7930284879459</text:p>
          </table:table-cell>
          <table:table-cell office:value-type="float" office:value="4.80496110112008" table:style-name="ce1">
            <text:p>4.80496110112008</text:p>
          </table:table-cell>
          <table:table-cell office:value-type="float" office:value="13.299586408844" table:style-name="ce1">
            <text:p>13.299586408844</text:p>
          </table:table-cell>
          <table:table-cell office:value-type="float" office:value="7.75964635724926" table:style-name="ce1">
            <text:p>7.75964635724926</text:p>
          </table:table-cell>
          <table:table-cell office:value-type="float" office:value="6.28739970153173" table:style-name="ce1">
            <text:p>6.28739970153173</text:p>
          </table:table-cell>
          <table:table-cell office:value-type="float" office:value="7.98037158559351" table:style-name="ce1">
            <text:p>7.98037158559351</text:p>
          </table:table-cell>
          <table:table-cell office:value-type="float" office:value="8.18498730997111" table:style-name="ce1">
            <text:p>8.18498730997111</text:p>
          </table:table-cell>
        </table:table-row>
        <table:table-row table:style-name="ro1">
          <table:table-cell office:value-type="string" table:style-name="ce1">
            <text:p>Hugo Magnett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22</text:p>
          </table:table-cell>
          <table:table-cell office:value-type="float" office:value="14.4" table:style-name="ce1">
            <text:p>14.4</text:p>
          </table:table-cell>
          <table:table-cell office:value-type="float" office:value="7.04763198855656" table:style-name="ce1">
            <text:p>7.04763198855656</text:p>
          </table:table-cell>
          <table:table-cell office:value-type="float" office:value="11.7906434871879" table:style-name="ce1">
            <text:p>11.7906434871879</text:p>
          </table:table-cell>
          <table:table-cell office:value-type="float" office:value="7.4000979308216" table:style-name="ce1">
            <text:p>7.4000979308216</text:p>
          </table:table-cell>
          <table:table-cell office:value-type="float" office:value="11.3675422805699" table:style-name="ce1">
            <text:p>11.3675422805699</text:p>
          </table:table-cell>
          <table:table-cell office:value-type="float" office:value="7.54705179935435" table:style-name="ce1">
            <text:p>7.54705179935435</text:p>
          </table:table-cell>
          <table:table-cell office:value-type="float" office:value="15.4706718493488" table:style-name="ce1">
            <text:p>15.4706718493488</text:p>
          </table:table-cell>
          <table:table-cell office:value-type="float" office:value="6.88784387599221" table:style-name="ce1">
            <text:p>6.88784387599221</text:p>
          </table:table-cell>
          <table:table-cell office:value-type="float" office:value="7.45543852136948" table:style-name="ce1">
            <text:p>7.45543852136948</text:p>
          </table:table-cell>
          <table:table-cell office:value-type="float" office:value="7.79967140729343" table:style-name="ce1">
            <text:p>7.79967140729343</text:p>
          </table:table-cell>
          <table:table-cell office:value-type="float" office:value="12.8769907012684" table:style-name="ce1">
            <text:p>12.8769907012684</text:p>
          </table:table-cell>
          <table:table-cell office:value-type="float" office:value="9.6631437045367" table:style-name="ce1">
            <text:p>9.6631437045367</text:p>
          </table:table-cell>
        </table:table-row>
        <table:table-row table:style-name="ro1">
          <table:table-cell office:value-type="string" table:style-name="ce1">
            <text:p>Jean-Victor Makeng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09</text:p>
          </table:table-cell>
          <table:table-cell office:value-type="float" office:value="7.5" table:style-name="ce1">
            <text:p>7.5</text:p>
          </table:table-cell>
          <table:table-cell office:value-type="float" office:value="9.01863963299457" table:style-name="ce1">
            <text:p>9.01863963299457</text:p>
          </table:table-cell>
          <table:table-cell office:value-type="float" office:value="7.07952422563195" table:style-name="ce1">
            <text:p>7.07952422563195</text:p>
          </table:table-cell>
          <table:table-cell office:value-type="float" office:value="8.02036438303206" table:style-name="ce1">
            <text:p>8.02036438303206</text:p>
          </table:table-cell>
          <table:table-cell office:value-type="float" office:value="7.32497130542722" table:style-name="ce1">
            <text:p>7.32497130542722</text:p>
          </table:table-cell>
          <table:table-cell office:value-type="float" office:value="9.87681388564778" table:style-name="ce1">
            <text:p>9.87681388564778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9.99893467387541" table:style-name="ce1">
            <text:p>9.99893467387541</text:p>
          </table:table-cell>
          <table:table-cell office:value-type="float" office:value="10.5738606129868" table:style-name="ce1">
            <text:p>10.5738606129868</text:p>
          </table:table-cell>
          <table:table-cell office:value-type="float" office:value="7.22989250270971" table:style-name="ce1">
            <text:p>7.22989250270971</text:p>
          </table:table-cell>
          <table:table-cell office:value-type="float" office:value="7.25298548602639" table:style-name="ce1">
            <text:p>7.25298548602639</text:p>
          </table:table-cell>
          <table:table-cell office:value-type="float" office:value="11.4777156647659" table:style-name="ce1">
            <text:p>11.4777156647659</text:p>
          </table:table-cell>
        </table:table-row>
        <table:table-row table:style-name="ro1">
          <table:table-cell office:value-type="string" table:style-name="ce1">
            <text:p>Vincent Marchett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187</text:p>
          </table:table-cell>
          <table:table-cell office:value-type="float" office:value="7.2" table:style-name="ce1">
            <text:p>7.2</text:p>
          </table:table-cell>
          <table:table-cell office:value-type="float" office:value="8.17287142786151" table:style-name="ce1">
            <text:p>8.17287142786151</text:p>
          </table:table-cell>
          <table:table-cell office:value-type="float" office:value="8.62446959368006" table:style-name="ce1">
            <text:p>8.62446959368006</text:p>
          </table:table-cell>
          <table:table-cell office:value-type="float" office:value="5.91026005529595" table:style-name="ce1">
            <text:p>5.91026005529595</text:p>
          </table:table-cell>
          <table:table-cell office:value-type="float" office:value="7.3760092916819" table:style-name="ce1">
            <text:p>7.3760092916819</text:p>
          </table:table-cell>
          <table:table-cell office:value-type="float" office:value="7.27050369549803" table:style-name="ce1">
            <text:p>7.27050369549803</text:p>
          </table:table-cell>
          <table:table-cell office:value-type="float" office:value="14.4837535693096" table:style-name="ce1">
            <text:p>14.4837535693096</text:p>
          </table:table-cell>
          <table:table-cell office:value-type="float" office:value="6.52157361175205" table:style-name="ce1">
            <text:p>6.52157361175205</text:p>
          </table:table-cell>
          <table:table-cell office:value-type="float" office:value="11.4664625332102" table:style-name="ce1">
            <text:p>11.4664625332102</text:p>
          </table:table-cell>
          <table:table-cell office:value-type="float" office:value="11.8284376130167" table:style-name="ce1">
            <text:p>11.8284376130167</text:p>
          </table:table-cell>
          <table:table-cell office:value-type="float" office:value="8.08659845527693" table:style-name="ce1">
            <text:p>8.08659845527693</text:p>
          </table:table-cell>
          <table:table-cell office:value-type="float" office:value="10.7894708787164" table:style-name="ce1">
            <text:p>10.7894708787164</text:p>
          </table:table-cell>
        </table:table-row>
        <table:table-row table:style-name="ro1">
          <table:table-cell office:value-type="string" table:style-name="ce1">
            <text:p>Senny Mayul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9-235</text:p>
          </table:table-cell>
          <table:table-cell office:value-type="float" office:value="9.7" table:style-name="ce1">
            <text:p>9.7</text:p>
          </table:table-cell>
          <table:table-cell office:value-type="float" office:value="8.64217781613957" table:style-name="ce1">
            <text:p>8.64217781613957</text:p>
          </table:table-cell>
          <table:table-cell office:value-type="float" office:value="9.40648430536016" table:style-name="ce1">
            <text:p>9.40648430536016</text:p>
          </table:table-cell>
          <table:table-cell office:value-type="float" office:value="11.8786955721146" table:style-name="ce1">
            <text:p>11.8786955721146</text:p>
          </table:table-cell>
          <table:table-cell office:value-type="float" office:value="7.79014871024747" table:style-name="ce1">
            <text:p>7.79014871024747</text:p>
          </table:table-cell>
          <table:table-cell office:value-type="float" office:value="11.3415566035968" table:style-name="ce1">
            <text:p>11.3415566035968</text:p>
          </table:table-cell>
          <table:table-cell office:value-type="float" office:value="6.37344519878879" table:style-name="ce1">
            <text:p>6.37344519878879</text:p>
          </table:table-cell>
          <table:table-cell office:value-type="float" office:value="13.299586408844" table:style-name="ce1">
            <text:p>13.299586408844</text:p>
          </table:table-cell>
          <table:table-cell office:value-type="float" office:value="9.07229230654411" table:style-name="ce1">
            <text:p>9.07229230654411</text:p>
          </table:table-cell>
          <table:table-cell office:value-type="float" office:value="12.3902341467154" table:style-name="ce1">
            <text:p>12.3902341467154</text:p>
          </table:table-cell>
          <table:table-cell office:value-type="float" office:value="8.95150205738749" table:style-name="ce1">
            <text:p>8.95150205738749</text:p>
          </table:table-cell>
          <table:table-cell office:value-type="float" office:value="14.0415928701049" table:style-name="ce1">
            <text:p>14.0415928701049</text:p>
          </table:table-cell>
        </table:table-row>
        <table:table-row table:style-name="ro1">
          <table:table-cell office:value-type="string" table:style-name="ce1">
            <text:p>Takumi Minami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356</text:p>
          </table:table-cell>
          <table:table-cell office:value-type="float" office:value="10.5" table:style-name="ce1">
            <text:p>10.5</text:p>
          </table:table-cell>
          <table:table-cell office:value-type="float" office:value="7.83304210730024" table:style-name="ce1">
            <text:p>7.83304210730024</text:p>
          </table:table-cell>
          <table:table-cell office:value-type="float" office:value="7.67964207414817" table:style-name="ce1">
            <text:p>7.67964207414817</text:p>
          </table:table-cell>
          <table:table-cell office:value-type="float" office:value="13.3840897917447" table:style-name="ce1">
            <text:p>13.3840897917447</text:p>
          </table:table-cell>
          <table:table-cell office:value-type="float" office:value="8.6439408020042" table:style-name="ce1">
            <text:p>8.6439408020042</text:p>
          </table:table-cell>
          <table:table-cell office:value-type="float" office:value="11.6261339583558" table:style-name="ce1">
            <text:p>11.6261339583558</text:p>
          </table:table-cell>
          <table:table-cell office:value-type="float" office:value="7.00419939917937" table:style-name="ce1">
            <text:p>7.00419939917937</text:p>
          </table:table-cell>
          <table:table-cell office:value-type="float" office:value="12.6760313979765" table:style-name="ce1">
            <text:p>12.6760313979765</text:p>
          </table:table-cell>
          <table:table-cell office:value-type="float" office:value="9.87772239674108" table:style-name="ce1">
            <text:p>9.87772239674108</text:p>
          </table:table-cell>
          <table:table-cell office:value-type="float" office:value="14.4824617739728" table:style-name="ce1">
            <text:p>14.4824617739728</text:p>
          </table:table-cell>
          <table:table-cell office:value-type="float" office:value="6.85240776554343" table:style-name="ce1">
            <text:p>6.85240776554343</text:p>
          </table:table-cell>
          <table:table-cell office:value-type="float" office:value="3.01589967524468" table:style-name="ce1">
            <text:p>3.01589967524468</text:p>
          </table:table-cell>
        </table:table-row>
        <table:table-row table:style-name="ro1">
          <table:table-cell office:value-type="string" table:style-name="ce1">
            <text:p>Tyler Mort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68</text:p>
          </table:table-cell>
          <table:table-cell office:value-type="float" office:value="14.6" table:style-name="ce1">
            <text:p>14.6</text:p>
          </table:table-cell>
          <table:table-cell office:value-type="float" office:value="8.31373291058823" table:style-name="ce1">
            <text:p>8.31373291058823</text:p>
          </table:table-cell>
          <table:table-cell office:value-type="float" office:value="13.6776862137113" table:style-name="ce1">
            <text:p>13.6776862137113</text:p>
          </table:table-cell>
          <table:table-cell office:value-type="float" office:value="11.3806799333982" table:style-name="ce1">
            <text:p>11.3806799333982</text:p>
          </table:table-cell>
          <table:table-cell office:value-type="float" office:value="11.9421704854625" table:style-name="ce1">
            <text:p>11.9421704854625</text:p>
          </table:table-cell>
          <table:table-cell office:value-type="float" office:value="12.1821955367812" table:style-name="ce1">
            <text:p>12.1821955367812</text:p>
          </table:table-cell>
          <table:table-cell office:value-type="float" office:value="13.518233835023" table:style-name="ce1">
            <text:p>13.518233835023</text:p>
          </table:table-cell>
          <table:table-cell office:value-type="float" office:value="8.45241406356753" table:style-name="ce1">
            <text:p>8.45241406356753</text:p>
          </table:table-cell>
          <table:table-cell office:value-type="float" office:value="7.75964635724926" table:style-name="ce1">
            <text:p>7.75964635724926</text:p>
          </table:table-cell>
          <table:table-cell office:value-type="float" office:value="8.68528084538515" table:style-name="ce1">
            <text:p>8.68528084538515</text:p>
          </table:table-cell>
          <table:table-cell office:value-type="float" office:value="11.7752387349249" table:style-name="ce1">
            <text:p>11.7752387349249</text:p>
          </table:table-cell>
          <table:table-cell office:value-type="float" office:value="14.3319481776415" table:style-name="ce1">
            <text:p>14.3319481776415</text:p>
          </table:table-cell>
        </table:table-row>
        <table:table-row table:style-name="ro1">
          <table:table-cell office:value-type="string" table:style-name="ce1">
            <text:p>Samir El Mourabe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093</text:p>
          </table:table-cell>
          <table:table-cell office:value-type="float" office:value="11.1" table:style-name="ce1">
            <text:p>11.1</text:p>
          </table:table-cell>
          <table:table-cell office:value-type="float" office:value="7.49049980873276" table:style-name="ce1">
            <text:p>7.49049980873276</text:p>
          </table:table-cell>
          <table:table-cell office:value-type="float" office:value="13.4748324368296" table:style-name="ce1">
            <text:p>13.4748324368296</text:p>
          </table:table-cell>
          <table:table-cell office:value-type="float" office:value="7.76976133587402" table:style-name="ce1">
            <text:p>7.76976133587402</text:p>
          </table:table-cell>
          <table:table-cell office:value-type="float" office:value="10.8318305855081" table:style-name="ce1">
            <text:p>10.8318305855081</text:p>
          </table:table-cell>
          <table:table-cell office:value-type="float" office:value="6.73326122556787" table:style-name="ce1">
            <text:p>6.73326122556787</text:p>
          </table:table-cell>
          <table:table-cell office:value-type="float" office:value="8.75032824478724" table:style-name="ce1">
            <text:p>8.75032824478724</text:p>
          </table:table-cell>
          <table:table-cell office:value-type="float" office:value="6.43189329455931" table:style-name="ce1">
            <text:p>6.43189329455931</text:p>
          </table:table-cell>
          <table:table-cell office:value-type="float" office:value="6.43929803022669" table:style-name="ce1">
            <text:p>6.43929803022669</text:p>
          </table:table-cell>
          <table:table-cell office:value-type="float" office:value="6.28739970153173" table:style-name="ce1">
            <text:p>6.28739970153173</text:p>
          </table:table-cell>
          <table:table-cell office:value-type="float" office:value="11.5659165212825" table:style-name="ce1">
            <text:p>11.5659165212825</text:p>
          </table:table-cell>
          <table:table-cell office:value-type="float" office:value="13.4476164493893" table:style-name="ce1">
            <text:p>13.4476164493893</text:p>
          </table:table-cell>
        </table:table-row>
        <table:table-row table:style-name="ro1">
          <table:table-cell office:value-type="string" table:style-name="ce1">
            <text:p>Louis Mout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18</text:p>
          </table:table-cell>
          <table:table-cell office:value-type="float" office:value="11.7" table:style-name="ce1">
            <text:p>11.7</text:p>
          </table:table-cell>
          <table:table-cell office:value-type="float" office:value="8.05901288869158" table:style-name="ce1">
            <text:p>8.05901288869158</text:p>
          </table:table-cell>
          <table:table-cell office:value-type="float" office:value="8.62446959368006" table:style-name="ce1">
            <text:p>8.62446959368006</text:p>
          </table:table-cell>
          <table:table-cell office:value-type="float" office:value="11.5063834648107" table:style-name="ce1">
            <text:p>11.5063834648107</text:p>
          </table:table-cell>
          <table:table-cell office:value-type="float" office:value="8.53573950171567" table:style-name="ce1">
            <text:p>8.53573950171567</text:p>
          </table:table-cell>
          <table:table-cell office:value-type="float" office:value="7.54705179935435" table:style-name="ce1">
            <text:p>7.54705179935435</text:p>
          </table:table-cell>
          <table:table-cell office:value-type="float" office:value="5.1011145008274" table:style-name="ce1">
            <text:p>5.1011145008274</text:p>
          </table:table-cell>
          <table:table-cell office:value-type="float" office:value="9.79168769788614" table:style-name="ce1">
            <text:p>9.79168769788614</text:p>
          </table:table-cell>
          <table:table-cell office:value-type="float" office:value="8.59324016293612" table:style-name="ce1">
            <text:p>8.59324016293612</text:p>
          </table:table-cell>
          <table:table-cell office:value-type="float" office:value="9.74431848764056" table:style-name="ce1">
            <text:p>9.74431848764056</text:p>
          </table:table-cell>
          <table:table-cell office:value-type="float" office:value="9.17073606431418" table:style-name="ce1">
            <text:p>9.17073606431418</text:p>
          </table:table-cell>
          <table:table-cell office:value-type="float" office:value="6.86065977509576" table:style-name="ce1">
            <text:p>6.86065977509576</text:p>
          </table:table-cell>
        </table:table-row>
        <table:table-row table:style-name="ro1">
          <table:table-cell office:value-type="string" table:style-name="ce1">
            <text:p>Junior Mwang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241</text:p>
          </table:table-cell>
          <table:table-cell office:value-type="float" office:value="12" table:style-name="ce1">
            <text:p>12</text:p>
          </table:table-cell>
          <table:table-cell office:value-type="float" office:value="7.35540332966792" table:style-name="ce1">
            <text:p>7.35540332966792</text:p>
          </table:table-cell>
          <table:table-cell office:value-type="float" office:value="9.89450782189884" table:style-name="ce1">
            <text:p>9.89450782189884</text:p>
          </table:table-cell>
          <table:table-cell office:value-type="float" office:value="6.92072913651985" table:style-name="ce1">
            <text:p>6.92072913651985</text:p>
          </table:table-cell>
          <table:table-cell office:value-type="float" office:value="8.97037694865739" table:style-name="ce1">
            <text:p>8.97037694865739</text:p>
          </table:table-cell>
          <table:table-cell office:value-type="float" office:value="8.98790143788289" table:style-name="ce1">
            <text:p>8.98790143788289</text:p>
          </table:table-cell>
          <table:table-cell office:value-type="float" office:value="10.9201839768308" table:style-name="ce1">
            <text:p>10.9201839768308</text:p>
          </table:table-cell>
          <table:table-cell office:value-type="float" office:value="7.26537154132596" table:style-name="ce1">
            <text:p>7.26537154132596</text:p>
          </table:table-cell>
          <table:table-cell office:value-type="float" office:value="7.25574181716315" table:style-name="ce1">
            <text:p>7.25574181716315</text:p>
          </table:table-cell>
          <table:table-cell office:value-type="float" office:value="8.83547446031812" table:style-name="ce1">
            <text:p>8.83547446031812</text:p>
          </table:table-cell>
          <table:table-cell office:value-type="float" office:value="10.9254356194886" table:style-name="ce1">
            <text:p>10.9254356194886</text:p>
          </table:table-cell>
          <table:table-cell office:value-type="float" office:value="10.2284820960729" table:style-name="ce1">
            <text:p>10.2284820960729</text:p>
          </table:table-cell>
        </table:table-row>
        <table:table-row table:style-name="ro1">
          <table:table-cell office:value-type="string" table:style-name="ce1">
            <text:p>Rassoul Ndiay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27</text:p>
          </table:table-cell>
          <table:table-cell office:value-type="float" office:value="13" table:style-name="ce1">
            <text:p>13</text:p>
          </table:table-cell>
          <table:table-cell office:value-type="float" office:value="7.89363970199701" table:style-name="ce1">
            <text:p>7.89363970199701</text:p>
          </table:table-cell>
          <table:table-cell office:value-type="float" office:value="9.02975639956627" table:style-name="ce1">
            <text:p>9.02975639956627</text:p>
          </table:table-cell>
          <table:table-cell office:value-type="float" office:value="10.2232793090588" table:style-name="ce1">
            <text:p>10.2232793090588</text:p>
          </table:table-cell>
          <table:table-cell office:value-type="float" office:value="9.46359057424917" table:style-name="ce1">
            <text:p>9.46359057424917</text:p>
          </table:table-cell>
          <table:table-cell office:value-type="float" office:value="10.762153965658" table:style-name="ce1">
            <text:p>10.762153965658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13.1254050465881" table:style-name="ce1">
            <text:p>13.1254050465881</text:p>
          </table:table-cell>
          <table:table-cell office:value-type="float" office:value="8.75232535520588" table:style-name="ce1">
            <text:p>8.75232535520588</text:p>
          </table:table-cell>
          <table:table-cell office:value-type="float" office:value="12.7964942785531" table:style-name="ce1">
            <text:p>12.7964942785531</text:p>
          </table:table-cell>
          <table:table-cell office:value-type="float" office:value="10.8171824353931" table:style-name="ce1">
            <text:p>10.8171824353931</text:p>
          </table:table-cell>
          <table:table-cell office:value-type="float" office:value="9.77319186773459" table:style-name="ce1">
            <text:p>9.77319186773459</text:p>
          </table:table-cell>
        </table:table-row>
        <table:table-row table:style-name="ro1">
          <table:table-cell office:value-type="string" table:style-name="ce1">
            <text:p>João Neve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02</text:p>
          </table:table-cell>
          <table:table-cell office:value-type="float" office:value="8" table:style-name="ce1">
            <text:p>8</text:p>
          </table:table-cell>
          <table:table-cell office:value-type="float" office:value="7.91966568785673" table:style-name="ce1">
            <text:p>7.91966568785673</text:p>
          </table:table-cell>
          <table:table-cell office:value-type="float" office:value="12.877688437069" table:style-name="ce1">
            <text:p>12.877688437069</text:p>
          </table:table-cell>
          <table:table-cell office:value-type="float" office:value="9.96210350405984" table:style-name="ce1">
            <text:p>9.96210350405984</text:p>
          </table:table-cell>
          <table:table-cell office:value-type="float" office:value="9.683468050303" table:style-name="ce1">
            <text:p>9.683468050303</text:p>
          </table:table-cell>
          <table:table-cell office:value-type="float" office:value="9.28347647605296" table:style-name="ce1">
            <text:p>9.28347647605296</text:p>
          </table:table-cell>
          <table:table-cell office:value-type="float" office:value="7.00419939917937" table:style-name="ce1">
            <text:p>7.00419939917937</text:p>
          </table:table-cell>
          <table:table-cell office:value-type="float" office:value="9.48070193388748" table:style-name="ce1">
            <text:p>9.48070193388748</text:p>
          </table:table-cell>
          <table:table-cell office:value-type="float" office:value="9.60890366026689" table:style-name="ce1">
            <text:p>9.60890366026689</text:p>
          </table:table-cell>
          <table:table-cell office:value-type="float" office:value="14.7940142257596" table:style-name="ce1">
            <text:p>14.7940142257596</text:p>
          </table:table-cell>
          <table:table-cell office:value-type="float" office:value="7.4576397757813" table:style-name="ce1">
            <text:p>7.4576397757813</text:p>
          </table:table-cell>
          <table:table-cell office:value-type="float" office:value="8.23078503017915" table:style-name="ce1">
            <text:p>8.23078503017915</text:p>
          </table:table-cell>
        </table:table-row>
        <table:table-row table:style-name="ro1">
          <table:table-cell office:value-type="string" table:style-name="ce1">
            <text:p>Matt O'Rile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47</text:p>
          </table:table-cell>
          <table:table-cell office:value-type="float" office:value="7.7" table:style-name="ce1">
            <text:p>7.7</text:p>
          </table:table-cell>
          <table:table-cell office:value-type="float" office:value="9.04564368826994" table:style-name="ce1">
            <text:p>9.04564368826994</text:p>
          </table:table-cell>
          <table:table-cell office:value-type="float" office:value="9.89450782189884" table:style-name="ce1">
            <text:p>9.89450782189884</text:p>
          </table:table-cell>
          <table:table-cell office:value-type="float" office:value="14.2019590802998" table:style-name="ce1">
            <text:p>14.2019590802998</text:p>
          </table:table-cell>
          <table:table-cell office:value-type="float" office:value="9.73845183726456" table:style-name="ce1">
            <text:p>9.73845183726456</text:p>
          </table:table-cell>
          <table:table-cell office:value-type="float" office:value="8.98790143788289" table:style-name="ce1">
            <text:p>8.98790143788289</text:p>
          </table:table-cell>
          <table:table-cell office:value-type="float" office:value="8.10148888579826" table:style-name="ce1">
            <text:p>8.10148888579826</text:p>
          </table:table-cell>
          <table:table-cell office:value-type="float" office:value="9.37712489165845" table:style-name="ce1">
            <text:p>9.37712489165845</text:p>
          </table:table-cell>
          <table:table-cell office:value-type="float" office:value="7.70857975380122" table:style-name="ce1">
            <text:p>7.70857975380122</text:p>
          </table:table-cell>
          <table:table-cell office:value-type="float" office:value="8.38678205016674" table:style-name="ce1">
            <text:p>8.38678205016674</text:p>
          </table:table-cell>
          <table:table-cell office:value-type="float" office:value="7.76951262675681" table:style-name="ce1">
            <text:p>7.76951262675681</text:p>
          </table:table-cell>
          <table:table-cell office:value-type="float" office:value="7.91206857461157" table:style-name="ce1">
            <text:p>7.91206857461157</text:p>
          </table:table-cell>
        </table:table-row>
        <table:table-row table:style-name="ro1">
          <table:table-cell office:value-type="string" table:style-name="ce1">
            <text:p>Elisha Owus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61</text:p>
          </table:table-cell>
          <table:table-cell office:value-type="float" office:value="11.1" table:style-name="ce1">
            <text:p>11.1</text:p>
          </table:table-cell>
          <table:table-cell office:value-type="float" office:value="6.59536769948633" table:style-name="ce1">
            <text:p>6.59536769948633</text:p>
          </table:table-cell>
          <table:table-cell office:value-type="float" office:value="8.87343855540514" table:style-name="ce1">
            <text:p>8.87343855540514</text:p>
          </table:table-cell>
          <table:table-cell office:value-type="float" office:value="6.34674731487555" table:style-name="ce1">
            <text:p>6.34674731487555</text:p>
          </table:table-cell>
          <table:table-cell office:value-type="float" office:value="8.91580409145265" table:style-name="ce1">
            <text:p>8.91580409145265</text:p>
          </table:table-cell>
          <table:table-cell office:value-type="float" office:value="5.73353962115296" table:style-name="ce1">
            <text:p>5.73353962115296</text:p>
          </table:table-cell>
          <table:table-cell office:value-type="float" office:value="12.6270221822117" table:style-name="ce1">
            <text:p>12.6270221822117</text:p>
          </table:table-cell>
          <table:table-cell office:value-type="float" office:value="5.74384054100894" table:style-name="ce1">
            <text:p>5.74384054100894</text:p>
          </table:table-cell>
          <table:table-cell office:value-type="float" office:value="6.43929803022669" table:style-name="ce1">
            <text:p>6.43929803022669</text:p>
          </table:table-cell>
          <table:table-cell office:value-type="float" office:value="5.90853180574737" table:style-name="ce1">
            <text:p>5.90853180574737</text:p>
          </table:table-cell>
          <table:table-cell office:value-type="float" office:value="12.9723446262325" table:style-name="ce1">
            <text:p>12.9723446262325</text:p>
          </table:table-cell>
          <table:table-cell office:value-type="float" office:value="12.2018282070284" table:style-name="ce1">
            <text:p>12.2018282070284</text:p>
          </table:table-cell>
        </table:table-row>
        <table:table-row table:style-name="ro1">
          <table:table-cell office:value-type="string" table:style-name="ce1">
            <text:p>Pablo Pagi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09</text:p>
          </table:table-cell>
          <table:table-cell office:value-type="float" office:value="8.9" table:style-name="ce1">
            <text:p>8.9</text:p>
          </table:table-cell>
          <table:table-cell office:value-type="float" office:value="8.89280087379909" table:style-name="ce1">
            <text:p>8.89280087379909</text:p>
          </table:table-cell>
          <table:table-cell office:value-type="float" office:value="7.47212630664915" table:style-name="ce1">
            <text:p>7.47212630664915</text:p>
          </table:table-cell>
          <table:table-cell office:value-type="float" office:value="8.14677035418682" table:style-name="ce1">
            <text:p>8.14677035418682</text:p>
          </table:table-cell>
          <table:table-cell office:value-type="float" office:value="7.84259532331359" table:style-name="ce1">
            <text:p>7.84259532331359</text:p>
          </table:table-cell>
          <table:table-cell office:value-type="float" office:value="8.98790143788289" table:style-name="ce1">
            <text:p>8.98790143788289</text:p>
          </table:table-cell>
          <table:table-cell office:value-type="float" office:value="8.10148888579826" table:style-name="ce1">
            <text:p>8.10148888579826</text:p>
          </table:table-cell>
          <table:table-cell office:value-type="float" office:value="10.6177752977452" table:style-name="ce1">
            <text:p>10.6177752977452</text:p>
          </table:table-cell>
          <table:table-cell office:value-type="float" office:value="11.671796579592" table:style-name="ce1">
            <text:p>11.671796579592</text:p>
          </table:table-cell>
          <table:table-cell office:value-type="float" office:value="16.4816051540413" table:style-name="ce1">
            <text:p>16.4816051540413</text:p>
          </table:table-cell>
          <table:table-cell office:value-type="float" office:value="8.84222040188252" table:style-name="ce1">
            <text:p>8.84222040188252</text:p>
          </table:table-cell>
          <table:table-cell office:value-type="float" office:value="8.75500062683039" table:style-name="ce1">
            <text:p>8.75500062683039</text:p>
          </table:table-cell>
        </table:table-row>
        <table:table-row table:style-name="ro1">
          <table:table-cell office:value-type="string" table:style-name="ce1">
            <text:p>Valentin Rongi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031</text:p>
          </table:table-cell>
          <table:table-cell office:value-type="float" office:value="15.5" table:style-name="ce1">
            <text:p>15.5</text:p>
          </table:table-cell>
          <table:table-cell office:value-type="float" office:value="8.57087366477627" table:style-name="ce1">
            <text:p>8.57087366477627</text:p>
          </table:table-cell>
          <table:table-cell office:value-type="float" office:value="16.0318441015075" table:style-name="ce1">
            <text:p>16.0318441015075</text:p>
          </table:table-cell>
          <table:table-cell office:value-type="float" office:value="12.1224422282035" table:style-name="ce1">
            <text:p>12.1224422282035</text:p>
          </table:table-cell>
          <table:table-cell office:value-type="float" office:value="15.9622624023157" table:style-name="ce1">
            <text:p>15.9622624023157</text:p>
          </table:table-cell>
          <table:table-cell office:value-type="float" office:value="10.173222612305" table:style-name="ce1">
            <text:p>10.173222612305</text:p>
          </table:table-cell>
          <table:table-cell office:value-type="float" office:value="12.0720469654015" table:style-name="ce1">
            <text:p>12.0720469654015</text:p>
          </table:table-cell>
          <table:table-cell office:value-type="float" office:value="8.55415797726481" table:style-name="ce1">
            <text:p>8.55415797726481</text:p>
          </table:table-cell>
          <table:table-cell office:value-type="float" office:value="8.01699223192206" table:style-name="ce1">
            <text:p>8.01699223192206</text:p>
          </table:table-cell>
          <table:table-cell office:value-type="float" office:value="8.23864619810196" table:style-name="ce1">
            <text:p>8.23864619810196</text:p>
          </table:table-cell>
          <table:table-cell office:value-type="float" office:value="13.8745369817469" table:style-name="ce1">
            <text:p>13.8745369817469</text:p>
          </table:table-cell>
          <table:table-cell office:value-type="float" office:value="13.0128129165368" table:style-name="ce1">
            <text:p>13.0128129165368</text:p>
          </table:table-cell>
        </table:table-row>
        <table:table-row table:style-name="ro1">
          <table:table-cell office:value-type="string" table:style-name="ce1">
            <text:p>Fabián Ruiz Peñ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79</text:p>
          </table:table-cell>
          <table:table-cell office:value-type="float" office:value="7.8" table:style-name="ce1">
            <text:p>7.8</text:p>
          </table:table-cell>
          <table:table-cell office:value-type="float" office:value="10.1395975099706" table:style-name="ce1">
            <text:p>10.1395975099706</text:p>
          </table:table-cell>
          <table:table-cell office:value-type="float" office:value="14.3004538180559" table:style-name="ce1">
            <text:p>14.3004538180559</text:p>
          </table:table-cell>
          <table:table-cell office:value-type="float" office:value="11.2542576843294" table:style-name="ce1">
            <text:p>11.2542576843294</text:p>
          </table:table-cell>
          <table:table-cell office:value-type="float" office:value="13.6205661355113" table:style-name="ce1">
            <text:p>13.6205661355113</text:p>
          </table:table-cell>
          <table:table-cell office:value-type="float" office:value="9.58000580893631" table:style-name="ce1">
            <text:p>9.58000580893631</text:p>
          </table:table-cell>
          <table:table-cell office:value-type="float" office:value="3.0928678717505" table:style-name="ce1">
            <text:p>3.0928678717505</text:p>
          </table:table-cell>
          <table:table-cell office:value-type="float" office:value="9.17027104852804" table:style-name="ce1">
            <text:p>9.17027104852804</text:p>
          </table:table-cell>
          <table:table-cell office:value-type="float" office:value="8.32978532382314" table:style-name="ce1">
            <text:p>8.32978532382314</text:p>
          </table:table-cell>
          <table:table-cell office:value-type="float" office:value="8.68528084538515" table:style-name="ce1">
            <text:p>8.68528084538515</text:p>
          </table:table-cell>
          <table:table-cell office:value-type="float" office:value="6.9514019766214" table:style-name="ce1">
            <text:p>6.9514019766214</text:p>
          </table:table-cell>
          <table:table-cell office:value-type="float" office:value="6.25801330517797" table:style-name="ce1">
            <text:p>6.25801330517797</text:p>
          </table:table-cell>
        </table:table-row>
        <table:table-row table:style-name="ro1">
          <table:table-cell office:value-type="string" table:style-name="ce1">
            <text:p>Wesley Saï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63</text:p>
          </table:table-cell>
          <table:table-cell office:value-type="float" office:value="13.1" table:style-name="ce1">
            <text:p>13.1</text:p>
          </table:table-cell>
          <table:table-cell office:value-type="float" office:value="8.07649339896155" table:style-name="ce1">
            <text:p>8.07649339896155</text:p>
          </table:table-cell>
          <table:table-cell office:value-type="float" office:value="9.24930163285274" table:style-name="ce1">
            <text:p>9.24930163285274</text:p>
          </table:table-cell>
          <table:table-cell office:value-type="float" office:value="14.5759539636095" table:style-name="ce1">
            <text:p>14.5759539636095</text:p>
          </table:table-cell>
          <table:table-cell office:value-type="float" office:value="10.5604597662265" table:style-name="ce1">
            <text:p>10.5604597662265</text:p>
          </table:table-cell>
          <table:table-cell office:value-type="float" office:value="11.3415566035968" table:style-name="ce1">
            <text:p>11.3415566035968</text:p>
          </table:table-cell>
          <table:table-cell office:value-type="float" office:value="10.211981507249" table:style-name="ce1">
            <text:p>10.211981507249</text:p>
          </table:table-cell>
          <table:table-cell office:value-type="float" office:value="13.5545679827592" table:style-name="ce1">
            <text:p>13.5545679827592</text:p>
          </table:table-cell>
          <table:table-cell office:value-type="float" office:value="12.3225923598589" table:style-name="ce1">
            <text:p>12.3225923598589</text:p>
          </table:table-cell>
          <table:table-cell office:value-type="float" office:value="18.0017847702846" table:style-name="ce1">
            <text:p>18.0017847702846</text:p>
          </table:table-cell>
          <table:table-cell office:value-type="float" office:value="8.95150205738749" table:style-name="ce1">
            <text:p>8.95150205738749</text:p>
          </table:table-cell>
          <table:table-cell office:value-type="float" office:value="5.72885274057427" table:style-name="ce1">
            <text:p>5.72885274057427</text:p>
          </table:table-cell>
        </table:table-row>
        <table:table-row table:style-name="ro1">
          <table:table-cell office:value-type="string" table:style-name="ce1">
            <text:p>Mamadou Sangar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195</text:p>
          </table:table-cell>
          <table:table-cell office:value-type="float" office:value="13.6" table:style-name="ce1">
            <text:p>13.6</text:p>
          </table:table-cell>
          <table:table-cell office:value-type="float" office:value="8.24320558863213" table:style-name="ce1">
            <text:p>8.24320558863213</text:p>
          </table:table-cell>
          <table:table-cell office:value-type="float" office:value="13.4491163845381" table:style-name="ce1">
            <text:p>13.4491163845381</text:p>
          </table:table-cell>
          <table:table-cell office:value-type="float" office:value="8.78779500074391" table:style-name="ce1">
            <text:p>8.78779500074391</text:p>
          </table:table-cell>
          <table:table-cell office:value-type="float" office:value="11.78723672018" table:style-name="ce1">
            <text:p>11.78723672018</text:p>
          </table:table-cell>
          <table:table-cell office:value-type="float" office:value="10.4685575372128" table:style-name="ce1">
            <text:p>10.4685575372128</text:p>
          </table:table-cell>
          <table:table-cell office:value-type="float" office:value="10.0727183559434" table:style-name="ce1">
            <text:p>10.0727183559434</text:p>
          </table:table-cell>
          <table:table-cell office:value-type="float" office:value="9.79168769788614" table:style-name="ce1">
            <text:p>9.79168769788614</text:p>
          </table:table-cell>
          <table:table-cell office:value-type="float" office:value="8.64619175014174" table:style-name="ce1">
            <text:p>8.64619175014174</text:p>
          </table:table-cell>
          <table:table-cell office:value-type="float" office:value="9.59237857719903" table:style-name="ce1">
            <text:p>9.59237857719903</text:p>
          </table:table-cell>
          <table:table-cell office:value-type="float" office:value="14.7499052715654" table:style-name="ce1">
            <text:p>14.7499052715654</text:p>
          </table:table-cell>
          <table:table-cell office:value-type="float" office:value="12.5862867113371" table:style-name="ce1">
            <text:p>12.5862867113371</text:p>
          </table:table-cell>
        </table:table-row>
        <table:table-row table:style-name="ro1">
          <table:table-cell office:value-type="string" table:style-name="ce1">
            <text:p>Ayumu Sek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5-214</text:p>
          </table:table-cell>
          <table:table-cell office:value-type="float" office:value="16.2" table:style-name="ce1">
            <text:p>16.2</text:p>
          </table:table-cell>
          <table:table-cell office:value-type="float" office:value="7.11360461495022" table:style-name="ce1">
            <text:p>7.11360461495022</text:p>
          </table:table-cell>
          <table:table-cell office:value-type="float" office:value="10.817564337213" table:style-name="ce1">
            <text:p>10.817564337213</text:p>
          </table:table-cell>
          <table:table-cell office:value-type="float" office:value="7.27872323258442" table:style-name="ce1">
            <text:p>7.27872323258442</text:p>
          </table:table-cell>
          <table:table-cell office:value-type="float" office:value="10.5059689529968" table:style-name="ce1">
            <text:p>10.5059689529968</text:p>
          </table:table-cell>
          <table:table-cell office:value-type="float" office:value="7.54705179935435" table:style-name="ce1">
            <text:p>7.54705179935435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6.79517648411722" table:style-name="ce1">
            <text:p>6.79517648411722</text:p>
          </table:table-cell>
          <table:table-cell office:value-type="float" office:value="7.35526316342662" table:style-name="ce1">
            <text:p>7.35526316342662</text:p>
          </table:table-cell>
          <table:table-cell office:value-type="float" office:value="6.68187538738967" table:style-name="ce1">
            <text:p>6.68187538738967</text:p>
          </table:table-cell>
          <table:table-cell office:value-type="float" office:value="15.7377315111813" table:style-name="ce1">
            <text:p>15.7377315111813</text:p>
          </table:table-cell>
          <table:table-cell office:value-type="float" office:value="11.4626321411001" table:style-name="ce1">
            <text:p>11.4626321411001</text:p>
          </table:table-cell>
        </table:table-row>
        <table:table-row table:style-name="ro1">
          <table:table-cell office:value-type="string" table:style-name="ce1">
            <text:p>Tanner Tessman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105</text:p>
          </table:table-cell>
          <table:table-cell office:value-type="float" office:value="11.8" table:style-name="ce1">
            <text:p>11.8</text:p>
          </table:table-cell>
          <table:table-cell office:value-type="float" office:value="7.52445251886052" table:style-name="ce1">
            <text:p>7.52445251886052</text:p>
          </table:table-cell>
          <table:table-cell office:value-type="float" office:value="12.7260771677799" table:style-name="ce1">
            <text:p>12.7260771677799</text:p>
          </table:table-cell>
          <table:table-cell office:value-type="float" office:value="8.27384576857777" table:style-name="ce1">
            <text:p>8.27384576857777</text:p>
          </table:table-cell>
          <table:table-cell office:value-type="float" office:value="11.8390401670287" table:style-name="ce1">
            <text:p>11.8390401670287</text:p>
          </table:table-cell>
          <table:table-cell office:value-type="float" office:value="8.40226708522459" table:style-name="ce1">
            <text:p>8.40226708522459</text:p>
          </table:table-cell>
          <table:table-cell office:value-type="float" office:value="7.50293053569862" table:style-name="ce1">
            <text:p>7.50293053569862</text:p>
          </table:table-cell>
          <table:table-cell office:value-type="float" office:value="7.85003364548517" table:style-name="ce1">
            <text:p>7.85003364548517</text:p>
          </table:table-cell>
          <table:table-cell office:value-type="float" office:value="8.54037044993519" table:style-name="ce1">
            <text:p>8.54037044993519</text:p>
          </table:table-cell>
          <table:table-cell office:value-type="float" office:value="8.68528084538515" table:style-name="ce1">
            <text:p>8.68528084538515</text:p>
          </table:table-cell>
          <table:table-cell office:value-type="float" office:value="12.387560587825" table:style-name="ce1">
            <text:p>12.387560587825</text:p>
          </table:table-cell>
          <table:table-cell office:value-type="float" office:value="8.04811354709753" table:style-name="ce1">
            <text:p>8.04811354709753</text:p>
          </table:table-cell>
        </table:table-row>
        <table:table-row table:style-name="ro1">
          <table:table-cell office:value-type="string" table:style-name="ce1">
            <text:p>Jordan Tez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099</text:p>
          </table:table-cell>
          <table:table-cell office:value-type="float" office:value="13.8" table:style-name="ce1">
            <text:p>13.8</text:p>
          </table:table-cell>
          <table:table-cell office:value-type="float" office:value="7.65238702990562" table:style-name="ce1">
            <text:p>7.65238702990562</text:p>
          </table:table-cell>
          <table:table-cell office:value-type="float" office:value="13.7275912549655" table:style-name="ce1">
            <text:p>13.7275912549655</text:p>
          </table:table-cell>
          <table:table-cell office:value-type="float" office:value="10.4835321770447" table:style-name="ce1">
            <text:p>10.4835321770447</text:p>
          </table:table-cell>
          <table:table-cell office:value-type="float" office:value="13.8802480258103" table:style-name="ce1">
            <text:p>13.8802480258103</text:p>
          </table:table-cell>
          <table:table-cell office:value-type="float" office:value="10.173222612305" table:style-name="ce1">
            <text:p>10.173222612305</text:p>
          </table:table-cell>
          <table:table-cell office:value-type="float" office:value="5.1011145008274" table:style-name="ce1">
            <text:p>5.1011145008274</text:p>
          </table:table-cell>
          <table:table-cell office:value-type="float" office:value="9.89533814176017" table:style-name="ce1">
            <text:p>9.89533814176017</text:p>
          </table:table-cell>
          <table:table-cell office:value-type="float" office:value="7.1568976735153" table:style-name="ce1">
            <text:p>7.1568976735153</text:p>
          </table:table-cell>
          <table:table-cell office:value-type="float" office:value="6.28739970153173" table:style-name="ce1">
            <text:p>6.28739970153173</text:p>
          </table:table-cell>
          <table:table-cell office:value-type="float" office:value="14.1258441609711" table:style-name="ce1">
            <text:p>14.1258441609711</text:p>
          </table:table-cell>
          <table:table-cell office:value-type="float" office:value="11.1740838697875" table:style-name="ce1">
            <text:p>11.1740838697875</text:p>
          </table:table-cell>
        </table:table-row>
        <table:table-row table:style-name="ro1">
          <table:table-cell office:value-type="string" table:style-name="ce1">
            <text:p>Florian Thauv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346</text:p>
          </table:table-cell>
          <table:table-cell office:value-type="float" office:value="14.6" table:style-name="ce1">
            <text:p>14.6</text:p>
          </table:table-cell>
          <table:table-cell office:value-type="float" office:value="9.78684862067274" table:style-name="ce1">
            <text:p>9.78684862067274</text:p>
          </table:table-cell>
          <table:table-cell office:value-type="float" office:value="11.8943184984106" table:style-name="ce1">
            <text:p>11.8943184984106</text:p>
          </table:table-cell>
          <table:table-cell office:value-type="float" office:value="16.2695086620486" table:style-name="ce1">
            <text:p>16.2695086620486</text:p>
          </table:table-cell>
          <table:table-cell office:value-type="float" office:value="14.2926764862588" table:style-name="ce1">
            <text:p>14.2926764862588</text:p>
          </table:table-cell>
          <table:table-cell office:value-type="float" office:value="17.6051921029061" table:style-name="ce1">
            <text:p>17.6051921029061</text:p>
          </table:table-cell>
          <table:table-cell office:value-type="float" office:value="8.85393963659322" table:style-name="ce1">
            <text:p>8.85393963659322</text:p>
          </table:table-cell>
          <table:table-cell office:value-type="float" office:value="17.8990371599286" table:style-name="ce1">
            <text:p>17.8990371599286</text:p>
          </table:table-cell>
          <table:table-cell office:value-type="float" office:value="10.6802032980383" table:style-name="ce1">
            <text:p>10.6802032980383</text:p>
          </table:table-cell>
          <table:table-cell office:value-type="float" office:value="17.6643231500421" table:style-name="ce1">
            <text:p>17.6643231500421</text:p>
          </table:table-cell>
          <table:table-cell office:value-type="float" office:value="7.87466656394061" table:style-name="ce1">
            <text:p>7.87466656394061</text:p>
          </table:table-cell>
          <table:table-cell office:value-type="float" office:value="7.6130260436979" table:style-name="ce1">
            <text:p>7.6130260436979</text:p>
          </table:table-cell>
        </table:table-row>
        <table:table-row table:style-name="ro1">
          <table:table-cell office:value-type="string" table:style-name="ce1">
            <text:p>Adrien Thomass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028</text:p>
          </table:table-cell>
          <table:table-cell office:value-type="float" office:value="15.9" table:style-name="ce1">
            <text:p>15.9</text:p>
          </table:table-cell>
          <table:table-cell office:value-type="float" office:value="10.1395975099706" table:style-name="ce1">
            <text:p>10.1395975099706</text:p>
          </table:table-cell>
          <table:table-cell office:value-type="float" office:value="13.7026795372445" table:style-name="ce1">
            <text:p>13.7026795372445</text:p>
          </table:table-cell>
          <table:table-cell office:value-type="float" office:value="16.9165093485777" table:style-name="ce1">
            <text:p>16.9165093485777</text:p>
          </table:table-cell>
          <table:table-cell office:value-type="float" office:value="12.546280745068" table:style-name="ce1">
            <text:p>12.546280745068</text:p>
          </table:table-cell>
          <table:table-cell office:value-type="float" office:value="6.22001059749968" table:style-name="ce1">
            <text:p>6.22001059749968</text:p>
          </table:table-cell>
          <table:table-cell office:value-type="float" office:value="6.55436097020975" table:style-name="ce1">
            <text:p>6.55436097020975</text:p>
          </table:table-cell>
          <table:table-cell office:value-type="float" office:value="11.5272181487427" table:style-name="ce1">
            <text:p>11.5272181487427</text:p>
          </table:table-cell>
          <table:table-cell office:value-type="float" office:value="8.96540672074452" table:style-name="ce1">
            <text:p>8.96540672074452</text:p>
          </table:table-cell>
          <table:table-cell office:value-type="float" office:value="13.6856069678081" table:style-name="ce1">
            <text:p>13.6856069678081</text:p>
          </table:table-cell>
          <table:table-cell office:value-type="float" office:value="14.8953031802456" table:style-name="ce1">
            <text:p>14.8953031802456</text:p>
          </table:table-cell>
          <table:table-cell office:value-type="float" office:value="10.3693175795201" table:style-name="ce1">
            <text:p>10.3693175795201</text:p>
          </table:table-cell>
        </table:table-row>
        <table:table-row table:style-name="ro1">
          <table:table-cell office:value-type="string" table:style-name="ce1">
            <text:p>Corentin Toliss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157</text:p>
          </table:table-cell>
          <table:table-cell office:value-type="float" office:value="15.5" table:style-name="ce1">
            <text:p>15.5</text:p>
          </table:table-cell>
          <table:table-cell office:value-type="float" office:value="8.33139388802452" table:style-name="ce1">
            <text:p>8.33139388802452</text:p>
          </table:table-cell>
          <table:table-cell office:value-type="float" office:value="14.3118688329754" table:style-name="ce1">
            <text:p>14.3118688329754</text:p>
          </table:table-cell>
          <table:table-cell office:value-type="float" office:value="10.9994600491405" table:style-name="ce1">
            <text:p>10.9994600491405</text:p>
          </table:table-cell>
          <table:table-cell office:value-type="float" office:value="14.5658572427678" table:style-name="ce1">
            <text:p>14.5658572427678</text:p>
          </table:table-cell>
          <table:table-cell office:value-type="float" office:value="13.4739080831581" table:style-name="ce1">
            <text:p>13.4739080831581</text:p>
          </table:table-cell>
          <table:table-cell office:value-type="float" office:value="7.68381837374382" table:style-name="ce1">
            <text:p>7.68381837374382</text:p>
          </table:table-cell>
          <table:table-cell office:value-type="float" office:value="14.8464377407578" table:style-name="ce1">
            <text:p>14.8464377407578</text:p>
          </table:table-cell>
          <table:table-cell office:value-type="float" office:value="11.1023713254426" table:style-name="ce1">
            <text:p>11.1023713254426</text:p>
          </table:table-cell>
          <table:table-cell office:value-type="float" office:value="16.8722936896523" table:style-name="ce1">
            <text:p>16.8722936896523</text:p>
          </table:table-cell>
          <table:table-cell office:value-type="float" office:value="12.0845281521517" table:style-name="ce1">
            <text:p>12.0845281521517</text:p>
          </table:table-cell>
          <table:table-cell office:value-type="float" office:value="4.76336790680263" table:style-name="ce1">
            <text:p>4.76336790680263</text:p>
          </table:table-cell>
        </table:table-row>
        <table:table-row table:style-name="ro1">
          <table:table-cell office:value-type="string" table:style-name="ce1">
            <text:p>Abdoulaye Tou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310</text:p>
          </table:table-cell>
          <table:table-cell office:value-type="float" office:value="8.2" table:style-name="ce1">
            <text:p>8.2</text:p>
          </table:table-cell>
          <table:table-cell office:value-type="float" office:value="7.04763198855656" table:style-name="ce1">
            <text:p>7.04763198855656</text:p>
          </table:table-cell>
          <table:table-cell office:value-type="float" office:value="8.23909936297522" table:style-name="ce1">
            <text:p>8.23909936297522</text:p>
          </table:table-cell>
          <table:table-cell office:value-type="float" office:value="6.68756091199141" table:style-name="ce1">
            <text:p>6.68756091199141</text:p>
          </table:table-cell>
          <table:table-cell office:value-type="float" office:value="7.89518129622804" table:style-name="ce1">
            <text:p>7.89518129622804</text:p>
          </table:table-cell>
          <table:table-cell office:value-type="float" office:value="8.11349188127146" table:style-name="ce1">
            <text:p>8.11349188127146</text:p>
          </table:table-cell>
          <table:table-cell office:value-type="float" office:value="6.09367289345229" table:style-name="ce1">
            <text:p>6.09367289345229</text:p>
          </table:table-cell>
          <table:table-cell office:value-type="float" office:value="8.55415797726481" table:style-name="ce1">
            <text:p>8.55415797726481</text:p>
          </table:table-cell>
          <table:table-cell office:value-type="float" office:value="8.91204429036294" table:style-name="ce1">
            <text:p>8.91204429036294</text:p>
          </table:table-cell>
          <table:table-cell office:value-type="float" office:value="11.0998336057522" table:style-name="ce1">
            <text:p>11.0998336057522</text:p>
          </table:table-cell>
          <table:table-cell office:value-type="float" office:value="9.39063730574229" table:style-name="ce1">
            <text:p>9.39063730574229</text:p>
          </table:table-cell>
          <table:table-cell office:value-type="float" office:value="13.5371452061807" table:style-name="ce1">
            <text:p>13.5371452061807</text:p>
          </table:table-cell>
        </table:table-row>
        <table:table-row table:style-name="ro1">
          <table:table-cell office:value-type="string" table:style-name="ce1">
            <text:p>Alpha Tou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19-347</text:p>
          </table:table-cell>
          <table:table-cell office:value-type="float" office:value="8.8" table:style-name="ce1">
            <text:p>8.8</text:p>
          </table:table-cell>
          <table:table-cell office:value-type="float" office:value="6.69881282084606" table:style-name="ce1">
            <text:p>6.69881282084606</text:p>
          </table:table-cell>
          <table:table-cell office:value-type="float" office:value="9.7843052250397" table:style-name="ce1">
            <text:p>9.7843052250397</text:p>
          </table:table-cell>
          <table:table-cell office:value-type="float" office:value="6.12585357731498" table:style-name="ce1">
            <text:p>6.12585357731498</text:p>
          </table:table-cell>
          <table:table-cell office:value-type="float" office:value="6.62992806832489" table:style-name="ce1">
            <text:p>6.62992806832489</text:p>
          </table:table-cell>
          <table:table-cell office:value-type="float" office:value="8.11349188127146" table:style-name="ce1">
            <text:p>8.11349188127146</text:p>
          </table:table-cell>
          <table:table-cell office:value-type="float" office:value="12.136626668397" table:style-name="ce1">
            <text:p>12.136626668397</text:p>
          </table:table-cell>
          <table:table-cell office:value-type="float" office:value="7.45797844928679" table:style-name="ce1">
            <text:p>7.45797844928679</text:p>
          </table:table-cell>
          <table:table-cell office:value-type="float" office:value="6.96133015111635" table:style-name="ce1">
            <text:p>6.96133015111635</text:p>
          </table:table-cell>
          <table:table-cell office:value-type="float" office:value="6.28739970153173" table:style-name="ce1">
            <text:p>6.28739970153173</text:p>
          </table:table-cell>
          <table:table-cell office:value-type="float" office:value="10.3810401853224" table:style-name="ce1">
            <text:p>10.3810401853224</text:p>
          </table:table-cell>
          <table:table-cell office:value-type="float" office:value="10.4005700692017" table:style-name="ce1">
            <text:p>10.4005700692017</text:p>
          </table:table-cell>
        </table:table-row>
        <table:table-row table:style-name="ro1">
          <table:table-cell office:value-type="string" table:style-name="ce1">
            <text:p>Boubacar Trao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40</text:p>
          </table:table-cell>
          <table:table-cell office:value-type="float" office:value="11" table:style-name="ce1">
            <text:p>11</text:p>
          </table:table-cell>
          <table:table-cell office:value-type="float" office:value="7.11360461495022" table:style-name="ce1">
            <text:p>7.11360461495022</text:p>
          </table:table-cell>
          <table:table-cell office:value-type="float" office:value="10.3030264580968" table:style-name="ce1">
            <text:p>10.3030264580968</text:p>
          </table:table-cell>
          <table:table-cell office:value-type="float" office:value="5.91026005529595" table:style-name="ce1">
            <text:p>5.91026005529595</text:p>
          </table:table-cell>
          <table:table-cell office:value-type="float" office:value="7.42721698214681" table:style-name="ce1">
            <text:p>7.42721698214681</text:p>
          </table:table-cell>
          <table:table-cell office:value-type="float" office:value="6.99908646243156" table:style-name="ce1">
            <text:p>6.99908646243156</text:p>
          </table:table-cell>
          <table:table-cell office:value-type="float" office:value="12.3127365590936" table:style-name="ce1">
            <text:p>12.3127365590936</text:p>
          </table:table-cell>
          <table:table-cell office:value-type="float" office:value="6.43189329455931" table:style-name="ce1">
            <text:p>6.43189329455931</text:p>
          </table:table-cell>
          <table:table-cell office:value-type="float" office:value="7.75964635724926" table:style-name="ce1">
            <text:p>7.75964635724926</text:p>
          </table:table-cell>
          <table:table-cell office:value-type="float" office:value="8.38678205016674" table:style-name="ce1">
            <text:p>8.38678205016674</text:p>
          </table:table-cell>
          <table:table-cell office:value-type="float" office:value="10.5996711779207" table:style-name="ce1">
            <text:p>10.5996711779207</text:p>
          </table:table-cell>
          <table:table-cell office:value-type="float" office:value="10.7119863022476" table:style-name="ce1">
            <text:p>10.7119863022476</text:p>
          </table:table-cell>
        </table:table-row>
        <table:table-row table:style-name="ro1">
          <table:table-cell office:value-type="string" table:style-name="ce1">
            <text:p>Charles Vanhoutt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13</text:p>
          </table:table-cell>
          <table:table-cell office:value-type="float" office:value="10.4" table:style-name="ce1">
            <text:p>10.4</text:p>
          </table:table-cell>
          <table:table-cell office:value-type="float" office:value="7.59256570410043" table:style-name="ce1">
            <text:p>7.59256570410043</text:p>
          </table:table-cell>
          <table:table-cell office:value-type="float" office:value="11.2482556778011" table:style-name="ce1">
            <text:p>11.2482556778011</text:p>
          </table:table-cell>
          <table:table-cell office:value-type="float" office:value="8.91742415191114" table:style-name="ce1">
            <text:p>8.91742415191114</text:p>
          </table:table-cell>
          <table:table-cell office:value-type="float" office:value="10.6148838608505" table:style-name="ce1">
            <text:p>10.6148838608505</text:p>
          </table:table-cell>
          <table:table-cell office:value-type="float" office:value="6.73326122556787" table:style-name="ce1">
            <text:p>6.73326122556787</text:p>
          </table:table-cell>
          <table:table-cell office:value-type="float" office:value="9.82859965715447" table:style-name="ce1">
            <text:p>9.82859965715447</text:p>
          </table:table-cell>
          <table:table-cell office:value-type="float" office:value="7.07527363196321" table:style-name="ce1">
            <text:p>7.07527363196321</text:p>
          </table:table-cell>
          <table:table-cell office:value-type="float" office:value="6.43929803022669" table:style-name="ce1">
            <text:p>6.43929803022669</text:p>
          </table:table-cell>
          <table:table-cell office:value-type="float" office:value="5.90853180574737" table:style-name="ce1">
            <text:p>5.90853180574737</text:p>
          </table:table-cell>
          <table:table-cell office:value-type="float" office:value="12.7807668229642" table:style-name="ce1">
            <text:p>12.7807668229642</text:p>
          </table:table-cell>
          <table:table-cell office:value-type="float" office:value="11.8066413395703" table:style-name="ce1">
            <text:p>11.8066413395703</text:p>
          </table:table-cell>
        </table:table-row>
        <table:table-row table:style-name="ro1">
          <table:table-cell office:value-type="string" table:style-name="ce1">
            <text:p>Vitinh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28</text:p>
          </table:table-cell>
          <table:table-cell office:value-type="float" office:value="13.3" table:style-name="ce1">
            <text:p>13.3</text:p>
          </table:table-cell>
          <table:table-cell office:value-type="float" office:value="10.4729700111657" table:style-name="ce1">
            <text:p>10.4729700111657</text:p>
          </table:table-cell>
          <table:table-cell office:value-type="float" office:value="18.2537601771407" table:style-name="ce1">
            <text:p>18.2537601771407</text:p>
          </table:table-cell>
          <table:table-cell office:value-type="float" office:value="16.541851889925" table:style-name="ce1">
            <text:p>16.541851889925</text:p>
          </table:table-cell>
          <table:table-cell office:value-type="float" office:value="17.9855388449784" table:style-name="ce1">
            <text:p>17.9855388449784</text:p>
          </table:table-cell>
          <table:table-cell office:value-type="float" office:value="17.1992952518902" table:style-name="ce1">
            <text:p>17.1992952518902</text:p>
          </table:table-cell>
          <table:table-cell office:value-type="float" office:value="11.7945615254339" table:style-name="ce1">
            <text:p>11.7945615254339</text:p>
          </table:table-cell>
          <table:table-cell office:value-type="float" office:value="12.1127857210726" table:style-name="ce1">
            <text:p>12.1127857210726</text:p>
          </table:table-cell>
          <table:table-cell office:value-type="float" office:value="9.9314627285606" table:style-name="ce1">
            <text:p>9.9314627285606</text:p>
          </table:table-cell>
          <table:table-cell office:value-type="float" office:value="8.38678205016674" table:style-name="ce1">
            <text:p>8.38678205016674</text:p>
          </table:table-cell>
          <table:table-cell office:value-type="float" office:value="7.98037158559351" table:style-name="ce1">
            <text:p>7.98037158559351</text:p>
          </table:table-cell>
          <table:table-cell office:value-type="float" office:value="7.97242664578539" table:style-name="ce1">
            <text:p>7.97242664578539</text:p>
          </table:table-cell>
        </table:table-row>
        <table:table-row table:style-name="ro1">
          <table:table-cell office:value-type="string" table:style-name="ce1">
            <text:p>Julian Ba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66</text:p>
          </table:table-cell>
          <table:table-cell office:value-type="float" office:value="8.2" table:style-name="ce1">
            <text:p>8.2</text:p>
          </table:table-cell>
          <table:table-cell office:value-type="float" office:value="8.4346571102012" table:style-name="ce1">
            <text:p>8.4346571102012</text:p>
          </table:table-cell>
          <table:table-cell office:value-type="float" office:value="7.73266741489385" table:style-name="ce1">
            <text:p>7.73266741489385</text:p>
          </table:table-cell>
          <table:table-cell office:value-type="float" office:value="7.8620544470463" table:style-name="ce1">
            <text:p>7.8620544470463</text:p>
          </table:table-cell>
          <table:table-cell office:value-type="float" office:value="8.39364300870186" table:style-name="ce1">
            <text:p>8.39364300870186</text:p>
          </table:table-cell>
          <table:table-cell office:value-type="float" office:value="6.35523110603904" table:style-name="ce1">
            <text:p>6.35523110603904</text:p>
          </table:table-cell>
          <table:table-cell office:value-type="float" office:value="2.80835080562627" table:style-name="ce1">
            <text:p>2.80835080562627</text:p>
          </table:table-cell>
          <table:table-cell office:value-type="float" office:value="5.52175276743791" table:style-name="ce1">
            <text:p>5.52175276743791</text:p>
          </table:table-cell>
          <table:table-cell office:value-type="float" office:value="8.09221337620617" table:style-name="ce1">
            <text:p>8.09221337620617</text:p>
          </table:table-cell>
          <table:table-cell office:value-type="float" office:value="6.82125401524713" table:style-name="ce1">
            <text:p>6.82125401524713</text:p>
          </table:table-cell>
          <table:table-cell office:value-type="float" office:value="10.4061420663357" table:style-name="ce1">
            <text:p>10.4061420663357</text:p>
          </table:table-cell>
          <table:table-cell office:value-type="float" office:value="6.50108616547244" table:style-name="ce1">
            <text:p>6.50108616547244</text:p>
          </table:table-cell>
        </table:table-row>
        <table:table-row table:style-name="ro1">
          <table:table-cell office:value-type="string" table:style-name="ce1">
            <text:p>Max Balard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48</text:p>
          </table:table-cell>
          <table:table-cell office:value-type="float" office:value="15.4" table:style-name="ce1">
            <text:p>15.4</text:p>
          </table:table-cell>
          <table:table-cell office:value-type="float" office:value="6.97955536732384" table:style-name="ce1">
            <text:p>6.97955536732384</text:p>
          </table:table-cell>
          <table:table-cell office:value-type="float" office:value="12.1414342185125" table:style-name="ce1">
            <text:p>12.1414342185125</text:p>
          </table:table-cell>
          <table:table-cell office:value-type="float" office:value="8.57054039240875" table:style-name="ce1">
            <text:p>8.57054039240875</text:p>
          </table:table-cell>
          <table:table-cell office:value-type="float" office:value="12.8679938918452" table:style-name="ce1">
            <text:p>12.8679938918452</text:p>
          </table:table-cell>
          <table:table-cell office:value-type="float" office:value="9.23737421182243" table:style-name="ce1">
            <text:p>9.23737421182243</text:p>
          </table:table-cell>
          <table:table-cell office:value-type="float" office:value="7.94537380668452" table:style-name="ce1">
            <text:p>7.94537380668452</text:p>
          </table:table-cell>
          <table:table-cell office:value-type="float" office:value="8.42054392185601" table:style-name="ce1">
            <text:p>8.42054392185601</text:p>
          </table:table-cell>
          <table:table-cell office:value-type="float" office:value="5.84693836294393" table:style-name="ce1">
            <text:p>5.84693836294393</text:p>
          </table:table-cell>
          <table:table-cell office:value-type="float" office:value="5.8268865328484" table:style-name="ce1">
            <text:p>5.8268865328484</text:p>
          </table:table-cell>
          <table:table-cell office:value-type="float" office:value="12.1171176669393" table:style-name="ce1">
            <text:p>12.1171176669393</text:p>
          </table:table-cell>
          <table:table-cell office:value-type="float" office:value="11.8524054210989" table:style-name="ce1">
            <text:p>11.8524054210989</text:p>
          </table:table-cell>
        </table:table-row>
        <table:table-row table:style-name="ro1">
          <table:table-cell office:value-type="string" table:style-name="ce1">
            <text:p>Jakob Breum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51</text:p>
          </table:table-cell>
          <table:table-cell office:value-type="float" office:value="7.3" table:style-name="ce1">
            <text:p>7.3</text:p>
          </table:table-cell>
          <table:table-cell office:value-type="float" office:value="8.81255499841197" table:style-name="ce1">
            <text:p>8.81255499841197</text:p>
          </table:table-cell>
          <table:table-cell office:value-type="float" office:value="7.70460575633863" table:style-name="ce1">
            <text:p>7.70460575633863</text:p>
          </table:table-cell>
          <table:table-cell office:value-type="float" office:value="10.6740400250679" table:style-name="ce1">
            <text:p>10.6740400250679</text:p>
          </table:table-cell>
          <table:table-cell office:value-type="float" office:value="8.54314217395025" table:style-name="ce1">
            <text:p>8.54314217395025</text:p>
          </table:table-cell>
          <table:table-cell office:value-type="float" office:value="10.0365492015868" table:style-name="ce1">
            <text:p>10.0365492015868</text:p>
          </table:table-cell>
          <table:table-cell office:value-type="float" office:value="5.53310774632735" table:style-name="ce1">
            <text:p>5.53310774632735</text:p>
          </table:table-cell>
          <table:table-cell office:value-type="float" office:value="9.45437374012743" table:style-name="ce1">
            <text:p>9.45437374012743</text:p>
          </table:table-cell>
          <table:table-cell office:value-type="float" office:value="10.9646823260123" table:style-name="ce1">
            <text:p>10.9646823260123</text:p>
          </table:table-cell>
          <table:table-cell office:value-type="float" office:value="7.88631020484648" table:style-name="ce1">
            <text:p>7.88631020484648</text:p>
          </table:table-cell>
          <table:table-cell office:value-type="float" office:value="5.44799746513614" table:style-name="ce1">
            <text:p>5.44799746513614</text:p>
          </table:table-cell>
          <table:table-cell office:value-type="float" office:value="6.91269356132309" table:style-name="ce1">
            <text:p>6.91269356132309</text:p>
          </table:table-cell>
        </table:table-row>
        <table:table-row table:style-name="ro1">
          <table:table-cell office:value-type="string" table:style-name="ce1">
            <text:p>Philip Brittij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1-273</text:p>
          </table:table-cell>
          <table:table-cell office:value-type="float" office:value="13.6" table:style-name="ce1">
            <text:p>13.6</text:p>
          </table:table-cell>
          <table:table-cell office:value-type="float" office:value="6.23613066800059" table:style-name="ce1">
            <text:p>6.23613066800059</text:p>
          </table:table-cell>
          <table:table-cell office:value-type="float" office:value="8.75554875948013" table:style-name="ce1">
            <text:p>8.75554875948013</text:p>
          </table:table-cell>
          <table:table-cell office:value-type="float" office:value="6.71935299129797" table:style-name="ce1">
            <text:p>6.71935299129797</text:p>
          </table:table-cell>
          <table:table-cell office:value-type="float" office:value="8.2444366715519" table:style-name="ce1">
            <text:p>8.2444366715519</text:p>
          </table:table-cell>
          <table:table-cell office:value-type="float" office:value="7.6293312602851" table:style-name="ce1">
            <text:p>7.6293312602851</text:p>
          </table:table-cell>
          <table:table-cell office:value-type="float" office:value="5.7061047832363" table:style-name="ce1">
            <text:p>5.7061047832363</text:p>
          </table:table-cell>
          <table:table-cell office:value-type="float" office:value="7.1278985157598" table:style-name="ce1">
            <text:p>7.1278985157598</text:p>
          </table:table-cell>
          <table:table-cell office:value-type="float" office:value="6.81529871095521" table:style-name="ce1">
            <text:p>6.81529871095521</text:p>
          </table:table-cell>
          <table:table-cell office:value-type="float" office:value="11.6193275970845" table:style-name="ce1">
            <text:p>11.6193275970845</text:p>
          </table:table-cell>
          <table:table-cell office:value-type="float" office:value="13.3255797876381" table:style-name="ce1">
            <text:p>13.3255797876381</text:p>
          </table:table-cell>
          <table:table-cell office:value-type="float" office:value="11.3261107916611" table:style-name="ce1">
            <text:p>11.3261107916611</text:p>
          </table:table-cell>
        </table:table-row>
        <table:table-row table:style-name="ro1">
          <table:table-cell office:value-type="string" table:style-name="ce1">
            <text:p>Patrick Brouw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94</text:p>
          </table:table-cell>
          <table:table-cell office:value-type="float" office:value="14.8" table:style-name="ce1">
            <text:p>14.8</text:p>
          </table:table-cell>
          <table:table-cell office:value-type="float" office:value="7.41306774268263" table:style-name="ce1">
            <text:p>7.41306774268263</text:p>
          </table:table-cell>
          <table:table-cell office:value-type="float" office:value="7.10912593566321" table:style-name="ce1">
            <text:p>7.10912593566321</text:p>
          </table:table-cell>
          <table:table-cell office:value-type="float" office:value="11.4388160380537" table:style-name="ce1">
            <text:p>11.4388160380537</text:p>
          </table:table-cell>
          <table:table-cell office:value-type="float" office:value="8.84259858383654" table:style-name="ce1">
            <text:p>8.84259858383654</text:p>
          </table:table-cell>
          <table:table-cell office:value-type="float" office:value="12.4509615628496" table:style-name="ce1">
            <text:p>12.4509615628496</text:p>
          </table:table-cell>
          <table:table-cell office:value-type="float" office:value="6.35987369687391" table:style-name="ce1">
            <text:p>6.35987369687391</text:p>
          </table:table-cell>
          <table:table-cell office:value-type="float" office:value="14.4569166136278" table:style-name="ce1">
            <text:p>14.4569166136278</text:p>
          </table:table-cell>
          <table:table-cell office:value-type="float" office:value="9.6494681902469" table:style-name="ce1">
            <text:p>9.6494681902469</text:p>
          </table:table-cell>
          <table:table-cell office:value-type="float" office:value="14.6037110062546" table:style-name="ce1">
            <text:p>14.6037110062546</text:p>
          </table:table-cell>
          <table:table-cell office:value-type="float" office:value="9.32650980983849" table:style-name="ce1">
            <text:p>9.32650980983849</text:p>
          </table:table-cell>
          <table:table-cell office:value-type="float" office:value="7.36290399766081" table:style-name="ce1">
            <text:p>7.36290399766081</text:p>
          </table:table-cell>
        </table:table-row>
        <table:table-row table:style-name="ro1">
          <table:table-cell office:value-type="string" table:style-name="ce1">
            <text:p>Luuk Brouw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49</text:p>
          </table:table-cell>
          <table:table-cell office:value-type="float" office:value="14.6" table:style-name="ce1">
            <text:p>14.6</text:p>
          </table:table-cell>
          <table:table-cell office:value-type="float" office:value="7.6614082742901" table:style-name="ce1">
            <text:p>7.6614082742901</text:p>
          </table:table-cell>
          <table:table-cell office:value-type="float" office:value="10.6113043427784" table:style-name="ce1">
            <text:p>10.6113043427784</text:p>
          </table:table-cell>
          <table:table-cell office:value-type="float" office:value="14.4374577851311" table:style-name="ce1">
            <text:p>14.4374577851311</text:p>
          </table:table-cell>
          <table:table-cell office:value-type="float" office:value="11.0750404682875" table:style-name="ce1">
            <text:p>11.0750404682875</text:p>
          </table:table-cell>
          <table:table-cell office:value-type="float" office:value="9.7721289796397" table:style-name="ce1">
            <text:p>9.7721289796397</text:p>
          </table:table-cell>
          <table:table-cell office:value-type="float" office:value="9.52470851115341" table:style-name="ce1">
            <text:p>9.52470851115341</text:p>
          </table:table-cell>
          <table:table-cell office:value-type="float" office:value="10.8233297636277" table:style-name="ce1">
            <text:p>10.8233297636277</text:p>
          </table:table-cell>
          <table:table-cell office:value-type="float" office:value="7.70680191810189" table:style-name="ce1">
            <text:p>7.70680191810189</text:p>
          </table:table-cell>
          <table:table-cell office:value-type="float" office:value="11.4977759525955" table:style-name="ce1">
            <text:p>11.4977759525955</text:p>
          </table:table-cell>
          <table:table-cell office:value-type="float" office:value="10.5019523391299" table:style-name="ce1">
            <text:p>10.5019523391299</text:p>
          </table:table-cell>
          <table:table-cell office:value-type="float" office:value="7.83692591872225" table:style-name="ce1">
            <text:p>7.83692591872225</text:p>
          </table:table-cell>
        </table:table-row>
        <table:table-row table:style-name="ro1">
          <table:table-cell office:value-type="string" table:style-name="ce1">
            <text:p>Thomas Bru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4-000</text:p>
          </table:table-cell>
          <table:table-cell office:value-type="float" office:value="8" table:style-name="ce1">
            <text:p>8</text:p>
          </table:table-cell>
          <table:table-cell office:value-type="float" office:value="7.191125013108" table:style-name="ce1">
            <text:p>7.191125013108</text:p>
          </table:table-cell>
          <table:table-cell office:value-type="float" office:value="6.62514127479857" table:style-name="ce1">
            <text:p>6.62514127479857</text:p>
          </table:table-cell>
          <table:table-cell office:value-type="float" office:value="5.86493466536943" table:style-name="ce1">
            <text:p>5.86493466536943</text:p>
          </table:table-cell>
          <table:table-cell office:value-type="float" office:value="7.02603025682733" table:style-name="ce1">
            <text:p>7.02603025682733</text:p>
          </table:table-cell>
          <table:table-cell office:value-type="float" office:value="7.10809897991747" table:style-name="ce1">
            <text:p>7.10809897991747</text:p>
          </table:table-cell>
          <table:table-cell office:value-type="float" office:value="5.23601138866958" table:style-name="ce1">
            <text:p>5.23601138866958</text:p>
          </table:table-cell>
          <table:table-cell office:value-type="float" office:value="6.86016006621" table:style-name="ce1">
            <text:p>6.86016006621</text:p>
          </table:table-cell>
          <table:table-cell office:value-type="float" office:value="7.51593360455854" table:style-name="ce1">
            <text:p>7.51593360455854</text:p>
          </table:table-cell>
          <table:table-cell office:value-type="float" office:value="7.21413951478305" table:style-name="ce1">
            <text:p>7.21413951478305</text:p>
          </table:table-cell>
          <table:table-cell office:value-type="float" office:value="8.02881268093013" table:style-name="ce1">
            <text:p>8.02881268093013</text:p>
          </table:table-cell>
          <table:table-cell office:value-type="float" office:value="8.34648409116741" table:style-name="ce1">
            <text:p>8.34648409116741</text:p>
          </table:table-cell>
        </table:table-row>
        <table:table-row table:style-name="ro1">
          <table:table-cell office:value-type="string" table:style-name="ce1">
            <text:p>Nordin Bukal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111</text:p>
          </table:table-cell>
          <table:table-cell office:value-type="float" office:value="14.8" table:style-name="ce1">
            <text:p>14.8</text:p>
          </table:table-cell>
          <table:table-cell office:value-type="float" office:value="6.16273555809429" table:style-name="ce1">
            <text:p>6.16273555809429</text:p>
          </table:table-cell>
          <table:table-cell office:value-type="float" office:value="8.17067528505959" table:style-name="ce1">
            <text:p>8.17067528505959</text:p>
          </table:table-cell>
          <table:table-cell office:value-type="float" office:value="6.60914371443542" table:style-name="ce1">
            <text:p>6.60914371443542</text:p>
          </table:table-cell>
          <table:table-cell office:value-type="float" office:value="7.31286502306997" table:style-name="ce1">
            <text:p>7.31286502306997</text:p>
          </table:table-cell>
          <table:table-cell office:value-type="float" office:value="6.85278837625357" table:style-name="ce1">
            <text:p>6.85278837625357</text:p>
          </table:table-cell>
          <table:table-cell office:value-type="float" office:value="7.94537380668452" table:style-name="ce1">
            <text:p>7.94537380668452</text:p>
          </table:table-cell>
          <table:table-cell office:value-type="float" office:value="7.39966848533572" table:style-name="ce1">
            <text:p>7.39966848533572</text:p>
          </table:table-cell>
          <table:table-cell office:value-type="float" office:value="7.04582607546768" table:style-name="ce1">
            <text:p>7.04582607546768</text:p>
          </table:table-cell>
          <table:table-cell office:value-type="float" office:value="9.26134555979332" table:style-name="ce1">
            <text:p>9.26134555979332</text:p>
          </table:table-cell>
          <table:table-cell office:value-type="float" office:value="14.3423010560788" table:style-name="ce1">
            <text:p>14.3423010560788</text:p>
          </table:table-cell>
          <table:table-cell office:value-type="float" office:value="10.9475328379462" table:style-name="ce1">
            <text:p>10.9475328379462</text:p>
          </table:table-cell>
        </table:table-row>
        <table:table-row table:style-name="ro1">
          <table:table-cell office:value-type="string" table:style-name="ce1">
            <text:p>Adam Carlé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94</text:p>
          </table:table-cell>
          <table:table-cell office:value-type="float" office:value="12.1" table:style-name="ce1">
            <text:p>12.1</text:p>
          </table:table-cell>
          <table:table-cell office:value-type="float" office:value="6.29520040113811" table:style-name="ce1">
            <text:p>6.29520040113811</text:p>
          </table:table-cell>
          <table:table-cell office:value-type="float" office:value="8.4269724179387" table:style-name="ce1">
            <text:p>8.4269724179387</text:p>
          </table:table-cell>
          <table:table-cell office:value-type="float" office:value="6.60914371443542" table:style-name="ce1">
            <text:p>6.60914371443542</text:p>
          </table:table-cell>
          <table:table-cell office:value-type="float" office:value="7.70152212834519" table:style-name="ce1">
            <text:p>7.70152212834519</text:p>
          </table:table-cell>
          <table:table-cell office:value-type="float" office:value="5.87794439230456" table:style-name="ce1">
            <text:p>5.87794439230456</text:p>
          </table:table-cell>
          <table:table-cell office:value-type="float" office:value="11.4654454663156" table:style-name="ce1">
            <text:p>11.4654454663156</text:p>
          </table:table-cell>
          <table:table-cell office:value-type="float" office:value="5.44401194405555" table:style-name="ce1">
            <text:p>5.44401194405555</text:p>
          </table:table-cell>
          <table:table-cell office:value-type="float" office:value="6.18952630724194" table:style-name="ce1">
            <text:p>6.18952630724194</text:p>
          </table:table-cell>
          <table:table-cell office:value-type="float" office:value="5.59271681113699" table:style-name="ce1">
            <text:p>5.59271681113699</text:p>
          </table:table-cell>
          <table:table-cell office:value-type="float" office:value="12.9005706538773" table:style-name="ce1">
            <text:p>12.9005706538773</text:p>
          </table:table-cell>
          <table:table-cell office:value-type="float" office:value="9.30177259688651" table:style-name="ce1">
            <text:p>9.30177259688651</text:p>
          </table:table-cell>
        </table:table-row>
        <table:table-row table:style-name="ro1">
          <table:table-cell office:value-type="string" table:style-name="ce1">
            <text:p>Tjaronn Cher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7-217</text:p>
          </table:table-cell>
          <table:table-cell office:value-type="float" office:value="14.9" table:style-name="ce1">
            <text:p>14.9</text:p>
          </table:table-cell>
          <table:table-cell office:value-type="float" office:value="8.15632810036037" table:style-name="ce1">
            <text:p>8.15632810036037</text:p>
          </table:table-cell>
          <table:table-cell office:value-type="float" office:value="10.3240664820556" table:style-name="ce1">
            <text:p>10.3240664820556</text:p>
          </table:table-cell>
          <table:table-cell office:value-type="float" office:value="12.8072404000509" table:style-name="ce1">
            <text:p>12.8072404000509</text:p>
          </table:table-cell>
          <table:table-cell office:value-type="float" office:value="11.4367246233425" table:style-name="ce1">
            <text:p>11.4367246233425</text:p>
          </table:table-cell>
          <table:table-cell office:value-type="float" office:value="11.7824481930035" table:style-name="ce1">
            <text:p>11.7824481930035</text:p>
          </table:table-cell>
          <table:table-cell office:value-type="float" office:value="8.03945384751268" table:style-name="ce1">
            <text:p>8.03945384751268</text:p>
          </table:table-cell>
          <table:table-cell office:value-type="float" office:value="13.6622676474069" table:style-name="ce1">
            <text:p>13.6622676474069</text:p>
          </table:table-cell>
          <table:table-cell office:value-type="float" office:value="12.3234144720306" table:style-name="ce1">
            <text:p>12.3234144720306</text:p>
          </table:table-cell>
          <table:table-cell office:value-type="float" office:value="14.9090227470132" table:style-name="ce1">
            <text:p>14.9090227470132</text:p>
          </table:table-cell>
          <table:table-cell office:value-type="float" office:value="5.61426820291983" table:style-name="ce1">
            <text:p>5.61426820291983</text:p>
          </table:table-cell>
          <table:table-cell office:value-type="float" office:value="5.84075985513456" table:style-name="ce1">
            <text:p>5.84075985513456</text:p>
          </table:table-cell>
        </table:table-row>
        <table:table-row table:style-name="ro1">
          <table:table-cell office:value-type="string" table:style-name="ce1">
            <text:p>Pelle Clemen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33</text:p>
          </table:table-cell>
          <table:table-cell office:value-type="float" office:value="9.4" table:style-name="ce1">
            <text:p>9.4</text:p>
          </table:table-cell>
          <table:table-cell office:value-type="float" office:value="5.87426612007402" table:style-name="ce1">
            <text:p>5.87426612007402</text:p>
          </table:table-cell>
          <table:table-cell office:value-type="float" office:value="6.63837252278288" table:style-name="ce1">
            <text:p>6.63837252278288</text:p>
          </table:table-cell>
          <table:table-cell office:value-type="float" office:value="6.28408197569281" table:style-name="ce1">
            <text:p>6.28408197569281</text:p>
          </table:table-cell>
          <table:table-cell office:value-type="float" office:value="6.55892514740506" table:style-name="ce1">
            <text:p>6.55892514740506</text:p>
          </table:table-cell>
          <table:table-cell office:value-type="float" office:value="5.64782347543532" table:style-name="ce1">
            <text:p>5.64782347543532</text:p>
          </table:table-cell>
          <table:table-cell office:value-type="float" office:value="6.97697360992539" table:style-name="ce1">
            <text:p>6.97697360992539</text:p>
          </table:table-cell>
          <table:table-cell office:value-type="float" office:value="5.75949772239291" table:style-name="ce1">
            <text:p>5.75949772239291</text:p>
          </table:table-cell>
          <table:table-cell office:value-type="float" office:value="6.76960272665475" table:style-name="ce1">
            <text:p>6.76960272665475</text:p>
          </table:table-cell>
          <table:table-cell office:value-type="float" office:value="7.08216916744501" table:style-name="ce1">
            <text:p>7.08216916744501</text:p>
          </table:table-cell>
          <table:table-cell office:value-type="float" office:value="9.02696698054194" table:style-name="ce1">
            <text:p>9.02696698054194</text:p>
          </table:table-cell>
          <table:table-cell office:value-type="float" office:value="5.03367380813169" table:style-name="ce1">
            <text:p>5.03367380813169</text:p>
          </table:table-cell>
        </table:table-row>
        <table:table-row table:style-name="ro1">
          <table:table-cell office:value-type="string" table:style-name="ce1">
            <text:p>Thomas van den Bel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03</text:p>
          </table:table-cell>
          <table:table-cell office:value-type="float" office:value="11.7" table:style-name="ce1">
            <text:p>11.7</text:p>
          </table:table-cell>
          <table:table-cell office:value-type="float" office:value="8.00958064818511" table:style-name="ce1">
            <text:p>8.00958064818511</text:p>
          </table:table-cell>
          <table:table-cell office:value-type="float" office:value="9.96278447799848" table:style-name="ce1">
            <text:p>9.96278447799848</text:p>
          </table:table-cell>
          <table:table-cell office:value-type="float" office:value="8.57054039240875" table:style-name="ce1">
            <text:p>8.57054039240875</text:p>
          </table:table-cell>
          <table:table-cell office:value-type="float" office:value="9.14196158068486" table:style-name="ce1">
            <text:p>9.14196158068486</text:p>
          </table:table-cell>
          <table:table-cell office:value-type="float" office:value="8.96823252170832" table:style-name="ce1">
            <text:p>8.96823252170832</text:p>
          </table:table-cell>
          <table:table-cell office:value-type="float" office:value="9.63459815067792" table:style-name="ce1">
            <text:p>9.63459815067792</text:p>
          </table:table-cell>
          <table:table-cell office:value-type="float" office:value="9.45437374012743" table:style-name="ce1">
            <text:p>9.45437374012743</text:p>
          </table:table-cell>
          <table:table-cell office:value-type="float" office:value="9.06663520653948" table:style-name="ce1">
            <text:p>9.06663520653948</text:p>
          </table:table-cell>
          <table:table-cell office:value-type="float" office:value="12.4266496168734" table:style-name="ce1">
            <text:p>12.4266496168734</text:p>
          </table:table-cell>
          <table:table-cell office:value-type="float" office:value="10.3098486662635" table:style-name="ce1">
            <text:p>10.3098486662635</text:p>
          </table:table-cell>
          <table:table-cell office:value-type="float" office:value="11.9373565346117" table:style-name="ce1">
            <text:p>11.9373565346117</text:p>
          </table:table-cell>
        </table:table-row>
        <table:table-row table:style-name="ro1">
          <table:table-cell office:value-type="string" table:style-name="ce1">
            <text:p>Lance Duijvestij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57</text:p>
          </table:table-cell>
          <table:table-cell office:value-type="float" office:value="7.7" table:style-name="ce1">
            <text:p>7.7</text:p>
          </table:table-cell>
          <table:table-cell office:value-type="float" office:value="8.52493445314745" table:style-name="ce1">
            <text:p>8.52493445314745</text:p>
          </table:table-cell>
          <table:table-cell office:value-type="float" office:value="6.89214728095096" table:style-name="ce1">
            <text:p>6.89214728095096</text:p>
          </table:table-cell>
          <table:table-cell office:value-type="float" office:value="7.62867019710686" table:style-name="ce1">
            <text:p>7.62867019710686</text:p>
          </table:table-cell>
          <table:table-cell office:value-type="float" office:value="7.75052537006434" table:style-name="ce1">
            <text:p>7.75052537006434</text:p>
          </table:table-cell>
          <table:table-cell office:value-type="float" office:value="9.50554088065099" table:style-name="ce1">
            <text:p>9.50554088065099</text:p>
          </table:table-cell>
          <table:table-cell office:value-type="float" office:value="4.42887077799971" table:style-name="ce1">
            <text:p>4.42887077799971</text:p>
          </table:table-cell>
          <table:table-cell office:value-type="float" office:value="8.23296129736381" table:style-name="ce1">
            <text:p>8.23296129736381</text:p>
          </table:table-cell>
          <table:table-cell office:value-type="float" office:value="9.45588458056372" table:style-name="ce1">
            <text:p>9.45588458056372</text:p>
          </table:table-cell>
          <table:table-cell office:value-type="float" office:value="6.95118514613327" table:style-name="ce1">
            <text:p>6.95118514613327</text:p>
          </table:table-cell>
          <table:table-cell office:value-type="float" office:value="8.12804137029016" table:style-name="ce1">
            <text:p>8.12804137029016</text:p>
          </table:table-cell>
          <table:table-cell office:value-type="float" office:value="5.39744374997244" table:style-name="ce1">
            <text:p>5.39744374997244</text:p>
          </table:table-cell>
        </table:table-row>
        <table:table-row table:style-name="ro1">
          <table:table-cell office:value-type="string" table:style-name="ce1">
            <text:p>Alonzo Engwand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45</text:p>
          </table:table-cell>
          <table:table-cell office:value-type="float" office:value="16" table:style-name="ce1">
            <text:p>16</text:p>
          </table:table-cell>
          <table:table-cell office:value-type="float" office:value="6.23613066800059" table:style-name="ce1">
            <text:p>6.23613066800059</text:p>
          </table:table-cell>
          <table:table-cell office:value-type="float" office:value="11.170575608816" table:style-name="ce1">
            <text:p>11.170575608816</text:p>
          </table:table-cell>
          <table:table-cell office:value-type="float" office:value="6.83042725422916" table:style-name="ce1">
            <text:p>6.83042725422916</text:p>
          </table:table-cell>
          <table:table-cell office:value-type="float" office:value="9.6384064494086" table:style-name="ce1">
            <text:p>9.6384064494086</text:p>
          </table:table-cell>
          <table:table-cell office:value-type="float" office:value="8.16109232292613" table:style-name="ce1">
            <text:p>8.16109232292613</text:p>
          </table:table-cell>
          <table:table-cell office:value-type="float" office:value="8.92445358479718" table:style-name="ce1">
            <text:p>8.92445358479718</text:p>
          </table:table-cell>
          <table:table-cell office:value-type="float" office:value="6.17007908027527" table:style-name="ce1">
            <text:p>6.17007908027527</text:p>
          </table:table-cell>
          <table:table-cell office:value-type="float" office:value="6.10278482834454" table:style-name="ce1">
            <text:p>6.10278482834454</text:p>
          </table:table-cell>
          <table:table-cell office:value-type="float" office:value="5.47803372386096" table:style-name="ce1">
            <text:p>5.47803372386096</text:p>
          </table:table-cell>
          <table:table-cell office:value-type="float" office:value="15.0619223351343" table:style-name="ce1">
            <text:p>15.0619223351343</text:p>
          </table:table-cell>
          <table:table-cell office:value-type="float" office:value="11.667635898234" table:style-name="ce1">
            <text:p>11.667635898234</text:p>
          </table:table-cell>
        </table:table-row>
        <table:table-row table:style-name="ro1">
          <table:table-cell office:value-type="string" table:style-name="ce1">
            <text:p>Ryan Foss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04</text:p>
          </table:table-cell>
          <table:table-cell office:value-type="float" office:value="16.8" table:style-name="ce1">
            <text:p>16.8</text:p>
          </table:table-cell>
          <table:table-cell office:value-type="float" office:value="6.78604795767956" table:style-name="ce1">
            <text:p>6.78604795767956</text:p>
          </table:table-cell>
          <table:table-cell office:value-type="float" office:value="12.1532253222456" table:style-name="ce1">
            <text:p>12.1532253222456</text:p>
          </table:table-cell>
          <table:table-cell office:value-type="float" office:value="7.51272359289692" table:style-name="ce1">
            <text:p>7.51272359289692</text:p>
          </table:table-cell>
          <table:table-cell office:value-type="float" office:value="9.24158252467669" table:style-name="ce1">
            <text:p>9.24158252467669</text:p>
          </table:table-cell>
          <table:table-cell office:value-type="float" office:value="7.36712087487744" table:style-name="ce1">
            <text:p>7.36712087487744</text:p>
          </table:table-cell>
          <table:table-cell office:value-type="float" office:value="6.07648787783093" table:style-name="ce1">
            <text:p>6.07648787783093</text:p>
          </table:table-cell>
          <table:table-cell office:value-type="float" office:value="6.33900428614565" table:style-name="ce1">
            <text:p>6.33900428614565</text:p>
          </table:table-cell>
          <table:table-cell office:value-type="float" office:value="6.10278482834454" table:style-name="ce1">
            <text:p>6.10278482834454</text:p>
          </table:table-cell>
          <table:table-cell office:value-type="float" office:value="5.8268865328484" table:style-name="ce1">
            <text:p>5.8268865328484</text:p>
          </table:table-cell>
          <table:table-cell office:value-type="float" office:value="13.8980046376966" table:style-name="ce1">
            <text:p>13.8980046376966</text:p>
          </table:table-cell>
          <table:table-cell office:value-type="float" office:value="10.9740033446531" table:style-name="ce1">
            <text:p>10.9740033446531</text:p>
          </table:table-cell>
        </table:table-row>
        <table:table-row table:style-name="ro1">
          <table:table-cell office:value-type="string" table:style-name="ce1">
            <text:p>Oscar Glouk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81</text:p>
          </table:table-cell>
          <table:table-cell office:value-type="float" office:value="12.1" table:style-name="ce1">
            <text:p>12.1</text:p>
          </table:table-cell>
          <table:table-cell office:value-type="float" office:value="9.41155270059044" table:style-name="ce1">
            <text:p>9.41155270059044</text:p>
          </table:table-cell>
          <table:table-cell office:value-type="float" office:value="10.5024147269514" table:style-name="ce1">
            <text:p>10.5024147269514</text:p>
          </table:table-cell>
          <table:table-cell office:value-type="float" office:value="14.7199610260264" table:style-name="ce1">
            <text:p>14.7199610260264</text:p>
          </table:table-cell>
          <table:table-cell office:value-type="float" office:value="10.9829326775064" table:style-name="ce1">
            <text:p>10.9829326775064</text:p>
          </table:table-cell>
          <table:table-cell office:value-type="float" office:value="15.8771318291025" table:style-name="ce1">
            <text:p>15.8771318291025</text:p>
          </table:table-cell>
          <table:table-cell office:value-type="float" office:value="7.86715832083634" table:style-name="ce1">
            <text:p>7.86715832083634</text:p>
          </table:table-cell>
          <table:table-cell office:value-type="float" office:value="14.9267046454042" table:style-name="ce1">
            <text:p>14.9267046454042</text:p>
          </table:table-cell>
          <table:table-cell office:value-type="float" office:value="11.9609707032327" table:style-name="ce1">
            <text:p>11.9609707032327</text:p>
          </table:table-cell>
          <table:table-cell office:value-type="float" office:value="14.2575096625299" table:style-name="ce1">
            <text:p>14.2575096625299</text:p>
          </table:table-cell>
          <table:table-cell office:value-type="float" office:value="6.40253081149796" table:style-name="ce1">
            <text:p>6.40253081149796</text:p>
          </table:table-cell>
          <table:table-cell office:value-type="float" office:value="7.65466231343356" table:style-name="ce1">
            <text:p>7.65466231343356</text:p>
          </table:table-cell>
        </table:table-row>
        <table:table-row table:style-name="ro1">
          <table:table-cell office:value-type="string" table:style-name="ce1">
            <text:p>Lewis Holtb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5-111</text:p>
          </table:table-cell>
          <table:table-cell office:value-type="float" office:value="11.9" table:style-name="ce1">
            <text:p>11.9</text:p>
          </table:table-cell>
          <table:table-cell office:value-type="float" office:value="7.83097364876878" table:style-name="ce1">
            <text:p>7.83097364876878</text:p>
          </table:table-cell>
          <table:table-cell office:value-type="float" office:value="9.28403718141381" table:style-name="ce1">
            <text:p>9.28403718141381</text:p>
          </table:table-cell>
          <table:table-cell office:value-type="float" office:value="13.152225256686" table:style-name="ce1">
            <text:p>13.152225256686</text:p>
          </table:table-cell>
          <table:table-cell office:value-type="float" office:value="8.69282919842169" table:style-name="ce1">
            <text:p>8.69282919842169</text:p>
          </table:table-cell>
          <table:table-cell office:value-type="float" office:value="7.10809897991747" table:style-name="ce1">
            <text:p>7.10809897991747</text:p>
          </table:table-cell>
          <table:table-cell office:value-type="float" office:value="5.23601138866958" table:style-name="ce1">
            <text:p>5.23601138866958</text:p>
          </table:table-cell>
          <table:table-cell office:value-type="float" office:value="8.60855943996926" table:style-name="ce1">
            <text:p>8.60855943996926</text:p>
          </table:table-cell>
          <table:table-cell office:value-type="float" office:value="7.37376297334721" table:style-name="ce1">
            <text:p>7.37376297334721</text:p>
          </table:table-cell>
          <table:table-cell office:value-type="float" office:value="8.15953123096309" table:style-name="ce1">
            <text:p>8.15953123096309</text:p>
          </table:table-cell>
          <table:table-cell office:value-type="float" office:value="10.8798443871468" table:style-name="ce1">
            <text:p>10.8798443871468</text:p>
          </table:table-cell>
          <table:table-cell office:value-type="float" office:value="9.50051349790387" table:style-name="ce1">
            <text:p>9.50051349790387</text:p>
          </table:table-cell>
        </table:table-row>
        <table:table-row table:style-name="ro1">
          <table:table-cell office:value-type="string" table:style-name="ce1">
            <text:p>Ajdin Hrustic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86</text:p>
          </table:table-cell>
          <table:table-cell office:value-type="float" office:value="14.1" table:style-name="ce1">
            <text:p>14.1</text:p>
          </table:table-cell>
          <table:table-cell office:value-type="float" office:value="9.61546734178116" table:style-name="ce1">
            <text:p>9.61546734178116</text:p>
          </table:table-cell>
          <table:table-cell office:value-type="float" office:value="10.9070081049071" table:style-name="ce1">
            <text:p>10.9070081049071</text:p>
          </table:table-cell>
          <table:table-cell office:value-type="float" office:value="16.307248139812" table:style-name="ce1">
            <text:p>16.307248139812</text:p>
          </table:table-cell>
          <table:table-cell office:value-type="float" office:value="10.8901934624605" table:style-name="ce1">
            <text:p>10.8901934624605</text:p>
          </table:table-cell>
          <table:table-cell office:value-type="float" office:value="11.0615390209517" table:style-name="ce1">
            <text:p>11.0615390209517</text:p>
          </table:table-cell>
          <table:table-cell office:value-type="float" office:value="7.0371185954942" table:style-name="ce1">
            <text:p>7.0371185954942</text:p>
          </table:table-cell>
          <table:table-cell office:value-type="float" office:value="9.82677247739223" table:style-name="ce1">
            <text:p>9.82677247739223</text:p>
          </table:table-cell>
          <table:table-cell office:value-type="float" office:value="7.09232086022495" table:style-name="ce1">
            <text:p>7.09232086022495</text:p>
          </table:table-cell>
          <table:table-cell office:value-type="float" office:value="6.82125401524713" table:style-name="ce1">
            <text:p>6.82125401524713</text:p>
          </table:table-cell>
          <table:table-cell office:value-type="float" office:value="9.32650980983849" table:style-name="ce1">
            <text:p>9.32650980983849</text:p>
          </table:table-cell>
          <table:table-cell office:value-type="float" office:value="10.2430721016318" table:style-name="ce1">
            <text:p>10.2430721016318</text:p>
          </table:table-cell>
        </table:table-row>
        <table:table-row table:style-name="ro1">
          <table:table-cell office:value-type="string" table:style-name="ce1">
            <text:p>Younes Taha El Idriss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41</text:p>
          </table:table-cell>
          <table:table-cell office:value-type="float" office:value="15.3" table:style-name="ce1">
            <text:p>15.3</text:p>
          </table:table-cell>
          <table:table-cell office:value-type="float" office:value="9.21504265907321" table:style-name="ce1">
            <text:p>9.21504265907321</text:p>
          </table:table-cell>
          <table:table-cell office:value-type="float" office:value="8.05715903461571" table:style-name="ce1">
            <text:p>8.05715903461571</text:p>
          </table:table-cell>
          <table:table-cell office:value-type="float" office:value="15.5071950419652" table:style-name="ce1">
            <text:p>15.5071950419652</text:p>
          </table:table-cell>
          <table:table-cell office:value-type="float" office:value="9.29134422661572" table:style-name="ce1">
            <text:p>9.29134422661572</text:p>
          </table:table-cell>
          <table:table-cell office:value-type="float" office:value="14.515413070623" table:style-name="ce1">
            <text:p>14.515413070623</text:p>
          </table:table-cell>
          <table:table-cell office:value-type="float" office:value="5.61250758112226" table:style-name="ce1">
            <text:p>5.61250758112226</text:p>
          </table:table-cell>
          <table:table-cell office:value-type="float" office:value="15.1115587894222" table:style-name="ce1">
            <text:p>15.1115587894222</text:p>
          </table:table-cell>
          <table:table-cell office:value-type="float" office:value="11.3655794397576" table:style-name="ce1">
            <text:p>11.3655794397576</text:p>
          </table:table-cell>
          <table:table-cell office:value-type="float" office:value="11.8579639460856" table:style-name="ce1">
            <text:p>11.8579639460856</text:p>
          </table:table-cell>
          <table:table-cell office:value-type="float" office:value="9.32650980983849" table:style-name="ce1">
            <text:p>9.32650980983849</text:p>
          </table:table-cell>
          <table:table-cell office:value-type="float" office:value="8.34648409116741" table:style-name="ce1">
            <text:p>8.34648409116741</text:p>
          </table:table-cell>
        </table:table-row>
        <table:table-row table:style-name="ro1">
          <table:table-cell office:value-type="string" table:style-name="ce1">
            <text:p>Tika de Jong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02</text:p>
          </table:table-cell>
          <table:table-cell office:value-type="float" office:value="14.5" table:style-name="ce1">
            <text:p>14.5</text:p>
          </table:table-cell>
          <table:table-cell office:value-type="float" office:value="6.91737189211867" table:style-name="ce1">
            <text:p>6.91737189211867</text:p>
          </table:table-cell>
          <table:table-cell office:value-type="float" office:value="10.1441307686525" table:style-name="ce1">
            <text:p>10.1441307686525</text:p>
          </table:table-cell>
          <table:table-cell office:value-type="float" office:value="7.74513003912951" table:style-name="ce1">
            <text:p>7.74513003912951</text:p>
          </table:table-cell>
          <table:table-cell office:value-type="float" office:value="10.4178506616518" table:style-name="ce1">
            <text:p>10.4178506616518</text:p>
          </table:table-cell>
          <table:table-cell office:value-type="float" office:value="7.89417966247005" table:style-name="ce1">
            <text:p>7.89417966247005</text:p>
          </table:table-cell>
          <table:table-cell office:value-type="float" office:value="10.2245846482132" table:style-name="ce1">
            <text:p>10.2245846482132</text:p>
          </table:table-cell>
          <table:table-cell office:value-type="float" office:value="7.67486515079346" table:style-name="ce1">
            <text:p>7.67486515079346</text:p>
          </table:table-cell>
          <table:table-cell office:value-type="float" office:value="7.37376297334721" table:style-name="ce1">
            <text:p>7.37376297334721</text:p>
          </table:table-cell>
          <table:table-cell office:value-type="float" office:value="9.12369940156203" table:style-name="ce1">
            <text:p>9.12369940156203</text:p>
          </table:table-cell>
          <table:table-cell office:value-type="float" office:value="12.0338496985479" table:style-name="ce1">
            <text:p>12.0338496985479</text:p>
          </table:table-cell>
          <table:table-cell office:value-type="float" office:value="8.57443343908113" table:style-name="ce1">
            <text:p>8.57443343908113</text:p>
          </table:table-cell>
        </table:table-row>
        <table:table-row table:style-name="ro1">
          <table:table-cell office:value-type="string" table:style-name="ce1">
            <text:p>Mauro Júnio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246</text:p>
          </table:table-cell>
          <table:table-cell office:value-type="float" office:value="11.1" table:style-name="ce1">
            <text:p>11.1</text:p>
          </table:table-cell>
          <table:table-cell office:value-type="float" office:value="8.89476361621551" table:style-name="ce1">
            <text:p>8.89476361621551</text:p>
          </table:table-cell>
          <table:table-cell office:value-type="float" office:value="13.0775169409136" table:style-name="ce1">
            <text:p>13.0775169409136</text:p>
          </table:table-cell>
          <table:table-cell office:value-type="float" office:value="14.9729226381336" table:style-name="ce1">
            <text:p>14.9729226381336</text:p>
          </table:table-cell>
          <table:table-cell office:value-type="float" office:value="11.4367246233425" table:style-name="ce1">
            <text:p>11.4367246233425</text:p>
          </table:table-cell>
          <table:table-cell office:value-type="float" office:value="12.0115055954281" table:style-name="ce1">
            <text:p>12.0115055954281</text:p>
          </table:table-cell>
          <table:table-cell office:value-type="float" office:value="10.8583013264993" table:style-name="ce1">
            <text:p>10.8583013264993</text:p>
          </table:table-cell>
          <table:table-cell office:value-type="float" office:value="11.0852691531787" table:style-name="ce1">
            <text:p>11.0852691531787</text:p>
          </table:table-cell>
          <table:table-cell office:value-type="float" office:value="6.63338395005332" table:style-name="ce1">
            <text:p>6.63338395005332</text:p>
          </table:table-cell>
          <table:table-cell office:value-type="float" office:value="7.615270714383" table:style-name="ce1">
            <text:p>7.615270714383</text:p>
          </table:table-cell>
          <table:table-cell office:value-type="float" office:value="12.2810519415395" table:style-name="ce1">
            <text:p>12.2810519415395</text:p>
          </table:table-cell>
          <table:table-cell office:value-type="float" office:value="8.11929219332956" table:style-name="ce1">
            <text:p>8.11929219332956</text:p>
          </table:table-cell>
        </table:table-row>
        <table:table-row table:style-name="ro1">
          <table:table-cell office:value-type="string" table:style-name="ce1">
            <text:p>Jochem van de Kamp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066</text:p>
          </table:table-cell>
          <table:table-cell office:value-type="float" office:value="13.1" table:style-name="ce1">
            <text:p>13.1</text:p>
          </table:table-cell>
          <table:table-cell office:value-type="float" office:value="7.58905160097473" table:style-name="ce1">
            <text:p>7.58905160097473</text:p>
          </table:table-cell>
          <table:table-cell office:value-type="float" office:value="8.21331374688475" table:style-name="ce1">
            <text:p>8.21331374688475</text:p>
          </table:table-cell>
          <table:table-cell office:value-type="float" office:value="10.333755913551" table:style-name="ce1">
            <text:p>10.333755913551</text:p>
          </table:table-cell>
          <table:table-cell office:value-type="float" office:value="9.9823198836966" table:style-name="ce1">
            <text:p>9.9823198836966</text:p>
          </table:table-cell>
          <table:table-cell office:value-type="float" office:value="10.0365492015868" table:style-name="ce1">
            <text:p>10.0365492015868</text:p>
          </table:table-cell>
          <table:table-cell office:value-type="float" office:value="11.9197381170787" table:style-name="ce1">
            <text:p>11.9197381170787</text:p>
          </table:table-cell>
          <table:table-cell office:value-type="float" office:value="11.2570114694266" table:style-name="ce1">
            <text:p>11.2570114694266</text:p>
          </table:table-cell>
          <table:table-cell office:value-type="float" office:value="7.94718720023564" table:style-name="ce1">
            <text:p>7.94718720023564</text:p>
          </table:table-cell>
          <table:table-cell office:value-type="float" office:value="10.9978051453052" table:style-name="ce1">
            <text:p>10.9978051453052</text:p>
          </table:table-cell>
          <table:table-cell office:value-type="float" office:value="11.0652362550115" table:style-name="ce1">
            <text:p>11.0652362550115</text:p>
          </table:table-cell>
          <table:table-cell office:value-type="float" office:value="8.16181600263716" table:style-name="ce1">
            <text:p>8.16181600263716</text:p>
          </table:table-cell>
        </table:table-row>
        <table:table-row table:style-name="ro1">
          <table:table-cell office:value-type="string" table:style-name="ce1">
            <text:p>Joshua Kitolan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57</text:p>
          </table:table-cell>
          <table:table-cell office:value-type="float" office:value="13.6" table:style-name="ce1">
            <text:p>13.6</text:p>
          </table:table-cell>
          <table:table-cell office:value-type="float" office:value="7.54894146318563" table:style-name="ce1">
            <text:p>7.54894146318563</text:p>
          </table:table-cell>
          <table:table-cell office:value-type="float" office:value="7.9298226066229" table:style-name="ce1">
            <text:p>7.9298226066229</text:p>
          </table:table-cell>
          <table:table-cell office:value-type="float" office:value="10.4478958084158" table:style-name="ce1">
            <text:p>10.4478958084158</text:p>
          </table:table-cell>
          <table:table-cell office:value-type="float" office:value="9.24158252467669" table:style-name="ce1">
            <text:p>9.24158252467669</text:p>
          </table:table-cell>
          <table:table-cell office:value-type="float" office:value="8.6987282182874" table:style-name="ce1">
            <text:p>8.6987282182874</text:p>
          </table:table-cell>
          <table:table-cell office:value-type="float" office:value="10.1631102050136" table:style-name="ce1">
            <text:p>10.1631102050136</text:p>
          </table:table-cell>
          <table:table-cell office:value-type="float" office:value="7.76724950533027" table:style-name="ce1">
            <text:p>7.76724950533027</text:p>
          </table:table-cell>
          <table:table-cell office:value-type="float" office:value="6.81529871095521" table:style-name="ce1">
            <text:p>6.81529871095521</text:p>
          </table:table-cell>
          <table:table-cell office:value-type="float" office:value="10.4784888763007" table:style-name="ce1">
            <text:p>10.4784888763007</text:p>
          </table:table-cell>
          <table:table-cell office:value-type="float" office:value="10.7862239623165" table:style-name="ce1">
            <text:p>10.7862239623165</text:p>
          </table:table-cell>
          <table:table-cell office:value-type="float" office:value="6.87234534038716" table:style-name="ce1">
            <text:p>6.87234534038716</text:p>
          </table:table-cell>
        </table:table-row>
        <table:table-row table:style-name="ro1">
          <table:table-cell office:value-type="string" table:style-name="ce1">
            <text:p>Davy Klaa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320</text:p>
          </table:table-cell>
          <table:table-cell office:value-type="float" office:value="10.2" table:style-name="ce1">
            <text:p>10.2</text:p>
          </table:table-cell>
          <table:table-cell office:value-type="float" office:value="6.78604795767956" table:style-name="ce1">
            <text:p>6.78604795767956</text:p>
          </table:table-cell>
          <table:table-cell office:value-type="float" office:value="8.00051324055924" table:style-name="ce1">
            <text:p>8.00051324055924</text:p>
          </table:table-cell>
          <table:table-cell office:value-type="float" office:value="7.97939394548067" table:style-name="ce1">
            <text:p>7.97939394548067</text:p>
          </table:table-cell>
          <table:table-cell office:value-type="float" office:value="7.84877308753411" table:style-name="ce1">
            <text:p>7.84877308753411</text:p>
          </table:table-cell>
          <table:table-cell office:value-type="float" office:value="5.42379222097232" table:style-name="ce1">
            <text:p>5.42379222097232</text:p>
          </table:table-cell>
          <table:table-cell office:value-type="float" office:value="4.01595566024884" table:style-name="ce1">
            <text:p>4.01595566024884</text:p>
          </table:table-cell>
          <table:table-cell office:value-type="float" office:value="6.68418924705532" table:style-name="ce1">
            <text:p>6.68418924705532</text:p>
          </table:table-cell>
          <table:table-cell office:value-type="float" office:value="8.09221337620617" table:style-name="ce1">
            <text:p>8.09221337620617</text:p>
          </table:table-cell>
          <table:table-cell office:value-type="float" office:value="11.8579639460856" table:style-name="ce1">
            <text:p>11.8579639460856</text:p>
          </table:table-cell>
          <table:table-cell office:value-type="float" office:value="8.72680814422105" table:style-name="ce1">
            <text:p>8.72680814422105</text:p>
          </table:table-cell>
          <table:table-cell office:value-type="float" office:value="10.8544886183595" table:style-name="ce1">
            <text:p>10.8544886183595</text:p>
          </table:table-cell>
        </table:table-row>
        <table:table-row table:style-name="ro1">
          <table:table-cell office:value-type="string" table:style-name="ce1">
            <text:p>Peer Koopmein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5-248</text:p>
          </table:table-cell>
          <table:table-cell office:value-type="float" office:value="10.6" table:style-name="ce1">
            <text:p>10.6</text:p>
          </table:table-cell>
          <table:table-cell office:value-type="float" office:value="7.08110377699587" table:style-name="ce1">
            <text:p>7.08110377699587</text:p>
          </table:table-cell>
          <table:table-cell office:value-type="float" office:value="9.24127990686759" table:style-name="ce1">
            <text:p>9.24127990686759</text:p>
          </table:table-cell>
          <table:table-cell office:value-type="float" office:value="6.28408197569281" table:style-name="ce1">
            <text:p>6.28408197569281</text:p>
          </table:table-cell>
          <table:table-cell office:value-type="float" office:value="8.49328304824075" table:style-name="ce1">
            <text:p>8.49328304824075</text:p>
          </table:table-cell>
          <table:table-cell office:value-type="float" office:value="7.89417966247005" table:style-name="ce1">
            <text:p>7.89417966247005</text:p>
          </table:table-cell>
          <table:table-cell office:value-type="float" office:value="4.265694118193" table:style-name="ce1">
            <text:p>4.265694118193</text:p>
          </table:table-cell>
          <table:table-cell office:value-type="float" office:value="7.39966848533572" table:style-name="ce1">
            <text:p>7.39966848533572</text:p>
          </table:table-cell>
          <table:table-cell office:value-type="float" office:value="6.67864263432352" table:style-name="ce1">
            <text:p>6.67864263432352</text:p>
          </table:table-cell>
          <table:table-cell office:value-type="float" office:value="6.06720070348478" table:style-name="ce1">
            <text:p>6.06720070348478</text:p>
          </table:table-cell>
          <table:table-cell office:value-type="float" office:value="12.0338496985479" table:style-name="ce1">
            <text:p>12.0338496985479</text:p>
          </table:table-cell>
          <table:table-cell office:value-type="float" office:value="9.57129612413813" table:style-name="ce1">
            <text:p>9.57129612413813</text:p>
          </table:table-cell>
        </table:table-row>
        <table:table-row table:style-name="ro1">
          <table:table-cell office:value-type="string" table:style-name="ce1">
            <text:p>Marcus Linda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19</text:p>
          </table:table-cell>
          <table:table-cell office:value-type="float" office:value="10.3" table:style-name="ce1">
            <text:p>10.3</text:p>
          </table:table-cell>
          <table:table-cell office:value-type="float" office:value="7.52490663522777" table:style-name="ce1">
            <text:p>7.52490663522777</text:p>
          </table:table-cell>
          <table:table-cell office:value-type="float" office:value="9.22702181882601" table:style-name="ce1">
            <text:p>9.22702181882601</text:p>
          </table:table-cell>
          <table:table-cell office:value-type="float" office:value="9.04567623366473" table:style-name="ce1">
            <text:p>9.04567623366473</text:p>
          </table:table-cell>
          <table:table-cell office:value-type="float" office:value="9.93343047305637" table:style-name="ce1">
            <text:p>9.93343047305637</text:p>
          </table:table-cell>
          <table:table-cell office:value-type="float" office:value="9.50554088065099" table:style-name="ce1">
            <text:p>9.50554088065099</text:p>
          </table:table-cell>
          <table:table-cell office:value-type="float" office:value="6.35987369687391" table:style-name="ce1">
            <text:p>6.35987369687391</text:p>
          </table:table-cell>
          <table:table-cell office:value-type="float" office:value="7.49105082503808" table:style-name="ce1">
            <text:p>7.49105082503808</text:p>
          </table:table-cell>
          <table:table-cell office:value-type="float" office:value="5.84693836294393" table:style-name="ce1">
            <text:p>5.84693836294393</text:p>
          </table:table-cell>
          <table:table-cell office:value-type="float" office:value="5.8268865328484" table:style-name="ce1">
            <text:p>5.8268865328484</text:p>
          </table:table-cell>
          <table:table-cell office:value-type="float" office:value="10.6920187214307" table:style-name="ce1">
            <text:p>10.6920187214307</text:p>
          </table:table-cell>
          <table:table-cell office:value-type="float" office:value="11.0924764046653" table:style-name="ce1">
            <text:p>11.0924764046653</text:p>
          </table:table-cell>
        </table:table-row>
        <table:table-row table:style-name="ro1">
          <table:table-cell office:value-type="string" table:style-name="ce1">
            <text:p>Evert Linthor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10</text:p>
          </table:table-cell>
          <table:table-cell office:value-type="float" office:value="9.3" table:style-name="ce1">
            <text:p>9.3</text:p>
          </table:table-cell>
          <table:table-cell office:value-type="float" office:value="6.51941051324692" table:style-name="ce1">
            <text:p>6.51941051324692</text:p>
          </table:table-cell>
          <table:table-cell office:value-type="float" office:value="9.11286829137247" table:style-name="ce1">
            <text:p>9.11286829137247</text:p>
          </table:table-cell>
          <table:table-cell office:value-type="float" office:value="5.56232808589531" table:style-name="ce1">
            <text:p>5.56232808589531</text:p>
          </table:table-cell>
          <table:table-cell office:value-type="float" office:value="8.59302217726737" table:style-name="ce1">
            <text:p>8.59302217726737</text:p>
          </table:table-cell>
          <table:table-cell office:value-type="float" office:value="6.35523110603904" table:style-name="ce1">
            <text:p>6.35523110603904</text:p>
          </table:table-cell>
          <table:table-cell office:value-type="float" office:value="2.80835080562627" table:style-name="ce1">
            <text:p>2.80835080562627</text:p>
          </table:table-cell>
          <table:table-cell office:value-type="float" office:value="6.17007908027527" table:style-name="ce1">
            <text:p>6.17007908027527</text:p>
          </table:table-cell>
          <table:table-cell office:value-type="float" office:value="7.27949835777338" table:style-name="ce1">
            <text:p>7.27949835777338</text:p>
          </table:table-cell>
          <table:table-cell office:value-type="float" office:value="7.21413951478305" table:style-name="ce1">
            <text:p>7.21413951478305</text:p>
          </table:table-cell>
          <table:table-cell office:value-type="float" office:value="8.5267799778331" table:style-name="ce1">
            <text:p>8.5267799778331</text:p>
          </table:table-cell>
          <table:table-cell office:value-type="float" office:value="6.43586808735576" table:style-name="ce1">
            <text:p>6.43586808735576</text:p>
          </table:table-cell>
        </table:table-row>
        <table:table-row table:style-name="ro1">
          <table:table-cell office:value-type="string" table:style-name="ce1">
            <text:p>Justin Lonwij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17</text:p>
          </table:table-cell>
          <table:table-cell office:value-type="float" office:value="10" table:style-name="ce1">
            <text:p>10</text:p>
          </table:table-cell>
          <table:table-cell office:value-type="float" office:value="6.80914004878112" table:style-name="ce1">
            <text:p>6.80914004878112</text:p>
          </table:table-cell>
          <table:table-cell office:value-type="float" office:value="5.79579089927069" table:style-name="ce1">
            <text:p>5.79579089927069</text:p>
          </table:table-cell>
          <table:table-cell office:value-type="float" office:value="6.71935299129797" table:style-name="ce1">
            <text:p>6.71935299129797</text:p>
          </table:table-cell>
          <table:table-cell office:value-type="float" office:value="6.79062554702125" table:style-name="ce1">
            <text:p>6.79062554702125</text:p>
          </table:table-cell>
          <table:table-cell office:value-type="float" office:value="6.35523110603904" table:style-name="ce1">
            <text:p>6.35523110603904</text:p>
          </table:table-cell>
          <table:table-cell office:value-type="float" office:value="5.4544827665385" table:style-name="ce1">
            <text:p>5.4544827665385</text:p>
          </table:table-cell>
          <table:table-cell office:value-type="float" office:value="8.79679898858505" table:style-name="ce1">
            <text:p>8.79679898858505</text:p>
          </table:table-cell>
          <table:table-cell office:value-type="float" office:value="8.14066692500503" table:style-name="ce1">
            <text:p>8.14066692500503</text:p>
          </table:table-cell>
          <table:table-cell office:value-type="float" office:value="12.6422829945548" table:style-name="ce1">
            <text:p>12.6422829945548</text:p>
          </table:table-cell>
          <table:table-cell office:value-type="float" office:value="10.4061420663357" table:style-name="ce1">
            <text:p>10.4061420663357</text:p>
          </table:table-cell>
          <table:table-cell office:value-type="float" office:value="8.41765429963447" table:style-name="ce1">
            <text:p>8.41765429963447</text:p>
          </table:table-cell>
        </table:table-row>
        <table:table-row table:style-name="ro1">
          <table:table-cell office:value-type="string" table:style-name="ce1">
            <text:p>Ringo Meerveld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17</text:p>
          </table:table-cell>
          <table:table-cell office:value-type="float" office:value="11.1" table:style-name="ce1">
            <text:p>11.1</text:p>
          </table:table-cell>
          <table:table-cell office:value-type="float" office:value="9.32974906177206" table:style-name="ce1">
            <text:p>9.32974906177206</text:p>
          </table:table-cell>
          <table:table-cell office:value-type="float" office:value="7.32877749697305" table:style-name="ce1">
            <text:p>7.32877749697305</text:p>
          </table:table-cell>
          <table:table-cell office:value-type="float" office:value="10.8970524976771" table:style-name="ce1">
            <text:p>10.8970524976771</text:p>
          </table:table-cell>
          <table:table-cell office:value-type="float" office:value="8.2444366715519" table:style-name="ce1">
            <text:p>8.2444366715519</text:p>
          </table:table-cell>
          <table:table-cell office:value-type="float" office:value="12.2344251967204" table:style-name="ce1">
            <text:p>12.2344251967204</text:p>
          </table:table-cell>
          <table:table-cell office:value-type="float" office:value="10.6946107261559" table:style-name="ce1">
            <text:p>10.6946107261559</text:p>
          </table:table-cell>
          <table:table-cell office:value-type="float" office:value="12.0761396071647" table:style-name="ce1">
            <text:p>12.0761396071647</text:p>
          </table:table-cell>
          <table:table-cell office:value-type="float" office:value="10.0810492879289" table:style-name="ce1">
            <text:p>10.0810492879289</text:p>
          </table:table-cell>
          <table:table-cell office:value-type="float" office:value="13.433093003693" table:style-name="ce1">
            <text:p>13.433093003693</text:p>
          </table:table-cell>
          <table:table-cell office:value-type="float" office:value="7.05478473360278" table:style-name="ce1">
            <text:p>7.05478473360278</text:p>
          </table:table-cell>
          <table:table-cell office:value-type="float" office:value="5.43250152285412" table:style-name="ce1">
            <text:p>5.43250152285412</text:p>
          </table:table-cell>
        </table:table-row>
        <table:table-row table:style-name="ro1">
          <table:table-cell office:value-type="string" table:style-name="ce1">
            <text:p>Melle Meulenste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6-187</text:p>
          </table:table-cell>
          <table:table-cell office:value-type="float" office:value="14.5" table:style-name="ce1">
            <text:p>14.5</text:p>
          </table:table-cell>
          <table:table-cell office:value-type="float" office:value="6.08258003970762" table:style-name="ce1">
            <text:p>6.08258003970762</text:p>
          </table:table-cell>
          <table:table-cell office:value-type="float" office:value="13.5072077792628" table:style-name="ce1">
            <text:p>13.5072077792628</text:p>
          </table:table-cell>
          <table:table-cell office:value-type="float" office:value="6.39147202635215" table:style-name="ce1">
            <text:p>6.39147202635215</text:p>
          </table:table-cell>
          <table:table-cell office:value-type="float" office:value="13.1562493519627" table:style-name="ce1">
            <text:p>13.1562493519627</text:p>
          </table:table-cell>
          <table:table-cell office:value-type="float" office:value="11.5475409147184" table:style-name="ce1">
            <text:p>11.5475409147184</text:p>
          </table:table-cell>
          <table:table-cell office:value-type="float" office:value="13.1513736413969" table:style-name="ce1">
            <text:p>13.1513736413969</text:p>
          </table:table-cell>
          <table:table-cell office:value-type="float" office:value="8.1393970890219" table:style-name="ce1">
            <text:p>8.1393970890219</text:p>
          </table:table-cell>
          <table:table-cell office:value-type="float" office:value="9.40735933184082" table:style-name="ce1">
            <text:p>9.40735933184082</text:p>
          </table:table-cell>
          <table:table-cell office:value-type="float" office:value="14.2575096625299" table:style-name="ce1">
            <text:p>14.2575096625299</text:p>
          </table:table-cell>
          <table:table-cell office:value-type="float" office:value="14.4442063141724" table:style-name="ce1">
            <text:p>14.4442063141724</text:p>
          </table:table-cell>
          <table:table-cell office:value-type="float" office:value="8.19018599567972" table:style-name="ce1">
            <text:p>8.19018599567972</text:p>
          </table:table-cell>
        </table:table-row>
        <table:table-row table:style-name="ro1">
          <table:table-cell office:value-type="string" table:style-name="ce1">
            <text:p>Edouard Michu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09</text:p>
          </table:table-cell>
          <table:table-cell office:value-type="float" office:value="7.8" table:style-name="ce1">
            <text:p>7.8</text:p>
          </table:table-cell>
          <table:table-cell office:value-type="float" office:value="7.75010615463" table:style-name="ce1">
            <text:p>7.75010615463</text:p>
          </table:table-cell>
          <table:table-cell office:value-type="float" office:value="8.38418664830039" table:style-name="ce1">
            <text:p>8.38418664830039</text:p>
          </table:table-cell>
          <table:table-cell office:value-type="float" office:value="6.07236320904848" table:style-name="ce1">
            <text:p>6.07236320904848</text:p>
          </table:table-cell>
          <table:table-cell office:value-type="float" office:value="7.99669254193003" table:style-name="ce1">
            <text:p>7.99669254193003</text:p>
          </table:table-cell>
          <table:table-cell office:value-type="float" office:value="8.16109232292613" table:style-name="ce1">
            <text:p>8.16109232292613</text:p>
          </table:table-cell>
          <table:table-cell office:value-type="float" office:value="5.4544827665385" table:style-name="ce1">
            <text:p>5.4544827665385</text:p>
          </table:table-cell>
          <table:table-cell office:value-type="float" office:value="8.42054392185601" table:style-name="ce1">
            <text:p>8.42054392185601</text:p>
          </table:table-cell>
          <table:table-cell office:value-type="float" office:value="6.95321706092216" table:style-name="ce1">
            <text:p>6.95321706092216</text:p>
          </table:table-cell>
          <table:table-cell office:value-type="float" office:value="6.43840821021386" table:style-name="ce1">
            <text:p>6.43840821021386</text:p>
          </table:table-cell>
          <table:table-cell office:value-type="float" office:value="8.9269405368059" table:style-name="ce1">
            <text:p>8.9269405368059</text:p>
          </table:table-cell>
          <table:table-cell office:value-type="float" office:value="8.44614057152235" table:style-name="ce1">
            <text:p>8.44614057152235</text:p>
          </table:table-cell>
        </table:table-row>
        <table:table-row table:style-name="ro1">
          <table:table-cell office:value-type="string" table:style-name="ce1">
            <text:p>Sven Mijna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04</text:p>
          </table:table-cell>
          <table:table-cell office:value-type="float" office:value="14.4" table:style-name="ce1">
            <text:p>14.4</text:p>
          </table:table-cell>
          <table:table-cell office:value-type="float" office:value="9.33793466916503" table:style-name="ce1">
            <text:p>9.33793466916503</text:p>
          </table:table-cell>
          <table:table-cell office:value-type="float" office:value="10.9601406913977" table:style-name="ce1">
            <text:p>10.9601406913977</text:p>
          </table:table-cell>
          <table:table-cell office:value-type="float" office:value="16.307248139812" table:style-name="ce1">
            <text:p>16.307248139812</text:p>
          </table:table-cell>
          <table:table-cell office:value-type="float" office:value="11.5253571786888" table:style-name="ce1">
            <text:p>11.5253571786888</text:p>
          </table:table-cell>
          <table:table-cell office:value-type="float" office:value="11.7824481930035" table:style-name="ce1">
            <text:p>11.7824481930035</text:p>
          </table:table-cell>
          <table:table-cell office:value-type="float" office:value="5.84157913293757" table:style-name="ce1">
            <text:p>5.84157913293757</text:p>
          </table:table-cell>
          <table:table-cell office:value-type="float" office:value="13.0944586492624" table:style-name="ce1">
            <text:p>13.0944586492624</text:p>
          </table:table-cell>
          <table:table-cell office:value-type="float" office:value="11.9609707032327" table:style-name="ce1">
            <text:p>11.9609707032327</text:p>
          </table:table-cell>
          <table:table-cell office:value-type="float" office:value="15.9888948322538" table:style-name="ce1">
            <text:p>15.9888948322538</text:p>
          </table:table-cell>
          <table:table-cell office:value-type="float" office:value="10.7862239623165" table:style-name="ce1">
            <text:p>10.7862239623165</text:p>
          </table:table-cell>
          <table:table-cell office:value-type="float" office:value="4.83744942165229" table:style-name="ce1">
            <text:p>4.83744942165229</text:p>
          </table:table-cell>
        </table:table-row>
        <table:table-row table:style-name="ro1">
          <table:table-cell office:value-type="string" table:style-name="ce1">
            <text:p>Jamiro Monteir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045</text:p>
          </table:table-cell>
          <table:table-cell office:value-type="float" office:value="10.7" table:style-name="ce1">
            <text:p>10.7</text:p>
          </table:table-cell>
          <table:table-cell office:value-type="float" office:value="7.36530711476411" table:style-name="ce1">
            <text:p>7.36530711476411</text:p>
          </table:table-cell>
          <table:table-cell office:value-type="float" office:value="8.95571303834184" table:style-name="ce1">
            <text:p>8.95571303834184</text:p>
          </table:table-cell>
          <table:table-cell office:value-type="float" office:value="8.80810707557429" table:style-name="ce1">
            <text:p>8.80810707557429</text:p>
          </table:table-cell>
          <table:table-cell office:value-type="float" office:value="8.2444366715519" table:style-name="ce1">
            <text:p>8.2444366715519</text:p>
          </table:table-cell>
          <table:table-cell office:value-type="float" office:value="5.87794439230456" table:style-name="ce1">
            <text:p>5.87794439230456</text:p>
          </table:table-cell>
          <table:table-cell office:value-type="float" office:value="4.79510184300328" table:style-name="ce1">
            <text:p>4.79510184300328</text:p>
          </table:table-cell>
          <table:table-cell office:value-type="float" office:value="7.30866715962318" table:style-name="ce1">
            <text:p>7.30866715962318</text:p>
          </table:table-cell>
          <table:table-cell office:value-type="float" office:value="6.67864263432352" table:style-name="ce1">
            <text:p>6.67864263432352</text:p>
          </table:table-cell>
          <table:table-cell office:value-type="float" office:value="10.0787450164784" table:style-name="ce1">
            <text:p>10.0787450164784</text:p>
          </table:table-cell>
          <table:table-cell office:value-type="float" office:value="10.1159206988065" table:style-name="ce1">
            <text:p>10.1159206988065</text:p>
          </table:table-cell>
          <table:table-cell office:value-type="float" office:value="10.0906042267548" table:style-name="ce1">
            <text:p>10.0906042267548</text:p>
          </table:table-cell>
        </table:table-row>
        <table:table-row table:style-name="ro1">
          <table:table-cell office:value-type="string" table:style-name="ce1">
            <text:p>Mohamed Nasso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346</text:p>
          </table:table-cell>
          <table:table-cell office:value-type="float" office:value="12.7" table:style-name="ce1">
            <text:p>12.7</text:p>
          </table:table-cell>
          <table:table-cell office:value-type="float" office:value="8.09920105553404" table:style-name="ce1">
            <text:p>8.09920105553404</text:p>
          </table:table-cell>
          <table:table-cell office:value-type="float" office:value="9.46897082356127" table:style-name="ce1">
            <text:p>9.46897082356127</text:p>
          </table:table-cell>
          <table:table-cell office:value-type="float" office:value="9.7541989536848" table:style-name="ce1">
            <text:p>9.7541989536848</text:p>
          </table:table-cell>
          <table:table-cell office:value-type="float" office:value="11.0750404682875" table:style-name="ce1">
            <text:p>11.0750404682875</text:p>
          </table:table-cell>
          <table:table-cell office:value-type="float" office:value="13.0604439576237" table:style-name="ce1">
            <text:p>13.0604439576237</text:p>
          </table:table-cell>
          <table:table-cell office:value-type="float" office:value="8.2124788842092" table:style-name="ce1">
            <text:p>8.2124788842092</text:p>
          </table:table-cell>
          <table:table-cell office:value-type="float" office:value="12.8898482986456" table:style-name="ce1">
            <text:p>12.8898482986456</text:p>
          </table:table-cell>
          <table:table-cell office:value-type="float" office:value="9.16413585958939" table:style-name="ce1">
            <text:p>9.16413585958939</text:p>
          </table:table-cell>
          <table:table-cell office:value-type="float" office:value="12.7474618684955" table:style-name="ce1">
            <text:p>12.7474618684955</text:p>
          </table:table-cell>
          <table:table-cell office:value-type="float" office:value="8.32710774670952" table:style-name="ce1">
            <text:p>8.32710774670952</text:p>
          </table:table-cell>
          <table:table-cell office:value-type="float" office:value="6.2040091539399" table:style-name="ce1">
            <text:p>6.2040091539399</text:p>
          </table:table-cell>
        </table:table-row>
        <table:table-row table:style-name="ro1">
          <table:table-cell office:value-type="string" table:style-name="ce1">
            <text:p>Noah Naujok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50</text:p>
          </table:table-cell>
          <table:table-cell office:value-type="float" office:value="10.4" table:style-name="ce1">
            <text:p>10.4</text:p>
          </table:table-cell>
          <table:table-cell office:value-type="float" office:value="6.60264580439033" table:style-name="ce1">
            <text:p>6.60264580439033</text:p>
          </table:table-cell>
          <table:table-cell office:value-type="float" office:value="6.49355475329198" table:style-name="ce1">
            <text:p>6.49355475329198</text:p>
          </table:table-cell>
          <table:table-cell office:value-type="float" office:value="5.9680978067624" table:style-name="ce1">
            <text:p>5.9680978067624</text:p>
          </table:table-cell>
          <table:table-cell office:value-type="float" office:value="7.40941843498511" table:style-name="ce1">
            <text:p>7.40941843498511</text:p>
          </table:table-cell>
          <table:table-cell office:value-type="float" office:value="8.42947701667579" table:style-name="ce1">
            <text:p>8.42947701667579</text:p>
          </table:table-cell>
          <table:table-cell office:value-type="float" office:value="7.06727140562094" table:style-name="ce1">
            <text:p>7.06727140562094</text:p>
          </table:table-cell>
          <table:table-cell office:value-type="float" office:value="8.51451058885437" table:style-name="ce1">
            <text:p>8.51451058885437</text:p>
          </table:table-cell>
          <table:table-cell office:value-type="float" office:value="9.01785414422331" table:style-name="ce1">
            <text:p>9.01785414422331</text:p>
          </table:table-cell>
          <table:table-cell office:value-type="float" office:value="14.9090227470132" table:style-name="ce1">
            <text:p>14.9090227470132</text:p>
          </table:table-cell>
          <table:table-cell office:value-type="float" office:value="10.6920187214307" table:style-name="ce1">
            <text:p>10.6920187214307</text:p>
          </table:table-cell>
          <table:table-cell office:value-type="float" office:value="7.76669132780778" table:style-name="ce1">
            <text:p>7.76669132780778</text:p>
          </table:table-cell>
        </table:table-row>
        <table:table-row table:style-name="ro1">
          <table:table-cell office:value-type="string" table:style-name="ce1">
            <text:p>Darko Nejašm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47</text:p>
          </table:table-cell>
          <table:table-cell office:value-type="float" office:value="10.8" table:style-name="ce1">
            <text:p>10.8</text:p>
          </table:table-cell>
          <table:table-cell office:value-type="float" office:value="6.91737189211867" table:style-name="ce1">
            <text:p>6.91737189211867</text:p>
          </table:table-cell>
          <table:table-cell office:value-type="float" office:value="10.3102794171345" table:style-name="ce1">
            <text:p>10.3102794171345</text:p>
          </table:table-cell>
          <table:table-cell office:value-type="float" office:value="7.97939394548067" table:style-name="ce1">
            <text:p>7.97939394548067</text:p>
          </table:table-cell>
          <table:table-cell office:value-type="float" office:value="10.5609703175032" table:style-name="ce1">
            <text:p>10.5609703175032</text:p>
          </table:table-cell>
          <table:table-cell office:value-type="float" office:value="9.50554088065099" table:style-name="ce1">
            <text:p>9.50554088065099</text:p>
          </table:table-cell>
          <table:table-cell office:value-type="float" office:value="11.8116061772225" table:style-name="ce1">
            <text:p>11.8116061772225</text:p>
          </table:table-cell>
          <table:table-cell office:value-type="float" office:value="7.03817559328159" table:style-name="ce1">
            <text:p>7.03817559328159</text:p>
          </table:table-cell>
          <table:table-cell office:value-type="float" office:value="7.51593360455854" table:style-name="ce1">
            <text:p>7.51593360455854</text:p>
          </table:table-cell>
          <table:table-cell office:value-type="float" office:value="7.21413951478305" table:style-name="ce1">
            <text:p>7.21413951478305</text:p>
          </table:table-cell>
          <table:table-cell office:value-type="float" office:value="13.5896257762514" table:style-name="ce1">
            <text:p>13.5896257762514</text:p>
          </table:table-cell>
          <table:table-cell office:value-type="float" office:value="9.15942298247095" table:style-name="ce1">
            <text:p>9.15942298247095</text:p>
          </table:table-cell>
        </table:table-row>
        <table:table-row table:style-name="ro1">
          <table:table-cell office:value-type="string" table:style-name="ce1">
            <text:p>Kristian Nökkvi Hlynsso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49</text:p>
          </table:table-cell>
          <table:table-cell office:value-type="float" office:value="13.8" table:style-name="ce1">
            <text:p>13.8</text:p>
          </table:table-cell>
          <table:table-cell office:value-type="float" office:value="8.31990096023883" table:style-name="ce1">
            <text:p>8.31990096023883</text:p>
          </table:table-cell>
          <table:table-cell office:value-type="float" office:value="9.66732804739322" table:style-name="ce1">
            <text:p>9.66732804739322</text:p>
          </table:table-cell>
          <table:table-cell office:value-type="float" office:value="11.8537193423128" table:style-name="ce1">
            <text:p>11.8537193423128</text:p>
          </table:table-cell>
          <table:table-cell office:value-type="float" office:value="10.465682643885" table:style-name="ce1">
            <text:p>10.465682643885</text:p>
          </table:table-cell>
          <table:table-cell office:value-type="float" office:value="10.2982315913611" table:style-name="ce1">
            <text:p>10.2982315913611</text:p>
          </table:table-cell>
          <table:table-cell office:value-type="float" office:value="5.6391444282728" table:style-name="ce1">
            <text:p>5.6391444282728</text:p>
          </table:table-cell>
          <table:table-cell office:value-type="float" office:value="13.4184593714498" table:style-name="ce1">
            <text:p>13.4184593714498</text:p>
          </table:table-cell>
          <table:table-cell office:value-type="float" office:value="12.4404537337907" table:style-name="ce1">
            <text:p>12.4404537337907</text:p>
          </table:table-cell>
          <table:table-cell office:value-type="float" office:value="14.6679528391673" table:style-name="ce1">
            <text:p>14.6679528391673</text:p>
          </table:table-cell>
          <table:table-cell office:value-type="float" office:value="7.6346354769389" table:style-name="ce1">
            <text:p>7.6346354769389</text:p>
          </table:table-cell>
          <table:table-cell office:value-type="float" office:value="9.20215552001779" table:style-name="ce1">
            <text:p>9.20215552001779</text:p>
          </table:table-cell>
        </table:table-row>
        <table:table-row table:style-name="ro1">
          <table:table-cell office:value-type="string" table:style-name="ce1">
            <text:p>Thijs Oosting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50</text:p>
          </table:table-cell>
          <table:table-cell office:value-type="float" office:value="14.3" table:style-name="ce1">
            <text:p>14.3</text:p>
          </table:table-cell>
          <table:table-cell office:value-type="float" office:value="6.87863024302275" table:style-name="ce1">
            <text:p>6.87863024302275</text:p>
          </table:table-cell>
          <table:table-cell office:value-type="float" office:value="7.74670849361733" table:style-name="ce1">
            <text:p>7.74670849361733</text:p>
          </table:table-cell>
          <table:table-cell office:value-type="float" office:value="10.6740400250679" table:style-name="ce1">
            <text:p>10.6740400250679</text:p>
          </table:table-cell>
          <table:table-cell office:value-type="float" office:value="8.44344869684251" table:style-name="ce1">
            <text:p>8.44344869684251</text:p>
          </table:table-cell>
          <table:table-cell office:value-type="float" office:value="6.60168030359615" table:style-name="ce1">
            <text:p>6.60168030359615</text:p>
          </table:table-cell>
          <table:table-cell office:value-type="float" office:value="4.63185613224479" table:style-name="ce1">
            <text:p>4.63185613224479</text:p>
          </table:table-cell>
          <table:table-cell office:value-type="float" office:value="10.2858168294973" table:style-name="ce1">
            <text:p>10.2858168294973</text:p>
          </table:table-cell>
          <table:table-cell office:value-type="float" office:value="8.77378763259271" table:style-name="ce1">
            <text:p>8.77378763259271</text:p>
          </table:table-cell>
          <table:table-cell office:value-type="float" office:value="13.6994546049334" table:style-name="ce1">
            <text:p>13.6994546049334</text:p>
          </table:table-cell>
          <table:table-cell office:value-type="float" office:value="11.6924190458487" table:style-name="ce1">
            <text:p>11.6924190458487</text:p>
          </table:table-cell>
          <table:table-cell office:value-type="float" office:value="5.39744374997244" table:style-name="ce1">
            <text:p>5.39744374997244</text:p>
          </table:table-cell>
        </table:table-row>
        <table:table-row table:style-name="ro1">
          <table:table-cell office:value-type="string" table:style-name="ce1">
            <text:p>Walid Ould-Chik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62</text:p>
          </table:table-cell>
          <table:table-cell office:value-type="float" office:value="7.2" table:style-name="ce1">
            <text:p>7.2</text:p>
          </table:table-cell>
          <table:table-cell office:value-type="float" office:value="9.44423945087519" table:style-name="ce1">
            <text:p>9.44423945087519</text:p>
          </table:table-cell>
          <table:table-cell office:value-type="float" office:value="5.94402812393368" table:style-name="ce1">
            <text:p>5.94402812393368</text:p>
          </table:table-cell>
          <table:table-cell office:value-type="float" office:value="12.7176492818834" table:style-name="ce1">
            <text:p>12.7176492818834</text:p>
          </table:table-cell>
          <table:table-cell office:value-type="float" office:value="7.12114445482695" table:style-name="ce1">
            <text:p>7.12114445482695</text:p>
          </table:table-cell>
          <table:table-cell office:value-type="float" office:value="10.2982315913611" table:style-name="ce1">
            <text:p>10.2982315913611</text:p>
          </table:table-cell>
          <table:table-cell office:value-type="float" office:value="7.49453773168779" table:style-name="ce1">
            <text:p>7.49453773168779</text:p>
          </table:table-cell>
          <table:table-cell office:value-type="float" office:value="8.89093720619748" table:style-name="ce1">
            <text:p>8.89093720619748</text:p>
          </table:table-cell>
          <table:table-cell office:value-type="float" office:value="8.38361064357254" table:style-name="ce1">
            <text:p>8.38361064357254</text:p>
          </table:table-cell>
          <table:table-cell office:value-type="float" office:value="6.82125401524713" table:style-name="ce1">
            <text:p>6.82125401524713</text:p>
          </table:table-cell>
          <table:table-cell office:value-type="float" office:value="7.73270946980418" table:style-name="ce1">
            <text:p>7.73270946980418</text:p>
          </table:table-cell>
          <table:table-cell office:value-type="float" office:value="11.2745868638199" table:style-name="ce1">
            <text:p>11.2745868638199</text:p>
          </table:table-cell>
        </table:table-row>
        <table:table-row table:style-name="ro1">
          <table:table-cell office:value-type="string" table:style-name="ce1">
            <text:p>Joris van Overeem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31-220</text:p>
          </table:table-cell>
          <table:table-cell office:value-type="float" office:value="17" table:style-name="ce1">
            <text:p>17</text:p>
          </table:table-cell>
          <table:table-cell office:value-type="float" office:value="8.51672405058298" table:style-name="ce1">
            <text:p>8.51672405058298</text:p>
          </table:table-cell>
          <table:table-cell office:value-type="float" office:value="13.8476065773438" table:style-name="ce1">
            <text:p>13.8476065773438</text:p>
          </table:table-cell>
          <table:table-cell office:value-type="float" office:value="13.235092397693" table:style-name="ce1">
            <text:p>13.235092397693</text:p>
          </table:table-cell>
          <table:table-cell office:value-type="float" office:value="15.529586052625" table:style-name="ce1">
            <text:p>15.529586052625</text:p>
          </table:table-cell>
          <table:table-cell office:value-type="float" office:value="12.0115055954281" table:style-name="ce1">
            <text:p>12.0115055954281</text:p>
          </table:table-cell>
          <table:table-cell office:value-type="float" office:value="11.9197381170787" table:style-name="ce1">
            <text:p>11.9197381170787</text:p>
          </table:table-cell>
          <table:table-cell office:value-type="float" office:value="11.3419636500177" table:style-name="ce1">
            <text:p>11.3419636500177</text:p>
          </table:table-cell>
          <table:table-cell office:value-type="float" office:value="6.36509544820349" table:style-name="ce1">
            <text:p>6.36509544820349</text:p>
          </table:table-cell>
          <table:table-cell office:value-type="float" office:value="8.15953123096309" table:style-name="ce1">
            <text:p>8.15953123096309</text:p>
          </table:table-cell>
          <table:table-cell office:value-type="float" office:value="13.777528694865" table:style-name="ce1">
            <text:p>13.777528694865</text:p>
          </table:table-cell>
          <table:table-cell office:value-type="float" office:value="10.6395997829269" table:style-name="ce1">
            <text:p>10.6395997829269</text:p>
          </table:table-cell>
        </table:table-row>
        <table:table-row table:style-name="ro1">
          <table:table-cell office:value-type="string" table:style-name="ce1">
            <text:p>Tyrone Owusu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08</text:p>
          </table:table-cell>
          <table:table-cell office:value-type="float" office:value="12.1" table:style-name="ce1">
            <text:p>12.1</text:p>
          </table:table-cell>
          <table:table-cell office:value-type="float" office:value="7.18324441845602" table:style-name="ce1">
            <text:p>7.18324441845602</text:p>
          </table:table-cell>
          <table:table-cell office:value-type="float" office:value="8.65547635838666" table:style-name="ce1">
            <text:p>8.65547635838666</text:p>
          </table:table-cell>
          <table:table-cell office:value-type="float" office:value="7.51272359289692" table:style-name="ce1">
            <text:p>7.51272359289692</text:p>
          </table:table-cell>
          <table:table-cell office:value-type="float" office:value="9.1917870171013" table:style-name="ce1">
            <text:p>9.1917870171013</text:p>
          </table:table-cell>
          <table:table-cell office:value-type="float" office:value="9.23737421182243" table:style-name="ce1">
            <text:p>9.23737421182243</text:p>
          </table:table-cell>
          <table:table-cell office:value-type="float" office:value="9.36725697825533" table:style-name="ce1">
            <text:p>9.36725697825533</text:p>
          </table:table-cell>
          <table:table-cell office:value-type="float" office:value="9.73402941702931" table:style-name="ce1">
            <text:p>9.73402941702931</text:p>
          </table:table-cell>
          <table:table-cell office:value-type="float" office:value="8.14066692500503" table:style-name="ce1">
            <text:p>8.14066692500503</text:p>
          </table:table-cell>
          <table:table-cell office:value-type="float" office:value="9.12369940156203" table:style-name="ce1">
            <text:p>9.12369940156203</text:p>
          </table:table-cell>
          <table:table-cell office:value-type="float" office:value="7.8311167130336" table:style-name="ce1">
            <text:p>7.8311167130336</text:p>
          </table:table-cell>
          <table:table-cell office:value-type="float" office:value="9.20215552001779" table:style-name="ce1">
            <text:p>9.20215552001779</text:p>
          </table:table-cell>
        </table:table-row>
        <table:table-row table:style-name="ro1">
          <table:table-cell office:value-type="string" table:style-name="ce1">
            <text:p>Dirk Prop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317</text:p>
          </table:table-cell>
          <table:table-cell office:value-type="float" office:value="8.5" table:style-name="ce1">
            <text:p>8.5</text:p>
          </table:table-cell>
          <table:table-cell office:value-type="float" office:value="6.45171051103026" table:style-name="ce1">
            <text:p>6.45171051103026</text:p>
          </table:table-cell>
          <table:table-cell office:value-type="float" office:value="7.48117355577512" table:style-name="ce1">
            <text:p>7.48117355577512</text:p>
          </table:table-cell>
          <table:table-cell office:value-type="float" office:value="6.49983775595016" table:style-name="ce1">
            <text:p>6.49983775595016</text:p>
          </table:table-cell>
          <table:table-cell office:value-type="float" office:value="8.09562730814802" table:style-name="ce1">
            <text:p>8.09562730814802</text:p>
          </table:table-cell>
          <table:table-cell office:value-type="float" office:value="6.11385948944962" table:style-name="ce1">
            <text:p>6.11385948944962</text:p>
          </table:table-cell>
          <table:table-cell office:value-type="float" office:value="11.4654454663156" table:style-name="ce1">
            <text:p>11.4654454663156</text:p>
          </table:table-cell>
          <table:table-cell office:value-type="float" office:value="6.17007908027527" table:style-name="ce1">
            <text:p>6.17007908027527</text:p>
          </table:table-cell>
          <table:table-cell office:value-type="float" office:value="7.42105323704252" table:style-name="ce1">
            <text:p>7.42105323704252</text:p>
          </table:table-cell>
          <table:table-cell office:value-type="float" office:value="9.80842355739955" table:style-name="ce1">
            <text:p>9.80842355739955</text:p>
          </table:table-cell>
          <table:table-cell office:value-type="float" office:value="7.53692379965826" table:style-name="ce1">
            <text:p>7.53692379965826</text:p>
          </table:table-cell>
          <table:table-cell office:value-type="float" office:value="8.66003391740736" table:style-name="ce1">
            <text:p>8.66003391740736</text:p>
          </table:table-cell>
        </table:table-row>
        <table:table-row table:style-name="ro1">
          <table:table-cell office:value-type="string" table:style-name="ce1">
            <text:p>Youri Rege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142</text:p>
          </table:table-cell>
          <table:table-cell office:value-type="float" office:value="9.6" table:style-name="ce1">
            <text:p>9.6</text:p>
          </table:table-cell>
          <table:table-cell office:value-type="float" office:value="7.03415979057055" table:style-name="ce1">
            <text:p>7.03415979057055</text:p>
          </table:table-cell>
          <table:table-cell office:value-type="float" office:value="11.1051837834206" table:style-name="ce1">
            <text:p>11.1051837834206</text:p>
          </table:table-cell>
          <table:table-cell office:value-type="float" office:value="8.68929703136989" table:style-name="ce1">
            <text:p>8.68929703136989</text:p>
          </table:table-cell>
          <table:table-cell office:value-type="float" office:value="8.99234459950021" table:style-name="ce1">
            <text:p>8.99234459950021</text:p>
          </table:table-cell>
          <table:table-cell office:value-type="float" office:value="10.2982315913611" table:style-name="ce1">
            <text:p>10.2982315913611</text:p>
          </table:table-cell>
          <table:table-cell office:value-type="float" office:value="10.4838332738874" table:style-name="ce1">
            <text:p>10.4838332738874</text:p>
          </table:table-cell>
          <table:table-cell office:value-type="float" office:value="8.89093720619748" table:style-name="ce1">
            <text:p>8.89093720619748</text:p>
          </table:table-cell>
          <table:table-cell office:value-type="float" office:value="5.84693836294393" table:style-name="ce1">
            <text:p>5.84693836294393</text:p>
          </table:table-cell>
          <table:table-cell office:value-type="float" office:value="5.70901336535186" table:style-name="ce1">
            <text:p>5.70901336535186</text:p>
          </table:table-cell>
          <table:table-cell office:value-type="float" office:value="13.6532223536089" table:style-name="ce1">
            <text:p>13.6532223536089</text:p>
          </table:table-cell>
          <table:table-cell office:value-type="float" office:value="13.1658943672186" table:style-name="ce1">
            <text:p>13.1658943672186</text:p>
          </table:table-cell>
        </table:table-row>
        <table:table-row table:style-name="ro1">
          <table:table-cell office:value-type="string" table:style-name="ce1">
            <text:p>Stije Resin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24</text:p>
          </table:table-cell>
          <table:table-cell office:value-type="float" office:value="17" table:style-name="ce1">
            <text:p>17</text:p>
          </table:table-cell>
          <table:table-cell office:value-type="float" office:value="7.97704077779951" table:style-name="ce1">
            <text:p>7.97704077779951</text:p>
          </table:table-cell>
          <table:table-cell office:value-type="float" office:value="13.3166264194005" table:style-name="ce1">
            <text:p>13.3166264194005</text:p>
          </table:table-cell>
          <table:table-cell office:value-type="float" office:value="14.3772495975593" table:style-name="ce1">
            <text:p>14.3772495975593</text:p>
          </table:table-cell>
          <table:table-cell office:value-type="float" office:value="14.2105393132798" table:style-name="ce1">
            <text:p>14.2105393132798</text:p>
          </table:table-cell>
          <table:table-cell office:value-type="float" office:value="13.4321979452236" table:style-name="ce1">
            <text:p>13.4321979452236</text:p>
          </table:table-cell>
          <table:table-cell office:value-type="float" office:value="9.0669925203212" table:style-name="ce1">
            <text:p>9.0669925203212</text:p>
          </table:table-cell>
          <table:table-cell office:value-type="float" office:value="10.5566598960145" table:style-name="ce1">
            <text:p>10.5566598960145</text:p>
          </table:table-cell>
          <table:table-cell office:value-type="float" office:value="7.9954699846141" table:style-name="ce1">
            <text:p>7.9954699846141</text:p>
          </table:table-cell>
          <table:table-cell office:value-type="float" office:value="14.9654401777496" table:style-name="ce1">
            <text:p>14.9654401777496</text:p>
          </table:table-cell>
          <table:table-cell office:value-type="float" office:value="14.4442063141724" table:style-name="ce1">
            <text:p>14.4442063141724</text:p>
          </table:table-cell>
          <table:table-cell office:value-type="float" office:value="11.6551883204442" table:style-name="ce1">
            <text:p>11.6551883204442</text:p>
          </table:table-cell>
        </table:table-row>
        <table:table-row table:style-name="ro1">
          <table:table-cell office:value-type="string" table:style-name="ce1">
            <text:p>Nils Ro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159</text:p>
          </table:table-cell>
          <table:table-cell office:value-type="float" office:value="16.6" table:style-name="ce1">
            <text:p>16.6</text:p>
          </table:table-cell>
          <table:table-cell office:value-type="float" office:value="6.6102389103661" table:style-name="ce1">
            <text:p>6.6102389103661</text:p>
          </table:table-cell>
          <table:table-cell office:value-type="float" office:value="10.1857861346381" table:style-name="ce1">
            <text:p>10.1857861346381</text:p>
          </table:table-cell>
          <table:table-cell office:value-type="float" office:value="7.39733801640989" table:style-name="ce1">
            <text:p>7.39733801640989</text:p>
          </table:table-cell>
          <table:table-cell office:value-type="float" office:value="9.1917870171013" table:style-name="ce1">
            <text:p>9.1917870171013</text:p>
          </table:table-cell>
          <table:table-cell office:value-type="float" office:value="6.85278837625357" table:style-name="ce1">
            <text:p>6.85278837625357</text:p>
          </table:table-cell>
          <table:table-cell office:value-type="float" office:value="8.92445358479718" table:style-name="ce1">
            <text:p>8.92445358479718</text:p>
          </table:table-cell>
          <table:table-cell office:value-type="float" office:value="7.39966848533572" table:style-name="ce1">
            <text:p>7.39966848533572</text:p>
          </table:table-cell>
          <table:table-cell office:value-type="float" office:value="6.10278482834454" table:style-name="ce1">
            <text:p>6.10278482834454</text:p>
          </table:table-cell>
          <table:table-cell office:value-type="float" office:value="7.21413951478305" table:style-name="ce1">
            <text:p>7.21413951478305</text:p>
          </table:table-cell>
          <table:table-cell office:value-type="float" office:value="11.248012265352" table:style-name="ce1">
            <text:p>11.248012265352</text:p>
          </table:table-cell>
          <table:table-cell office:value-type="float" office:value="7.197913384179" table:style-name="ce1">
            <text:p>7.197913384179</text:p>
          </table:table-cell>
        </table:table-row>
        <table:table-row table:style-name="ro1">
          <table:table-cell office:value-type="string" table:style-name="ce1">
            <text:p>Ismael Saibar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44</text:p>
          </table:table-cell>
          <table:table-cell office:value-type="float" office:value="14" table:style-name="ce1">
            <text:p>14</text:p>
          </table:table-cell>
          <table:table-cell office:value-type="float" office:value="9.35430250841122" table:style-name="ce1">
            <text:p>9.35430250841122</text:p>
          </table:table-cell>
          <table:table-cell office:value-type="float" office:value="10.8803661478407" table:style-name="ce1">
            <text:p>10.8803661478407</text:p>
          </table:table-cell>
          <table:table-cell office:value-type="float" office:value="15.5071950419652" table:style-name="ce1">
            <text:p>15.5071950419652</text:p>
          </table:table-cell>
          <table:table-cell office:value-type="float" office:value="11.7003443373066" table:style-name="ce1">
            <text:p>11.7003443373066</text:p>
          </table:table-cell>
          <table:table-cell office:value-type="float" office:value="15.378518308227" table:style-name="ce1">
            <text:p>15.378518308227</text:p>
          </table:table-cell>
          <table:table-cell office:value-type="float" office:value="10.132310185455" table:style-name="ce1">
            <text:p>10.132310185455</text:p>
          </table:table-cell>
          <table:table-cell office:value-type="float" office:value="16.1177585621587" table:style-name="ce1">
            <text:p>16.1177585621587</text:p>
          </table:table-cell>
          <table:table-cell office:value-type="float" office:value="12.4016550661291" table:style-name="ce1">
            <text:p>12.4016550661291</text:p>
          </table:table-cell>
          <table:table-cell office:value-type="float" office:value="16.6611167483681" table:style-name="ce1">
            <text:p>16.6611167483681</text:p>
          </table:table-cell>
          <table:table-cell office:value-type="float" office:value="9.52544572059498" table:style-name="ce1">
            <text:p>9.52544572059498</text:p>
          </table:table-cell>
          <table:table-cell office:value-type="float" office:value="8.95977758128958" table:style-name="ce1">
            <text:p>8.95977758128958</text:p>
          </table:table-cell>
        </table:table-row>
        <table:table-row table:style-name="ro1">
          <table:table-cell office:value-type="string" table:style-name="ce1">
            <text:p>Yassir Salah Rahmoun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9-208</text:p>
          </table:table-cell>
          <table:table-cell office:value-type="float" office:value="8.1" table:style-name="ce1">
            <text:p>8.1</text:p>
          </table:table-cell>
          <table:table-cell office:value-type="float" office:value="5.78938231997645" table:style-name="ce1">
            <text:p>5.78938231997645</text:p>
          </table:table-cell>
          <table:table-cell office:value-type="float" office:value="7.9298226066229" table:style-name="ce1">
            <text:p>7.9298226066229</text:p>
          </table:table-cell>
          <table:table-cell office:value-type="float" office:value="5.46383525677605" table:style-name="ce1">
            <text:p>5.46383525677605</text:p>
          </table:table-cell>
          <table:table-cell office:value-type="float" office:value="7.16889297352308" table:style-name="ce1">
            <text:p>7.16889297352308</text:p>
          </table:table-cell>
          <table:table-cell office:value-type="float" office:value="5.42379222097232" table:style-name="ce1">
            <text:p>5.42379222097232</text:p>
          </table:table-cell>
          <table:table-cell office:value-type="float" office:value="11.4654454663156" table:style-name="ce1">
            <text:p>11.4654454663156</text:p>
          </table:table-cell>
          <table:table-cell office:value-type="float" office:value="5.36704265370996" table:style-name="ce1">
            <text:p>5.36704265370996</text:p>
          </table:table-cell>
          <table:table-cell office:value-type="float" office:value="5.84693836294393" table:style-name="ce1">
            <text:p>5.84693836294393</text:p>
          </table:table-cell>
          <table:table-cell office:value-type="float" office:value="5.47803372386096" table:style-name="ce1">
            <text:p>5.47803372386096</text:p>
          </table:table-cell>
          <table:table-cell office:value-type="float" office:value="8.42688369373132" table:style-name="ce1">
            <text:p>8.42688369373132</text:p>
          </table:table-cell>
          <table:table-cell office:value-type="float" office:value="12.0929056105137" table:style-name="ce1">
            <text:p>12.0929056105137</text:p>
          </table:table-cell>
        </table:table-row>
        <table:table-row table:style-name="ro1">
          <table:table-cell office:value-type="string" table:style-name="ce1">
            <text:p>Kodai San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104</text:p>
          </table:table-cell>
          <table:table-cell office:value-type="float" office:value="17" table:style-name="ce1">
            <text:p>17</text:p>
          </table:table-cell>
          <table:table-cell office:value-type="float" office:value="7.73395870562931" table:style-name="ce1">
            <text:p>7.73395870562931</text:p>
          </table:table-cell>
          <table:table-cell office:value-type="float" office:value="13.4508626079463" table:style-name="ce1">
            <text:p>13.4508626079463</text:p>
          </table:table-cell>
          <table:table-cell office:value-type="float" office:value="14.9245992158496" table:style-name="ce1">
            <text:p>14.9245992158496</text:p>
          </table:table-cell>
          <table:table-cell office:value-type="float" office:value="13.3286356285214" table:style-name="ce1">
            <text:p>13.3286356285214</text:p>
          </table:table-cell>
          <table:table-cell office:value-type="float" office:value="12.0115055954281" table:style-name="ce1">
            <text:p>12.0115055954281</text:p>
          </table:table-cell>
          <table:table-cell office:value-type="float" office:value="10.086034164503" table:style-name="ce1">
            <text:p>10.086034164503</text:p>
          </table:table-cell>
          <table:table-cell office:value-type="float" office:value="10.194710426867" table:style-name="ce1">
            <text:p>10.194710426867</text:p>
          </table:table-cell>
          <table:table-cell office:value-type="float" office:value="6.36509544820349" table:style-name="ce1">
            <text:p>6.36509544820349</text:p>
          </table:table-cell>
          <table:table-cell office:value-type="float" office:value="7.21413951478305" table:style-name="ce1">
            <text:p>7.21413951478305</text:p>
          </table:table-cell>
          <table:table-cell office:value-type="float" office:value="15.3133842219866" table:style-name="ce1">
            <text:p>15.3133842219866</text:p>
          </table:table-cell>
          <table:table-cell office:value-type="float" office:value="12.5859557699058" table:style-name="ce1">
            <text:p>12.5859557699058</text:p>
          </table:table-cell>
        </table:table-row>
        <table:table-row table:style-name="ro1">
          <table:table-cell office:value-type="string" table:style-name="ce1">
            <text:p>Kees Sm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9-352</text:p>
          </table:table-cell>
          <table:table-cell office:value-type="float" office:value="14.5" table:style-name="ce1">
            <text:p>14.5</text:p>
          </table:table-cell>
          <table:table-cell office:value-type="float" office:value="8.98517147241644" table:style-name="ce1">
            <text:p>8.98517147241644</text:p>
          </table:table-cell>
          <table:table-cell office:value-type="float" office:value="12.4760538856766" table:style-name="ce1">
            <text:p>12.4760538856766</text:p>
          </table:table-cell>
          <table:table-cell office:value-type="float" office:value="13.0680010543501" table:style-name="ce1">
            <text:p>13.0680010543501</text:p>
          </table:table-cell>
          <table:table-cell office:value-type="float" office:value="12.9778739956397" table:style-name="ce1">
            <text:p>12.9778739956397</text:p>
          </table:table-cell>
          <table:table-cell office:value-type="float" office:value="14.3808039809795" table:style-name="ce1">
            <text:p>14.3808039809795</text:p>
          </table:table-cell>
          <table:table-cell office:value-type="float" office:value="7.72684309241581" table:style-name="ce1">
            <text:p>7.72684309241581</text:p>
          </table:table-cell>
          <table:table-cell office:value-type="float" office:value="11.5929449759645" table:style-name="ce1">
            <text:p>11.5929449759645</text:p>
          </table:table-cell>
          <table:table-cell office:value-type="float" office:value="7.09232086022495" table:style-name="ce1">
            <text:p>7.09232086022495</text:p>
          </table:table-cell>
          <table:table-cell office:value-type="float" office:value="9.80842355739955" table:style-name="ce1">
            <text:p>9.80842355739955</text:p>
          </table:table-cell>
          <table:table-cell office:value-type="float" office:value="8.42688369373132" table:style-name="ce1">
            <text:p>8.42688369373132</text:p>
          </table:table-cell>
          <table:table-cell office:value-type="float" office:value="8.47463614831396" table:style-name="ce1">
            <text:p>8.47463614831396</text:p>
          </table:table-cell>
        </table:table-row>
        <table:table-row table:style-name="ro1">
          <table:table-cell office:value-type="string" table:style-name="ce1">
            <text:p>Sem Steij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51</text:p>
          </table:table-cell>
          <table:table-cell office:value-type="float" office:value="9.5" table:style-name="ce1">
            <text:p>9.5</text:p>
          </table:table-cell>
          <table:table-cell office:value-type="float" office:value="9.25603105940001" table:style-name="ce1">
            <text:p>9.25603105940001</text:p>
          </table:table-cell>
          <table:table-cell office:value-type="float" office:value="7.10912593566321" table:style-name="ce1">
            <text:p>7.10912593566321</text:p>
          </table:table-cell>
          <table:table-cell office:value-type="float" office:value="14.2530198361306" table:style-name="ce1">
            <text:p>14.2530198361306</text:p>
          </table:table-cell>
          <table:table-cell office:value-type="float" office:value="8.99234459950021" table:style-name="ce1">
            <text:p>8.99234459950021</text:p>
          </table:table-cell>
          <table:table-cell office:value-type="float" office:value="6.35523110603904" table:style-name="ce1">
            <text:p>6.35523110603904</text:p>
          </table:table-cell>
          <table:table-cell office:value-type="float" office:value="12.5643000880658" table:style-name="ce1">
            <text:p>12.5643000880658</text:p>
          </table:table-cell>
          <table:table-cell office:value-type="float" office:value="10.1032292456563" table:style-name="ce1">
            <text:p>10.1032292456563</text:p>
          </table:table-cell>
          <table:table-cell office:value-type="float" office:value="11.7103000455717" table:style-name="ce1">
            <text:p>11.7103000455717</text:p>
          </table:table-cell>
          <table:table-cell office:value-type="float" office:value="16.3309114071337" table:style-name="ce1">
            <text:p>16.3309114071337</text:p>
          </table:table-cell>
          <table:table-cell office:value-type="float" office:value="5.44799746513614" table:style-name="ce1">
            <text:p>5.44799746513614</text:p>
          </table:table-cell>
          <table:table-cell office:value-type="float" office:value="3.54247431454069" table:style-name="ce1">
            <text:p>3.54247431454069</text:p>
          </table:table-cell>
        </table:table-row>
        <table:table-row table:style-name="ro1">
          <table:table-cell office:value-type="string" table:style-name="ce1">
            <text:p>Oussama Targhallin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32</text:p>
          </table:table-cell>
          <table:table-cell office:value-type="float" office:value="9.6" table:style-name="ce1">
            <text:p>9.6</text:p>
          </table:table-cell>
          <table:table-cell office:value-type="float" office:value="7.112470051975" table:style-name="ce1">
            <text:p>7.112470051975</text:p>
          </table:table-cell>
          <table:table-cell office:value-type="float" office:value="9.76612071413732" table:style-name="ce1">
            <text:p>9.76612071413732</text:p>
          </table:table-cell>
          <table:table-cell office:value-type="float" office:value="10.2189634168316" table:style-name="ce1">
            <text:p>10.2189634168316</text:p>
          </table:table-cell>
          <table:table-cell office:value-type="float" office:value="9.68775965815419" table:style-name="ce1">
            <text:p>9.68775965815419</text:p>
          </table:table-cell>
          <table:table-cell office:value-type="float" office:value="7.89417966247005" table:style-name="ce1">
            <text:p>7.89417966247005</text:p>
          </table:table-cell>
          <table:table-cell office:value-type="float" office:value="11.4654454663156" table:style-name="ce1">
            <text:p>11.4654454663156</text:p>
          </table:table-cell>
          <table:table-cell office:value-type="float" office:value="7.03817559328159" table:style-name="ce1">
            <text:p>7.03817559328159</text:p>
          </table:table-cell>
          <table:table-cell office:value-type="float" office:value="6.76960272665475" table:style-name="ce1">
            <text:p>6.76960272665475</text:p>
          </table:table-cell>
          <table:table-cell office:value-type="float" office:value="6.82125401524713" table:style-name="ce1">
            <text:p>6.82125401524713</text:p>
          </table:table-cell>
          <table:table-cell office:value-type="float" office:value="11.0652362550115" table:style-name="ce1">
            <text:p>11.0652362550115</text:p>
          </table:table-cell>
          <table:table-cell office:value-type="float" office:value="11.9010499246322" table:style-name="ce1">
            <text:p>11.9010499246322</text:p>
          </table:table-cell>
        </table:table-row>
        <table:table-row table:style-name="ro1">
          <table:table-cell office:value-type="string" table:style-name="ce1">
            <text:p>Kenneth Taylo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36</text:p>
          </table:table-cell>
          <table:table-cell office:value-type="float" office:value="14.2" table:style-name="ce1">
            <text:p>14.2</text:p>
          </table:table-cell>
          <table:table-cell office:value-type="float" office:value="8.53314546043426" table:style-name="ce1">
            <text:p>8.53314546043426</text:p>
          </table:table-cell>
          <table:table-cell office:value-type="float" office:value="11.3389534133627" table:style-name="ce1">
            <text:p>11.3389534133627</text:p>
          </table:table-cell>
          <table:table-cell office:value-type="float" office:value="14.8751577217217" table:style-name="ce1">
            <text:p>14.8751577217217</text:p>
          </table:table-cell>
          <table:table-cell office:value-type="float" office:value="12.3275036721091" table:style-name="ce1">
            <text:p>12.3275036721091</text:p>
          </table:table-cell>
          <table:table-cell office:value-type="float" office:value="11.3071139626468" table:style-name="ce1">
            <text:p>11.3071139626468</text:p>
          </table:table-cell>
          <table:table-cell office:value-type="float" office:value="10.6496669357308" table:style-name="ce1">
            <text:p>10.6496669357308</text:p>
          </table:table-cell>
          <table:table-cell office:value-type="float" office:value="13.3553688219122" table:style-name="ce1">
            <text:p>13.3553688219122</text:p>
          </table:table-cell>
          <table:table-cell office:value-type="float" office:value="8.43230942496104" table:style-name="ce1">
            <text:p>8.43230942496104</text:p>
          </table:table-cell>
          <table:table-cell office:value-type="float" office:value="12.2041352392463" table:style-name="ce1">
            <text:p>12.2041352392463</text:p>
          </table:table-cell>
          <table:table-cell office:value-type="float" office:value="8.12804137029016" table:style-name="ce1">
            <text:p>8.12804137029016</text:p>
          </table:table-cell>
          <table:table-cell office:value-type="float" office:value="8.9169633085455" table:style-name="ce1">
            <text:p>8.9169633085455</text:p>
          </table:table-cell>
        </table:table-row>
        <table:table-row table:style-name="ro1">
          <table:table-cell office:value-type="string" table:style-name="ce1">
            <text:p>Ryan Thom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018</text:p>
          </table:table-cell>
          <table:table-cell office:value-type="float" office:value="14" table:style-name="ce1">
            <text:p>14</text:p>
          </table:table-cell>
          <table:table-cell office:value-type="float" office:value="6.80143867914155" table:style-name="ce1">
            <text:p>6.80143867914155</text:p>
          </table:table-cell>
          <table:table-cell office:value-type="float" office:value="9.72381566978597" table:style-name="ce1">
            <text:p>9.72381566978597</text:p>
          </table:table-cell>
          <table:table-cell office:value-type="float" office:value="6.49983775595016" table:style-name="ce1">
            <text:p>6.49983775595016</text:p>
          </table:table-cell>
          <table:table-cell office:value-type="float" office:value="9.29134422661572" table:style-name="ce1">
            <text:p>9.29134422661572</text:p>
          </table:table-cell>
          <table:table-cell office:value-type="float" office:value="10.2982315913611" table:style-name="ce1">
            <text:p>10.2982315913611</text:p>
          </table:table-cell>
          <table:table-cell office:value-type="float" office:value="8.51258395225547" table:style-name="ce1">
            <text:p>8.51258395225547</text:p>
          </table:table-cell>
          <table:table-cell office:value-type="float" office:value="7.58279092551967" table:style-name="ce1">
            <text:p>7.58279092551967</text:p>
          </table:table-cell>
          <table:table-cell office:value-type="float" office:value="6.45388637518885" table:style-name="ce1">
            <text:p>6.45388637518885</text:p>
          </table:table-cell>
          <table:table-cell office:value-type="float" office:value="7.08216916744501" table:style-name="ce1">
            <text:p>7.08216916744501</text:p>
          </table:table-cell>
          <table:table-cell office:value-type="float" office:value="15.8369272883372" table:style-name="ce1">
            <text:p>15.8369272883372</text:p>
          </table:table-cell>
          <table:table-cell office:value-type="float" office:value="7.66864143993357" table:style-name="ce1">
            <text:p>7.66864143993357</text:p>
          </table:table-cell>
        </table:table-row>
        <table:table-row table:style-name="ro1">
          <table:table-cell office:value-type="string" table:style-name="ce1">
            <text:p>Quinten Timb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04</text:p>
          </table:table-cell>
          <table:table-cell office:value-type="float" office:value="13.4" table:style-name="ce1">
            <text:p>13.4</text:p>
          </table:table-cell>
          <table:table-cell office:value-type="float" office:value="9.46874048214096" table:style-name="ce1">
            <text:p>9.46874048214096</text:p>
          </table:table-cell>
          <table:table-cell office:value-type="float" office:value="9.46897082356127" table:style-name="ce1">
            <text:p>9.46897082356127</text:p>
          </table:table-cell>
          <table:table-cell office:value-type="float" office:value="14.3157743584028" table:style-name="ce1">
            <text:p>14.3157743584028</text:p>
          </table:table-cell>
          <table:table-cell office:value-type="float" office:value="11.9989136759857" table:style-name="ce1">
            <text:p>11.9989136759857</text:p>
          </table:table-cell>
          <table:table-cell office:value-type="float" office:value="11.5475409147184" table:style-name="ce1">
            <text:p>11.5475409147184</text:p>
          </table:table-cell>
          <table:table-cell office:value-type="float" office:value="10.4838332738874" table:style-name="ce1">
            <text:p>10.4838332738874</text:p>
          </table:table-cell>
          <table:table-cell office:value-type="float" office:value="11.6752618506291" table:style-name="ce1">
            <text:p>11.6752618506291</text:p>
          </table:table-cell>
          <table:table-cell office:value-type="float" office:value="7.89896836665294" table:style-name="ce1">
            <text:p>7.89896836665294</text:p>
          </table:table-cell>
          <table:table-cell office:value-type="float" office:value="11.4977759525955" table:style-name="ce1">
            <text:p>11.4977759525955</text:p>
          </table:table-cell>
          <table:table-cell office:value-type="float" office:value="11.6050469312413" table:style-name="ce1">
            <text:p>11.6050469312413</text:p>
          </table:table-cell>
          <table:table-cell office:value-type="float" office:value="10.7876594431436" table:style-name="ce1">
            <text:p>10.7876594431436</text:p>
          </table:table-cell>
        </table:table-row>
        <table:table-row table:style-name="ro1">
          <table:table-cell office:value-type="string" table:style-name="ce1">
            <text:p>Jens Toornst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6-278</text:p>
          </table:table-cell>
          <table:table-cell office:value-type="float" office:value="8.3" table:style-name="ce1">
            <text:p>8.3</text:p>
          </table:table-cell>
          <table:table-cell office:value-type="float" office:value="7.42901115659313" table:style-name="ce1">
            <text:p>7.42901115659313</text:p>
          </table:table-cell>
          <table:table-cell office:value-type="float" office:value="7.0002832115308" table:style-name="ce1">
            <text:p>7.0002832115308</text:p>
          </table:table-cell>
          <table:table-cell office:value-type="float" office:value="6.83042725422916" table:style-name="ce1">
            <text:p>6.83042725422916</text:p>
          </table:table-cell>
          <table:table-cell office:value-type="float" office:value="7.79961024212944" table:style-name="ce1">
            <text:p>7.79961024212944</text:p>
          </table:table-cell>
          <table:table-cell office:value-type="float" office:value="7.10809897991747" table:style-name="ce1">
            <text:p>7.10809897991747</text:p>
          </table:table-cell>
          <table:table-cell office:value-type="float" office:value="7.12773358837732" table:style-name="ce1">
            <text:p>7.12773358837732</text:p>
          </table:table-cell>
          <table:table-cell office:value-type="float" office:value="7.39966848533572" table:style-name="ce1">
            <text:p>7.39966848533572</text:p>
          </table:table-cell>
          <table:table-cell office:value-type="float" office:value="6.36509544820349" table:style-name="ce1">
            <text:p>6.36509544820349</text:p>
          </table:table-cell>
          <table:table-cell office:value-type="float" office:value="6.5648049889323" table:style-name="ce1">
            <text:p>6.5648049889323</text:p>
          </table:table-cell>
          <table:table-cell office:value-type="float" office:value="9.82209530659608" table:style-name="ce1">
            <text:p>9.82209530659608</text:p>
          </table:table-cell>
          <table:table-cell office:value-type="float" office:value="7.32152984498705" table:style-name="ce1">
            <text:p>7.32152984498705</text:p>
          </table:table-cell>
        </table:table-row>
        <table:table-row table:style-name="ro1">
          <table:table-cell office:value-type="string" table:style-name="ce1">
            <text:p>Luciano Valent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095</text:p>
          </table:table-cell>
          <table:table-cell office:value-type="float" office:value="13.9" table:style-name="ce1">
            <text:p>13.9</text:p>
          </table:table-cell>
          <table:table-cell office:value-type="float" office:value="9.60732937058204" table:style-name="ce1">
            <text:p>9.60732937058204</text:p>
          </table:table-cell>
          <table:table-cell office:value-type="float" office:value="12.576753089228" table:style-name="ce1">
            <text:p>12.576753089228</text:p>
          </table:table-cell>
          <table:table-cell office:value-type="float" office:value="15.6712102827903" table:style-name="ce1">
            <text:p>15.6712102827903</text:p>
          </table:table-cell>
          <table:table-cell office:value-type="float" office:value="14.7059160118915" table:style-name="ce1">
            <text:p>14.7059160118915</text:p>
          </table:table-cell>
          <table:table-cell office:value-type="float" office:value="14.643661246267" table:style-name="ce1">
            <text:p>14.643661246267</text:p>
          </table:table-cell>
          <table:table-cell office:value-type="float" office:value="9.68159932287663" table:style-name="ce1">
            <text:p>9.68159932287663</text:p>
          </table:table-cell>
          <table:table-cell office:value-type="float" office:value="13.4184593714498" table:style-name="ce1">
            <text:p>13.4184593714498</text:p>
          </table:table-cell>
          <table:table-cell office:value-type="float" office:value="8.14066692500503" table:style-name="ce1">
            <text:p>8.14066692500503</text:p>
          </table:table-cell>
          <table:table-cell office:value-type="float" office:value="9.39872186780951" table:style-name="ce1">
            <text:p>9.39872186780951</text:p>
          </table:table-cell>
          <table:table-cell office:value-type="float" office:value="9.12692492157091" table:style-name="ce1">
            <text:p>9.12692492157091</text:p>
          </table:table-cell>
          <table:table-cell office:value-type="float" office:value="5.67026098957084" table:style-name="ce1">
            <text:p>5.67026098957084</text:p>
          </table:table-cell>
        </table:table-row>
        <table:table-row table:style-name="ro1">
          <table:table-cell office:value-type="string" table:style-name="ce1">
            <text:p>Joey Veer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049</text:p>
          </table:table-cell>
          <table:table-cell office:value-type="float" office:value="14.6" table:style-name="ce1">
            <text:p>14.6</text:p>
          </table:table-cell>
          <table:table-cell office:value-type="float" office:value="10.9076971197071" table:style-name="ce1">
            <text:p>10.9076971197071</text:p>
          </table:table-cell>
          <table:table-cell office:value-type="float" office:value="14.5363826950288" table:style-name="ce1">
            <text:p>14.5363826950288</text:p>
          </table:table-cell>
          <table:table-cell office:value-type="float" office:value="16.3941420226073" table:style-name="ce1">
            <text:p>16.3941420226073</text:p>
          </table:table-cell>
          <table:table-cell office:value-type="float" office:value="16.0779390299815" table:style-name="ce1">
            <text:p>16.0779390299815</text:p>
          </table:table-cell>
          <table:table-cell office:value-type="float" office:value="9.23737421182243" table:style-name="ce1">
            <text:p>9.23737421182243</text:p>
          </table:table-cell>
          <table:table-cell office:value-type="float" office:value="9.44604524333273" table:style-name="ce1">
            <text:p>9.44604524333273</text:p>
          </table:table-cell>
          <table:table-cell office:value-type="float" office:value="8.79679898858505" table:style-name="ce1">
            <text:p>8.79679898858505</text:p>
          </table:table-cell>
          <table:table-cell office:value-type="float" office:value="9.35878947202228" table:style-name="ce1">
            <text:p>9.35878947202228</text:p>
          </table:table-cell>
          <table:table-cell office:value-type="float" office:value="15.4937366314013" table:style-name="ce1">
            <text:p>15.4937366314013</text:p>
          </table:table-cell>
          <table:table-cell office:value-type="float" office:value="13.777528694865" table:style-name="ce1">
            <text:p>13.777528694865</text:p>
          </table:table-cell>
          <table:table-cell office:value-type="float" office:value="9.50051349790387" table:style-name="ce1">
            <text:p>9.50051349790387</text:p>
          </table:table-cell>
        </table:table-row>
        <table:table-row table:style-name="ro1">
          <table:table-cell office:value-type="string" table:style-name="ce1">
            <text:p>Dani de W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44</text:p>
          </table:table-cell>
          <table:table-cell office:value-type="float" office:value="8.5" table:style-name="ce1">
            <text:p>8.5</text:p>
          </table:table-cell>
          <table:table-cell office:value-type="float" office:value="7.27802620958912" table:style-name="ce1">
            <text:p>7.27802620958912</text:p>
          </table:table-cell>
          <table:table-cell office:value-type="float" office:value="6.62514127479857" table:style-name="ce1">
            <text:p>6.62514127479857</text:p>
          </table:table-cell>
          <table:table-cell office:value-type="float" office:value="6.49983775595016" table:style-name="ce1">
            <text:p>6.49983775595016</text:p>
          </table:table-cell>
          <table:table-cell office:value-type="float" office:value="6.55892514740506" table:style-name="ce1">
            <text:p>6.55892514740506</text:p>
          </table:table-cell>
          <table:table-cell office:value-type="float" office:value="6.35523110603904" table:style-name="ce1">
            <text:p>6.35523110603904</text:p>
          </table:table-cell>
          <table:table-cell office:value-type="float" office:value="6.35987369687391" table:style-name="ce1">
            <text:p>6.35987369687391</text:p>
          </table:table-cell>
          <table:table-cell office:value-type="float" office:value="6.5104209679462" table:style-name="ce1">
            <text:p>6.5104209679462</text:p>
          </table:table-cell>
          <table:table-cell office:value-type="float" office:value="9.16413585958939" table:style-name="ce1">
            <text:p>9.16413585958939</text:p>
          </table:table-cell>
          <table:table-cell office:value-type="float" office:value="11.6193275970845" table:style-name="ce1">
            <text:p>11.6193275970845</text:p>
          </table:table-cell>
          <table:table-cell office:value-type="float" office:value="8.12804137029016" table:style-name="ce1">
            <text:p>8.12804137029016</text:p>
          </table:table-cell>
          <table:table-cell office:value-type="float" office:value="9.20215552001779" table:style-name="ce1">
            <text:p>9.20215552001779</text:p>
          </table:table-cell>
        </table:table-row>
        <table:table-row table:style-name="ro1">
          <table:table-cell office:value-type="string" table:style-name="ce1">
            <text:p>Gibson Ya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02</text:p>
          </table:table-cell>
          <table:table-cell office:value-type="float" office:value="12.7" table:style-name="ce1">
            <text:p>12.7</text:p>
          </table:table-cell>
          <table:table-cell office:value-type="float" office:value="6.31743134179269" table:style-name="ce1">
            <text:p>6.31743134179269</text:p>
          </table:table-cell>
          <table:table-cell office:value-type="float" office:value="10.8670264911252" table:style-name="ce1">
            <text:p>10.8670264911252</text:p>
          </table:table-cell>
          <table:table-cell office:value-type="float" office:value="10.8970524976771" table:style-name="ce1">
            <text:p>10.8970524976771</text:p>
          </table:table-cell>
          <table:table-cell office:value-type="float" office:value="9.1917870171013" table:style-name="ce1">
            <text:p>9.1917870171013</text:p>
          </table:table-cell>
          <table:table-cell office:value-type="float" office:value="6.85278837625357" table:style-name="ce1">
            <text:p>6.85278837625357</text:p>
          </table:table-cell>
          <table:table-cell office:value-type="float" office:value="6.00680984788007" table:style-name="ce1">
            <text:p>6.00680984788007</text:p>
          </table:table-cell>
          <table:table-cell office:value-type="float" office:value="6.42440971560296" table:style-name="ce1">
            <text:p>6.42440971560296</text:p>
          </table:table-cell>
          <table:table-cell office:value-type="float" office:value="6.54332256711753" table:style-name="ce1">
            <text:p>6.54332256711753</text:p>
          </table:table-cell>
          <table:table-cell office:value-type="float" office:value="5.47803372386096" table:style-name="ce1">
            <text:p>5.47803372386096</text:p>
          </table:table-cell>
          <table:table-cell office:value-type="float" office:value="15.6420863918365" table:style-name="ce1">
            <text:p>15.6420863918365</text:p>
          </table:table-cell>
          <table:table-cell office:value-type="float" office:value="13.9458886686583" table:style-name="ce1">
            <text:p>13.9458886686583</text:p>
          </table:table-cell>
        </table:table-row>
        <table:table-row table:style-name="ro1">
          <table:table-cell office:value-type="string" table:style-name="ce1">
            <text:p>Irakli Yegoi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94</text:p>
          </table:table-cell>
          <table:table-cell office:value-type="float" office:value="12.7" table:style-name="ce1">
            <text:p>12.7</text:p>
          </table:table-cell>
          <table:table-cell office:value-type="float" office:value="8.17266279249192" table:style-name="ce1">
            <text:p>8.17266279249192</text:p>
          </table:table-cell>
          <table:table-cell office:value-type="float" office:value="8.38418664830039" table:style-name="ce1">
            <text:p>8.38418664830039</text:p>
          </table:table-cell>
          <table:table-cell office:value-type="float" office:value="11.0072824994185" table:style-name="ce1">
            <text:p>11.0072824994185</text:p>
          </table:table-cell>
          <table:table-cell office:value-type="float" office:value="9.34106825668659" table:style-name="ce1">
            <text:p>9.34106825668659</text:p>
          </table:table-cell>
          <table:table-cell office:value-type="float" office:value="10.0365492015868" table:style-name="ce1">
            <text:p>10.0365492015868</text:p>
          </table:table-cell>
          <table:table-cell office:value-type="float" office:value="9.58753890240562" table:style-name="ce1">
            <text:p>9.58753890240562</text:p>
          </table:table-cell>
          <table:table-cell office:value-type="float" office:value="10.4668138818129" table:style-name="ce1">
            <text:p>10.4668138818129</text:p>
          </table:table-cell>
          <table:table-cell office:value-type="float" office:value="8.38361064357254" table:style-name="ce1">
            <text:p>8.38361064357254</text:p>
          </table:table-cell>
          <table:table-cell office:value-type="float" office:value="9.94391724376592" table:style-name="ce1">
            <text:p>9.94391724376592</text:p>
          </table:table-cell>
          <table:table-cell office:value-type="float" office:value="10.5019523391299" table:style-name="ce1">
            <text:p>10.5019523391299</text:p>
          </table:table-cell>
          <table:table-cell office:value-type="float" office:value="8.67430455192592" table:style-name="ce1">
            <text:p>8.67430455192592</text:p>
          </table:table-cell>
        </table:table-row>
        <table:table-row table:style-name="ro1">
          <table:table-cell office:value-type="string" table:style-name="ce1">
            <text:p>Jan Žambůre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28</text:p>
          </table:table-cell>
          <table:table-cell office:value-type="float" office:value="11.3" table:style-name="ce1">
            <text:p>11.3</text:p>
          </table:table-cell>
          <table:table-cell office:value-type="float" office:value="7.112470051975" table:style-name="ce1">
            <text:p>7.112470051975</text:p>
          </table:table-cell>
          <table:table-cell office:value-type="float" office:value="8.09969408221713" table:style-name="ce1">
            <text:p>8.09969408221713</text:p>
          </table:table-cell>
          <table:table-cell office:value-type="float" office:value="7.16843624740058" table:style-name="ce1">
            <text:p>7.16843624740058</text:p>
          </table:table-cell>
          <table:table-cell office:value-type="float" office:value="8.04613024916075" table:style-name="ce1">
            <text:p>8.04613024916075</text:p>
          </table:table-cell>
          <table:table-cell office:value-type="float" office:value="5.42379222097232" table:style-name="ce1">
            <text:p>5.42379222097232</text:p>
          </table:table-cell>
          <table:table-cell office:value-type="float" office:value="5.89633819458895" table:style-name="ce1">
            <text:p>5.89633819458895</text:p>
          </table:table-cell>
          <table:table-cell office:value-type="float" office:value="6.00377571850277" table:style-name="ce1">
            <text:p>6.00377571850277</text:p>
          </table:table-cell>
          <table:table-cell office:value-type="float" office:value="5.84693836294393" table:style-name="ce1">
            <text:p>5.84693836294393</text:p>
          </table:table-cell>
          <table:table-cell office:value-type="float" office:value="6.06720070348478" table:style-name="ce1">
            <text:p>6.06720070348478</text:p>
          </table:table-cell>
          <table:table-cell office:value-type="float" office:value="11.5169019500413" table:style-name="ce1">
            <text:p>11.5169019500413</text:p>
          </table:table-cell>
          <table:table-cell office:value-type="float" office:value="7.44589245369726" table:style-name="ce1">
            <text:p>7.44589245369726</text:p>
          </table:table-cell>
        </table:table-row>
        <table:table-row table:style-name="ro1">
          <table:table-cell office:value-type="string" table:style-name="ce1">
            <text:p>Gjivai Zechië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20</text:p>
          </table:table-cell>
          <table:table-cell office:value-type="float" office:value="15.5" table:style-name="ce1">
            <text:p>15.5</text:p>
          </table:table-cell>
          <table:table-cell office:value-type="float" office:value="7.87959362704761" table:style-name="ce1">
            <text:p>7.87959362704761</text:p>
          </table:table-cell>
          <table:table-cell office:value-type="float" office:value="11.6556985697003" table:style-name="ce1">
            <text:p>11.6556985697003</text:p>
          </table:table-cell>
          <table:table-cell office:value-type="float" office:value="9.16432986554872" table:style-name="ce1">
            <text:p>9.16432986554872</text:p>
          </table:table-cell>
          <table:table-cell office:value-type="float" office:value="12.4470966607781" table:style-name="ce1">
            <text:p>12.4470966607781</text:p>
          </table:table-cell>
          <table:table-cell office:value-type="float" office:value="11.7824481930035" table:style-name="ce1">
            <text:p>11.7824481930035</text:p>
          </table:table-cell>
          <table:table-cell office:value-type="float" office:value="5.7061047832363" table:style-name="ce1">
            <text:p>5.7061047832363</text:p>
          </table:table-cell>
          <table:table-cell office:value-type="float" office:value="11.3419636500177" table:style-name="ce1">
            <text:p>11.3419636500177</text:p>
          </table:table-cell>
          <table:table-cell office:value-type="float" office:value="9.16413585958939" table:style-name="ce1">
            <text:p>9.16413585958939</text:p>
          </table:table-cell>
          <table:table-cell office:value-type="float" office:value="13.3406322185396" table:style-name="ce1">
            <text:p>13.3406322185396</text:p>
          </table:table-cell>
          <table:table-cell office:value-type="float" office:value="11.1569621741341" table:style-name="ce1">
            <text:p>11.1569621741341</text:p>
          </table:table-cell>
          <table:table-cell office:value-type="float" office:value="7.45975405625191" table:style-name="ce1">
            <text:p>7.45975405625191</text:p>
          </table:table-cell>
        </table:table-row>
        <table:table-row table:style-name="ro1">
          <table:table-cell office:value-type="string" table:style-name="ce1">
            <text:p>Ramiz Zerrouk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26</text:p>
          </table:table-cell>
          <table:table-cell office:value-type="float" office:value="15.3" table:style-name="ce1">
            <text:p>15.3</text:p>
          </table:table-cell>
          <table:table-cell office:value-type="float" office:value="8.28714877925667" table:style-name="ce1">
            <text:p>8.28714877925667</text:p>
          </table:table-cell>
          <table:table-cell office:value-type="float" office:value="13.5443765389502" table:style-name="ce1">
            <text:p>13.5443765389502</text:p>
          </table:table-cell>
          <table:table-cell office:value-type="float" office:value="10.4478958084158" table:style-name="ce1">
            <text:p>10.4478958084158</text:p>
          </table:table-cell>
          <table:table-cell office:value-type="float" office:value="15.1727945612146" table:style-name="ce1">
            <text:p>15.1727945612146</text:p>
          </table:table-cell>
          <table:table-cell office:value-type="float" office:value="11.3071139626468" table:style-name="ce1">
            <text:p>11.3071139626468</text:p>
          </table:table-cell>
          <table:table-cell office:value-type="float" office:value="10.4838332738874" table:style-name="ce1">
            <text:p>10.4838332738874</text:p>
          </table:table-cell>
          <table:table-cell office:value-type="float" office:value="9.17311066989923" table:style-name="ce1">
            <text:p>9.17311066989923</text:p>
          </table:table-cell>
          <table:table-cell office:value-type="float" office:value="6.99945715740175" table:style-name="ce1">
            <text:p>6.99945715740175</text:p>
          </table:table-cell>
          <table:table-cell office:value-type="float" office:value="7.34702742731236" table:style-name="ce1">
            <text:p>7.34702742731236</text:p>
          </table:table-cell>
          <table:table-cell office:value-type="float" office:value="13.6532223536089" table:style-name="ce1">
            <text:p>13.6532223536089</text:p>
          </table:table-cell>
          <table:table-cell office:value-type="float" office:value="11.2228341139534" table:style-name="ce1">
            <text:p>11.2228341139534</text:p>
          </table:table-cell>
        </table:table-row>
        <table:table-row table:style-name="ro1">
          <table:table-cell office:value-type="string" table:style-name="ce1">
            <text:p>Sabit Abdula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41</text:p>
          </table:table-cell>
          <table:table-cell office:value-type="float" office:value="10.9" table:style-name="ce1">
            <text:p>10.9</text:p>
          </table:table-cell>
          <table:table-cell office:value-type="float" office:value="6.63575739182274" table:style-name="ce1">
            <text:p>6.63575739182274</text:p>
          </table:table-cell>
          <table:table-cell office:value-type="float" office:value="8.54628128367234" table:style-name="ce1">
            <text:p>8.54628128367234</text:p>
          </table:table-cell>
          <table:table-cell office:value-type="float" office:value="6.8533433034074" table:style-name="ce1">
            <text:p>6.8533433034074</text:p>
          </table:table-cell>
          <table:table-cell office:value-type="float" office:value="7.13873240545776" table:style-name="ce1">
            <text:p>7.13873240545776</text:p>
          </table:table-cell>
          <table:table-cell office:value-type="float" office:value="6.09512708141236" table:style-name="ce1">
            <text:p>6.09512708141236</text:p>
          </table:table-cell>
          <table:table-cell office:value-type="float" office:value="11.8890793274071" table:style-name="ce1">
            <text:p>11.8890793274071</text:p>
          </table:table-cell>
          <table:table-cell office:value-type="float" office:value="5.56534816296504" table:style-name="ce1">
            <text:p>5.56534816296504</text:p>
          </table:table-cell>
          <table:table-cell office:value-type="float" office:value="7.30616053117626" table:style-name="ce1">
            <text:p>7.30616053117626</text:p>
          </table:table-cell>
          <table:table-cell office:value-type="float" office:value="5.79936069808007" table:style-name="ce1">
            <text:p>5.79936069808007</text:p>
          </table:table-cell>
          <table:table-cell office:value-type="float" office:value="10.4896913086552" table:style-name="ce1">
            <text:p>10.4896913086552</text:p>
          </table:table-cell>
          <table:table-cell office:value-type="float" office:value="6.59298753534098" table:style-name="ce1">
            <text:p>6.59298753534098</text:p>
          </table:table-cell>
        </table:table-row>
        <table:table-row table:style-name="ro1">
          <table:table-cell office:value-type="string" table:style-name="ce1">
            <text:p>Adrian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64</text:p>
          </table:table-cell>
          <table:table-cell office:value-type="float" office:value="14.9" table:style-name="ce1">
            <text:p>14.9</text:p>
          </table:table-cell>
          <table:table-cell office:value-type="float" office:value="6.80730469107306" table:style-name="ce1">
            <text:p>6.80730469107306</text:p>
          </table:table-cell>
          <table:table-cell office:value-type="float" office:value="12.5409547930655" table:style-name="ce1">
            <text:p>12.5409547930655</text:p>
          </table:table-cell>
          <table:table-cell office:value-type="float" office:value="5.97583351075945" table:style-name="ce1">
            <text:p>5.97583351075945</text:p>
          </table:table-cell>
          <table:table-cell office:value-type="float" office:value="11.0983722365331" table:style-name="ce1">
            <text:p>11.0983722365331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8.97488102621867" table:style-name="ce1">
            <text:p>8.97488102621867</text:p>
          </table:table-cell>
          <table:table-cell office:value-type="float" office:value="8.05423965391816" table:style-name="ce1">
            <text:p>8.05423965391816</text:p>
          </table:table-cell>
          <table:table-cell office:value-type="float" office:value="6.64622866726604" table:style-name="ce1">
            <text:p>6.64622866726604</text:p>
          </table:table-cell>
          <table:table-cell office:value-type="float" office:value="6.4182497082981" table:style-name="ce1">
            <text:p>6.4182497082981</text:p>
          </table:table-cell>
          <table:table-cell office:value-type="float" office:value="8.63478395665946" table:style-name="ce1">
            <text:p>8.63478395665946</text:p>
          </table:table-cell>
          <table:table-cell office:value-type="float" office:value="5.1625022729235" table:style-name="ce1">
            <text:p>5.1625022729235</text:p>
          </table:table-cell>
        </table:table-row>
        <table:table-row table:style-name="ro1">
          <table:table-cell office:value-type="string" table:style-name="ce1">
            <text:p>Brandon Aguile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93</text:p>
          </table:table-cell>
          <table:table-cell office:value-type="float" office:value="13" table:style-name="ce1">
            <text:p>13</text:p>
          </table:table-cell>
          <table:table-cell office:value-type="float" office:value="7.00491538928761" table:style-name="ce1">
            <text:p>7.00491538928761</text:p>
          </table:table-cell>
          <table:table-cell office:value-type="float" office:value="10.719814554122" table:style-name="ce1">
            <text:p>10.719814554122</text:p>
          </table:table-cell>
          <table:table-cell office:value-type="float" office:value="8.39627598718906" table:style-name="ce1">
            <text:p>8.39627598718906</text:p>
          </table:table-cell>
          <table:table-cell office:value-type="float" office:value="9.3763357955573" table:style-name="ce1">
            <text:p>9.3763357955573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8.27143747438094" table:style-name="ce1">
            <text:p>8.27143747438094</text:p>
          </table:table-cell>
          <table:table-cell office:value-type="float" office:value="6.75097287498592" table:style-name="ce1">
            <text:p>6.75097287498592</text:p>
          </table:table-cell>
          <table:table-cell office:value-type="float" office:value="7.49976328960242" table:style-name="ce1">
            <text:p>7.49976328960242</text:p>
          </table:table-cell>
          <table:table-cell office:value-type="float" office:value="7.61849089602116" table:style-name="ce1">
            <text:p>7.61849089602116</text:p>
          </table:table-cell>
          <table:table-cell office:value-type="float" office:value="9.04925278363804" table:style-name="ce1">
            <text:p>9.04925278363804</text:p>
          </table:table-cell>
          <table:table-cell office:value-type="float" office:value="4.17168788354525" table:style-name="ce1">
            <text:p>4.17168788354525</text:p>
          </table:table-cell>
        </table:table-row>
        <table:table-row table:style-name="ro1">
          <table:table-cell office:value-type="string" table:style-name="ce1">
            <text:p>Ala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05</text:p>
          </table:table-cell>
          <table:table-cell office:value-type="float" office:value="14.3" table:style-name="ce1">
            <text:p>14.3</text:p>
          </table:table-cell>
          <table:table-cell office:value-type="float" office:value="8.41537397927409" table:style-name="ce1">
            <text:p>8.41537397927409</text:p>
          </table:table-cell>
          <table:table-cell office:value-type="float" office:value="10.4756713049634" table:style-name="ce1">
            <text:p>10.4756713049634</text:p>
          </table:table-cell>
          <table:table-cell office:value-type="float" office:value="14.7796510815657" table:style-name="ce1">
            <text:p>14.7796510815657</text:p>
          </table:table-cell>
          <table:table-cell office:value-type="float" office:value="10.9511849537876" table:style-name="ce1">
            <text:p>10.9511849537876</text:p>
          </table:table-cell>
          <table:table-cell office:value-type="float" office:value="10.6787383605294" table:style-name="ce1">
            <text:p>10.6787383605294</text:p>
          </table:table-cell>
          <table:table-cell office:value-type="float" office:value="5.42947545666572" table:style-name="ce1">
            <text:p>5.42947545666572</text:p>
          </table:table-cell>
          <table:table-cell office:value-type="float" office:value="10.8535495556344" table:style-name="ce1">
            <text:p>10.8535495556344</text:p>
          </table:table-cell>
          <table:table-cell office:value-type="float" office:value="8.04125789117274" table:style-name="ce1">
            <text:p>8.04125789117274</text:p>
          </table:table-cell>
          <table:table-cell office:value-type="float" office:value="9.17484532927195" table:style-name="ce1">
            <text:p>9.17484532927195</text:p>
          </table:table-cell>
          <table:table-cell office:value-type="float" office:value="7.31545020051778" table:style-name="ce1">
            <text:p>7.31545020051778</text:p>
          </table:table-cell>
          <table:table-cell office:value-type="float" office:value="6.2887592628087" table:style-name="ce1">
            <text:p>6.2887592628087</text:p>
          </table:table-cell>
        </table:table-row>
        <table:table-row table:style-name="ro1">
          <table:table-cell office:value-type="string" table:style-name="ce1">
            <text:p>Amorim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234</text:p>
          </table:table-cell>
          <table:table-cell office:value-type="float" office:value="16.1" table:style-name="ce1">
            <text:p>16.1</text:p>
          </table:table-cell>
          <table:table-cell office:value-type="float" office:value="7.15687896683804" table:style-name="ce1">
            <text:p>7.15687896683804</text:p>
          </table:table-cell>
          <table:table-cell office:value-type="float" office:value="11.2269752800292" table:style-name="ce1">
            <text:p>11.2269752800292</text:p>
          </table:table-cell>
          <table:table-cell office:value-type="float" office:value="8.64130653093177" table:style-name="ce1">
            <text:p>8.64130653093177</text:p>
          </table:table-cell>
          <table:table-cell office:value-type="float" office:value="11.0983722365331" table:style-name="ce1">
            <text:p>11.0983722365331</text:p>
          </table:table-cell>
          <table:table-cell office:value-type="float" office:value="9.85675872010293" table:style-name="ce1">
            <text:p>9.85675872010293</text:p>
          </table:table-cell>
          <table:table-cell office:value-type="float" office:value="10.1042065780713" table:style-name="ce1">
            <text:p>10.1042065780713</text:p>
          </table:table-cell>
          <table:table-cell office:value-type="float" office:value="7.76783577804902" table:style-name="ce1">
            <text:p>7.76783577804902</text:p>
          </table:table-cell>
          <table:table-cell office:value-type="float" office:value="7.79363794513222" table:style-name="ce1">
            <text:p>7.79363794513222</text:p>
          </table:table-cell>
          <table:table-cell office:value-type="float" office:value="9.0317850239861" table:style-name="ce1">
            <text:p>9.0317850239861</text:p>
          </table:table-cell>
          <table:table-cell office:value-type="float" office:value="12.1244392966488" table:style-name="ce1">
            <text:p>12.1244392966488</text:p>
          </table:table-cell>
          <table:table-cell office:value-type="float" office:value="9.48307694269851" table:style-name="ce1">
            <text:p>9.48307694269851</text:p>
          </table:table-cell>
        </table:table-row>
        <table:table-row table:style-name="ro1">
          <table:table-cell office:value-type="string" table:style-name="ce1">
            <text:p>Gustavo Assunca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83</text:p>
          </table:table-cell>
          <table:table-cell office:value-type="float" office:value="7.7" table:style-name="ce1">
            <text:p>7.7</text:p>
          </table:table-cell>
          <table:table-cell office:value-type="float" office:value="6.21738402622315" table:style-name="ce1">
            <text:p>6.21738402622315</text:p>
          </table:table-cell>
          <table:table-cell office:value-type="float" office:value="7.7000026475746" table:style-name="ce1">
            <text:p>7.7000026475746</text:p>
          </table:table-cell>
          <table:table-cell office:value-type="float" office:value="5.97583351075945" table:style-name="ce1">
            <text:p>5.97583351075945</text:p>
          </table:table-cell>
          <table:table-cell office:value-type="float" office:value="7.23652413771746" table:style-name="ce1">
            <text:p>7.23652413771746</text:p>
          </table:table-cell>
          <table:table-cell office:value-type="float" office:value="5.85650348465879" table:style-name="ce1">
            <text:p>5.85650348465879</text:p>
          </table:table-cell>
          <table:table-cell office:value-type="float" office:value="8.63041205100536" table:style-name="ce1">
            <text:p>8.63041205100536</text:p>
          </table:table-cell>
          <table:table-cell office:value-type="float" office:value="5.48634507747582" table:style-name="ce1">
            <text:p>5.48634507747582</text:p>
          </table:table-cell>
          <table:table-cell office:value-type="float" office:value="6.64622866726604" table:style-name="ce1">
            <text:p>6.64622866726604</text:p>
          </table:table-cell>
          <table:table-cell office:value-type="float" office:value="5.68044021425392" table:style-name="ce1">
            <text:p>5.68044021425392</text:p>
          </table:table-cell>
          <table:table-cell office:value-type="float" office:value="9.15301914079193" table:style-name="ce1">
            <text:p>9.15301914079193</text:p>
          </table:table-cell>
          <table:table-cell office:value-type="float" office:value="6.61982174431949" table:style-name="ce1">
            <text:p>6.61982174431949</text:p>
          </table:table-cell>
        </table:table-row>
        <table:table-row table:style-name="ro1">
          <table:table-cell office:value-type="string" table:style-name="ce1">
            <text:p>Nicolaos Athanasiou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297</text:p>
          </table:table-cell>
          <table:table-cell office:value-type="float" office:value="13.7" table:style-name="ce1">
            <text:p>13.7</text:p>
          </table:table-cell>
          <table:table-cell office:value-type="float" office:value="7.20516960607996" table:style-name="ce1">
            <text:p>7.20516960607996</text:p>
          </table:table-cell>
          <table:table-cell office:value-type="float" office:value="10.8479432773666" table:style-name="ce1">
            <text:p>10.8479432773666</text:p>
          </table:table-cell>
          <table:table-cell office:value-type="float" office:value="10.1146043977423" table:style-name="ce1">
            <text:p>10.1146043977423</text:p>
          </table:table-cell>
          <table:table-cell office:value-type="float" office:value="8.54905828873677" table:style-name="ce1">
            <text:p>8.54905828873677</text:p>
          </table:table-cell>
          <table:table-cell office:value-type="float" office:value="8.18585972151245" table:style-name="ce1">
            <text:p>8.18585972151245</text:p>
          </table:table-cell>
          <table:table-cell office:value-type="float" office:value="7.77145152153561" table:style-name="ce1">
            <text:p>7.77145152153561</text:p>
          </table:table-cell>
          <table:table-cell office:value-type="float" office:value="10.7599251249015" table:style-name="ce1">
            <text:p>10.7599251249015</text:p>
          </table:table-cell>
          <table:table-cell office:value-type="float" office:value="6.06297541807058" table:style-name="ce1">
            <text:p>6.06297541807058</text:p>
          </table:table-cell>
          <table:table-cell office:value-type="float" office:value="5.68044021425392" table:style-name="ce1">
            <text:p>5.68044021425392</text:p>
          </table:table-cell>
          <table:table-cell office:value-type="float" office:value="11.7573040063425" table:style-name="ce1">
            <text:p>11.7573040063425</text:p>
          </table:table-cell>
          <table:table-cell office:value-type="float" office:value="9.18722943770046" table:style-name="ce1">
            <text:p>9.18722943770046</text:p>
          </table:table-cell>
        </table:table-row>
        <table:table-row table:style-name="ro1">
          <table:table-cell office:value-type="string" table:style-name="ce1">
            <text:p>Fredrik Aursn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028</text:p>
          </table:table-cell>
          <table:table-cell office:value-type="float" office:value="16.1" table:style-name="ce1">
            <text:p>16.1</text:p>
          </table:table-cell>
          <table:table-cell office:value-type="float" office:value="8.33084966868967" table:style-name="ce1">
            <text:p>8.33084966868967</text:p>
          </table:table-cell>
          <table:table-cell office:value-type="float" office:value="13.4106704396715" table:style-name="ce1">
            <text:p>13.4106704396715</text:p>
          </table:table-cell>
          <table:table-cell office:value-type="float" office:value="13.7241124982037" table:style-name="ce1">
            <text:p>13.7241124982037</text:p>
          </table:table-cell>
          <table:table-cell office:value-type="float" office:value="12.5287823642886" table:style-name="ce1">
            <text:p>12.5287823642886</text:p>
          </table:table-cell>
          <table:table-cell office:value-type="float" office:value="10.133196915717" table:style-name="ce1">
            <text:p>10.133196915717</text:p>
          </table:table-cell>
          <table:table-cell office:value-type="float" office:value="8.77789645384154" table:style-name="ce1">
            <text:p>8.77789645384154</text:p>
          </table:table-cell>
          <table:table-cell office:value-type="float" office:value="14.9420619483123" table:style-name="ce1">
            <text:p>14.9420619483123</text:p>
          </table:table-cell>
          <table:table-cell office:value-type="float" office:value="7.49976328960242" table:style-name="ce1">
            <text:p>7.49976328960242</text:p>
          </table:table-cell>
          <table:table-cell office:value-type="float" office:value="11.6661295537256" table:style-name="ce1">
            <text:p>11.6661295537256</text:p>
          </table:table-cell>
          <table:table-cell office:value-type="float" office:value="11.6636122417833" table:style-name="ce1">
            <text:p>11.6636122417833</text:p>
          </table:table-cell>
          <table:table-cell office:value-type="float" office:value="10.8211318058201" table:style-name="ce1">
            <text:p>10.8211318058201</text:p>
          </table:table-cell>
        </table:table-row>
        <table:table-row table:style-name="ro1">
          <table:table-cell office:value-type="string" table:style-name="ce1">
            <text:p>Rafael Barbos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84</text:p>
          </table:table-cell>
          <table:table-cell office:value-type="float" office:value="7.2" table:style-name="ce1">
            <text:p>7.2</text:p>
          </table:table-cell>
          <table:table-cell office:value-type="float" office:value="8.99325763233347" table:style-name="ce1">
            <text:p>8.99325763233347</text:p>
          </table:table-cell>
          <table:table-cell office:value-type="float" office:value="6.99389022858505" table:style-name="ce1">
            <text:p>6.99389022858505</text:p>
          </table:table-cell>
          <table:table-cell office:value-type="float" office:value="10.5965413261543" table:style-name="ce1">
            <text:p>10.5965413261543</text:p>
          </table:table-cell>
          <table:table-cell office:value-type="float" office:value="7.04153066258461" table:style-name="ce1">
            <text:p>7.04153066258461</text:p>
          </table:table-cell>
          <table:table-cell office:value-type="float" office:value="8.18585972151245" table:style-name="ce1">
            <text:p>8.18585972151245</text:p>
          </table:table-cell>
          <table:table-cell office:value-type="float" office:value="8.5159197011466" table:style-name="ce1">
            <text:p>8.5159197011466</text:p>
          </table:table-cell>
          <table:table-cell office:value-type="float" office:value="8.9266349377512" table:style-name="ce1">
            <text:p>8.9266349377512</text:p>
          </table:table-cell>
          <table:table-cell office:value-type="float" office:value="8.04125789117274" table:style-name="ce1">
            <text:p>8.04125789117274</text:p>
          </table:table-cell>
          <table:table-cell office:value-type="float" office:value="9.31788176207375" table:style-name="ce1">
            <text:p>9.31788176207375</text:p>
          </table:table-cell>
          <table:table-cell office:value-type="float" office:value="6.17693357401703" table:style-name="ce1">
            <text:p>6.17693357401703</text:p>
          </table:table-cell>
          <table:table-cell office:value-type="float" office:value="8.92083055392929" table:style-name="ce1">
            <text:p>8.92083055392929</text:p>
          </table:table-cell>
        </table:table-row>
        <table:table-row table:style-name="ro1">
          <table:table-cell office:value-type="string" table:style-name="ce1">
            <text:p>Enzo Barreneche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30</text:p>
          </table:table-cell>
          <table:table-cell office:value-type="float" office:value="13.7" table:style-name="ce1">
            <text:p>13.7</text:p>
          </table:table-cell>
          <table:table-cell office:value-type="float" office:value="7.27786664751199" table:style-name="ce1">
            <text:p>7.27786664751199</text:p>
          </table:table-cell>
          <table:table-cell office:value-type="float" office:value="15.9141595304136" table:style-name="ce1">
            <text:p>15.9141595304136</text:p>
          </table:table-cell>
          <table:table-cell office:value-type="float" office:value="6.73999862655142" table:style-name="ce1">
            <text:p>6.73999862655142</text:p>
          </table:table-cell>
          <table:table-cell office:value-type="float" office:value="15.1537793745392" table:style-name="ce1">
            <text:p>15.1537793745392</text:p>
          </table:table-cell>
          <table:table-cell office:value-type="float" office:value="9.57868362846902" table:style-name="ce1">
            <text:p>9.57868362846902</text:p>
          </table:table-cell>
          <table:table-cell office:value-type="float" office:value="6.5948630706559" table:style-name="ce1">
            <text:p>6.5948630706559</text:p>
          </table:table-cell>
          <table:table-cell office:value-type="float" office:value="7.20567642353539" table:style-name="ce1">
            <text:p>7.20567642353539</text:p>
          </table:table-cell>
          <table:table-cell office:value-type="float" office:value="6.7386374198683" table:style-name="ce1">
            <text:p>6.7386374198683</text:p>
          </table:table-cell>
          <table:table-cell office:value-type="float" office:value="5.91995426442922" table:style-name="ce1">
            <text:p>5.91995426442922</text:p>
          </table:table-cell>
          <table:table-cell office:value-type="float" office:value="11.6636122417833" table:style-name="ce1">
            <text:p>11.6636122417833</text:p>
          </table:table-cell>
          <table:table-cell office:value-type="float" office:value="9.03920801434414" table:style-name="ce1">
            <text:p>9.03920801434414</text:p>
          </table:table-cell>
        </table:table-row>
        <table:table-row table:style-name="ro1">
          <table:table-cell office:value-type="string" table:style-name="ce1">
            <text:p>Ben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31</text:p>
          </table:table-cell>
          <table:table-cell office:value-type="float" office:value="10.8" table:style-name="ce1">
            <text:p>10.8</text:p>
          </table:table-cell>
          <table:table-cell office:value-type="float" office:value="6.87812679695302" table:style-name="ce1">
            <text:p>6.87812679695302</text:p>
          </table:table-cell>
          <table:table-cell office:value-type="float" office:value="9.84827957003947" table:style-name="ce1">
            <text:p>9.84827957003947</text:p>
          </table:table-cell>
          <table:table-cell office:value-type="float" office:value="6.08163666134852" table:style-name="ce1">
            <text:p>6.08163666134852</text:p>
          </table:table-cell>
          <table:table-cell office:value-type="float" office:value="9.53141204395487" table:style-name="ce1">
            <text:p>9.53141204395487</text:p>
          </table:table-cell>
          <table:table-cell office:value-type="float" office:value="9.2995974897333" table:style-name="ce1">
            <text:p>9.2995974897333</text:p>
          </table:table-cell>
          <table:table-cell office:value-type="float" office:value="10.410622877628" table:style-name="ce1">
            <text:p>10.410622877628</text:p>
          </table:table-cell>
          <table:table-cell office:value-type="float" office:value="7.67307697525873" table:style-name="ce1">
            <text:p>7.67307697525873</text:p>
          </table:table-cell>
          <table:table-cell office:value-type="float" office:value="6.46346868674023" table:style-name="ce1">
            <text:p>6.46346868674023</text:p>
          </table:table-cell>
          <table:table-cell office:value-type="float" office:value="7.48069294143177" table:style-name="ce1">
            <text:p>7.48069294143177</text:p>
          </table:table-cell>
          <table:table-cell office:value-type="float" office:value="9.67111267527948" table:style-name="ce1">
            <text:p>9.67111267527948</text:p>
          </table:table-cell>
          <table:table-cell office:value-type="float" office:value="12.9352251821583" table:style-name="ce1">
            <text:p>12.9352251821583</text:p>
          </table:table-cell>
        </table:table-row>
        <table:table-row table:style-name="ro1">
          <table:table-cell office:value-type="string" table:style-name="ce1">
            <text:p>Jovane Cabra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07</text:p>
          </table:table-cell>
          <table:table-cell office:value-type="float" office:value="9.1" table:style-name="ce1">
            <text:p>9.1</text:p>
          </table:table-cell>
          <table:table-cell office:value-type="float" office:value="8.60183746188186" table:style-name="ce1">
            <text:p>8.60183746188186</text:p>
          </table:table-cell>
          <table:table-cell office:value-type="float" office:value="7.62821618853184" table:style-name="ce1">
            <text:p>7.62821618853184</text:p>
          </table:table-cell>
          <table:table-cell office:value-type="float" office:value="6.08163666134852" table:style-name="ce1">
            <text:p>6.08163666134852</text:p>
          </table:table-cell>
          <table:table-cell office:value-type="float" office:value="8.65216541299609" table:style-name="ce1">
            <text:p>8.65216541299609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12.3601575230733" table:style-name="ce1">
            <text:p>12.3601575230733</text:p>
          </table:table-cell>
          <table:table-cell office:value-type="float" office:value="9.02421686943907" table:style-name="ce1">
            <text:p>9.02421686943907</text:p>
          </table:table-cell>
          <table:table-cell office:value-type="float" office:value="11.4166607302983" table:style-name="ce1">
            <text:p>11.4166607302983</text:p>
          </table:table-cell>
          <table:table-cell office:value-type="float" office:value="11.7950813289276" table:style-name="ce1">
            <text:p>11.7950813289276</text:p>
          </table:table-cell>
          <table:table-cell office:value-type="float" office:value="8.01842340730588" table:style-name="ce1">
            <text:p>8.01842340730588</text:p>
          </table:table-cell>
          <table:table-cell office:value-type="float" office:value="11.7712200534572" table:style-name="ce1">
            <text:p>11.7712200534572</text:p>
          </table:table-cell>
        </table:table-row>
        <table:table-row table:style-name="ro1">
          <table:table-cell office:value-type="string" table:style-name="ce1">
            <text:p>João Carvalh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04</text:p>
          </table:table-cell>
          <table:table-cell office:value-type="float" office:value="16.2" table:style-name="ce1">
            <text:p>16.2</text:p>
          </table:table-cell>
          <table:table-cell office:value-type="float" office:value="8.88249799056637" table:style-name="ce1">
            <text:p>8.88249799056637</text:p>
          </table:table-cell>
          <table:table-cell office:value-type="float" office:value="11.3375826289259" table:style-name="ce1">
            <text:p>11.3375826289259</text:p>
          </table:table-cell>
          <table:table-cell office:value-type="float" office:value="16.1847905868054" table:style-name="ce1">
            <text:p>16.1847905868054</text:p>
          </table:table-cell>
          <table:table-cell office:value-type="float" office:value="12.5717130227599" table:style-name="ce1">
            <text:p>12.5717130227599</text:p>
          </table:table-cell>
          <table:table-cell office:value-type="float" office:value="11.210689194296" table:style-name="ce1">
            <text:p>11.210689194296</text:p>
          </table:table-cell>
          <table:table-cell office:value-type="float" office:value="5.91693821384455" table:style-name="ce1">
            <text:p>5.91693821384455</text:p>
          </table:table-cell>
          <table:table-cell office:value-type="float" office:value="13.2936412654135" table:style-name="ce1">
            <text:p>13.2936412654135</text:p>
          </table:table-cell>
          <table:table-cell office:value-type="float" office:value="10.5520106771458" table:style-name="ce1">
            <text:p>10.5520106771458</text:p>
          </table:table-cell>
          <table:table-cell office:value-type="float" office:value="14.6282251788125" table:style-name="ce1">
            <text:p>14.6282251788125</text:p>
          </table:table-cell>
          <table:table-cell office:value-type="float" office:value="9.25677981766523" table:style-name="ce1">
            <text:p>9.25677981766523</text:p>
          </table:table-cell>
          <table:table-cell office:value-type="float" office:value="7.5920512099389" table:style-name="ce1">
            <text:p>7.5920512099389</text:p>
          </table:table-cell>
        </table:table-row>
        <table:table-row table:style-name="ro1">
          <table:table-cell office:value-type="string" table:style-name="ce1">
            <text:p>Facundo Cáser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24</text:p>
          </table:table-cell>
          <table:table-cell office:value-type="float" office:value="15.2" table:style-name="ce1">
            <text:p>15.2</text:p>
          </table:table-cell>
          <table:table-cell office:value-type="float" office:value="6.47418674437802" table:style-name="ce1">
            <text:p>6.47418674437802</text:p>
          </table:table-cell>
          <table:table-cell office:value-type="float" office:value="11.7178442904146" table:style-name="ce1">
            <text:p>11.7178442904146</text:p>
          </table:table-cell>
          <table:table-cell office:value-type="float" office:value="6.96762467512423" table:style-name="ce1">
            <text:p>6.96762467512423</text:p>
          </table:table-cell>
          <table:table-cell office:value-type="float" office:value="10.0457102533899" table:style-name="ce1">
            <text:p>10.0457102533899</text:p>
          </table:table-cell>
          <table:table-cell office:value-type="float" office:value="6.33975894615157" table:style-name="ce1">
            <text:p>6.33975894615157</text:p>
          </table:table-cell>
          <table:table-cell office:value-type="float" office:value="4.80299741961022" table:style-name="ce1">
            <text:p>4.80299741961022</text:p>
          </table:table-cell>
          <table:table-cell office:value-type="float" office:value="5.72577462177709" table:style-name="ce1">
            <text:p>5.72577462177709</text:p>
          </table:table-cell>
          <table:table-cell office:value-type="float" office:value="6.37315627021642" table:style-name="ce1">
            <text:p>6.37315627021642</text:p>
          </table:table-cell>
          <table:table-cell office:value-type="float" office:value="6.04218269794769" table:style-name="ce1">
            <text:p>6.04218269794769</text:p>
          </table:table-cell>
          <table:table-cell office:value-type="float" office:value="13.8878978206298" table:style-name="ce1">
            <text:p>13.8878978206298</text:p>
          </table:table-cell>
          <table:table-cell office:value-type="float" office:value="12.5765135196189" table:style-name="ce1">
            <text:p>12.5765135196189</text:p>
          </table:table-cell>
        </table:table-row>
        <table:table-row table:style-name="ro1">
          <table:table-cell office:value-type="string" table:style-name="ce1">
            <text:p>Francisco Chissumb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0-223</text:p>
          </table:table-cell>
          <table:table-cell office:value-type="float" office:value="12.9" table:style-name="ce1">
            <text:p>12.9</text:p>
          </table:table-cell>
          <table:table-cell office:value-type="float" office:value="6.52780017758064" table:style-name="ce1">
            <text:p>6.52780017758064</text:p>
          </table:table-cell>
          <table:table-cell office:value-type="float" office:value="10.5333506362094" table:style-name="ce1">
            <text:p>10.5333506362094</text:p>
          </table:table-cell>
          <table:table-cell office:value-type="float" office:value="6.29672943012178" table:style-name="ce1">
            <text:p>6.29672943012178</text:p>
          </table:table-cell>
          <table:table-cell office:value-type="float" office:value="7.6831871733457" table:style-name="ce1">
            <text:p>7.6831871733457</text:p>
          </table:table-cell>
          <table:table-cell office:value-type="float" office:value="11.4702490443719" table:style-name="ce1">
            <text:p>11.4702490443719</text:p>
          </table:table-cell>
          <table:table-cell office:value-type="float" office:value="7.5487417651854" table:style-name="ce1">
            <text:p>7.5487417651854</text:p>
          </table:table-cell>
          <table:table-cell office:value-type="float" office:value="12.2751850987533" table:style-name="ce1">
            <text:p>12.2751850987533</text:p>
          </table:table-cell>
          <table:table-cell office:value-type="float" office:value="6.41822155816507" table:style-name="ce1">
            <text:p>6.41822155816507</text:p>
          </table:table-cell>
          <table:table-cell office:value-type="float" office:value="6.67629933597861" table:style-name="ce1">
            <text:p>6.67629933597861</text:p>
          </table:table-cell>
          <table:table-cell office:value-type="float" office:value="12.7348214411673" table:style-name="ce1">
            <text:p>12.7348214411673</text:p>
          </table:table-cell>
          <table:table-cell office:value-type="float" office:value="10.6644702441951" table:style-name="ce1">
            <text:p>10.6644702441951</text:p>
          </table:table-cell>
        </table:table-row>
        <table:table-row table:style-name="ro1">
          <table:table-cell office:value-type="string" table:style-name="ce1">
            <text:p>Mathias De Amorim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28</text:p>
          </table:table-cell>
          <table:table-cell office:value-type="float" office:value="14.6" table:style-name="ce1">
            <text:p>14.6</text:p>
          </table:table-cell>
          <table:table-cell office:value-type="float" office:value="7.49773799464344" table:style-name="ce1">
            <text:p>7.49773799464344</text:p>
          </table:table-cell>
          <table:table-cell office:value-type="float" office:value="9.77464170495657" table:style-name="ce1">
            <text:p>9.77464170495657</text:p>
          </table:table-cell>
          <table:table-cell office:value-type="float" office:value="10.4768781970902" table:style-name="ce1">
            <text:p>10.4768781970902</text:p>
          </table:table-cell>
          <table:table-cell office:value-type="float" office:value="10.0457102533899" table:style-name="ce1">
            <text:p>10.0457102533899</text:p>
          </table:table-cell>
          <table:table-cell office:value-type="float" office:value="9.2995974897333" table:style-name="ce1">
            <text:p>9.2995974897333</text:p>
          </table:table-cell>
          <table:table-cell office:value-type="float" office:value="10.5705193440607" table:style-name="ce1">
            <text:p>10.5705193440607</text:p>
          </table:table-cell>
          <table:table-cell office:value-type="float" office:value="11.4048956464644" table:style-name="ce1">
            <text:p>11.4048956464644</text:p>
          </table:table-cell>
          <table:table-cell office:value-type="float" office:value="6.69234939977866" table:style-name="ce1">
            <text:p>6.69234939977866</text:p>
          </table:table-cell>
          <table:table-cell office:value-type="float" office:value="8.8887865495597" table:style-name="ce1">
            <text:p>8.8887865495597</text:p>
          </table:table-cell>
          <table:table-cell office:value-type="float" office:value="11.4740828866031" table:style-name="ce1">
            <text:p>11.4740828866031</text:p>
          </table:table-cell>
          <table:table-cell office:value-type="float" office:value="10.4634394246444" table:style-name="ce1">
            <text:p>10.4634394246444</text:p>
          </table:table-cell>
        </table:table-row>
        <table:table-row table:style-name="ro1">
          <table:table-cell office:value-type="string" table:style-name="ce1">
            <text:p>Matheus Di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3-243</text:p>
          </table:table-cell>
          <table:table-cell office:value-type="float" office:value="13.5" table:style-name="ce1">
            <text:p>13.5</text:p>
          </table:table-cell>
          <table:table-cell office:value-type="float" office:value="6.09131290162622" table:style-name="ce1">
            <text:p>6.09131290162622</text:p>
          </table:table-cell>
          <table:table-cell office:value-type="float" office:value="9.6566131816824" table:style-name="ce1">
            <text:p>9.6566131816824</text:p>
          </table:table-cell>
          <table:table-cell office:value-type="float" office:value="6.29672943012178" table:style-name="ce1">
            <text:p>6.29672943012178</text:p>
          </table:table-cell>
          <table:table-cell office:value-type="float" office:value="7.13873240545776" table:style-name="ce1">
            <text:p>7.13873240545776</text:p>
          </table:table-cell>
          <table:table-cell office:value-type="float" office:value="5.62419455571624" table:style-name="ce1">
            <text:p>5.62419455571624</text:p>
          </table:table-cell>
          <table:table-cell office:value-type="float" office:value="6.5948630706559" table:style-name="ce1">
            <text:p>6.5948630706559</text:p>
          </table:table-cell>
          <table:table-cell office:value-type="float" office:value="5.25428765836388" table:style-name="ce1">
            <text:p>5.25428765836388</text:p>
          </table:table-cell>
          <table:table-cell office:value-type="float" office:value="6.37315627021642" table:style-name="ce1">
            <text:p>6.37315627021642</text:p>
          </table:table-cell>
          <table:table-cell office:value-type="float" office:value="6.54657513749928" table:style-name="ce1">
            <text:p>6.54657513749928</text:p>
          </table:table-cell>
          <table:table-cell office:value-type="float" office:value="15.8791946044438" table:style-name="ce1">
            <text:p>15.8791946044438</text:p>
          </table:table-cell>
          <table:table-cell office:value-type="float" office:value="8.9060385550113" table:style-name="ce1">
            <text:p>8.9060385550113</text:p>
          </table:table-cell>
        </table:table-row>
        <table:table-row table:style-name="ro1">
          <table:table-cell office:value-type="string" table:style-name="ce1">
            <text:p>Luís Estev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73</text:p>
          </table:table-cell>
          <table:table-cell office:value-type="float" office:value="14.8" table:style-name="ce1">
            <text:p>14.8</text:p>
          </table:table-cell>
          <table:table-cell office:value-type="float" office:value="10.2565009415058" table:style-name="ce1">
            <text:p>10.2565009415058</text:p>
          </table:table-cell>
          <table:table-cell office:value-type="float" office:value="11.7712396876675" table:style-name="ce1">
            <text:p>11.7712396876675</text:p>
          </table:table-cell>
          <table:table-cell office:value-type="float" office:value="15.2077710154522" table:style-name="ce1">
            <text:p>15.2077710154522</text:p>
          </table:table-cell>
          <table:table-cell office:value-type="float" office:value="13.8561152488493" table:style-name="ce1">
            <text:p>13.8561152488493</text:p>
          </table:table-cell>
          <table:table-cell office:value-type="float" office:value="10.4073871339458" table:style-name="ce1">
            <text:p>10.4073871339458</text:p>
          </table:table-cell>
          <table:table-cell office:value-type="float" office:value="9.25420097589219" table:style-name="ce1">
            <text:p>9.25420097589219</text:p>
          </table:table-cell>
          <table:table-cell office:value-type="float" office:value="11.6729439551861" table:style-name="ce1">
            <text:p>11.6729439551861</text:p>
          </table:table-cell>
          <table:table-cell office:value-type="float" office:value="10.3546665368264" table:style-name="ce1">
            <text:p>10.3546665368264</text:p>
          </table:table-cell>
          <table:table-cell office:value-type="float" office:value="12.4174235406192" table:style-name="ce1">
            <text:p>12.4174235406192</text:p>
          </table:table-cell>
          <table:table-cell office:value-type="float" office:value="9.46415337516889" table:style-name="ce1">
            <text:p>9.46415337516889</text:p>
          </table:table-cell>
          <table:table-cell office:value-type="float" office:value="6.74129316324318" table:style-name="ce1">
            <text:p>6.74129316324318</text:p>
          </table:table-cell>
        </table:table-row>
        <table:table-row table:style-name="ro1">
          <table:table-cell office:value-type="string" table:style-name="ce1">
            <text:p>Pedro Fer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02</text:p>
          </table:table-cell>
          <table:table-cell office:value-type="float" office:value="11.2" table:style-name="ce1">
            <text:p>11.2</text:p>
          </table:table-cell>
          <table:table-cell office:value-type="float" office:value="6.89391425995375" table:style-name="ce1">
            <text:p>6.89391425995375</text:p>
          </table:table-cell>
          <table:table-cell office:value-type="float" office:value="7.57095528537461" table:style-name="ce1">
            <text:p>7.57095528537461</text:p>
          </table:table-cell>
          <table:table-cell office:value-type="float" office:value="5.97583351075945" table:style-name="ce1">
            <text:p>5.97583351075945</text:p>
          </table:table-cell>
          <table:table-cell office:value-type="float" office:value="7.8847250098317" table:style-name="ce1">
            <text:p>7.8847250098317</text:p>
          </table:table-cell>
          <table:table-cell office:value-type="float" office:value="6.33975894615157" table:style-name="ce1">
            <text:p>6.33975894615157</text:p>
          </table:table-cell>
          <table:table-cell office:value-type="float" office:value="6.1142005116715" table:style-name="ce1">
            <text:p>6.1142005116715</text:p>
          </table:table-cell>
          <table:table-cell office:value-type="float" office:value="8.8291110992888" table:style-name="ce1">
            <text:p>8.8291110992888</text:p>
          </table:table-cell>
          <table:table-cell office:value-type="float" office:value="6.87847918539498" table:style-name="ce1">
            <text:p>6.87847918539498</text:p>
          </table:table-cell>
          <table:table-cell office:value-type="float" office:value="6.54657513749928" table:style-name="ce1">
            <text:p>6.54657513749928</text:p>
          </table:table-cell>
          <table:table-cell office:value-type="float" office:value="12.7348214411673" table:style-name="ce1">
            <text:p>12.7348214411673</text:p>
          </table:table-cell>
          <table:table-cell office:value-type="float" office:value="9.6454614532673" table:style-name="ce1">
            <text:p>9.6454614532673</text:p>
          </table:table-cell>
        </table:table-row>
        <table:table-row table:style-name="ro1">
          <table:table-cell office:value-type="string" table:style-name="ce1">
            <text:p>Victor Frohold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9-316</text:p>
          </table:table-cell>
          <table:table-cell office:value-type="float" office:value="16.6" table:style-name="ce1">
            <text:p>16.6</text:p>
          </table:table-cell>
          <table:table-cell office:value-type="float" office:value="7.48136388140475" table:style-name="ce1">
            <text:p>7.48136388140475</text:p>
          </table:table-cell>
          <table:table-cell office:value-type="float" office:value="9.28661542712444" table:style-name="ce1">
            <text:p>9.28661542712444</text:p>
          </table:table-cell>
          <table:table-cell office:value-type="float" office:value="12.499741189089" table:style-name="ce1">
            <text:p>12.499741189089</text:p>
          </table:table-cell>
          <table:table-cell office:value-type="float" office:value="9.11755108632425" table:style-name="ce1">
            <text:p>9.11755108632425</text:p>
          </table:table-cell>
          <table:table-cell office:value-type="float" office:value="15.1847262029229" table:style-name="ce1">
            <text:p>15.1847262029229</text:p>
          </table:table-cell>
          <table:table-cell office:value-type="float" office:value="8.85993685901089" table:style-name="ce1">
            <text:p>8.85993685901089</text:p>
          </table:table-cell>
          <table:table-cell office:value-type="float" office:value="14.2280630538961" table:style-name="ce1">
            <text:p>14.2280630538961</text:p>
          </table:table-cell>
          <table:table-cell office:value-type="float" office:value="6.87847918539498" table:style-name="ce1">
            <text:p>6.87847918539498</text:p>
          </table:table-cell>
          <table:table-cell office:value-type="float" office:value="11.2712600036297" table:style-name="ce1">
            <text:p>11.2712600036297</text:p>
          </table:table-cell>
          <table:table-cell office:value-type="float" office:value="11.5691979636432" table:style-name="ce1">
            <text:p>11.5691979636432</text:p>
          </table:table-cell>
          <table:table-cell office:value-type="float" office:value="6.9600246516643" table:style-name="ce1">
            <text:p>6.9600246516643</text:p>
          </table:table-cell>
        </table:table-row>
        <table:table-row table:style-name="ro1">
          <table:table-cell office:value-type="string" table:style-name="ce1">
            <text:p>Taichi Fuku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76</text:p>
          </table:table-cell>
          <table:table-cell office:value-type="float" office:value="11.7" table:style-name="ce1">
            <text:p>11.7</text:p>
          </table:table-cell>
          <table:table-cell office:value-type="float" office:value="7.51412549598264" table:style-name="ce1">
            <text:p>7.51412549598264</text:p>
          </table:table-cell>
          <table:table-cell office:value-type="float" office:value="10.0684636038663" table:style-name="ce1">
            <text:p>10.0684636038663</text:p>
          </table:table-cell>
          <table:table-cell office:value-type="float" office:value="6.96762467512423" table:style-name="ce1">
            <text:p>6.96762467512423</text:p>
          </table:table-cell>
          <table:table-cell office:value-type="float" office:value="8.85880058562183" table:style-name="ce1">
            <text:p>8.85880058562183</text:p>
          </table:table-cell>
          <table:table-cell office:value-type="float" office:value="7.10599033056091" table:style-name="ce1">
            <text:p>7.10599033056091</text:p>
          </table:table-cell>
          <table:table-cell office:value-type="float" office:value="9.64792322709017" table:style-name="ce1">
            <text:p>9.64792322709017</text:p>
          </table:table-cell>
          <table:table-cell office:value-type="float" office:value="7.39126544542435" table:style-name="ce1">
            <text:p>7.39126544542435</text:p>
          </table:table-cell>
          <table:table-cell office:value-type="float" office:value="6.83170495771855" table:style-name="ce1">
            <text:p>6.83170495771855</text:p>
          </table:table-cell>
          <table:table-cell office:value-type="float" office:value="8.4610156983765" table:style-name="ce1">
            <text:p>8.4610156983765</text:p>
          </table:table-cell>
          <table:table-cell office:value-type="float" office:value="9.46415337516889" table:style-name="ce1">
            <text:p>9.46415337516889</text:p>
          </table:table-cell>
          <table:table-cell office:value-type="float" office:value="8.21409546251942" table:style-name="ce1">
            <text:p>8.21409546251942</text:p>
          </table:table-cell>
        </table:table-row>
        <table:table-row table:style-name="ro1">
          <table:table-cell office:value-type="string" table:style-name="ce1">
            <text:p>Santiago Garcí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131</text:p>
          </table:table-cell>
          <table:table-cell office:value-type="float" office:value="13.8" table:style-name="ce1">
            <text:p>13.8</text:p>
          </table:table-cell>
          <table:table-cell office:value-type="float" office:value="8.59334855536747" table:style-name="ce1">
            <text:p>8.59334855536747</text:p>
          </table:table-cell>
          <table:table-cell office:value-type="float" office:value="8.50204336322798" table:style-name="ce1">
            <text:p>8.50204336322798</text:p>
          </table:table-cell>
          <table:table-cell office:value-type="float" office:value="7.43330099551669" table:style-name="ce1">
            <text:p>7.43330099551669</text:p>
          </table:table-cell>
          <table:table-cell office:value-type="float" office:value="10.0457102533899" table:style-name="ce1">
            <text:p>10.0457102533899</text:p>
          </table:table-cell>
          <table:table-cell office:value-type="float" office:value="10.6787383605294" table:style-name="ce1">
            <text:p>10.6787383605294</text:p>
          </table:table-cell>
          <table:table-cell office:value-type="float" office:value="11.5631683467142" table:style-name="ce1">
            <text:p>11.5631683467142</text:p>
          </table:table-cell>
          <table:table-cell office:value-type="float" office:value="11.9352243682246" table:style-name="ce1">
            <text:p>11.9352243682246</text:p>
          </table:table-cell>
          <table:table-cell office:value-type="float" office:value="9.19922014255061" table:style-name="ce1">
            <text:p>9.19922014255061</text:p>
          </table:table-cell>
          <table:table-cell office:value-type="float" office:value="10.1708325327028" table:style-name="ce1">
            <text:p>10.1708325327028</text:p>
          </table:table-cell>
          <table:table-cell office:value-type="float" office:value="7.81540370167185" table:style-name="ce1">
            <text:p>7.81540370167185</text:p>
          </table:table-cell>
          <table:table-cell office:value-type="float" office:value="4.92781256115339" table:style-name="ce1">
            <text:p>4.92781256115339</text:p>
          </table:table-cell>
        </table:table-row>
        <table:table-row table:style-name="ro1">
          <table:table-cell office:value-type="string" table:style-name="ce1">
            <text:p>Jean Gorby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166</text:p>
          </table:table-cell>
          <table:table-cell office:value-type="float" office:value="13.1" table:style-name="ce1">
            <text:p>13.1</text:p>
          </table:table-cell>
          <table:table-cell office:value-type="float" office:value="7.23744120330363" table:style-name="ce1">
            <text:p>7.23744120330363</text:p>
          </table:table-cell>
          <table:table-cell office:value-type="float" office:value="14.8730070016608" table:style-name="ce1">
            <text:p>14.8730070016608</text:p>
          </table:table-cell>
          <table:table-cell office:value-type="float" office:value="6.40595990075269" table:style-name="ce1">
            <text:p>6.40595990075269</text:p>
          </table:table-cell>
          <table:table-cell office:value-type="float" office:value="12.177515357621" table:style-name="ce1">
            <text:p>12.177515357621</text:p>
          </table:table-cell>
          <table:table-cell office:value-type="float" office:value="7.10599033056091" table:style-name="ce1">
            <text:p>7.10599033056091</text:p>
          </table:table-cell>
          <table:table-cell office:value-type="float" office:value="10.6023702550005" table:style-name="ce1">
            <text:p>10.6023702550005</text:p>
          </table:table-cell>
          <table:table-cell office:value-type="float" office:value="7.39126544542435" table:style-name="ce1">
            <text:p>7.39126544542435</text:p>
          </table:table-cell>
          <table:table-cell office:value-type="float" office:value="7.11464532390163" table:style-name="ce1">
            <text:p>7.11464532390163</text:p>
          </table:table-cell>
          <table:table-cell office:value-type="float" office:value="6.04218269794769" table:style-name="ce1">
            <text:p>6.04218269794769</text:p>
          </table:table-cell>
          <table:table-cell office:value-type="float" office:value="9.56770104010199" table:style-name="ce1">
            <text:p>9.56770104010199</text:p>
          </table:table-cell>
          <table:table-cell office:value-type="float" office:value="8.61063240410033" table:style-name="ce1">
            <text:p>8.61063240410033</text:p>
          </table:table-cell>
        </table:table-row>
        <table:table-row table:style-name="ro1">
          <table:table-cell office:value-type="string" table:style-name="ce1">
            <text:p>Jaume Grau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247</text:p>
          </table:table-cell>
          <table:table-cell office:value-type="float" office:value="14.5" table:style-name="ce1">
            <text:p>14.5</text:p>
          </table:table-cell>
          <table:table-cell office:value-type="float" office:value="6.15785787070266" table:style-name="ce1">
            <text:p>6.15785787070266</text:p>
          </table:table-cell>
          <table:table-cell office:value-type="float" office:value="9.37552648519739" table:style-name="ce1">
            <text:p>9.37552648519739</text:p>
          </table:table-cell>
          <table:table-cell office:value-type="float" office:value="5.66571713157946" table:style-name="ce1">
            <text:p>5.66571713157946</text:p>
          </table:table-cell>
          <table:table-cell office:value-type="float" office:value="9.01401835831569" table:style-name="ce1">
            <text:p>9.01401835831569</text:p>
          </table:table-cell>
          <table:table-cell office:value-type="float" office:value="5.85650348465879" table:style-name="ce1">
            <text:p>5.85650348465879</text:p>
          </table:table-cell>
          <table:table-cell office:value-type="float" office:value="3.73636875154424" table:style-name="ce1">
            <text:p>3.73636875154424</text:p>
          </table:table-cell>
          <table:table-cell office:value-type="float" office:value="5.97230395528228" table:style-name="ce1">
            <text:p>5.97230395528228</text:p>
          </table:table-cell>
          <table:table-cell office:value-type="float" office:value="6.37315627021642" table:style-name="ce1">
            <text:p>6.37315627021642</text:p>
          </table:table-cell>
          <table:table-cell office:value-type="float" office:value="6.04218269794769" table:style-name="ce1">
            <text:p>6.04218269794769</text:p>
          </table:table-cell>
          <table:table-cell office:value-type="float" office:value="12.1244392966488" table:style-name="ce1">
            <text:p>12.1244392966488</text:p>
          </table:table-cell>
          <table:table-cell office:value-type="float" office:value="9.49785219874818" table:style-name="ce1">
            <text:p>9.49785219874818</text:p>
          </table:table-cell>
        </table:table-row>
        <table:table-row table:style-name="ro1">
          <table:table-cell office:value-type="string" table:style-name="ce1">
            <text:p>Morten Hjulmand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96</text:p>
          </table:table-cell>
          <table:table-cell office:value-type="float" office:value="15.6" table:style-name="ce1">
            <text:p>15.6</text:p>
          </table:table-cell>
          <table:table-cell office:value-type="float" office:value="8.32240627074575" table:style-name="ce1">
            <text:p>8.32240627074575</text:p>
          </table:table-cell>
          <table:table-cell office:value-type="float" office:value="15.4592552887294" table:style-name="ce1">
            <text:p>15.4592552887294</text:p>
          </table:table-cell>
          <table:table-cell office:value-type="float" office:value="10.833932483101" table:style-name="ce1">
            <text:p>10.833932483101</text:p>
          </table:table-cell>
          <table:table-cell office:value-type="float" office:value="14.7911238772002" table:style-name="ce1">
            <text:p>14.7911238772002</text:p>
          </table:table-cell>
          <table:table-cell office:value-type="float" office:value="10.133196915717" table:style-name="ce1">
            <text:p>10.133196915717</text:p>
          </table:table-cell>
          <table:table-cell office:value-type="float" office:value="10.1689699500174" table:style-name="ce1">
            <text:p>10.1689699500174</text:p>
          </table:table-cell>
          <table:table-cell office:value-type="float" office:value="8.9266349377512" table:style-name="ce1">
            <text:p>8.9266349377512</text:p>
          </table:table-cell>
          <table:table-cell office:value-type="float" office:value="6.64622866726604" table:style-name="ce1">
            <text:p>6.64622866726604</text:p>
          </table:table-cell>
          <table:table-cell office:value-type="float" office:value="9.74599287841988" table:style-name="ce1">
            <text:p>9.74599287841988</text:p>
          </table:table-cell>
          <table:table-cell office:value-type="float" office:value="11.2818410212368" table:style-name="ce1">
            <text:p>11.2818410212368</text:p>
          </table:table-cell>
          <table:table-cell office:value-type="float" office:value="11.9819826624592" table:style-name="ce1">
            <text:p>11.9819826624592</text:p>
          </table:table-cell>
        </table:table-row>
        <table:table-row table:style-name="ro1">
          <table:table-cell office:value-type="string" table:style-name="ce1">
            <text:p>Jordan Holsgrov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19</text:p>
          </table:table-cell>
          <table:table-cell office:value-type="float" office:value="15.4" table:style-name="ce1">
            <text:p>15.4</text:p>
          </table:table-cell>
          <table:table-cell office:value-type="float" office:value="9.24898499422033" table:style-name="ce1">
            <text:p>9.24898499422033</text:p>
          </table:table-cell>
          <table:table-cell office:value-type="float" office:value="15.4592552887294" table:style-name="ce1">
            <text:p>15.4592552887294</text:p>
          </table:table-cell>
          <table:table-cell office:value-type="float" office:value="14.5763555928149" table:style-name="ce1">
            <text:p>14.5763555928149</text:p>
          </table:table-cell>
          <table:table-cell office:value-type="float" office:value="15.2957241748308" table:style-name="ce1">
            <text:p>15.2957241748308</text:p>
          </table:table-cell>
          <table:table-cell office:value-type="float" office:value="8.18585972151245" table:style-name="ce1">
            <text:p>8.18585972151245</text:p>
          </table:table-cell>
          <table:table-cell office:value-type="float" office:value="6.89598692813915" table:style-name="ce1">
            <text:p>6.89598692813915</text:p>
          </table:table-cell>
          <table:table-cell office:value-type="float" office:value="8.24669885773336" table:style-name="ce1">
            <text:p>8.24669885773336</text:p>
          </table:table-cell>
          <table:table-cell office:value-type="float" office:value="7.54846671187466" table:style-name="ce1">
            <text:p>7.54846671187466</text:p>
          </table:table-cell>
          <table:table-cell office:value-type="float" office:value="7.61849089602116" table:style-name="ce1">
            <text:p>7.61849089602116</text:p>
          </table:table-cell>
          <table:table-cell office:value-type="float" office:value="11.4740828866031" table:style-name="ce1">
            <text:p>11.4740828866031</text:p>
          </table:table-cell>
          <table:table-cell office:value-type="float" office:value="10.6501697945129" table:style-name="ce1">
            <text:p>10.6501697945129</text:p>
          </table:table-cell>
        </table:table-row>
        <table:table-row table:style-name="ro1">
          <table:table-cell office:value-type="string" table:style-name="ce1">
            <text:p>Ricardo Hor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114</text:p>
          </table:table-cell>
          <table:table-cell office:value-type="float" office:value="10.7" table:style-name="ce1">
            <text:p>10.7</text:p>
          </table:table-cell>
          <table:table-cell office:value-type="float" office:value="9.12964292808961" table:style-name="ce1">
            <text:p>9.12964292808961</text:p>
          </table:table-cell>
          <table:table-cell office:value-type="float" office:value="9.86299384356019" table:style-name="ce1">
            <text:p>9.86299384356019</text:p>
          </table:table-cell>
          <table:table-cell office:value-type="float" office:value="9.74847213686497" table:style-name="ce1">
            <text:p>9.74847213686497</text:p>
          </table:table-cell>
          <table:table-cell office:value-type="float" office:value="9.78919841449609" table:style-name="ce1">
            <text:p>9.78919841449609</text:p>
          </table:table-cell>
          <table:table-cell office:value-type="float" office:value="6.84560412887801" table:style-name="ce1">
            <text:p>6.84560412887801</text:p>
          </table:table-cell>
          <table:table-cell office:value-type="float" office:value="4.80299741961022" table:style-name="ce1">
            <text:p>4.80299741961022</text:p>
          </table:table-cell>
          <table:table-cell office:value-type="float" office:value="10.8535495556344" table:style-name="ce1">
            <text:p>10.8535495556344</text:p>
          </table:table-cell>
          <table:table-cell office:value-type="float" office:value="13.0978939497133" table:style-name="ce1">
            <text:p>13.0978939497133</text:p>
          </table:table-cell>
          <table:table-cell office:value-type="float" office:value="16.401714173212" table:style-name="ce1">
            <text:p>16.401714173212</text:p>
          </table:table-cell>
          <table:table-cell office:value-type="float" office:value="6.829109710869" table:style-name="ce1">
            <text:p>6.829109710869</text:p>
          </table:table-cell>
          <table:table-cell office:value-type="float" office:value="8.31656530610454" table:style-name="ce1">
            <text:p>8.31656530610454</text:p>
          </table:table-cell>
        </table:table-row>
        <table:table-row table:style-name="ro1">
          <table:table-cell office:value-type="string" table:style-name="ce1">
            <text:p>Lee Hyunju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334</text:p>
          </table:table-cell>
          <table:table-cell office:value-type="float" office:value="9.9" table:style-name="ce1">
            <text:p>9.9</text:p>
          </table:table-cell>
          <table:table-cell office:value-type="float" office:value="6.98900644888232" table:style-name="ce1">
            <text:p>6.98900644888232</text:p>
          </table:table-cell>
          <table:table-cell office:value-type="float" office:value="7.94568800937061" table:style-name="ce1">
            <text:p>7.94568800937061</text:p>
          </table:table-cell>
          <table:table-cell office:value-type="float" office:value="9.13355560875999" table:style-name="ce1">
            <text:p>9.13355560875999</text:p>
          </table:table-cell>
          <table:table-cell office:value-type="float" office:value="6.65911109262255" table:style-name="ce1">
            <text:p>6.65911109262255</text:p>
          </table:table-cell>
          <table:table-cell office:value-type="float" office:value="11.9742080998867" table:style-name="ce1">
            <text:p>11.9742080998867</text:p>
          </table:table-cell>
          <table:table-cell office:value-type="float" office:value="8.5159197011466" table:style-name="ce1">
            <text:p>8.5159197011466</text:p>
          </table:table-cell>
          <table:table-cell office:value-type="float" office:value="11.5842116111222" table:style-name="ce1">
            <text:p>11.5842116111222</text:p>
          </table:table-cell>
          <table:table-cell office:value-type="float" office:value="7.94194347868861" table:style-name="ce1">
            <text:p>7.94194347868861</text:p>
          </table:table-cell>
          <table:table-cell office:value-type="float" office:value="10.3113325412114" table:style-name="ce1">
            <text:p>10.3113325412114</text:p>
          </table:table-cell>
          <table:table-cell office:value-type="float" office:value="5.90923736680516" table:style-name="ce1">
            <text:p>5.90923736680516</text:p>
          </table:table-cell>
          <table:table-cell office:value-type="float" office:value="4.00462058907177" table:style-name="ce1">
            <text:p>4.00462058907177</text:p>
          </table:table-cell>
        </table:table-row>
        <table:table-row table:style-name="ro1">
          <table:table-cell office:value-type="string" table:style-name="ce1">
            <text:p>Chiheb Labid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20</text:p>
          </table:table-cell>
          <table:table-cell office:value-type="float" office:value="9.5" table:style-name="ce1">
            <text:p>9.5</text:p>
          </table:table-cell>
          <table:table-cell office:value-type="float" office:value="7.489549256827" table:style-name="ce1">
            <text:p>7.489549256827</text:p>
          </table:table-cell>
          <table:table-cell office:value-type="float" office:value="6.76066206569378" table:style-name="ce1">
            <text:p>6.76066206569378</text:p>
          </table:table-cell>
          <table:table-cell office:value-type="float" office:value="7.08280299306241" table:style-name="ce1">
            <text:p>7.08280299306241</text:p>
          </table:table-cell>
          <table:table-cell office:value-type="float" office:value="6.65911109262255" table:style-name="ce1">
            <text:p>6.65911109262255</text:p>
          </table:table-cell>
          <table:table-cell office:value-type="float" office:value="6.59004894189984" table:style-name="ce1">
            <text:p>6.59004894189984</text:p>
          </table:table-cell>
          <table:table-cell office:value-type="float" office:value="8.71231407498839" table:style-name="ce1">
            <text:p>8.71231407498839</text:p>
          </table:table-cell>
          <table:table-cell office:value-type="float" office:value="6.84077190579392" table:style-name="ce1">
            <text:p>6.84077190579392</text:p>
          </table:table-cell>
          <table:table-cell office:value-type="float" office:value="8.59248116983571" table:style-name="ce1">
            <text:p>8.59248116983571</text:p>
          </table:table-cell>
          <table:table-cell office:value-type="float" office:value="8.03684929850607" table:style-name="ce1">
            <text:p>8.03684929850607</text:p>
          </table:table-cell>
          <table:table-cell office:value-type="float" office:value="11.4740828866031" table:style-name="ce1">
            <text:p>11.4740828866031</text:p>
          </table:table-cell>
          <table:table-cell office:value-type="float" office:value="8.1556676313536" table:style-name="ce1">
            <text:p>8.1556676313536</text:p>
          </table:table-cell>
        </table:table-row>
        <table:table-row table:style-name="ro1">
          <table:table-cell office:value-type="string" table:style-name="ce1">
            <text:p>Lar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8-021</text:p>
          </table:table-cell>
          <table:table-cell office:value-type="float" office:value="15.8" table:style-name="ce1">
            <text:p>15.8</text:p>
          </table:table-cell>
          <table:table-cell office:value-type="float" office:value="7.13278702196638" table:style-name="ce1">
            <text:p>7.13278702196638</text:p>
          </table:table-cell>
          <table:table-cell office:value-type="float" office:value="10.1123501040633" table:style-name="ce1">
            <text:p>10.1123501040633</text:p>
          </table:table-cell>
          <table:table-cell office:value-type="float" office:value="11.1844860906273" table:style-name="ce1">
            <text:p>11.1844860906273</text:p>
          </table:table-cell>
          <table:table-cell office:value-type="float" office:value="8.80709922761556" table:style-name="ce1">
            <text:p>8.80709922761556</text:p>
          </table:table-cell>
          <table:table-cell office:value-type="float" office:value="11.9742080998867" table:style-name="ce1">
            <text:p>11.9742080998867</text:p>
          </table:table-cell>
          <table:table-cell office:value-type="float" office:value="8.5159197011466" table:style-name="ce1">
            <text:p>8.5159197011466</text:p>
          </table:table-cell>
          <table:table-cell office:value-type="float" office:value="12.1912846668583" table:style-name="ce1">
            <text:p>12.1912846668583</text:p>
          </table:table-cell>
          <table:table-cell office:value-type="float" office:value="8.14089482967891" table:style-name="ce1">
            <text:p>8.14089482967891</text:p>
          </table:table-cell>
          <table:table-cell office:value-type="float" office:value="8.31911556328654" table:style-name="ce1">
            <text:p>8.31911556328654</text:p>
          </table:table-cell>
          <table:table-cell office:value-type="float" office:value="13.7469863816371" table:style-name="ce1">
            <text:p>13.7469863816371</text:p>
          </table:table-cell>
          <table:table-cell office:value-type="float" office:value="11.7045480541092" table:style-name="ce1">
            <text:p>11.7045480541092</text:p>
          </table:table-cell>
        </table:table-row>
        <table:table-row table:style-name="ro1">
          <table:table-cell office:value-type="string" table:style-name="ce1">
            <text:p>Pedro Lim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86</text:p>
          </table:table-cell>
          <table:table-cell office:value-type="float" office:value="9" table:style-name="ce1">
            <text:p>9</text:p>
          </table:table-cell>
          <table:table-cell office:value-type="float" office:value="7.22936753075511" table:style-name="ce1">
            <text:p>7.22936753075511</text:p>
          </table:table-cell>
          <table:table-cell office:value-type="float" office:value="6.08649019948932" table:style-name="ce1">
            <text:p>6.08649019948932</text:p>
          </table:table-cell>
          <table:table-cell office:value-type="float" office:value="8.2742225656355" table:style-name="ce1">
            <text:p>8.2742225656355</text:p>
          </table:table-cell>
          <table:table-cell office:value-type="float" office:value="7.13873240545776" table:style-name="ce1">
            <text:p>7.13873240545776</text:p>
          </table:table-cell>
          <table:table-cell office:value-type="float" office:value="6.84560412887801" table:style-name="ce1">
            <text:p>6.84560412887801</text:p>
          </table:table-cell>
          <table:table-cell office:value-type="float" office:value="5.91693821384455" table:style-name="ce1">
            <text:p>5.91693821384455</text:p>
          </table:table-cell>
          <table:table-cell office:value-type="float" office:value="7.29822737324789" table:style-name="ce1">
            <text:p>7.29822737324789</text:p>
          </table:table-cell>
          <table:table-cell office:value-type="float" office:value="8.69337456484876" table:style-name="ce1">
            <text:p>8.69337456484876</text:p>
          </table:table-cell>
          <table:table-cell office:value-type="float" office:value="8.03684929850607" table:style-name="ce1">
            <text:p>8.03684929850607</text:p>
          </table:table-cell>
          <table:table-cell office:value-type="float" office:value="8.2228249434173" table:style-name="ce1">
            <text:p>8.2228249434173</text:p>
          </table:table-cell>
          <table:table-cell office:value-type="float" office:value="10.6644702441951" table:style-name="ce1">
            <text:p>10.6644702441951</text:p>
          </table:table-cell>
        </table:table-row>
        <table:table-row table:style-name="ro1">
          <table:table-cell office:value-type="string" table:style-name="ce1">
            <text:p>Lizie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34</text:p>
          </table:table-cell>
          <table:table-cell office:value-type="float" office:value="14.8" table:style-name="ce1">
            <text:p>14.8</text:p>
          </table:table-cell>
          <table:table-cell office:value-type="float" office:value="8.0867496757114" table:style-name="ce1">
            <text:p>8.0867496757114</text:p>
          </table:table-cell>
          <table:table-cell office:value-type="float" office:value="11.1713668679375" table:style-name="ce1">
            <text:p>11.1713668679375</text:p>
          </table:table-cell>
          <table:table-cell office:value-type="float" office:value="12.9006892879674" table:style-name="ce1">
            <text:p>12.9006892879674</text:p>
          </table:table-cell>
          <table:table-cell office:value-type="float" office:value="11.85929728523" table:style-name="ce1">
            <text:p>11.85929728523</text:p>
          </table:table-cell>
          <table:table-cell office:value-type="float" office:value="7.10599033056091" table:style-name="ce1">
            <text:p>7.10599033056091</text:p>
          </table:table-cell>
          <table:table-cell office:value-type="float" office:value="6.5948630706559" table:style-name="ce1">
            <text:p>6.5948630706559</text:p>
          </table:table-cell>
          <table:table-cell office:value-type="float" office:value="7.67307697525873" table:style-name="ce1">
            <text:p>7.67307697525873</text:p>
          </table:table-cell>
          <table:table-cell office:value-type="float" office:value="6.69234939977866" table:style-name="ce1">
            <text:p>6.69234939977866</text:p>
          </table:table-cell>
          <table:table-cell office:value-type="float" office:value="6.29137617643833" table:style-name="ce1">
            <text:p>6.29137617643833</text:p>
          </table:table-cell>
          <table:table-cell office:value-type="float" office:value="12.7348214411673" table:style-name="ce1">
            <text:p>12.7348214411673</text:p>
          </table:table-cell>
          <table:table-cell office:value-type="float" office:value="11.4342155600964" table:style-name="ce1">
            <text:p>11.4342155600964</text:p>
          </table:table-cell>
        </table:table-row>
        <table:table-row table:style-name="ro1">
          <table:table-cell office:value-type="string" table:style-name="ce1">
            <text:p>Tom van de Loo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189</text:p>
          </table:table-cell>
          <table:table-cell office:value-type="float" office:value="14.9" table:style-name="ce1">
            <text:p>14.9</text:p>
          </table:table-cell>
          <table:table-cell office:value-type="float" office:value="6.75247570473637" table:style-name="ce1">
            <text:p>6.75247570473637</text:p>
          </table:table-cell>
          <table:table-cell office:value-type="float" office:value="12.0992900908017" table:style-name="ce1">
            <text:p>12.0992900908017</text:p>
          </table:table-cell>
          <table:table-cell office:value-type="float" office:value="8.15254751958317" table:style-name="ce1">
            <text:p>8.15254751958317</text:p>
          </table:table-cell>
          <table:table-cell office:value-type="float" office:value="11.8130565456809" table:style-name="ce1">
            <text:p>11.8130565456809</text:p>
          </table:table-cell>
          <table:table-cell office:value-type="float" office:value="5.62419455571624" table:style-name="ce1">
            <text:p>5.62419455571624</text:p>
          </table:table-cell>
          <table:table-cell office:value-type="float" office:value="9.25420097589219" table:style-name="ce1">
            <text:p>9.25420097589219</text:p>
          </table:table-cell>
          <table:table-cell office:value-type="float" office:value="5.56534816296504" table:style-name="ce1">
            <text:p>5.56534816296504</text:p>
          </table:table-cell>
          <table:table-cell office:value-type="float" office:value="7.30616053117626" table:style-name="ce1">
            <text:p>7.30616053117626</text:p>
          </table:table-cell>
          <table:table-cell office:value-type="float" office:value="6.29137617643833" table:style-name="ce1">
            <text:p>6.29137617643833</text:p>
          </table:table-cell>
          <table:table-cell office:value-type="float" office:value="12.033838891752" table:style-name="ce1">
            <text:p>12.033838891752</text:p>
          </table:table-cell>
          <table:table-cell office:value-type="float" office:value="12.3155926624551" table:style-name="ce1">
            <text:p>12.3155926624551</text:p>
          </table:table-cell>
        </table:table-row>
        <table:table-row table:style-name="ro1">
          <table:table-cell office:value-type="string" table:style-name="ce1">
            <text:p>Rodrigo Mo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8-247</text:p>
          </table:table-cell>
          <table:table-cell office:value-type="float" office:value="7.2" table:style-name="ce1">
            <text:p>7.2</text:p>
          </table:table-cell>
          <table:table-cell office:value-type="float" office:value="9.33420313135577" table:style-name="ce1">
            <text:p>9.33420313135577</text:p>
          </table:table-cell>
          <table:table-cell office:value-type="float" office:value="7.06320917623822" table:style-name="ce1">
            <text:p>7.06320917623822</text:p>
          </table:table-cell>
          <table:table-cell office:value-type="float" office:value="10.2358596984825" table:style-name="ce1">
            <text:p>10.2358596984825</text:p>
          </table:table-cell>
          <table:table-cell office:value-type="float" office:value="7.18755610610766" table:style-name="ce1">
            <text:p>7.18755610610766</text:p>
          </table:table-cell>
          <table:table-cell office:value-type="float" office:value="10.9466845711792" table:style-name="ce1">
            <text:p>10.9466845711792</text:p>
          </table:table-cell>
          <table:table-cell office:value-type="float" office:value="8.23894542528669" table:style-name="ce1">
            <text:p>8.23894542528669</text:p>
          </table:table-cell>
          <table:table-cell office:value-type="float" office:value="11.4948559752866" table:style-name="ce1">
            <text:p>11.4948559752866</text:p>
          </table:table-cell>
          <table:table-cell office:value-type="float" office:value="8.04125789117274" table:style-name="ce1">
            <text:p>8.04125789117274</text:p>
          </table:table-cell>
          <table:table-cell office:value-type="float" office:value="8.4610156983765" table:style-name="ce1">
            <text:p>8.4610156983765</text:p>
          </table:table-cell>
          <table:table-cell office:value-type="float" office:value="7.41445877773629" table:style-name="ce1">
            <text:p>7.41445877773629</text:p>
          </table:table-cell>
          <table:table-cell office:value-type="float" office:value="7.15415058892518" table:style-name="ce1">
            <text:p>7.15415058892518</text:p>
          </table:table-cell>
        </table:table-row>
        <table:table-row table:style-name="ro1">
          <table:table-cell office:value-type="string" table:style-name="ce1">
            <text:p>Paulo Mo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24</text:p>
          </table:table-cell>
          <table:table-cell office:value-type="float" office:value="14.9" table:style-name="ce1">
            <text:p>14.9</text:p>
          </table:table-cell>
          <table:table-cell office:value-type="float" office:value="7.34274169962623" table:style-name="ce1">
            <text:p>7.34274169962623</text:p>
          </table:table-cell>
          <table:table-cell office:value-type="float" office:value="9.96585840808568" table:style-name="ce1">
            <text:p>9.96585840808568</text:p>
          </table:table-cell>
          <table:table-cell office:value-type="float" office:value="7.08280299306241" table:style-name="ce1">
            <text:p>7.08280299306241</text:p>
          </table:table-cell>
          <table:table-cell office:value-type="float" office:value="9.47974562001886" table:style-name="ce1">
            <text:p>9.47974562001886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8.23894542528669" table:style-name="ce1">
            <text:p>8.23894542528669</text:p>
          </table:table-cell>
          <table:table-cell office:value-type="float" office:value="6.75097287498592" table:style-name="ce1">
            <text:p>6.75097287498592</text:p>
          </table:table-cell>
          <table:table-cell office:value-type="float" office:value="6.97249501528978" table:style-name="ce1">
            <text:p>6.97249501528978</text:p>
          </table:table-cell>
          <table:table-cell office:value-type="float" office:value="8.6033169617428" table:style-name="ce1">
            <text:p>8.6033169617428</text:p>
          </table:table-cell>
          <table:table-cell office:value-type="float" office:value="10.5904602849455" table:style-name="ce1">
            <text:p>10.5904602849455</text:p>
          </table:table-cell>
          <table:table-cell office:value-type="float" office:value="9.26123352008805" table:style-name="ce1">
            <text:p>9.26123352008805</text:p>
          </table:table-cell>
        </table:table-row>
        <table:table-row table:style-name="ro1">
          <table:table-cell office:value-type="string" table:style-name="ce1">
            <text:p>Hidemasa Mori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242</text:p>
          </table:table-cell>
          <table:table-cell office:value-type="float" office:value="7.3" table:style-name="ce1">
            <text:p>7.3</text:p>
          </table:table-cell>
          <table:table-cell office:value-type="float" office:value="7.9027787179063" table:style-name="ce1">
            <text:p>7.9027787179063</text:p>
          </table:table-cell>
          <table:table-cell office:value-type="float" office:value="9.41996241701563" table:style-name="ce1">
            <text:p>9.41996241701563</text:p>
          </table:table-cell>
          <table:table-cell office:value-type="float" office:value="8.39627598718906" table:style-name="ce1">
            <text:p>8.39627598718906</text:p>
          </table:table-cell>
          <table:table-cell office:value-type="float" office:value="10.3004582974482" table:style-name="ce1">
            <text:p>10.3004582974482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5.42947545666572" table:style-name="ce1">
            <text:p>5.42947545666572</text:p>
          </table:table-cell>
          <table:table-cell office:value-type="float" office:value="7.20567642353539" table:style-name="ce1">
            <text:p>7.20567642353539</text:p>
          </table:table-cell>
          <table:table-cell office:value-type="float" office:value="6.06297541807058" table:style-name="ce1">
            <text:p>6.06297541807058</text:p>
          </table:table-cell>
          <table:table-cell office:value-type="float" office:value="5.79936069808007" table:style-name="ce1">
            <text:p>5.79936069808007</text:p>
          </table:table-cell>
          <table:table-cell office:value-type="float" office:value="8.84183382683528" table:style-name="ce1">
            <text:p>8.84183382683528</text:p>
          </table:table-cell>
          <table:table-cell office:value-type="float" office:value="7.74976512581803" table:style-name="ce1">
            <text:p>7.74976512581803</text:p>
          </table:table-cell>
        </table:table-row>
        <table:table-row table:style-name="ro1">
          <table:table-cell office:value-type="string" table:style-name="ce1">
            <text:p>João Moutinh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9-121</text:p>
          </table:table-cell>
          <table:table-cell office:value-type="float" office:value="10.6" table:style-name="ce1">
            <text:p>10.6</text:p>
          </table:table-cell>
          <table:table-cell office:value-type="float" office:value="7.50593007949171" table:style-name="ce1">
            <text:p>7.50593007949171</text:p>
          </table:table-cell>
          <table:table-cell office:value-type="float" office:value="14.8653168730199" table:style-name="ce1">
            <text:p>14.8653168730199</text:p>
          </table:table-cell>
          <table:table-cell office:value-type="float" office:value="8.15254751958317" table:style-name="ce1">
            <text:p>8.15254751958317</text:p>
          </table:table-cell>
          <table:table-cell office:value-type="float" office:value="13.8561152488493" table:style-name="ce1">
            <text:p>13.8561152488493</text:p>
          </table:table-cell>
          <table:table-cell office:value-type="float" office:value="11.9742080998867" table:style-name="ce1">
            <text:p>11.9742080998867</text:p>
          </table:table-cell>
          <table:table-cell office:value-type="float" office:value="4.80299741961022" table:style-name="ce1">
            <text:p>4.80299741961022</text:p>
          </table:table-cell>
          <table:table-cell office:value-type="float" office:value="8.15033385286132" table:style-name="ce1">
            <text:p>8.15033385286132</text:p>
          </table:table-cell>
          <table:table-cell office:value-type="float" office:value="7.8429796880153" table:style-name="ce1">
            <text:p>7.8429796880153</text:p>
          </table:table-cell>
          <table:table-cell office:value-type="float" office:value="9.60354068774755" table:style-name="ce1">
            <text:p>9.60354068774755</text:p>
          </table:table-cell>
          <table:table-cell office:value-type="float" office:value="9.36050211331525" table:style-name="ce1">
            <text:p>9.36050211331525</text:p>
          </table:table-cell>
          <table:table-cell office:value-type="float" office:value="6.68716239533893" table:style-name="ce1">
            <text:p>6.68716239533893</text:p>
          </table:table-cell>
        </table:table-row>
        <table:table-row table:style-name="ro1">
          <table:table-cell office:value-type="string" table:style-name="ce1">
            <text:p>Oumar Ngom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04</text:p>
          </table:table-cell>
          <table:table-cell office:value-type="float" office:value="9.2" table:style-name="ce1">
            <text:p>9.2</text:p>
          </table:table-cell>
          <table:table-cell office:value-type="float" office:value="7.02084125492163" table:style-name="ce1">
            <text:p>7.02084125492163</text:p>
          </table:table-cell>
          <table:table-cell office:value-type="float" office:value="9.13836246351185" table:style-name="ce1">
            <text:p>9.13836246351185</text:p>
          </table:table-cell>
          <table:table-cell office:value-type="float" office:value="7.43330099551669" table:style-name="ce1">
            <text:p>7.43330099551669</text:p>
          </table:table-cell>
          <table:table-cell office:value-type="float" office:value="6.89688856679836" table:style-name="ce1">
            <text:p>6.89688856679836</text:p>
          </table:table-cell>
          <table:table-cell office:value-type="float" office:value="7.10599033056091" table:style-name="ce1">
            <text:p>7.10599033056091</text:p>
          </table:table-cell>
          <table:table-cell office:value-type="float" office:value="9.25420097589219" table:style-name="ce1">
            <text:p>9.25420097589219</text:p>
          </table:table-cell>
          <table:table-cell office:value-type="float" office:value="6.22560771763696" table:style-name="ce1">
            <text:p>6.22560771763696</text:p>
          </table:table-cell>
          <table:table-cell office:value-type="float" office:value="6.5544991682589" table:style-name="ce1">
            <text:p>6.5544991682589</text:p>
          </table:table-cell>
          <table:table-cell office:value-type="float" office:value="7.2080227379451" table:style-name="ce1">
            <text:p>7.2080227379451</text:p>
          </table:table-cell>
          <table:table-cell office:value-type="float" office:value="9.98020987531499" table:style-name="ce1">
            <text:p>9.98020987531499</text:p>
          </table:table-cell>
          <table:table-cell office:value-type="float" office:value="12.9585330166405" table:style-name="ce1">
            <text:p>12.9585330166405</text:p>
          </table:table-cell>
        </table:table-row>
        <table:table-row table:style-name="ro1">
          <table:table-cell office:value-type="string" table:style-name="ce1">
            <text:p>Renato Nhag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8-286</text:p>
          </table:table-cell>
          <table:table-cell office:value-type="float" office:value="11" table:style-name="ce1">
            <text:p>11</text:p>
          </table:table-cell>
          <table:table-cell office:value-type="float" office:value="7.27786664751199" table:style-name="ce1">
            <text:p>7.27786664751199</text:p>
          </table:table-cell>
          <table:table-cell office:value-type="float" office:value="8.17890695677871" table:style-name="ce1">
            <text:p>8.17890695677871</text:p>
          </table:table-cell>
          <table:table-cell office:value-type="float" office:value="6.51627094022973" table:style-name="ce1">
            <text:p>6.51627094022973</text:p>
          </table:table-cell>
          <table:table-cell office:value-type="float" office:value="7.48341520232865" table:style-name="ce1">
            <text:p>7.48341520232865</text:p>
          </table:table-cell>
          <table:table-cell office:value-type="float" office:value="7.91122550232185" table:style-name="ce1">
            <text:p>7.91122550232185</text:p>
          </table:table-cell>
          <table:table-cell office:value-type="float" office:value="11.8890793274071" table:style-name="ce1">
            <text:p>11.8890793274071</text:p>
          </table:table-cell>
          <table:table-cell office:value-type="float" office:value="7.9584418130993" table:style-name="ce1">
            <text:p>7.9584418130993</text:p>
          </table:table-cell>
          <table:table-cell office:value-type="float" office:value="6.87847918539498" table:style-name="ce1">
            <text:p>6.87847918539498</text:p>
          </table:table-cell>
          <table:table-cell office:value-type="float" office:value="9.31788176207375" table:style-name="ce1">
            <text:p>9.31788176207375</text:p>
          </table:table-cell>
          <table:table-cell office:value-type="float" office:value="9.56770104010199" table:style-name="ce1">
            <text:p>9.56770104010199</text:p>
          </table:table-cell>
          <table:table-cell office:value-type="float" office:value="10.8069400739679" table:style-name="ce1">
            <text:p>10.8069400739679</text:p>
          </table:table-cell>
        </table:table-row>
        <table:table-row table:style-name="ro1">
          <table:table-cell office:value-type="string" table:style-name="ce1">
            <text:p>Andreas Nto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339</text:p>
          </table:table-cell>
          <table:table-cell office:value-type="float" office:value="13.7" table:style-name="ce1">
            <text:p>13.7</text:p>
          </table:table-cell>
          <table:table-cell office:value-type="float" office:value="6.41321895379586" table:style-name="ce1">
            <text:p>6.41321895379586</text:p>
          </table:table-cell>
          <table:table-cell office:value-type="float" office:value="9.90710839824965" table:style-name="ce1">
            <text:p>9.90710839824965</text:p>
          </table:table-cell>
          <table:table-cell office:value-type="float" office:value="6.73999862655142" table:style-name="ce1">
            <text:p>6.73999862655142</text:p>
          </table:table-cell>
          <table:table-cell office:value-type="float" office:value="8.03689758278423" table:style-name="ce1">
            <text:p>8.03689758278423</text:p>
          </table:table-cell>
          <table:table-cell office:value-type="float" office:value="6.33975894615157" table:style-name="ce1">
            <text:p>6.33975894615157</text:p>
          </table:table-cell>
          <table:table-cell office:value-type="float" office:value="9.25420097589219" table:style-name="ce1">
            <text:p>9.25420097589219</text:p>
          </table:table-cell>
          <table:table-cell office:value-type="float" office:value="5.48634507747582" table:style-name="ce1">
            <text:p>5.48634507747582</text:p>
          </table:table-cell>
          <table:table-cell office:value-type="float" office:value="6.06297541807058" table:style-name="ce1">
            <text:p>6.06297541807058</text:p>
          </table:table-cell>
          <table:table-cell office:value-type="float" office:value="5.91995426442922" table:style-name="ce1">
            <text:p>5.91995426442922</text:p>
          </table:table-cell>
          <table:table-cell office:value-type="float" office:value="13.1435296416856" table:style-name="ce1">
            <text:p>13.1435296416856</text:p>
          </table:table-cell>
          <table:table-cell office:value-type="float" office:value="7.02907327506257" table:style-name="ce1">
            <text:p>7.02907327506257</text:p>
          </table:table-cell>
        </table:table-row>
        <table:table-row table:style-name="ro1">
          <table:table-cell office:value-type="string" table:style-name="ce1">
            <text:p>Matheus Pe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17</text:p>
          </table:table-cell>
          <table:table-cell office:value-type="float" office:value="8" table:style-name="ce1">
            <text:p>8</text:p>
          </table:table-cell>
          <table:table-cell office:value-type="float" office:value="7.46500327905752" table:style-name="ce1">
            <text:p>7.46500327905752</text:p>
          </table:table-cell>
          <table:table-cell office:value-type="float" office:value="6.9800647223084" table:style-name="ce1">
            <text:p>6.9800647223084</text:p>
          </table:table-cell>
          <table:table-cell office:value-type="float" office:value="7.79030932755699" table:style-name="ce1">
            <text:p>7.79030932755699</text:p>
          </table:table-cell>
          <table:table-cell office:value-type="float" office:value="6.80126922317331" table:style-name="ce1">
            <text:p>6.80126922317331</text:p>
          </table:table-cell>
          <table:table-cell office:value-type="float" office:value="8.18585972151245" table:style-name="ce1">
            <text:p>8.18585972151245</text:p>
          </table:table-cell>
          <table:table-cell office:value-type="float" office:value="6.3737532793353" table:style-name="ce1">
            <text:p>6.3737532793353</text:p>
          </table:table-cell>
          <table:table-cell office:value-type="float" office:value="9.99725596216272" table:style-name="ce1">
            <text:p>9.99725596216272</text:p>
          </table:table-cell>
          <table:table-cell office:value-type="float" office:value="7.21012972944252" table:style-name="ce1">
            <text:p>7.21012972944252</text:p>
          </table:table-cell>
          <table:table-cell office:value-type="float" office:value="6.54657513749928" table:style-name="ce1">
            <text:p>6.54657513749928</text:p>
          </table:table-cell>
          <table:table-cell office:value-type="float" office:value="9.04925278363804" table:style-name="ce1">
            <text:p>9.04925278363804</text:p>
          </table:table-cell>
          <table:table-cell office:value-type="float" office:value="12.5274236219165" table:style-name="ce1">
            <text:p>12.5274236219165</text:p>
          </table:table-cell>
        </table:table-row>
        <table:table-row table:style-name="ro1">
          <table:table-cell office:value-type="string" table:style-name="ce1">
            <text:p>Sebastián Pérez Cardon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284</text:p>
          </table:table-cell>
          <table:table-cell office:value-type="float" office:value="10.8" table:style-name="ce1">
            <text:p>10.8</text:p>
          </table:table-cell>
          <table:table-cell office:value-type="float" office:value="6.36770965753643" table:style-name="ce1">
            <text:p>6.36770965753643</text:p>
          </table:table-cell>
          <table:table-cell office:value-type="float" office:value="9.62707073638858" table:style-name="ce1">
            <text:p>9.62707073638858</text:p>
          </table:table-cell>
          <table:table-cell office:value-type="float" office:value="5.66571713157946" table:style-name="ce1">
            <text:p>5.66571713157946</text:p>
          </table:table-cell>
          <table:table-cell office:value-type="float" office:value="8.39475060558853" table:style-name="ce1">
            <text:p>8.39475060558853</text:p>
          </table:table-cell>
          <table:table-cell office:value-type="float" office:value="5.62419455571624" table:style-name="ce1">
            <text:p>5.62419455571624</text:p>
          </table:table-cell>
          <table:table-cell office:value-type="float" office:value="6.5948630706559" table:style-name="ce1">
            <text:p>6.5948630706559</text:p>
          </table:table-cell>
          <table:table-cell office:value-type="float" office:value="5.48634507747582" table:style-name="ce1">
            <text:p>5.48634507747582</text:p>
          </table:table-cell>
          <table:table-cell office:value-type="float" office:value="6.06297541807058" table:style-name="ce1">
            <text:p>6.06297541807058</text:p>
          </table:table-cell>
          <table:table-cell office:value-type="float" office:value="5.68044021425392" table:style-name="ce1">
            <text:p>5.68044021425392</text:p>
          </table:table-cell>
          <table:table-cell office:value-type="float" office:value="9.77435601864773" table:style-name="ce1">
            <text:p>9.77435601864773</text:p>
          </table:table-cell>
          <table:table-cell office:value-type="float" office:value="11.2140068834289" table:style-name="ce1">
            <text:p>11.2140068834289</text:p>
          </table:table-cell>
        </table:table-row>
        <table:table-row table:style-name="ro1">
          <table:table-cell office:value-type="string" table:style-name="ce1">
            <text:p>Richard Rí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219</text:p>
          </table:table-cell>
          <table:table-cell office:value-type="float" office:value="15.2" table:style-name="ce1">
            <text:p>15.2</text:p>
          </table:table-cell>
          <table:table-cell office:value-type="float" office:value="7.30216705521959" table:style-name="ce1">
            <text:p>7.30216705521959</text:p>
          </table:table-cell>
          <table:table-cell office:value-type="float" office:value="12.8547316347847" table:style-name="ce1">
            <text:p>12.8547316347847</text:p>
          </table:table-cell>
          <table:table-cell office:value-type="float" office:value="7.5516417892185" table:style-name="ce1">
            <text:p>7.5516417892185</text:p>
          </table:table-cell>
          <table:table-cell office:value-type="float" office:value="12.1326574177076" table:style-name="ce1">
            <text:p>12.1326574177076</text:p>
          </table:table-cell>
          <table:table-cell office:value-type="float" office:value="10.4073871339458" table:style-name="ce1">
            <text:p>10.4073871339458</text:p>
          </table:table-cell>
          <table:table-cell office:value-type="float" office:value="12.0773158596772" table:style-name="ce1">
            <text:p>12.0773158596772</text:p>
          </table:table-cell>
          <table:table-cell office:value-type="float" office:value="10.3813052214578" table:style-name="ce1">
            <text:p>10.3813052214578</text:p>
          </table:table-cell>
          <table:table-cell office:value-type="float" office:value="8.24082582146008" table:style-name="ce1">
            <text:p>8.24082582146008</text:p>
          </table:table-cell>
          <table:table-cell office:value-type="float" office:value="9.88808099713101" table:style-name="ce1">
            <text:p>9.88808099713101</text:p>
          </table:table-cell>
          <table:table-cell office:value-type="float" office:value="12.4784853846683" table:style-name="ce1">
            <text:p>12.4784853846683</text:p>
          </table:table-cell>
          <table:table-cell office:value-type="float" office:value="10.778525828733" table:style-name="ce1">
            <text:p>10.778525828733</text:p>
          </table:table-cell>
        </table:table-row>
        <table:table-row table:style-name="ro1">
          <table:table-cell office:value-type="string" table:style-name="ce1">
            <text:p>Juan Rodrígu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9-286</text:p>
          </table:table-cell>
          <table:table-cell office:value-type="float" office:value="11" table:style-name="ce1">
            <text:p>11</text:p>
          </table:table-cell>
          <table:table-cell office:value-type="float" office:value="6.91762855615641" table:style-name="ce1">
            <text:p>6.91762855615641</text:p>
          </table:table-cell>
          <table:table-cell office:value-type="float" office:value="8.76792916294806" table:style-name="ce1">
            <text:p>8.76792916294806</text:p>
          </table:table-cell>
          <table:table-cell office:value-type="float" office:value="6.40595990075269" table:style-name="ce1">
            <text:p>6.40595990075269</text:p>
          </table:table-cell>
          <table:table-cell office:value-type="float" office:value="9.11755108632425" table:style-name="ce1">
            <text:p>9.11755108632425</text:p>
          </table:table-cell>
          <table:table-cell office:value-type="float" office:value="6.59004894189984" table:style-name="ce1">
            <text:p>6.59004894189984</text:p>
          </table:table-cell>
          <table:table-cell office:value-type="float" office:value="9.25420097589219" table:style-name="ce1">
            <text:p>9.25420097589219</text:p>
          </table:table-cell>
          <table:table-cell office:value-type="float" office:value="6.39805578049998" table:style-name="ce1">
            <text:p>6.39805578049998</text:p>
          </table:table-cell>
          <table:table-cell office:value-type="float" office:value="6.46346868674023" table:style-name="ce1">
            <text:p>6.46346868674023</text:p>
          </table:table-cell>
          <table:table-cell office:value-type="float" office:value="5.79936069808007" table:style-name="ce1">
            <text:p>5.79936069808007</text:p>
          </table:table-cell>
          <table:table-cell office:value-type="float" office:value="10.4896913086552" table:style-name="ce1">
            <text:p>10.4896913086552</text:p>
          </table:table-cell>
          <table:table-cell office:value-type="float" office:value="10.8069400739679" table:style-name="ce1">
            <text:p>10.8069400739679</text:p>
          </table:table-cell>
        </table:table-row>
        <table:table-row table:style-name="ro1">
          <table:table-cell office:value-type="string" table:style-name="ce1">
            <text:p>Pablo Rosar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9-000</text:p>
          </table:table-cell>
          <table:table-cell office:value-type="float" office:value="8.4" table:style-name="ce1">
            <text:p>8.4</text:p>
          </table:table-cell>
          <table:table-cell office:value-type="float" office:value="6.4360434527356" table:style-name="ce1">
            <text:p>6.4360434527356</text:p>
          </table:table-cell>
          <table:table-cell office:value-type="float" office:value="9.8188374451708" table:style-name="ce1">
            <text:p>9.8188374451708</text:p>
          </table:table-cell>
          <table:table-cell office:value-type="float" office:value="6.18861155170833" table:style-name="ce1">
            <text:p>6.18861155170833</text:p>
          </table:table-cell>
          <table:table-cell office:value-type="float" office:value="9.53141204395487" table:style-name="ce1">
            <text:p>9.53141204395487</text:p>
          </table:table-cell>
          <table:table-cell office:value-type="float" office:value="7.37073434151156" table:style-name="ce1">
            <text:p>7.37073434151156</text:p>
          </table:table-cell>
          <table:table-cell office:value-type="float" office:value="7.62802524961524" table:style-name="ce1">
            <text:p>7.62802524961524</text:p>
          </table:table-cell>
          <table:table-cell office:value-type="float" office:value="6.66178361451081" table:style-name="ce1">
            <text:p>6.66178361451081</text:p>
          </table:table-cell>
          <table:table-cell office:value-type="float" office:value="6.60027775916214" table:style-name="ce1">
            <text:p>6.60027775916214</text:p>
          </table:table-cell>
          <table:table-cell office:value-type="float" office:value="7.34384645491914" table:style-name="ce1">
            <text:p>7.34384645491914</text:p>
          </table:table-cell>
          <table:table-cell office:value-type="float" office:value="10.6907846718107" table:style-name="ce1">
            <text:p>10.6907846718107</text:p>
          </table:table-cell>
          <table:table-cell office:value-type="float" office:value="10.3043337268426" table:style-name="ce1">
            <text:p>10.3043337268426</text:p>
          </table:table-cell>
        </table:table-row>
        <table:table-row table:style-name="ro1">
          <table:table-cell office:value-type="string" table:style-name="ce1">
            <text:p>Gustavo sá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57</text:p>
          </table:table-cell>
          <table:table-cell office:value-type="float" office:value="16.3" table:style-name="ce1">
            <text:p>16.3</text:p>
          </table:table-cell>
          <table:table-cell office:value-type="float" office:value="9.50449425472627" table:style-name="ce1">
            <text:p>9.50449425472627</text:p>
          </table:table-cell>
          <table:table-cell office:value-type="float" office:value="10.5045281163488" table:style-name="ce1">
            <text:p>10.5045281163488</text:p>
          </table:table-cell>
          <table:table-cell office:value-type="float" office:value="10.1146043977423" table:style-name="ce1">
            <text:p>10.1146043977423</text:p>
          </table:table-cell>
          <table:table-cell office:value-type="float" office:value="13.1881092693752" table:style-name="ce1">
            <text:p>13.1881092693752</text:p>
          </table:table-cell>
          <table:table-cell office:value-type="float" office:value="12.6864718964801" table:style-name="ce1">
            <text:p>12.6864718964801</text:p>
          </table:table-cell>
          <table:table-cell office:value-type="float" office:value="5.42947545666572" table:style-name="ce1">
            <text:p>5.42947545666572</text:p>
          </table:table-cell>
          <table:table-cell office:value-type="float" office:value="14.4632437823611" table:style-name="ce1">
            <text:p>14.4632437823611</text:p>
          </table:table-cell>
          <table:table-cell office:value-type="float" office:value="8.39121053313393" table:style-name="ce1">
            <text:p>8.39121053313393</text:p>
          </table:table-cell>
          <table:table-cell office:value-type="float" office:value="14.0233999537048" table:style-name="ce1">
            <text:p>14.0233999537048</text:p>
          </table:table-cell>
          <table:table-cell office:value-type="float" office:value="10.4896913086552" table:style-name="ce1">
            <text:p>10.4896913086552</text:p>
          </table:table-cell>
          <table:table-cell office:value-type="float" office:value="6.79564901959347" table:style-name="ce1">
            <text:p>6.79564901959347</text:p>
          </table:table-cell>
        </table:table-row>
        <table:table-row table:style-name="ro1">
          <table:table-cell office:value-type="string" table:style-name="ce1">
            <text:p>Samu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261</text:p>
          </table:table-cell>
          <table:table-cell office:value-type="float" office:value="7.9" table:style-name="ce1">
            <text:p>7.9</text:p>
          </table:table-cell>
          <table:table-cell office:value-type="float" office:value="7.89444454166748" table:style-name="ce1">
            <text:p>7.89444454166748</text:p>
          </table:table-cell>
          <table:table-cell office:value-type="float" office:value="6.96625214337294" table:style-name="ce1">
            <text:p>6.96625214337294</text:p>
          </table:table-cell>
          <table:table-cell office:value-type="float" office:value="7.67066039842265" table:style-name="ce1">
            <text:p>7.67066039842265</text:p>
          </table:table-cell>
          <table:table-cell office:value-type="float" office:value="8.24096140433194" table:style-name="ce1">
            <text:p>8.24096140433194</text:p>
          </table:table-cell>
          <table:table-cell office:value-type="float" office:value="6.84560412887801" table:style-name="ce1">
            <text:p>6.84560412887801</text:p>
          </table:table-cell>
          <table:table-cell office:value-type="float" office:value="14.2552075952063" table:style-name="ce1">
            <text:p>14.2552075952063</text:p>
          </table:table-cell>
          <table:table-cell office:value-type="float" office:value="10.0936896219493" table:style-name="ce1">
            <text:p>10.0936896219493</text:p>
          </table:table-cell>
          <table:table-cell office:value-type="float" office:value="7.21012972944252" table:style-name="ce1">
            <text:p>7.21012972944252</text:p>
          </table:table-cell>
          <table:table-cell office:value-type="float" office:value="8.8887865495597" table:style-name="ce1">
            <text:p>8.8887865495597</text:p>
          </table:table-cell>
          <table:table-cell office:value-type="float" office:value="8.01842340730588" table:style-name="ce1">
            <text:p>8.01842340730588</text:p>
          </table:table-cell>
          <table:table-cell office:value-type="float" office:value="7.87958603632297" table:style-name="ce1">
            <text:p>7.87958603632297</text:p>
          </table:table-cell>
        </table:table-row>
        <table:table-row table:style-name="ro1">
          <table:table-cell office:value-type="string" table:style-name="ce1">
            <text:p>Pedro Sant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087</text:p>
          </table:table-cell>
          <table:table-cell office:value-type="float" office:value="7.7" table:style-name="ce1">
            <text:p>7.7</text:p>
          </table:table-cell>
          <table:table-cell office:value-type="float" office:value="7.97789967504175" table:style-name="ce1">
            <text:p>7.97789967504175</text:p>
          </table:table-cell>
          <table:table-cell office:value-type="float" office:value="10.9187603461753" table:style-name="ce1">
            <text:p>10.9187603461753</text:p>
          </table:table-cell>
          <table:table-cell office:value-type="float" office:value="5.76784914747189" table:style-name="ce1">
            <text:p>5.76784914747189</text:p>
          </table:table-cell>
          <table:table-cell office:value-type="float" office:value="10.5529668441154" table:style-name="ce1">
            <text:p>10.5529668441154</text:p>
          </table:table-cell>
          <table:table-cell office:value-type="float" office:value="6.33975894615157" table:style-name="ce1">
            <text:p>6.33975894615157</text:p>
          </table:table-cell>
          <table:table-cell office:value-type="float" office:value="7.62802524961524" table:style-name="ce1">
            <text:p>7.62802524961524</text:p>
          </table:table-cell>
          <table:table-cell office:value-type="float" office:value="5.97230395528228" table:style-name="ce1">
            <text:p>5.97230395528228</text:p>
          </table:table-cell>
          <table:table-cell office:value-type="float" office:value="6.06297541807058" table:style-name="ce1">
            <text:p>6.06297541807058</text:p>
          </table:table-cell>
          <table:table-cell office:value-type="float" office:value="5.56322799891798" table:style-name="ce1">
            <text:p>5.56322799891798</text:p>
          </table:table-cell>
          <table:table-cell office:value-type="float" office:value="7.61400503905945" table:style-name="ce1">
            <text:p>7.61400503905945</text:p>
          </table:table-cell>
          <table:table-cell office:value-type="float" office:value="9.71914960730055" table:style-name="ce1">
            <text:p>9.71914960730055</text:p>
          </table:table-cell>
        </table:table-row>
        <table:table-row table:style-name="ro1">
          <table:table-cell office:value-type="string" table:style-name="ce1">
            <text:p>Serginh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37</text:p>
          </table:table-cell>
          <table:table-cell office:value-type="float" office:value="12.5" table:style-name="ce1">
            <text:p>12.5</text:p>
          </table:table-cell>
          <table:table-cell office:value-type="float" office:value="8.11192293013301" table:style-name="ce1">
            <text:p>8.11192293013301</text:p>
          </table:table-cell>
          <table:table-cell office:value-type="float" office:value="9.3014369313681" table:style-name="ce1">
            <text:p>9.3014369313681</text:p>
          </table:table-cell>
          <table:table-cell office:value-type="float" office:value="10.2358596984825" table:style-name="ce1">
            <text:p>10.2358596984825</text:p>
          </table:table-cell>
          <table:table-cell office:value-type="float" office:value="10.096816406153" table:style-name="ce1">
            <text:p>10.096816406153</text:p>
          </table:table-cell>
          <table:table-cell office:value-type="float" office:value="7.91122550232185" table:style-name="ce1">
            <text:p>7.91122550232185</text:p>
          </table:table-cell>
          <table:table-cell office:value-type="float" office:value="8.33650160588323" table:style-name="ce1">
            <text:p>8.33650160588323</text:p>
          </table:table-cell>
          <table:table-cell office:value-type="float" office:value="8.15033385286132" table:style-name="ce1">
            <text:p>8.15033385286132</text:p>
          </table:table-cell>
          <table:table-cell office:value-type="float" office:value="7.54846671187466" table:style-name="ce1">
            <text:p>7.54846671187466</text:p>
          </table:table-cell>
          <table:table-cell office:value-type="float" office:value="13.7357692808353" table:style-name="ce1">
            <text:p>13.7357692808353</text:p>
          </table:table-cell>
          <table:table-cell office:value-type="float" office:value="8.73824650005513" table:style-name="ce1">
            <text:p>8.73824650005513</text:p>
          </table:table-cell>
          <table:table-cell office:value-type="float" office:value="9.36480257678756" table:style-name="ce1">
            <text:p>9.36480257678756</text:p>
          </table:table-cell>
        </table:table-row>
        <table:table-row table:style-name="ro1">
          <table:table-cell office:value-type="string" table:style-name="ce1">
            <text:p>David Simã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5-237</text:p>
          </table:table-cell>
          <table:table-cell office:value-type="float" office:value="7.3" table:style-name="ce1">
            <text:p>7.3</text:p>
          </table:table-cell>
          <table:table-cell office:value-type="float" office:value="8.00298404324659" table:style-name="ce1">
            <text:p>8.00298404324659</text:p>
          </table:table-cell>
          <table:table-cell office:value-type="float" office:value="9.39034013608106" table:style-name="ce1">
            <text:p>9.39034013608106</text:p>
          </table:table-cell>
          <table:table-cell office:value-type="float" office:value="6.73999862655142" table:style-name="ce1">
            <text:p>6.73999862655142</text:p>
          </table:table-cell>
          <table:table-cell office:value-type="float" office:value="9.27285029167665" table:style-name="ce1">
            <text:p>9.27285029167665</text:p>
          </table:table-cell>
          <table:table-cell office:value-type="float" office:value="6.09512708141236" table:style-name="ce1">
            <text:p>6.09512708141236</text:p>
          </table:table-cell>
          <table:table-cell office:value-type="float" office:value="11.8890793274071" table:style-name="ce1">
            <text:p>11.8890793274071</text:p>
          </table:table-cell>
          <table:table-cell office:value-type="float" office:value="5.72577462177709" table:style-name="ce1">
            <text:p>5.72577462177709</text:p>
          </table:table-cell>
          <table:table-cell office:value-type="float" office:value="6.69234939977866" table:style-name="ce1">
            <text:p>6.69234939977866</text:p>
          </table:table-cell>
          <table:table-cell office:value-type="float" office:value="5.68044021425392" table:style-name="ce1">
            <text:p>5.68044021425392</text:p>
          </table:table-cell>
          <table:table-cell office:value-type="float" office:value="7.91672570314284" table:style-name="ce1">
            <text:p>7.91672570314284</text:p>
          </table:table-cell>
          <table:table-cell office:value-type="float" office:value="6.44646811548509" table:style-name="ce1">
            <text:p>6.44646811548509</text:p>
          </table:table-cell>
        </table:table-row>
        <table:table-row table:style-name="ro1">
          <table:table-cell office:value-type="string" table:style-name="ce1">
            <text:p>Sphephelo Sithol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310</text:p>
          </table:table-cell>
          <table:table-cell office:value-type="float" office:value="10.1" table:style-name="ce1">
            <text:p>10.1</text:p>
          </table:table-cell>
          <table:table-cell office:value-type="float" office:value="6.4284301413586" table:style-name="ce1">
            <text:p>6.4284301413586</text:p>
          </table:table-cell>
          <table:table-cell office:value-type="float" office:value="8.35486097749185" table:style-name="ce1">
            <text:p>8.35486097749185</text:p>
          </table:table-cell>
          <table:table-cell office:value-type="float" office:value="5.66571713157946" table:style-name="ce1">
            <text:p>5.66571713157946</text:p>
          </table:table-cell>
          <table:table-cell office:value-type="float" office:value="8.18983181893688" table:style-name="ce1">
            <text:p>8.18983181893688</text:p>
          </table:table-cell>
          <table:table-cell office:value-type="float" office:value="8.46263447073389" table:style-name="ce1">
            <text:p>8.46263447073389</text:p>
          </table:table-cell>
          <table:table-cell office:value-type="float" office:value="5.73754915292586" table:style-name="ce1">
            <text:p>5.73754915292586</text:p>
          </table:table-cell>
          <table:table-cell office:value-type="float" office:value="7.11363439523564" table:style-name="ce1">
            <text:p>7.11363439523564</text:p>
          </table:table-cell>
          <table:table-cell office:value-type="float" office:value="6.50889534292417" table:style-name="ce1">
            <text:p>6.50889534292417</text:p>
          </table:table-cell>
          <table:table-cell office:value-type="float" office:value="7.07329081438022" table:style-name="ce1">
            <text:p>7.07329081438022</text:p>
          </table:table-cell>
          <table:table-cell office:value-type="float" office:value="9.15301914079193" table:style-name="ce1">
            <text:p>9.15301914079193</text:p>
          </table:table-cell>
          <table:table-cell office:value-type="float" office:value="6.74129316324318" table:style-name="ce1">
            <text:p>6.74129316324318</text:p>
          </table:table-cell>
        </table:table-row>
        <table:table-row table:style-name="ro1">
          <table:table-cell office:value-type="string" table:style-name="ce1">
            <text:p>Mateja Stjepanov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21</text:p>
          </table:table-cell>
          <table:table-cell office:value-type="float" office:value="14.8" table:style-name="ce1">
            <text:p>14.8</text:p>
          </table:table-cell>
          <table:table-cell office:value-type="float" office:value="6.24727784518941" table:style-name="ce1">
            <text:p>6.24727784518941</text:p>
          </table:table-cell>
          <table:table-cell office:value-type="float" office:value="11.8772951241121" table:style-name="ce1">
            <text:p>11.8772951241121</text:p>
          </table:table-cell>
          <table:table-cell office:value-type="float" office:value="6.73999862655142" table:style-name="ce1">
            <text:p>6.73999862655142</text:p>
          </table:table-cell>
          <table:table-cell office:value-type="float" office:value="9.27285029167665" table:style-name="ce1">
            <text:p>9.27285029167665</text:p>
          </table:table-cell>
          <table:table-cell office:value-type="float" office:value="6.59004894189984" table:style-name="ce1">
            <text:p>6.59004894189984</text:p>
          </table:table-cell>
          <table:table-cell office:value-type="float" office:value="7.62802524961524" table:style-name="ce1">
            <text:p>7.62802524961524</text:p>
          </table:table-cell>
          <table:table-cell office:value-type="float" office:value="5.80717717394564" table:style-name="ce1">
            <text:p>5.80717717394564</text:p>
          </table:table-cell>
          <table:table-cell office:value-type="float" office:value="6.69234939977866" table:style-name="ce1">
            <text:p>6.69234939977866</text:p>
          </table:table-cell>
          <table:table-cell office:value-type="float" office:value="5.91995426442922" table:style-name="ce1">
            <text:p>5.91995426442922</text:p>
          </table:table-cell>
          <table:table-cell office:value-type="float" office:value="10.4896913086552" table:style-name="ce1">
            <text:p>10.4896913086552</text:p>
          </table:table-cell>
          <table:table-cell office:value-type="float" office:value="10.0859611287396" table:style-name="ce1">
            <text:p>10.0859611287396</text:p>
          </table:table-cell>
        </table:table-row>
        <table:table-row table:style-name="ro1">
          <table:table-cell office:value-type="string" table:style-name="ce1">
            <text:p>Heorhiy Sudakov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128</text:p>
          </table:table-cell>
          <table:table-cell office:value-type="float" office:value="11.4" table:style-name="ce1">
            <text:p>11.4</text:p>
          </table:table-cell>
          <table:table-cell office:value-type="float" office:value="8.89953302569431" table:style-name="ce1">
            <text:p>8.89953302569431</text:p>
          </table:table-cell>
          <table:table-cell office:value-type="float" office:value="9.84827957003947" table:style-name="ce1">
            <text:p>9.84827957003947</text:p>
          </table:table-cell>
          <table:table-cell office:value-type="float" office:value="10.3566344618531" table:style-name="ce1">
            <text:p>10.3566344618531</text:p>
          </table:table-cell>
          <table:table-cell office:value-type="float" office:value="10.4017565590403" table:style-name="ce1">
            <text:p>10.4017565590403</text:p>
          </table:table-cell>
          <table:table-cell office:value-type="float" office:value="12.6864718964801" table:style-name="ce1">
            <text:p>12.6864718964801</text:p>
          </table:table-cell>
          <table:table-cell office:value-type="float" office:value="12.5530341969074" table:style-name="ce1">
            <text:p>12.5530341969074</text:p>
          </table:table-cell>
          <table:table-cell office:value-type="float" office:value="13.7825239762645" table:style-name="ce1">
            <text:p>13.7825239762645</text:p>
          </table:table-cell>
          <table:table-cell office:value-type="float" office:value="10.3546665368264" table:style-name="ce1">
            <text:p>10.3546665368264</text:p>
          </table:table-cell>
          <table:table-cell office:value-type="float" office:value="13.5345018613176" table:style-name="ce1">
            <text:p>13.5345018613176</text:p>
          </table:table-cell>
          <table:table-cell office:value-type="float" office:value="6.63909631228036" table:style-name="ce1">
            <text:p>6.63909631228036</text:p>
          </table:table-cell>
          <table:table-cell office:value-type="float" office:value="5.90481807381323" table:style-name="ce1">
            <text:p>5.90481807381323</text:p>
          </table:table-cell>
        </table:table-row>
        <table:table-row table:style-name="ro1">
          <table:table-cell office:value-type="string" table:style-name="ce1">
            <text:p>Nabil Touaiz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4-340</text:p>
          </table:table-cell>
          <table:table-cell office:value-type="float" office:value="15.3" table:style-name="ce1">
            <text:p>15.3</text:p>
          </table:table-cell>
          <table:table-cell office:value-type="float" office:value="7.29406319165242" table:style-name="ce1">
            <text:p>7.29406319165242</text:p>
          </table:table-cell>
          <table:table-cell office:value-type="float" office:value="10.7910992205114" table:style-name="ce1">
            <text:p>10.7910992205114</text:p>
          </table:table-cell>
          <table:table-cell office:value-type="float" office:value="11.9707221538091" table:style-name="ce1">
            <text:p>11.9707221538091</text:p>
          </table:table-cell>
          <table:table-cell office:value-type="float" office:value="8.60059097113675" table:style-name="ce1">
            <text:p>8.60059097113675</text:p>
          </table:table-cell>
          <table:table-cell office:value-type="float" office:value="14.612580451983" table:style-name="ce1">
            <text:p>14.612580451983</text:p>
          </table:table-cell>
          <table:table-cell office:value-type="float" office:value="7.69166002081413" table:style-name="ce1">
            <text:p>7.69166002081413</text:p>
          </table:table-cell>
          <table:table-cell office:value-type="float" office:value="15.3118424311854" table:style-name="ce1">
            <text:p>15.3118424311854</text:p>
          </table:table-cell>
          <table:table-cell office:value-type="float" office:value="6.37315627021642" table:style-name="ce1">
            <text:p>6.37315627021642</text:p>
          </table:table-cell>
          <table:table-cell office:value-type="float" office:value="5.79936069808007" table:style-name="ce1">
            <text:p>5.79936069808007</text:p>
          </table:table-cell>
          <table:table-cell office:value-type="float" office:value="12.303165911904" table:style-name="ce1">
            <text:p>12.303165911904</text:p>
          </table:table-cell>
          <table:table-cell office:value-type="float" office:value="7.36474142861643" table:style-name="ce1">
            <text:p>7.36474142861643</text:p>
          </table:table-cell>
        </table:table-row>
        <table:table-row table:style-name="ro1">
          <table:table-cell office:value-type="string" table:style-name="ce1">
            <text:p>Francisco Trincã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09</text:p>
          </table:table-cell>
          <table:table-cell office:value-type="float" office:value="16.5" table:style-name="ce1">
            <text:p>16.5</text:p>
          </table:table-cell>
          <table:table-cell office:value-type="float" office:value="11.0224063933503" table:style-name="ce1">
            <text:p>11.0224063933503</text:p>
          </table:table-cell>
          <table:table-cell office:value-type="float" office:value="12.3164827211661" table:style-name="ce1">
            <text:p>12.3164827211661</text:p>
          </table:table-cell>
          <table:table-cell office:value-type="float" office:value="17.0225173694282" table:style-name="ce1">
            <text:p>17.0225173694282</text:p>
          </table:table-cell>
          <table:table-cell office:value-type="float" office:value="15.0547284881848" table:style-name="ce1">
            <text:p>15.0547284881848</text:p>
          </table:table-cell>
          <table:table-cell office:value-type="float" office:value="16.8041295558139" table:style-name="ce1">
            <text:p>16.8041295558139</text:p>
          </table:table-cell>
          <table:table-cell office:value-type="float" office:value="7.31275792721682" table:style-name="ce1">
            <text:p>7.31275792721682</text:p>
          </table:table-cell>
          <table:table-cell office:value-type="float" office:value="16.5203650337825" table:style-name="ce1">
            <text:p>16.5203650337825</text:p>
          </table:table-cell>
          <table:table-cell office:value-type="float" office:value="10.502820975206" table:style-name="ce1">
            <text:p>10.502820975206</text:p>
          </table:table-cell>
          <table:table-cell office:value-type="float" office:value="14.9331751739523" table:style-name="ce1">
            <text:p>14.9331751739523</text:p>
          </table:table-cell>
          <table:table-cell office:value-type="float" office:value="8.53147852257622" table:style-name="ce1">
            <text:p>8.53147852257622</text:p>
          </table:table-cell>
          <table:table-cell office:value-type="float" office:value="8.09733891017463" table:style-name="ce1">
            <text:p>8.09733891017463</text:p>
          </table:table-cell>
        </table:table-row>
        <table:table-row table:style-name="ro1">
          <table:table-cell office:value-type="string" table:style-name="ce1">
            <text:p>Alan Varel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187</text:p>
          </table:table-cell>
          <table:table-cell office:value-type="float" office:value="13.1" table:style-name="ce1">
            <text:p>13.1</text:p>
          </table:table-cell>
          <table:table-cell office:value-type="float" office:value="7.29406319165242" table:style-name="ce1">
            <text:p>7.29406319165242</text:p>
          </table:table-cell>
          <table:table-cell office:value-type="float" office:value="12.008447530059" table:style-name="ce1">
            <text:p>12.008447530059</text:p>
          </table:table-cell>
          <table:table-cell office:value-type="float" office:value="7.5516417892185" table:style-name="ce1">
            <text:p>7.5516417892185</text:p>
          </table:table-cell>
          <table:table-cell office:value-type="float" office:value="12.0423308514003" table:style-name="ce1">
            <text:p>12.0423308514003</text:p>
          </table:table-cell>
          <table:table-cell office:value-type="float" office:value="6.84560412887801" table:style-name="ce1">
            <text:p>6.84560412887801</text:p>
          </table:table-cell>
          <table:table-cell office:value-type="float" office:value="12.3601575230733" table:style-name="ce1">
            <text:p>12.3601575230733</text:p>
          </table:table-cell>
          <table:table-cell office:value-type="float" office:value="6.39805578049998" table:style-name="ce1">
            <text:p>6.39805578049998</text:p>
          </table:table-cell>
          <table:table-cell office:value-type="float" office:value="7.45117777263086" table:style-name="ce1">
            <text:p>7.45117777263086</text:p>
          </table:table-cell>
          <table:table-cell office:value-type="float" office:value="7.89664543684531" table:style-name="ce1">
            <text:p>7.89664543684531</text:p>
          </table:table-cell>
          <table:table-cell office:value-type="float" office:value="8.2228249434173" table:style-name="ce1">
            <text:p>8.2228249434173</text:p>
          </table:table-cell>
          <table:table-cell office:value-type="float" office:value="6.09489211966874" table:style-name="ce1">
            <text:p>6.09489211966874</text:p>
          </table:table-cell>
        </table:table-row>
        <table:table-row table:style-name="ro1">
          <table:table-cell office:value-type="string" table:style-name="ce1">
            <text:p>Gabriel Veig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225</text:p>
          </table:table-cell>
          <table:table-cell office:value-type="float" office:value="7.9" table:style-name="ce1">
            <text:p>7.9</text:p>
          </table:table-cell>
          <table:table-cell office:value-type="float" office:value="9.3001199459345" table:style-name="ce1">
            <text:p>9.3001199459345</text:p>
          </table:table-cell>
          <table:table-cell office:value-type="float" office:value="7.54238274279574" table:style-name="ce1">
            <text:p>7.54238274279574</text:p>
          </table:table-cell>
          <table:table-cell office:value-type="float" office:value="14.053705774524" table:style-name="ce1">
            <text:p>14.053705774524</text:p>
          </table:table-cell>
          <table:table-cell office:value-type="float" office:value="7.83418758785659" table:style-name="ce1">
            <text:p>7.83418758785659</text:p>
          </table:table-cell>
          <table:table-cell office:value-type="float" office:value="7.91122550232185" table:style-name="ce1">
            <text:p>7.91122550232185</text:p>
          </table:table-cell>
          <table:table-cell office:value-type="float" office:value="7.39109442418149" table:style-name="ce1">
            <text:p>7.39109442418149</text:p>
          </table:table-cell>
          <table:table-cell office:value-type="float" office:value="10.4765309221943" table:style-name="ce1">
            <text:p>10.4765309221943</text:p>
          </table:table-cell>
          <table:table-cell office:value-type="float" office:value="10.4041454855082" table:style-name="ce1">
            <text:p>10.4041454855082</text:p>
          </table:table-cell>
          <table:table-cell office:value-type="float" office:value="9.17484532927195" table:style-name="ce1">
            <text:p>9.17484532927195</text:p>
          </table:table-cell>
          <table:table-cell office:value-type="float" office:value="7.21698741772422" table:style-name="ce1">
            <text:p>7.21698741772422</text:p>
          </table:table-cell>
          <table:table-cell office:value-type="float" office:value="7.60634272459938" table:style-name="ce1">
            <text:p>7.60634272459938</text:p>
          </table:table-cell>
        </table:table-row>
        <table:table-row table:style-name="ro1">
          <table:table-cell office:value-type="string" table:style-name="ce1">
            <text:p>Marious Vrousa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7-189</text:p>
          </table:table-cell>
          <table:table-cell office:value-type="float" office:value="13.6" table:style-name="ce1">
            <text:p>13.6</text:p>
          </table:table-cell>
          <table:table-cell office:value-type="float" office:value="7.64569260343591" table:style-name="ce1">
            <text:p>7.64569260343591</text:p>
          </table:table-cell>
          <table:table-cell office:value-type="float" office:value="10.7340914645399" table:style-name="ce1">
            <text:p>10.7340914645399</text:p>
          </table:table-cell>
          <table:table-cell office:value-type="float" office:value="8.15254751958317" table:style-name="ce1">
            <text:p>8.15254751958317</text:p>
          </table:table-cell>
          <table:table-cell office:value-type="float" office:value="8.29216032357464" table:style-name="ce1">
            <text:p>8.29216032357464</text:p>
          </table:table-cell>
          <table:table-cell office:value-type="float" office:value="13.7393856411926" table:style-name="ce1">
            <text:p>13.7393856411926</text:p>
          </table:table-cell>
          <table:table-cell office:value-type="float" office:value="8.97488102621867" table:style-name="ce1">
            <text:p>8.97488102621867</text:p>
          </table:table-cell>
          <table:table-cell office:value-type="float" office:value="12.683195268687" table:style-name="ce1">
            <text:p>12.683195268687</text:p>
          </table:table-cell>
          <table:table-cell office:value-type="float" office:value="10.0060039636648" table:style-name="ce1">
            <text:p>10.0060039636648</text:p>
          </table:table-cell>
          <table:table-cell office:value-type="float" office:value="7.89664543684531" table:style-name="ce1">
            <text:p>7.89664543684531</text:p>
          </table:table-cell>
          <table:table-cell office:value-type="float" office:value="15.3191785817494" table:style-name="ce1">
            <text:p>15.3191785817494</text:p>
          </table:table-cell>
          <table:table-cell office:value-type="float" office:value="11.0327196795547" table:style-name="ce1">
            <text:p>11.0327196795547</text:p>
          </table:table-cell>
        </table:table-row>
        <table:table-row table:style-name="ro1">
          <table:table-cell office:value-type="string" table:style-name="ce1">
            <text:p>Rodrigo Zalaza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148</text:p>
          </table:table-cell>
          <table:table-cell office:value-type="float" office:value="11.4" table:style-name="ce1">
            <text:p>11.4</text:p>
          </table:table-cell>
          <table:table-cell office:value-type="float" office:value="8.90805130322184" table:style-name="ce1">
            <text:p>8.90805130322184</text:p>
          </table:table-cell>
          <table:table-cell office:value-type="float" office:value="10.5765186336188" table:style-name="ce1">
            <text:p>10.5765186336188</text:p>
          </table:table-cell>
          <table:table-cell office:value-type="float" office:value="11.8614659750974" table:style-name="ce1">
            <text:p>11.8614659750974</text:p>
          </table:table-cell>
          <table:table-cell office:value-type="float" office:value="10.7032053940431" table:style-name="ce1">
            <text:p>10.7032053940431</text:p>
          </table:table-cell>
          <table:table-cell office:value-type="float" office:value="13.7393856411926" table:style-name="ce1">
            <text:p>13.7393856411926</text:p>
          </table:table-cell>
          <table:table-cell office:value-type="float" office:value="8.12545025325659" table:style-name="ce1">
            <text:p>8.12545025325659</text:p>
          </table:table-cell>
          <table:table-cell office:value-type="float" office:value="16.5588912828843" table:style-name="ce1">
            <text:p>16.5588912828843</text:p>
          </table:table-cell>
          <table:table-cell office:value-type="float" office:value="9.45219950453192" table:style-name="ce1">
            <text:p>9.45219950453192</text:p>
          </table:table-cell>
          <table:table-cell office:value-type="float" office:value="16.8111656224846" table:style-name="ce1">
            <text:p>16.8111656224846</text:p>
          </table:table-cell>
          <table:table-cell office:value-type="float" office:value="6.63909631228036" table:style-name="ce1">
            <text:p>6.63909631228036</text:p>
          </table:table-cell>
          <table:table-cell office:value-type="float" office:value="6.60639728805159" table:style-name="ce1">
            <text:p>6.60639728805159</text:p>
          </table:table-cell>
        </table:table-row>
        <table:table-row table:style-name="ro1">
          <table:table-cell office:value-type="string" table:style-name="ce1">
            <text:p>Lawrence Agyekum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2-045</text:p>
          </table:table-cell>
          <table:table-cell office:value-type="float" office:value="13.8" table:style-name="ce1">
            <text:p>13.8</text:p>
          </table:table-cell>
          <table:table-cell office:value-type="float" office:value="7.19688780193504" table:style-name="ce1">
            <text:p>7.19688780193504</text:p>
          </table:table-cell>
          <table:table-cell office:value-type="float" office:value="8.12569829772693" table:style-name="ce1">
            <text:p>8.12569829772693</text:p>
          </table:table-cell>
          <table:table-cell office:value-type="float" office:value="12.0649827180027" table:style-name="ce1">
            <text:p>12.0649827180027</text:p>
          </table:table-cell>
          <table:table-cell office:value-type="float" office:value="8.74535985405977" table:style-name="ce1">
            <text:p>8.74535985405977</text:p>
          </table:table-cell>
          <table:table-cell office:value-type="float" office:value="10.1215495629403" table:style-name="ce1">
            <text:p>10.1215495629403</text:p>
          </table:table-cell>
          <table:table-cell office:value-type="float" office:value="9.24356396327622" table:style-name="ce1">
            <text:p>9.24356396327622</text:p>
          </table:table-cell>
          <table:table-cell office:value-type="float" office:value="11.8348484744928" table:style-name="ce1">
            <text:p>11.8348484744928</text:p>
          </table:table-cell>
          <table:table-cell office:value-type="float" office:value="7.73549260470667" table:style-name="ce1">
            <text:p>7.73549260470667</text:p>
          </table:table-cell>
          <table:table-cell office:value-type="float" office:value="7.33540525209739" table:style-name="ce1">
            <text:p>7.33540525209739</text:p>
          </table:table-cell>
          <table:table-cell office:value-type="float" office:value="13.0486716852144" table:style-name="ce1">
            <text:p>13.0486716852144</text:p>
          </table:table-cell>
          <table:table-cell office:value-type="float" office:value="8.16087441209991" table:style-name="ce1">
            <text:p>8.16087441209991</text:p>
          </table:table-cell>
        </table:table-row>
        <table:table-row table:style-name="ro1">
          <table:table-cell office:value-type="string" table:style-name="ce1">
            <text:p>Bilal Bafdil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57</text:p>
          </table:table-cell>
          <table:table-cell office:value-type="float" office:value="8.5" table:style-name="ce1">
            <text:p>8.5</text:p>
          </table:table-cell>
          <table:table-cell office:value-type="float" office:value="8.10259888078803" table:style-name="ce1">
            <text:p>8.10259888078803</text:p>
          </table:table-cell>
          <table:table-cell office:value-type="float" office:value="7.02735688363432" table:style-name="ce1">
            <text:p>7.02735688363432</text:p>
          </table:table-cell>
          <table:table-cell office:value-type="float" office:value="10.8214796871434" table:style-name="ce1">
            <text:p>10.8214796871434</text:p>
          </table:table-cell>
          <table:table-cell office:value-type="float" office:value="7.87566210752154" table:style-name="ce1">
            <text:p>7.87566210752154</text:p>
          </table:table-cell>
          <table:table-cell office:value-type="float" office:value="7.63054593595769" table:style-name="ce1">
            <text:p>7.63054593595769</text:p>
          </table:table-cell>
          <table:table-cell office:value-type="float" office:value="7.14889928931997" table:style-name="ce1">
            <text:p>7.14889928931997</text:p>
          </table:table-cell>
          <table:table-cell office:value-type="float" office:value="9.59835964620442" table:style-name="ce1">
            <text:p>9.59835964620442</text:p>
          </table:table-cell>
          <table:table-cell office:value-type="float" office:value="8.28136283269327" table:style-name="ce1">
            <text:p>8.28136283269327</text:p>
          </table:table-cell>
          <table:table-cell office:value-type="float" office:value="8.59342809167184" table:style-name="ce1">
            <text:p>8.59342809167184</text:p>
          </table:table-cell>
          <table:table-cell office:value-type="float" office:value="7.4059364113251" table:style-name="ce1">
            <text:p>7.4059364113251</text:p>
          </table:table-cell>
          <table:table-cell office:value-type="float" office:value="3.82227490706989" table:style-name="ce1">
            <text:p>3.82227490706989</text:p>
          </table:table-cell>
        </table:table-row>
        <table:table-row table:style-name="ro1">
          <table:table-cell office:value-type="string" table:style-name="ce1">
            <text:p>Mauricio Benít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38</text:p>
          </table:table-cell>
          <table:table-cell office:value-type="float" office:value="12.1" table:style-name="ce1">
            <text:p>12.1</text:p>
          </table:table-cell>
          <table:table-cell office:value-type="float" office:value="7.44009463604086" table:style-name="ce1">
            <text:p>7.44009463604086</text:p>
          </table:table-cell>
          <table:table-cell office:value-type="float" office:value="9.34995184921469" table:style-name="ce1">
            <text:p>9.34995184921469</text:p>
          </table:table-cell>
          <table:table-cell office:value-type="float" office:value="6.73225150169332" table:style-name="ce1">
            <text:p>6.73225150169332</text:p>
          </table:table-cell>
          <table:table-cell office:value-type="float" office:value="10.2886186902098" table:style-name="ce1">
            <text:p>10.2886186902098</text:p>
          </table:table-cell>
          <table:table-cell office:value-type="float" office:value="6.83773561838505" table:style-name="ce1">
            <text:p>6.83773561838505</text:p>
          </table:table-cell>
          <table:table-cell office:value-type="float" office:value="9.24356396327622" table:style-name="ce1">
            <text:p>9.24356396327622</text:p>
          </table:table-cell>
          <table:table-cell office:value-type="float" office:value="6.83290894958037" table:style-name="ce1">
            <text:p>6.83290894958037</text:p>
          </table:table-cell>
          <table:table-cell office:value-type="float" office:value="7.58855228998582" table:style-name="ce1">
            <text:p>7.58855228998582</text:p>
          </table:table-cell>
          <table:table-cell office:value-type="float" office:value="11.6527202094109" table:style-name="ce1">
            <text:p>11.6527202094109</text:p>
          </table:table-cell>
          <table:table-cell office:value-type="float" office:value="12.8037099120549" table:style-name="ce1">
            <text:p>12.8037099120549</text:p>
          </table:table-cell>
          <table:table-cell office:value-type="float" office:value="11.8371029785194" table:style-name="ce1">
            <text:p>11.8371029785194</text:p>
          </table:table-cell>
        </table:table-row>
        <table:table-row table:style-name="ro1">
          <table:table-cell office:value-type="string" table:style-name="ce1">
            <text:p>Etienne Camar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283</text:p>
          </table:table-cell>
          <table:table-cell office:value-type="float" office:value="18.8" table:style-name="ce1">
            <text:p>18.8</text:p>
          </table:table-cell>
          <table:table-cell office:value-type="float" office:value="6.90177718849288" table:style-name="ce1">
            <text:p>6.90177718849288</text:p>
          </table:table-cell>
          <table:table-cell office:value-type="float" office:value="13.1064891134746" table:style-name="ce1">
            <text:p>13.1064891134746</text:p>
          </table:table-cell>
          <table:table-cell office:value-type="float" office:value="9.9814337667876" table:style-name="ce1">
            <text:p>9.9814337667876</text:p>
          </table:table-cell>
          <table:table-cell office:value-type="float" office:value="10.7406925204202" table:style-name="ce1">
            <text:p>10.7406925204202</text:p>
          </table:table-cell>
          <table:table-cell office:value-type="float" office:value="6.83773561838505" table:style-name="ce1">
            <text:p>6.83773561838505</text:p>
          </table:table-cell>
          <table:table-cell office:value-type="float" office:value="11.8754137189848" table:style-name="ce1">
            <text:p>11.8754137189848</text:p>
          </table:table-cell>
          <table:table-cell office:value-type="float" office:value="6.13338470629062" table:style-name="ce1">
            <text:p>6.13338470629062</text:p>
          </table:table-cell>
          <table:table-cell office:value-type="float" office:value="6.54696526116895" table:style-name="ce1">
            <text:p>6.54696526116895</text:p>
          </table:table-cell>
          <table:table-cell office:value-type="float" office:value="7.88756883289491" table:style-name="ce1">
            <text:p>7.88756883289491</text:p>
          </table:table-cell>
          <table:table-cell office:value-type="float" office:value="15.9617031739284" table:style-name="ce1">
            <text:p>15.9617031739284</text:p>
          </table:table-cell>
          <table:table-cell office:value-type="float" office:value="12.9668421649818" table:style-name="ce1">
            <text:p>12.9668421649818</text:p>
          </table:table-cell>
        </table:table-row>
        <table:table-row table:style-name="ro1">
          <table:table-cell office:value-type="string" table:style-name="ce1">
            <text:p>Thomas Cla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87</text:p>
          </table:table-cell>
          <table:table-cell office:value-type="float" office:value="19.4" table:style-name="ce1">
            <text:p>19.4</text:p>
          </table:table-cell>
          <table:table-cell office:value-type="float" office:value="7.52187048488956" table:style-name="ce1">
            <text:p>7.52187048488956</text:p>
          </table:table-cell>
          <table:table-cell office:value-type="float" office:value="13.7523264827747" table:style-name="ce1">
            <text:p>13.7523264827747</text:p>
          </table:table-cell>
          <table:table-cell office:value-type="float" office:value="10.3447302843107" table:style-name="ce1">
            <text:p>10.3447302843107</text:p>
          </table:table-cell>
          <table:table-cell office:value-type="float" office:value="13.734552185308" table:style-name="ce1">
            <text:p>13.734552185308</text:p>
          </table:table-cell>
          <table:table-cell office:value-type="float" office:value="12.8961687701028" table:style-name="ce1">
            <text:p>12.8961687701028</text:p>
          </table:table-cell>
          <table:table-cell office:value-type="float" office:value="8.50613128769701" table:style-name="ce1">
            <text:p>8.50613128769701</text:p>
          </table:table-cell>
          <table:table-cell office:value-type="float" office:value="11.1187863735924" table:style-name="ce1">
            <text:p>11.1187863735924</text:p>
          </table:table-cell>
          <table:table-cell office:value-type="float" office:value="9.03694510906052" table:style-name="ce1">
            <text:p>9.03694510906052</text:p>
          </table:table-cell>
          <table:table-cell office:value-type="float" office:value="9.73479058775503" table:style-name="ce1">
            <text:p>9.73479058775503</text:p>
          </table:table-cell>
          <table:table-cell office:value-type="float" office:value="13.5864361953452" table:style-name="ce1">
            <text:p>13.5864361953452</text:p>
          </table:table-cell>
          <table:table-cell office:value-type="float" office:value="9.04360205128983" table:style-name="ce1">
            <text:p>9.04360205128983</text:p>
          </table:table-cell>
        </table:table-row>
        <table:table-row table:style-name="ro1">
          <table:table-cell office:value-type="string" table:style-name="ce1">
            <text:p>Nathan De Ca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17-172</text:p>
          </table:table-cell>
          <table:table-cell office:value-type="float" office:value="17.6" table:style-name="ce1">
            <text:p>17.6</text:p>
          </table:table-cell>
          <table:table-cell office:value-type="float" office:value="7.59574974426145" table:style-name="ce1">
            <text:p>7.59574974426145</text:p>
          </table:table-cell>
          <table:table-cell office:value-type="float" office:value="10.9062100469268" table:style-name="ce1">
            <text:p>10.9062100469268</text:p>
          </table:table-cell>
          <table:table-cell office:value-type="float" office:value="8.63137399468932" table:style-name="ce1">
            <text:p>8.63137399468932</text:p>
          </table:table-cell>
          <table:table-cell office:value-type="float" office:value="13.4793667829842" table:style-name="ce1">
            <text:p>13.4793667829842</text:p>
          </table:table-cell>
          <table:table-cell office:value-type="float" office:value="10.1215495629403" table:style-name="ce1">
            <text:p>10.1215495629403</text:p>
          </table:table-cell>
          <table:table-cell office:value-type="float" office:value="6.84250821507871" table:style-name="ce1">
            <text:p>6.84250821507871</text:p>
          </table:table-cell>
          <table:table-cell office:value-type="float" office:value="9.40375999090663" table:style-name="ce1">
            <text:p>9.40375999090663</text:p>
          </table:table-cell>
          <table:table-cell office:value-type="float" office:value="6.32100121076449" table:style-name="ce1">
            <text:p>6.32100121076449</text:p>
          </table:table-cell>
          <table:table-cell office:value-type="float" office:value="8.02761154069169" table:style-name="ce1">
            <text:p>8.02761154069169</text:p>
          </table:table-cell>
          <table:table-cell office:value-type="float" office:value="13.8719347196865" table:style-name="ce1">
            <text:p>13.8719347196865</text:p>
          </table:table-cell>
          <table:table-cell office:value-type="float" office:value="10.2344731833181" table:style-name="ce1">
            <text:p>10.2344731833181</text:p>
          </table:table-cell>
        </table:table-row>
        <table:table-row table:style-name="ro1">
          <table:table-cell office:value-type="string" table:style-name="ce1">
            <text:p>Kamiel Van De Perr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329</text:p>
          </table:table-cell>
          <table:table-cell office:value-type="float" office:value="10.3" table:style-name="ce1">
            <text:p>10.3</text:p>
          </table:table-cell>
          <table:table-cell office:value-type="float" office:value="7.4809405795203" table:style-name="ce1">
            <text:p>7.4809405795203</text:p>
          </table:table-cell>
          <table:table-cell office:value-type="float" office:value="8.50699600243486" table:style-name="ce1">
            <text:p>8.50699600243486</text:p>
          </table:table-cell>
          <table:table-cell office:value-type="float" office:value="8.14317677530778" table:style-name="ce1">
            <text:p>8.14317677530778</text:p>
          </table:table-cell>
          <table:table-cell office:value-type="float" office:value="8.90028161149624" table:style-name="ce1">
            <text:p>8.90028161149624</text:p>
          </table:table-cell>
          <table:table-cell office:value-type="float" office:value="7.63054593595769" table:style-name="ce1">
            <text:p>7.63054593595769</text:p>
          </table:table-cell>
          <table:table-cell office:value-type="float" office:value="8.32691942012934" table:style-name="ce1">
            <text:p>8.32691942012934</text:p>
          </table:table-cell>
          <table:table-cell office:value-type="float" office:value="6.92319482203942" table:style-name="ce1">
            <text:p>6.92319482203942</text:p>
          </table:table-cell>
          <table:table-cell office:value-type="float" office:value="6.05600648080843" table:style-name="ce1">
            <text:p>6.05600648080843</text:p>
          </table:table-cell>
          <table:table-cell office:value-type="float" office:value="5.9131497192977" table:style-name="ce1">
            <text:p>5.9131497192977</text:p>
          </table:table-cell>
          <table:table-cell office:value-type="float" office:value="13.2072072639982" table:style-name="ce1">
            <text:p>13.2072072639982</text:p>
          </table:table-cell>
          <table:table-cell office:value-type="float" office:value="13.4895181680248" table:style-name="ce1">
            <text:p>13.4895181680248</text:p>
          </table:table-cell>
        </table:table-row>
        <table:table-row table:style-name="ro1">
          <table:table-cell office:value-type="string" table:style-name="ce1">
            <text:p>Mathias Delorg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60</text:p>
          </table:table-cell>
          <table:table-cell office:value-type="float" office:value="11.6" table:style-name="ce1">
            <text:p>11.6</text:p>
          </table:table-cell>
          <table:table-cell office:value-type="float" office:value="7.95203801224811" table:style-name="ce1">
            <text:p>7.95203801224811</text:p>
          </table:table-cell>
          <table:table-cell office:value-type="float" office:value="13.1064891134746" table:style-name="ce1">
            <text:p>13.1064891134746</text:p>
          </table:table-cell>
          <table:table-cell office:value-type="float" office:value="9.73726699647777" table:style-name="ce1">
            <text:p>9.73726699647777</text:p>
          </table:table-cell>
          <table:table-cell office:value-type="float" office:value="12.2081184371648" table:style-name="ce1">
            <text:p>12.2081184371648</text:p>
          </table:table-cell>
          <table:table-cell office:value-type="float" office:value="9.00976736792819" table:style-name="ce1">
            <text:p>9.00976736792819</text:p>
          </table:table-cell>
          <table:table-cell office:value-type="float" office:value="6.58728276827584" table:style-name="ce1">
            <text:p>6.58728276827584</text:p>
          </table:table-cell>
          <table:table-cell office:value-type="float" office:value="7.47616515588372" table:style-name="ce1">
            <text:p>7.47616515588372</text:p>
          </table:table-cell>
          <table:table-cell office:value-type="float" office:value="7.63742553496869" table:style-name="ce1">
            <text:p>7.63742553496869</text:p>
          </table:table-cell>
          <table:table-cell office:value-type="float" office:value="5.7926947662432" table:style-name="ce1">
            <text:p>5.7926947662432</text:p>
          </table:table-cell>
          <table:table-cell office:value-type="float" office:value="10.2751120707095" table:style-name="ce1">
            <text:p>10.2751120707095</text:p>
          </table:table-cell>
          <table:table-cell office:value-type="float" office:value="9.23580585831471" table:style-name="ce1">
            <text:p>9.23580585831471</text:p>
          </table:table-cell>
        </table:table-row>
        <table:table-row table:style-name="ro1">
          <table:table-cell office:value-type="string" table:style-name="ce1">
            <text:p>Edan Diop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132</text:p>
          </table:table-cell>
          <table:table-cell office:value-type="float" office:value="17.2" table:style-name="ce1">
            <text:p>17.2</text:p>
          </table:table-cell>
          <table:table-cell office:value-type="float" office:value="8.37191107687547" table:style-name="ce1">
            <text:p>8.37191107687547</text:p>
          </table:table-cell>
          <table:table-cell office:value-type="float" office:value="12.4026884876725" table:style-name="ce1">
            <text:p>12.4026884876725</text:p>
          </table:table-cell>
          <table:table-cell office:value-type="float" office:value="12.9827161951327" table:style-name="ce1">
            <text:p>12.9827161951327</text:p>
          </table:table-cell>
          <table:table-cell office:value-type="float" office:value="13.289686992635" table:style-name="ce1">
            <text:p>13.289686992635</text:p>
          </table:table-cell>
          <table:table-cell office:value-type="float" office:value="16.0977932564258" table:style-name="ce1">
            <text:p>16.0977932564258</text:p>
          </table:table-cell>
          <table:table-cell office:value-type="float" office:value="8.18084607299877" table:style-name="ce1">
            <text:p>8.18084607299877</text:p>
          </table:table-cell>
          <table:table-cell office:value-type="float" office:value="16.6459453342564" table:style-name="ce1">
            <text:p>16.6459453342564</text:p>
          </table:table-cell>
          <table:table-cell office:value-type="float" office:value="8.53227490734506" table:style-name="ce1">
            <text:p>8.53227490734506</text:p>
          </table:table-cell>
          <table:table-cell office:value-type="float" office:value="14.1893039948595" table:style-name="ce1">
            <text:p>14.1893039948595</text:p>
          </table:table-cell>
          <table:table-cell office:value-type="float" office:value="12.7201837153728" table:style-name="ce1">
            <text:p>12.7201837153728</text:p>
          </table:table-cell>
          <table:table-cell office:value-type="float" office:value="7.34217431575373" table:style-name="ce1">
            <text:p>7.34217431575373</text:p>
          </table:table-cell>
        </table:table-row>
        <table:table-row table:style-name="ro1">
          <table:table-cell office:value-type="string" table:style-name="ce1">
            <text:p>Dennis Ecker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63</text:p>
          </table:table-cell>
          <table:table-cell office:value-type="float" office:value="11.2" table:style-name="ce1">
            <text:p>11.2</text:p>
          </table:table-cell>
          <table:table-cell office:value-type="float" office:value="7.5382655257842" table:style-name="ce1">
            <text:p>7.5382655257842</text:p>
          </table:table-cell>
          <table:table-cell office:value-type="float" office:value="6.44420758867374" table:style-name="ce1">
            <text:p>6.44420758867374</text:p>
          </table:table-cell>
          <table:table-cell office:value-type="float" office:value="6.62001095458882" table:style-name="ce1">
            <text:p>6.62001095458882</text:p>
          </table:table-cell>
          <table:table-cell office:value-type="float" office:value="5.70568845259403" table:style-name="ce1">
            <text:p>5.70568845259403</text:p>
          </table:table-cell>
          <table:table-cell office:value-type="float" office:value="8.73088859057362" table:style-name="ce1">
            <text:p>8.73088859057362</text:p>
          </table:table-cell>
          <table:table-cell office:value-type="float" office:value="9.78380609827907" table:style-name="ce1">
            <text:p>9.78380609827907</text:p>
          </table:table-cell>
          <table:table-cell office:value-type="float" office:value="10.8410742113175" table:style-name="ce1">
            <text:p>10.8410742113175</text:p>
          </table:table-cell>
          <table:table-cell office:value-type="float" office:value="8.18141062052611" table:style-name="ce1">
            <text:p>8.18141062052611</text:p>
          </table:table-cell>
          <table:table-cell office:value-type="float" office:value="11.5225439167187" table:style-name="ce1">
            <text:p>11.5225439167187</text:p>
          </table:table-cell>
          <table:table-cell office:value-type="float" office:value="7.80642047902625" table:style-name="ce1">
            <text:p>7.80642047902625</text:p>
          </table:table-cell>
          <table:table-cell office:value-type="float" office:value="6.61221275380878" table:style-name="ce1">
            <text:p>6.61221275380878</text:p>
          </table:table-cell>
        </table:table-row>
        <table:table-row table:style-name="ro1">
          <table:table-cell office:value-type="string" table:style-name="ce1">
            <text:p>Jeppe Erenbjerg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53</text:p>
          </table:table-cell>
          <table:table-cell office:value-type="float" office:value="17.1" table:style-name="ce1">
            <text:p>17.1</text:p>
          </table:table-cell>
          <table:table-cell office:value-type="float" office:value="8.19495607603399" table:style-name="ce1">
            <text:p>8.19495607603399</text:p>
          </table:table-cell>
          <table:table-cell office:value-type="float" office:value="9.91039914829721" table:style-name="ce1">
            <text:p>9.91039914829721</text:p>
          </table:table-cell>
          <table:table-cell office:value-type="float" office:value="10.8214796871434" table:style-name="ce1">
            <text:p>10.8214796871434</text:p>
          </table:table-cell>
          <table:table-cell office:value-type="float" office:value="12.42795707322" table:style-name="ce1">
            <text:p>12.42795707322</text:p>
          </table:table-cell>
          <table:table-cell office:value-type="float" office:value="14.7488459445156" table:style-name="ce1">
            <text:p>14.7488459445156</text:p>
          </table:table-cell>
          <table:table-cell office:value-type="float" office:value="6.58728276827584" table:style-name="ce1">
            <text:p>6.58728276827584</text:p>
          </table:table-cell>
          <table:table-cell office:value-type="float" office:value="14.5588544695559" table:style-name="ce1">
            <text:p>14.5588544695559</text:p>
          </table:table-cell>
          <table:table-cell office:value-type="float" office:value="10.3427646212669" table:style-name="ce1">
            <text:p>10.3427646212669</text:p>
          </table:table-cell>
          <table:table-cell office:value-type="float" office:value="17.0000907725638" table:style-name="ce1">
            <text:p>17.0000907725638</text:p>
          </table:table-cell>
          <table:table-cell office:value-type="float" office:value="8.11113280527557" table:style-name="ce1">
            <text:p>8.11113280527557</text:p>
          </table:table-cell>
          <table:table-cell office:value-type="float" office:value="5.05503456228123" table:style-name="ce1">
            <text:p>5.05503456228123</text:p>
          </table:table-cell>
        </table:table-row>
        <table:table-row table:style-name="ro1">
          <table:table-cell office:value-type="string" table:style-name="ce1">
            <text:p>Omri Gandelma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36</text:p>
          </table:table-cell>
          <table:table-cell office:value-type="float" office:value="15.8" table:style-name="ce1">
            <text:p>15.8</text:p>
          </table:table-cell>
          <table:table-cell office:value-type="float" office:value="6.57409325992555" table:style-name="ce1">
            <text:p>6.57409325992555</text:p>
          </table:table-cell>
          <table:table-cell office:value-type="float" office:value="8.14029462179687" table:style-name="ce1">
            <text:p>8.14029462179687</text:p>
          </table:table-cell>
          <table:table-cell office:value-type="float" office:value="8.02207151847859" table:style-name="ce1">
            <text:p>8.02207151847859</text:p>
          </table:table-cell>
          <table:table-cell office:value-type="float" office:value="7.27725899068289" table:style-name="ce1">
            <text:p>7.27725899068289</text:p>
          </table:table-cell>
          <table:table-cell office:value-type="float" office:value="5.61772996427288" table:style-name="ce1">
            <text:p>5.61772996427288</text:p>
          </table:table-cell>
          <table:table-cell office:value-type="float" office:value="8.32691942012934" table:style-name="ce1">
            <text:p>8.32691942012934</text:p>
          </table:table-cell>
          <table:table-cell office:value-type="float" office:value="9.30632991903635" table:style-name="ce1">
            <text:p>9.30632991903635</text:p>
          </table:table-cell>
          <table:table-cell office:value-type="float" office:value="8.78429162433773" table:style-name="ce1">
            <text:p>8.78429162433773</text:p>
          </table:table-cell>
          <table:table-cell office:value-type="float" office:value="16.7512814486153" table:style-name="ce1">
            <text:p>16.7512814486153</text:p>
          </table:table-cell>
          <table:table-cell office:value-type="float" office:value="9.34974291548385" table:style-name="ce1">
            <text:p>9.34974291548385</text:p>
          </table:table-cell>
          <table:table-cell office:value-type="float" office:value="7.21575710328886" table:style-name="ce1">
            <text:p>7.21575710328886</text:p>
          </table:table-cell>
        </table:table-row>
        <table:table-row table:style-name="ro1">
          <table:table-cell office:value-type="string" table:style-name="ce1">
            <text:p>Pieter Gerke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47</text:p>
          </table:table-cell>
          <table:table-cell office:value-type="float" office:value="16.9" table:style-name="ce1">
            <text:p>16.9</text:p>
          </table:table-cell>
          <table:table-cell office:value-type="float" office:value="7.30187201236338" table:style-name="ce1">
            <text:p>7.30187201236338</text:p>
          </table:table-cell>
          <table:table-cell office:value-type="float" office:value="11.0047786103481" table:style-name="ce1">
            <text:p>11.0047786103481</text:p>
          </table:table-cell>
          <table:table-cell office:value-type="float" office:value="9.12305726897981" table:style-name="ce1">
            <text:p>9.12305726897981</text:p>
          </table:table-cell>
          <table:table-cell office:value-type="float" office:value="11.036750374614" table:style-name="ce1">
            <text:p>11.036750374614</text:p>
          </table:table-cell>
          <table:table-cell office:value-type="float" office:value="8.45290730467558" table:style-name="ce1">
            <text:p>8.45290730467558</text:p>
          </table:table-cell>
          <table:table-cell office:value-type="float" office:value="7.61925740450074" table:style-name="ce1">
            <text:p>7.61925740450074</text:p>
          </table:table-cell>
          <table:table-cell office:value-type="float" office:value="11.9215057195255" table:style-name="ce1">
            <text:p>11.9215057195255</text:p>
          </table:table-cell>
          <table:table-cell office:value-type="float" office:value="8.58260475469797" table:style-name="ce1">
            <text:p>8.58260475469797</text:p>
          </table:table-cell>
          <table:table-cell office:value-type="float" office:value="14.9877054545489" table:style-name="ce1">
            <text:p>14.9877054545489</text:p>
          </table:table-cell>
          <table:table-cell office:value-type="float" office:value="12.9679636626829" table:style-name="ce1">
            <text:p>12.9679636626829</text:p>
          </table:table-cell>
          <table:table-cell office:value-type="float" office:value="7.02099388049353" table:style-name="ce1">
            <text:p>7.02099388049353</text:p>
          </table:table-cell>
        </table:table-row>
        <table:table-row table:style-name="ro1">
          <table:table-cell office:value-type="string" table:style-name="ce1">
            <text:p>Anouar Ait El Hadj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2</text:p>
          </table:table-cell>
          <table:table-cell office:value-type="float" office:value="14.4" table:style-name="ce1">
            <text:p>14.4</text:p>
          </table:table-cell>
          <table:table-cell office:value-type="float" office:value="9.09360377673365" table:style-name="ce1">
            <text:p>9.09360377673365</text:p>
          </table:table-cell>
          <table:table-cell office:value-type="float" office:value="10.4492058506742" table:style-name="ce1">
            <text:p>10.4492058506742</text:p>
          </table:table-cell>
          <table:table-cell office:value-type="float" office:value="15.3010855274029" table:style-name="ce1">
            <text:p>15.3010855274029</text:p>
          </table:table-cell>
          <table:table-cell office:value-type="float" office:value="12.2081184371648" table:style-name="ce1">
            <text:p>12.2081184371648</text:p>
          </table:table-cell>
          <table:table-cell office:value-type="float" office:value="14.7488459445156" table:style-name="ce1">
            <text:p>14.7488459445156</text:p>
          </table:table-cell>
          <table:table-cell office:value-type="float" office:value="6.81222317657016" table:style-name="ce1">
            <text:p>6.81222317657016</text:p>
          </table:table-cell>
          <table:table-cell office:value-type="float" office:value="14.4466193642204" table:style-name="ce1">
            <text:p>14.4466193642204</text:p>
          </table:table-cell>
          <table:table-cell office:value-type="float" office:value="8.38156546355562" table:style-name="ce1">
            <text:p>8.38156546355562</text:p>
          </table:table-cell>
          <table:table-cell office:value-type="float" office:value="7.88756883289491" table:style-name="ce1">
            <text:p>7.88756883289491</text:p>
          </table:table-cell>
          <table:table-cell office:value-type="float" office:value="7.7056198573021" table:style-name="ce1">
            <text:p>7.7056198573021</text:p>
          </table:table-cell>
          <table:table-cell office:value-type="float" office:value="5.35266601573776" table:style-name="ce1">
            <text:p>5.35266601573776</text:p>
          </table:table-cell>
        </table:table-row>
        <table:table-row table:style-name="ro1">
          <table:table-cell office:value-type="string" table:style-name="ce1">
            <text:p>Fredrik Hamm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15</text:p>
          </table:table-cell>
          <table:table-cell office:value-type="float" office:value="18.6" table:style-name="ce1">
            <text:p>18.6</text:p>
          </table:table-cell>
          <table:table-cell office:value-type="float" office:value="6.74471423840909" table:style-name="ce1">
            <text:p>6.74471423840909</text:p>
          </table:table-cell>
          <table:table-cell office:value-type="float" office:value="12.5019137776957" table:style-name="ce1">
            <text:p>12.5019137776957</text:p>
          </table:table-cell>
          <table:table-cell office:value-type="float" office:value="7.19056255365047" table:style-name="ce1">
            <text:p>7.19056255365047</text:p>
          </table:table-cell>
          <table:table-cell office:value-type="float" office:value="11.6128746684472" table:style-name="ce1">
            <text:p>11.6128746684472</text:p>
          </table:table-cell>
          <table:table-cell office:value-type="float" office:value="6.58247417300111" table:style-name="ce1">
            <text:p>6.58247417300111</text:p>
          </table:table-cell>
          <table:table-cell office:value-type="float" office:value="11.8754137189848" table:style-name="ce1">
            <text:p>11.8754137189848</text:p>
          </table:table-cell>
          <table:table-cell office:value-type="float" office:value="6.56566713308768" table:style-name="ce1">
            <text:p>6.56566713308768</text:p>
          </table:table-cell>
          <table:table-cell office:value-type="float" office:value="6.27635773330902" table:style-name="ce1">
            <text:p>6.27635773330902</text:p>
          </table:table-cell>
          <table:table-cell office:value-type="float" office:value="8.30955336148966" table:style-name="ce1">
            <text:p>8.30955336148966</text:p>
          </table:table-cell>
          <table:table-cell office:value-type="float" office:value="17.0347153337305" table:style-name="ce1">
            <text:p>17.0347153337305</text:p>
          </table:table-cell>
          <table:table-cell office:value-type="float" office:value="14.9204514686087" table:style-name="ce1">
            <text:p>14.9204514686087</text:p>
          </table:table-cell>
        </table:table-row>
        <table:table-row table:style-name="ro1">
          <table:table-cell office:value-type="string" table:style-name="ce1">
            <text:p>Dogucan Haspola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330</text:p>
          </table:table-cell>
          <table:table-cell office:value-type="float" office:value="20" table:style-name="ce1">
            <text:p>20</text:p>
          </table:table-cell>
          <table:table-cell office:value-type="float" office:value="8.58347114323486" table:style-name="ce1">
            <text:p>8.58347114323486</text:p>
          </table:table-cell>
          <table:table-cell office:value-type="float" office:value="14.2890335550325" table:style-name="ce1">
            <text:p>14.2890335550325</text:p>
          </table:table-cell>
          <table:table-cell office:value-type="float" office:value="15.557217848858" table:style-name="ce1">
            <text:p>15.557217848858</text:p>
          </table:table-cell>
          <table:table-cell office:value-type="float" office:value="15.2317532947958" table:style-name="ce1">
            <text:p>15.2317532947958</text:p>
          </table:table-cell>
          <table:table-cell office:value-type="float" office:value="9.56767364728688" table:style-name="ce1">
            <text:p>9.56767364728688</text:p>
          </table:table-cell>
          <table:table-cell office:value-type="float" office:value="8.93175336711488" table:style-name="ce1">
            <text:p>8.93175336711488</text:p>
          </table:table-cell>
          <table:table-cell office:value-type="float" office:value="8.62442158135375" table:style-name="ce1">
            <text:p>8.62442158135375</text:p>
          </table:table-cell>
          <table:table-cell office:value-type="float" office:value="6.96448065320324" table:style-name="ce1">
            <text:p>6.96448065320324</text:p>
          </table:table-cell>
          <table:table-cell office:value-type="float" office:value="6.66862542869588" table:style-name="ce1">
            <text:p>6.66862542869588</text:p>
          </table:table-cell>
          <table:table-cell office:value-type="float" office:value="15.5602262881732" table:style-name="ce1">
            <text:p>15.5602262881732</text:p>
          </table:table-cell>
          <table:table-cell office:value-type="float" office:value="10.4658119712317" table:style-name="ce1">
            <text:p>10.4658119712317</text:p>
          </table:table-cell>
        </table:table-row>
        <table:table-row table:style-name="ro1">
          <table:table-cell office:value-type="string" table:style-name="ce1">
            <text:p>Thorgan Hazar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284</text:p>
          </table:table-cell>
          <table:table-cell office:value-type="float" office:value="15.8" table:style-name="ce1">
            <text:p>15.8</text:p>
          </table:table-cell>
          <table:table-cell office:value-type="float" office:value="9.3404937004678" table:style-name="ce1">
            <text:p>9.3404937004678</text:p>
          </table:table-cell>
          <table:table-cell office:value-type="float" office:value="11.3931758267254" table:style-name="ce1">
            <text:p>11.3931758267254</text:p>
          </table:table-cell>
          <table:table-cell office:value-type="float" office:value="16.4086109210397" table:style-name="ce1">
            <text:p>16.4086109210397</text:p>
          </table:table-cell>
          <table:table-cell office:value-type="float" office:value="12.8511083308905" table:style-name="ce1">
            <text:p>12.8511083308905</text:p>
          </table:table-cell>
          <table:table-cell office:value-type="float" office:value="16.7021469009284" table:style-name="ce1">
            <text:p>16.7021469009284</text:p>
          </table:table-cell>
          <table:table-cell office:value-type="float" office:value="9.86528211703493" table:style-name="ce1">
            <text:p>9.86528211703493</text:p>
          </table:table-cell>
          <table:table-cell office:value-type="float" office:value="16.8698436420812" table:style-name="ce1">
            <text:p>16.8698436420812</text:p>
          </table:table-cell>
          <table:table-cell office:value-type="float" office:value="9.3908295524229" table:style-name="ce1">
            <text:p>9.3908295524229</text:p>
          </table:table-cell>
          <table:table-cell office:value-type="float" office:value="16.8989455695342" table:style-name="ce1">
            <text:p>16.8989455695342</text:p>
          </table:table-cell>
          <table:table-cell office:value-type="float" office:value="8.93523125493428" table:style-name="ce1">
            <text:p>8.93523125493428</text:p>
          </table:table-cell>
          <table:table-cell office:value-type="float" office:value="8.02987465642435" table:style-name="ce1">
            <text:p>8.02987465642435</text:p>
          </table:table-cell>
        </table:table-row>
        <table:table-row table:style-name="ro1">
          <table:table-cell office:value-type="string" table:style-name="ce1">
            <text:p>Daan Heyma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206</text:p>
          </table:table-cell>
          <table:table-cell office:value-type="float" office:value="8.8" table:style-name="ce1">
            <text:p>8.8</text:p>
          </table:table-cell>
          <table:table-cell office:value-type="float" office:value="8.22018637155063" table:style-name="ce1">
            <text:p>8.22018637155063</text:p>
          </table:table-cell>
          <table:table-cell office:value-type="float" office:value="9.83695970846471" table:style-name="ce1">
            <text:p>9.83695970846471</text:p>
          </table:table-cell>
          <table:table-cell office:value-type="float" office:value="8.87699594875233" table:style-name="ce1">
            <text:p>8.87699594875233</text:p>
          </table:table-cell>
          <table:table-cell office:value-type="float" office:value="9.00365741767395" table:style-name="ce1">
            <text:p>9.00365741767395</text:p>
          </table:table-cell>
          <table:table-cell office:value-type="float" office:value="7.36226223307304" table:style-name="ce1">
            <text:p>7.36226223307304</text:p>
          </table:table-cell>
          <table:table-cell office:value-type="float" office:value="10.8587021632993" table:style-name="ce1">
            <text:p>10.8587021632993</text:p>
          </table:table-cell>
          <table:table-cell office:value-type="float" office:value="13.278361217982" table:style-name="ce1">
            <text:p>13.278361217982</text:p>
          </table:table-cell>
          <table:table-cell office:value-type="float" office:value="9.34030423281294" table:style-name="ce1">
            <text:p>9.34030423281294</text:p>
          </table:table-cell>
          <table:table-cell office:value-type="float" office:value="10.9892954495443" table:style-name="ce1">
            <text:p>10.9892954495443</text:p>
          </table:table-cell>
          <table:table-cell office:value-type="float" office:value="8.21337342049383" table:style-name="ce1">
            <text:p>8.21337342049383</text:p>
          </table:table-cell>
          <table:table-cell office:value-type="float" office:value="8.30700603563775" table:style-name="ce1">
            <text:p>8.30700603563775</text:p>
          </table:table-cell>
        </table:table-row>
        <table:table-row table:style-name="ro1">
          <table:table-cell office:value-type="string" table:style-name="ce1">
            <text:p>Bryan Heyn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335</text:p>
          </table:table-cell>
          <table:table-cell office:value-type="float" office:value="19.8" table:style-name="ce1">
            <text:p>19.8</text:p>
          </table:table-cell>
          <table:table-cell office:value-type="float" office:value="7.97707913189696" table:style-name="ce1">
            <text:p>7.97707913189696</text:p>
          </table:table-cell>
          <table:table-cell office:value-type="float" office:value="16.9843951742851" table:style-name="ce1">
            <text:p>16.9843951742851</text:p>
          </table:table-cell>
          <table:table-cell office:value-type="float" office:value="9.85951240460155" table:style-name="ce1">
            <text:p>9.85951240460155</text:p>
          </table:table-cell>
          <table:table-cell office:value-type="float" office:value="17.3015923548211" table:style-name="ce1">
            <text:p>17.3015923548211</text:p>
          </table:table-cell>
          <table:table-cell office:value-type="float" office:value="15.1672724946437" table:style-name="ce1">
            <text:p>15.1672724946437</text:p>
          </table:table-cell>
          <table:table-cell office:value-type="float" office:value="10.5901836225235" table:style-name="ce1">
            <text:p>10.5901836225235</text:p>
          </table:table-cell>
          <table:table-cell office:value-type="float" office:value="13.898261256007" table:style-name="ce1">
            <text:p>13.898261256007</text:p>
          </table:table-cell>
          <table:table-cell office:value-type="float" office:value="7.20184222400638" table:style-name="ce1">
            <text:p>7.20184222400638</text:p>
          </table:table-cell>
          <table:table-cell office:value-type="float" office:value="12.5226792315875" table:style-name="ce1">
            <text:p>12.5226792315875</text:p>
          </table:table-cell>
          <table:table-cell office:value-type="float" office:value="16.025473534561" table:style-name="ce1">
            <text:p>16.025473534561</text:p>
          </table:table-cell>
          <table:table-cell office:value-type="float" office:value="11.352697295741" table:style-name="ce1">
            <text:p>11.352697295741</text:p>
          </table:table-cell>
        </table:table-row>
        <table:table-row table:style-name="ro1">
          <table:table-cell office:value-type="string" table:style-name="ce1">
            <text:p>Patrik Hrošovský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260</text:p>
          </table:table-cell>
          <table:table-cell office:value-type="float" office:value="11.2" table:style-name="ce1">
            <text:p>11.2</text:p>
          </table:table-cell>
          <table:table-cell office:value-type="float" office:value="8.88930367738892" table:style-name="ce1">
            <text:p>8.88930367738892</text:p>
          </table:table-cell>
          <table:table-cell office:value-type="float" office:value="11.6508017477815" table:style-name="ce1">
            <text:p>11.6508017477815</text:p>
          </table:table-cell>
          <table:table-cell office:value-type="float" office:value="8.63137399468932" table:style-name="ce1">
            <text:p>8.63137399468932</text:p>
          </table:table-cell>
          <table:table-cell office:value-type="float" office:value="13.1335547017273" table:style-name="ce1">
            <text:p>13.1335547017273</text:p>
          </table:table-cell>
          <table:table-cell office:value-type="float" office:value="11.1978033446474" table:style-name="ce1">
            <text:p>11.1978033446474</text:p>
          </table:table-cell>
          <table:table-cell office:value-type="float" office:value="8.32691942012934" table:style-name="ce1">
            <text:p>8.32691942012934</text:p>
          </table:table-cell>
          <table:table-cell office:value-type="float" office:value="9.20884914444053" table:style-name="ce1">
            <text:p>9.20884914444053</text:p>
          </table:table-cell>
          <table:table-cell office:value-type="float" office:value="9.54227062770685" table:style-name="ce1">
            <text:p>9.54227062770685</text:p>
          </table:table-cell>
          <table:table-cell office:value-type="float" office:value="8.87856955352573" table:style-name="ce1">
            <text:p>8.87856955352573</text:p>
          </table:table-cell>
          <table:table-cell office:value-type="float" office:value="8.93523125493428" table:style-name="ce1">
            <text:p>8.93523125493428</text:p>
          </table:table-cell>
          <table:table-cell office:value-type="float" office:value="8.73339430431179" table:style-name="ce1">
            <text:p>8.73339430431179</text:p>
          </table:table-cell>
        </table:table-row>
        <table:table-row table:style-name="ro1">
          <table:table-cell office:value-type="string" table:style-name="ce1">
            <text:p>Marco Ilaimaharitr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0-165</text:p>
          </table:table-cell>
          <table:table-cell office:value-type="float" office:value="14.2" table:style-name="ce1">
            <text:p>14.2</text:p>
          </table:table-cell>
          <table:table-cell office:value-type="float" office:value="7.02869567964665" table:style-name="ce1">
            <text:p>7.02869567964665</text:p>
          </table:table-cell>
          <table:table-cell office:value-type="float" office:value="11.1585262163652" table:style-name="ce1">
            <text:p>11.1585262163652</text:p>
          </table:table-cell>
          <table:table-cell office:value-type="float" office:value="6.18149820509717" table:style-name="ce1">
            <text:p>6.18149820509717</text:p>
          </table:table-cell>
          <table:table-cell office:value-type="float" office:value="11.18290694003" table:style-name="ce1">
            <text:p>11.18290694003</text:p>
          </table:table-cell>
          <table:table-cell office:value-type="float" office:value="7.63054593595769" table:style-name="ce1">
            <text:p>7.63054593595769</text:p>
          </table:table-cell>
          <table:table-cell office:value-type="float" office:value="7.61925740450074" table:style-name="ce1">
            <text:p>7.61925740450074</text:p>
          </table:table-cell>
          <table:table-cell office:value-type="float" office:value="6.47785316908791" table:style-name="ce1">
            <text:p>6.47785316908791</text:p>
          </table:table-cell>
          <table:table-cell office:value-type="float" office:value="6.36583080323916" table:style-name="ce1">
            <text:p>6.36583080323916</text:p>
          </table:table-cell>
          <table:table-cell office:value-type="float" office:value="10.5780103311815" table:style-name="ce1">
            <text:p>10.5780103311815</text:p>
          </table:table-cell>
          <table:table-cell office:value-type="float" office:value="12.3770164124804" table:style-name="ce1">
            <text:p>12.3770164124804</text:p>
          </table:table-cell>
          <table:table-cell office:value-type="float" office:value="7.20176768654265" table:style-name="ce1">
            <text:p>7.20176768654265</text:p>
          </table:table-cell>
        </table:table-row>
        <table:table-row table:style-name="ro1">
          <table:table-cell office:value-type="string" table:style-name="ce1">
            <text:p>Atsuki I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49</text:p>
          </table:table-cell>
          <table:table-cell office:value-type="float" office:value="17.1" table:style-name="ce1">
            <text:p>17.1</text:p>
          </table:table-cell>
          <table:table-cell office:value-type="float" office:value="7.74426003454158" table:style-name="ce1">
            <text:p>7.74426003454158</text:p>
          </table:table-cell>
          <table:table-cell office:value-type="float" office:value="11.8240340749458" table:style-name="ce1">
            <text:p>11.8240340749458</text:p>
          </table:table-cell>
          <table:table-cell office:value-type="float" office:value="11.5141050617891" table:style-name="ce1">
            <text:p>11.5141050617891</text:p>
          </table:table-cell>
          <table:table-cell office:value-type="float" office:value="12.5999212964982" table:style-name="ce1">
            <text:p>12.5999212964982</text:p>
          </table:table-cell>
          <table:table-cell office:value-type="float" office:value="11.1978033446474" table:style-name="ce1">
            <text:p>11.1978033446474</text:p>
          </table:table-cell>
          <table:table-cell office:value-type="float" office:value="8.88254755693126" table:style-name="ce1">
            <text:p>8.88254755693126</text:p>
          </table:table-cell>
          <table:table-cell office:value-type="float" office:value="13.278361217982" table:style-name="ce1">
            <text:p>13.278361217982</text:p>
          </table:table-cell>
          <table:table-cell office:value-type="float" office:value="8.83478645777115" table:style-name="ce1">
            <text:p>8.83478645777115</text:p>
          </table:table-cell>
          <table:table-cell office:value-type="float" office:value="14.0072811031833" table:style-name="ce1">
            <text:p>14.0072811031833</text:p>
          </table:table-cell>
          <table:table-cell office:value-type="float" office:value="12.4641422980192" table:style-name="ce1">
            <text:p>12.4641422980192</text:p>
          </table:table-cell>
          <table:table-cell office:value-type="float" office:value="9.69326455669847" table:style-name="ce1">
            <text:p>9.69326455669847</text:p>
          </table:table-cell>
        </table:table-row>
        <table:table-row table:style-name="ro1">
          <table:table-cell office:value-type="string" table:style-name="ce1">
            <text:p>Joël I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86</text:p>
          </table:table-cell>
          <table:table-cell office:value-type="float" office:value="16" table:style-name="ce1">
            <text:p>16</text:p>
          </table:table-cell>
          <table:table-cell office:value-type="float" office:value="7.3099739541006" table:style-name="ce1">
            <text:p>7.3099739541006</text:p>
          </table:table-cell>
          <table:table-cell office:value-type="float" office:value="7.9365550346472" table:style-name="ce1">
            <text:p>7.9365550346472</text:p>
          </table:table-cell>
          <table:table-cell office:value-type="float" office:value="10.4648358083579" table:style-name="ce1">
            <text:p>10.4648358083579</text:p>
          </table:table-cell>
          <table:table-cell office:value-type="float" office:value="10.085210870054" table:style-name="ce1">
            <text:p>10.085210870054</text:p>
          </table:table-cell>
          <table:table-cell office:value-type="float" office:value="9.56767364728688" table:style-name="ce1">
            <text:p>9.56767364728688</text:p>
          </table:table-cell>
          <table:table-cell office:value-type="float" office:value="7.95483880771839" table:style-name="ce1">
            <text:p>7.95483880771839</text:p>
          </table:table-cell>
          <table:table-cell office:value-type="float" office:value="10.8410742113175" table:style-name="ce1">
            <text:p>10.8410742113175</text:p>
          </table:table-cell>
          <table:table-cell office:value-type="float" office:value="7.49114287202816" table:style-name="ce1">
            <text:p>7.49114287202816</text:p>
          </table:table-cell>
          <table:table-cell office:value-type="float" office:value="6.66862542869588" table:style-name="ce1">
            <text:p>6.66862542869588</text:p>
          </table:table-cell>
          <table:table-cell office:value-type="float" office:value="13.3618544674843" table:style-name="ce1">
            <text:p>13.3618544674843</text:p>
          </table:table-cell>
          <table:table-cell office:value-type="float" office:value="10.1035356966589" table:style-name="ce1">
            <text:p>10.1035356966589</text:p>
          </table:table-cell>
        </table:table-row>
        <table:table-row table:style-name="ro1">
          <table:table-cell office:value-type="string" table:style-name="ce1">
            <text:p>Ryotaro I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335</text:p>
          </table:table-cell>
          <table:table-cell office:value-type="float" office:value="15.7" table:style-name="ce1">
            <text:p>15.7</text:p>
          </table:table-cell>
          <table:table-cell office:value-type="float" office:value="10.2363523276266" table:style-name="ce1">
            <text:p>10.2363523276266</text:p>
          </table:table-cell>
          <table:table-cell office:value-type="float" office:value="14.0858148196269" table:style-name="ce1">
            <text:p>14.0858148196269</text:p>
          </table:table-cell>
          <table:table-cell office:value-type="float" office:value="16.1322290849987" table:style-name="ce1">
            <text:p>16.1322290849987</text:p>
          </table:table-cell>
          <table:table-cell office:value-type="float" office:value="15.1363612373271" table:style-name="ce1">
            <text:p>15.1363612373271</text:p>
          </table:table-cell>
          <table:table-cell office:value-type="float" office:value="11.9604446423007" table:style-name="ce1">
            <text:p>11.9604446423007</text:p>
          </table:table-cell>
          <table:table-cell office:value-type="float" office:value="10.0602023035004" table:style-name="ce1">
            <text:p>10.0602023035004</text:p>
          </table:table-cell>
          <table:table-cell office:value-type="float" office:value="12.7477484599759" table:style-name="ce1">
            <text:p>12.7477484599759</text:p>
          </table:table-cell>
          <table:table-cell office:value-type="float" office:value="9.74373690032142" table:style-name="ce1">
            <text:p>9.74373690032142</text:p>
          </table:table-cell>
          <table:table-cell office:value-type="float" office:value="16.6378051538802" table:style-name="ce1">
            <text:p>16.6378051538802</text:p>
          </table:table-cell>
          <table:table-cell office:value-type="float" office:value="6.8212601594772" table:style-name="ce1">
            <text:p>6.8212601594772</text:p>
          </table:table-cell>
          <table:table-cell office:value-type="float" office:value="3.8571808259496" table:style-name="ce1">
            <text:p>3.8571808259496</text:p>
          </table:table-cell>
        </table:table-row>
        <table:table-row table:style-name="ro1">
          <table:table-cell office:value-type="string" table:style-name="ce1">
            <text:p>Abdelkahar Kad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5-197</text:p>
          </table:table-cell>
          <table:table-cell office:value-type="float" office:value="12" table:style-name="ce1">
            <text:p>12</text:p>
          </table:table-cell>
          <table:table-cell office:value-type="float" office:value="8.5580406444772" table:style-name="ce1">
            <text:p>8.5580406444772</text:p>
          </table:table-cell>
          <table:table-cell office:value-type="float" office:value="12.2263208823296" table:style-name="ce1">
            <text:p>12.2263208823296</text:p>
          </table:table-cell>
          <table:table-cell office:value-type="float" office:value="9.61475077875765" table:style-name="ce1">
            <text:p>9.61475077875765</text:p>
          </table:table-cell>
          <table:table-cell office:value-type="float" office:value="11.1343353951818" table:style-name="ce1">
            <text:p>11.1343353951818</text:p>
          </table:table-cell>
          <table:table-cell office:value-type="float" office:value="11.1978033446474" table:style-name="ce1">
            <text:p>11.1978033446474</text:p>
          </table:table-cell>
          <table:table-cell office:value-type="float" office:value="5.96600926233121" table:style-name="ce1">
            <text:p>5.96600926233121</text:p>
          </table:table-cell>
          <table:table-cell office:value-type="float" office:value="10.2739170393263" table:style-name="ce1">
            <text:p>10.2739170393263</text:p>
          </table:table-cell>
          <table:table-cell office:value-type="float" office:value="8.03201506601047" table:style-name="ce1">
            <text:p>8.03201506601047</text:p>
          </table:table-cell>
          <table:table-cell office:value-type="float" office:value="7.60973400993378" table:style-name="ce1">
            <text:p>7.60973400993378</text:p>
          </table:table-cell>
          <table:table-cell office:value-type="float" office:value="9.65999645381364" table:style-name="ce1">
            <text:p>9.65999645381364</text:p>
          </table:table-cell>
          <table:table-cell office:value-type="float" office:value="10.2634957600909" table:style-name="ce1">
            <text:p>10.2634957600909</text:p>
          </table:table-cell>
        </table:table-row>
        <table:table-row table:style-name="ro1">
          <table:table-cell office:value-type="string" table:style-name="ce1">
            <text:p>Roman Kvě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21</text:p>
          </table:table-cell>
          <table:table-cell office:value-type="float" office:value="17.7" table:style-name="ce1">
            <text:p>17.7</text:p>
          </table:table-cell>
          <table:table-cell office:value-type="float" office:value="8.47335298313033" table:style-name="ce1">
            <text:p>8.47335298313033</text:p>
          </table:table-cell>
          <table:table-cell office:value-type="float" office:value="11.4750794987562" table:style-name="ce1">
            <text:p>11.4750794987562</text:p>
          </table:table-cell>
          <table:table-cell office:value-type="float" office:value="8.99999895144272" table:style-name="ce1">
            <text:p>8.99999895144272</text:p>
          </table:table-cell>
          <table:table-cell office:value-type="float" office:value="11.7065420537899" table:style-name="ce1">
            <text:p>11.7065420537899</text:p>
          </table:table-cell>
          <table:table-cell office:value-type="float" office:value="13.1136257760461" table:style-name="ce1">
            <text:p>13.1136257760461</text:p>
          </table:table-cell>
          <table:table-cell office:value-type="float" office:value="9.71853130749432" table:style-name="ce1">
            <text:p>9.71853130749432</text:p>
          </table:table-cell>
          <table:table-cell office:value-type="float" office:value="15.2508148689652" table:style-name="ce1">
            <text:p>15.2508148689652</text:p>
          </table:table-cell>
          <table:table-cell office:value-type="float" office:value="8.18141062052611" table:style-name="ce1">
            <text:p>8.18141062052611</text:p>
          </table:table-cell>
          <table:table-cell office:value-type="float" office:value="12.2819674244915" table:style-name="ce1">
            <text:p>12.2819674244915</text:p>
          </table:table-cell>
          <table:table-cell office:value-type="float" office:value="10.6784964135673" table:style-name="ce1">
            <text:p>10.6784964135673</text:p>
          </table:table-cell>
          <table:table-cell office:value-type="float" office:value="8.895801729086" table:style-name="ce1">
            <text:p>8.895801729086</text:p>
          </table:table-cell>
        </table:table-row>
        <table:table-row table:style-name="ro1">
          <table:table-cell office:value-type="string" table:style-name="ce1">
            <text:p>Sami Lahssain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11</text:p>
          </table:table-cell>
          <table:table-cell office:value-type="float" office:value="16.9" table:style-name="ce1">
            <text:p>16.9</text:p>
          </table:table-cell>
          <table:table-cell office:value-type="float" office:value="6.73690900050683" table:style-name="ce1">
            <text:p>6.73690900050683</text:p>
          </table:table-cell>
          <table:table-cell office:value-type="float" office:value="10.2318906369422" table:style-name="ce1">
            <text:p>10.2318906369422</text:p>
          </table:table-cell>
          <table:table-cell office:value-type="float" office:value="7.90144743895812" table:style-name="ce1">
            <text:p>7.90144743895812</text:p>
          </table:table-cell>
          <table:table-cell office:value-type="float" office:value="11.8916631686624" table:style-name="ce1">
            <text:p>11.8916631686624</text:p>
          </table:table-cell>
          <table:table-cell office:value-type="float" office:value="7.63054593595769" table:style-name="ce1">
            <text:p>7.63054593595769</text:p>
          </table:table-cell>
          <table:table-cell office:value-type="float" office:value="11.8754137189848" table:style-name="ce1">
            <text:p>11.8754137189848</text:p>
          </table:table-cell>
          <table:table-cell office:value-type="float" office:value="7.66425734655154" table:style-name="ce1">
            <text:p>7.66425734655154</text:p>
          </table:table-cell>
          <table:table-cell office:value-type="float" office:value="6.05600648080843" table:style-name="ce1">
            <text:p>6.05600648080843</text:p>
          </table:table-cell>
          <table:table-cell office:value-type="float" office:value="5.9131497192977" table:style-name="ce1">
            <text:p>5.9131497192977</text:p>
          </table:table-cell>
          <table:table-cell office:value-type="float" office:value="12.4641422980192" table:style-name="ce1">
            <text:p>12.4641422980192</text:p>
          </table:table-cell>
          <table:table-cell office:value-type="float" office:value="8.20465397348204" table:style-name="ce1">
            <text:p>8.20465397348204</text:p>
          </table:table-cell>
        </table:table-row>
        <table:table-row table:style-name="ro1">
          <table:table-cell office:value-type="string" table:style-name="ce1">
            <text:p>Enric Llansan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70</text:p>
          </table:table-cell>
          <table:table-cell office:value-type="float" office:value="8.2" table:style-name="ce1">
            <text:p>8.2</text:p>
          </table:table-cell>
          <table:table-cell office:value-type="float" office:value="7.50548857012519" table:style-name="ce1">
            <text:p>7.50548857012519</text:p>
          </table:table-cell>
          <table:table-cell office:value-type="float" office:value="8.8613685726362" table:style-name="ce1">
            <text:p>8.8613685726362</text:p>
          </table:table-cell>
          <table:table-cell office:value-type="float" office:value="6.84546589731153" table:style-name="ce1">
            <text:p>6.84546589731153</text:p>
          </table:table-cell>
          <table:table-cell office:value-type="float" office:value="9.26219184306553" table:style-name="ce1">
            <text:p>9.26219184306553</text:p>
          </table:table-cell>
          <table:table-cell office:value-type="float" office:value="6.33247186690312" table:style-name="ce1">
            <text:p>6.33247186690312</text:p>
          </table:table-cell>
          <table:table-cell office:value-type="float" office:value="2.90876859367012" table:style-name="ce1">
            <text:p>2.90876859367012</text:p>
          </table:table-cell>
          <table:table-cell office:value-type="float" office:value="6.39070169339596" table:style-name="ce1">
            <text:p>6.39070169339596</text:p>
          </table:table-cell>
          <table:table-cell office:value-type="float" office:value="6.59269123300219" table:style-name="ce1">
            <text:p>6.59269123300219</text:p>
          </table:table-cell>
          <table:table-cell office:value-type="float" office:value="6.41087240978282" table:style-name="ce1">
            <text:p>6.41087240978282</text:p>
          </table:table-cell>
          <table:table-cell office:value-type="float" office:value="10.0711676999018" table:style-name="ce1">
            <text:p>10.0711676999018</text:p>
          </table:table-cell>
          <table:table-cell office:value-type="float" office:value="8.45365686089593" table:style-name="ce1">
            <text:p>8.45365686089593</text:p>
          </table:table-cell>
        </table:table-row>
        <table:table-row table:style-name="ro1">
          <table:table-cell office:value-type="string" table:style-name="ce1">
            <text:p>Mathieu Maerte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286</text:p>
          </table:table-cell>
          <table:table-cell office:value-type="float" office:value="8.7" table:style-name="ce1">
            <text:p>8.7</text:p>
          </table:table-cell>
          <table:table-cell office:value-type="float" office:value="8.83826389167744" table:style-name="ce1">
            <text:p>8.83826389167744</text:p>
          </table:table-cell>
          <table:table-cell office:value-type="float" office:value="6.16947198425524" table:style-name="ce1">
            <text:p>6.16947198425524</text:p>
          </table:table-cell>
          <table:table-cell office:value-type="float" office:value="9.24611622765683" table:style-name="ce1">
            <text:p>9.24611622765683</text:p>
          </table:table-cell>
          <table:table-cell office:value-type="float" office:value="6.60447500738879" table:style-name="ce1">
            <text:p>6.60447500738879</text:p>
          </table:table-cell>
          <table:table-cell office:value-type="float" office:value="8.45290730467558" table:style-name="ce1">
            <text:p>8.45290730467558</text:p>
          </table:table-cell>
          <table:table-cell office:value-type="float" office:value="7.05632752762132" table:style-name="ce1">
            <text:p>7.05632752762132</text:p>
          </table:table-cell>
          <table:table-cell office:value-type="float" office:value="11.0267108608214" table:style-name="ce1">
            <text:p>11.0267108608214</text:p>
          </table:table-cell>
          <table:table-cell office:value-type="float" office:value="12.6408567697325" table:style-name="ce1">
            <text:p>12.6408567697325</text:p>
          </table:table-cell>
          <table:table-cell office:value-type="float" office:value="12.1591690970968" table:style-name="ce1">
            <text:p>12.1591690970968</text:p>
          </table:table-cell>
          <table:table-cell office:value-type="float" office:value="7.50534946740342" table:style-name="ce1">
            <text:p>7.50534946740342</text:p>
          </table:table-cell>
          <table:table-cell office:value-type="float" office:value="7.21575710328886" table:style-name="ce1">
            <text:p>7.21575710328886</text:p>
          </table:table-cell>
        </table:table-row>
        <table:table-row table:style-name="ro1">
          <table:table-cell office:value-type="string" table:style-name="ce1">
            <text:p>Owen Ma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105</text:p>
          </table:table-cell>
          <table:table-cell office:value-type="float" office:value="11.7" table:style-name="ce1">
            <text:p>11.7</text:p>
          </table:table-cell>
          <table:table-cell office:value-type="float" office:value="7.43193569096868" table:style-name="ce1">
            <text:p>7.43193569096868</text:p>
          </table:table-cell>
          <table:table-cell office:value-type="float" office:value="6.36499435213038" table:style-name="ce1">
            <text:p>6.36499435213038</text:p>
          </table:table-cell>
          <table:table-cell office:value-type="float" office:value="10.1029784156759" table:style-name="ce1">
            <text:p>10.1029784156759</text:p>
          </table:table-cell>
          <table:table-cell office:value-type="float" office:value="7.87566210752154" table:style-name="ce1">
            <text:p>7.87566210752154</text:p>
          </table:table-cell>
          <table:table-cell office:value-type="float" office:value="10.9341021751204" table:style-name="ce1">
            <text:p>10.9341021751204</text:p>
          </table:table-cell>
          <table:table-cell office:value-type="float" office:value="6.25040243618882" table:style-name="ce1">
            <text:p>6.25040243618882</text:p>
          </table:table-cell>
          <table:table-cell office:value-type="float" office:value="11.4816434971541" table:style-name="ce1">
            <text:p>11.4816434971541</text:p>
          </table:table-cell>
          <table:table-cell office:value-type="float" office:value="8.08173777228516" table:style-name="ce1">
            <text:p>8.08173777228516</text:p>
          </table:table-cell>
          <table:table-cell office:value-type="float" office:value="6.41087240978282" table:style-name="ce1">
            <text:p>6.41087240978282</text:p>
          </table:table-cell>
          <table:table-cell office:value-type="float" office:value="9.96873836971118" table:style-name="ce1">
            <text:p>9.96873836971118</text:p>
          </table:table-cell>
          <table:table-cell office:value-type="float" office:value="6.12631754937994" table:style-name="ce1">
            <text:p>6.12631754937994</text:p>
          </table:table-cell>
        </table:table-row>
        <table:table-row table:style-name="ro1">
          <table:table-cell office:value-type="string" table:style-name="ce1">
            <text:p>Youssef Mazi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7</text:p>
          </table:table-cell>
          <table:table-cell office:value-type="float" office:value="9.3" table:style-name="ce1">
            <text:p>9.3</text:p>
          </table:table-cell>
          <table:table-cell office:value-type="float" office:value="9.41705680265044" table:style-name="ce1">
            <text:p>9.41705680265044</text:p>
          </table:table-cell>
          <table:table-cell office:value-type="float" office:value="8.3305821857456" table:style-name="ce1">
            <text:p>8.3305821857456</text:p>
          </table:table-cell>
          <table:table-cell office:value-type="float" office:value="12.9827161951327" table:style-name="ce1">
            <text:p>12.9827161951327</text:p>
          </table:table-cell>
          <table:table-cell office:value-type="float" office:value="9.57203243616691" table:style-name="ce1">
            <text:p>9.57203243616691</text:p>
          </table:table-cell>
          <table:table-cell office:value-type="float" office:value="9.28890829721636" table:style-name="ce1">
            <text:p>9.28890829721636</text:p>
          </table:table-cell>
          <table:table-cell office:value-type="float" office:value="5.59567839808827" table:style-name="ce1">
            <text:p>5.59567839808827</text:p>
          </table:table-cell>
          <table:table-cell office:value-type="float" office:value="11.7475165814843" table:style-name="ce1">
            <text:p>11.7475165814843</text:p>
          </table:table-cell>
          <table:table-cell office:value-type="float" office:value="9.13807900798543" table:style-name="ce1">
            <text:p>9.13807900798543</text:p>
          </table:table-cell>
          <table:table-cell office:value-type="float" office:value="10.4391292244574" table:style-name="ce1">
            <text:p>10.4391292244574</text:p>
          </table:table-cell>
          <table:table-cell office:value-type="float" office:value="6.8212601594772" table:style-name="ce1">
            <text:p>6.8212601594772</text:p>
          </table:table-cell>
          <table:table-cell office:value-type="float" office:value="6.08788649654269" table:style-name="ce1">
            <text:p>6.08788649654269</text:p>
          </table:table-cell>
        </table:table-row>
        <table:table-row table:style-name="ro1">
          <table:table-cell office:value-type="string" table:style-name="ce1">
            <text:p>Noah Mbam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002</text:p>
          </table:table-cell>
          <table:table-cell office:value-type="float" office:value="17.7" table:style-name="ce1">
            <text:p>17.7</text:p>
          </table:table-cell>
          <table:table-cell office:value-type="float" office:value="6.41344171625058" table:style-name="ce1">
            <text:p>6.41344171625058</text:p>
          </table:table-cell>
          <table:table-cell office:value-type="float" office:value="11.144609167269" table:style-name="ce1">
            <text:p>11.144609167269</text:p>
          </table:table-cell>
          <table:table-cell office:value-type="float" office:value="8.75410283635552" table:style-name="ce1">
            <text:p>8.75410283635552</text:p>
          </table:table-cell>
          <table:table-cell office:value-type="float" office:value="10.1870787649421" table:style-name="ce1">
            <text:p>10.1870787649421</text:p>
          </table:table-cell>
          <table:table-cell office:value-type="float" office:value="11.457064850068" table:style-name="ce1">
            <text:p>11.457064850068</text:p>
          </table:table-cell>
          <table:table-cell office:value-type="float" office:value="6.93376024150596" table:style-name="ce1">
            <text:p>6.93376024150596</text:p>
          </table:table-cell>
          <table:table-cell office:value-type="float" office:value="9.69547528612478" table:style-name="ce1">
            <text:p>9.69547528612478</text:p>
          </table:table-cell>
          <table:table-cell office:value-type="float" office:value="7.3459199374678" table:style-name="ce1">
            <text:p>7.3459199374678</text:p>
          </table:table-cell>
          <table:table-cell office:value-type="float" office:value="8.30955336148966" table:style-name="ce1">
            <text:p>8.30955336148966</text:p>
          </table:table-cell>
          <table:table-cell office:value-type="float" office:value="14.7458434678004" table:style-name="ce1">
            <text:p>14.7458434678004</text:p>
          </table:table-cell>
          <table:table-cell office:value-type="float" office:value="13.8993746048638" table:style-name="ce1">
            <text:p>13.8993746048638</text:p>
          </table:table-cell>
        </table:table-row>
        <table:table-row table:style-name="ro1">
          <table:table-cell office:value-type="string" table:style-name="ce1">
            <text:p>Nayel Mehssat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71</text:p>
          </table:table-cell>
          <table:table-cell office:value-type="float" office:value="8.4" table:style-name="ce1">
            <text:p>8.4</text:p>
          </table:table-cell>
          <table:table-cell office:value-type="float" office:value="7.06857934280401" table:style-name="ce1">
            <text:p>7.06857934280401</text:p>
          </table:table-cell>
          <table:table-cell office:value-type="float" office:value="7.36332590952483" table:style-name="ce1">
            <text:p>7.36332590952483</text:p>
          </table:table-cell>
          <table:table-cell office:value-type="float" office:value="8.63137399468932" table:style-name="ce1">
            <text:p>8.63137399468932</text:p>
          </table:table-cell>
          <table:table-cell office:value-type="float" office:value="7.62429607823983" table:style-name="ce1">
            <text:p>7.62429607823983</text:p>
          </table:table-cell>
          <table:table-cell office:value-type="float" office:value="9.00976736792819" table:style-name="ce1">
            <text:p>9.00976736792819</text:p>
          </table:table-cell>
          <table:table-cell office:value-type="float" office:value="4.70303784733601" table:style-name="ce1">
            <text:p>4.70303784733601</text:p>
          </table:table-cell>
          <table:table-cell office:value-type="float" office:value="9.40375999090663" table:style-name="ce1">
            <text:p>9.40375999090663</text:p>
          </table:table-cell>
          <table:table-cell office:value-type="float" office:value="8.28136283269327" table:style-name="ce1">
            <text:p>8.28136283269327</text:p>
          </table:table-cell>
          <table:table-cell office:value-type="float" office:value="6.41087240978282" table:style-name="ce1">
            <text:p>6.41087240978282</text:p>
          </table:table-cell>
          <table:table-cell office:value-type="float" office:value="6.44452635092775" table:style-name="ce1">
            <text:p>6.44452635092775</text:p>
          </table:table-cell>
          <table:table-cell office:value-type="float" office:value="4.11053744385541" table:style-name="ce1">
            <text:p>4.11053744385541</text:p>
          </table:table-cell>
        </table:table-row>
        <table:table-row table:style-name="ro1">
          <table:table-cell office:value-type="string" table:style-name="ce1">
            <text:p>Kerim Mrabt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232</text:p>
          </table:table-cell>
          <table:table-cell office:value-type="float" office:value="8.6" table:style-name="ce1">
            <text:p>8.6</text:p>
          </table:table-cell>
          <table:table-cell office:value-type="float" office:value="7.32618884601098" table:style-name="ce1">
            <text:p>7.32618884601098</text:p>
          </table:table-cell>
          <table:table-cell office:value-type="float" office:value="7.09678447573311" table:style-name="ce1">
            <text:p>7.09678447573311</text:p>
          </table:table-cell>
          <table:table-cell office:value-type="float" office:value="9.61475077875765" table:style-name="ce1">
            <text:p>9.61475077875765</text:p>
          </table:table-cell>
          <table:table-cell office:value-type="float" office:value="7.62429607823983" table:style-name="ce1">
            <text:p>7.62429607823983</text:p>
          </table:table-cell>
          <table:table-cell office:value-type="float" office:value="7.09782252558326" table:style-name="ce1">
            <text:p>7.09782252558326</text:p>
          </table:table-cell>
          <table:table-cell office:value-type="float" office:value="9.24356396327622" table:style-name="ce1">
            <text:p>9.24356396327622</text:p>
          </table:table-cell>
          <table:table-cell office:value-type="float" office:value="8.52734608749601" table:style-name="ce1">
            <text:p>8.52734608749601</text:p>
          </table:table-cell>
          <table:table-cell office:value-type="float" office:value="7.68640674969004" table:style-name="ce1">
            <text:p>7.68640674969004</text:p>
          </table:table-cell>
          <table:table-cell office:value-type="float" office:value="10.1591419205962" table:style-name="ce1">
            <text:p>10.1591419205962</text:p>
          </table:table-cell>
          <table:table-cell office:value-type="float" office:value="7.80642047902625" table:style-name="ce1">
            <text:p>7.80642047902625</text:p>
          </table:table-cell>
          <table:table-cell office:value-type="float" office:value="8.68914866868761" table:style-name="ce1">
            <text:p>8.68914866868761</text:p>
          </table:table-cell>
        </table:table-row>
        <table:table-row table:style-name="ro1">
          <table:table-cell office:value-type="string" table:style-name="ce1">
            <text:p>Casper Niel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53</text:p>
          </table:table-cell>
          <table:table-cell office:value-type="float" office:value="11.3" table:style-name="ce1">
            <text:p>11.3</text:p>
          </table:table-cell>
          <table:table-cell office:value-type="float" office:value="6.7994802029224" table:style-name="ce1">
            <text:p>6.7994802029224</text:p>
          </table:table-cell>
          <table:table-cell office:value-type="float" office:value="7.39161931795663" table:style-name="ce1">
            <text:p>7.39161931795663</text:p>
          </table:table-cell>
          <table:table-cell office:value-type="float" office:value="8.87699594875233" table:style-name="ce1">
            <text:p>8.87699594875233</text:p>
          </table:table-cell>
          <table:table-cell office:value-type="float" office:value="7.67435592372117" table:style-name="ce1">
            <text:p>7.67435592372117</text:p>
          </table:table-cell>
          <table:table-cell office:value-type="float" office:value="6.08812118821533" table:style-name="ce1">
            <text:p>6.08812118821533</text:p>
          </table:table-cell>
          <table:table-cell office:value-type="float" office:value="5.91013713543783" table:style-name="ce1">
            <text:p>5.91013713543783</text:p>
          </table:table-cell>
          <table:table-cell office:value-type="float" office:value="8.23721989352907" table:style-name="ce1">
            <text:p>8.23721989352907</text:p>
          </table:table-cell>
          <table:table-cell office:value-type="float" office:value="8.58260475469797" table:style-name="ce1">
            <text:p>8.58260475469797</text:p>
          </table:table-cell>
          <table:table-cell office:value-type="float" office:value="9.73479058775503" table:style-name="ce1">
            <text:p>9.73479058775503</text:p>
          </table:table-cell>
          <table:table-cell office:value-type="float" office:value="10.6784964135673" table:style-name="ce1">
            <text:p>10.6784964135673</text:p>
          </table:table-cell>
          <table:table-cell office:value-type="float" office:value="9.57543273996735" table:style-name="ce1">
            <text:p>9.57543273996735</text:p>
          </table:table-cell>
        </table:table-row>
        <table:table-row table:style-name="ro1">
          <table:table-cell office:value-type="string" table:style-name="ce1">
            <text:p>Tochukwu Nnad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91</text:p>
          </table:table-cell>
          <table:table-cell office:value-type="float" office:value="14.6" table:style-name="ce1">
            <text:p>14.6</text:p>
          </table:table-cell>
          <table:table-cell office:value-type="float" office:value="6.1953404079098" table:style-name="ce1">
            <text:p>6.1953404079098</text:p>
          </table:table-cell>
          <table:table-cell office:value-type="float" office:value="12.3400937299485" table:style-name="ce1">
            <text:p>12.3400937299485</text:p>
          </table:table-cell>
          <table:table-cell office:value-type="float" office:value="6.73225150169332" table:style-name="ce1">
            <text:p>6.73225150169332</text:p>
          </table:table-cell>
          <table:table-cell office:value-type="float" office:value="11.4710490666768" table:style-name="ce1">
            <text:p>11.4710490666768</text:p>
          </table:table-cell>
          <table:table-cell office:value-type="float" office:value="6.58247417300111" table:style-name="ce1">
            <text:p>6.58247417300111</text:p>
          </table:table-cell>
          <table:table-cell office:value-type="float" office:value="10.8587021632993" table:style-name="ce1">
            <text:p>10.8587021632993</text:p>
          </table:table-cell>
          <table:table-cell office:value-type="float" office:value="6.13338470629062" table:style-name="ce1">
            <text:p>6.13338470629062</text:p>
          </table:table-cell>
          <table:table-cell office:value-type="float" office:value="6.05600648080843" table:style-name="ce1">
            <text:p>6.05600648080843</text:p>
          </table:table-cell>
          <table:table-cell office:value-type="float" office:value="5.67391097262834" table:style-name="ce1">
            <text:p>5.67391097262834</text:p>
          </table:table-cell>
          <table:table-cell office:value-type="float" office:value="13.8719347196865" table:style-name="ce1">
            <text:p>13.8719347196865</text:p>
          </table:table-cell>
          <table:table-cell office:value-type="float" office:value="11.3389821646904" table:style-name="ce1">
            <text:p>11.3389821646904</text:p>
          </table:table-cell>
        </table:table-row>
        <table:table-row table:style-name="ro1">
          <table:table-cell office:value-type="string" table:style-name="ce1">
            <text:p>Raphael Onyedik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263</text:p>
          </table:table-cell>
          <table:table-cell office:value-type="float" office:value="10.1" table:style-name="ce1">
            <text:p>10.1</text:p>
          </table:table-cell>
          <table:table-cell office:value-type="float" office:value="7.27758838069022" table:style-name="ce1">
            <text:p>7.27758838069022</text:p>
          </table:table-cell>
          <table:table-cell office:value-type="float" office:value="12.2644011512867" table:style-name="ce1">
            <text:p>12.2644011512867</text:p>
          </table:table-cell>
          <table:table-cell office:value-type="float" office:value="5.96896473660915" table:style-name="ce1">
            <text:p>5.96896473660915</text:p>
          </table:table-cell>
          <table:table-cell office:value-type="float" office:value="10.7903602204713" table:style-name="ce1">
            <text:p>10.7903602204713</text:p>
          </table:table-cell>
          <table:table-cell office:value-type="float" office:value="6.08812118821533" table:style-name="ce1">
            <text:p>6.08812118821533</text:p>
          </table:table-cell>
          <table:table-cell office:value-type="float" office:value="14.4168538029498" table:style-name="ce1">
            <text:p>14.4168538029498</text:p>
          </table:table-cell>
          <table:table-cell office:value-type="float" office:value="6.21845184669715" table:style-name="ce1">
            <text:p>6.21845184669715</text:p>
          </table:table-cell>
          <table:table-cell office:value-type="float" office:value="8.38156546355562" table:style-name="ce1">
            <text:p>8.38156546355562</text:p>
          </table:table-cell>
          <table:table-cell office:value-type="float" office:value="8.59342809167184" table:style-name="ce1">
            <text:p>8.59342809167184</text:p>
          </table:table-cell>
          <table:table-cell office:value-type="float" office:value="9.24613984086332" table:style-name="ce1">
            <text:p>9.24613984086332</text:p>
          </table:table-cell>
          <table:table-cell office:value-type="float" office:value="9.47217685425863" table:style-name="ce1">
            <text:p>9.47217685425863</text:p>
          </table:table-cell>
        </table:table-row>
        <table:table-row table:style-name="ro1">
          <table:table-cell office:value-type="string" table:style-name="ce1">
            <text:p>Maxime Pa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82</text:p>
          </table:table-cell>
          <table:table-cell office:value-type="float" office:value="7.7" table:style-name="ce1">
            <text:p>7.7</text:p>
          </table:table-cell>
          <table:table-cell office:value-type="float" office:value="8.63436260808086" table:style-name="ce1">
            <text:p>8.63436260808086</text:p>
          </table:table-cell>
          <table:table-cell office:value-type="float" office:value="6.39133626234151" table:style-name="ce1">
            <text:p>6.39133626234151</text:p>
          </table:table-cell>
          <table:table-cell office:value-type="float" office:value="9.24611622765683" table:style-name="ce1">
            <text:p>9.24611622765683</text:p>
          </table:table-cell>
          <table:table-cell office:value-type="float" office:value="7.13052696591126" table:style-name="ce1">
            <text:p>7.13052696591126</text:p>
          </table:table-cell>
          <table:table-cell office:value-type="float" office:value="8.73088859057362" table:style-name="ce1">
            <text:p>8.73088859057362</text:p>
          </table:table-cell>
          <table:table-cell office:value-type="float" office:value="8.22947537307371" table:style-name="ce1">
            <text:p>8.22947537307371</text:p>
          </table:table-cell>
          <table:table-cell office:value-type="float" office:value="10.4644889326285" table:style-name="ce1">
            <text:p>10.4644889326285</text:p>
          </table:table-cell>
          <table:table-cell office:value-type="float" office:value="7.24973572083686" table:style-name="ce1">
            <text:p>7.24973572083686</text:p>
          </table:table-cell>
          <table:table-cell office:value-type="float" office:value="8.16829984268366" table:style-name="ce1">
            <text:p>8.16829984268366</text:p>
          </table:table-cell>
          <table:table-cell office:value-type="float" office:value="7.20869202988775" table:style-name="ce1">
            <text:p>7.20869202988775</text:p>
          </table:table-cell>
          <table:table-cell office:value-type="float" office:value="6.88337965317717" table:style-name="ce1">
            <text:p>6.88337965317717</text:p>
          </table:table-cell>
        </table:table-row>
        <table:table-row table:style-name="ro1">
          <table:table-cell office:value-type="string" table:style-name="ce1">
            <text:p>Patrick Pflück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38</text:p>
          </table:table-cell>
          <table:table-cell office:value-type="float" office:value="12.4" table:style-name="ce1">
            <text:p>12.4</text:p>
          </table:table-cell>
          <table:table-cell office:value-type="float" office:value="8.32970936521681" table:style-name="ce1">
            <text:p>8.32970936521681</text:p>
          </table:table-cell>
          <table:table-cell office:value-type="float" office:value="8.257282444481" table:style-name="ce1">
            <text:p>8.257282444481</text:p>
          </table:table-cell>
          <table:table-cell office:value-type="float" office:value="14.4891900027737" table:style-name="ce1">
            <text:p>14.4891900027737</text:p>
          </table:table-cell>
          <table:table-cell office:value-type="float" office:value="9.77794646229552" table:style-name="ce1">
            <text:p>9.77794646229552</text:p>
          </table:table-cell>
          <table:table-cell office:value-type="float" office:value="10.6664639486208" table:style-name="ce1">
            <text:p>10.6664639486208</text:p>
          </table:table-cell>
          <table:table-cell office:value-type="float" office:value="7.22644823244954" table:style-name="ce1">
            <text:p>7.22644823244954</text:p>
          </table:table-cell>
          <table:table-cell office:value-type="float" office:value="12.8260639006845" table:style-name="ce1">
            <text:p>12.8260639006845</text:p>
          </table:table-cell>
          <table:table-cell office:value-type="float" office:value="9.99450280968362" table:style-name="ce1">
            <text:p>9.99450280968362</text:p>
          </table:table-cell>
          <table:table-cell office:value-type="float" office:value="12.7566296235239" table:style-name="ce1">
            <text:p>12.7566296235239</text:p>
          </table:table-cell>
          <table:table-cell office:value-type="float" office:value="7.30704163706891" table:style-name="ce1">
            <text:p>7.30704163706891</text:p>
          </table:table-cell>
          <table:table-cell office:value-type="float" office:value="6.011480508483" table:style-name="ce1">
            <text:p>6.011480508483</text:p>
          </table:table-cell>
        </table:table-row>
        <table:table-row table:style-name="ro1">
          <table:table-cell office:value-type="string" table:style-name="ce1">
            <text:p>Arthur Piedfor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340</text:p>
          </table:table-cell>
          <table:table-cell office:value-type="float" office:value="15.2" table:style-name="ce1">
            <text:p>15.2</text:p>
          </table:table-cell>
          <table:table-cell office:value-type="float" office:value="7.14062726933255" table:style-name="ce1">
            <text:p>7.14062726933255</text:p>
          </table:table-cell>
          <table:table-cell office:value-type="float" office:value="11.6776183485203" table:style-name="ce1">
            <text:p>11.6776183485203</text:p>
          </table:table-cell>
          <table:table-cell office:value-type="float" office:value="10.4648358083579" table:style-name="ce1">
            <text:p>10.4648358083579</text:p>
          </table:table-cell>
          <table:table-cell office:value-type="float" office:value="11.6128746684472" table:style-name="ce1">
            <text:p>11.6128746684472</text:p>
          </table:table-cell>
          <table:table-cell office:value-type="float" office:value="10.1215495629403" table:style-name="ce1">
            <text:p>10.1215495629403</text:p>
          </table:table-cell>
          <table:table-cell office:value-type="float" office:value="5.42323468027875" table:style-name="ce1">
            <text:p>5.42323468027875</text:p>
          </table:table-cell>
          <table:table-cell office:value-type="float" office:value="9.40375999090663" table:style-name="ce1">
            <text:p>9.40375999090663</text:p>
          </table:table-cell>
          <table:table-cell office:value-type="float" office:value="6.63858932397033" table:style-name="ce1">
            <text:p>6.63858932397033</text:p>
          </table:table-cell>
          <table:table-cell office:value-type="float" office:value="8.87856955352573" table:style-name="ce1">
            <text:p>8.87856955352573</text:p>
          </table:table-cell>
          <table:table-cell office:value-type="float" office:value="13.5864361953452" table:style-name="ce1">
            <text:p>13.5864361953452</text:p>
          </table:table-cell>
          <table:table-cell office:value-type="float" office:value="11.2839904888732" table:style-name="ce1">
            <text:p>11.2839904888732</text:p>
          </table:table-cell>
        </table:table-row>
        <table:table-row table:style-name="ro1">
          <table:table-cell office:value-type="string" table:style-name="ce1">
            <text:p>Dennis Prae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38</text:p>
          </table:table-cell>
          <table:table-cell office:value-type="float" office:value="10.3" table:style-name="ce1">
            <text:p>10.3</text:p>
          </table:table-cell>
          <table:table-cell office:value-type="float" office:value="7.47276461257555" table:style-name="ce1">
            <text:p>7.47276461257555</text:p>
          </table:table-cell>
          <table:table-cell office:value-type="float" office:value="9.08342907311373" table:style-name="ce1">
            <text:p>9.08342907311373</text:p>
          </table:table-cell>
          <table:table-cell office:value-type="float" office:value="7.42475697138391" table:style-name="ce1">
            <text:p>7.42475697138391</text:p>
          </table:table-cell>
          <table:table-cell office:value-type="float" office:value="9.57203243616691" table:style-name="ce1">
            <text:p>9.57203243616691</text:p>
          </table:table-cell>
          <table:table-cell office:value-type="float" office:value="8.45290730467558" table:style-name="ce1">
            <text:p>8.45290730467558</text:p>
          </table:table-cell>
          <table:table-cell office:value-type="float" office:value="11.2465600151703" table:style-name="ce1">
            <text:p>11.2465600151703</text:p>
          </table:table-cell>
          <table:table-cell office:value-type="float" office:value="7.66425734655154" table:style-name="ce1">
            <text:p>7.66425734655154</text:p>
          </table:table-cell>
          <table:table-cell office:value-type="float" office:value="6.50141385402425" table:style-name="ce1">
            <text:p>6.50141385402425</text:p>
          </table:table-cell>
          <table:table-cell office:value-type="float" office:value="5.7926947662432" table:style-name="ce1">
            <text:p>5.7926947662432</text:p>
          </table:table-cell>
          <table:table-cell office:value-type="float" office:value="13.1284221363504" table:style-name="ce1">
            <text:p>13.1284221363504</text:p>
          </table:table-cell>
          <table:table-cell office:value-type="float" office:value="10.4802030818282" table:style-name="ce1">
            <text:p>10.4802030818282</text:p>
          </table:table-cell>
        </table:table-row>
        <table:table-row table:style-name="ro1">
          <table:table-cell office:value-type="string" table:style-name="ce1">
            <text:p>Mathias Rasmus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8-043</text:p>
          </table:table-cell>
          <table:table-cell office:value-type="float" office:value="7.6" table:style-name="ce1">
            <text:p>7.6</text:p>
          </table:table-cell>
          <table:table-cell office:value-type="float" office:value="8.34658514576667" table:style-name="ce1">
            <text:p>8.34658514576667</text:p>
          </table:table-cell>
          <table:table-cell office:value-type="float" office:value="8.19874146490587" table:style-name="ce1">
            <text:p>8.19874146490587</text:p>
          </table:table-cell>
          <table:table-cell office:value-type="float" office:value="9.73726699647777" table:style-name="ce1">
            <text:p>9.73726699647777</text:p>
          </table:table-cell>
          <table:table-cell office:value-type="float" office:value="9.93186097061779" table:style-name="ce1">
            <text:p>9.93186097061779</text:p>
          </table:table-cell>
          <table:table-cell office:value-type="float" office:value="6.33247186690312" table:style-name="ce1">
            <text:p>6.33247186690312</text:p>
          </table:table-cell>
          <table:table-cell office:value-type="float" office:value="11.4142084143257" table:style-name="ce1">
            <text:p>11.4142084143257</text:p>
          </table:table-cell>
          <table:table-cell office:value-type="float" office:value="5.88258825866701" table:style-name="ce1">
            <text:p>5.88258825866701</text:p>
          </table:table-cell>
          <table:table-cell office:value-type="float" office:value="7.93281480802345" table:style-name="ce1">
            <text:p>7.93281480802345</text:p>
          </table:table-cell>
          <table:table-cell office:value-type="float" office:value="8.87856955352573" table:style-name="ce1">
            <text:p>8.87856955352573</text:p>
          </table:table-cell>
          <table:table-cell office:value-type="float" office:value="9.86604568676643" table:style-name="ce1">
            <text:p>9.86604568676643</text:p>
          </table:table-cell>
          <table:table-cell office:value-type="float" office:value="7.8560884947914" table:style-name="ce1">
            <text:p>7.8560884947914</text:p>
          </table:table-cell>
        </table:table-row>
        <table:table-row table:style-name="ro1">
          <table:table-cell office:value-type="string" table:style-name="ce1">
            <text:p>Nathan Rôd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8-027</text:p>
          </table:table-cell>
          <table:table-cell office:value-type="float" office:value="12.5" table:style-name="ce1">
            <text:p>12.5</text:p>
          </table:table-cell>
          <table:table-cell office:value-type="float" office:value="6.4286457016405" table:style-name="ce1">
            <text:p>6.4286457016405</text:p>
          </table:table-cell>
          <table:table-cell office:value-type="float" office:value="8.87616431191801" table:style-name="ce1">
            <text:p>8.87616431191801</text:p>
          </table:table-cell>
          <table:table-cell office:value-type="float" office:value="6.18149820509717" table:style-name="ce1">
            <text:p>6.18149820509717</text:p>
          </table:table-cell>
          <table:table-cell office:value-type="float" office:value="7.32644938225654" table:style-name="ce1">
            <text:p>7.32644938225654</text:p>
          </table:table-cell>
          <table:table-cell office:value-type="float" office:value="7.09782252558326" table:style-name="ce1">
            <text:p>7.09782252558326</text:p>
          </table:table-cell>
          <table:table-cell office:value-type="float" office:value="8.08378957482049" table:style-name="ce1">
            <text:p>8.08378957482049</text:p>
          </table:table-cell>
          <table:table-cell office:value-type="float" office:value="7.66425734655154" table:style-name="ce1">
            <text:p>7.66425734655154</text:p>
          </table:table-cell>
          <table:table-cell office:value-type="float" office:value="6.77729119287859" table:style-name="ce1">
            <text:p>6.77729119287859</text:p>
          </table:table-cell>
          <table:table-cell office:value-type="float" office:value="6.41087240978282" table:style-name="ce1">
            <text:p>6.41087240978282</text:p>
          </table:table-cell>
          <table:table-cell office:value-type="float" office:value="11.836631345967" table:style-name="ce1">
            <text:p>11.836631345967</text:p>
          </table:table-cell>
          <table:table-cell office:value-type="float" office:value="6.67947600178107" table:style-name="ce1">
            <text:p>6.67947600178107</text:p>
          </table:table-cell>
        </table:table-row>
        <table:table-row table:style-name="ro1">
          <table:table-cell office:value-type="string" table:style-name="ce1">
            <text:p>Jakob Romsaa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1-236</text:p>
          </table:table-cell>
          <table:table-cell office:value-type="float" office:value="10.6" table:style-name="ce1">
            <text:p>10.6</text:p>
          </table:table-cell>
          <table:table-cell office:value-type="float" office:value="7.81056704674663" table:style-name="ce1">
            <text:p>7.81056704674663</text:p>
          </table:table-cell>
          <table:table-cell office:value-type="float" office:value="7.51945823458279" table:style-name="ce1">
            <text:p>7.51945823458279</text:p>
          </table:table-cell>
          <table:table-cell office:value-type="float" office:value="10.5843613935955" table:style-name="ce1">
            <text:p>10.5843613935955</text:p>
          </table:table-cell>
          <table:table-cell office:value-type="float" office:value="7.4748135756593" table:style-name="ce1">
            <text:p>7.4748135756593</text:p>
          </table:table-cell>
          <table:table-cell office:value-type="float" office:value="8.73088859057362" table:style-name="ce1">
            <text:p>8.73088859057362</text:p>
          </table:table-cell>
          <table:table-cell office:value-type="float" office:value="9.24356396327622" table:style-name="ce1">
            <text:p>9.24356396327622</text:p>
          </table:table-cell>
          <table:table-cell office:value-type="float" office:value="9.69547528612478" table:style-name="ce1">
            <text:p>9.69547528612478</text:p>
          </table:table-cell>
          <table:table-cell office:value-type="float" office:value="10.6378356437059" table:style-name="ce1">
            <text:p>10.6378356437059</text:p>
          </table:table-cell>
          <table:table-cell office:value-type="float" office:value="9.59250213523289" table:style-name="ce1">
            <text:p>9.59250213523289</text:p>
          </table:table-cell>
          <table:table-cell office:value-type="float" office:value="8.72820253856081" table:style-name="ce1">
            <text:p>8.72820253856081</text:p>
          </table:table-cell>
          <table:table-cell office:value-type="float" office:value="11.0340387429021" table:style-name="ce1">
            <text:p>11.0340387429021</text:p>
          </table:table-cell>
        </table:table-row>
        <table:table-row table:style-name="ro1">
          <table:table-cell office:value-type="string" table:style-name="ce1">
            <text:p>Isa Sakamo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34</text:p>
          </table:table-cell>
          <table:table-cell office:value-type="float" office:value="17.4" table:style-name="ce1">
            <text:p>17.4</text:p>
          </table:table-cell>
          <table:table-cell office:value-type="float" office:value="7.75253858930879" table:style-name="ce1">
            <text:p>7.75253858930879</text:p>
          </table:table-cell>
          <table:table-cell office:value-type="float" office:value="8.58067893509295" table:style-name="ce1">
            <text:p>8.58067893509295</text:p>
          </table:table-cell>
          <table:table-cell office:value-type="float" office:value="14.6286437614165" table:style-name="ce1">
            <text:p>14.6286437614165</text:p>
          </table:table-cell>
          <table:table-cell office:value-type="float" office:value="9.31388254703896" table:style-name="ce1">
            <text:p>9.31388254703896</text:p>
          </table:table-cell>
          <table:table-cell office:value-type="float" office:value="13.5274443375149" table:style-name="ce1">
            <text:p>13.5274443375149</text:p>
          </table:table-cell>
          <table:table-cell office:value-type="float" office:value="9.89783274120173" table:style-name="ce1">
            <text:p>9.89783274120173</text:p>
          </table:table-cell>
          <table:table-cell office:value-type="float" office:value="14.0889832428678" table:style-name="ce1">
            <text:p>14.0889832428678</text:p>
          </table:table-cell>
          <table:table-cell office:value-type="float" office:value="8.78429162433773" table:style-name="ce1">
            <text:p>8.78429162433773</text:p>
          </table:table-cell>
          <table:table-cell office:value-type="float" office:value="15.2572998788528" table:style-name="ce1">
            <text:p>15.2572998788528</text:p>
          </table:table-cell>
          <table:table-cell office:value-type="float" office:value="7.80642047902625" table:style-name="ce1">
            <text:p>7.80642047902625</text:p>
          </table:table-cell>
          <table:table-cell office:value-type="float" office:value="7.06252742467" table:style-name="ce1">
            <text:p>7.06252742467</text:p>
          </table:table-cell>
        </table:table-row>
        <table:table-row table:style-name="ro1">
          <table:table-cell office:value-type="string" table:style-name="ce1">
            <text:p>Nathan Sali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31</text:p>
          </table:table-cell>
          <table:table-cell office:value-type="float" office:value="11.9" table:style-name="ce1">
            <text:p>11.9</text:p>
          </table:table-cell>
          <table:table-cell office:value-type="float" office:value="7.5382655257842" table:style-name="ce1">
            <text:p>7.5382655257842</text:p>
          </table:table-cell>
          <table:table-cell office:value-type="float" office:value="9.70448977193221" table:style-name="ce1">
            <text:p>9.70448977193221</text:p>
          </table:table-cell>
          <table:table-cell office:value-type="float" office:value="9.24611622765683" table:style-name="ce1">
            <text:p>9.24611622765683</text:p>
          </table:table-cell>
          <table:table-cell office:value-type="float" office:value="12.3844174324239" table:style-name="ce1">
            <text:p>12.3844174324239</text:p>
          </table:table-cell>
          <table:table-cell office:value-type="float" office:value="8.17645068734979" table:style-name="ce1">
            <text:p>8.17645068734979</text:p>
          </table:table-cell>
          <table:table-cell office:value-type="float" office:value="11.8754137189848" table:style-name="ce1">
            <text:p>11.8754137189848</text:p>
          </table:table-cell>
          <table:table-cell office:value-type="float" office:value="9.1113448403819" table:style-name="ce1">
            <text:p>9.1113448403819</text:p>
          </table:table-cell>
          <table:table-cell office:value-type="float" office:value="10.1442169826398" table:style-name="ce1">
            <text:p>10.1442169826398</text:p>
          </table:table-cell>
          <table:table-cell office:value-type="float" office:value="10.5780103311815" table:style-name="ce1">
            <text:p>10.5780103311815</text:p>
          </table:table-cell>
          <table:table-cell office:value-type="float" office:value="11.836631345967" table:style-name="ce1">
            <text:p>11.836631345967</text:p>
          </table:table-cell>
          <table:table-cell office:value-type="float" office:value="11.0340387429021" table:style-name="ce1">
            <text:p>11.0340387429021</text:p>
          </table:table-cell>
        </table:table-row>
        <table:table-row table:style-name="ro1">
          <table:table-cell office:value-type="string" table:style-name="ce1">
            <text:p>Siebe Schrijv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9-173</text:p>
          </table:table-cell>
          <table:table-cell office:value-type="float" office:value="9.8" table:style-name="ce1">
            <text:p>9.8</text:p>
          </table:table-cell>
          <table:table-cell office:value-type="float" office:value="8.0942152771614" table:style-name="ce1">
            <text:p>8.0942152771614</text:p>
          </table:table-cell>
          <table:table-cell office:value-type="float" office:value="7.6624430620461" table:style-name="ce1">
            <text:p>7.6624430620461</text:p>
          </table:table-cell>
          <table:table-cell office:value-type="float" office:value="9.24611622765683" table:style-name="ce1">
            <text:p>9.24611622765683</text:p>
          </table:table-cell>
          <table:table-cell office:value-type="float" office:value="9.36555839809115" table:style-name="ce1">
            <text:p>9.36555839809115</text:p>
          </table:table-cell>
          <table:table-cell office:value-type="float" office:value="7.90213213967551" table:style-name="ce1">
            <text:p>7.90213213967551</text:p>
          </table:table-cell>
          <table:table-cell office:value-type="float" office:value="13.0135599243495" table:style-name="ce1">
            <text:p>13.0135599243495</text:p>
          </table:table-cell>
          <table:table-cell office:value-type="float" office:value="7.94929417883137" table:style-name="ce1">
            <text:p>7.94929417883137</text:p>
          </table:table-cell>
          <table:table-cell office:value-type="float" office:value="6.05600648080843" table:style-name="ce1">
            <text:p>6.05600648080843</text:p>
          </table:table-cell>
          <table:table-cell office:value-type="float" office:value="6.28414470956886" table:style-name="ce1">
            <text:p>6.28414470956886</text:p>
          </table:table-cell>
          <table:table-cell office:value-type="float" office:value="11.9287101246555" table:style-name="ce1">
            <text:p>11.9287101246555</text:p>
          </table:table-cell>
          <table:table-cell office:value-type="float" office:value="12.097709958958" table:style-name="ce1">
            <text:p>12.097709958958</text:p>
          </table:table-cell>
        </table:table-row>
        <table:table-row table:style-name="ro1">
          <table:table-cell office:value-type="string" table:style-name="ce1">
            <text:p>Christopher Scot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3-214</text:p>
          </table:table-cell>
          <table:table-cell office:value-type="float" office:value="7.6" table:style-name="ce1">
            <text:p>7.6</text:p>
          </table:table-cell>
          <table:table-cell office:value-type="float" office:value="8.54956618710061" table:style-name="ce1">
            <text:p>8.54956618710061</text:p>
          </table:table-cell>
          <table:table-cell office:value-type="float" office:value="7.56225303792015" table:style-name="ce1">
            <text:p>7.56225303792015</text:p>
          </table:table-cell>
          <table:table-cell office:value-type="float" office:value="8.63137399468932" table:style-name="ce1">
            <text:p>8.63137399468932</text:p>
          </table:table-cell>
          <table:table-cell office:value-type="float" office:value="8.180418219145" table:style-name="ce1">
            <text:p>8.180418219145</text:p>
          </table:table-cell>
          <table:table-cell office:value-type="float" office:value="9.56767364728688" table:style-name="ce1">
            <text:p>9.56767364728688</text:p>
          </table:table-cell>
          <table:table-cell office:value-type="float" office:value="7.22644823244954" table:style-name="ce1">
            <text:p>7.22644823244954</text:p>
          </table:table-cell>
          <table:table-cell office:value-type="float" office:value="9.01384420637075" table:style-name="ce1">
            <text:p>9.01384420637075</text:p>
          </table:table-cell>
          <table:table-cell office:value-type="float" office:value="8.53227490734506" table:style-name="ce1">
            <text:p>8.53227490734506</text:p>
          </table:table-cell>
          <table:table-cell office:value-type="float" office:value="7.60973400993378" table:style-name="ce1">
            <text:p>7.60973400993378</text:p>
          </table:table-cell>
          <table:table-cell office:value-type="float" office:value="8.72820253856081" table:style-name="ce1">
            <text:p>8.72820253856081</text:p>
          </table:table-cell>
          <table:table-cell office:value-type="float" office:value="10.0597751920985" table:style-name="ce1">
            <text:p>10.0597751920985</text:p>
          </table:table-cell>
        </table:table-row>
        <table:table-row table:style-name="ro1">
          <table:table-cell office:value-type="string" table:style-name="ce1">
            <text:p>Mathis Servai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,DF</text:p>
          </table:table-cell>
          <table:table-cell office:value-type="string" table:style-name="ce1">
            <text:p>21-045</text:p>
          </table:table-cell>
          <table:table-cell office:value-type="float" office:value="13.9" table:style-name="ce1">
            <text:p>13.9</text:p>
          </table:table-cell>
          <table:table-cell office:value-type="float" office:value="8.42260534233473" table:style-name="ce1">
            <text:p>8.42260534233473</text:p>
          </table:table-cell>
          <table:table-cell office:value-type="float" office:value="11.1306798942898" table:style-name="ce1">
            <text:p>11.1306798942898</text:p>
          </table:table-cell>
          <table:table-cell office:value-type="float" office:value="12.2775710470439" table:style-name="ce1">
            <text:p>12.2775710470439</text:p>
          </table:table-cell>
          <table:table-cell office:value-type="float" office:value="11.085615486836" table:style-name="ce1">
            <text:p>11.085615486836</text:p>
          </table:table-cell>
          <table:table-cell office:value-type="float" office:value="13.3240930388101" table:style-name="ce1">
            <text:p>13.3240930388101</text:p>
          </table:table-cell>
          <table:table-cell office:value-type="float" office:value="5.59567839808827" table:style-name="ce1">
            <text:p>5.59567839808827</text:p>
          </table:table-cell>
          <table:table-cell office:value-type="float" office:value="11.9215057195255" table:style-name="ce1">
            <text:p>11.9215057195255</text:p>
          </table:table-cell>
          <table:table-cell office:value-type="float" office:value="8.43175155879544" table:style-name="ce1">
            <text:p>8.43175155879544</text:p>
          </table:table-cell>
          <table:table-cell office:value-type="float" office:value="9.1642995300429" table:style-name="ce1">
            <text:p>9.1642995300429</text:p>
          </table:table-cell>
          <table:table-cell office:value-type="float" office:value="10.8774691093014" table:style-name="ce1">
            <text:p>10.8774691093014</text:p>
          </table:table-cell>
          <table:table-cell office:value-type="float" office:value="9.38358375861711" table:style-name="ce1">
            <text:p>9.38358375861711</text:p>
          </table:table-cell>
        </table:table-row>
        <table:table-row table:style-name="ro1">
          <table:table-cell office:value-type="string" table:style-name="ce1">
            <text:p>Abdoulaye Sissak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7-226</text:p>
          </table:table-cell>
          <table:table-cell office:value-type="float" office:value="18.8" table:style-name="ce1">
            <text:p>18.8</text:p>
          </table:table-cell>
          <table:table-cell office:value-type="float" office:value="6.98097310813648" table:style-name="ce1">
            <text:p>6.98097310813648</text:p>
          </table:table-cell>
          <table:table-cell office:value-type="float" office:value="13.566214031324" table:style-name="ce1">
            <text:p>13.566214031324</text:p>
          </table:table-cell>
          <table:table-cell office:value-type="float" office:value="8.63137399468932" table:style-name="ce1">
            <text:p>8.63137399468932</text:p>
          </table:table-cell>
          <table:table-cell office:value-type="float" office:value="11.8916631686624" table:style-name="ce1">
            <text:p>11.8916631686624</text:p>
          </table:table-cell>
          <table:table-cell office:value-type="float" office:value="12.2037514656973" table:style-name="ce1">
            <text:p>12.2037514656973</text:p>
          </table:table-cell>
          <table:table-cell office:value-type="float" office:value="9.83270825622999" table:style-name="ce1">
            <text:p>9.83270825622999</text:p>
          </table:table-cell>
          <table:table-cell office:value-type="float" office:value="8.72163607639198" table:style-name="ce1">
            <text:p>8.72163607639198</text:p>
          </table:table-cell>
          <table:table-cell office:value-type="float" office:value="6.27635773330902" table:style-name="ce1">
            <text:p>6.27635773330902</text:p>
          </table:table-cell>
          <table:table-cell office:value-type="float" office:value="6.41087240978282" table:style-name="ce1">
            <text:p>6.41087240978282</text:p>
          </table:table-cell>
          <table:table-cell office:value-type="float" office:value="15.6399669599716" table:style-name="ce1">
            <text:p>15.6399669599716</text:p>
          </table:table-cell>
          <table:table-cell office:value-type="float" office:value="11.8502844933991" table:style-name="ce1">
            <text:p>11.8502844933991</text:p>
          </table:table-cell>
        </table:table-row>
        <table:table-row table:style-name="ro1">
          <table:table-cell office:value-type="string" table:style-name="ce1">
            <text:p>Aleksandar Stanković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0-157</text:p>
          </table:table-cell>
          <table:table-cell office:value-type="float" office:value="16.2" table:style-name="ce1">
            <text:p>16.2</text:p>
          </table:table-cell>
          <table:table-cell office:value-type="float" office:value="7.42378019592576" table:style-name="ce1">
            <text:p>7.42378019592576</text:p>
          </table:table-cell>
          <table:table-cell office:value-type="float" office:value="14.5250731678327" table:style-name="ce1">
            <text:p>14.5250731678327</text:p>
          </table:table-cell>
          <table:table-cell office:value-type="float" office:value="12.1718617517742" table:style-name="ce1">
            <text:p>12.1718617517742</text:p>
          </table:table-cell>
          <table:table-cell office:value-type="float" office:value="14.3965009165476" table:style-name="ce1">
            <text:p>14.3965009165476</text:p>
          </table:table-cell>
          <table:table-cell office:value-type="float" office:value="7.09782252558326" table:style-name="ce1">
            <text:p>7.09782252558326</text:p>
          </table:table-cell>
          <table:table-cell office:value-type="float" office:value="10.1572814788105" table:style-name="ce1">
            <text:p>10.1572814788105</text:p>
          </table:table-cell>
          <table:table-cell office:value-type="float" office:value="8.23721989352907" table:style-name="ce1">
            <text:p>8.23721989352907</text:p>
          </table:table-cell>
          <table:table-cell office:value-type="float" office:value="9.9444641479281" table:style-name="ce1">
            <text:p>9.9444641479281</text:p>
          </table:table-cell>
          <table:table-cell office:value-type="float" office:value="10.5780103311815" table:style-name="ce1">
            <text:p>10.5780103311815</text:p>
          </table:table-cell>
          <table:table-cell office:value-type="float" office:value="14.7458434678004" table:style-name="ce1">
            <text:p>14.7458434678004</text:p>
          </table:table-cell>
          <table:table-cell office:value-type="float" office:value="10.5089598299192" table:style-name="ce1">
            <text:p>10.5089598299192</text:p>
          </table:table-cell>
        </table:table-row>
        <table:table-row table:style-name="ro1">
          <table:table-cell office:value-type="string" table:style-name="ce1">
            <text:p>Yassine Titraou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2-165</text:p>
          </table:table-cell>
          <table:table-cell office:value-type="float" office:value="17.8" table:style-name="ce1">
            <text:p>17.8</text:p>
          </table:table-cell>
          <table:table-cell office:value-type="float" office:value="7.53006637230606" table:style-name="ce1">
            <text:p>7.53006637230606</text:p>
          </table:table-cell>
          <table:table-cell office:value-type="float" office:value="13.2747298795936" table:style-name="ce1">
            <text:p>13.2747298795936</text:p>
          </table:table-cell>
          <table:table-cell office:value-type="float" office:value="9.24611622765683" table:style-name="ce1">
            <text:p>9.24611622765683</text:p>
          </table:table-cell>
          <table:table-cell office:value-type="float" office:value="14.1436405316398" table:style-name="ce1">
            <text:p>14.1436405316398</text:p>
          </table:table-cell>
          <table:table-cell office:value-type="float" office:value="14.0941245937323" table:style-name="ce1">
            <text:p>14.0941245937323</text:p>
          </table:table-cell>
          <table:table-cell office:value-type="float" office:value="8.93175336711488" table:style-name="ce1">
            <text:p>8.93175336711488</text:p>
          </table:table-cell>
          <table:table-cell office:value-type="float" office:value="11.1187863735924" table:style-name="ce1">
            <text:p>11.1187863735924</text:p>
          </table:table-cell>
          <table:table-cell office:value-type="float" office:value="9.34030423281294" table:style-name="ce1">
            <text:p>9.34030423281294</text:p>
          </table:table-cell>
          <table:table-cell office:value-type="float" office:value="11.3910520515736" table:style-name="ce1">
            <text:p>11.3910520515736</text:p>
          </table:table-cell>
          <table:table-cell office:value-type="float" office:value="14.6897746506187" table:style-name="ce1">
            <text:p>14.6897746506187</text:p>
          </table:table-cell>
          <table:table-cell office:value-type="float" office:value="10.0159613802968" table:style-name="ce1">
            <text:p>10.0159613802968</text:p>
          </table:table-cell>
        </table:table-row>
        <table:table-row table:style-name="ro1">
          <table:table-cell office:value-type="string" table:style-name="ce1">
            <text:p>Thomas Van den Keybu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257</text:p>
          </table:table-cell>
          <table:table-cell office:value-type="float" office:value="8.7" table:style-name="ce1">
            <text:p>8.7</text:p>
          </table:table-cell>
          <table:table-cell office:value-type="float" office:value="7.85209801749612" table:style-name="ce1">
            <text:p>7.85209801749612</text:p>
          </table:table-cell>
          <table:table-cell office:value-type="float" office:value="7.6624430620461" table:style-name="ce1">
            <text:p>7.6624430620461</text:p>
          </table:table-cell>
          <table:table-cell office:value-type="float" office:value="6.39859672845298" table:style-name="ce1">
            <text:p>6.39859672845298</text:p>
          </table:table-cell>
          <table:table-cell office:value-type="float" office:value="7.37577417311635" table:style-name="ce1">
            <text:p>7.37577417311635</text:p>
          </table:table-cell>
          <table:table-cell office:value-type="float" office:value="7.90213213967551" table:style-name="ce1">
            <text:p>7.90213213967551</text:p>
          </table:table-cell>
          <table:table-cell office:value-type="float" office:value="7.11798206619456" table:style-name="ce1">
            <text:p>7.11798206619456</text:p>
          </table:table-cell>
          <table:table-cell office:value-type="float" office:value="8.62442158135375" table:style-name="ce1">
            <text:p>8.62442158135375</text:p>
          </table:table-cell>
          <table:table-cell office:value-type="float" office:value="9.3908295524229" table:style-name="ce1">
            <text:p>9.3908295524229</text:p>
          </table:table-cell>
          <table:table-cell office:value-type="float" office:value="8.87856955352573" table:style-name="ce1">
            <text:p>8.87856955352573</text:p>
          </table:table-cell>
          <table:table-cell office:value-type="float" office:value="8.11113280527557" table:style-name="ce1">
            <text:p>8.11113280527557</text:p>
          </table:table-cell>
          <table:table-cell office:value-type="float" office:value="7.62617827648063" table:style-name="ce1">
            <text:p>7.62617827648063</text:p>
          </table:table-cell>
        </table:table-row>
        <table:table-row table:style-name="ro1">
          <table:table-cell office:value-type="string" table:style-name="ce1">
            <text:p>Hannes Van der Brugg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2-281</text:p>
          </table:table-cell>
          <table:table-cell office:value-type="float" office:value="17.3" table:style-name="ce1">
            <text:p>17.3</text:p>
          </table:table-cell>
          <table:table-cell office:value-type="float" office:value="7.07656844035692" table:style-name="ce1">
            <text:p>7.07656844035692</text:p>
          </table:table-cell>
          <table:table-cell office:value-type="float" office:value="13.4277046505056" table:style-name="ce1">
            <text:p>13.4277046505056</text:p>
          </table:table-cell>
          <table:table-cell office:value-type="float" office:value="7.307275542072" table:style-name="ce1">
            <text:p>7.307275542072</text:p>
          </table:table-cell>
          <table:table-cell office:value-type="float" office:value="15.8594546565494" table:style-name="ce1">
            <text:p>15.8594546565494</text:p>
          </table:table-cell>
          <table:table-cell office:value-type="float" office:value="7.09782252558326" table:style-name="ce1">
            <text:p>7.09782252558326</text:p>
          </table:table-cell>
          <table:table-cell office:value-type="float" office:value="4.58723326112246" table:style-name="ce1">
            <text:p>4.58723326112246</text:p>
          </table:table-cell>
          <table:table-cell office:value-type="float" office:value="6.56566713308768" table:style-name="ce1">
            <text:p>6.56566713308768</text:p>
          </table:table-cell>
          <table:table-cell office:value-type="float" office:value="6.82385242328439" table:style-name="ce1">
            <text:p>6.82385242328439</text:p>
          </table:table-cell>
          <table:table-cell office:value-type="float" office:value="6.28414470956886" table:style-name="ce1">
            <text:p>6.28414470956886</text:p>
          </table:table-cell>
          <table:table-cell office:value-type="float" office:value="15.2086016286705" table:style-name="ce1">
            <text:p>15.2086016286705</text:p>
          </table:table-cell>
          <table:table-cell office:value-type="float" office:value="9.75209629502486" table:style-name="ce1">
            <text:p>9.75209629502486</text:p>
          </table:table-cell>
        </table:table-row>
        <table:table-row table:style-name="ro1">
          <table:table-cell office:value-type="string" table:style-name="ce1">
            <text:p>Hans Vanak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3-136</text:p>
          </table:table-cell>
          <table:table-cell office:value-type="float" office:value="20" table:style-name="ce1">
            <text:p>20</text:p>
          </table:table-cell>
          <table:table-cell office:value-type="float" office:value="8.75324816813316" table:style-name="ce1">
            <text:p>8.75324816813316</text:p>
          </table:table-cell>
          <table:table-cell office:value-type="float" office:value="16.5944939165093" table:style-name="ce1">
            <text:p>16.5944939165093</text:p>
          </table:table-cell>
          <table:table-cell office:value-type="float" office:value="14.8276614033994" table:style-name="ce1">
            <text:p>14.8276614033994</text:p>
          </table:table-cell>
          <table:table-cell office:value-type="float" office:value="16.9092758094917" table:style-name="ce1">
            <text:p>16.9092758094917</text:p>
          </table:table-cell>
          <table:table-cell office:value-type="float" office:value="11.457064850068" table:style-name="ce1">
            <text:p>11.457064850068</text:p>
          </table:table-cell>
          <table:table-cell office:value-type="float" office:value="6.36642712614066" table:style-name="ce1">
            <text:p>6.36642712614066</text:p>
          </table:table-cell>
          <table:table-cell office:value-type="float" office:value="14.4466193642204" table:style-name="ce1">
            <text:p>14.4466193642204</text:p>
          </table:table-cell>
          <table:table-cell office:value-type="float" office:value="8.43175155879544" table:style-name="ce1">
            <text:p>8.43175155879544</text:p>
          </table:table-cell>
          <table:table-cell office:value-type="float" office:value="15.612829141227" table:style-name="ce1">
            <text:p>15.612829141227</text:p>
          </table:table-cell>
          <table:table-cell office:value-type="float" office:value="12.9679636626829" table:style-name="ce1">
            <text:p>12.9679636626829</text:p>
          </table:table-cell>
          <table:table-cell office:value-type="float" office:value="7.44111211183707" table:style-name="ce1">
            <text:p>7.44111211183707</text:p>
          </table:table-cell>
        </table:table-row>
        <table:table-row table:style-name="ro1">
          <table:table-cell office:value-type="string" table:style-name="ce1">
            <text:p>Birger Verstraet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31-266</text:p>
          </table:table-cell>
          <table:table-cell office:value-type="float" office:value="11.3" table:style-name="ce1">
            <text:p>11.3</text:p>
          </table:table-cell>
          <table:table-cell office:value-type="float" office:value="6.52029695898572" table:style-name="ce1">
            <text:p>6.52029695898572</text:p>
          </table:table-cell>
          <table:table-cell office:value-type="float" office:value="8.19874146490587" table:style-name="ce1">
            <text:p>8.19874146490587</text:p>
          </table:table-cell>
          <table:table-cell office:value-type="float" office:value="5.76121943580813" table:style-name="ce1">
            <text:p>5.76121943580813</text:p>
          </table:table-cell>
          <table:table-cell office:value-type="float" office:value="8.28262910481191" table:style-name="ce1">
            <text:p>8.28262910481191</text:p>
          </table:table-cell>
          <table:table-cell office:value-type="float" office:value="5.61772996427288" table:style-name="ce1">
            <text:p>5.61772996427288</text:p>
          </table:table-cell>
          <table:table-cell office:value-type="float" office:value="10.8587021632993" table:style-name="ce1">
            <text:p>10.8587021632993</text:p>
          </table:table-cell>
          <table:table-cell office:value-type="float" office:value="5.4800389337086" table:style-name="ce1">
            <text:p>5.4800389337086</text:p>
          </table:table-cell>
          <table:table-cell office:value-type="float" office:value="6.05600648080843" table:style-name="ce1">
            <text:p>6.05600648080843</text:p>
          </table:table-cell>
          <table:table-cell office:value-type="float" office:value="5.67391097262834" table:style-name="ce1">
            <text:p>5.67391097262834</text:p>
          </table:table-cell>
          <table:table-cell office:value-type="float" office:value="11.6502057909307" table:style-name="ce1">
            <text:p>11.6502057909307</text:p>
          </table:table-cell>
          <table:table-cell office:value-type="float" office:value="11.4891084572755" table:style-name="ce1">
            <text:p>11.4891084572755</text:p>
          </table:table-cell>
        </table:table-row>
        <table:table-row table:style-name="ro1">
          <table:table-cell office:value-type="string" table:style-name="ce1">
            <text:p>Malcolm Viltar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3-075</text:p>
          </table:table-cell>
          <table:table-cell office:value-type="float" office:value="15.5" table:style-name="ce1">
            <text:p>15.5</text:p>
          </table:table-cell>
          <table:table-cell office:value-type="float" office:value="6.48966573668868" table:style-name="ce1">
            <text:p>6.48966573668868</text:p>
          </table:table-cell>
          <table:table-cell office:value-type="float" office:value="10.304518664915" table:style-name="ce1">
            <text:p>10.304518664915</text:p>
          </table:table-cell>
          <table:table-cell office:value-type="float" office:value="6.50878097363177" table:style-name="ce1">
            <text:p>6.50878097363177</text:p>
          </table:table-cell>
          <table:table-cell office:value-type="float" office:value="10.8399025238809" table:style-name="ce1">
            <text:p>10.8399025238809</text:p>
          </table:table-cell>
          <table:table-cell office:value-type="float" office:value="9.28890829721636" table:style-name="ce1">
            <text:p>9.28890829721636</text:p>
          </table:table-cell>
          <table:table-cell office:value-type="float" office:value="7.05632752762132" table:style-name="ce1">
            <text:p>7.05632752762132</text:p>
          </table:table-cell>
          <table:table-cell office:value-type="float" office:value="8.81896269572639" table:style-name="ce1">
            <text:p>8.81896269572639</text:p>
          </table:table-cell>
          <table:table-cell office:value-type="float" office:value="6.32100121076449" table:style-name="ce1">
            <text:p>6.32100121076449</text:p>
          </table:table-cell>
          <table:table-cell office:value-type="float" office:value="5.67391097262834" table:style-name="ce1">
            <text:p>5.67391097262834</text:p>
          </table:table-cell>
          <table:table-cell office:value-type="float" office:value="14.6897746506187" table:style-name="ce1">
            <text:p>14.6897746506187</text:p>
          </table:table-cell>
          <table:table-cell office:value-type="float" office:value="11.8634504277357" table:style-name="ce1">
            <text:p>11.8634504277357</text:p>
          </table:table-cell>
        </table:table-row>
        <table:table-row table:style-name="ro1">
          <table:table-cell office:value-type="string" table:style-name="ce1">
            <text:p>Rihito Yamamo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026</text:p>
          </table:table-cell>
          <table:table-cell office:value-type="float" office:value="19.2" table:style-name="ce1">
            <text:p>19.2</text:p>
          </table:table-cell>
          <table:table-cell office:value-type="float" office:value="8.54109294712593" table:style-name="ce1">
            <text:p>8.54109294712593</text:p>
          </table:table-cell>
          <table:table-cell office:value-type="float" office:value="11.9816167392231" table:style-name="ce1">
            <text:p>11.9816167392231</text:p>
          </table:table-cell>
          <table:table-cell office:value-type="float" office:value="15.9490240451024" table:style-name="ce1">
            <text:p>15.9490240451024</text:p>
          </table:table-cell>
          <table:table-cell office:value-type="float" office:value="13.5165649966099" table:style-name="ce1">
            <text:p>13.5165649966099</text:p>
          </table:table-cell>
          <table:table-cell office:value-type="float" office:value="12.2037514656973" table:style-name="ce1">
            <text:p>12.2037514656973</text:p>
          </table:table-cell>
          <table:table-cell office:value-type="float" office:value="8.08378957482049" table:style-name="ce1">
            <text:p>8.08378957482049</text:p>
          </table:table-cell>
          <table:table-cell office:value-type="float" office:value="13.7666819946826" table:style-name="ce1">
            <text:p>13.7666819946826</text:p>
          </table:table-cell>
          <table:table-cell office:value-type="float" office:value="8.03201506601047" table:style-name="ce1">
            <text:p>8.03201506601047</text:p>
          </table:table-cell>
          <table:table-cell office:value-type="float" office:value="13.0943312541932" table:style-name="ce1">
            <text:p>13.0943312541932</text:p>
          </table:table-cell>
          <table:table-cell office:value-type="float" office:value="15.301570330506" table:style-name="ce1">
            <text:p>15.301570330506</text:p>
          </table:table-cell>
          <table:table-cell office:value-type="float" office:value="8.51244205164298" table:style-name="ce1">
            <text:p>8.51244205164298</text:p>
          </table:table-cell>
        </table:table-row>
        <table:table-row table:style-name="ro1">
          <table:table-cell office:value-type="string" table:style-name="ce1">
            <text:p>Adem Zorgan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6-001</text:p>
          </table:table-cell>
          <table:table-cell office:value-type="float" office:value="15.8" table:style-name="ce1">
            <text:p>15.8</text:p>
          </table:table-cell>
          <table:table-cell office:value-type="float" office:value="8.49028006670793" table:style-name="ce1">
            <text:p>8.49028006670793</text:p>
          </table:table-cell>
          <table:table-cell office:value-type="float" office:value="13.7725976473844" table:style-name="ce1">
            <text:p>13.7725976473844</text:p>
          </table:table-cell>
          <table:table-cell office:value-type="float" office:value="15.8277206693675" table:style-name="ce1">
            <text:p>15.8277206693675</text:p>
          </table:table-cell>
          <table:table-cell office:value-type="float" office:value="14.9086613430456" table:style-name="ce1">
            <text:p>14.9086613430456</text:p>
          </table:table-cell>
          <table:table-cell office:value-type="float" office:value="9.84542911237868" table:style-name="ce1">
            <text:p>9.84542911237868</text:p>
          </table:table-cell>
          <table:table-cell office:value-type="float" office:value="7.22644823244954" table:style-name="ce1">
            <text:p>7.22644823244954</text:p>
          </table:table-cell>
          <table:table-cell office:value-type="float" office:value="13.4222661282874" table:style-name="ce1">
            <text:p>13.4222661282874</text:p>
          </table:table-cell>
          <table:table-cell office:value-type="float" office:value="7.20184222400638" table:style-name="ce1">
            <text:p>7.20184222400638</text:p>
          </table:table-cell>
          <table:table-cell office:value-type="float" office:value="8.30955336148966" table:style-name="ce1">
            <text:p>8.30955336148966</text:p>
          </table:table-cell>
          <table:table-cell office:value-type="float" office:value="11.0743316673698" table:style-name="ce1">
            <text:p>11.0743316673698</text:p>
          </table:table-cell>
          <table:table-cell office:value-type="float" office:value="7.89943362394652" table:style-name="ce1">
            <text:p>7.89943362394652</text:p>
          </table:table-cell>
        </table:table-row>
        <table:table-row table:style-name="ro1">
          <table:table-cell office:value-type="string" table:style-name="ce1">
            <text:p>Łukasz Łakom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24-354</text:p>
          </table:table-cell>
          <table:table-cell office:value-type="float" office:value="12.3" table:style-name="ce1">
            <text:p>12.3</text:p>
          </table:table-cell>
          <table:table-cell office:value-type="float" office:value="8.01050073324418" table:style-name="ce1">
            <text:p>8.01050073324418</text:p>
          </table:table-cell>
          <table:table-cell office:value-type="float" office:value="8.8465745252792" table:style-name="ce1">
            <text:p>8.8465745252792</text:p>
          </table:table-cell>
          <table:table-cell office:value-type="float" office:value="12.5874177803314" table:style-name="ce1">
            <text:p>12.5874177803314</text:p>
          </table:table-cell>
          <table:table-cell office:value-type="float" office:value="10.6409947079913" table:style-name="ce1">
            <text:p>10.6409947079913</text:p>
          </table:table-cell>
          <table:table-cell office:value-type="float" office:value="8.45290730467558" table:style-name="ce1">
            <text:p>8.45290730467558</text:p>
          </table:table-cell>
          <table:table-cell office:value-type="float" office:value="10.5901836225235" table:style-name="ce1">
            <text:p>10.5901836225235</text:p>
          </table:table-cell>
          <table:table-cell office:value-type="float" office:value="8.43043631747322" table:style-name="ce1">
            <text:p>8.43043631747322</text:p>
          </table:table-cell>
          <table:table-cell office:value-type="float" office:value="9.59269346405761" table:style-name="ce1">
            <text:p>9.59269346405761</text:p>
          </table:table-cell>
          <table:table-cell office:value-type="float" office:value="9.30717155315182" table:style-name="ce1">
            <text:p>9.30717155315182</text:p>
          </table:table-cell>
          <table:table-cell office:value-type="float" office:value="10.2751120707095" table:style-name="ce1">
            <text:p>10.2751120707095</text:p>
          </table:table-cell>
          <table:table-cell office:value-type="float" office:value="6.81506761904535" table:style-name="ce1">
            <text:p>6.8150676190453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